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2.5mm"/>
    </style:style>
    <style:style style:name="co2" style:family="table-column">
      <style:table-column-properties fo:break-before="auto" style:column-width="98.04mm"/>
    </style:style>
    <style:style style:name="co3" style:family="table-column">
      <style:table-column-properties fo:break-before="auto" style:column-width="22.58mm"/>
    </style:style>
    <style:style style:name="ro1" style:family="table-row">
      <style:table-row-properties style:row-height="21.54mm" fo:break-before="auto" style:use-optimal-row-height="false"/>
    </style:style>
    <style:style style:name="ro2" style:family="table-row">
      <style:table-row-properties style:row-height="66.6mm" fo:break-before="auto" style:use-optimal-row-height="false"/>
    </style:style>
    <style:style style:name="ro3" style:family="table-row">
      <style:table-row-properties style:row-height="47.91mm" fo:break-before="auto" style:use-optimal-row-height="false"/>
    </style:style>
    <style:style style:name="ro4" style:family="table-row">
      <style:table-row-properties style:row-height="42.9mm" fo:break-before="auto" style:use-optimal-row-height="false"/>
    </style:style>
    <style:style style:name="ro5" style:family="table-row">
      <style:table-row-properties style:row-height="32.37mm" fo:break-before="auto" style:use-optimal-row-height="false"/>
    </style:style>
    <style:style style:name="ro6" style:family="table-row">
      <style:table-row-properties style:row-height="42.12mm" fo:break-before="auto" style:use-optimal-row-height="false"/>
    </style:style>
    <style:style style:name="ro7" style:family="table-row">
      <style:table-row-properties style:row-height="49.23mm" fo:break-before="auto" style:use-optimal-row-height="false"/>
    </style:style>
    <style:style style:name="ro8" style:family="table-row">
      <style:table-row-properties style:row-height="53.43mm" fo:break-before="auto" style:use-optimal-row-height="false"/>
    </style:style>
    <style:style style:name="ro9" style:family="table-row">
      <style:table-row-properties style:row-height="31.59mm" fo:break-before="auto" style:use-optimal-row-height="false"/>
    </style:style>
    <style:style style:name="ro10" style:family="table-row">
      <style:table-row-properties style:row-height="19.51mm" fo:break-before="auto" style:use-optimal-row-height="false"/>
    </style:style>
    <style:style style:name="ro11" style:family="table-row">
      <style:table-row-properties style:row-height="25.79mm" fo:break-before="auto" style:use-optimal-row-height="false"/>
    </style:style>
    <style:style style:name="ro12" style:family="table-row">
      <style:table-row-properties style:row-height="46.32mm" fo:break-before="auto" style:use-optimal-row-height="false"/>
    </style:style>
    <style:style style:name="ro13" style:family="table-row">
      <style:table-row-properties style:row-height="40.53mm" fo:break-before="auto" style:use-optimal-row-height="false"/>
    </style:style>
    <style:style style:name="ro14" style:family="table-row">
      <style:table-row-properties style:row-height="87.67mm" fo:break-before="auto" style:use-optimal-row-height="false"/>
    </style:style>
    <style:style style:name="ro15" style:family="table-row">
      <style:table-row-properties style:row-height="27.36mm" fo:break-before="auto" style:use-optimal-row-height="false"/>
    </style:style>
    <style:style style:name="ro16" style:family="table-row">
      <style:table-row-properties style:row-height="23.41mm" fo:break-before="auto" style:use-optimal-row-height="false"/>
    </style:style>
    <style:style style:name="ro17" style:family="table-row">
      <style:table-row-properties style:row-height="31.31mm" fo:break-before="auto" style:use-optimal-row-height="false"/>
    </style:style>
    <style:style style:name="ro18" style:family="table-row">
      <style:table-row-properties style:row-height="58.95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vertical-align="top"/>
      <style:text-properties fo:font-size="15pt" fo:font-weight="bold" style:font-size-asian="15pt" style:font-weight-asian="bold" style:font-size-complex="15pt" style:font-weight-complex="bold"/>
    </style:style>
    <style:style style:name="ce2" style:family="table-cell" style:parent-style-name="Default" style:data-style-name="N100">
      <style:table-cell-properties fo:wrap-option="wrap" style:vertical-align="top"/>
    </style:style>
    <style:style style:name="ce3" style:family="table-cell" style:parent-style-name="Default">
      <style:text-properties fo:font-size="15pt" fo:font-weight="bold" style:font-size-asian="15pt" style:font-weight-asian="bold" style:font-size-complex="15pt" style:font-weight-complex="bold"/>
    </style:style>
  </office:automatic-styles>
  <office:body>
    <office:spreadsheet>
      <table:calculation-settings table:automatic-find-labels="false"/>
      <table:table table:name="descriptionTheme" table:style-name="ta1">
        <table:table-column table:style-name="co1" table:default-cell-style-name="ce2"/>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DESCRIPTION</text:p>
          </table:table-cell>
          <table:table-cell table:style-name="ce3" office:value-type="string" calcext:value-type="string">
            <text:p>THEME</text:p>
          </table:table-cell>
          <table:table-cell table:style-name="ce3" table:number-columns-repeated="1022"/>
        </table:table-row>
        <table:table-row table:style-name="ro2">
          <table:table-cell office:value-type="string" calcext:value-type="string">
            <text:p>"The operation of potentially large numbers of drones at low levels, mostly outside airspace where there is any formal ATC, presents a number of significant operational challenges. For this reason, it is necessary to establish a clear concept of operations that is understood and agreed by all stakeholders. The research will include identification of how drones can be operated safely in non-nominal situations, without posing an unacceptable danger to other airspace users, or people and property on the ground.As with any disruptive technology or concept, the reaction from society will vary enormously depending on the perspective of the individual or organisation. Furthermore, the fundamental rights of European citizens must be protected from intrusion by drone operators. Consequently, this project will also examine non-aviation aspects of drone operations, to identify key issues for society and to offer solutions to ease social acceptance.In reference to the SJU Annual Work Programme 2016, this topic covers Section 3.5.3 (e) 1) topics a) to d).This project addresses those drones that are expected to operate in the VLL environment, covering many types of aerial activity, including leisure, remote infrastructure inspection, rural operations, flights in densely-populated and urban areas, and flights near protected sites, such as airports or nuclear power stations. Although manned aviation operating in this airspace is typically uncontrolled, it will be necessary to address how drones might operate within controlled airspace near, for example, airfields. In addition, VLL airspace is also used by other classes of airspace users, such as military aircraft, rotorcraft, balloons, hang-gliders, micro-lights, parachutists and so on. The Concept must enable safe interaction with all these users. Operational considerations must include contingencies and emergencies, and societal issues must also be addressed.This topic is not intended to address particular technological solutions, which are covered in ‘WA-2: Technical Issues’ in this Call. However, it will be necessary for the project to identify where technical developments are needed, and to quantify, as far as possible, the high-level safety and performance requirements of that technology needed to implement the Concept. The project should not propose specific technology choices.Since the Operational Concept is the foundation upon which additional drone research work will be conducted, the project will produce of a set of reference scenarios that illustrate the wide variety of drone operations that could be anticipated.The development of the concept of operations should take into account work already undertaken around the world on this subject in order to promote relevant global harmonisation, in particular NASA’s Unmanned Traffic Management (UTM) research project, and work being undertaken by JARUS. The project should make clear any assumptions made about the volumes of traffic used to define the concept and any implications for its viability if those assumptions are inaccurate.The generation of a successful and accepted concept of operations for the operation of drones is a prerequisite for the development of standards, regulations, management and control agencies, operating procedures and business plans. It will also provide the foundation upon which technical and infrastructure developments can be made in order to allow the drone market to achieve its full potential."</text:p>
          </table:table-cell>
          <table:table-cell office:value-type="string" calcext:value-type="string">
            <text:p>"theme"</text:p>
          </table:table-cell>
          <table:table-cell table:number-columns-repeated="1022"/>
        </table:table-row>
        <table:table-row table:style-name="ro3">
          <table:table-cell office:value-type="string" calcext:value-type="string">
            <text:p>"In manned aviation, the sharing of timely and relevant information, of guaranteed quality, is recognised as a prerequisite for safe and efficient operations. Drones will operate in complex low-level airspace where there will be other drones, manned aircraft, buildings and terrain hazards. It is essential, therefore, that aeronautical information and planning facilities are sufficiently robust and accurate to enable these operations to be conducted safely and efficiently.In reference to the SJU Annual Work Programme 2016, this topics covers Section 3.5.3 (e) 2) topic a).It is anticipated that information management will be as applicable to drone operations as it is to manned aviation, but it is not clear if the type of data currently available to manned aviation, and the way it is managed and accessed, is appropriate to drone operations. This should be investigated. Furthermore, the cost implications should be considered against the potentially more financially-constrained nature of many forms of drone operation.The range of drones under consideration is very large, ranging from small line-of-sight (LOS) drones of limited capability, all the way up to extremely advanced machines flying autonomously over long distances in a wide variety of airspace environments. Consequently, this topic should consider information management from the perspective of the many mission types that may be envisaged. A scenario-based approach may be considered to illustrate the range and applicability of information management.A project proposing to cover this topic should make clear any assumptions made about the volumes of traffic used in the analysis and any implications for the conclusions.There is likely to be a vast amount of information generated by the appearance of large numbers of drones in the skies. Unless drone operations are supported by an appropriate information-management environment, it is unlikely that safe and effective drone operations could be conducted. This study will identify drone-specific issues concerning information management, the need for integration with manned aviation, and explore solutions to the issues raised. In doing this, a safe increase in drone activity will be supported, and growth of the industry promoted."</text:p>
          </table:table-cell>
          <table:table-cell office:value-type="string" calcext:value-type="string">
            <text:p>"theme"</text:p>
          </table:table-cell>
          <table:table-cell table:number-columns-repeated="1022"/>
        </table:table-row>
        <table:table-row table:style-name="ro4">
          <table:table-cell office:value-type="string" calcext:value-type="string">
            <text:p>"VLL drones represent a new type of air vehicle that operate in a fundamentally different way to conventional aviation. In order to remain safe and effective, they will require new technologies to be developed and installed on the air vehicle itself, or for existing technologies to be used in a different way, both of which should be safely interoperable with existing manned aviation.In reference to the SJU Annual Work Programme 2016, this topics covers Section 3.5.3 (e) 2) topic d).This topic covers technologies that will need to be fitted to drones in order to implement the concept of operations for VLL drones. It is recommended that the project proposing to cover this topic works closely with Topic 1 in order to promote a coherent approach to addressing the problem. Since there are likely to be a wide variety of drone types, operating in different ways, the project should consider not just individual technologies, but how such technologies should interoperate with other drones and manned aviation, especially when large numbers of drones are deployed. The impact on spectrum should also be considered where applicable.This Topic should address all aspects of airborne technology, including Communications, Navigation and Surveillance systems, Detect and Avoid systems, auto-pilot systems (including for autonomous operations). The Topic should include coverage of the miniaturisation of drone technologies and what could be done to produce lower-cost systems than are currently in use in manned aviation, including the use of non-certified systems.There is a wide variety of drone types varying from those small ‘toy-like’ machines with limited capability, all the way up to highly-advanced systems with performance very similar to manned aircraft. Consequently, the range of technologies needed to enable all anticipated variations in drone operations is vast. This project is expected to explore a comprehensive range of options for airborne technology across the full range of drone operations, enabling the growth of the sector and the safe integration of drones with other drones and with manned aviation."</text:p>
          </table:table-cell>
          <table:table-cell office:value-type="string" calcext:value-type="string">
            <text:p>"theme"</text:p>
          </table:table-cell>
          <table:table-cell table:number-columns-repeated="1022"/>
        </table:table-row>
        <table:table-row table:style-name="ro5">
          <table:table-cell office:value-type="string" calcext:value-type="string">
            <text:p>"The operation of drones in VLL airspace introduces new challenges not encountered by manned aviation. Typically, outside the vicinity of airfields, there is limited infrastructure to support aerial operations, such as communication and surveillance. Furthermore, conventional navigation infrastructure may not be able to support the needs of VLL operations. It is necessary, therefore, to examine the concept of operations for VLL drone operations and to specify the ground-based technologies that are required to enable that concept.In reference to the SJU Annual Work Programme 2016, this topics covers Section 3.5.3 (e) 2) topic d) and e).This project should examine what ground-based technologies are needed to support UTM, describe its technical architecture and indicate its performance requirements. It should address the use of communications, navigation and surveillance technologies, and how data supplied by these means should be used and by whom, including the need for traffic situation and other displays. The complications posed by the operation of drones beyond line of sight should be addressed.The specification of data links is not in the scope of this topic, and nor are issues related to the performance of networks needed to support them, or spectrum issues for any technologies considered in the concept for any purposeIt is certain that the new concept of VLL operations by drones will need both new technologies and the re-use of existing technologies in order to function safely and efficiently. Correct specification of this technology will significantly facilitate the effective implementation of drone operations."</text:p>
          </table:table-cell>
          <table:table-cell office:value-type="string" calcext:value-type="string">
            <text:p>"theme"</text:p>
          </table:table-cell>
          <table:table-cell table:number-columns-repeated="1022"/>
        </table:table-row>
        <table:table-row table:style-name="ro6">
          <table:table-cell office:value-type="string" calcext:value-type="string">
            <text:p>"Most drones, even autonomous ones, will need some form of data link. This could be for command and control, payload, collision avoidance, communication with the UTM system etc. Many technologies exist for data link from within and without the aviation world and it is necessary to identify which technologies are suitable for use to enable safe and efficient drone operations. Each technology places demands on both supporting networks and the electromagnetic spectrum. Given the potential volume of drones that may be operating, it is critical to understand the ability of scarce spectrum resources to support such datalink requirements, and to ensure that drone operations using these technologies do not adversely interfere with manned aviation.In reference to the SJU Annual Work Programme 2016, this topics covers Section 3.5.3 (e) 2) topic b).This topic covers all issues concerning use of data link for drones. It should explore technological solutions, their limitations, their relevance and their performance requirements, including usage of spectrum. However, any data links concerned with drone payload operations are not in scope of this project, unless they are dual-use. In that case, the safety, redundancy and performance issues associated with dual-use technology should be addressed. The topic should also cover the network issues associated with the use of drone data links, including options for implementing a suitable network or networks, such as use of mobile telecommunications networks.It is likely that drones of different classes will have very different requirements. A range of drone types should be examined, and a scenario-based approach may be considered.Data links are an essential component of drone operation. The wide variety of drones entering service, and the wide range of missions for which they are likely to be used, means that it is vital to ensure that data links used are safe, effective, meet appropriate performance requirements and do not adversely affect that spectrum protected for use by aviation stakeholders. It is essential to understand these issues and ensure that they are well controlled in order for drones to be safely integrated with manned aviation."</text:p>
          </table:table-cell>
          <table:table-cell office:value-type="string" calcext:value-type="string">
            <text:p>"theme"</text:p>
          </table:table-cell>
          <table:table-cell table:number-columns-repeated="1022"/>
        </table:table-row>
        <table:table-row table:style-name="ro7">
          <table:table-cell office:value-type="string" calcext:value-type="string">
            <text:p>"The operation of drones represents a new challenge to society in that, for the first time, airborne assets will be available to anyone to fly, yet which have the capability to invade privacy or to cause distress and damage to people and property. It is essential, therefore, to ensure that the risk to the public is minimised by effective regulation, supported by appropriate technologies. Furthermore, it is essential that the potential for drones to fly where they are not supposed to is minimised as far as possible.In reference to the SJU Annual Work Programme 2016, this topics covers Section 3.5.3 (e) 2) topic a) with regards to geofencing and f).This topic covers security from three perspectives:Security of the drone system;Security of third parties as a result of the operation of a drone system; andApplication of geo-fencing to ensure compliance with mission and airspace constraints.A project proposing to cover this topic should investigate how to protect the drone system itself to ensure that, not only can it be prevented from performing outside its intended manner through some unexpected interference, for example, but also that the drone could not be unlawfully interfered with in order to deliberately divert it from its intended mission.Drones have the potential to execute illegal and dangerous activities including, for example, acts of terror. This project will look at ways of reducing the risk of such unlawful interference.A project proposing to cover this focus should also examine the concept of geo-fencing. This includes examining the UTM concept developed in Work Area 1, including concepts for airspace classification and reservation, and examine options for ensuring that airspace constraints cannot be violated.This topic covers technological options for both airborne and ground elements, including navigation, communication between air and ground, in-flight updates, network requirements, service provision options etc.There is considerable concern about the security implications of the proliferation of drone operations. This project will analyse the problem so that security issues can be effectively addressed as drone operations are enabled. Geo-fencing can be used advantageously to allow or deny any action of a drone, depending on its position. Successful deployment of such systems should increase safety and prevent unlawful activity by drone operators."</text:p>
          </table:table-cell>
          <table:table-cell office:value-type="string" calcext:value-type="string">
            <text:p>"theme"</text:p>
          </table:table-cell>
          <table:table-cell table:number-columns-repeated="1022"/>
        </table:table-row>
        <table:table-row table:style-name="ro8">
          <table:table-cell office:value-type="string" calcext:value-type="string">
            <text:p>"It is expected that, by 2035, our skies will go through a profound change. Where currently airspace is sparsely occupied by larger aircraft at higher altitudes and by small leisure and commercial aircraft closer to the ground, the rise of commercial &amp; civil drone usage would lead to a much denser form of air traffic at VLL, with many more interactions between air traffic participants. This poses a considerable challenge from a traffic management point of view.The challenge is to find a robust and interoperable technical solution that is suitable for the smallest of drones. Importantly, many of these drones are envisaged to operate autonomously. The solution will have to be lightweight, energy efficient, and allow for autonomous avoidance manoeuvres even on the smallest of drones.In reference to the SJU Annual Work Programme 2016, this topics covers Section 3.5.3 (e) 2) topics a) to e) for long term aspects.This project will answer the question: “How can drones best leverage a sensor suite of state-of-the-art electronic sensors and communication devices in order to make a safe, robust and interoperable VLL UTM solution for e.g. detect-and-avoid that still fits on small drones?”The mobile phone industry has spurred an unprecedented advance in the production of small electronics, which has resulted in a plethora of sensors, processors, and communication devices, including small cameras, tiny radars, structured light sensors, microphones, and small communication devices. It is possible that, by combining these sensors in the best way possible, a common solution to VLL UTM could be found.For full robustness, the solution should involve both collaborative conflict resolution and, for where collaborative systems fail or are not present, non-collaborative conflict resolution. For non-collaborative conflict resolution, multiple sensors should be investigated and combined in a single, lightweight sensor and navigation package, in which sensor data-fusion leads to high robustness. It should also be investigated how this solution would perform in densely-populated areas, with drones flying in an urban environment or even indoors. Also, it will have to be investigated how the interaction should be shaped with a potentially very connected ‘Internet of Things’ environment.The topic should research sensor selection, data fusion and supporting procedures to fully describe the proposed solution.There is expected to be a significant rise in the number of small drones operating in the VLL environment, which is largely uncontrolled but still used by manned aviation. Implementation of a sensor suite able to be carried by small drones and capable of avoiding other drones, manned aircraft and other obstacles would significantly assist the growth of the small-drone sector and enable its safe operation in all classes of airspace."</text:p>
          </table:table-cell>
          <table:table-cell office:value-type="string" calcext:value-type="string">
            <text:p>"theme"</text:p>
          </table:table-cell>
          <table:table-cell table:number-columns-repeated="1022"/>
        </table:table-row>
        <table:table-row table:style-name="ro9">
          <table:table-cell office:value-type="string" calcext:value-type="string">
            <text:p>"Infection with Clostridium difficile, a Gram-positive spore-forming anaerobe, is the most common cause of nosocomial diarrhoea in developed countries and leads to symptoms that range from self-limiting mild-moderate watery diarrhea to severe fulminant diarrhea, abdominal pain and pseudomembranous colitis. In some patients it may progress to toxic megacolon, colonic perforation and death.Over 500,000 new cases of C. difficile infection occur each year in the US and estimates suggest greater than 400,000 diagnosed CDI events occur annually in Europe, although the true incidence is likely to be much higher. Furthermore, the burden of CDI outside of the acute care hospital environment, particularly in nursing homes and long-term care facilities, is under-estimated.There is therefore a need to develop a robust assessment of the burden of CDI and current practices in Europe. Development of a detailed understanding of the epidemiology and clinical impact of CDI; more specifically to:These efforts can be expected to result in the support of adequate public health intervention and practices. It will help in speeding up the development of alternative prevention and treatment approaches."</text:p>
          </table:table-cell>
          <table:table-cell office:value-type="string" calcext:value-type="string">
            <text:p>"theme"</text:p>
          </table:table-cell>
          <table:table-cell table:number-columns-repeated="1022"/>
        </table:table-row>
        <table:table-row table:style-name="ro10">
          <table:table-cell office:value-type="string" calcext:value-type="string">
            <text:p>"Autoimmune diseases affect approximately 5% of the population of Europe, with two-thirds of the patients being female.Development of a translational research project for the induction and monitoring of immune tolerance in Rheumatic Diseases: Rheumatoid Arthritis (RA).If successful, immune tolerance approaches would revolutionize treatment of RA by inducing drug-free remission. Coupled with diagnostic tests, screening initiatives for “at-risk” individuals, it may stop the disease before joint damage can occur. For healthy but at-risk patient, this would offer a screening and “vaccination” for the prevention of RA."</text:p>
          </table:table-cell>
          <table:table-cell office:value-type="string" calcext:value-type="string">
            <text:p>"theme"</text:p>
          </table:table-cell>
          <table:table-cell table:number-columns-repeated="1022"/>
        </table:table-row>
        <table:table-row table:style-name="ro3">
          <table:table-cell office:value-type="string" calcext:value-type="string">
            <text:p>"Reproducibility and relevance of research findings represent the pillars of the scientific method. For drug development, robust data and scientific rigor are key drivers for decision making, determining patent strength, time-to-market and consequently availability of new treatments to patients. Substantial evidence has accumulated that robustness, rigor and validity of research data can be problematic. While the issues at hand concern all areas of Research &amp; Development, the impact of unreliable data, as well as the potential benefit of intervention, is greatest in areas already facing additional challenges, such as Neuroscience.Starting with a first pilot project focused on Neuroscience and Safety, the goal is to advance the quality and efficiency of Discovery R&amp;D data. This action should provide evidence/data to develop quality criteria for new and/or improved preclinical tests, develop consensus quality management recommendations in non-regulated R&amp;D to enhance the quality of decisions made based on experimental data, and by developing an educational course on data quality as a major contributor to enhance the quality culture in preclinical research. The action should also contribute to the development of a proficiency test system (ring tests) in preclinical research and to the implementation and testing of the quality principles developed by the consortium in day-to-day research settings, both in academia and industry, to achieve maximal cross fertilization and cultural exchange.These efforts can be expected to result in an improvement in the data quality of pre-clinical studies via the delivery of reliable and reproducible models with harmonized and standardized protocols and procedures. There will also be a significant contribution to the 3Rs (replacement, reduction and refinement) in the use of experimental animals in preclinical research, to IP protection and regulatory success by ensuring validity and traceability of data. Through dissemination of the scientific quality principles a cultural change and ripple effect should be triggered. Accreditation, consensus quality management recommendations, and an education module on data quality will further facilitate the implementation of innovation from academia and SMEs into the R&amp;D process and will obviate the need for duplicate assessment of external partners."</text:p>
          </table:table-cell>
          <table:table-cell office:value-type="string" calcext:value-type="string">
            <text:p>"theme"</text:p>
          </table:table-cell>
          <table:table-cell table:number-columns-repeated="1022"/>
        </table:table-row>
        <table:table-row table:style-name="ro11">
          <table:table-cell office:value-type="string" calcext:value-type="string">
            <text:p>"Efficient and adequate safety assessment remains one of the main challenges in the drug discovery, development and submission process. Recent advances have shown that sharing of public &amp; private pre-clinical data is achievable. In parallel, the electronic CDISC-SEND format has been chosen for file submission to the FDA. This offers the opportunity to generate and exploit a large amount of organised data to allow the in-depth assessment of the preclinical species predictivity to human.The NexGETS project will:The NexGETS project should aim to set world standards and act as the central partner to go to in terms of preclinical data handling, analysis and use for predictive toxicologyThis approach will have an impact on the 3RsThe same cause has also an incidence on the attrition rate which should logically equally improve overall.This approach should also reduce the length of development before reaching patients."</text:p>
          </table:table-cell>
          <table:table-cell office:value-type="string" calcext:value-type="string">
            <text:p>"theme"</text:p>
          </table:table-cell>
          <table:table-cell table:number-columns-repeated="1022"/>
        </table:table-row>
        <table:table-row table:style-name="ro12">
          <table:table-cell office:value-type="string" calcext:value-type="string">
            <text:p>"The central challenge to be addressed is to establish and validate non-invasive markers for classifying and evaluating subjects with NAFLD, and in particular to identify amongst those with NAFLD, individuals who have Nonalcoholic steatohepatitis (NASH). Identifying and validating these biomarkers will be crucial in furthering an understanding of the factors that drive the heterogeneity of NAFLD and in enabling accurate diagnosis of those with NASH. The ultimate challenge that will be addressed is to validate one or more NAFLD biomarkers that can serve as surrogates for development of clinically meaningful outcomes.The scope of this proposed biomarker collaborative research for NAFLD and NASH will encompass development of diagnostic and staging biomarkers that can separate NASH from NAFLD, and more specifically, identify the presence and severity of inflammation and fibrosis. This will serve to help identify the most appropriate population for a particular treatment. Secondly, development of biomarkers that can predict progression. It is recognized that in general, NASH progresses slowly toward End-Stage Liver Disease (ESLD). However, there do appear to be subgroups that progress fairly rapidly. Accordingly, there is a need to qualify biomarkers that can identify “fast progressors” amongst those who meet criteria for a diagnosis of NASH. Finally, the ultimate goal of this biomarker research is to provide evidence supporting the regulatory acceptance of non-invasive biomarkers as surrogates for clinically important endpoints. It will be a long-term goal of this collaborative research to validate biomarkers that reliably identify and predict risk for cirrhosis and complications of ESLD (e.g. varices, ascites) and that reliably identify and predict risk for hepatocellular carcinoma (HCC). It is expected that this program to identify and qualify non-invasive biomarkers for NAFLD and NASH will be transformative for clinical management of patients and profoundly enabling for drug development for treatment of NASH. Accurate diagnosis and effective treatment are the twin pillars that support medical practice and the unmet need that is present with regard to NAFLD and NASH cannot be effectively addressed without the elucidation of validated biomarkers."</text:p>
          </table:table-cell>
          <table:table-cell office:value-type="string" calcext:value-type="string">
            <text:p>"theme"</text:p>
          </table:table-cell>
          <table:table-cell table:number-columns-repeated="1022"/>
        </table:table-row>
        <table:table-row table:style-name="ro13">
          <table:table-cell office:value-type="string" calcext:value-type="string">
            <text:p>"A strengthened capacity in Europe to monitor the effectiveness of the yearly seasonal influenza vaccines across age, risk groups and vaccines is needed. National public health bodies have a role in assessing national vaccination programmes, and vaccine manufacturers are accountable for the quality and integrity of vaccine product-specific data presented to regulatory authorities. Collaboration and partnership amongst public health institutes, regulatory bodies and vaccine manufacturers is therefore necessary to build a strong platform to perform influenza effectiveness assessmentsThe scope of the action includes the development and validation of a sustainable governance model for the evaluation of type/brand-specific seasonal influenza vaccine effectiveness in Europe, through collaboration between public and private partners. Furthermore, the scope of the action is to build an EU/EEA-wide recognised and accepted platform for influenza vaccine effectiveness studies, including the development of tools for communication and dissemination of the results obtained from the studies.It is expected that the action will result in better information for healthcare professionals and the general public about the performance of the influenza vaccines in use, better information on the performance of national immunization programmes, improved understanding of the benefits of influenza vaccination, and better understanding of the factors that impact influenza vaccine effectiveness. The action will likely positively influence societal acceptance of influenza vaccines, result in improved vaccine coverage in the EU and ultimately reduced disease burden.If successful, the model could be expanded to evaluation of all other vaccines used in national/sub-national immunisation programmes. "</text:p>
          </table:table-cell>
          <table:table-cell office:value-type="string" calcext:value-type="string">
            <text:p>"theme"</text:p>
          </table:table-cell>
          <table:table-cell table:number-columns-repeated="1022"/>
        </table:table-row>
        <table:table-row table:style-name="ro14">
          <table:table-cell office:value-type="string" calcext:value-type="string">
            <text:p>"ObjectivesFrontier research often generates unexpected or new opportunities for commercial or societal application. The ERC Proof of Concept Grants aim to maximise the value of the excellent research that the ERC funds, by funding further work (i.e. activities which were not scheduled to be funded by the original ERC frontier research grant) to verify the innovation potential of ideas arising from ERC funded projects. Proof of Concept Grants are therefore on offer only to Principal Investigators whose proposals draw substantially on their ERC funded research.Ethical PrinciplesAll proposals will be subject to ethics review as with proposals for the ERC's frontier research grants.Eligibility CriteriaEligible Principal InvestigatorAll Principal Investigators in an ERC frontier research project, that is either on going or has ended [1] less than 12 months before the opening date of this call, are eligible to participate and apply for an ERC Proof of Concept Grant.A Principal Investigator whose proposal was rejected on the grounds of a breach of research integrity in the calls for proposals under Work Programmes 2014 or 2015 may not submit a proposal to the calls for proposals made under Work Programme 2016.Eligible projectsAll proposals must be complete and be submitted before the relevant call deadline. Incomplete proposals may be declared ineligible.The content of the proposal must relate to the objectives and to the grant type set out in the call, as defined in this work programme. A proposal will only be deemed ineligible on grounds of ‘scope’ in clear-cut cases.Where there is a doubt on the eligibility of a proposal, the peer review evaluation may proceed pending a decision following an eligibility review committee. If it becomes clear before, during or after the peer review evaluation phase, that one or more of the eligibility criteria has not been met, the proposal will be declared ineligible and not considered any further.Applicants will need to demonstrate the relation between the idea to be taken to proof of concept and the ERC frontier research project (Starting, Consolidator, Advanced or Synergy) in question.More than one Proof of Concept Grant may be awarded per ERC funded frontier research project but only one Proof of Concept project may be running at any one time for the same ERC frontier research project [2].Eligible Host InstitutionThe host institution (Applicant Legal Entity [3]) must engage the Principal Investigator for at least the duration of the proof of concept project as defined in the grant agreement and must be established in a Member State or an Associated Country[4].Please also refer to Annex 3 - Countries Associated to Horizon 2020 and Restrictions Applying to Some Legal Entities Established in Certain Third Countries.Maximum size of grant and grant assessmentThe financial contribution will be up to a maximum of EUR 150 000 for a period of 18 months. The ERC expects that normally, proof of concept projects should be completed within 12 months. However, to allow for those projects that require more preparation time, projects will be signed for 18 months. Given this initial flexibility, extensions of the duration of proof of concept projects may be granted only exceptionally.The overall level of the funding offered will be assessed during the evaluation. The funding requested by the applicant will be judged against the needs of the proposed activity before award. The funding requested by the Principal Investigator must be fully justified by an estimation of the actual costs for the proposed activities.The Union financial contribution will take the form of the reimbursement of up to 100% of the total eligible and approved direct costs and of flat-rate financing of indirect costs on the basis of 25% of the total eligible direct costs [5]. The level of the awarded grant represents a maximum overall figure – the final amount to be paid must be justified on the basis of the costs actually incurred for the project.The indicative budget for this call for 2016 is EUR 20 000 000 (approximately one-third of which will be for each of the three evaluation rounds following three specific deadlines - proposals submitted before each cut-off date will be evaluated with the proposals submitted before the same cut-off date).[1]Where the duration of the project fixed in the ERC Grant Agreement has ended.[2]This limit also applies to Synergy projects.[3]Please see important information for Principal Investigators, Candidates, Tenderers and Grant Applicants on possible registration of legal entities in the Commission's Early Warning System (EWS) and Central Exclusion Database (CED) on final page.[4]It may also be an International European Interest Organisation (such as CERN, EMBL, etc.), the European Commission's Joint Research Centre (JRC), or an entity created under EU law. Any type of legal entity, public or private, including universities, research organisations as well as undertakings can host the Principal Investigator and his/her team.[5]Excluding the direct costs for subcontracting and the costs of resources made available by third parties which are not used on the premises of the host institution."</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ext:p>
          </table:table-cell>
          <table:table-cell office:value-type="string" calcext:value-type="string">
            <text:p>"theme"</text:p>
          </table:table-cell>
          <table:table-cell table:number-columns-repeated="1022"/>
        </table:table-row>
        <table:table-row table:style-name="ro10">
          <table:table-cell office:value-type="string" calcext:value-type="string">
            <text:p>"The prize aim at spurring the development of engine and powertrain technologies using conventional fuels to reduce emissions of pollutants in real driving conditions to the lowest level possible, in order to improve air quality issues in European cities.The prize will be awarded, after closure of the contest, to the contestants who in demonstrate a solution that best addresses the following cumulative criteria: demonstrate the reduction of emissions of NOx, particle numbers, CO, hydrocarbons in real driving down to the levels that will be defined in the prize regulation specifications and according to the weighting methodology defined therein, while ensuring low levels of undesired non-regulated pollutants.Performance will have to be demonstrated by providing a complete vehicle for real drive testing. . This will allow verification that such retrofitted vehicles will have much lower noxious emissions in real driving than equivalent vehicles currently on the road. The implementation of the technology will extend the life of retrofitted vehicles while greatly reducing their impact on the urban environment and could allow city authorities to consider measures to encourage their use to solve air quality issues."</text:p>
          </table:table-cell>
          <table:table-cell office:value-type="string" calcext:value-type="string">
            <text:p>"theme"</text:p>
          </table:table-cell>
          <table:table-cell table:number-columns-repeated="1022"/>
        </table:table-row>
        <table:table-row table:style-name="ro10">
          <table:table-cell office:value-type="string" calcext:value-type="string">
            <text:p>"The demand for forest-based biomass for various applications is increasing. The markets of forest-based products are very competitive, with other regions (namely North and South America) leading in production efficiency. The European forest-based sector could improve its competitiveness by increasing the sustainable mobilisation of forest resources through better forest infrastructure, suitable machinery, consolidated ownerships and better management of undeveloped wood markets. Also, Europe needs a continued maintenance of forests, which yields benefits in terms of prevention of landslides, improved fire risk management, higher carbon capture by trees and other ecosystem services. A sustainable increase of the productivity of its forests will increase the value of forest land itself.The need to increase the resilience of forests to climate change is a common issue all over Europe where rising temperatures and changing rainfall patterns are projected to affect the composition of forests. The change in forest composition also bears consequences on the local ecosystem and biodiversity, as well as on the role of forests as carbon sinks.Increasing forest mobilisation and adapt forests to climate changes are crucial to avoid their degradation and to harness possible changes in their composition and vertical structure. These are needed to retain their economic value and to maintain the sustainability of value chains based on forest-based biomass. Furthermore, increasing the resource, energy and process efficiency of wood processing within forest-based sectors, could enlarge the suitability of the various kinds of forest biomass with a wider range of marketable products. Building on ongoing activities in the field of adapting forests to projected changes in climate, proposals need to demonstrate the techno-economic viability in forest-based value chains of breeding of varieties of current tree species as well as prospecting for new ones. This will require the plantation of several hectares of land. Proposals could also address the composition of forests by creating mixed forests with the introduction of allogeneic species. Forest owners should be involved in proposals.Proposals should demonstrate the whole value chain based on the innovations introduced. Specifically, by introducing new tree varieties, the validation should show the economic benefits of increased sustainability and the suitability of the new forest-based biomass for downstream processing. The latter should ideally lead to the development of new products with higher added-value than existing comparable products. The associated business model should include the upscaling of the selected approach to commercial levels.Proposals should assess the impact of the proposed forest management innovations on the ecosystem, ensuring that the local biodiversity are not disturbed and the protection role of forests maintained as well.Proposals should include field validation of the proposed approach on a representative surface (several hectares). Proposals should build on proven achievements at lab or pilot scale. Proposals should seek complementarity to the projects funded under topic H2020 SPIRE-03-2016 and BB-03-07 to avoid overlaps and promote synergies.Proposals should achieve technology demonstrated in an industrial environment, or a system prototype demonstration in operational environment. Proposals need to address the whole value chain, from feedstock sourcing to market applications (Technology Readiness Levels 6-7).Proposals should also include a Life Cycle Assessment (LCA) in order to evaluate the environmental and socio-economic performance of the whole value chain.It is considered that proposals with a total eligible budget of up to EUR 15 million would allow this specific challenge to be addressed appropriately. Nonetheless, this does not preclude submission and selection of proposals with another budget."</text:p>
          </table:table-cell>
          <table:table-cell office:value-type="string" calcext:value-type="string">
            <text:p>"theme"</text:p>
          </table:table-cell>
          <table:table-cell table:number-columns-repeated="1022"/>
        </table:table-row>
        <table:table-row table:style-name="ro10">
          <table:table-cell office:value-type="string" calcext:value-type="string">
            <text:p>"A strong bioeconomy requires a diverse biomass feedstock for the bio-based value chains. The bio-based industries are looking into diversification of their feedstock base by adding new sources. Dedicated, purposely grown industrial crops and novel sources of biomass to deliver specific compounds for further processing into chemicals and materials, present an attractive route to high value applications.These new biomass feedstock sources from dedicated, purposely cultivated industrial crops and novel sources of biomass (cultures), promote the creation of new value chains, utilising the natural properties of the feedstock for new functionalities of the desired products.The challenge is to demonstrate the sustainability of these new value chains on a larger scale. This includes the upscaling of the processes using the technologies for dedicated biomass production, in order to provide for a sustainable supply of the new feedstock and the conversion into useable products for application in specific market segments.Demonstrating the benefits for the environment, the economy and the society will contribute to the market-uptake of the end-products and to an improvement of the competitive position of the European bioeconomy.Demonstrate the techno-economic viability and sustainability of complete value chains based on utilisation of dedicated, purposely developed biomass production systems as feedstock for the bio-based industries.Specifically, this topic focuses on non-food-conflicting biomass production systems:The sustainability of the entire value chain should include the ability to deliver products, meeting safety and quality requirements, at competitive price level versus those from existing value chains.A sound business model should include the role of all actors in the value chain, from the feedstock supplier to the actors on the end-market. Furthermore, the model should show that the value chain does not interfere with the food chain.Proposals should achieve technology demonstrated in an industrial environment, or a system prototype demonstration in operational environment. Proposals need to address the whole value chain, from feedstock sourcing to market applications (Technology Readiness Levels 6-7).Proposals should also include a Life Cycle Assessment (LCA) in order to evaluate the environmental and socio-economic performance of the whole value chain.It is considered that proposals with a total eligible budget of up to EUR 15 million would allow this specific challenge to be addressed appropriately. Nonetheless, this does not preclude submission and selection of proposals with another budget."</text:p>
          </table:table-cell>
          <table:table-cell office:value-type="string" calcext:value-type="string">
            <text:p>"theme"</text:p>
          </table:table-cell>
          <table:table-cell table:number-columns-repeated="1022"/>
        </table:table-row>
        <table:table-row table:style-name="ro10">
          <table:table-cell office:value-type="string" calcext:value-type="string">
            <text:p>"High costs of feedstock and energy in the EU require biorefineries to apply highly efficient processes to remain competitive. These include processes to handle and convert by- and co-products from different industrial and commercial activities. And they also include integrating own biorefining operations and maximising the use of intermediate- and side-streams, through recycling or next steps processing.The predominant component of side-streams from lignocellulosic biomass processing is lignin. Other co-products may vary in content according to the plant: crystalline cellulose, complex polymers and dead cells have also high content in streams from the fermentation stage in biorefineries; while soaps, terpenes and sulphur compounds are found in pulp mills’ black liquor (besides lignin). All these components represent, in various degrees, also potential sources of new feedstock for further valorisation.At lab and small pilot scale, there are many examples of valorisation of lignin-rich streams.The challenge is to demonstrate at a larger scale the feasibility and sustainability of valorisation of lignin-rich streams at the core of a full value chain in order to set the basis for a future market deployment of the obtained products.Demonstrate the techno-economic viability of the efficient valorisation of lignin-rich side-streams from biorefineries or from black liquor streams from the pulp and paper industries. Besides lignin, other streams – such as crystalline cellulose, complex polymers and dead cells from the different stages of biorefineries and soaps, terpenes and sulphur compounds from pulp and paper mills – could be addressed.In particular, applying the 'cascading use principle[1]' (valorisation of the side-streams) where possible, aiming at realising an integrated, zero-waste biorefinery operation by maximising conversion of different streams available and of the corresponding different materials and compounds. This includes the recovery and recycling of process chemicals, obviating or minimising the need for new input thereof.Proposals should encompass the whole value chain, proving innovative and efficient technologies and methods to improve sustainability. Proposals should also demonstrate replicability of the developed processes to different side-streams.Proposals should also include regulatory aspects and the market pull of the targeted chemicals and material, in order to match legislation requirements and those by costumers and end-users, with technical, environmental and economic aspects linked to the bio-based value chain. These aspects include safety, quality and purity of the products by actively building upon existing knowledge and standardisation activities.Proposals should achieve technology demonstrated in an industrial environment, or a system prototype demonstration in operational environment. Proposals need to address the whole value chain, from feedstock sourcing to market applications (Technology Readiness Levels 6-7).Proposals should also include a Life Cycle Assessment (LCA) in order to evaluate the environmental and socio-economic performance of the whole value chain.It is considered that proposals with a total eligible budget of up to EUR 15 million would allow this specific challenge to be addressed appropriately. Nonetheless, this does not preclude submission and selection of proposals with another budget.[1]In the context of this topic the ‘cascading use principle’ means the valorisation of as many as possible fractions from the primary stream, in parallel or subsequent steps."</text:p>
          </table:table-cell>
          <table:table-cell office:value-type="string" calcext:value-type="string">
            <text:p>"theme"</text:p>
          </table:table-cell>
          <table:table-cell table:number-columns-repeated="1022"/>
        </table:table-row>
        <table:table-row table:style-name="ro10">
          <table:table-cell office:value-type="string" calcext:value-type="string">
            <text:p>"The European bioeconomy starts expanding to include new actors and less developed regions. This expansion is needed to build a bioeconomy at sufficiently large scale to sustain itself, and to fully exploit the European biomass potential. However, it also requires the removal of several hurdles in the development of new business approaches and models to realise the value chain build-up. Among the major challenges in expanding the bioeconomy in new areas is the scale of operation. Many innovative actors like SME’s, spin-offs and start-ups, willing to play their role, do not have the resources to set up large plants even if these may have a high return of investment. Smaller, modular, ready-to-deploy model would be beneficial for unlocking this potential. Also, logistics constraints and supply chain uncertainties play a big role in ensuring the sustainability of new value chains.The challenge is to design innovative models to enable the build-up of sustainable new, local bio-based value chains involving biomass producers, waste management operators, logistics operators, government administrations and the processing and end-market actors. Where necessary, actions need to compare with ongoing programmes in Horizon 2020 addressing Rural Renaissance to avoid overlap, but seeking synergies.Demonstrate the techno-economic viability of local deployment of innovative modular and decentralised biorefinery concepts for the build-up of local value chains. A highly efficient, locally (in the close vicinity of the biomass source) deployed value chain model can minimise the impact of feedstock logistics on the economic and environmental sustainability of the value chain.Proposals can address both the manufacture of end-products in low volume, high added-value applications as well as the production of intermediates to be transported to a central facility for further conversion. In the latter case proposals should demonstrate innovative approaches to logistics, transport and storage that enable the creation of a new value chain that would not have been possible (or competitive) otherwise.Proposals should present a thorough business case for the new value chain, showing the integration of actors from the supply side through the end-market for the intended materials/products and its cost-competitiveness with existing competing solutions (if any).Proposals should also include regulatory aspects and the market pull of the targeted chemicals, in order to match legislation requirements and those by costumers and end-users, with technical, environmental and economic aspects linked to the bio-based value chain. These aspects include safety, quality and purity of the products by actively building upon existing knowledge and standardisation activities.Proposals should achieve technology demonstrated in an industrial environment, or a system prototype demonstration in operational environment. Proposals need to address the whole value chain, from feedstock sourcing to market applications (Technology Readiness Levels 6-7).Proposals should also include a Life Cycle Assessment (LCA) in order to evaluate the environmental and socio-economic performance of the whole value chain.It is considered that proposals with a total eligible budget of up to EUR 15 million would allow this specific challenge to be addressed appropriately. Nonetheless, this does not preclude submission and selection of proposals with another budget."</text:p>
          </table:table-cell>
          <table:table-cell office:value-type="string" calcext:value-type="string">
            <text:p>"theme"</text:p>
          </table:table-cell>
          <table:table-cell table:number-columns-repeated="1022"/>
        </table:table-row>
        <table:table-row table:style-name="ro10">
          <table:table-cell office:value-type="string" calcext:value-type="string">
            <text:p>"With a foreseen market growing around 300% during the next four years, bio-based plastics are a broad sector with the potential of expanding in virtually all fields presently dominated by fossil-based plastics. However, although the production of several polymers/plastic materials starting from renewable and bio-based sources has already been demonstrated, further improvements are still required in order to:The market-pull of bio-based products based on end-users’ needs in different applications, calls for different properties: processability, lightness, flexibility, temperature-resistance and other mechanical features, all of which relate tightly to the purpose/application of each biopolymer and bioplastic. The demand for new and improved functionalities is increasing. The bio-based industries must be able to produce biopolymers and bioplastics with the specific, required functionalities in order to meet their projected high market demand and expand the range of application. The use of bio-based materials in some applications can add new and better properties to the targeted products, due to the inherent chemical structure of bio-based polymers and/or to the possible functionalisation of current polymers with bio-based additives (such as bio-fillers, wood, etc.).The challenge is to demonstrate efficient production routes to bio-based polymers/plastic materials with identified functionalities that can outperform fossil-based processes and materials.Demonstrate the techno-economic viability of the production of innovative biopolymers/bioplastic materials with functional properties matching the needs and requirements of well-identified applications in the fields of health and medical, construction, automotive, and textile markets.Each proposal should focus on one of the abovementioned market sectors but can include more than one proposed solution for that market sector. Its subject products and materials need to demonstrate effective improvements in functionalities and savings in terms of operational costs and environmental impact.Proposals should address a small number of well-focused applications and include the direct involvement of end-users of the developed products and materials, providing clear requirements and KPI’s at the start of the proposal phase.Proposals should demonstrate the sustainability of feedstock sourcing, material production and end-of-life handling through reusability, recyclability and/or biodegradability of the bio-plastics. The demonstrated sustainability involves the whole value chain, including actors in the supply chain, and costumers and end-users of the developed products.Proposals should assess the feasibility of a wide application of the developed production solutions, in order to facilitate a relatively rapid scale-up and allowing a fast market deployment.Safety, quality and purity of the products must be in line with commercial and/or regulatory requirements by actively building upon existing knowledge and standardisation activities.Proposals should seek complementary to the projects funded under topic H2020 SPIRE-03-2016, to avoid overlaps and promote synergies.Proposals should achieve technology demonstrated in an industrial environment, or a system prototype demonstration in operational environment. Proposals need to address the whole value chain, from feedstock sourcing to market applications (Technology Readiness Levels 6-7).Proposals should also include a Life Cycle Assessment (LCA) in order to evaluate the environmental and socio-economic performance of the whole value chain.It is considered that proposals with a total eligible budget of up to EUR 15 million would allow this specific challenge to be addressed appropriately. Nonetheless, this does not preclude submission and selection of proposals with another budget."</text:p>
          </table:table-cell>
          <table:table-cell office:value-type="string" calcext:value-type="string">
            <text:p>"theme"</text:p>
          </table:table-cell>
          <table:table-cell table:number-columns-repeated="1022"/>
        </table:table-row>
        <table:table-row table:style-name="ro10">
          <table:table-cell office:value-type="string" calcext:value-type="string">
            <text:p>"Despite the improvements in sorting and recycling, a large fraction of Municipal Solid Waste (MSW) is still landfilled (31%) or incinerated (26%) across Europe. This practice is posing environmental concerns, as well as wasting potentially useful resources contained in MSW. In particular, the abundance of sugars and other potentially interesting organic matter are identifying MSW as an alternative source of feedstock for the bioeconomy. Differentiating and enlarging the biomass feedstock portfolio are key objectives of the bio-based industries in Europe. Exploiting MSW, one of many residual streams in today’s economic activities, as a biomass feedstock source, contributes to these goals. At the same time, utilizing MSW as a feedstock source for biorefineries helps realising the EU circular economy through industrial symbiosis, i.e. collaboration between producers to use each other’s by-products. Lab scale technologies have shown feasible treatment and subsequent conversion of the organic fraction of MSW into a number of products or intermediates for further use (fuels, chemical building blocks, polymers, additives, etc.). The challenge is to demonstrate the large-scale, economically competitive deployment of treatment and conversion technologies of the organic fraction of MSW into final or intermediate products for identified further use.Demonstrate the techno-economic viability of the conversion of the organic fraction of MSW into chemical building blocks, polymers or additives. The developed approach should be robust and able to tackle the issues inherent to MSW treatment, such as variability in composition (among others seasonality and geographic location) and presence of inhibitors to downstream biotechnological processes.This topic does not focus on production of organic acids as that has been the subject of a topic in the AWP 2015 (BBI.VC4.D6.2015).Proposals should seek the complementarity to the projects funded under topic H2020 CIRC-05-2016 and to the projects funded under topic H2020 SPIRE-03-2016 to avoid overlaps and promote synergies.Proposals should validate the whole value chain at demonstration scale, with the direct involvement of waste management authorities and end-users of the targeted products. Proposals should assess the feasibility of market deployment of the products, taking into account the issues tied to the legislative framework related to waste-to-product applications. A sound business model should be provided. In particular quality and cost of the products must be such to ensure market uptake, and in any case at least comparable with existing comparable products. An accompanying full cost/benefit analysis takes into account the savings associated with avoidance of disposing of waste.Safety, quality and purity of the products must be validated in order to meet commercial and/or regulatory requirements by actively building upon existing knowledge and standardisation activities.Proposals should achieve technology demonstrated in an industrial environment, or a system prototype demonstration in operational environment. Proposals need to address the whole value chain, from feedstock sourcing to market applications (Technology Readiness Levels 6-7).Proposals should also include a Life Cycle Assessment (LCA) in order to evaluate the environmental and socio-economic performance of the whole value chain.It is considered that proposals with a total eligible budget of up to EUR 15 million would allow this specific challenge to be addressed appropriately. Nonetheless, this does not preclude submission and selection of proposals with another budget."</text:p>
          </table:table-cell>
          <table:table-cell office:value-type="string" calcext:value-type="string">
            <text:p>"theme"</text:p>
          </table:table-cell>
          <table:table-cell table:number-columns-repeated="1022"/>
        </table:table-row>
        <table:table-row table:style-name="ro10">
          <table:table-cell office:value-type="string" calcext:value-type="string">
            <text:p>"Production of bio-based products (like chemicals or proteins) requires affordable high quality feedstock, industrial stable conversion and sufficiently high purity levels of product streams and yields to permit further downstream conversion steps. There are still various possibilities to optimise bio-based production routes not fully applied in the bioeconomy, i.e. minimising feedstock or nutrient losses over the whole process chain that are caused by either processing or partial use of the feedstock. The challenge is to find industrial viable solutions for the processes and reduce environmental footprints (such as CO2-emissions) via optimisation of bio-based production routes.The challenge is to specifically optimise technical bio-based production routes in a way that minimizes nutrient losses over the whole process chain caused by either processing and/or partial use of various feedstock. Solutions may include use of agricultural side streams as substrates, optimized process options with matched fermentation organisms or new solutions regarding nutrient management. Demonstrate the techno-economic viability of the production of cost-competitive bio-based products, in both upstream and downstream steps versus traditional processes (state-of-the-art).Proposals should show the sustainability of the value chain, including the required feedstock for the production process, and the potential market uptake of the products for specific applications. Proposals should show efficient feedstock provision to secure supply, and identify actors in the end-user markets for the intended market applications.Proposals should clearly show the improvements in ecology and economy of the total biorefining operation, yielding high-value bio-based products.Safety, quality and purity of the bio-based products must be in line with commercial and/or regulatory requirements by actively building upon existing knowledge and standards.Proposals should achieve technology demonstrated in an industrial environment, or a system prototype demonstration in operational environment. Proposals need to address the whole value chain, from feedstock sourcing to market applications (Technology Readiness Levels 6-7).Proposals should also include a Life Cycle Assessment (LCA) in order to evaluate the environmental and socio-economic performance of the whole value chain.It is considered that proposals with a total eligible budget of up to EUR 15 million would allow this specific challenge to be addressed appropriately. Nonetheless, this does not preclude submission and selection of proposals with another budget."</text:p>
          </table:table-cell>
          <table:table-cell office:value-type="string" calcext:value-type="string">
            <text:p>"theme"</text:p>
          </table:table-cell>
          <table:table-cell table:number-columns-repeated="1022"/>
        </table:table-row>
        <table:table-row table:style-name="ro10">
          <table:table-cell office:value-type="string" calcext:value-type="string">
            <text:p>"Livestock feed production is the single largest land user in the world. The rapidly growing world population and increasingly demanding consumers are causing a huge rise in the demand for meat. This causes the necessity to identify alternative protein sources to ensure a more sustainable supply of proteins for animal feed. Research has identified several feedstock families as potential sources. These include low value biorefinery side-streams, residues from the agro-food industry (fruit, vegetables, cereals side-streams), seaweeds and algae or dry land crops.The challenge is to demonstrate the sustainability and efficiency of the identified new protein sources at sufficiently large scale to meet market demands.Demonstrate the techno-economic viability of the sustainable, cost-efficient and consistent conversion and upgrading of industry side-streams via biorefinery into suitable quality protein products, ensuring consistent end-product quality and quantity.Proposals should cover the whole value chain, from identification and characterisation of available feedstock, to development of a process capable of ensuring acceptable efficiency and suitable quality and quantity levels of the targeted products. In particular, proposals should involve biomass suppliers as well as breeders and farmers in order to ensure the sustainability and feasibility of the developed value chain.Proposals must validate safety, quality and purity of the products in order to meet commercial and/or regulatory requirements. Proteins and nutrients obtained should be comparable and competitive with those from the conventional sources of proteins used for animal feed (such as plants and crops).A Life Cycle Assessment should be part of the proposal in order to evaluate the environmental and socio-economic performance of the whole value chain.Proposals should achieve technology demonstrated in an industrial environment, or system prototype demonstration in operational environment (Technology Readiness Levels 6-7) of the whole value chain, from feedstock identification and supply through the identified suitable processing steps into the targeted protein products, and their utilisation in animal feed. Proposals for the conversion and upgrading steps therefore include the involvement of relevant actors in the feedstock supply sector as well as in the animal feed market sector.Proposals should also include a Life Cycle Assessment (LCA) in order to evaluate the environmental and socio-economic performance of the whole value chain.It is considered that proposals with a total eligible budget of up to EUR 15 million would allow this specific challenge to be addressed appropriately. Nonetheless, this does not preclude submission and selection of proposals with another budget."</text:p>
          </table:table-cell>
          <table:table-cell office:value-type="string" calcext:value-type="string">
            <text:p>"theme"</text:p>
          </table:table-cell>
          <table:table-cell table:number-columns-repeated="1022"/>
        </table:table-row>
        <table:table-row table:style-name="ro10">
          <table:table-cell office:value-type="string" calcext:value-type="string">
            <text:p>"Europe has substantial unused land. Some of this land is in this condition because of its inherent characteristics (difficult access, location, soil composition, climate). Other parts have once been profitable as farm land or otherwise, and now are abandoned as a result of overexploitation, pollution, climate change and/or exodus from rural areas.The challenge is to put unused land back into production by cultivating dedicated industrial and forestry crops and their conversion into added-value products for identified applications. The challenge also includes establishing required logistics to ensure the supply of these crops to biorefineries, providing for a sustainable operation with minimal losses within the value chain.Proposals should clearly show that there is no overlap with ongoing large scale initiatives such as the Flagship project FIRST2RUN funded under the AWP2014 call, rather showing complementarity in terms of feedstock, land and climate conditions, products, market and replication potential in Europe. Where necessary, actions need to compare with ongoing programmes in Horizon 2020 addressing Rural Renaissance to seek synergies with other projects in this field.Demonstrate the technical, economical and sustainable viability of the full system of converting dedicated industrial crops, cultivated on unused lands, into added-value products.Proposals should identify the most suitable crop varieties for the selected environment, and implement sustainable agronomic practices to ensure long term land profitability. Proposals could also contain remediation actions for marginal or contaminated soils in order to convert or return these lands to use for agricultural purposes.Proposals should not only include the (physical) identification of potentially available lands and the subject dedicated crops, but also the required logistics (handling, storage, transportation, etc.) for a sustainable delivery of feedstock at a biorefinery. Proposals should demonstrate that the quality of the biorefinery feedstock meets requirements for its further processing and conversion into added-value marketable products for application in specific end-market sectors.Proposals thus cover the value chain up to the gates of a typical biorefinery and allow the implementation of a ‘land-integrated biorefinery’, embedding the supply chain within the total value chain and involving different partners in several sectors (feedstock suppliers, industrial players, end-customers, etc.).Proposals should seek complementarity with activities funded under European Structural and Investment Funds (ESIF), for example with those related to biorefining or novel sources of biomass feedstocks, or bioeconomy capacity building.Proposals include participation of all the different actors within the value chain contributing with their knowledge of the economical, technical and environmental aspects and opportunities associated with the implementation of circular economy.Proposals should achieve technology demonstrated in an industrial environment, or a system prototype demonstration in operational environment. Proposals need to address the whole value chain, from feedstock sourcing to market applications (Technology Readiness Levels 6-7).Proposals should also include a Life Cycle Assessment (LCA) in order to evaluate the environmental and socio-economic performance of the whole value chain. Especially, environmental considerations should be addressed when choosing marginal lands to be cultivated (such as conservation of biodiversity and continuity in the provision of ecosystem services).It is considered that proposals with a total eligible budget of up to EUR 15 million would allow this specific challenge to be addressed appropriately. Nonetheless, this does not preclude submission and selection of proposals with another budget."</text:p>
          </table:table-cell>
          <table:table-cell office:value-type="string" calcext:value-type="string">
            <text:p>"theme"</text:p>
          </table:table-cell>
          <table:table-cell table:number-columns-repeated="1022"/>
        </table:table-row>
        <table:table-row table:style-name="ro10">
          <table:table-cell office:value-type="string" calcext:value-type="string">
            <text:p>"Around 100 Mt of food waste and residues from food processing industry are generated every year in the EU. Around 38% thereof happens at processing stage. The waste streams of the food industry include animal-based as well as plant-based streams. These waste streams or by-products are currently either unusable and go to disposal, or find only partial, low value utilisation. Significant amounts of compounds with potential for valorisation into high added-value products are lost in these by-products or waste-streams. Furthermore, disposing of these streams in landfill causes environmental issues due to their high landfill leachate and methane-emissions. Valorisation of food processing by-products or waste-streams hence represents both an opportunity and a necessity.The challenge is to demonstrate viable large scale valorisation of by-products or waste-streams from the food processing industry, capable of handling a wide variety in composition.In many cases, regulatory framework may also be an obstacle: animal residues (and also some plant-based waste-streams, such as citrus peels or winery effluents in some countries) are considered as potentially hazardous wastes and are subjected to strict regulation. This implies that disposal often represents the only viable option, resulting in high costs.Demonstrate at industrial scale the recovery of valuable bio-molecules from food processing by-products or waste-streams and their conversion into high added-value products of suitable quality to meet market requirements.Proposals should address the whole value chain from the existing by-products or waste-streams to the end-products, including where applicable the recursive feeding of products back into the original value chain in a circular model (e.g. organic fertilisers).Proposals addressing waste-streams or by-products that fall under specific waste legislation must prove that the developed technologies and processes fulfil regulatory requirements and are able to deliver safe products both for human health and for the environment.Proposals should encompass the model of integrated biorefinery, be able to use a biomass from various European sources as input and be capable of delivering a range of products, either novel or equivalent to existing products.Safety, quality and purity of the products must be in line with commercial and/or regulatory requirements by actively building upon existing knowledge and standardisation activities.Proposals should also include a Life Cycle Sustainability Assessment in order to evaluate the environmental, social and economic performance of the whole value chain.Proposals should achieve a system complete and qualified for successful commercial operation (Technology Readiness Level 8).It is considered that proposals with a total eligible budget of up to EUR 30 million would allow this specific challenge to be addressed appropriately. Nonetheless, this does not preclude submission and selection of proposals with another budget.When addressing valorisation of waste-streams:When addressing valorisation of by-products:When addressing either waste streams or by-products:"</text:p>
          </table:table-cell>
          <table:table-cell office:value-type="string" calcext:value-type="string">
            <text:p>"theme"</text:p>
          </table:table-cell>
          <table:table-cell table:number-columns-repeated="1022"/>
        </table:table-row>
        <table:table-row table:style-name="ro10">
          <table:table-cell office:value-type="string" calcext:value-type="string">
            <text:p>"Terrestrial biomass is the most abundant resource of fixed renewable carbon on earth. It is present in resources such as food crops and woody crops, as well as in agricultural and forest residues. This enormous resource of fixed renewable carbon is an attractive feedstock-base for a bio-based industry, provided this is realised in a sustainable fashion, without loss of biodiversity, not causing indirect land use change (ILUC) nor negatively affecting food security. Tapping this resource in the EU for the production of bio-based chemicals and materials, will accelerate the establishment of an EU-wide bio-based industry and contributing to the goals of Europe 2020. Today, most polymers such as polyesters, polyamides and polyolefins depart from fossil-based chemicals as building blocks. However, there are also various routes to convert biomass or bio-based feedstocks into chemicals, polymers and materials.Projects at demonstration level (Technology Readiness Levels 6-7) already pursue the establishment of these new value chains by using bio-chemical, chemical or other technologies and processes. However, the challenge lies in establishing at industrial scale (Technology Readiness Level 8) first-of-a-kind, cost-effective biorefineries that convert biomass into chemicals, polymers and materials for identified applications.Demonstrate at industrial scale the techno-economic viability of transforming one or multiple bio-based feedstocks into one or more bio-based chemical building blocks (such as diacids and diols, but focussing on the ones not used for energy), targeting a production capacity of at least 5,000 ton/year. Proposals should also address their further conversion into bio-materials for identified applications, as part of an integrated biorefinery concept applying a cascading approach.Proposals should pursue all possible means of industrial symbiosis within and beyond the bio-based industrial sector. Furthermore, proposals should aim at the integration of actors along the whole value chain and, wherever possible, make use of existing facilities.Proposals should prove the sustainable and economical access to sufficient raw material to set up the whole value chain, and include activities to ensure the functioning/organisation of a sustainable supply chain.Proposals will assess market demand of the targeted products and will consider market-pull related activities (for example standardisation and consumers’ perception) aimed at facilitating their market uptake.Proposals are expected to verify and validate safety, quality, sustainability and purity of end-products to meet commercial requirements. Benchmarking of the targeted products and processes against commercially existing alternatives from fossil origin should also be considered.The leading role of relevant industrial partners is considered essential to achieve the full impact.Proposals should include a Life Cycle Sustainability Analysis in order to evaluate the environmental, social and economic performance of the developed products and the whole value chain.Proposals should achieve a system that is complete and qualified for successful commercial operation (Technology Readiness Level 8).It is considered that proposals with a total eligible budget of up to EUR 35 million would allow this specific challenge to be addressed appropriately. Nonetheless, this does not preclude submission and selection of proposals with another budget."</text:p>
          </table:table-cell>
          <table:table-cell office:value-type="string" calcext:value-type="string">
            <text:p>"theme"</text:p>
          </table:table-cell>
          <table:table-cell table:number-columns-repeated="1022"/>
        </table:table-row>
        <table:table-row table:style-name="ro10">
          <table:table-cell office:value-type="string" calcext:value-type="string">
            <text:p>"Wastewater of agricultural, industrial as well as municipal origin contains organic matter, and/or nutrients that can lead to eutrophication if discharged to aquatic systems.On the other hand, these types of sludge also contain potentially valuable components (chemicals, sugars, oils, bioactive compounds, proteins, etc.) for bio-based industries that are currently not exploited. Using wastewater as a source of bio-based feedstock contributes to unlocking alternative biomass feedstock sources and helps to create new value chains for a strong bioeconomy. Moreover, valorising wastewater streams into bio-based products contributes to realising the EU circular economy through agricultural and industrial symbiosis, i.e. collaboration between producers to use each other’s by-products.The challenge is to develop technologies for the recovery and conversion of the bio-based components in wastewater from industrial activities (chemical, pulp and paper, agro-food, etc.) or from municipal sewage to bio-based products.Develop innovative processes and technologies for separation of wastewater organic content or of some relevant fractions, and transform these into bio-based products. Proposals must include recovery and valorisation of a significant fraction of the useable components in the subject wastewater, and associated sludge, minimising the production of waste to be disposed.Proposals should show the impact on the full value chain, and include the end-products foreseen. When obtaining intermediate products, quality and purity of these intermediates must be such that they enable conversion into the targeted end-products without further purification steps.Proposals should provide evidence of the relevance of the wastewater stream(s) chosen for experimental validation, ensuring high replicability of the developed solution across Europe. Proposals should present a credible cost estimate for the proposed processes with a preliminary assessment of their competitiveness when scaled up.The Technology Readiness Level (TRL) covered by the projects should reach Level 5.Proposals should also include a Life Cycle Assessment (LCA) in order to evaluate the environmental and socio-economic performance of the developed process.It is considered that proposals with a total eligible budget in the range of EUR 2-5 million would allow this specific challenge to be addressed appropriately. Nonetheless, this does not preclude submission and selection of proposals with another budget. "</text:p>
          </table:table-cell>
          <table:table-cell office:value-type="string" calcext:value-type="string">
            <text:p>"theme"</text:p>
          </table:table-cell>
          <table:table-cell table:number-columns-repeated="1022"/>
        </table:table-row>
        <table:table-row table:style-name="ro10">
          <table:table-cell office:value-type="string" calcext:value-type="string">
            <text:p>" In recent years, various studies have identified efficiency improvements for the pre-treatment, fermentation and downstream phases of the biorefining processes. However, the relatively high costs for pre-treatment and enzymatic hydrolysis have limited a wide application at industrial levels. In particular, enzymes represent significant capital and operational cost in the operation of most of the biorefineries. There are consolidated bioprocesses that convert pre-treated biomass at lower scales in one step into valuable bio-products without using technical and specific enzymes. For example, there are processes converting pre-treated lignocellulosic biomass directly by using extremely thermophilic, hemi-cellulolytic and cellulolytic microorganisms. The latter are indeed able to grow directly on pre-treated lignocellulose feedstock and convert a broad spectrum of substrates into a significant range of compounds. These are promising results that need to be further improved to allow implementation at industrial scale. The gains in processing costs and production yields offer sufficient room to be competitive with conventional biorefining technologies.The challenge is to develop a conversion process based on a direct fermentation of the pre-treated biomass into bio-compounds that is competitive in terms of costs and yields with processes that include the separate enzymatic hydrolysis step. Develop a consolidated conversion that includes hydrolysis of the pre-treated biomass and the fermentation into bio-chemicals in a single-step. This will require the use of tailored microorganisms that can either be the result of engineering a microbial strain able to obtain a targeted compound to produce specific enzymes-like cellulases and hemi-cellulases, or engineering a microorganism able to disrupt lignocellulose and capable of producing a selected chemical intermediate.Proposals should validate the developed solution at lab scale, but include indications of feasibility for scale-up and replicability. Proposals should assure complementarity to existing EU-funded projects for synergies and to avoid overlaps. Proposals should target a specific marketable product and can utilise several biomass feedstock to develop a process based on tailored microorganisms’ strains that is able to:The projects should cover any Technology Readiness Level (TRL) from 3 to 5. In the case of a pilot scale project (TRL 5), proposals should present a credible cost estimate for the proposed processes with a preliminary assessment of their competitiveness when scaled up.Proposals should also include an environmental and socio-economic assessment, for example with an LCA. In particular, when targeting TRL 5, proposals should include an LCA in order to evaluate the environmental and socio-economic performance of the developed processes.Proposals should include a cost/benefit analysis, in particular highlighting the economic advantages of avoiding the enzymes production phase.It is considered that proposals with a total eligible budget in the range of EUR 2-5 million would allow this specific challenge to be addressed appropriately. Nonetheless, this does not preclude submission and selection of proposals with another budget. "</text:p>
          </table:table-cell>
          <table:table-cell office:value-type="string" calcext:value-type="string">
            <text:p>"theme"</text:p>
          </table:table-cell>
          <table:table-cell table:number-columns-repeated="1022"/>
        </table:table-row>
        <table:table-row table:style-name="ro10">
          <table:table-cell office:value-type="string" calcext:value-type="string">
            <text:p>"With the introduction of several and different feedstock, the risk of contamination increases due to longer fermentation times and weaker genetically modified production organisms. This leads to more stringent requirements for control of contamination within the bio-catalysis reactor. The objective is to overcome this challenge without exacerbating cumbersome sterilisation procedures or increasing the use of antibiotics, which would spread antibiotic resistance in the microorganisms. The latter would reduce the overall efficiency of the processes and impose an increasing substitution of the currently utilised microorganisms with new and more resistant strains.In addition, residual antibiotics found in biorefinery side-streams hinder their potential use as a secondary feedstock for food/feed applications, as the EU regulatory framework in place needs to be taken into full account.Hence, the use of antibiotics in bio-catalytic processes, although beneficial in controlling microbial growth, presents several drawbacks mainly associated with the risk of increasing antibiotic microbial resistance, as well as with the reduction of market value of the side-streams containing traces of antibiotics because of regulatory aspects.The challenge is to develop other methods to control contamination. Alternatives include for instance microbial consortia (including synthetic consortia), non-antibiotic antimicrobials (like phages), more robust production microorganisms and more suitable bio-reactor conditions. These new methods should lead to expanding the potential feedstock basis and promoting the market position of bio-catalytic processes by:The result could be a wider market deployment of by-products and residues, and technical and environmental benefits from limiting antibiotics resistance.Improve the techniques for microbial control in bio-catalysis. The improvements should include less cumbersome sterilisation steps and use of improved bio-catalyst microorganisms and process conditions to curb contamination, avoiding the use of antibiotics.Proposals should provide process yields at least comparable to the state-of-the-art. Proposals should also result in relevant improvements of the market value of by-products and side-streams, as compared with the current technologies.Proposals should assess the feasibility of scaling-up the developed solution and the potential for replication into a wide range of bio-catalytic processes and value chains, allowing a better and larger application of the innovative techniques with the aim of avoiding or controlling contamination.In addition, proposals should include high levels of safety and sustainability, from technical, economic and environmental points of view, required for feasible scale-up towards demonstration levels.The projects should cover any Technology Readiness Level (TRL) from 3 to 5. In the case of a pilot scale project (TRL 5), proposals should present a credible cost estimate for the proposed processes with a preliminary assessment of their competitiveness when scaled up.Proposals should also include an environmental and socio-economic assessment, for example with an LCA. In particular, when targeting TRL 5, proposals should include an LCA in order to evaluate the environmental and socio-economic performance of the developed processes.It is considered that proposals with a total eligible budget in the range of EUR 2-5 million would allow this specific challenge to be addressed appropriately. Nonetheless, this does not preclude submission and selection of proposals with another budget."</text:p>
          </table:table-cell>
          <table:table-cell office:value-type="string" calcext:value-type="string">
            <text:p>"theme"</text:p>
          </table:table-cell>
          <table:table-cell table:number-columns-repeated="1022"/>
        </table:table-row>
        <table:table-row table:style-name="ro10">
          <table:table-cell office:value-type="string" calcext:value-type="string">
            <text:p>"Dependence on a single source of feedstock is one of the main bottlenecks for biorefinery operations. If biorefineries have the ability to process multiple inputs or to switch to different raw materials, they would have a substantial higher degree of flexibility in coping with feedstock price and availability variations. They will be able to follow market trends of raw materials, compensate for raw material price fluctuations and control their impact on the overall economics of biorefinery processes.Handling different feedstock also requires dealing with their availability and composition that are a result of seasonal and geographical aspects. Increasing the ability to process a diverse supply of biomass feedstock at acceptable quality will allow a better utilisation of biorefinery capacity and improve its competitiveness.The challenge is to develop flexible biorefining processes capable of handling feedstock of variable origin, composition and quantity without major investment in (new) equipment. Develop and validate at lab or at pilot scale the operation of a flexible biorefinery, able to tune its processes to accommodate different feedstock (without major investments in new equipment/facilities) in order to fully exploit the potential of biomass produced locally during the four seasons.Proposals can focus on broad ‘one-fits-all’ technologies processing different biomasses, or on fast customisation of process conditions, e.g. by using different and specific enzymatic cocktails, to accommodate different types of biomass. In particular, proposals should prove the feasibility to use the same processing plant to process different feedstock by modifying and tailoring the operative conditions according to the available input.Proposals should assess the feasibility of scaling up the developed solutions to semi-industrial level as a next step and replication in different regions and areas. Proposals should prove high conversion efficiency of different biomass feedstock into valuable bio-products. Proposals should show the impact on the full value chain. Therefore, proposals need to involve a relevant range of biomass suppliers, representing the different biomass feedstocks under consideration. Proposals should seek complementary with the projects funded under topic H2020 RUR-8-2016 to avoid overlap and promote synergies.The projects should cover any Technology Readiness Level (TRL) from 3 to 5. In the case of a pilot scale project (TRL 5), proposals should present a credible cost estimate for the proposed processes with a preliminary assessment of their competitiveness when scaled up.Proposals should also include an environmental and socio-economic assessment, for example with an LCA. In particular, when targeting TRL 5, proposals should include an LCA in order to evaluate the environmental and socio-economic performance of the developed processes.It is considered that proposals with a total eligible budget in the range of EUR 2-5 million would allow this specific challenge to be addressed appropriately. Nonetheless, this does not preclude submission and selection of proposals with another budget. "</text:p>
          </table:table-cell>
          <table:table-cell office:value-type="string" calcext:value-type="string">
            <text:p>"theme"</text:p>
          </table:table-cell>
          <table:table-cell table:number-columns-repeated="1022"/>
        </table:table-row>
        <table:table-row table:style-name="ro10">
          <table:table-cell office:value-type="string" calcext:value-type="string">
            <text:p>"Bio-based packaging materials with advanced functionalities are gaining ground as compared to traditional paper bags and board boxes and fossil-based plastic containers, films, wrappers and bottles. Users in the end-markets are increasingly demanding advanced, 'smart' and even 'active' packaging to help increase the shelf-life of food. Improved characteristics like barrier to oxygen and UV, physical strength, resistance to temperature variations can help reaching these goals. Society and users are also demanding to improve end-of-life options for packaging material (such as being biodegradable, compostable, and recyclable).The interest in new and smart food packaging is increasing by both brand owners and consumers. The latter group is vesting more interest in healthy food and in functional food in its quest for a longer and healthy life. Brand owners are seeking to gain marketing edge by taking leadership in meeting these needs in their respective fields. The challenge is to convert these market developments into a sustainable supply of useable material with functionalities that will outperform existing packaging materials while assuring consumer confidence by addressing safety concerns.A key challenge for ensuring market uptake and realising the full potential impact of bio-based materials useable in new food packaging concepts is to prove their ability to meet market demand. The hurdle of a significant 'first mover' risk must be taken by providing a proof of concept of their successful and sustainable production. Establishing such new value chains requires bio-based (manufacturing) industries to seek a closer cooperation with market actors to understand the specific market demands, and with biomass feedstock producers and suppliers to ensure the long-term supply of the required sustainable feedstock for the desired bio-based materials.Develop bio-based materials with new functionalities for food packaging. The new materials need to provide the following objectives:Proposals should address a small number of well-focused applications, identifying the benchmark products to prove the better characteristics of the developed materials.Proposals should include the direct link with end-market actors to provide clear requirements of the developed products and materials. Proposals should comply with existing legislation for food contact.For specific applications, biodegradable packaging should be the preferred route. Design for recycling at end-of-life must be part of the early development stages for non-biodegradable packaging material.The projects should cover any Technology Readiness Level (TRL) from 3 to 5. In the case of a pilot scale project (TRL 5), proposals should present a credible cost estimate for the proposed processes with a preliminary assessment of their competitiveness when scaled up. The new bio-based material should be at a competitive price to enable subsequent downstream steps for the production of films and flexible food packaging to suit market applications.Proposals should also include an environmental and socio-economic assessment, for example with an LCA. In particular, when targeting TRL 5, proposals should include an LCA in order to evaluate the environmental and socio-economic performance of the developed products, with particular focus on the end-of-life phase.It is considered that proposals with a total eligible budget in the range of EUR 2-5 million would allow this specific challenge to be addressed appropriately. Nonetheless, this does not preclude submission and selection of proposals with another budget. "</text:p>
          </table:table-cell>
          <table:table-cell office:value-type="string" calcext:value-type="string">
            <text:p>"theme"</text:p>
          </table:table-cell>
          <table:table-cell table:number-columns-repeated="1022"/>
        </table:table-row>
        <table:table-row table:style-name="ro10">
          <table:table-cell office:value-type="string" calcext:value-type="string">
            <text:p>"Consumers and producers start to become increasingly aware of the need to make consumer goods that require less finite resources and that protect human health and the environment. The latter is also the aim of the REACH legislation by placing the responsibility on industry to manage the risks from chemicals and to provide safety information on the substances. Introducing safe bio-based alternatives contributes to protecting human health and the environment.The challenge is to develop suitable safe bio-based compounds and derivatives to meet the high technical and safety requirements of downstream applications, replacing existing potentially hazardous compounds or where bio-based alternatives significantly reduce the impact on human health and the environment (eco-toxicity).Develop safe bio-based alternatives for chemicals, materials and additives in major application fields like polymers, paints and solvents to improve protection of human health and the environment. However, proposals are not limited to these application fields.Proposals should show that replacing compounds by safe bio-based alternatives does not negatively impact the characteristics and performance of the application. The introduction of safe bio-based compounds needs to improve the protection of human health and the environment during the production, use and end-of-life handling of the product. Proposals should clearly specify benefits in terms of reduced or eliminated toxicity and environmental footprint versus existing and comparable products.The accompanying business model should include concrete arguments to show that the new products containing the safe bio-based alternative (the ‘application’) are competitive with the targeted existing products. Market analysis and involvement of market actors should show potential market uptake based on technical, environmental and economic advantages.Safety, quality and purity of the new products must be in line with commercial and/or regulatory requirements by actively building upon existing knowledge and standardisation activities.The projects should cover any Technology Readiness Level (TRL) from 3 to 5. In the case of a pilot scale project (TRL 5), proposals should present a credible cost estimate for the proposed processes with a preliminary assessment of their competitiveness when scaled up.Proposals should also include an environmental and socio-economic assessment, for example with an LCA. In particular, when targeting TRL 5, proposals should include an LCA in order to evaluate the environmental and socio-economic performance of the developed processes.It is considered that proposals with a total eligible budget in the range of EUR 2-5 million would allow this specific challenge to be addressed appropriately. Nonetheless, this does not preclude submission and selection of proposals with another budget. "</text:p>
          </table:table-cell>
          <table:table-cell office:value-type="string" calcext:value-type="string">
            <text:p>"theme"</text:p>
          </table:table-cell>
          <table:table-cell table:number-columns-repeated="1022"/>
        </table:table-row>
        <table:table-row table:style-name="ro10">
          <table:table-cell office:value-type="string" calcext:value-type="string">
            <text:p>"With an expected significant growth in the next 4 years, biopolymers represent one of the leading sectors for bio-based products. The main driver behind this trend has up to now been the need to substitute conventional fossil-based materials with more sustainable bio-based ones, in particular in large volume consumer products such as packaging.The ability of bio-based polymers to achieve improved functionalities, surpassing those of fossil-based ones, or even realising functionalities that are not achievable by fossil-based polymers offers opportunities to expand market applications for biopolymers far beyond the current state-of-play. In particular, these opportunities exist in high value market niches that require advanced functionalities. Develop and validate biopolymers with advanced functionalities for demanding sectors such as (but not limited to):Proposals should lead to development of bio-based polymers and derived materials with unprecedented properties, clearly identifying the reference sectors and products and addressing the relevant product requirements (such as inhibit, suppress or delay the production of flames in aerospace applications). Proposal should aim to produce prototypes to be tested against relevant standards and applicable certifications.The projects should cover any Technology Readiness Level (TRL) from 3 to 5. In the case of a pilot scale project (TRL 5), proposals should present a credible cost estimate for the proposed processes with a preliminary assessment of their competitiveness when scaled up.Proposals should also include an environmental and socio-economic assessment, for example with an LCA. In particular, when targeting TRL 5, proposals should include an LCA in order to evaluate the environmental and socio-economic performance of the developed processes.It is considered that proposals with a total eligible budget in the range of EUR 2-5 million would allow this specific challenge to be addressed appropriately. Nonetheless, this does not preclude submission and selection of proposals with another budget. "</text:p>
          </table:table-cell>
          <table:table-cell office:value-type="string" calcext:value-type="string">
            <text:p>"theme"</text:p>
          </table:table-cell>
          <table:table-cell table:number-columns-repeated="1022"/>
        </table:table-row>
        <table:table-row table:style-name="ro10">
          <table:table-cell office:value-type="string" calcext:value-type="string">
            <text:p>"The organic fraction of Municipal Solid Waste (MSW) represents an abundant and cheap, albeit highly variable, bio-based feedstock. The advancements in sorting in the latest years have made bio-waste an extremely affordable feedstock (even available at negative price under some circumstances), attracting the interest of the biochemical industry. However, due to its high complexity in composition as well as the variability during the year, it is a challenging feedstock to be processed for bio-based applications.Indeed, its utilisation has up to now been limited to mainly the production of biogas for co-production of thermal and electric energy and compost. Conversion processes performance (in terms of yield, selectivity and titre) is hindered by the high variability of the input feedstock, resulting in the need of tailored sorting and pre-treatment of the feedstock. The latter steps reduce the presence of inhibitors for the downstream steps. However, the costs of the sorting and pre-treatment steps, combined with the need of high performance separation and purification, often hinder the overall economic feasibility of a waste-to-chemicals value chain.Develop and validate at lab scale innovative processes for conversion of the organic fraction of MSW into chemical intermediates aiming at:The innovation should focus on production of intermediates at high yield and low impurity level.Proposals should take into account seasonal and random variability of the MSW content and address several compositions of the organic fraction, focusing on representative case studies taking into account local economic, social and climate conditions.The projects should cover any Technology Readiness Level (TRL) from 3 to 5. In the case of a pilot scale project (TRL 5), proposals should present a credible cost estimate for the proposed processes with a preliminary assessment of their competitiveness when scaled up.Proposals should also include an environmental and socio-economic assessment, for example with an LCA. In particular, when targeting TRL 5, proposals should include an LCA in order to evaluate the environmental and socio-economic performance of the developed processes."</text:p>
          </table:table-cell>
          <table:table-cell office:value-type="string" calcext:value-type="string">
            <text:p>"theme"</text:p>
          </table:table-cell>
          <table:table-cell table:number-columns-repeated="1022"/>
        </table:table-row>
        <table:table-row table:style-name="ro10">
          <table:table-cell office:value-type="string" calcext:value-type="string">
            <text:p>"Algae are important sources of specialty or fine chemicals that allow high added-value applications in several market segments. This has been possible thanks to the enormous variety in the composition of naturally occurring varieties.Algae and other aquatic biomass thus could be excellent feedstock from aquatic/marine sources to produce chemical building blocks and materials for specific niche market applications. Exploiting aquatic/marine feedstock for the bio-based industries in principle does not claim land and does not compete with the food chain.Validate the technology for the utilisation of algae and other aquatic/marine biomass for the production of ingredients and proteins for food and feed, and of chemicals for pharmaceutical, cosmetics and nutraceutical applications.Proposals should address upstream (adaptation and selection of varieties, growing conditions) and downstream (separation, purification and/or extraction of compounds) processing steps, with the overall aim to maximise the production of compounds of interest.The projects should cover any Technology Readiness Level (TRL) from 3 to 5. In the case of a pilot scale project (TRL 5), proposals should present a credible cost estimate for the proposed processes with a preliminary assessment of their competitiveness when scaled up.Proposals should also include an environmental and socio-economic assessment, for example with an LCA. In particular, when targeting TRL 5, proposals should include an LCA in order to evaluate the environmental and socio-economic performance of the developed processes. Proposals should prove their industrial application taking into account existing EU regulatory framework.It is considered that proposals with a total eligible budget in the range of EUR 2-5 million would allow this specific challenge to be addressed appropriately. Nonetheless, this does not preclude submission and selection of proposals with another budget. "</text:p>
          </table:table-cell>
          <table:table-cell office:value-type="string" calcext:value-type="string">
            <text:p>"theme"</text:p>
          </table:table-cell>
          <table:table-cell table:number-columns-repeated="1022"/>
        </table:table-row>
        <table:table-row table:style-name="ro10">
          <table:table-cell office:value-type="string" calcext:value-type="string">
            <text:p>"Bio-catalysis enables transformation of starting biomass into bio-based products, often with higher selectivity and catalytic efficiency as well as requiring milder operational conditions versus chemical routes. Nevertheless, to establish industrial standards of bio-catalysis, microbial genomes need deep modulation to boost naturally occurring chemical reactions or induce new reactions that are of industrial interest.The continuity of bio-based production, needed to increase the overall economic sustainability, is hindered by the drawbacks associated with the use of living microorganisms. Along with the quite long residence times often required and the limited suitable pH-ranges, the tendency of such microorganisms to accumulate mutations leads to a genetic drift which negatively impacts the production stability. In order to increase the industrial bio-catalysis production cycle, there is a need of microorganisms that maintain their bio-catalytic characteristics for longer period of time (meaning higher generation number). Also, further research is required to mitigate the impact of environmental microbial flora that may negatively affect the bio-production in terms of yield and/or quality of the products.Improve the techniques for microbial construction and control, leading to an intensification of microbial bio-catalysis for the converting biomass into bio-based chemicals and avoiding the use of chemical additives in the production cycle in order to limit the environmental impact of the process. Proposal should also prove significant improvements in at least two of these aspects:Through these activities, proposals should provide new robust strains with higher production yield for longer production cycle, as well as relevant improvements in the market value of by-products and side-streams. In particular, compliance with regulatory framework and commercial requirements of the valuable streams coming from the process must be validated and demonstrated. Proposals should also assess the feasibility of scale-up and replication of the developed solutions into a wide range of bio-catalytic processes. This should allow for a better and broader application of the innovative techniques, with the aim of replacing current microbial strains within the value chains based on bio-catalysis. In addition, proposals should prove high levels of safety and sustainability, from technical, economic and environmental points of view, required for a feasible scale-up towards demonstration levels.The projects should cover any Technology Readiness Level (TRL) from 3 to 5. In the case of a pilot scale project (TRL 5), proposals should also present a credible cost estimate for the proposed processes with a preliminary assessment of their competitiveness when scaled up.Proposals should also include an environmental and socio-economic assessment, for example with an LCA. In particular, when targeting TRL 5, proposals should include an LCA in order to evaluate the environmental and socio-economic performance of the developed processes.It is considered that proposals with a total eligible budget in the range of EUR 2-5 million would allow this specific challenge to be addressed appropriately. Nonetheless, this does not preclude submission and selection of proposals with another budget. "</text:p>
          </table:table-cell>
          <table:table-cell office:value-type="string" calcext:value-type="string">
            <text:p>"theme"</text:p>
          </table:table-cell>
          <table:table-cell table:number-columns-repeated="1022"/>
        </table:table-row>
        <table:table-row table:style-name="ro10">
          <table:table-cell office:value-type="string" calcext:value-type="string">
            <text:p>"Enzyme cost is a significant part of the overall cost of biomass conversion. One notable example being the large amount of cellulase enzymes needed for the hydrolysis of cellulose. A possible way to optimise costs is a partial or total recycle of the enzymes, permitting the same batch to process more than one cycle and/or to reduce the need for input of ‘fresh’ enzymes per cycle. Some approaches have been proposed, but the yield and costs still need significant improvement to allow feasible industrial application.Develop effective enzyme technologies and processes with a substantial reduction of fresh enzyme intake while still achieving the same targeted process or reaction yield. Proposals should carry out a side-by-side comparison with the currently used processes, to highlight the impact of the new process in terms of energy and water consumption, total solids concentrations, reaction volumes and composition of residues, besides the process or reaction yield.The projects should cover any Technology Readiness Level (TRL) from 3 to 5. In the case of a pilot scale project (TRL 5), proposals should present a credible cost estimate for the proposed processes with a preliminary assessment of their competitiveness when scaled up.Proposals should also include an environmental and socio-economic assessment, for example with an LCA. In particular, when targeting TRL 5, proposals should include an LCA in order to evaluate the environmental and socio-economic performance of the developed processes.It is considered that proposals with a total eligible budget in the range of EUR 2-5 million would allow this specific challenge to be addressed appropriately. Nonetheless, this does not preclude submission and selection of proposals with another budget. "</text:p>
          </table:table-cell>
          <table:table-cell office:value-type="string" calcext:value-type="string">
            <text:p>"theme"</text:p>
          </table:table-cell>
          <table:table-cell table:number-columns-repeated="1022"/>
        </table:table-row>
        <table:table-row table:style-name="ro10">
          <table:table-cell office:value-type="string" calcext:value-type="string">
            <text:p>"Separation and purification of fermentation products can be a major bottleneck in terms of productivity and cost competitiveness. For lactic acid, for instance, this stage can account for up to 50% of the overall production cost.Several technologies, based on reactive extraction, membrane technologies, electro-dialysis, ion exchange and distillation have been proposed, as well as approaches based on fermentation with simultaneous purification such as multistage fermentation or combination of fermentation with adsorption.Nonetheless, a continued research effort is needed to improve separation and purification processes and to make them available for a wider range of products.Select and advance suitable new technologies for separation and purification of fermentation products for feasible subsequent industrial application. Proposals should focus on a well-defined existing production route of a bio-based molecule of high industrial interest, and prove substantial improvement in the yield, cost- and time-effectiveness of the process.The projects should cover any Technology Readiness Level (TRL) from 3 to 5. In the case of a pilot scale project (TRL 5), proposals should present a credible cost estimate for the proposed processes with a preliminary assessment of their competitiveness when scaled up.Proposals should also include an environmental and socio-economic assessment, for example with an LCA. In particular, when targeting TRL 5, proposals should include an LCA in order to evaluate the environmental and socio-economic performance of the developed processes.It is considered that proposals with a total eligible budget in the range of EUR 2-5 million would allow this specific challenge to be addressed appropriately. Nonetheless, this does not preclude submission and selection of proposals with another budget. "</text:p>
          </table:table-cell>
          <table:table-cell office:value-type="string" calcext:value-type="string">
            <text:p>"theme"</text:p>
          </table:table-cell>
          <table:table-cell table:number-columns-repeated="1022"/>
        </table:table-row>
        <table:table-row table:style-name="ro10">
          <table:table-cell office:value-type="string" calcext:value-type="string">
            <text:p>"The chemical industry in Europe is facing a number of challenges that may affect its global competitive position. The top three among these challenges relate to the enormous growth of the market and subsequent investments and production in China; the production of chemicals and materials in the Middle East based on amply available oil and gas; and the ‘shale gas revolution’ in the USA providing the local industry a significant advantage in raw material and energy availability. As a result, the share of European chemical production has dropped around 50% in the last 20 years. In addition, major new investments in production capacity have been taking place in China and the USA, while chemicals from these areas are increasingly finding their way to the European market.To meet these challenges, the chemical industry in Europe has stepped up its drive towards higher resources- (raw material and water) and energy-efficiency, and has focused on business and operational excellence towards sustainability. While safeguarding base chemicals production, the industry has started to utilise renewable raw materials, making ‘drop-in’ bio-based chemicals to replace fossil-based products where justified, and at the same time making new bio-based products with new functionalities for initial niche market applications.During the past years, many successful production and subsequent use of bio-based building blocks have started up. However, their production and applications are limited. Aside from technical and operational challenges, there is a plethora of hurdles in the fields of regulation and acceptance hindering the chemical industry to increase its bio-based portfolio.The challenge is to make a clear overview of the hurdles in the fields of regulation and acceptance, set up a plan for their removal and agree on a roadmap for the chemical industry to increase production of bio-based building blocks for market applications that meet societal needs. The roadmap will specify the benefits for the chemical industry along the path towards a bioeconomy.Develop a roadmap for the chemical industry towards a higher bio-based portfolio and enjoying the benefits from the opportunities offered by the bioeconomy. The proposal will develop a roadmap for a better, faster, and more active contribution of the chemical industry in Europe towards the bioeconomy by 2030. The study should look at:Developing a roadmap for the chemical industry should involve all stakeholders, seek complementarity to ongoing communication and awareness programmes for the community at large and also include:The Bio-based Industries Consortium (BIC) will set up an industry expert group from among its members which will provide expertise in the implementation and follow-up of the different tasks and also provide support to the organisation of meetings or workshops. This expert group should be a central part of the governance structure of the project.Indicative funding: It is considered that proposals with a total eligible budget of up to EUR 1 million would allow this specific challenge to be addressed appropriately."</text:p>
          </table:table-cell>
          <table:table-cell office:value-type="string" calcext:value-type="string">
            <text:p>"theme"</text:p>
          </table:table-cell>
          <table:table-cell table:number-columns-repeated="1022"/>
        </table:table-row>
        <table:table-row table:style-name="ro10">
          <table:table-cell office:value-type="string" calcext:value-type="string">
            <text:p>"Today, there are some open access research infrastructures (including private) spread across Europe, where applicants or interested parties can ‘shop’ for equipment and facilities they may need to carry out lab, test or pilot work. There is also a limited number of open access multipurpose demonstration facilities which are seen as a crucial alternative to effectively reduce the high capital investment requirements for bio-based industries from invention to the market. These infrastructures are not well known in the broad R&amp;D&amp;I communities across Europe. Neither are these communities aware of the type and available equipment and facilities that the various infrastructures have to offer. There is not enough insight into the extent that the available infrastructure meets the needs by bio-based industries in their ambitions to set up and implement development projects and contribute to the goals of the Bio-based Industries JU.In addition, there are specific needs for the agro- and the forest-based bioeconomy that have to be taken into account.The challenge is two-fold:The Europe-wide open access infrastructure must be capable to protect IP Rights of users. There are ongoing activities to open up key national and regional research infrastructures to all European researchers from academia and industry and ensuring their optimal use and joint development. Actions within BBI JU should seek synergies with these activities. Additionally, BBI-actions should be complementary with results from FP7 project BRISK.Map the existing bio-economy related open access research infrastructure in Europe (equipment and supporting facilities), its current utilisation, major achievements, best practices and assess its main capabilities.Share the obtained overview and insight for improved access. Analyse the demand for infrastructure by bio-based industries in the future (2020+), assess needed expansion of its capabilities to meet the demand and specify conditions to realise this. Proposals should address the following elements:The Bio-based Industries Consortium (BIC) will set up an industry expert group from among its members which will provide expertise in the implementation and follow-up of the different tasks and also provide support to the organisation of meetings or workshops. This expert group should be a central part of the governance structure of the project.Indicative funding: It is considered that proposals with a total eligible budget of up to EUR 1 million would allow this specific challenge to be addressed appropriately."</text:p>
          </table:table-cell>
          <table:table-cell office:value-type="string" calcext:value-type="string">
            <text:p>"theme"</text:p>
          </table:table-cell>
          <table:table-cell table:number-columns-repeated="1022"/>
        </table:table-row>
        <table:table-row table:style-name="ro10">
          <table:table-cell office:value-type="string" calcext:value-type="string">
            <text:p>"As bio-based intermediates are becoming more mature, and entering new markets, one of the major hurdles to develop new bio-based solutions is the lack of adequate knowledge of the bio-based industries of the applications; and vice-versa the unawareness of down-stream industries of those new materials. Cross-sectorial exchanges and joint development are therefore essential to imagine tomorrow’s products and solutions.Structure the exchange of bio-based industries and downstream sectors in an open-innovation process. The proposal should focus on the establishment and facilitation of the operations of an open-innovation platform looking at:Such operations should include:Organise specific events and workshops to dig deeper into bio-based industries prospective studies and to develop networking opportunities in view of generating co-innovation projects.The Bio-based Industries Consortium (BIC) will set up an industry expert group from among its members which will provide expertise in the implementation and follow-up of the different tasks and also provide support to the organisation of meetings or workshops. This expert group should be a central part of the governance structure of the project.Indicative funding: It is considered that proposals with a total eligible budget of up to EUR 1 million EUR would allow this specific challenge to be addressed appropriately. Nonetheless, this does not preclude submission and selection of proposals with another budget."</text:p>
          </table:table-cell>
          <table:table-cell office:value-type="string" calcext:value-type="string">
            <text:p>"theme"</text:p>
          </table:table-cell>
          <table:table-cell table:number-columns-repeated="1022"/>
        </table:table-row>
        <table:table-row table:style-name="ro10">
          <table:table-cell office:value-type="string" calcext:value-type="string">
            <text:p>"Effectively operating bio-based industries encompass a wide range of actors and stakeholders spread across several economic and industrial sectors and geographic locations. Each one of them has to-date traditionally been part of a well-defined value chain. This paradigm is undergoing major changes to incorporate the rise of new valorisation routes for bio-based feedstock.In the new bioeconomy, actors in bio-based industries integrate in ‘cross-sectorial’ partnerships within their traditional value chains, and develop new value chains that lapse across the traditional ones. One significant result hereof is that intermediate ‘by-product’, ‘waste’ and 'residue' streams from separate value chains can be utilised as feedstock in other value chains through biorefining. This will imply an integrated biorefinery approach and establish a circular bioeconomy.In addition, actors in bio-based industries have developed new schemes for cascading exploitation of biomass in order to maximise the efficient use of resources and the value of products. The challenge is to establish new industrial value chains across the EU (for example, based on industrial side-streams including those of food industry, urban bio-waste or aquatic biomass, etc.), crossing boundaries of traditional sectors and value chains as well as enhancing the exploitation of local resources. This will encompass the interaction across sectors with different expertise and new different business and cooperation models. With this approach technical hurdles will be overcome through cooperation between the industrial sectors and innovative technology developers; all actors also need to combine forces to address non-technological hurdles (for example related to policies).Clusters, being networks of cities/local authorities, waste operators, biomass producers (forest, agriculture), and regions across Member States, are instrumental to develop new value chains and support the development of new processes and materials. Establish cooperation and integration across sectors, value chains and geographical borders to develop new bio-based value chains and facilitate market uptake.Proposals should target actions on overcoming the existing sectorial thinking and proactively build bridges between different sectors and industries across Europe. Cooperating across boundaries of sectors, value chains and countries will exploit opportunities for symbiosis, synergies and complementarity in expertise and infrastructure.Proposals should coordinate with on-going projects and activities that address bioeconomy regional strategies. For instance, the smart specialisation strategies, as coordination principle, could build more critical mass in the value chains valorising local resources.The focus should be on the identification and establishment of concrete new networks resulting in new value chains involving the relevant actors. Proposals should also link to Horizon 2020 and EU initiatives that address similar needs. These are for example the European Innovation Partnerships (EIPs) ‘Agricultural Productivity and Sustainability’, ‘Raw Materials’ and ‘Water Efficiency’.Proposals should address the following elements:The Bio-based Industries Consortium (BIC) will set up an industry expert group from among its members which will provide expertise in the implementation and follow-up of the different tasks and also provide support to the organisation of meetings or workshops. This expert group should be a central part of the governance structure of the project."</text:p>
          </table:table-cell>
          <table:table-cell office:value-type="string" calcext:value-type="string">
            <text:p>"theme"</text:p>
          </table:table-cell>
          <table:table-cell table:number-columns-repeated="1022"/>
        </table:table-row>
        <table:table-row table:style-name="ro10">
          <table:table-cell office:value-type="string" calcext:value-type="string">
            <text:p>"The recent outbreak of Ebola virus disease (EVD) in West Africa underscores the vulnerability of populations worldwide to pathogens such as filoviral viruses. Currently, there are no vaccines or antiviral drugs approved for prevention or treatment of filoviral infections in humans. This Call provides an opportunity to capture emerging scientific advances and to progress those rapidly into health care interventions. Proposals may address aspects of pre-clinical development and/or Phase 1, 2, and 3 clinical developments of vaccines (in particular multivalent), treatments and diagnosis of Ebola or other filovirus infections. Manufacturing strategies, vaccine stability during transport and storage, and/or deployment of vaccines and treatments are also in scope. Proposals for the development of adaptable platforms, which in addition to filoviruses can address multiple other priority pathogens, are also eligible.Proposals must contribute to the objectives of IMI2 and in particular to the goals of the Ebola+ programme which is a programmatic approach addressing different challenges across the entire innovation cycle and aims at leveraging input and multidisciplinary expertise across stakeholders.Specifically, proposals must increase the readiness to respond to future outbreaks of Ebola and other filoviral haemorrhagic fevers.An important expected impact of projects funded under this Call must be to maximise the benefit to the people in the countries at risk from future outbreaks of filoviral haemorrhagic fevers. In order to achieve this, successful applicant consortia should have the capability to accelerate their project results into health care interventions.Furthermore, proposals are expected to take advantage of and exploit support from different stakeholders with the necessary expertise, including the mobilization of funds through the inclusion of contributing partners under the IMI scheme of public-private consortia. Such contributing partners might include EFPIA companies or organizations associated to EFPIA, and Associated Partners to IMI. The budgeted cost for the participation of such partners is expected to account for at least 40% of the total project cost.Projects are expected to have a significant impact on global health, both at the individual and the public health level by leading to results that have a direct impact for persons at risk of exposure to filoviral diseases or for patients suffering from filoviral disease."</text:p>
          </table:table-cell>
          <table:table-cell office:value-type="string" calcext:value-type="string">
            <text:p>"theme"</text:p>
          </table:table-cell>
          <table:table-cell table:number-columns-repeated="1022"/>
        </table:table-row>
        <table:table-row table:style-name="ro10">
          <table:table-cell office:value-type="string" calcext:value-type="string">
            <text:p>"In the European Union, the average life expectancy is estimated to be decreased by 8.6 months, because of exposure to particulate matter resulting from human activities. The inhalation of particulate matter can also lead to adverse effects in the respiratory, cardiovascular, immune, and neural systems. In addition to its effects on the human health, particulate matter can also have adverse effects on climate change and ecosystems.The Horizon Prize on materials for clean air is a €3 million prize that will be awarded to the person or team who can most effectively meet the following challenge: develop the best innovative design-driven material solution to reduce the concentration of particulate matter in urban areas.Objective:The objective pursued by this inducement prize is to reduce particulate matter air pollution in urban areas through the development of innovative material solutions. These solutions should be design-driven, affordable and sustainable, and they should demonstrate that they can effectively remove and/or prevent the formation of particulate matter in the atmosphere (vehicle exhaust systems will be excluded).Expected results:Affordable, sustainable and innovative design-driven material solutions that can effectively remove or prevent the formation of particulate matter in the atmosphere (vehicle exhaust systems will be excluded) and works in the environment targeted for application."</text:p>
          </table:table-cell>
          <table:table-cell office:value-type="string" calcext:value-type="string">
            <text:p>"theme"</text:p>
          </table:table-cell>
          <table:table-cell table:number-columns-repeated="1022"/>
        </table:table-row>
        <table:table-row table:style-name="ro10">
          <table:table-cell office:value-type="string" calcext:value-type="string">
            <text:p>"The Innovative Training Networks (ITN) aim to train a new generation of creative, entrepreneurial and innovative early-stage researchers, able to face current and future challenges and to convert knowledge and ideas into products and services for economic and social benefit.ITN will raise excellence and structure research and doctoral training, extending the traditional academic research training setting, incorporating the elements of Open Science and equipping researchers with the right combination of research-related and transferable competences. It will provide enhanced career perspectives in both the academic and non-academic sectors through international, interdisciplinary and intersectoral mobility combined with an innovation-oriented mind-set.ITN supports competitively selected joint research training and/or doctoral programmes, implemented by partnerships of universities, research institutions, research infrastructures, businesses, SMEs, and other socio-economic actors from different countries across Europe and beyond.Partnerships take the form of collaborative European Training Networks (ETN), European Industrial Doctorates (EID) or European Joint Doctorates (EJD).Each programme should have a clearly identified supervisory board co-ordinating network-wide training and establishing active and continuous communication and exchange of best practice among the partners to maximise the benefits of the partnership.The programme should exploit complementary competences of the participating organisations, and enable sharing of knowledge, networking activities, the organisation of workshops and conferences.Training responds to well identified needs in defined research areas, with appropriate references to inter- and multidisciplinary fields and follows the EU Principles for Innovative Doctoral Training. It should be primarily focused on scientific and technological knowledge through research on individual, personalised projects.In order to increase the employability of the researchers, the research training should be complemented by the meaningful exposure of each researcher to the non-academic sector.Secondments of the researcher to other beneficiaries and partner organisations are encouraged.Substantial training modules, including digital ones, addressing key transferable skills common to all fields and fostering the culture of Open Science, innovation and entrepreneurship will be supported.In order to reflect on the changing nature of research, training should prepare early-stage researchers for an increased research collaboration and information-sharing made possible by new technologies (e.g. collaborative tools, open access, raw data, etc.).A Career Development Plan should be established jointly by the supervisor(s) and the early-stage researcher recruited by the selected network. In addition to research objectives, this plan comprises the researcher's training and career needs, including planning for publications and participation in conferences.Attention is paid to the quality of supervision and mentoring arrangements as well as career guidance. Joint supervision of the researchers is mandatory for EJD and for EID, and encouraged in ETN. In EID, the joint supervision of the researcher must be ensured by at least one supervisor from the academic sector and one supervisor from the non-academic sector. These arrangements will be taken into account during the evaluation of the proposal.In EID and EJD, fellowships offered to early-stage researchers should lead to a doctoral degree. EJD result in joint[1], double or multiple doctoral degrees[2] awarded by institutions from at least two different countries.In EID and EJD, enrolment in a doctoral programme and the creation of a joint governance structure - with joint admission (EJD only), selection, supervision, monitoring and assessment procedures - is mandatory. These arrangements will be taken into account during the evaluation of the proposal.At researcher level:At organisation level:At system level:[1]Joint degree – a single diploma issued by at least two higher education institutions offering an integrated programme and recognised officially in the countries where the degree-awarding institutions are located.[2]Double or multiple degree - two or more national diplomas issued by two or more higher education institutions and recognised officially in the countries where the degree-awarding institutions are located."</text:p>
          </table:table-cell>
          <table:table-cell office:value-type="string" calcext:value-type="string">
            <text:p>"theme"</text:p>
          </table:table-cell>
          <table:table-cell table:number-columns-repeated="1022"/>
        </table:table-row>
        <table:table-row table:style-name="ro10">
          <table:table-cell office:value-type="string" calcext:value-type="string">
            <text:p>"The COFUND scheme aims to stimulate regional, national or international programmes to foster excellence in researchers' training, mobility and career development, spreading the best practices of Marie Skłodowska-Curie actions.This will be achieved by co-funding new or existing regional, national, and international programmes to open up to, and provide for, international, intersectoral and interdisciplinary research training, as well as transnational and cross-sectoral mobility of researchers at all stages of their career.Each proposal funded under the COFUND scheme shall have a sole beneficiary that will be responsible for the availability of the necessary matching funds to execute the proposal.Applicants submit multi-annual proposals for new or existing doctoral programmes or fellowship programmes which are expected to have an impact on enhancing research- and innovation related human resources on regional, national or international level.Applicants having benefited from COFUND under previous calls (under Seventh Framework Programme or under Horizon 2020) will explain how their proposal adds value in relation to previous grant(s).Researchers supported under this scheme shall comply with the mobility rules of the Marie Skłodowska-Curie actions.Limitations regarding the researchers' origin and destination should be avoided. Support cannot be awarded to researchers who are already permanently employed by the organisation hosting them.Proposed programmes are encouraged to cover all research disciplines ("bottom-up"), but can also focus on specific disciplines. In this case the range of covered disciplines should allow reasonable flexibility for the researchers.Programmes that prioritise specific research disciplines based on national or regional Research and Innovation Strategies for Smart Specialisation (RIS3 strategies) can also be supported. Synergies with the European Structural &amp; Investment Funds (ESIF) are encouraged.COFUND takes the form of:A) Doctoral programmesDoctoral programmes address the development and broadening of the research competencies of early-stage researchers. The training follows the EU Principles on Innovative Doctoral Training. Collaboration with a wider set of partner organisations, including from the non-academic sector, which may provide hosting or secondment opportunities or training in research or transferable skills, as well as innovative elements of the proposed programme, will be positively taken into account during the evaluations.Each researcher must be enrolled in a doctoral programme. Attention is paid to the quality of supervision and mentoring arrangements as well as career guidance.B) Fellowship programmesFellowship programmes fund individual research training and career development fellowships for experienced researchers. The programmes supported should have regular selection rounds following fixed deadlines or regular cut-off dates, allowing fair competition between the researchers applying. The selections should be based on open, widely advertised competition, with transparent international peer review and the selection of candidates on merit. Mobility types supported by fellowship programmes may be similar to the ones supported under Marie Skłodowska-Curie Individual Fellowships. On top of transnational mobility, applicants are encouraged to include elements of cross-sectoral mobility into their programmes. Fellowship programmes should be based on individual-driven mobility, i.e., researchers should be able to freely choose a research topic and the appropriate organisation to host them, fitting their individual needs.Given that the aim of the co-funded fellowship programmes is the support of individual fellows, research teams will not be funded.At researcher level:At organisation level:At system level:"</text:p>
          </table:table-cell>
          <table:table-cell office:value-type="string" calcext:value-type="string">
            <text:p>"theme"</text:p>
          </table:table-cell>
          <table:table-cell table:number-columns-repeated="1022"/>
        </table:table-row>
        <table:table-row table:style-name="ro10">
          <table:table-cell office:value-type="string" calcext:value-type="string">
            <text:p>"Building on the rapid development of ICT technologies, cooperative ITS and more accurate and reliable satellite navigation and positioning, automated road transport will enable driving strategies which are safe, sustainable and efficient on the level of the whole transport system. There are still many ICT-related challenges to overcome, in particular those related to the connectivity required for advanced levels of road vehicle automation and the architecture of such a connected ICT infrastructure.The focus will be on the development, testing and real-life validation of ICT infrastructure architectures, integrating state-of-the-art ICT technologies, systems and functions to enable the transition towards road vehicle automation (up to automation levels 3[1] and 4[2]). Proposals should bring together actors from automotive, IT and telecommunication industries as necessary to address one or several of the following areas:―Functional and technical requirements for the required connectivity (V2V and V2I) for large-scale deployment of vehicle automation levels 3 and 4, by analysing the use cases for the deployment of stable and reliable connectivity over commercial telecom networks and over dedicated ITS spectrum. It is envisaged that both types of connectivity are needed for the deployment of large-scale automation. Proposers should address cyber-security aspects in depth.―In relation to connectivity: architecture, functional and technical requirements for data generation, processing, storage and retrieval in the context of large-scale deployment of automation levels 3 and 4. Decision making processes needing data to operate vehicles and/or infrastructure should be distinguished from the provision of infotainment services and from other third party services. Regarding business models based on innovative, cross-sector use of data, proposers should address and analyse preconditions which might require public authority intervention. Proposers should address cyber-security aspects in depth.―Tamper-proof in-vehicle platforms for automated vehicles building on and advancing the principles of cyber security for automated vehicles.―Dynamic and accurate localisation and mapping, using cloud-based spatial data for highly automated driving (including sourcing, processing and information maintenance); accurate mapping and precise localisation based on European GNSS, using fully the capacity of vehicle connectivity and sensors and map data feedback loops; security of information enabling automated transport systems.The Commission considers that proposals requesting a contribution from the EU of between EUR 5 to 15 million each would allow this specific challenge to be addressed appropriately. Nonetheless, this does not preclude submission and selection of proposals requesting other amounts.Actions will address the ICT-infrastructure related challenges to enable the transition towards advanced levels of road vehicle automation.As described in the specific challenge above, actions are expected to contribute to improved evidence-based knowledge of required ICT-infrastructure architectures. Actions are expected to demonstrate how issues such as analysis of costs (investment, operations and maintenance) and requirements for interoperability, latency, throughput, congestion strategies, data verification and data integrity are considered.Actions are expected to demonstrate how they will provide concrete, evidence-based input feeding into standardisation processes (notably supporting interoperability and cyber security) and policy decisions (e.g. for spectrum policy).Considerable progress will be made regarding real time control systems for automated driving.Actions will contribute to more reliable processing of information for automated transport based on data fusion algorithms to combine V2V and V2X information with on-board sensor information.Actions will contribute to opening up a services market, as well as advancing public interest applications based on data captured from automation processes concerning e.g. the driver, the vehicle and the journeys made.[1]Level 3 – Conditional Automation – "the driving mode-specific performance by an automated driving system of all aspects of the dynamic driving task, with the expectation that the human driver will respond appropriately to a request to intervene", according to the SAE International’s standard J3016.[2]Level 4 – High Automation – "the driving mode-specific performance by an automated driving system of all aspects of the dynamic driving task, even if a human driver does not respond appropriately to a request to intervene", according to the SAE International’s standard J3016."</text:p>
          </table:table-cell>
          <table:table-cell office:value-type="string" calcext:value-type="string">
            <text:p>"theme"</text:p>
          </table:table-cell>
          <table:table-cell table:number-columns-repeated="1022"/>
        </table:table-row>
        <table:table-row table:style-name="ro10">
          <table:table-cell office:value-type="string" calcext:value-type="string">
            <text:p>"It is expected that automated vehicles at automation level 3 (Conditional Automation) will enter the market by 2020 to 2025. In the past years, there have been significant efforts in research to develop the technologies for vehicles and infrastructure to enable automated driving functions. However, substantial challenges remain on the path to a European wide deployment. There is a great need to demonstrate the technological readiness, reliability and safety of the automated driving functions in a large scale pilot at European scale. Before the market introduction, it is important to test automated cars in mixed traffic situations, analyse the interaction between the driver, the cars and the traffic environment, study the behaviour of other traffic participants and get an insight into automated driving under different conditions (e.g. traffic intensity, weather, lighting, etc.). In addition these pilots should assess the viability of different business models to ensure investments are done by those benefiting the most. For implementing large scale testing, Member States may need to adapt their regulatory framework and solve liability issues in case of accidents with automated vehicles.The action will integrate and test enabling technologies for automation level 3 (Conditional Automation) and evaluate the benefits in Field Operational Tests (FOTs) for passenger cars. Possible additional functions towards level 4 (High Automation) can also be tested, although the focus of the FOT should be on technologies for automation level 3. This needs the active involvement of all stakeholders such as car manufacturers, automotive suppliers, road users, insurance companies, road and traffic authorities, the EU Member States, etc., because the responsibility and liability of all stakeholders relating to the testing, demonstrating and use of automated cars requires clarification before market introduction. The FOTs should take place in at least 3 different countries. Automation pilots for all driving situations (i.e. from highway to urban) are within scope. If proposals include FOTs on highways, testing across borders should be considered. Consortia should commit to make the data collected during the pilots available through common data sharing frameworks in order to foster further research.The automation pilots should consider all the following aspects:―Demonstrate the robustness and reliability (functional safety) of technologies, systems and functions needed to support the gradual progress towards full automation, in particular from level 2 – Partial Automation (human driver monitors the driving environment) to level 3 (Conditional Automation) including possible additional functions towards level 4 (High Automation).―Evaluate effects of automated driving systems (e.g. on traffic flow, communication, etc.) in a mixed traffic environment with automated and non-automated vehicles and under different conditions (e.g. traffic intensity, weather, lighting, etc.).―Analyse user acceptance and behaviour; study interaction between the driver, the vehicles and the traffic environment and behaviour of other traffic participants.―Focus on the in-vehicle evaluation of the driver under real traffic conditions in particular during the transition of control from the vehicle system to the driver and vice versa, e.g. expectations, adoption, acceptance, trust, usability driver position; human-vehicle interaction, monitoring strategies; investigate intended and unintended use of the system and possible mitigation solutions; evaluate fail operational solutions (e.g. emergency stop). Gender balanced representation of the reference group should be ensured and data analysed in a disaggregated way.―Conduct impact assessment (e.g. safety, energy use, pollutant emissions, traffic congestion, mobility behaviour, social inclusion, use of transport services, etc.) on real world data sets.―Establish a pan-European common catalogue on necessary characteristics of cooperative decision, planning and control algorithms, including self-adaptation and learning features and ethical questions.―Fulfil all security requirements to protect the system to any threats and avoid any conscious manipulations of the information enabling automated driving systems.Proposed actions may consider C-ITS communication and European GNSS as a possibility to improve the safety and reliability of automated transport systems in the future.The size of proposals will depend on the geographical coverage of the large scale demonstrations.Consideration should be taken of gender aspects and other demographic factors such as ageing, etc.The Commission considers that proposals requesting a contribution from the EU of between EUR 18 to 36 million each would allow this specific challenge to be addressed appropriately. Nonetheless, this does not preclude submission and selection of proposals requesting other amounts.Actions are expected to demonstrate the technological readiness, reliability and safety of the automated driving functions in a large scale pilot at European scale. They will test automated vehicles at automation level 3 (including possible additional functions towards automation level 4) in mixed traffic situations. Actions are expected to demonstrate that automated driving systems for passenger vehicles can contribute to increase road safety and transport efficiency, reduce energy use, pollutant emissions and traffic congestions, and therefore support climate action and sustainable development objectives. This action will provide significant contributions in the following areas:―User acceptance and the interaction between the driver, the vehicles and the traffic environment (including other road users) in different real traffic conditions.―Wider socio-economic impacts of automated driving and the benefits for the driver in terms of mobility, comfort, convenience and safety and analyse specific issues related to gender and other demographic factors such as ageing, etc.―Uptake of new automated transport business models.―Benefits resulting from the interaction between automated driving technologies and V2X communication (connected driving)."</text:p>
          </table:table-cell>
          <table:table-cell office:value-type="string" calcext:value-type="string">
            <text:p>"theme"</text:p>
          </table:table-cell>
          <table:table-cell table:number-columns-repeated="1022"/>
        </table:table-row>
        <table:table-row table:style-name="ro10">
          <table:table-cell office:value-type="string" calcext:value-type="string">
            <text:p>"Multi-Brand platooning (platooning of heavy duty vehicles of different brands and sizes) and automated heavy duty vehicles for long-distance transport are effective technologies to improve the energy efficiency, safety and management of European road traffic. In the past years, there have been significant efforts to develop the required technologies for platooning. However, substantial challenges remain on the path to a Europe wide deployment of platooning, such as platooning with different types of vehicles in real, mixed traffic conditions, better understanding the requirements with regard to logistics, data exchange, sharing of cost savings or the perception and behaviour of other road users in presence of road trains and automated heavy duty vehicles, for instance at motorway exits.The focus of this topic is to develop, test and validate platooning concepts, technologies and functionalities and to demonstrate the robustness of multi-brand platooning using C-ITS communication on a real corridor use case (which preferably goes across national borders). The proposed actions should include all the following aspects:―Solutions to ensure robustness, reliability and interoperability of the platoon operation in real road conditions.―Automated mechanisms to support transition from single automated vehicles to platoons.―Supporting models for forming and dissolution of platoons (with different vehicles from different manufacturers).―Analysis of different platooning strategies (incl. logistical optimisation) to achieve good cost-benefits.―Integration with intelligent traffic and logistical information systems.―Suitable lane assignment strategies for platoons.―Design of road interfaces between corridors for platooning and non-adapted roads and optimisation of road infrastructure to optimally support platooning (technical, capacity, management).―Analysis of road users’ perceptions of and behavioural reactions to platoons and their behaviour, impact of road trains on traffic and transport infrastructure, legal/regulatory challenges and standards.The Commission considers that proposals requesting a contribution from the EU of between EUR 15 to 20 million each would allow this specific challenge to be addressed appropriately. Nonetheless, this does not preclude submission and selection of proposals requesting other amounts.Actions are expected to address the challenges that remain on the path to a Europe wide deployment of platooning with different types of vehicles in real, mixed traffic conditions. They will seek to demonstrate the feasibility of robust, reliable and interoperable multi-brand platooning systems on a real corridor use case. Actions will show that multi-brand platooning will help to increase energy efficiency of heavy duty traffic in platoons by about 15%, improve traffic management due to more efficient utilisation of road capacity, as well as: safety of heavy duty vehicles in mixed traffic. Therefore, actions will contribute to the development of modern, more efficient transport systems, with reduced impacts on climate change, air pollution, noise, health and accidents. Actions will also seek to reach a total cost reduction of logistics and supply chain leading to improved competitiveness of the EU in general and contribute to increased competitiveness of European Original Equipment Manufacturers and supply industry.Actions will provide significant contributions in the following areas:―Analyse impacts of platooning on traffic.―Study perception and behaviour of other road users in presence of road trains and automated heavy duty vehicles, for instance at motorway exits.―Analyse requirements with regard to infrastructure to optimally support platooning, logistics, data exchange, sharing of cost savings.―Understand innovative business cases for operators (for example due to the impact on driving time and rest periods of drivers)."</text:p>
          </table:table-cell>
          <table:table-cell office:value-type="string" calcext:value-type="string">
            <text:p>"theme"</text:p>
          </table:table-cell>
          <table:table-cell table:number-columns-repeated="1022"/>
        </table:table-row>
        <table:table-row table:style-name="ro10">
          <table:table-cell office:value-type="string" calcext:value-type="string">
            <text:p>"Automated vehicles will be accepted by customers and society only when they will be deemed easy-to-use and fully reliable and safe regarding the planned manoeuvres and their execution. A key challenge is to ensure safe vehicles handling with reduced driver attention. Especially for level 3 automated driving systems an effective interaction between the driver and the automated vehicle plays an important role. To act in harmony with driver expectations, these systems should be engineered following a user-centric approach. User acceptance is particularly important for the design of, driver interfaces that will facilitate the transitions between human and automated driving. Moreover, the automated driving systems should be resilient to both system and driver failures and guarantee sufficient reliability and robustness in each and every situation in real world traffic. The introduction of automated vehicles into the existing traffic poses specific issues regarding safety, in particular during the transition period where there will be interactions with other vehicles (of any degree of automation or none) and other traffic participants such as pedestrians or cyclists.Proposals for research and innovation activities should address one or several of the following domains:―Analyse user requirements, expectations and concerns (e.g. interaction with the system, trust, liability, privacy concerns, security, minimum safety and performance standards, etc.) related to the use of automated driving systems.―Design safe human-machine interface and driver monitoring strategies to maximise the intuitiveness and situation awareness; enable safe and appropriate driver take over strategies; monitor drivers’ behaviour, predict drivers’ actions, and increase drivers’ acceptance.―Safety of automated driving in mixed traffic situations. Develop fail-safe/fault tolerant systems and solutions for highly reliable and safe operations of automated vehicles in any kind of complex and mixed traffic situations in the transition period, also including safe interactions with all different road users and difficult weather conditions.Gender issues are particularly relevant and disaggregated data collection and analysis is strongly recommended.In line with the Union's strategy for international cooperation in research and innovation[1], international cooperation is encouraged. In particular, proposals should foresee twinning with entities participating in projects funded by US DOT[2] to exchange knowledge and experience and exploit synergies.The Commission considers that proposals requesting a contribution from the EU of between EUR 3 to 6 million each would allow this specific challenge to be addressed appropriately. Nonetheless, this does not preclude submission and selection of proposals requesting other amounts.Actions are expected to develop safe automated driving systems which are fully in line with user expectations, easy-to-use and allow an effective interaction between the driver and the automated vehicle. These automated driving systems will be resilient to both system and driver failures and guarantee sufficient reliability and robustness in mixed traffic situations. Actions will provide significant contributions in the following areas:―Reducing the number of accidents caused by human errors, such as inattention and distraction. Research will therefore help to achieve the European policy objective of halving road deaths by 2020, and, in the longer term, the Transport White Paper "Vision Zero" objective by preventing road accidents caused by human errors.―Maintaining the leadership position in developing user-centric, safe and reliable vehicle automation systems by the European vehicle manufacturers and their suppliers.―Proper validation procedures for automated driving systems to assess and test functional safety and performance.―Integrating user requirements, expectations and concerns related to the use of automated driving systems.[1]COM(2012)497[2]United States Department of Transportation."</text:p>
          </table:table-cell>
          <table:table-cell office:value-type="string" calcext:value-type="string">
            <text:p>"theme"</text:p>
          </table:table-cell>
          <table:table-cell table:number-columns-repeated="1022"/>
        </table:table-row>
        <table:table-row table:style-name="ro10">
          <table:table-cell office:value-type="string" calcext:value-type="string">
            <text:p>"The foreseen step-wise introduction of automated vehicles in traffic will face a transition period where the coexistence of conventional and highly automated vehicles will have to be managed in order to ensure an uninterrupted level of safety and efficiency. Road infrastructure will play a major role in managing this transition period.Proposals should address several of the following aspects:―New methods of traffic flow modelling depending from the introduction of automated vehicles.―Design, upgrading and adaptation of “hybrid” infrastructure (able to take into account the coexistence of fully or partially automated (connected or autonomous) and conventional vehicles).―Required forms of visual and electronic signalling and optical guidance, ensuring readability by both automated and conventional vehicles, and enabling automated driving in also adverse road weather conditions.―Best ways to enlarge the electronic road horizon for automated vehicle ensuring timely reaction to hazards ahead via real-time warnings and information, traffic management plans, up-to-date digital maps, etc.―New safety performance criteria for road infrastructure, with the goal to set the basis for a timely deployment of automation-appropriate infrastructure network.Urban and extra-urban roads could be included.Proposals are invited to take due consideration of the content of projects already funded at European level through the CEDR's Transnational Research Programme[1].In line with the Union's strategy for international cooperation in research and innovation[2], international cooperation is encouraged. In particular proposals should foresee twinning with projects funded by US DOT[3] to exchange knowledge and experience and to exploit synergies.The Commission considers that proposals requesting a contribution from the EU of between EUR 2 to 5 million each would allow this specific challenge to be addressed appropriately. Nonetheless, this does not preclude submission and selection of proposals requesting other amounts.Actions are expected to demonstrate how innovative modelling, design and engineering of road infrastructure will facilitate the step-wise introduction of automated driving systems taking in consideration concerns for safety performance and users' appreciation.[1]http://www.cedr.fr/home/index.php?id=260[2]COM(2012)497[3]United States Department of Transportation (http://www.dot.gov/)."</text:p>
          </table:table-cell>
          <table:table-cell office:value-type="string" calcext:value-type="string">
            <text:p>"theme"</text:p>
          </table:table-cell>
          <table:table-cell table:number-columns-repeated="1022"/>
        </table:table-row>
        <table:table-row table:style-name="ro10">
          <table:table-cell office:value-type="string" calcext:value-type="string">
            <text:p>"Many developments and testing of automated vehicle solutions are already on-going in different European Member States and worldwide with varying framework conditions. There is a great need for creating a solid knowledge base of all these activities and a coordinated and harmonised approach at European and international level. Moreover, it is necessary to achieve a more efficient sharing and re-use of data and experiences of the different Field Operational Tests (FOT) in the area of road vehicle automation carried out at National and European levels.Proposals should address one or two of the following areas:Area 1:―Monitor the status of progress, coordinate and create a knowledge base on all ongoing research and demonstration activities in Europe and in the rest of the world in the area of road vehicle automation.―Identify and gather a knowledge base on different automated driving scenarios in European Countries and worldwide, taking into account the available transportation system and infrastructure in these countries, including an analysis of the expected user behaviour for different user groups and the impact on the economy.―Create a forum for National and European stakeholders of road automation to exchange experiences and knowledge on the development and deployment of road automation systems and to discuss future challenges.―Support cooperation activities in the area of road automation at global level, in particular with the US and Japan.Area 2:―Establish a platform of data exchange in order to let individual Field Operational Tests of vehicle automation carried out at National and European levels benefit from each other's' learning experiences. A strategy for sharing and exploiting collected data in National, European and international FOTs should be developed.For both areas, in line with the Union's strategy for international cooperation in research and innovation[1], international cooperation is encouraged. In particular, proposals should foresee twinning with entities participating in projects funded by US DOT[2] to exchange knowledge and experience and exploit synergies.The Commission considers that proposals requesting a contribution from the EU of between EUR 0.50 to 3.00 million each would allow this specific challenge to be addressed appropriately. Nonetheless, this does not preclude submission and selection of proposals requesting other amounts.Actions are expected to provide a comprehensive picture of the state of the art of research and demonstration activities in Europe and worldwide in the area of vehicle automation, in particular with regard to emerging market prospects, standardisation and legal and regulatory framework.Moreover, actions will achieve a better visibility, comparability and transferability of available results and data of Field Operational Tests of vehicle automation at National and European level. They will also lead to a stronger cooperation between research centres and other stakeholders in Europe and worldwide on common challenges in the areas of vehicle automation.Proposed actions will contribute to higher penetration of automated driving functions in the market, resulting in both increased safety on the roads and lower emissions, and stronger market position of European industry in systems for vehicle automation.This activity directly aimed at supporting the development and implementation of evidence base for R&amp;I policies and supporting various groups of stakeholders is excluded from the delegation to the Innovation and Networks Executive Agency (INEA) and will be implemented by the Commission services.[1]COM(2012)497[2]United States Department of Transportation."</text:p>
          </table:table-cell>
          <table:table-cell office:value-type="string" calcext:value-type="string">
            <text:p>"theme"</text:p>
          </table:table-cell>
          <table:table-cell table:number-columns-repeated="1022"/>
        </table:table-row>
        <table:table-row table:style-name="ro10">
          <table:table-cell office:value-type="string" calcext:value-type="string">
            <text:p>"Fully automated road transport systems have the potential to revolutionise urban transport offering high quality public transport services which are not feasible with conventional public transport systems. Low speed full automation systems have been demonstrated in several European cities. However full-scale demonstrations are still necessary to prove the reliability, safety and robustness of fully automated road transport systems in complex scenarios in urban areas. In addition, it is necessary to address the remaining questions, such as user acceptance and legal framework and to develop business cases to make fully automated urban road transport systems economically viable.Proposals should demonstrate fully automated road transport systems which should be complementary to mass transit to reach low to medium demand areas with high quality transport services. A fleet of automated road transport vehicles (e.g. light weight vehicles, cyber cars, small buses) should be implemented at pan-European level in urban and/or sub-urban areas. The demonstrated systems should be fully integrated into existing public transport systems and should provide evidence of their safety, reliability and fault tolerance in complex traffic scenarios (with automated and non-automated vehicles, pedestrians, cyclists, powered two-wheelers, etc.)Proposed actions should assess the user acceptance and effects on transport demand and modal transfer. Attention should also be paid to the analysis of socio-economic impacts and benefits of urban automated vehicle fleets as part of an integrated transport system, such as improved accessibility of persons with reduced mobility, elderly, etc. Gender specificities should be considered. Recommendations for local and national authorities to deploy fully automated road vehicles should be developed.Active participation of SMEs is strongly encouraged.In line with the Union's strategy for international cooperation in research and innovation[1], international cooperation is encouraged. In particular, proposals should foresee twinning with entities participating in projects funded by US DOT[2] to exchange knowledge and experience and exploit synergies.The Commission considers that proposals requesting a contribution from the EU of between EUR 10 to 15 million each would allow this specific challenge to be addressed appropriately. Nonetheless, this does not preclude submission and selection of proposals requesting other amounts.Actions are expected to demonstrate the reliability, safety and robustness of fully automated road transport systems in complex scenarios in urban areas. They should develop innovative solutions for the safe and smooth integration of automated vehicles into the existing transport system in urban areas, as well as door-to-door public transport services, which can change radically the mobility paradigm of European cities. Therefore, actions will contribute to the development of modern, more efficient urban transport systems, with reduced impacts on climate change, air pollution, noise, health and accidents. Moreover, actions will provide detailed knowledge and recommendations which enable transport authorities, policy makers and business to invest in urban automated vehicle systems and support the development of innovative mobility services (e.g. car sharing, road train systems, etc.).[1]COM(2012)497[2]United States Department of Transportation."</text:p>
          </table:table-cell>
          <table:table-cell office:value-type="string" calcext:value-type="string">
            <text:p>"theme"</text:p>
          </table:table-cell>
          <table:table-cell table:number-columns-repeated="1022"/>
        </table:table-row>
        <table:table-row table:style-name="ro10">
          <table:table-cell office:value-type="string" calcext:value-type="string">
            <text:p>"The EU has a strong dependence on diesel, particularly for operating heavy duty vehicles (HDV). The use of alternative fuels in internal combustion engines could reduce this dependence in the short and medium term as well as achieve a significant level of GHG and pollutants emission reduction. Several gaseous and liquid alternatives could be appropriate fuels for trucks running over short, medium and long distances. The specific challenge is to optimise and develop new powertrains (engine / exhaust after treatment systems) for heavy duty vehicles running on alternative fuels with the perspective of achieving higher efficiency and lower pollutant emissions compliant with Euro VI standards and meeting CO2 emission targets under discussion.Proposals should focus on one or several of the following fuel options:―Bio-methane mixed into liquefied natural gas: LNG is an attractive option to mitigate the high dependence of HDV on diesel. However, to achieve a significant level of GHG emission reduction, it is essential to shift from natural gas to bio-methane. Proposals should consider the results of the LNG Blue Corridors projects and other projects funded by the EU under the European Green Vehicles Initiative.―Biofuels ED95 and B30: the use of E95 (95 % ethanol and 5% ignition improver) and B30 (30% Biodiesel and 70% of diesel) for HDV could reduce the EU dependence on diesel. E95 has been already been demonstrated in urban fleets but could be an appropriate fuel for trucks running over short and medium distances. Proposals should contribute to the transition from the 1st to the 2nd generation of such biofuels.Proposals should focus on the following specific objectives:―Optimise and develop new powertrains (engine/after treatment systems) for the use of alternative fuels in HDV.―Evaluate energy efficiency, costs, performance, environmental benefits and durability of HDV running on alternative fuels.Proposals should include prototype validation of the new vehicles. A small demonstration should be carried out to assess the energy efficiency and the environmental and economic benefits of the trucks running in real conditions.Proposals should provide recommendations for the development of relevant standards, in particular for fuel quality requirements and for the type-approval of the heavy duty vehicles.When biofuels are considered by proposals, they should be included in the assessment of sustainability and demonstrate compliance with sustainability criteria as specified in the article 17 of the Directive 2009/28/EC on the promotion of the use of energy from renewable sources.The Commission considers that proposals requesting a contribution from the EU of between EUR 5 and 10 million each would allow this specific challenge to be addressed appropriately. Nonetheless, this does not preclude submission and selection of proposals requesting other amounts.Actions will contribute to climate action and sustainable development objectives by the following achievements:―Oil substitution through the use of alternative fuels.―Reduction of GHG and pollutant emissions from transport using sustainable renewable fuels in heavy duty vehicles. In particular, polluting emissions below Euro VI with a Conformity Factor of 1.2 in real driving will be demonstrated.―Market development for heavy duty vehicles running with sustainable renewable fuels.The demonstration part of actions will help to improve the knowledge and general awareness of the alternative fuel as appropriate for short, medium or long distance road transport. Actions will also serve to remove the existing barriers for heavy duty vehicles running on renewable fuel."</text:p>
          </table:table-cell>
          <table:table-cell office:value-type="string" calcext:value-type="string">
            <text:p>"theme"</text:p>
          </table:table-cell>
          <table:table-cell table:number-columns-repeated="1022"/>
        </table:table-row>
        <table:table-row table:style-name="ro10">
          <table:table-cell office:value-type="string" calcext:value-type="string">
            <text:p>"Growing road traffic in Europe results in detrimental effects on the environment and public health to a level that is becoming unsustainable, this in spite of increasingly stringent emission standards. In particular, CO2 and noxious emissions are not sufficiently reduced in real driving, while higher injection pressures have led to a shift towards the emission of smaller nanoparticles that are undetected by current certification procedures.Advanced technologies offer solutions but need to be further developed: on the one hand a new generation of engine components has reached a sufficient level of maturity but more research for their optimal combination in a new generation of engines is needed; on the other hand, hybridised engines where ICE are coupled with electric drives that are able to supply instantaneous torque still need to be optimised introducing radically new combustion processes to reach much higher energy conversion, thus approaching the physical limits.Proposals should address one of the following domains:―New generation of non-hybrid engines based on existing engine technologies (short term developments): proposals will address the optimal combination of innovative engine and robust after-treatment technologies as well as modelling and testing to improve the design and control capability. Special attention should be given to the assessment and reduction of particle emissions below 23 nm, particularly for direct injection gasoline and diesel engines.―Future combustion engines for electrified powertrains (longer term developments): new combustion processes, sensing, control and after treatment systems, supported by advanced modelling technologies where needed to allow these engines to meet future ambitious energy and emission targets simultaneously. Special attention should be given to the assessment and reduction of particle emissions below 23 nm, particularly for direct injection gasoline and diesel engines.―Development (based on current direct injection engines) of the related measurement procedures down to 10nm, providing a contribution to future regulation on particle emissions, in particular in real driving conditions.Proposals could foresee cooperation with entities participating in similar projects funded by Japan and US to exchange knowledge and experience and exploit synergies in view of establishing future international standards and regulations on nanoparticle emissions.The Commission considers that proposals requesting a contribution from the EU of between EUR 5 to 10 million for the domains on engines would allow this specific challenge to be addressed appropriately; smaller projects are expected under the domain on particle measurement. Nonetheless, this does not preclude submission and selection of proposals requesting other amounts.Research projects will contribute to climate action and sustainable development objectives by delivering significant reductions of CO2 emissions (thus addressing the global warming challenge) and by improving noxious emissions (thus allowing better air quality in European cities). To achieve these impacts proposals will need to show how they intend to meet the following targets:―For new generation of non-hybrid engines, demonstration vehicles incorporating each of the developed new engine technologies will prove, by independent testing, a reduction of WLTP[1] CO2 emissions respectively of 5% for diesel and 15% for gasoline, with respect to the best equivalent size and torque engines on the market in 2015. At the same time they should demonstrate real driving emissions at least below upcoming Euro 6 RDE[2] limits (with particle number emissions measured with a 10 nm threshold).―For future combustion engines for electrified power-trains, the innovative engines are expected to support the achievement of long term fleet targets of 50 g/km CO2 on the WLTP by demonstrating (on the bench with simulation support to emulate real driving and/or on a vehicle, depending on the starting TRL of the technology), a peak thermal conversion efficiency of more than 50%and real driving Euro 6 values with no conformity factor (with particle number emissions measured with a10 nm threshold.―Projects related to particle measurements will also support the understanding, measurement and regulation of particle emissions below 23 nm (with the threshold of at least 10 nm).Overall, research projects will contribute to the establishment of a future 'EU Super Low Emission Vehicles' standard.[1]World Light Duty Test Procedure[2]Real Driving Emissions"</text:p>
          </table:table-cell>
          <table:table-cell office:value-type="string" calcext:value-type="string">
            <text:p>"theme"</text:p>
          </table:table-cell>
          <table:table-cell table:number-columns-repeated="1022"/>
        </table:table-row>
        <table:table-row table:style-name="ro10">
          <table:table-cell office:value-type="string" calcext:value-type="string">
            <text:p>"Hybridised road vehicles combining internal combustion engines and electric motors are already available in the market and contribute to the uptake of electrified vehicles. With the advantages of two different propulsion systems, hybrid electric vehicles can offer the possibility to drive both with zero emission and over long distances. They constitute a major enabler to reach future CO2 targets and reduce greenhouse gas emissions in general, and play an important role in ensuring better air quality in urban areas and energy savings. However, a major challenge for this type of vehicle is the cost of its technology in relation to the benefit for end users and the variety of configurations that are possible. This topic is focused on the development of advanced solutions which reduce both the cost and complexity of pure hybrid, plug-in hybrid and range extended electric vehicles, and their effective mechanical, thermal and electrical integration into the vehicle.Proposals should address all the following aspects in light-duty and/or heavy-duty vehicles:―For range extended electric vehicles, development of novel high efficiency and high power density energy generators and close integration with electric systems.―For pure and plug-in hybrids, power-train system integration and optimisation through the re-use of waste heat, advanced control, downsizing of ICEs, innovative transmissions and the integration of high temperature electronic components.For all applications, identify potential for cost reduction by technical simplification of engine and/or transmission systems and lower cost energy storage as well as improved after-treatment operation to control of emissions, particularly in case of cold (re)start and optimised use of auxiliary systems, and, where economically justified, the re-use of waste heat.The Commission considers that proposals requesting a contribution from the EU of between EUR 7 and 10 million each would allow this specific challenge to be addressed appropriately. Nonetheless, this does not preclude submission and selection of proposals requesting other amounts.: In general, the cost premium for hybrid powertrains can be greater than the value of benefits to the user. The impact from this work will be to deliver improved benefits to the consumer and/or cost reductions that will lead to greater market penetration for this technology. Specifically, the expected impacts will consist of:―Reduction of cost at system level to a 5% premium over best in class 2015 non-hybrid diesel vehicle of equivalent size (15% for 30 km range plug-in solutions) when produced at a rate consistent with an overall 10% hybrid market penetration.―Contribution to climate action and sustainable development objectives by improving energy efficiency, resulting in higher fuel economy over the WLTP of 20% in the short to medium term and improvements in electric drive range of more than 25% for plug-in solutions at constant battery capacity depending on application and drive cycle duty.―Reduction of combustion engine raw emissions, thereby allowing cost reduction in the exhaust after-treatment system. Vehicle demonstration of real driving emissions compliance with a 1.5 compliance factor is mandatory for each developed technology.―Improvement of gradeability, drive-off performance and acceleration performance compared with a conventional vehicle.―Improved user acceptance for range extender systems delivering an improved driver experience and utility."</text:p>
          </table:table-cell>
          <table:table-cell office:value-type="string" calcext:value-type="string">
            <text:p>"theme"</text:p>
          </table:table-cell>
          <table:table-cell table:number-columns-repeated="1022"/>
        </table:table-row>
        <table:table-row table:style-name="ro10">
          <table:table-cell office:value-type="string" calcext:value-type="string">
            <text:p>"Developments have already been undertaken in recent years to optimise drivetrain components for fully electric vehicles (FEVs), in particular in terms of efficient use and recovery of energy. However, the next generation of electric drivetrains should be conceived to also take into account design for manufacturing, low weight and material cost.Proposals should address one or several of the following aspects:―Functional system integration of electric machines (e.g. high speed motors) with transmissions, optimisation of energy recovery with the integration of braking systems.―Lower cost electric machines through reduced need for rare earth magnets and designs optimised for lower cost manufacturing processes.―Integration of power electronics with battery charging functions together with associated control and of wide bandgap semiconductors providing high temperature, high power density, and high frequency capabilities.―Modular electric power train components compatible with both full electric and hybrid applications, sub-systems and topologies with enhanced NVH[1], reliability, safety and fault tolerance and robustness, fit for mass manufacturing.The Commission considers that proposals requesting a contribution from the EU of between EUR 5 and 10 million each would allow this specific challenge to be addressed appropriately. Nonetheless, this does not preclude submission and selection of proposals requesting other amounts.Actions will lead to the next generation electric drives, with reduced costs through systems integration and optimised design and configuration of motors and power electronics for volume manufacturing processes. Therefore, actions under this topic are expected to contribute to the achievement of climate action and sustainable development objectives. The expected impacts from actions will be demonstrated on full size working prototypes as follows:―An incremental reduction in total motor and power electronics system costs through optimised design for manufacture.―A 30% increase in specific torque and specific power of electric motors with a 50% increase in maximum operating speed whilst halving motor losses.―A 50% increase in the power density of motor power electronics, a 50% reduction in losses and the ability to operate with the same cooling liquids and temperatures used for the combustion engine in hybrid configurations.[1]Noise, vibration and heat."</text:p>
          </table:table-cell>
          <table:table-cell office:value-type="string" calcext:value-type="string">
            <text:p>"theme"</text:p>
          </table:table-cell>
          <table:table-cell table:number-columns-repeated="1022"/>
        </table:table-row>
        <table:table-row table:style-name="ro10">
          <table:table-cell office:value-type="string" calcext:value-type="string">
            <text:p>"Increasing the range of vehicles, and in particular EVs, requires the minimisation of the overall energy consumption of which a significant share, depending strongly on the ambient conditions, is often due to the systems (for de-icing/de-fogging, heating, cooling, etc.) required to ensure the safety, comfort and well-being of the vehicle occupants. Correspondingly, there is a need to focus on all aspects of the user-centric design of EVs (mainly cars, with potential synergies with heavier vehicles) from the perspective of energy consumption in order to develop advanced solutions which will enable the range of the vehicle to be increased significantly without compromising safety, EV users requirements, all factors that directly affect the competitiveness of EVs with respect to conventional vehicles.Proposals should address all the following aspects:―Analysis of all aspects of the user-centric design of vehicles which directly or indirectly impact energy consumption in a significant way (including visibility, thermal comfort, HMI, ergonomics, postural comfort, noise and vibration, etc.) that may require the development of new methodologies and design tools. Consideration should be taken of gender aspects and other demographic factors such as ageing.―Development of solutions, including the application of novel materials, to improve the thermal insulation of vehicles and hence reduce the energy consumption needs over a wide range of ambient conditions.―Integration of advanced systems and components, and their control, considering also preconditioning, in order to optimise occupant comfort and well-being with respect to energy consumption.―Reducing the weight and thermal inertia of systems and components (including the windshield and window, seats, dashboard, trim, etc.) in the vehicle in order to improve efficiency without reducing performance.―Implementation and testing of the different solutions at the full vehicle level in order to ensure that the safety (including during and after crash) and perception of comfort and well-being remain uncompromised.An assessment of the applicability of the solutions developed across different types of EVs should be carried out.The Commission considers that proposals requesting a contribution from the EU of between EUR 7 and 10 million each would allow this specific challenge to be addressed appropriately. Nonetheless, this does not preclude submission and selection of proposals requesting other amounts.Actions are expected to increase 25% the electric drive range of EVs across a wide extent of ambient conditions. This improvement will be achievable on production in the short- to medium-term. Actions will contribute to climate action and sustainable development objectives by achieving an improved energy efficiency without compromising in terms of both the performance of the respective systems and components (including de-icing/de-fogging, heating, cooling, lighting) and the safety, comfort and well-being of the vehicle occupants. Furthermore, through comprehensive impact assessment, the solutions will be demonstrated to be viable in terms of cost and production, and the potential improvement in the competitiveness of EVs with respect to conventional vehicles in the long-term will be analysed."</text:p>
          </table:table-cell>
          <table:table-cell office:value-type="string" calcext:value-type="string">
            <text:p>"theme"</text:p>
          </table:table-cell>
          <table:table-cell table:number-columns-repeated="1022"/>
        </table:table-row>
        <table:table-row table:style-name="ro10">
          <table:table-cell office:value-type="string" calcext:value-type="string">
            <text:p>"In order to make hybrid, plug-in hybrid and fully electric vehicles fit for the mass market, the energy density and efficiency of battery packs need to increase so that this results in higher electric ranges. Besides research on advanced electro-chemistries, the integration of batteries primary cells into battery packs has a major role to play. Advanced physical integration technologies for high energy/power density battery packs should take into account safety and modularity aspects as well as related production and testing methods in order to maintain the strength of the European automotive supply industry in this area Even though the solutions for system integration depend on the properties of the cells and their control, the further development of electro chemical and battery management systems is not a subject of this call.Proposals should address all the following aspects:―Thermal, electrical and mechanical design of battery systems based on lithium and post lithium cells (if available on the market, excluding electrochemistry work) aiming at highly increased energy density and modularity.―Design for manufacturing, recycling and second use.―Prototyping and mass-production technologies for battery systems.―Demonstration of performance, lifetime and safety behaviour including bench testing and demonstration under real life conditions in vehicles.The Commission considers that proposals requesting a contribution from the EU of between EUR 5 and 7 million each would allow this specific challenge to be addressed appropriately. Nonetheless, this does not preclude submission and selection of proposals requesting other amounts.Actions will result in:―Energy density improvement of battery packs in the order of 15-20%―Battery integration costs (excluding cell cost) reduced by 20 to 30%―Strengthening the EU value chain, from design and manufacturing to dismantling and recycling.―Contributing to climate action and sustainable development objectives"</text:p>
          </table:table-cell>
          <table:table-cell office:value-type="string" calcext:value-type="string">
            <text:p>"theme"</text:p>
          </table:table-cell>
          <table:table-cell table:number-columns-repeated="1022"/>
        </table:table-row>
        <table:table-row table:style-name="ro10">
          <table:table-cell office:value-type="string" calcext:value-type="string">
            <text:p>"Detailed modelling and testing at component and sub-component level (for instance in electrochemistry and electromagnetics) can be used to improve the understanding and design capabilities for higher performance and lower cost, allowing to recover or maintain technological leadership in key sectors of the EV value chain. Whenever the knowledge is fragmented, a truly European effort is preferred to help shorten the development and validation time of the tools. New technologies and new materials will enable further improvements in EV-efficiency but will also add complexity in control, calibration and safety analysis. Novel tools are required particular for covering the entire chain of integration into vehicles and subsystems. Consequently there is a need for advanced testing methods and tools as well as scalable and easy to parameterise real-time models for usage in different development environments in order to ensure safety and improve efficiency of future EVs and hence reducing development and testing efforts significantly.Proposals should address one or several of the following aspects:―Investigations on scalable real-time models for e-drive components (e-motor, batteries, inverters, fuel-cell, etc. ) that seamlessly can be used for design, simulation, diagnosis and testing based on existing models and corresponding test and modelling procedures to automatically identify parameters of these models.―Development of heterogeneous testing facility for electric traction drive and storage system that enable the functional optimisation, testing and diagnosis of new e-drive concepts at higher frequencies and voltages.―Development of systems and methods to assess reliability, energy content and commercial certainty for battery systems at all levels of technology, from cell via packs, vehicles to recycling.―Investigation on reliable and automated methods and procedures for parameter identification of physical and/or empiric models of batteries (state of charge and health, lifetime, etc.). Potential for international cooperation in establishing standard procedures should be explored.―New tools and methods integrated with control development for improving safety analysis and reducing costs.The Commission considers that proposals requesting a contribution from the EU of between EUR 4 and 10 million each would allow this specific challenge to be addressed appropriately. Nonetheless, this does not preclude submission and selection of proposals requesting other amounts.Actions on new testing and simulation tools and methods will lead (depending on the chosen scope) to a:―Reduction of development and testing efforts for e-drivetrains by 40%―Improved efficiency of e-drivetrains under real driving conditions by 20%, which will contribute to climate action and sustainable development objectives.―Improved powertrain safety for all types of electrified vehicles by a factor of 10 with no additional expenses in safety studies.―Increased collaboration between firms and academia and other projects with similar research activities and further leverage the EV-development ecosystem in Europe."</text:p>
          </table:table-cell>
          <table:table-cell office:value-type="string" calcext:value-type="string">
            <text:p>"theme"</text:p>
          </table:table-cell>
          <table:table-cell table:number-columns-repeated="1022"/>
        </table:table-row>
        <table:table-row table:style-name="ro10">
          <table:table-cell office:value-type="string" calcext:value-type="string">
            <text:p>"Electrification of different types of transportation and delivery typically in urban and suburban areas (including buses, vans, medium trucks, and specialist vehicles such as trucks for refuse collection) is a privileged path to reduce their energy consumption and emissions. At the same time, achieving the same range capabilities using large over-night charged batteries would undermine their payload capacity and vehicle performance (e.g. acceleration and hill climbing ability). It is therefore necessary to integrate either a range extender or solutions for the fast transfer of significant energy volumes, be it at terminals, loading/de-loading stops or in-route. However, large magnitude power transfer directly from the grid can be costly and introduce disturbances into the grid. Furthermore, large power flows in relation to the total energy capacity of the involved energy storage systems may be harmful to the energy storage systems. Therefore, the different options of rapid charging at stops and terminus need to be assessed and compared with respect to cost and their impact on the power grid. The overall challenge is to design integrated, energy efficient low emission vehicles taking into account the powertrain, energy storage and the charging infrastructure needed to cover the intended missions, without compromising on vehicle performance or comfort and safety of the vehicle driver and occupants or increasing the final costs to the users/customers.Actions should address the development of vehicle drive train concepts and energy storage (battery and super-capacitor) which can deliver the required vehicle performance and are able to operate in a pure electric mode with high energy recovery capacity. This will ensure zero emissions and low noise pollution either on the whole mission or in designated low-emission zones, while permitting in the second case highly efficient, low environmental impact internal combustion engine operation without range restrictions in other areas. Such technologies can be applied to one or both of the following vehicle types:―Electrified medium duty trucks for urban and peri-urban applications (freight delivery, refuse collection, etc.) capable of time efficient operation.―Electrified high capacity (at least 12 m) buses for urban use, capable of following normal timetables and when needed to effectively charge and drive at bus stops with multiple bus lines.For both above applications, where appropriate, development and integration in the vehicles, of power transfer solutions for ultrafast (&lt; 30 seconds), superfast (&lt; 5 minutes) and/or fast (&lt; 30-50 minutes) wireless and contact-based electric energy transfer technologies, demonstrating how the system level efficiency and economic impacts can be achieved, including amortisation of infrastructure.To ensure the acceptability of such systems into the market, negative effects on battery life and the grid, and measures to mitigate them should also be developed and integrated in the global system, as well as standardisation and health and safety implications.Extension of these concepts to lighter vehicles should be taken into account wherever appropriate to enhance opportunities for exploitation.An interaction with interested European cities to provide input on needs and implementation plans will be performed targeting market readiness by 2023.Proposals could foresee cooperation with entities participating in projects funded by Japan and US to exchange knowledge and experience and exploit synergies in the field of fast charging and its impact on infrastructure in view of establishing future international standards.The Commission considers that proposals requesting a contribution from the EU of between EUR 5 and 15 million each depending on the number of developed vehicles and charging technologies would allow this specific challenge to be addressed appropriately. Nonetheless, this does not preclude submission and selection of proposals requesting other amounts.All actions will contribute to climate action and sustainable development objectives by achieving the following targets.For electrified medium duty trucks for urban use:―Energy efficiency improvements up to 70% in comparison with equivalent category conventional vehicles are targeted, with full electric driving ranges of at least 50 km (including energy recuperation and superfast charging at delivery stops).―Low noise operation (&lt;72 dB) allowing e.g. off peak delivery.―Polluting emissions below Euro VI with a Conformity Factor of 1.2 in real driving when in range extended mode.For electrified high capacity buses for urban use:―Bus energy efficiency improvements similar to dual mode medium duty trucks, with an average speed compatible with normal bus operation, depending on whether charging take place only at end terminals or at bus stops.―Polluting emissions below Euro VI with a Conformity Factor of 1.2 in real driving when in range extended mode.―Reduced operating costs competitive with conventional low emissions buses or trucks.For fast charging infrastructure:―Power transfer capability above 100kW―Transfer efficiencies above 90% for static contactless systems"</text:p>
          </table:table-cell>
          <table:table-cell office:value-type="string" calcext:value-type="string">
            <text:p>"theme"</text:p>
          </table:table-cell>
          <table:table-cell table:number-columns-repeated="1022"/>
        </table:table-row>
        <table:table-row table:style-name="ro10">
          <table:table-cell office:value-type="string" calcext:value-type="string">
            <text:p>"The energy efficiency of logistics and co-modal transportation needs to be significantly improved, since road haulage represents the dominant share of CO2 emissions and energy consumption. Adaptable and configurable complete truck concepts and architectures can significantly contribute to improving road haulage energy efficiency, by improving aerodynamics and energy efficiency, while contributing to meet future logistics and co-modality needs for different segments and markets. Industry, authorities and policy-makers should collaborate on standardisation issues in order to allow the use of configurable trucks in road haulage. The present regulatory framework is not conducive to some of the developments suggested above. Revisions of existing regulations are needed and could benefit from results of this action, e.g. the present work with Directive 96/53/EC, which will allow greater flexibility in terms of vehicle length provided improvements in efficiency and safety can be demonstrated.Proposals should address the following aspects:―Map, quantify and predict the type of loads carried on roads in Europe and define potential solutions for configurable trucks.―Develop new concepts and technologies for trucks with reduced drag, which are safer, comfortable, configurable and cost effective, and ensure satisfaction of different kinds of customer needs and adaptability to actual type of tasks and circumstances.―Provide inputs for revising the standardisation and regulatory framework.―Demonstrate potential in real time vehicle boundary configuration for best aerodynamics and energy management adapting to the specific load.The Commission considers that proposals requesting a contribution from the EU of between EUR 7 and 10 million each would allow this specific challenge to be addressed appropriately. Nonetheless, this does not preclude submission and selection of proposals requesting other amounts.Actions will contribute to climate action and sustainable development objectives by targeting overall efficiency gains of at least 18-33% demonstrated on real platforms, broken down as follows:―4–5% improvement in energy efficiency by separate platforms for volume and weight freight, respectively.―4–6% improvement in energy consumption due to more effective loading space utilisation.―5–12% energy efficiency improvement (depending on traffic circumstances) from the integration of more elaborate flexible powertrains.―5–10% improvement in energy consumption due to improved truck aerodynamics.―Standardised interfaces and the resulting sharing of components leading to higher economies of scale.―The innovative front end design will increase energy absorption for vehicles and for pedestrians to ensure survivability in crashes up to 50 km/h."</text:p>
          </table:table-cell>
          <table:table-cell office:value-type="string" calcext:value-type="string">
            <text:p>"theme"</text:p>
          </table:table-cell>
          <table:table-cell table:number-columns-repeated="1022"/>
        </table:table-row>
        <table:table-row table:style-name="ro10">
          <table:table-cell office:value-type="string" calcext:value-type="string">
            <text:p>"Growing urbanisation in Europe is generating increased traffic congestion, greenhouse gas emissions, and air pollution. Economic development requires an efficient and sustainable mobility system and European citizens need affordable and adaptable transport options through synergies between different modes. L-category vehicles, for individual passenger transport and for small logistics, are an effective solution to address the growing problems of traffic congestion in towns and cities across the EU. Smaller, lighter and more specialised than other vehicles, their use produces economic savings in terms of time gained, energy consumption and space required for moving and parking. Electrified L-category vehicles (EL-Vs) are a further step towards an even more sustainable urban mobility but they are still a niche market, mainly due to cost, lack of public information and limited direct user experience. However, last generation EL-Vs, and those currently under development, could meet mainstream customer expectations and contribute to urban quality of life.Proposals should focus on the demonstration of the potential market penetration of EL-Vs in different European cities. It should enable EL-V manufacturers to make vehicles more attractive to the general public, support a mind-shift and encourage the uptake of EL-Vs (in particular two/three wheelers and light quadricycles). The demonstration of EL-Vs as private, shared, or service vehicles will make the public more familiar with easy to operate EL-Vs and allow overcoming issues such as range anxiety. Enabling users to experience the wide range of EL-Vs as part of their daily personal mobility, will make them more aware of their real mobility needs and allow the integration of EL-Vs with other private and public modes of transport. Surveys among private and professional users should measure in how far the demonstration projects provide attractive services and match market demands.The scope includes deployment of ICT tools for driver support and services such as communication with back-office, booking, route scheduling, real time monitoring of vehicle performance to enhance eco-driving and for integrating EL-Vs into the urban transport. The scope also includes the compatibility of EL-Vs with other vehicles’ charging stations and with cheaper charging devices, such as home chargers.Compatibilities and potential incompatibilities between different categories of vehicles (L, M, N) should be identified and documented, suitable to serve as a basis for creating or adapting street rules, type approval regulations, standards and policy measures for the deployment of an effective charging infrastructure.The consortium should have at least two cities as beneficiaries.In order to maximise the impact in this topic, the focus of investments planned in these proposals should be on the demonstration of the potential market penetration of EL-Vs in different European cities, rather than purchasing the actual vehicles and their appropriate infrastructure.This topic is particularly relevant for SME participation.The Commission considers that proposals requesting a contribution from the EU of between EUR 7 to 10 million each would allow this specific challenge to be addressed appropriately. Nonetheless, this does not preclude submission and selection of proposals requesting other amounts.As described in the specific challenge above, the demonstration will contribute to assess the potential market penetration of EL-Vs and consumers’ needs and expectations.Actions are expected to give details on their contribution to speed up the penetration of EL-Vs into the market and will supply the manufacturer with crucial information for the development and the engineering work of the next generation of EL-Vs.The work on deployment of ICT tools for driver support and services is expected to give the vehicle manufacturers and mobility service providers the necessary information to develop successful business models.Actions will demonstrate how the proposed innovation will contribute to quality of life in urban environments (including commuting), and will provide recommendations for effective policy measures supporting the deployment of EVs, as well as for an optimised grid and charging infrastructure, able to guarantee compatibility among different type of EVs.In addition, the demonstration will provide data on real driving conditions useful to design policy measures (i.e. optimal amount and distribution of public charging points, identification and possible areas accessible only to electrical L vehicles, interaction with other means of transport and vulnerable road users).Project results will also contribute to climate action and sustainable development objectives."</text:p>
          </table:table-cell>
          <table:table-cell office:value-type="string" calcext:value-type="string">
            <text:p>"theme"</text:p>
          </table:table-cell>
          <table:table-cell table:number-columns-repeated="1022"/>
        </table:table-row>
        <table:table-row table:style-name="ro10">
          <table:table-cell office:value-type="string" calcext:value-type="string">
            <text:p>"The objective of this topic is to define and promote research priorities for sustainable road transport in Europe. It calls for a Coordination and Support Action to assist ERTRAC, the European Technology Platform for road transport, the European Green Vehicle Initiative PPP, the European Commission and Member States in defining the research needs for their strategies and programmes in order to achieve the objectives of the Energy Union and other European policies and further on the vision of the White Paper 2011 for a competitive and resource-efficient future transport system.Proposals should consider a comprehensive approach ranging from components to system integration and including enabling technologies and other transport modes, where relevant. They should address all the following aspects:―Updating of research agendas and roadmaps as developed by the European Technology Platform ERTRAC (European Road Transport Research Advisory Council) and the European Green Vehicle Initiative (EGVI).―Monitoring of road transport research projects and their impacts from relevant European programmes (Horizon2020, ENT, JU, etc.) and organisation of workshops to present and discuss results, trends, exchange experience and foster innovation aspects.―Definition of multi-annual and more precise annual implementation plans as input for the programmes of the EU and Member States.―Identification of actions to support education, training, standardisation and business models.―Identification of barriers for the deployment of research results and improvement of framework conditions.―Fostering of the links between ERTRAC and the national technology platforms for road transport existing at national level in Europe.―Organisation of dissemination activities for ERTRAC and EGVI. These activities should also target emerging economies within Asia and Latin America.―Facilitating exchange between cities in Europa, Asia and Latin America, initiate pilot actions and develop pre-feasibility studies for cities in emerging economies, and twin EU and international projects on urban electric mobility.―Track global progress on urban electric mobility and support UN activities, such as the Urban Electric Mobility Initiative (UEMI).The implementation requires close collaboration with the leading stakeholders in transport RTD in Europe. This includes Original Equipment Manufacturers, supply industry, research and engineering organisations, as well as other multipliers such as ETPs dealing with transport research and innovation, EGVI, the ENT, the EU, and Member States. In line with the strategy for EU international cooperation in research and innovation[1], international cooperation is encouraged with key emerging countries, in particular China and Brazil.The Commission considers that proposals requesting a contribution from the EU of between EUR 2 to 3.5 million each would allow this specific challenge to be addressed appropriately. Nonetheless, this does not preclude submission and selection of proposals requesting other amounts.This action will bring together the leading European stakeholders in road transport research to monitor projects, develop roadmaps, and support their implementation. It will contribute to a further harmonisation of research and innovation, and therefore contribute to the European Research Area, in particular also in the view of innovation, as well as to the European strategies for a future transport system. The action will also accelerate time to market of new mobility solutions. In addition, this initiative will contribute to climate action and sustainable development objectives.This activity directly aimed at supporting the development and implementation of evidence base for R&amp;I policies and supporting various groups of stakeholders is excluded from the delegation to the Innovation and Networks Executive Agency (INEA) and will be implemented by the Commission services.[1]COM(2012)497"</text:p>
          </table:table-cell>
          <table:table-cell office:value-type="string" calcext:value-type="string">
            <text:p>"theme"</text:p>
          </table:table-cell>
          <table:table-cell table:number-columns-repeated="1022"/>
        </table:table-row>
        <table:table-row table:style-name="ro10">
          <table:table-cell office:value-type="string" calcext:value-type="string">
            <text:p>"At present, the first generation of electric vehicles have proven their potential although there is still scope for future improvement. So while research and the development of electric vehicle technology has progressed well, the integration of new technologies in the existing transport system still requires substantial effort, mainly in urban areas. The sound deployment of electric mobility in European cities and the realisation of a certain degree of alignment require the involvement of stakeholders at national, regional and even local authority level, who are in charge of the legislative and regulatory framework. Integrated with, but not overlapping, the European Green Vehicles Initiative, the ERA-NET Cofund represents a new dimension of Public Private Partnership. It ensures that the complementary approaches and means of national and regional authorities are appropriately included and receptive to research achievement from the industrial sector.A European approach is essential to realise the ambition of effectively bringing electric mobility to the market: it allows key players to come together on a transnational scale; it helps to identify and to tackle the barriers holding back the introduction of innovative urban electrification products and services in the single market. Implementation of electrification needs to be increasingly based on partnerships that build the necessary scale and scope, and achieve greater impact from scarce public and private resources.The proposed scope of the ERA-NET Cofund on Electric Urban Mobility reflects the progress that was made in previous years and consequently sets a specific focus on urban areas, where the next important steps in the innovation cycle will take place. Proposals will aim at the innovation and deployment needs for 2020 and the years after. Activities should focus on demonstrating and validating solutions that have already reached sufficient maturity for deployment. These should be complementary to, and not duplicate the scope of, the other projects of the European Green Car and European Green Vehicle Initiatives. Appropriate user and general public acceptance, regulatory, market up-take, social, environmental and resource efficiency aspects should be included. In principle all modes of surface transport are relevant. Urban freight and logistics is in scope (e.g. smart urban delivery fleets), but the focus will rather be on passenger transport (e.g. car sharing with EVs).The proposals should pool the necessary financial resources from the participating national and regional research programmes with a view to implementing a joint call for proposals resulting in grants to third parties with EU co-funding in this area. Proposers are encouraged to include other joint activities including additional joint calls without EU co-funding. Call content should take into account the European Green Vehicles Initiative to ensure no duplication of funding.Participation of legal entities from international partner countries is encouraged in the joint call as well as in other joint activities. Participants from countries which are not automatically eligible for funding[1] may nonetheless request a Union contribution to cover the coordination costs of additional activities on the basis of the ERA-NET unit cost.To adequately address this specific challenge and generate a substantial impact, a call volume of EUR 30 million is considered to be appropriate (including a contribution from the EU of up to EUR 10 million).Nota bene: Budgets should be determined in consultation with the respective initiatives to balance ambition in achieving critical mass and absorption capacity as well as aligning financial planning between MS and the EU.This action will result in:―Acceleration of the time to market of affordable, cost-effective and socially acceptable solutions to integrate electric mobility in Europe's urban transport systems.―Reduction of the environmental footprint and the energy payback time.―Strengthening the industrial technology base, thereby creating growth and jobs in Europe.―Tangible and practical guidance to the decision makers in the relevant authorities and support industry as well as the service sector to provide suitable and feasible solutions for electric mobility in European urban areas.―Contribution to climate action and sustainable development objectives.This activity directly aimed at supporting the development and implementation of evidence base for R&amp;I policies and supporting various groups of stakeholders is excluded from the delegation to the Innovation and Networks Executive Agency (INEA) and will be implemented by the Commission services.[1]http://ec.europa.eu/research/participants/docs/h2020-funding-guide/cross-cutting-issues/international-cooperation_en.htm"</text:p>
          </table:table-cell>
          <table:table-cell office:value-type="string" calcext:value-type="string">
            <text:p>"theme"</text:p>
          </table:table-cell>
          <table:table-cell table:number-columns-repeated="1022"/>
        </table:table-row>
        <table:table-row table:style-name="ro10">
          <table:table-cell office:value-type="string" calcext:value-type="string">
            <text:p>"In the context of the communication for a reinforced ERA partnership for excellence and growth[1], the focus of the policy support measures is related to the effective investment and use of research infrastructures. Following the communication of the Commission on International Cooperation in Research and Innovation (COM(2012)497), international cooperation for research infrastructures is needed with a number of key third countries/regions seen as strategic for the development, exploitation and management of world-class research infrastructures necessary to address research challenges with a global dimension.Proposals will address one of the following areas:A balanced coverage of the various areas is expected as outcome of this topic. The Commission considers that proposals requesting a contribution from the EU of between EUR 1.5 and 2 million would allow this topic to be addressed appropriately. Nonetheless, this does not preclude submission and selection of proposals requesting other amounts.This activity will:[1]COM (2012) 392 final"</text:p>
          </table:table-cell>
          <table:table-cell office:value-type="string" calcext:value-type="string">
            <text:p>"theme"</text:p>
          </table:table-cell>
          <table:table-cell table:number-columns-repeated="1022"/>
        </table:table-row>
        <table:table-row table:style-name="ro10">
          <table:table-cell office:value-type="string" calcext:value-type="string">
            <text:p>"In the context of the communication for a reinforced ERA partnership for excellence and growth[1], the focus of the policy support measures is related to the effective investment and use of research infrastructures. Following the communication of the Commission on International Cooperation in Research and Innovation (COM(2012)497), international cooperation for research infrastructures is needed with a number of key third countries/regions seen as strategic for the development, exploitation and management of world-class research infrastructures necessary to address research challenges with a global dimension.Proposals will address one of the following areas:At least a proposal per area will be selected. The Commission considers that proposals requesting a contribution from the EU of up to EUR 1.5 million for the first two areas and between EUR 3 and 3.5 million for the third area (RDA) would allow this topic to be addressed appropriately. Nonetheless, this does not preclude submission and selection of proposals requesting other amounts.This activity will help to:For the third area (European support to RDA) the expected impact of the action is the following: Europe will be in a leading position in enabling the use of the world's store of research data in multi-disciplinary, data intensive global scientific collaborations. It will help the development and adoption of relevant international open standards based on the best practices of a large spectrum of research communities. It will engage research communities at early stages of standards development and address common data requirements for new services bringing together users and technology providers. It will promote sustainable models for research data sharing and install trust in the adopted solutions.[1]COM (2012) 392 final[2]In line with the conditions set out in Part K of the General Annexes"</text:p>
          </table:table-cell>
          <table:table-cell office:value-type="string" calcext:value-type="string">
            <text:p>"theme"</text:p>
          </table:table-cell>
          <table:table-cell table:number-columns-repeated="1022"/>
        </table:table-row>
        <table:table-row table:style-name="ro10">
          <table:table-cell office:value-type="string" calcext:value-type="string">
            <text:p>"Fostering targeted international co-operation is essential to promote e-infrastructure interoperation at global level allowing European communities to link with third countries, contribute to standardisation activities in international fora, to align strategic developments and share best practices. To optimise e-infrastructure investments in Europe it is essential to coordinate European, national and/or regional policies and programmes for e-infrastructures in order to develop complementarities and promote cooperation between e-infrastructures and related EU policies.Proposals will address part (a) or (b), but not both:(a) Research and Innovation Actions for International Co-operation on high-end e-infrastructure requirementsTogether with other countries in the world, European Member States are leading partners in the construction of the forthcoming Square Kilometre Array (SKA) radio telescope. SKA will generate huge amounts of data and a significant part will be made available online. Efficient processing and computation of the large volume of data are significant challenges and global co-operation is essential. SKA has the potential to drive innovation in query and knowledge creation on large databases, high performance computing, and communications and networking technologies.Proposals bringing together key international partners should address all of the following aspects:Further conditions and requirements that applicants should fulfil when drafting a proposal are given in part D of the section “Specific features for Research Infrastructures”. Compliance with these provisions will be taken into account during evaluation.The Commission considers that proposals requesting a contribution from the EU between EUR 1.5 and 3 million would allow this activity to be addressed appropriately. Nonetheless, this does not preclude submission and selection of proposals requesting other amounts.(b) Coordination and Support actions for international co-operation and policy development Proposals will address only one of the points below. At least one proposal for each point will be selected:1. International Co-operation on e-infrastructure supporting major societal challenges: International cooperation involving different third countries, to facilitate the development of globally interoperable e-infrastructures ensuring their global reach, innovation, skill development and sharing of lessons learned. Co-operation with third countries on interoperability of e-infrastructures for networking, computing and data in order to support joint-efforts on one or more major societal challenges (e.g.: health, agriculture, education/skills, etc.). Innovation and spin-off of technology for developing and developed countries and emerging economies to establish a platform for sharing information and best practices on e-infrastructure development, deployment and operation.Proposals should address all the following aspects:The Commission considers that proposals requesting a contribution from the EU between EUR 0.5 and 1 million would allow this activity to be addressed appropriately. Nonetheless, this does not preclude submission and selection of proposals requesting other amounts.2. Policy support to e-infrastructure programme: Support the e-IRG[1] secretariat. The activities should include the collection and aggregation of relevant policy information with impact on the development of EC-funded e-infrastructures, including KPIs and cost-related information, in coordination with the funded e-infrastructure initiatives and made available in open formats for reuse. The collected information will enable the e-IRG with the support of independent expert panels to provide strategic advice on the evolution of the European e-infrastructures landscape and associated costs.The Commission considers that proposals requesting a contribution from the EU between EUR 0.5 and 1 million would allow this activity to be addressed appropriately. Nonetheless, this does not preclude submission and selection of proposals requesting other amounts.3. Support to dissemination for the e-infrastructure programme: Develop and maintain dissemination and collaboration activities for information sharing among projects and stakeholders. They should include a web-portal to convey updated information related to the evolution of e-infrastructures at regional, national and European levels, with a special focus on e-infrastructure projects funded under Horizon 2020. The portal will be a vehicle to present to experts and the wider public the catalogue of services offered by e-infrastructures as well as service-related KPIs and costs (see point above). It should support monitoring activities on take-up of open science and e-infrastructures policies (e.g. Horizon 2020 Open Research Data Pilot by research communities and citizens, per country, region and research domain).The Commission considers that proposals requesting a contribution from the EU between EUR 1 and 1.5 million would allow this activity to be addressed appropriately. Nonetheless, this does not preclude submission and selection of proposals requesting other amounts.4. Support to small-size foresight roadmaps for the e-infrastructure programme: Support small-size foresight roadmaps for research and education communities and operators of e-infrastructure services to define long-term requirements, community-building and identification of potential collaboration from stakeholders across different geographic areas and scientific domains.The Commission considers that proposals requesting a contribution from the EU between EUR 300 and 400 thousand would allow this activity to be addressed appropriately. Nonetheless, this does not preclude submission and selection of proposals requesting other amounts. (a) Research and Innovation Actions for International Co-operation on high-end e-infrastructure requirements: The impact of successful proposals will lead to the improvement of co-operation on e-infrastructures with European partners that are joining efforts in major research infrastructure undertakings. It will help the identification of benefits of joint technology development, standardisation and sharing risks.(b) Coordination and Support Actions for International Co-operation and Policy Development:International Co-operation on e-infrastructure supporting major societal challenges: will exploit the potential for further economic and educational co-operation between Europe and third countries. It will also improve the identification of areas for further co-operation on scientific development and innovation. The actions will provide mechanisms to assess measurable benefits of co-operation on major societal challenges in the developing countries.Policy support to e-infrastructure programme: Support actions provide solid ground for future choices for a comprehensive European Research Infrastructure and especially e-infrastructure policy and enable decision making and deployment of e-infrastructures. Successful collaboration between all projects under the H2020 e-infrastructure funding brings together all key stakeholders, and enables finding further synergies towards a harmonised European e-infrastructure approach.Support to dissemination for the e-infrastructure programme: improve awareness and knowledge about priorities of e-Infrastructures activities and strategies increasing the transparency and accountability of the workprogramme implementation.Support to small-size foresight roadmaps for the e-infrastructure programme: improve the knowledge base for setting long-term e-infrastructure strategies and objectives.[1]e-Infrastructure Reflection Group"</text:p>
          </table:table-cell>
          <table:table-cell office:value-type="string" calcext:value-type="string">
            <text:p>"theme"</text:p>
          </table:table-cell>
          <table:table-cell table:number-columns-repeated="1022"/>
        </table:table-row>
        <table:table-row table:style-name="ro10">
          <table:table-cell office:value-type="string" calcext:value-type="string">
            <text:p>"Cloud computing is now an established global paradigm for the delivery of IT services in all sectors of the digital economy. However, further enhancements are still required in critical aspects of cloud computing, including enhanced security and privacy; trustworthy clouds; resource pooling; data management and traceability; virtualization; and hybrid systems. Support towards intercontinental experimentation on cloud infrastructures and services are necessary as well, especially in the context of EU-Brazil cooperation.Research and Innovation ActionsThe focus of the joint research will be the development of innovative technologies for next generation cloud infrastructures and services able to cope with the challenges from different application domains in business and societal contexts. The technologies to be developed should aim at future standardization as well as take into account interoperability and data portability.The Commission considers that proposals requesting a contribution from the EU between EUR 1.0 and 1.5 million would allow this specific challenge to be addressed appropriately by two distinct projects. Nonetheless, this does not preclude submission and selection of proposals requesting other amounts.The joint EU-Brazil research is intended to develop innovative cloud computing technologies leading to next generation solutions. The research collaboration will also facilitate and enhance policy coordination between the EU and Brazil in relevant areas. In particular, projects are expected to:"</text:p>
          </table:table-cell>
          <table:table-cell office:value-type="string" calcext:value-type="string">
            <text:p>"theme"</text:p>
          </table:table-cell>
          <table:table-cell table:number-columns-repeated="1022"/>
        </table:table-row>
        <table:table-row table:style-name="ro10">
          <table:table-cell office:value-type="string" calcext:value-type="string">
            <text:p>"In order to make use of the rich potential of the Internet of Things (IoT) in real-world scenarios, technologies and tools developed so far need to be demonstrated in controlled environments with the ultimate goal of validation. Given the specific nature of this Call, widely replicable pilots are targeted in view of solving specific societal challenges, in the context of EU-Brazil cooperation.Given the considerable amount of work carried out on M2M/IoT and Cyber Physical Systems architectures (e.g. IoT-A), platforms (e.g. FIWARE, CRYSTAL, SOFIA) and standards (e.g. oneM2M) over the last few years, pilots are encouraged to exploit this previous work where applicable. The goal is to further demonstrate the generic applicability of these architectures, platforms and standards and to identify where standards are missing or should evolve, as well as relevant pre-normative activities.Pilots aim at validating IoT approaches to specific socio-economic challenges in real-life settings. Pilots' objectives include user acceptability, technology assessment and optimisation, business model validation, approaches to sustainability and replicability. They should be implemented through close cooperation between users and suppliers with the active involvement of relevant stakeholders on the demand side.Research and Innovation ActionsIoT finds applicability in a broad range of industry, business and public services scenarios. Specific focus will be on implementing pilots incorporating the whole value-chain, and involving all relevant stakeholders, in particular end-users. Where relevant, institutional involvement may be appropriate.The joint call would support three pilots each addressing a distinct area among the following areas of interest for EU-Brazil collaboration:Environmental and carbon footprint –as well as energy and water consumption- can be drastically reduced by an optimised management both along and across value-chains.Sensors can be used to measure and monitor a series of distinct environmental variables. The data collected across different areas can in turn be used for data analytics and decision-making. A pilot combining a system approach to integrate a large number of sensors across a large set of variables will test the acceptability and scalability of the selected IoT platform and test how to optimise results and reduce costs, as well as validating standards and interoperability.Smart water management can reduce leakages, optimise watering and irrigation and improve water consumption both in cities and for agricultural purposes.A pilot focusing on integrated solutions enabling real-time interconnection of heterogeneous sensors and actuators, geo-localisation and data fusion including data from meteorological forecast will test the acceptability and scalability of the selected IoT platform. High reliability and low maintenance costs are key parameters as well as the possibility to replicate the pilot in other locations. A group of IoT use cases in the area of the residential smart grid that involve the use of a home energy management system (HEMS) that would exploit automation and self-learning capabilities to monitor and steer local energy consumption (electricity and carbon fuels) and generation. This includes the better steering of HVAC units according to thermostats, weather forecasts, dynamic electricity pricing, and availability of (locally) generated renewable energy.A group of IoT use cases which use intelligent devices (e.g. wearables, sensors, smartphones, and intelligent home appliances) to autonomously generate reports on an individual's physical activity, overall vital signs and well-being. It allows the use and sharing of generated data for personal use or report to specific services (e.g. doctors, nurses, dieticians and sport coaches) through connected devices. It also enables "smart assisted living": the remote follow-up of vulnerable people (children, elderly, hospital patients, etc.) and the automated notification of emergency services, family, etc. when necessary.A group of IoT use cases that enable the production of customised outputs. Such production systems combine the low unit costs of mass production processes with the flexibility of individual customisation. This includes:The Commission considers that proposals requesting a contribution from the EU up to EUR 1.5 million would allow this specific challenge to be addressed appropriately by three distinct projects. Nonetheless, this does not preclude submission and selection of proposals requesting other amounts. Three projects in three different areas are expected.Pilots should empower citizens, both in the public and private spheres, and businesses, as well as improve the associated public services where appropriate. Pilots are not only expected to validate technologies and architectures for a specific set of use cases requirements, but also the related business models to guarantee the sustainability of the approach. Security and privacy aspects relating to access to and processing of collected information need to be properly taken into consideration.Improved sharing of information, approaches and solutions, as well as expertise through:[1]Proposers interested in this area are also encouraged to read Topics EE7 and EE12 dealing with energy efficiency and LCE 1, LCE 2 and LCE 5 dealing with the distribution grid and storage under the Energy Work Programme."</text:p>
          </table:table-cell>
          <table:table-cell office:value-type="string" calcext:value-type="string">
            <text:p>"theme"</text:p>
          </table:table-cell>
          <table:table-cell table:number-columns-repeated="1022"/>
        </table:table-row>
        <table:table-row table:style-name="ro10">
          <table:table-cell office:value-type="string" calcext:value-type="string">
            <text:p>"The reduction of energy consumption in aviation leads to high social, environmental and economic benefits and will ensure its sustainability. It leads to improved resource efficiency, reduction of CO2 and NOx emissions as well as decrease of the particulate matter. If no actions would be undertaken, the adverse impact of aviation on environment would significantly grow due to the expected increase of air transport traffic by 5% every year. Improvement of the environmental impact of the aircraft can be achieved for instance through better engine efficiency and advanced combustion technologies, improved aerodynamics or reduction of the weight of an aircraft.Actions will address aircraft technologies that have high potential towards improving resource efficiency, including those related to small aircraft. For this purpose the actions should address one or several of the following areas:―Development of novel technologies contributing to more electric aircraft, including new power electronic devices, low energy systems, advanced power generators and actuation systems as well as innovative power and power management concepts.―Advancements in core engine technologies to develop new innovative concepts towards improving thermal efficiency by increasing the Operational Pressure Ratio.―Development and demonstration of integrated aero-structures with self-sensing, morphing or multi-functional capabilities towards reduced weight and better aerodynamic performance as well as decreased manufacturing and operational cost.―Development of screening and optimisation tools aiming at quantifying the added value of alternative fuels from the jet fuel as well as development of design tools aiming at assessing the impact of different fuel compositions on engine components and fuel systems.Proposals should provide quantified assessment of the expected progress in terms of reducing energy consumption and environmental impact. Analysis of regulatory and standardisation issues should be provided and certification/qualification issues addressed.The Commission considers that proposals requesting a contribution from the EU of between EUR 5 and 9 million each would allow this specific challenge to be addressed appropriately. Nonetheless, this does not preclude submission and selection of proposals requesting other amounts.As mentioned in the specific challenge, reduction of energy consumption leads to improved resource efficiency, reduction of CO2 and NOx emissions as well as decrease of the particulate matter. Actions will contribute towards greening the aviation through increased energy efficiency of the aircraft and wider use of alternative fuels. They will mature technologies capable of:―Bringing measurable reduction of environmental impact towards the long-term goals of reducing CO2 by 75% and NOx by 90% (per passenger and per kilometre) by 2050 (baseline year 2000).―Facilitating the introduction of alternative fuels in aviation towards the long-term goal of 40% biofuels share in aviation fuels by 2050."</text:p>
          </table:table-cell>
          <table:table-cell office:value-type="string" calcext:value-type="string">
            <text:p>"theme"</text:p>
          </table:table-cell>
          <table:table-cell table:number-columns-repeated="1022"/>
        </table:table-row>
        <table:table-row table:style-name="ro10">
          <table:table-cell office:value-type="string" calcext:value-type="string">
            <text:p>"Exposure to aircraft noise has an adverse effect on population. High levels of perceived noise have also an important impact on future extensions of airports which are reaching their capacity limits. Despite significant progress on noise reduction at source and on noise abatement procedures, aircraft noise continues to cause adverse effects on quality of life and on public health, notably in the neighbourhood of major airports. Ensuring that airports will have the capability to respond to the growing traffic demand requires more systematic approaches to aviation noise management bringing together technological, operational and planning solutions. To address these challenges, stronger coordination between national, international and EU research activities is necessary.Actions should address the development of new technologies and methodologies to enable 24/7 operations, including new methods for assessing, monitoring and managing the impact of aviation noise. They should also support the coordination of national and EU research activities related to aviation noise and consider possibilities for international cooperation. The actions should address one or several of the following areas:―Development of new aircraft/engine technologies for noise reduction at the source.―Novel approaches for assessing and managing the impact of aviation noise, including aspects such as new airport noise reduction strategies, novel cost-effective solutions for the monitoring of noise footprints and health impacts.―Integration of aviation-related environmental assessment approaches in land-use planning practices and tools with the aim of enabling a higher level of effectiveness in scenario- analysis and decision-support capability whilst allowing heightened proficiency for use by non-specialists.―Better understanding and testing of new emerging noise issues (e.g. sonic boom) towards international regulation.Particular emphasis should be given to innovative approaches towards reducing noise at the source and for mitigating the noise impact of air traffic operations. The development of well-reasoned and scientifically-rooted decision-making approaches for purposes of deploying the latter should be stressed, notably ensuring a level of end-user friendliness compatible with their utilisation by non-experts – such as land-use and regional development planners.The actions should support the coordination of national and EU research activities related to aviation noise, notably towards establishing a common strategic research roadmap for aviation noise reduction.The promotion of synergies with other industrial sectors which are confronted with similar noise-related problems is encouraged.In line with the strategy for EU international cooperation in research and innovation[1], international cooperation is encouraged, in particular in relation to sonic boom, in order to contribute to the regulatory discussions at United Nations' International Civil Aviation Organisation.The Commission considers that proposals requesting a contribution from the EU of between EUR 5 to 9 million would allow this specific challenge to be addressed appropriately. Nonetheless, this does not preclude submission and selection of proposals requesting other amounts.Actions will lead to new and more holistic approaches for aviation noise reduction, coupling innovative airframe/engine technologies with operational aspects, airport infrastructure and connectivity, and land-use planning solutions. They will also lead to easy-to-use decision support systems for purposes of elaborating sustainable airport development plans fit for use. It is also expected that the proposals will gather critical mass on a pan-European scale, overcoming gaps, duplication and fragmentation, create a leverage effect, enhance coherence and efficiency of noise research in Europe, and underpin the development of future noise related regulations, operations, and technology. By doing so, actions are expected to contribute to the improvement of health conditions of the population particularly in areas near airports and air corridors, as well as to economic activities linked to sustainable airport development plans.[1]COM(2012)497"</text:p>
          </table:table-cell>
          <table:table-cell office:value-type="string" calcext:value-type="string">
            <text:p>"theme"</text:p>
          </table:table-cell>
          <table:table-cell table:number-columns-repeated="1022"/>
        </table:table-row>
        <table:table-row table:style-name="ro10">
          <table:table-cell office:value-type="string" calcext:value-type="string">
            <text:p>"European aeronautics has never been stronger, however new opportunities and challenges lie towards 2020 and beyond. Research and innovation is the main response towards maintaining the competitiveness throughout the whole supply chain. While a number of technologies are already addressed under the Clean Sky 2 Public-Private Partnership, there are other promising ones at low maturity levels that need to be further advanced. Primes, suppliers including SMEs, research laboratories and academia should collaborate in an efficient and timely manner to bring these innovative technologies to higher maturity levels for these advanced and cost-efficient products and services.Proposed actions should address one or several of the following priority areas:―Condition-based health management, replacing scheduled inspections and thus decreasing maintenance costs and increasing safety and aircraft availability through accelerating the integration of innovative and existing sensor technologies, advancing data analysis methods and promoting standards for health sensing across dissimilar systems and structures, developing and validating multiple sensor technologies on systems and structures, and addressing relevant regulatory barriers.―Advancements in composite aero-structures that have the potential to offer alternative competitive technologies and methodologies and are presently at low Technology Readiness Levels (e.g. new generation materials and composite structures, validation of new simulation and design methodologies, advanced manufacturing methods, including out-of-autoclave, joining between composites similar or dissimilar media fatigue and damage tolerance behaviour and the related structural health monitoring and repair methodologies, long term behaviour and degradation of eco-efficient surface protection).―Internal and external Electromagnetic Environment technologies addressing at large electromagnetic immunity problems stemming from the increasing complexity of on-board systems in a composite aero-structures and smart materials environment. Analysis of regulatory and standardisation issues should be provided and certification/qualification issues addressed.―Development and validation of multi-disciplinary design tools that address key isolated or clustered industrial problems with low degree of confidence that need presently extensive experimental verification. Activities may contribute to advancing further physical understanding of multi-physics phenomena, simulation of manufacturing processes and design of experiments, uncertainty quantification, cross-cutting computational procedures as well as preparatory work for transition to high-performance computing.Given the strong involvement of SMEs in the supply chain, this topic is particularly relevant for SME participation.The Commission considers that proposals requesting a contribution from the EU of between EUR 5 and 9 million each would allow this specific challenge to be addressed appropriately. Nonetheless, this does not preclude submission and selection of proposals requesting other amounts.The actions will contribute towards maintaining the leadership of the European aeronautics industry through increased availability of new innovative design tools, materials, manufacturing and service processes:―For the condition-based health management, the actions will quantitatively demonstrate potential improvements towards weight benefits, systems complexity and reduced maintenance costs and demonstrate that European primes and suppliers have an agreed common roadmap towards potential exploitation of the results.―For the novel composite aero-structures, the actions will demonstrate their capability to drive costs down and production rates up using new generation composites as well as nonconventional manufacturing methods.―For the internal and external electromagnetic environment technologies, the actions will demonstrate that an increase up to 60% of the confidence in the electromagnetic assessment process is feasible. The proposals will also demonstrate that the proposed concepts and development of tools will contribute to substantial reduction of cost (including qualification and certification) and time-to-market.―For the development and validation of multi-disciplinary design tools, the actions will develop computing solutions for key industrial problems to facilitate the introduction of innovative products and services."</text:p>
          </table:table-cell>
          <table:table-cell office:value-type="string" calcext:value-type="string">
            <text:p>"theme"</text:p>
          </table:table-cell>
          <table:table-cell table:number-columns-repeated="1022"/>
        </table:table-row>
        <table:table-row table:style-name="ro10">
          <table:table-cell office:value-type="string" calcext:value-type="string">
            <text:p>"Very ambitious long-term goals are addressed by Europe's vision for aviation Flightpath 2050, in particular for maintaining and extending industrial leadership and for protecting the environment. As many evolutionary technologies are mature near to their maximum potential, new disruptive breakthrough technologies are needed to reach these ambitious goals.The aim is to develop exploitable breakthrough technologies and concepts for the medium term that are not currently used or that have not yet being put in combination for civil aviation. The actions should target technologies and concepts that are at low Technology Readiness Level today (up to TRL 3) and can potentially achieve Technology Readiness Level 6 by 2030-2035. The actions should focus to airframe, propulsion and on-board systems &amp; equipment, including their integration and may challenge established practices. The proposals may also include the advancement of numerical and experimental methods towards validating the proposed concepts. The actions should address one or several of the following areas:―Innovative aircraft configurations and airframes (e.g. short take-off and landing, long wing span; personal vehicles).―Propulsion systems (e.g. partially or fully embedded within the airframe; distributed propulsion technologies and revolutionary engine cycles; high-speed propulsion).―Novel and integrated multifunctional systems.―Autonomous, intelligent and evolving systems (e.g. Remotely Piloted Aircraft Systems).The proposals should include a quantitative preliminary assessment against the relevant criteria (for example, economic viability, time efficiency, safety, potential to cope with evolutions of regulations, human factor considerations such as passenger friendliness, social acceptance, etc.). They should also assess the potential of the technologies to be developed further and identify regulatory, technological and socio-economic barriers that could prevent such developments.The Commission considers that proposals requesting a contribution from the EU of between EUR 2 to 4 million each would allow this specific challenge to be addressed appropriately. Nonetheless, this does not preclude submission and selection of proposals requesting other amounts.Actions will propose new or develop further highly innovative and exploitable breakthrough technologies for the medium term that will make feasible a substantial decrease of the environmental impact of air vehicles and/or enhance the competitiveness of the European aviation industry and the safety of civil aviation. They should demonstrate the proof of concept and consider integration issues without assuming fundamental changes at airport level. Proposals are also expected to demonstrate the validity of the technologies and concepts following a sound technical and scientific approach as well as significant decrease in the environmental impact and/or high potential for new market opportunities for the European aviation industry."</text:p>
          </table:table-cell>
          <table:table-cell office:value-type="string" calcext:value-type="string">
            <text:p>"theme"</text:p>
          </table:table-cell>
          <table:table-cell table:number-columns-repeated="1022"/>
        </table:table-row>
        <table:table-row table:style-name="ro10">
          <table:table-cell office:value-type="string" calcext:value-type="string">
            <text:p>"Very ambitious long-term goals are addressed by Europe's vision for aviation Flightpath 2050, in particular for maintaining and extending industrial leadership and for protecting the environment. As many evolutionary technologies are mature near to their maximum potential, new disruptive breakthrough technologies are needed to reach these ambitious goals.The aim is to develop exploitable breakthrough technologies and concepts for the medium term that are not currently used or that have not yet being put in combination for civil aviation. The actions should target technologies and concepts that are at low Technology Readiness Level today (up to TRL 3) and can potentially achieve Technology Readiness Level 6 by 2030-2035. The actions should focus to airframe, propulsion and on-board systems &amp; equipment, including their integration and may challenge established practices. The proposals may also include the advancement of numerical and experimental methods towards validating the proposed concepts. The actions should address one or several of the following areas:―Innovative aircraft configurations and airframes (e.g. short take-off and landing, long wing span; personal vehicles).―Propulsion systems (e.g. partially or fully embedded within the airframe; distributed propulsion technologies and revolutionary engine cycles; high-speed propulsion).―Novel and integrated multifunctional systems.―Autonomous, intelligent and evolving systems (e.g. Remotely Piloted Aircraft Systems).The proposals should include a quantitative preliminary assessment against the relevant criteria (for example, economic viability, time efficiency, safety, potential to cope with evolutions of regulations, human factor considerations such as passenger friendliness, social acceptance, etc.). They should also assess the potential of the technologies to be developed further and identify regulatory, technological and socio-economic barriers that could prevent such developments.The Commission considers that proposals requesting a contribution from the EU of between EUR 2 to 4 million each would allow this specific challenge to be addressed appropriately. Nonetheless, this does not preclude submission and selection of proposals requesting other amounts.Actions will propose new or develop further highly innovative and exploitable breakthrough technologies for the medium term that will make feasible a substantial decrease of the environmental impact of air vehicles and/or enhance the competitiveness of the European aviation industry and the safety of civil aviation. They should demonstrate the proof of concept and consider integration issues without assuming fundamental changes at airport level. Proposals are also expected to demonstrate the validity of the technologies and concepts following a sound technical and scientific approach as well as significant decrease in the environmental impact and/or high potential for new market opportunities for the European aviation industry."</text:p>
          </table:table-cell>
          <table:table-cell office:value-type="string" calcext:value-type="string">
            <text:p>"theme"</text:p>
          </table:table-cell>
          <table:table-cell table:number-columns-repeated="1022"/>
        </table:table-row>
        <table:table-row table:style-name="ro10">
          <table:table-cell office:value-type="string" calcext:value-type="string">
            <text:p>"The Advisory Council for Aviation Research and Innovation in Europe (ACARE) has developed in 2012 a new Strategic Research and Innovation Agenda that describes the actions needed to meet the highly ambitious goals set by Flightpath 2050. In order to ensure the achievement of these goals, regular assessment of progress, gaps and barriers is necessary and strong collaboration between all European stakeholders is required.In 2016, the actions should address one the following areas:―Identification of barriers for increased collaboration in aviation research at EU level involving countries and regions with lower participation in the EU Framework Programmes and recently Associated Countries such as Ukraine. The action should stimulate cooperation by creating and enhancing the links between the stakeholders of these countries and other aviation research intensive regions. Win-win situations and solutions for improved cooperation should be identified.―Identification and assessment of the needs, gaps and overlaps for strategic aviation research infrastructures in Europe. The actions should establish an overview of the existing situation taking into account the results of previous actions on this issue. They should involve analysis on the potential sustainable business models and funding schemes to maintain existing or to develop new aviation research infrastructures.In 2017, the actions should provide on an annual basis a review of the state of the art of research and innovation including international benchmarking, identify gaps in the research landscape, bottlenecks to innovation (regulation, financing) and formulate recommendations to address those. The actions should address one or several of the following research domains of the ACARE Strategic Research and Innovation Agenda:―Mobility―Competitiveness―Environment and energy―Safety and securityA close cooperation with the relevant ACARE Working Groups and involvement of all main relevant stakeholders should be ensured. The actions should take into consideration R&amp;D synergies with other sectors (e.g. batteries, composites, product lifecycle management). Special attention should be paid on the economic, environmental and mobility aspects of the long distance traveling.The Commission considers that proposals requesting a contribution from the EU of between EUR 1 to 2 million each would allow this specific challenge to be addressed appropriately. Nonetheless, this does not preclude submission and selection of proposals requesting other amounts.The actions will support to reach the goals set by the aviation sector in a more efficient and optimal way thorough assessment of the progress towards Flightpath 2050 goals[1], identification of future needs, gaps and barriers, and make recommendations for further actions. The actions will result also in providing solutions for improved research infrastructure for the European aviation sector adapted to the needs for achieving the long term goals. The actions will support also a more efficient use of the available research capabilities in Europe through creating new links between the stakeholders of EU Member States and Associated Countries, stimulating the creation of transnational cooperation mechanisms in the aviation research.[1]http://www.acare4europe.org/sria/flightpath-2050-goals"</text:p>
          </table:table-cell>
          <table:table-cell office:value-type="string" calcext:value-type="string">
            <text:p>"theme"</text:p>
          </table:table-cell>
          <table:table-cell table:number-columns-repeated="1022"/>
        </table:table-row>
        <table:table-row table:style-name="ro10">
          <table:table-cell office:value-type="string" calcext:value-type="string">
            <text:p>"The Advisory Council for Aviation Research and Innovation in Europe (ACARE) has developed in 2012 a new Strategic Research and Innovation Agenda that describes the actions needed to meet the highly ambitious goals set by Flightpath 2050. In order to ensure the achievement of these goals, regular assessment of progress, gaps and barriers is necessary and strong collaboration between all European stakeholders is required.In 2016, the actions should address one the following areas:―Identification of barriers for increased collaboration in aviation research at EU level involving countries and regions with lower participation in the EU Framework Programmes and recently Associated Countries such as Ukraine. The action should stimulate cooperation by creating and enhancing the links between the stakeholders of these countries and other aviation research intensive regions. Win-win situations and solutions for improved cooperation should be identified.―Identification and assessment of the needs, gaps and overlaps for strategic aviation research infrastructures in Europe. The actions should establish an overview of the existing situation taking into account the results of previous actions on this issue. They should involve analysis on the potential sustainable business models and funding schemes to maintain existing or to develop new aviation research infrastructures.In 2017, the actions should provide on an annual basis a review of the state of the art of research and innovation including international benchmarking, identify gaps in the research landscape, bottlenecks to innovation (regulation, financing) and formulate recommendations to address those. The actions should address one or several of the following research domains of the ACARE Strategic Research and Innovation Agenda:―Mobility―Competitiveness―Environment and energy―Safety and securityA close cooperation with the relevant ACARE Working Groups and involvement of all main relevant stakeholders should be ensured. The actions should take into consideration R&amp;D synergies with other sectors (e.g. batteries, composites, product lifecycle management). Special attention should be paid on the economic, environmental and mobility aspects of the long distance traveling.The Commission considers that proposals requesting a contribution from the EU of between EUR 1 to 2 million each would allow this specific challenge to be addressed appropriately. Nonetheless, this does not preclude submission and selection of proposals requesting other amounts.The actions will support to reach the goals set by the aviation sector in a more efficient and optimal way thorough assessment of the progress towards Flightpath 2050 goals[1], identification of future needs, gaps and barriers, and make recommendations for further actions. The actions will result also in providing solutions for improved research infrastructure for the European aviation sector adapted to the needs for achieving the long term goals. The actions will support also a more efficient use of the available research capabilities in Europe through creating new links between the stakeholders of EU Member States and Associated Countries, stimulating the creation of transnational cooperation mechanisms in the aviation research.[1]http://www.acare4europe.org/sria/flightpath-2050-goals"</text:p>
          </table:table-cell>
          <table:table-cell office:value-type="string" calcext:value-type="string">
            <text:p>"theme"</text:p>
          </table:table-cell>
          <table:table-cell table:number-columns-repeated="1022"/>
        </table:table-row>
        <table:table-row table:style-name="ro10">
          <table:table-cell office:value-type="string" calcext:value-type="string">
            <text:p>"Waterborne transport still has huge potential in terms of energy use reduction and emission control, also and in particular with regard to existing ships. The specific challenges are to defend the lead in world markets and introduce a step change in energy efficiency and emission reductions; to explore alternative fuels through real world demonstrators; to prepare the ground for vessel electrification where sailing distances and infrastructures permit it; and to optimise the basic performance of vessels.In order to meet these challenges, proposals should address one or several of the following aspects:―Safe, economical, environmentally sound and practical usage of improved, alternative, low carbon and renewable fuels in waterborne transport, in particular LNG and methanol.―Advanced energy storage and DC energy systems on-board for full and partial vessel electrification, including hybridisation.―Development, demonstration and evaluation of innovative pollution reduction and control technologies, including solutions for remote sensing and monitoring of emissions, aspects of human behaviour and training, decision support systems, and modelling and simulation of solutions with full scale verification.―Reduction of frictional resistance through e.g. new hull coatings, boundary-layer control devices, and air lubrication, including the development of computational and experimental techniques to demonstrate the efficiency gain.The Commission considers that proposals requesting a contribution from the EU of between EUR 5 to 9 million each would allow this specific challenge to be addressed appropriately. Nonetheless, this does not preclude submission and selection of proposals requesting other amounts.Activities will contribute to a more energy efficient and less polluting waterborne transport in Europe in a tangible and quantifiable way through the demonstration of significant improvements in fuel efficiency (+15% compared to Best Available Technique), the demonstration of significant reductions in emissions through a variety of measures and their combinations (-80% for pollutants, -50% for greenhouse gases), and the proof of the full economic and operational feasibility of alternative fuels. Energy use reduction, in addition to its positive environmental impact, will contribute to the significant reduction of operational costs and therefore lead also to positive economic impact."</text:p>
          </table:table-cell>
          <table:table-cell office:value-type="string" calcext:value-type="string">
            <text:p>"theme"</text:p>
          </table:table-cell>
          <table:table-cell table:number-columns-repeated="1022"/>
        </table:table-row>
        <table:table-row table:style-name="ro10">
          <table:table-cell office:value-type="string" calcext:value-type="string">
            <text:p>"New lightweight materials and related construction principles can provide a step change in vessel efficiency, both in terms of energy use and maintenance costs. European technology leadership in this field (often held by innovative SMEs whose effective integration in the value chain is essential) needs to be translated into market demand in current and future markets, also beyond the maritime transport sector. The specific challenges are to research the functional characteristics of new lightweight and high performance materials for waterborne usages (vessels and components); to develop the most appropriate design, construction and production principles for small, medium sized and large vessels and for components (also by learning from applications in other transport modes); and to influence the regulatory environment in order to eliminate existing barriers and facilitate market take-up in the waterborne sector.In order to meet these challenges, proposals should address all the following aspects:―Conception, production and use of advanced composites (including those that are bio-based or using renewable resources) and other high-performance materials, including multi-materials construction and joining / bonding.―Comprehensive performance analysis and simulation for new advanced materials and entire constructions (including characteristics such as durability, resistance to corrosion and fouling), full life cycle costs analysis, and technology transfer from other transport applications for lightweight materials where feasible.―Assessing risks and enhancing fire resistance properties and thermal and noise insulation qualities.The Commission considers that proposals requesting a contribution from the EU of between EUR 7 to 9 million each would allow this specific challenge to be addressed appropriately. Nonetheless, this does not preclude submission and selection of proposals requesting other amounts.Activities will introduce new lightweight and high performance materials in waterborne applications through the demonstration of full feasibility of the use of such advanced materials, including design and production of vessels and components; through proving significantly lower maintenance and life cycle costs (at least -30% compared to conventional materials and processes); through the development of clear performance indicators (especially with regard to economic and environmental impacts) covering the entire life cycle; and through demonstrators (full scale where feasible) for clearly identified maritime applications. Inputs to pertinent regulatory regimes should be developed where applicable and necessary."</text:p>
          </table:table-cell>
          <table:table-cell office:value-type="string" calcext:value-type="string">
            <text:p>"theme"</text:p>
          </table:table-cell>
          <table:table-cell table:number-columns-repeated="1022"/>
        </table:table-row>
        <table:table-row table:style-name="ro10">
          <table:table-cell office:value-type="string" calcext:value-type="string">
            <text:p>"Bringing waterborne much deeper into multi-modal transport concepts, in particular to the benefit of domestic shipping and inland navigation in the EU is a necessity. The specific challenges are to overcome the traditional barriers between transport modes; to work on the greening, expansion and optimisation of the entire (waterborne) transport chain, including in the urban environment; and to contribute to the EU´s energy union through new energy transportation concepts for natural gas (in particular in short sea trades), including discharging and safety considerations. Short sea, river and canal transport can offer particular opportunities for automation (in terms of operations as well as maintenance) that can improve safety and address current employment challenges and the competitiveness of SMEs in the sector. European GNSS services can play an important role in this.In order to meet these challenges, proposals should address one or several of the following aspects:―New or much improved systems for waterborne operations, feedering and short sea vessels, addressing one or several of the following issues: smart connections to deep sea shipping and inland waterways transport, new unitised multi-modal cargo concepts, and reliable transport services even in extreme seasonal weather conditions.―New cost-efficient vessel concepts for the transport and distribution of natural gas, including safe discharging.―Automation in all waterborne operations, including in short sea trades and in inland navigation (with a view to bringing about a Digital Inland Waterway Transport Area) and in the urban environment; this may include remotely controlled and autonomous vessels and docking systems and the regulatory developments necessary to implement joint operations of conventional and unmanned vessels.The Commission considers that proposals requesting a contribution from the EU of between EUR 6 to 12 million each would allow this specific challenge to be addressed appropriately. Nonetheless, this does not preclude submission and selection of proposals requesting other amounts.The outcome of activities will yield measurable contributions to a more efficient waterborne transport, fully integrated into multimodal transport or energy supply chains in Europe, through the proof of concept for new and significantly improved transport systems including a full cost-benefit analysis and a quantitative and qualitative comparison to current systems. Concepts for the automation of waterborne transport operations will be proven, including an assessment of cost-benefits and the impact on the waterborne work environment and the skills requirements. Where feasible solutions will be made available directly to operators, in particular SMEs"</text:p>
          </table:table-cell>
          <table:table-cell office:value-type="string" calcext:value-type="string">
            <text:p>"theme"</text:p>
          </table:table-cell>
          <table:table-cell table:number-columns-repeated="1022"/>
        </table:table-row>
        <table:table-row table:style-name="ro10">
          <table:table-cell office:value-type="string" calcext:value-type="string">
            <text:p>"European yards and marine equipment manufacturers, often consisting of SMEs, are world leaders in the construction of complex vessels, in small and medium-sized, value-added vessels and in highly specialised vessels. In addition to making the production and use of existing vessel concepts more efficient, new waterborne business cases require more specialised and customised vessels. The specific challenge is to explore the best design concepts and construction and production principles for complex, one off and small series vessels, and for modular standardised vessels, also in terms of marketability (technology push) and future skills requirements along the value chain (especially as regards SMEs active in this area).In order to meet this challenge, proposals should address one or several of the following aspects:―Develop and validate advanced ferry concepts for European waters (urban, inland waterways and short sea), covering hull designs, equipment and operations, including optimised land-side interfaces.―Explore and validate low impact cruise and passenger ship designs and operations (noise, discharges, ballast water management), in particular for all seasons operations and challenging environments.―Develop and validate modular standardised workboat concepts.―Develop and validate vessel concepts and designs for new waterborne transport and transport support operations, including low-viscous resistance frames and where appropriate novel and more efficient ice-breaking technologies.The Commission considers that proposals requesting a contribution from the EU of between EUR 8 to 12 million each would allow this specific challenge to be addressed appropriately. Nonetheless, this does not preclude submission and selection of proposals requesting other amounts.The outcome of activities will contribute to the competitiveness of the sector by bringing forward innovative solutions that build on the current and future technological capacities and human resources of European companies: proof of concept up to the level of demonstrators including the assessment of cost-benefits (ferries/passenger vessels), development of standardisation approaches and modular production methods including demonstrators (workboats); market/marketability analysis and preliminary proof of concept (entirely new vessel concepts and ice breaking technologies). The exploitation of results for the benefit of engineering and manufacturing SMEs will be facilitated."</text:p>
          </table:table-cell>
          <table:table-cell office:value-type="string" calcext:value-type="string">
            <text:p>"theme"</text:p>
          </table:table-cell>
          <table:table-cell table:number-columns-repeated="1022"/>
        </table:table-row>
        <table:table-row table:style-name="ro10">
          <table:table-cell office:value-type="string" calcext:value-type="string">
            <text:p>"Safety is embedded in aircraft design and operations, making air transport one of the safest transport modes. EU-funded research has substantially contributed to this outcome. Nevertheless, new risks must be pro-actively identified and mitigated in continuous efforts to maintain the excellent records Europe has achieved over the last decades. This requires introduction of whole range of new system concepts, products and operational practices bringing significant new challenges for the stakeholders and for the European Aviation Safety Agency.The research actions under this topic should support the implementation of the European Aviation Safety Plan by promoting a culture of safety in aviation, by developing and enhancing safety-related products and processes, and notably novel pathways to deliver the safety enhancements in a more cost-effective manner. Proposals should address one or several of the following areas:―More robust, cost-efficient solutions for the whole life-cycle, based on novel methodologies and technologies towards improving the safety of the air transport system.―Novel systematic identification of hazards and handling of data and processes tailored to the requirements of aviation that are efficient, effective and acceptable by all the relevant parties in the aviation value-chain.―An improved understanding of environmental phenomena, their detection and the protection of aircraft in order to increase safety and reliability of operation.―Performance of studies and research activities towards reinforcing old and developing new EASA capabilities that will contribute to its performance-based regulatory and certification mission. Proposals may address research areas linked to implementation and monitoring of safety rules, type-certification of aircraft and components and approval of organisations involved in the design, manufacture and maintenance of aeronautical products.The proposals should be consistent with the European Aviation Safety Plan and should include the explicit commitment from the European Aviation Safety Agency to assist or to participate in the actions.When applicable, the proposed actions should consider the mutual implications of safety and security, they should take into account ACARE's Strategic Research and Innovation Agenda and they should complement past and on-going EU-cofunded research. The increased coordination of national and EU research activities is encouraged.In line with the strategy for EU international cooperation in research and innovation[1], international cooperation is encouraged, in particular in order to contribute to common regulations, standards and certification rules, among others at United Nations' International Civil Aviation Organisation.The Commission considers that proposals requesting a contribution from the EU of between EUR 5 and 9 million each would allow this specific challenge to be addressed appropriately. Nonetheless, this does not preclude submission and selection of proposals requesting other amounts.The actions will contribute to enhanced level of safety to sustain public's trustworthiness of aviation services. They will bring measurable contribution to reach the objective of having less than one accident per 10 million commercial aircraft flights by 2050. They deliver more holistic approaches to aviation safety that enables higher performance, better regulation and higher resilience with lower levels of complexity and costs.[1]COM(2012)497"</text:p>
          </table:table-cell>
          <table:table-cell office:value-type="string" calcext:value-type="string">
            <text:p>"theme"</text:p>
          </table:table-cell>
          <table:table-cell table:number-columns-repeated="1022"/>
        </table:table-row>
        <table:table-row table:style-name="ro10">
          <table:table-cell office:value-type="string" calcext:value-type="string">
            <text:p>"The continued introduction of active safety systems has the potential to reduce accidents. Nevertheless, the risk of collision and particular crash situations will still remain. An approach will be needed that will ensure improved crash safety in those circumstances. A number of societal trends add to this challenge such as the ageing population, an increase in the number of powered and non-powered two-wheelers and the introduction of green, light, sub-compact cars.An important step forward will be to develop fully integrated safety systems and deploy them so that they provide better protection for all road users. Emerging new vehicle types and the possible use of Cooperative Intelligent Transport Systems (C-ITS) would need to be considered. The application of advanced safety features and the development of personal safety equipment can also be seen as ways to reduce fatalities and injuries to pedestrians, cyclists and riders of Powered Two Wheelers (PTWs). In addition, simulation tools (including new virtual human body models) will need to be developed to assess new safety systems and determine their effectiveness and potential impact.With respect to competitiveness, user protection has been an area where European industry has exhibited technology leadership, but this is now being increasingly challenged worldwide.Proposals should focus on one or several of the following aspects:―Vehicle based systems such as: solutions for improved crash compatibility; optimisation of restraint systems by including pre-crash information; and methods and requirements to assess safety performance in traffic of extremely low-mass vehicles.―Personal protection such as: development and testing of focused personal safety equipment for various road user categories, to warn them adequately and/or protect them in the most safety critical situations; and integrated assessment methods for the overall safety of road users and solutions that enhance their protection.―Crash simulation such as: computationally efficient and robust crash simulation tools; implementation of virtual testing; and development of virtual human body models of road users and situations not currently available.Proposed actions should focus on fully integrated safety systems.Consideration should be taken of gender aspects such as body structure and stature and other demographic factors such as the disabled (persons of reduced mobility), ageing, obesity, etc.Participation of SMEs with proven experience in these areas is encouraged.Links with Member State initiatives in this area are encouraged.In line with the strategy for EU international cooperation in research and innovation[1], international cooperation is encouraged, in particular with industrialised countries (i.e. US, Japan, Canada, Australia) and emerging economies (primarily China, India, Brazil). Proposals should foresee twinning with entities participating in projects funded by US DOT[2] to exchange knowledge and experience and exploit synergies.The Commission considers that proposals requesting a contribution from the EU of between EUR 4 and 9 million each would allow this specific challenge to be addressed appropriately. Nonetheless, this does not preclude submission and selection of proposals requesting other amounts.By providing an integrated approach to safety systems, actions are expected to make a direct contribution to the reduction of fatalities and severity of injuries, as well as the number of injured persons. They will deliver measures that will make the 'triangle' of European road users, vehicles and infrastructure safer. In this way, actions are expected to contribute to important savings in the health system linked with the reduction of accidents and injuries.Proposers are expected to demonstrate how the project results will have a significant impact on road safety casualties and injuries and how they will make an effective contribution to the standardisation of products and testing techniques.A credible strategy is expected to demonstrate the future full scale manufacturing of critical products developed in the project in Europe.[1]COM(2012)497[2]United States Departement of Transportation (http://www.dot.gov/)."</text:p>
          </table:table-cell>
          <table:table-cell office:value-type="string" calcext:value-type="string">
            <text:p>"theme"</text:p>
          </table:table-cell>
          <table:table-cell table:number-columns-repeated="1022"/>
        </table:table-row>
        <table:table-row table:style-name="ro10">
          <table:table-cell office:value-type="string" calcext:value-type="string">
            <text:p>"More intense and more diverse waterborne traffic, also in areas so far underused, needs specific operational knowledge and information management, technology support as well as advanced vessel and equipment designs that are intrinsically safer and address safety issues holistically and based on goals (which ideally cover the entire life-cycle). The specific challenge is to build the enabling knowledge, develop designs, technologies, and operational procedures and test them in a real world environment with the aim of guaranteeing safe and environmentally sound waterborne operations, also taking into account the increasing use of low flash point fuels.In order to meet this challenge, proposals should address one or several of the following aspects:―Waterborne transport operations (including offshore operations), in complex traffic fairways and in extreme environments, simulation modelling and real time information management including big data.―New and improved vessel and equipment design concepts that offer a clear risk reduction and intrinsic risk mitigation (including human machine interfaces), resilience, integrity, fire resistance and improved survivability in extreme conditions, cargo control including numerical simulations, and cost efficiency considerations, and better salvage and evacuation options.―A comprehensive safety assessment for low flash point and volatile fuels, covering on-board use and installations as well as the shore side supply interfaces.In line with the strategy for EU international cooperation in research and innovation[1], international cooperation is encouraged.The Commission considers that proposals requesting a contribution from the EU of between EUR 5 to 7 million each would allow this specific challenge to be addressed appropriately. Nonetheless, this does not preclude submission and selection of proposals requesting other amounts.Activities will improve waterborne safety through proof of concept for new operational and traffic management approaches (including those in extreme environments); through workable goal-based approaches to risk and impact minimisation covering the design and the entire life cycle of vessels and suitable as formal inputs to international regulatory regimes; and through a validated safety analysis for fuels with higher intrinsic risks which can be applied in practice. Improved safety is expected to reduce risks for environmental damages linked to accidents in waterborne transport.It is considered that the expected impacts can be leveraged through international co-operation, in particular where the objective of inputs to the international regulatory regimes is pursued.[1]COM(2012)497"</text:p>
          </table:table-cell>
          <table:table-cell office:value-type="string" calcext:value-type="string">
            <text:p>"theme"</text:p>
          </table:table-cell>
          <table:table-cell table:number-columns-repeated="1022"/>
        </table:table-row>
        <table:table-row table:style-name="ro10">
          <table:table-cell office:value-type="string" calcext:value-type="string">
            <text:p>"Infrastructure plays a vital role in increasing transport safety levels, in particular in road transport. In the last years the resources available to maintain and upgrade transport infrastructure have been declining, a phenomenon that is expected to be aggravated by an increase in extreme weather events due to climate change. As a result, many elements of the surface transport infrastructure are in a deteriorating condition, facilities are ageing, and some are stressed more heavily than ever expected. Vehicle and vessels development and the introduction of connected systems represent new challenges to be met by infrastructure performances never considered in the past. Failure to meet infrastructure needs will have drastic consequences for the required functions of a modern network, and will negatively impact on the safety level of the whole European transport system.In order to meet these challenges, proposals should address several of the following aspects:―Infrastructure safety improvement by design and upgrading; new design methods and re-engineering to make infrastructure self-explaining and forgiving, including issues related to vulnerable users.―Efficient maintenance methods to ensure continuity of high safety performance while allowing longer life-cycles of the infrastructure; development of embedded monitoring systems aimed at the implementation of predictive maintenance methods.―Elaboration and implementation of the concept of transport infrastructure maintenance cycle, optimising all stages of maintenance, including design, monitoring, planning, as well as approaches to take account of other productive or leisure activities using the same infrastructure (e.g. inland waterways) and supporting decision-making between maintenance and structural interventions.―Adaptation of the infrastructure to new vehicles characteristics, including V2I/I2V systems and information sharing.―Improved safety in work zones and in links and interchanges at risk.Particular attention to links and interfaces between modes and integrated safety management systems is encouraged. Multimodal safety management criteria for emergency management in case of critical events can be included.SME active participation is strongly encouraged.In line with the Union's strategy for international cooperation in research and innovation[1], international cooperation is encouraged. In particular, proposals should foresee twinning with entities participating in projects funded by US DOT[2] to exchange knowledge and experience and exploit synergies.Proposals should also foresee twinning with projects funded by CEDR's Transnational Research Programme[3], to exchange knowledge and experience and to exploit synergies.The Commission considers that proposals requesting a contribution from the EU of between EUR 2 to 5 million each would allow this specific challenge to be addressed appropriately. Nonetheless, this does not preclude submission and selection of proposals requesting other amounts.Actions will contribute to near eradication of infrastructure-caused accidents increased readability and forgiveness of the transport infrastructure; they will prove the effectiveness of long-term, predictive maintenance systems; outcome could include guidelines for infrastructure responsiveness to connectivity and novel vehicle characteristics and safe coexistence of transport and other activities using the same infrastructure. The increase of infrastructure safety performance will also contribute to the achievement of sustainable development in the sector and will minimise effects on climate change via the improvement of traffic smoothness.[1]COM(2012)497[2]United States Department of Transportation (http://www.dot.gov/).[3]http://www.cedr.fr/home/index.php?id=260"</text:p>
          </table:table-cell>
          <table:table-cell office:value-type="string" calcext:value-type="string">
            <text:p>"theme"</text:p>
          </table:table-cell>
          <table:table-cell table:number-columns-repeated="1022"/>
        </table:table-row>
        <table:table-row table:style-name="ro10">
          <table:table-cell office:value-type="string" calcext:value-type="string">
            <text:p>"To make all transport modes safer (roads, rail, waterborne and aviation), an increased understanding is needed of the behaviour of individual users (in this case drivers, riders, pilots, cyclists, pedestrians and other transport users), and of their interaction with their associated safety-related systems and services (such as on-board technologies, mobile devices and infrastructure).The challenge is to study those key factors that influence safe transport user behaviour, both individually and collectively, taking into account demographic factors (gender, age, socio-cultural aspects, etc.) and societal framework conditions (changing living conditions etc.). Using the knowledge gained on the interacting parameters that define user behaviour and their combined effects, appropriate measures and systems should be developed and assessed to ensure safe user performance, to pro-actively anticipate user response and reduce the number of errors and potential accidents in the transport system.Proposals should address the following aspects:―Distraction and health related factors such as: studying the parameters that influence user condition (fatigue, illness, use of drugs, medicines, alcohol, etc.); distraction caused by using on-board and mobile devices; behaviour causing unsafe conditions (e.g. switching off safety functions, extreme emotions) affecting response in pre-crash situations; assessment of the psychological condition of those in charge of vehicles/vessels; and identification and development of suitable mitigation measures.―Social and demographic factors such as: variations in safety behaviour, socio-cultural issues, gender, age and disability and their impact on risk assessment and exposure of each individual or group; and identification and development of measures to address these factors and reduce their impact.―Risk appraisal such as: development of analysis and assessment methods for factors affecting the level of risk users are willing to take, e.g. the ability to judge and manage conditions like weather, infrastructure condition and traffic levels; and development of means to reduce hazardous risk taking.―Measures to modify transport user behaviour such as: novel enforcement and incentive schemes for high risk groups; focused and coordinated training schemes and tools for transport users based on reliable interaction and behavioural models piloted widely across different types of traffic and geographical regions; analysis of changes in users' behaviour from first use to familiarisation and confidence in new safety assistance systems.Extensive knowledge on user behaviour has been developed within each transport mode, e.g. mental overload for pilots, the effect of shift rotation on train driver response time. Transfer of knowledge between transport modes and an effective deployment of multi-modal solutions are recommended, as well as the inclusion of non-traditional transport modes, such as personal mobility devices.Active participation of SMEs is strongly encouraged.In line with the strategy for EU international cooperation in research and innovation[1], international cooperation is encouraged, in particular with industrialised countries (i.e. US, Japan, Canada, Australia) and emerging economies (primarily China, India, Brazil). Proposals should foresee twinning with entities participating in projects funded by US DOT[2] to exchange knowledge and experience and exploit synergies.The Commission considers that proposals requesting a contribution from the EU of between EUR 4 and 9 million each would allow this specific challenge to be addressed appropriately. Nonetheless, this does not preclude submission and selection of proposals requesting other amounts.Solutions will contribute to achieving the objective of the Transport White Paper to ensure that the EU remains a world leader in the safety of all modes of transport.Research and innovation on this topic will result in: reduction of fatal, serious and minor accidents through measures to mitigate unsafe transport user behaviour patterns; economic savings linked to the reduction of accidents; safer use of vehicles and increased awareness of other users; effective enforcement and training schemes based on reliable behavioural models; safe integration of new types of vehicle and increased usage of 'soft' modes.[1]COM(2012)497[2]United States Department of Transportation (http://www.dot.gov/)."</text:p>
          </table:table-cell>
          <table:table-cell office:value-type="string" calcext:value-type="string">
            <text:p>"theme"</text:p>
          </table:table-cell>
          <table:table-cell table:number-columns-repeated="1022"/>
        </table:table-row>
        <table:table-row table:style-name="ro10">
          <table:table-cell office:value-type="string" calcext:value-type="string">
            <text:p>"Road safety in Africa represents a dramatic problem per se – 300,000 fatalities and over 5 million injured per year – with vast negative social and economic impacts: on the livelihood of African families, on the public health systems, on the very prospects of poverty reduction and economic development. The state of road infrastructure and vehicles, the insufficient deployment of modern traffic management systems, the inadequate legal and regulatory framework, the weak enforcement of safety measures, the lack of trained staff, the widespread improper behaviour of road users, the insufficient public awareness, are all factors that contribute to making Africa’s record on road safety the worst in the world.This Euro-African R&amp;I initiative on road safety and traffic management is meant to bring together the key players and the best available expertise on both sides; and to complement existing activities at local, bi-regional and international level, drawing lessons from their implementation and building upon their achievements. The ultimate purpose is to promote the adoption of sound innovative solutions to address safety concerns and improve mobility in Africa, particularly in urban areas and along the main corridors, in line with the goals of the African Road Safety Charter. The initiative takes the form of a Coordination and Support Action encompassing two components. Proposals should address these two components together:1) The action will set up a dialogue platform involving African and European national road safety authorities and experts, with the participation of representatives of the African Union Commission, the African Regional Economic Communities and the relevant international organisations. The platform should serve the purpose of comparing methodologies and disseminating best practice, promoting knowledge transfer and collaboration, and assessing progress towards the objectives of the African Road Safety Action Plan 2020.2) The action will produce evidence gathering and data collection, as well as analysis of risk factors (speed, drinking, lack of user protection devices, etc.), allowing a factual appraisal of the problems at stake and a mapping of the critical areas and challenges. It will analyse the most appropriate road safety assessment methodologies and management systems, and define criteria for measuring future progress. It will also identify requirements for skills development and training of staff, and research and innovation needs, with a view to quick deployment of suitable solutions.A balanced participation of European and African partners in these activities is expected, also with the aim of reinforcing endogenous African capabilities, and will be taken into account in the evaluation of proposals.The Commission considers that proposals requesting a contribution from the EU of between EUR 2.5 and 3.0 million each would allow this specific challenge to be addressed appropriately. Nonetheless, this does not preclude submission and selection of proposals requesting other amounts.In line with the Sustainable Development Goals and with the principles of the Joint EU-Africa Strategy (JAES), the activities to be implemented will contribute to:―The improvement of road safety and traffic fluidity conditions in Africa, ultimately saving thousands of lives and lessening the human, social and economic burden of road accidents.―The reinforcement of endogenous African capabilities with a view to long term sustainable progress in the fight against road casualties and for a more efficient and sustainable transport system.―The dissemination of European know-how and the deployment of sound technical and governance solutions.This activity directly aimed at supporting the development and implementation of evidence base for R&amp;I policies and supporting various groups of stakeholders is excluded from the delegation to the Innovation and Networks Executive Agency (INEA) and will be implemented by the Commission services."</text:p>
          </table:table-cell>
          <table:table-cell office:value-type="string" calcext:value-type="string">
            <text:p>"theme"</text:p>
          </table:table-cell>
          <table:table-cell table:number-columns-repeated="1022"/>
        </table:table-row>
        <table:table-row table:style-name="ro10">
          <table:table-cell office:value-type="string" calcext:value-type="string">
            <text:p>"Many innovative solutions (supported by STEER[1], CIVITAS, national, regional, local, international and other initiatives) for sustainable urban mobility were locally developed or developed as self-standing projects in a variety of social, economic and geographical contexts. The specific challenge is to increase the take up of innovative solutions by transferring them to new contexts and studying and comparing the impacts. Special attention should be paid to social issues and implications. Where relevant, potential gender differences should be investigated.Proposals should address one or several of the following domains:―Traffic and travel avoidance: planning and location policy; innovative demand management approaches while providing citizens, businesses and organisations with minimum levels of access; less car dependent lifestyles.―Optimising the use of existing infrastructure and vehicles: this may include smart pricing of parking, public transport and road use; increasing load factors and making the last mile more efficient in urban freight transport; integration between urban freight and passengers transport networks within appropriate city and transport planning governance; innovative use of passenger transport means; planning for increasing the resilience of the urban transport system to extreme weather events.―Optimising design and use of multi-modals hubs and terminals for passengers and freight; integration of systems, (sustainable) modes and 'mobility as a service', more efficient transfers; transformation of districts; multi-purpose use of space for vehicles.―Supporting modal shift towards more efficient modes: increased walking and cycling; urban waterborne transport; mobility management and travel awareness; increased attractiveness of public transport; new coordination and service concepts.―New governance models for freight and passenger transport: better coordination and cooperation; synergies between passenger and freight transport; stakeholder engagement; public consultation and participation; education and training, policy transfer.ITS solutions are covered in other topics of the Transport Challenge Work Programme and in other parts of Horizon 2020, but the integration of IT and ITS enablers for urban mobility measures needs to be fully considered.The Commission considers that proposals requesting a contribution from the EU of between EUR 2 to 5 million each would allow this specific challenge to be addressed appropriately. Nonetheless, this does not preclude submission and selection of proposals requesting other amounts.Actions should demonstrate successfully transfer a single solution/approach or limited package of mutually reinforcing solutions/approaches from a small number of locations in Europe (indicatively not more than five) to at least ten new locations in Europe.Building on clear commitments from action participants for a further Europe-wide take-up and rollout of results during and following the actions, they will result in new insights into the practical transferability of innovative solutions/approaches.Actions will demonstrate how their activities will lead to faster, more cost-effective and larger scale deployment of a range of innovative (technological and non-technological) solutions/approaches to achieve sustainable mobility in urban areas. Possible (technological and non-technological) barriers and ways to overcome them should be identified and addressed by actions.[1]Transport Strand of the Intelligent Energy Europe Programme."</text:p>
          </table:table-cell>
          <table:table-cell office:value-type="string" calcext:value-type="string">
            <text:p>"theme"</text:p>
          </table:table-cell>
          <table:table-cell table:number-columns-repeated="1022"/>
        </table:table-row>
        <table:table-row table:style-name="ro10">
          <table:table-cell office:value-type="string" calcext:value-type="string">
            <text:p>"In order to integrate electromobility in their Sustainable Mobility Plans, European cities need to equip themselves with a network of electric recharging stations for electric cars and L-category vehicles. This will help the market to grow, as potentially interested consumers tend not to buy electric vehicles[1] because they are not confident enough about the opportunities to recharge them. However, the real business models do not yet exist. The establishment of recharging infrastructure for electric vehicles is expensive and, without additional financial support and/or new approaches, there is a first-mover disadvantage until there are enough vehicles to make the investments profitable.Proposals should focus on the development of integrated approaches and testing of "business" models for the local production and distribution of electricity together with electric vehicles fleet, to create the conditions for market take up in urban and sub-urban areas. This could include private and public recharging stations. Approaches could include e.g. charging at work places, private parking places, homes, public spaces, transport intermodal hubs, system integration of large fleets of electric vehicles (BEVs and PHEVs), multimodal platforms, etc. Specific tests and pilots focussing on the integration of solutions into transport system, in combination with a cross-site evaluation, could be carried out. Possible barriers and ways to overcome these barriers to deploy integrated solutions and business models for electric recharging should be identified. Where relevant, potential gender differences should be investigated.The Commission considers that proposals requesting a contribution from the EU of between EUR 4 to 5 million each would allow this specific challenge to be addressed appropriately. Nonetheless, this does not preclude submission and selection of proposals requesting other amounts.In order to maximise the impact in this topic, the focus of investments planned in these proposals should be on developing integrated approaches and testing of business models, rather than purchasing the actual clean vehicles and their appropriate infrastructure.Tested and validated business models for electromobility solutions regarding:―Large scale, sustainable and decentralised energy production and distribution (also from transport infrastructure itself) in balance with local use.―Simple, interoperable, convenient and intelligent billing systems ensuring at the same time a safe and reliable data exchange in cities. This includes integrated energy infrastructure systems, bringing together technologies from the energy, infrastructure and transport domains.―Emergent integrated approaches and business models for recharging, looking – among others – at consumer acceptance, value models and ownership.―Projects should bring innovative tools and recommendations to integrate electromobility in SUMPs (for example, planning policies and use of urban space), as well as recommendations for common standards of ultra-low emissions urban areas.―On the basis of clear commitments from participants for a further Europe-wide take-up and rollout of results during and following the project are expected.The project proposal should include an estimation of CO2 savings obtained through the sustainable urban mobility solutions deployed in the project, on the basis of CO2 intensity of the European electricity grid of 540 g CO2/kW-h[2]. It should also provide information on how this estimate is calculated, for example on the basis of the size of the entire vehicle fleet powered by electricity that will be deployed in the project, and/or on the number of the recharging in the infrastructure that will be deployed in the project.[1]See http://ec.europa.eu/transport/themes/urban/cpt/index_en.htm for information about the CPT Directive and related actions.[2]The report states 540 g CO2 eq/kW-h though:http://iet.jrc.ec.europa.eu/about-jec/sites/iet.jrc.ec.europa.eu.about-jec/files/documents/wtw_report_v4a_march_2014_final_333_rev_140408.pdf"</text:p>
          </table:table-cell>
          <table:table-cell office:value-type="string" calcext:value-type="string">
            <text:p>"theme"</text:p>
          </table:table-cell>
          <table:table-cell table:number-columns-repeated="1022"/>
        </table:table-row>
        <table:table-row table:style-name="ro10">
          <table:table-cell office:value-type="string" calcext:value-type="string">
            <text:p>"Better and more effective integration of urban nodes into TEN-T corridors could address issues around integration of efficient and sustainable (e.g. using alternative fuel vehicles) solutions for 'last mile' delivery; greater use of intermodal urban freight logistics, and approaches for linking long-distance with last-mile freight delivery in urban areas.The efficient and effective integration of urban nodes into TEN-T corridors requires further research and innovation efforts for the development and related recommendations for deployment of innovative solutions in urban areas.One or two expert networks should be set up that develop current practices and opportunities, and produce recommendations. These expert networks could focus on how to deploy novel combinations of existing technologies/ services and involve new combinations of different stakeholder groupings, for example from research and innovation programmes, from urban planning, from infrastructure constructors and operators and from financiers, with a great emphasis on creating synergies between results of Horizon 2020 funded projects and CEF funding.This topic will complement topic MG-5.1-2016 (Networked and efficient logistics clusters) in this Work Programme.The Commission considers that proposals requesting a contribution from the EU of between EUR 1 and 2 million each would allow this specific challenge to be addressed appropriately. Nonetheless, this does not preclude submission and selection of proposals requesting other amounts.The main impacts will be validated recommendations for wide-scale deployment of research and innovation solutions in some (if justified, a selection could be made) or all urban nodes along the TEN-T[1] corridors. These recommendations should also define funding needs and instruments for creating synergies, and promoting exploitation of results, between Horizon 2020 (and previous Framework Programmes) and Connecting Europe Facility (CEF)[2] (e.g. by scaling up R&amp;I results). TEN-T policy, both through "non-financial" action of the European Coordinators and funding under CEF can pick up these concepts and recommendations and potentially fund implementation-related studies, pilot action and works. The recommendations should also take into account socio-economic aspects of deployment of innovations.This activity directly aimed at supporting the development and implementation of evidence base for R&amp;I policies and supporting various groups of stakeholders is excluded from the delegation to the Innovation and Networks Executive Agency (INEA) and will be implemented by the Commission services.[1]Trans-European Transport Networks (Regulation (EU) No 1315/2013).[2]Connecting Europe Facility (Regulation (EU) No 1316/2013) (http://ec.europa.eu/digital-agenda/en/connecting-europe-facility)."</text:p>
          </table:table-cell>
          <table:table-cell office:value-type="string" calcext:value-type="string">
            <text:p>"theme"</text:p>
          </table:table-cell>
          <table:table-cell table:number-columns-repeated="1022"/>
        </table:table-row>
        <table:table-row table:style-name="ro10">
          <table:table-cell office:value-type="string" calcext:value-type="string">
            <text:p>"Market demand for sustainable urban mobility solutions can be boosted by increasing purchaser (and indirectly end-user) awareness about technologies and processes used in implementing sustainable urban solutions. Urban areas concentrate demand for sustainable transport and mobility solutions (such as alternatively fuelled vehicles and supporting (refuelling) infrastructure) by public procurers. The procurement of innovation can support the broad market take-up of innovative solutions through the jointly planning (across borders) demand created by public procurers.Under this topic, support should be provided for the establishment of a number of cross-border networking activities that plan future public procurements of innovation (PPI[1]) and/or pre-commercial procurements (PCP[2]) of solutions that result in sustainable urban mobility, including vehicles corresponding to alternative fuels infrastructure as legislated in Directive 2014/94. Also actions funded here could complement those funded in the ELENA instrument in two ways: the preparatory public procurement activities funded in this topic could lead to ELENA applications, or the implementation of an ELENA action could be supported as part of the actions funded in this topic.Proposals should be driven by clearly identified needs of the procurers, including life-cycle and cost-benefit assessments. It is envisaged that there will be a fairly small (about 5-10 organisations) consortium of public procurers that organises dissemination activities for a larger group of public procurers. Clear commitments from participants for a further Europe-wide take-up and rollout of results during and following the project are expected. Proposals could include new approaches for market consultations with suppliers, paying special attention to SME suppliers. Proposals should consider where possible strategies to plan and implement joint, cross-border procurement of solutions that are not yet available on a large-scale commercial basis and which entail a higher risk than purchasing products that are already commercially widely available.Consortia should consist of public procurers or a group or multiple groups thereof, i.e. contracting authorities in the meaning of the public procurement Directives at all levels (local, regional, national and supra-national) that plan to establish implementation plans for improving the quality and efficiency of their public service offering by procurement of innovative solutions[3] for use in cities and communities. This includes both contracting authorities in the meaning of the public procurement directive for public authorities (2004/18/EC) and utilities (2004/17/EC), for example public transport operators, relevant ministries, utilities, communes and cities, police or fire brigades, e-government administrations, etc.The activities funded by the topic do not finance the actual procurement(s) made by project consortia or their members.The Commission considers that proposals requesting a contribution from the EU of between EUR 0.6 to 1 million each would allow this specific challenge to be addressed appropriately. Nonetheless, this does not preclude submission and selection of proposals requesting other amounts.Actions will lead to:―An executed plan over the project lifetime that contains at least the following:1) better harmonised (between the various procurers) and articulated technical specifications; and 2) new, joint approaches for doing the competitive dialogue and defining award criteria in the specific area(s) of common purchasing needs.―Setting up 'buyers groups' of public procurers that undertake joint, cross-border or coordinated procurements.―Exchanging experience in procurement practices and strategies (organising trainings and other information exchange tools) in the specific area(s) of common purchasing needs.―A set of well-documented practices available for replication―Increased awareness, capacity building and a demonstrated, increased public purchasing of innovative urban mobility solutions.This activity directly aimed at supporting the development and implementation of evidence base for R&amp;I policies and supporting various groups of stakeholders is excluded from the delegation to the Innovation and Networks Executive Agency (INEA) and will be implemented by the Commission services.[1]PPI - Public procurement of innovative solutions means procurement where contracting authorities act as a launch customer for innovative goods or services which are not yet available on a large-scale commercial basis, and may include conformance testing.[2]PCP - Pre-commercial procurement means procurement of R&amp;D services involving risk-benefit sharing under market conditions, and competitive development in phases, where there is a separation of the research and development phase from the deployment of commercial volumes of end-products.[3]Broader applications possible in the reformed public procurement directives 2014/24/EU and 2014/25/EU"</text:p>
          </table:table-cell>
          <table:table-cell office:value-type="string" calcext:value-type="string">
            <text:p>"theme"</text:p>
          </table:table-cell>
          <table:table-cell table:number-columns-repeated="1022"/>
        </table:table-row>
        <table:table-row table:style-name="ro10">
          <table:table-cell office:value-type="string" calcext:value-type="string">
            <text:p>"People oriented transport and mobility encompasses both new ways of translating people's (both passenger and freight) needs into mobility solutions and new ways of delivering (co-creating) these solutions. Despite the huge diversity in cultural backgrounds, demographic developments, economic potential and social conditions, neighbourhoods and urban districts[1] could be an appropriate scale to pilot mobility innovations that address some common sustainable urban mobility issues. These could include improving access to mobility solutions, to healthcare, education, jobs and for businesses and sustainable lifestyles; behaviours, reducing greenhouse emissions from mobility, reducing noise, increasing the use of alternative fuelled vehicles and public/shared transport and safety issues. Also, new uses of public space for different mobility users could be developed and tested at neighbourhood level.Actions should include the development, testing and comparison of initial results of sustainable mobility solutions that are targeted to at least five European neighbourhoods or urban districts. The neighbourhoods could be located in urban areas of different densities and sizes, such as in small towns, peri-urban areas or scarcely populated urban neighbourhoods. In order to meet this challenge, proposals should include all the following types of innovative approaches:―New approaches to involve end-users, consumers and citizens, both women and men, to validate the needs of the neighbourhoods involved, to assess the potential impact of the solutions, and to better understand the needs and preferences of the end-users whose problems are meant to be solved in the project.―New types of innovations (technological and non-technological) such as: social innovation, workplace innovation, design, creativity, public sector innovation, open innovation or co-creation or gamification processes.―New forms of tools and approaches for measuring take-up, support, and impact of the innovative approaches so that results can be scaled up and disseminated to address common issues in neighbourhoods located in other EU countries.The Commission considers that proposals requesting a contribution from the EU of between EUR 2 to 4 million each would allow this specific challenge to be addressed appropriately. Nonetheless, this does not preclude submission and selection of proposals requesting other amounts.Actions will lead to new innovation processes, new organisational and governance concepts, changes in planning processes, that result in new forms of urban mobility solutions at neighbourhood or urban district level.Actions will implement a strategy to create scale and visibility, and to measure impacts of the innovative approaches, and how these can be embedded and mainstreamed in practice amongst providers, funders and policy-makers across Europe.[1]The neighbourhood or district level comprises an urbanised area that is part of a city."</text:p>
          </table:table-cell>
          <table:table-cell office:value-type="string" calcext:value-type="string">
            <text:p>"theme"</text:p>
          </table:table-cell>
          <table:table-cell table:number-columns-repeated="1022"/>
        </table:table-row>
        <table:table-row table:style-name="ro10">
          <table:table-cell office:value-type="string" calcext:value-type="string">
            <text:p>"To meet the objective on a shift towards emission-low transport modes and consolidate freight for more efficient transport along green freight corridors we need to better integrate transport subsystems and modes. This integration and the trend towards bigger vehicles/vessels/aircrafts for long-haul transportation services, requires a strengthened role for hubs or transhipment points, connecting (sections of) the TEN-T freight network with each other and last mile delivery services. On the other hand, such nodes have a major impact on the area in which they are located, creating employment and connecting it to all other regions in Europe, as well as intercontinental transport through (air)ports. Both sections, long distance and local, will be operated by dedicated vehicles, optimised for their operating environment. Furthermore both will also need intelligent freight bundling to maximise equipment utilisation, requiring more efficient transhipment, cross and inter modes. These requirements can be met by automated cargo handling of Modular Load Units.Proposals should cover the development and integration of all the following issues:―Identify opportunities to extend the role of hubs beyond transhipment (e.g. storage, handling, packaging, bundling and cleaning) and serve as seeds for smart specialisation and the formation of logistics clusters. Such clusters could integrate manufacturing (e.g. postponed assembly or other non-core manufacturing activities) and advanced logistics services (e.g. kitting for just in time delivery).―Develop governance and business models for such smart specialised logistics clusters, including sharing of (manufacturing) resources to attract investments in new value-added services.―Development of prototype Modular Load Units, optimised for automated handling and high load factors in all transport modes, in line with existing standards.―Development of prototype automated loading and unloading systems, extending outside the building or site and taking into account (local) traffic management, thus maximising all assets utilisation and avoiding congested roads, large parking lots and increased capacity of the cargo handling equipment to deal with peak loads.―Optimise environmental performance of logistics clusters and assess the carbon footprint of existing hubs and the proposed solutions to extend their role and automate their services.The Commission considers that proposals requesting a contribution from the EU of between EUR 4 to 6 million each would allow this specific challenge to be addressed appropriately. Nonetheless, this does not preclude submission and selection of proposals requesting other amounts.To meet the challenge on more efficient and sustainable freight transport, proposals are requested to demonstrate how the following will be achieved:―Increased added value of hubs, integrating manufacturing and sharing resources to create logistics clusters with a much higher impact on local economies―Less congestion, energy, emissions, carbon footprint, noise and land-use―Improved door-to-door logistics performance (faster, cheaper and more reliable).―More efficient goods handling (30 % cost reduction) stimulating multi-modal transport solutions.―Increased inter-modality and higher resilience of the transport system."</text:p>
          </table:table-cell>
          <table:table-cell office:value-type="string" calcext:value-type="string">
            <text:p>"theme"</text:p>
          </table:table-cell>
          <table:table-cell table:number-columns-repeated="1022"/>
        </table:table-row>
        <table:table-row table:style-name="ro10">
          <table:table-cell office:value-type="string" calcext:value-type="string">
            <text:p>"In a logistics sector with highly increased collaboration, intermodal and dynamic re-routing of freight, there is a need to exploit ICT advances such as Internet-of-Things, big data, new satellite navigation infrastructure and Intelligent Transport Systems with changes in business needs. We need to rethink the way we plan, book and execute freight flows, new systems should provide all stakeholders with reliable information and allow exploitation of the full potential of horizontal collaboration. Furthermore we will need to match the increased need for real-time and open data to plan and track shared freight with guarantees that the exploitation of this data is both safe and secure. Given the vast number small and medium sized enterprises active in the transport sector this project should have a clear focus on the ease of access to all future ICT solutions. To maximise the impact of data sharing, it is vital to also consider the needs and policies of all public stakeholders (cities, regions, road operators, customs authorities, etc.).Building on previous work in the e-Freight domain (including developments on rail TAF TSI, road ITS, inland waterways RIS, maritime SafeSeaNet, European GNNS programmes and aviation SESAR) and on the work of the Digital Transport and Logistics Forum[1], proposals should cover the development and integration of at least 2 of the 3 following issues:A) Planning and data―Develop booking and planning systems for freight to find the best (combinations of) modes and optimal route (e.g. GNSS based route analysis or opportunities for “milk runs”), allowing better network exploitation and more efficient logistics operations.―Identify opportunities for increased availability of freight data (such as shipments, volumes, statuses, destinations, etc.) taking into account security, privacy, data ownership and policies for data sharing[2].―Develop algorithms to increase both load factors and optimise the planned delivery route, based on the specifications of Modular Load Units, the vehicle or container and all required destinations.B) Dynamic routing and business models―Develop event management systems that create visibility and transparency and allow real-time exception management for faster traffic reconfiguration and increased resilience.―Develop business models for dynamic transport services (e.g. cargo was automatically switched between barge and train because a truck encountered traffic congestions and was late at the hub).C) Interoperability and everything connected―Develop simple connection tools that allow low-cost integration of SMEs in the supply chain, offering two-way communication and allowing both efficient planning of their part of the supply chain and giving feedback to other stakeholders.―Integrate simple and cost effective sensors or smart devices (IoT, ITS) into supply chain data management tools.―Harmonise interoperability between supply chain partners, allowing easy information sharing and creating trust in the complexity of multi-modal transport. Solutions should link all public and private stakeholders.The Commission considers that proposals requesting a contribution from the EU of between EUR 3 to 5 million each would allow this specific challenge to be addressed appropriately. Nonetheless, this does not preclude submission and selection of proposals requesting other amounts.To realise the full potential of horizontal collaboration, real time data and high interoperability, actions are expected to demonstrate how the following aspects will be achieved:―Better, more flexible integration of ICT solutions and operational processes, linking the digital and physical flows.―Seamless freight transport execution across Member States and modes of transport.―Increased reliability and reduced transit times.―10% higher load factors and 10% shorter delivery routes.―Viable business models for collaborative and dynamic transport services[1]http://ec.europa.eu/transport/media/news/2015-04-15-setting-up-dtlf_en.htm[2]The methodological aspects of data handling and the development of necessary tools in order to allow for effective data mining and data exploitation will be addressed in topic MG-8.2-2017 on big data in Transport."</text:p>
          </table:table-cell>
          <table:table-cell office:value-type="string" calcext:value-type="string">
            <text:p>"theme"</text:p>
          </table:table-cell>
          <table:table-cell table:number-columns-repeated="1022"/>
        </table:table-row>
        <table:table-row table:style-name="ro10">
          <table:table-cell office:value-type="string" calcext:value-type="string">
            <text:p>"In Europe, but also in other parts of the world, actions to reduce the carbon footprint of transport and logistics services as part of an integrated supply chain are gaining momentum because the industry sees this as an important domain of competition. However, there needs to be a level playing field amongst companies in Europe, and even world-wide, as regards transparency and comparability of methodologies and data used, including alignment with carbon footprint reporting from other elements of the supply chain. At the moment, the existence of different standards, initiatives and calculation tools, each with its own underlying methodology and data, makes carbon footprints practically incomparable thus hampering potential efficiency gains that would result from this measure.The specific challenge is the establishment of a co-ordinated network, gathering regional, national and international activities and fostering communication, collaboration and consensus-building on harmonised methodologies for carbon footprint calculation along the transport supply chain. The network would also support the implementation of concrete actions in terms of carbon footprint measurement and reporting.The work should be inclusive of the state of the art of ideas, trials and business endeavours on new mobility concepts and build on previous projects, as well as other relevant European and non-European initiatives, and with full consideration of the CEN 16258 standard.Proposals should address all the following issues:―Liaison with standardisation organisations, shippers, transport operators, logistic service providers, transport and trade organisations and other initiatives with a view to align existing methodologies and interpretative rules (with particular reference to CEN 16258) at the European, and preferably at the global level―Develop, improve and/or harmonise guidelines for the measurement and reporting of emissions from freight transport services, based preferably on Scope 3 standard[1] and real world data (where possible).―Develop mechanisms to facilitate and standardise data collection, handling, reporting and monitoring, with particular reference to data sensitivity issues.―Evaluate real world testing and implementation of carbon footprint calculations through case studies.―Certification of methodology and accuracy of calculations.―Design educational tools, including training sessions on carbon foot printing of freight transport and logistics services.―Explore conditions and develop a blueprint for the introduction of carbon foot printing certification schemes (eco-labelling).The Commission considers that proposals requesting a contribution from the EU of between EUR 1 to 2 million each would allow this specific challenge to be addressed appropriately. Nonetheless, this does not preclude submission and selection of proposals requesting other amounts.To lower the carbon footprint of transport and logistics services, actions are expected to demonstrate how the following aspects will be achieved:―Collaborative strategies among industry and authorities for win-win solutions for transport and logistics services: greener while not more costly.―Streamlined business processes and efficiency gains.―Fair competition and transparent carbon footprint calculations of transport and logistics services.―A sound proposal for introducing an eco-label for freight transport and logistics servicesThis activity directly aimed at supporting the development and implementation of evidence base for R&amp;I policies and supporting various groups of stakeholders is excluded from the delegation to the Innovation and Networks Executive Agency (INEA) and will be implemented by the Commission services.[1]The Corporate value chain (Scope 3) standard covers the company’s own (Scope 1 &amp; 2) as well as sub-contracted processes (Scope 3), including all transport and location-related processes (e.g. transhipment, storage, administration, commuting). A detailed description of the transport carbon footprint calculation according to the Scope 3 Standard was published in the “Technical Guidance for Calculating Scope 3 Emissions” (WRI; WBCSD, 2011c) in 2013."</text:p>
          </table:table-cell>
          <table:table-cell office:value-type="string" calcext:value-type="string">
            <text:p>"theme"</text:p>
          </table:table-cell>
          <table:table-cell table:number-columns-repeated="1022"/>
        </table:table-row>
        <table:table-row table:style-name="ro10">
          <table:table-cell office:value-type="string" calcext:value-type="string">
            <text:p>"Ongoing research efforts show that the translation of the working principles of the Digital Internet to the routing of freight, thus creating the Physical Internet (PI), has the potential to be a real game-changer. In the PI world freight travels from hub to hub in an open network rather than from origin to destination directly. Each parcel is routed automatically and at each section it is bundled for efficiency. In the PI network of networks many (if not all) transport and logistics services would be accessible on demand to all users.This will however require the successful integration of many innovative concepts and non-the-least the mental-shift to adopt a very different governance structure. The Internet of Things for example, which could link every future container, load unit or parcel to the internet, can be considered a pre-requisite for the Physical Internet to work as there will be an increased need to track all goods in a freight environment lacking a fixed and known transport route. The main challenge is to model a future Physical Internet network topology and assess the benefits it could generate in terms of carbon footprint, throughput times and cost reductions. Additionally the concept of the Physical Internet, already identified by ALICE[1], needs to be detailed into a strategic and operational vision which has the capability to get industry-wide endorsement of all stakeholders.This topic will be implemented through two types of actions:1) Research and Innovation Actions. Proposals should cover all the following issues:―Set up a case study to identify the position, size and number of hubs needed for efficiently linking the long distance network and providing sufficient access points to urban areas.―Map the influence sphere of each node and its benefits across borders to fuel future shared investments.―Develop simulation and modelling tools to assess the possible impact of the PI, including the socio-economic aspects.2) Coordination and Support Actions. Proposals should cover all the following issues:―Develop a roadmap towards the Physical Internet (milestones, first implementation opportunities, etc.) defining which changes are required for migrating to a PI and how these could take place (e.g. current vs future logistic practices, IT applications and enabling technologies, business models, mental shift, integration of SMEs, customer behaviour, etc.).―Monitor logistics and freight transport initiatives and research projects from relevant European programmes (H2020, TEN-T, etc.), and their impacts and contributions to Physical Internet. Fostering the links between ALICE and other transport and manufacturing focused ETPs with the aim to identify barriers and opportunities for the deployment of research results and improvement of framework conditions.―Create support and consensus between public bodies, research and industry stakeholders on opportunities, barriers and next steps towards a PI. Organise workshops to present and discuss results, trends, exchange experience and foster innovation aspects―Explore the need for legislative initiatives by authorities, including a legal contractual framework for participants to the Physical Internet.The Commission considers that proposals requesting a contribution from the EU of between EUR 2 to 3 million each for Research and Innovation Actions, and between EUR 0.5 to 1 million for Coordination and Support Actions would allow this specific challenge to be addressed appropriately. Nonetheless, this does not preclude submission and selection of proposals requesting other amounts.To achieve the benefits resulting from the paradigm change proposed by the Physical Internet, actions are expected to demonstrate how the following aspects can be achieved:―Kick-Start the development of the Physical Internet through building industry-wide support.―Improved asset utilisation.―30% reduction in terms of congestion, emissions and energy consumption.The Coordination and Support Actions of this activity, directly aimed at supporting the development and implementation of evidence base for R&amp;I policies and supporting various groups of stakeholders, are excluded from the delegation to the Innovation and Networks Executive Agency (INEA) and will be implemented by the Commission services.[1]Alliance for Logistics Innovation through Collaboration in Europe (http://www.etp-logistics.eu/)."</text:p>
          </table:table-cell>
          <table:table-cell office:value-type="string" calcext:value-type="string">
            <text:p>"theme"</text:p>
          </table:table-cell>
          <table:table-cell table:number-columns-repeated="1022"/>
        </table:table-row>
        <table:table-row table:style-name="ro10">
          <table:table-cell office:value-type="string" calcext:value-type="string">
            <text:p>"Ongoing research efforts show that the translation of the working principles of the Digital Internet to the routing of freight, thus creating the Physical Internet (PI), has the potential to be a real game-changer. In the PI world freight travels from hub to hub in an open network rather than from origin to destination directly. Each parcel is routed automatically and at each section it is bundled for efficiency. In the PI network of networks many (if not all) transport and logistics services would be accessible on demand to all users.This will however require the successful integration of many innovative concepts and non-the-least the mental-shift to adopt a very different governance structure. The Internet of Things for example, which could link every future container, load unit or parcel to the internet, can be considered a pre-requisite for the Physical Internet to work as there will be an increased need to track all goods in a freight environment lacking a fixed and known transport route. The main challenge is to model a future Physical Internet network topology and assess the benefits it could generate in terms of carbon footprint, throughput times and cost reductions. Additionally the concept of the Physical Internet, already identified by ALICE[1], needs to be detailed into a strategic and operational vision which has the capability to get industry-wide endorsement of all stakeholders.This topic will be implemented through two types of actions:1) Research and Innovation Actions. Proposals should cover all the following issues:―Set up a case study to identify the position, size and number of hubs needed for efficiently linking the long distance network and providing sufficient access points to urban areas.―Map the influence sphere of each node and its benefits across borders to fuel future shared investments.―Develop simulation and modelling tools to assess the possible impact of the PI, including the socio-economic aspects.2) Coordination and Support Actions. Proposals should cover all the following issues:―Develop a roadmap towards the Physical Internet (milestones, first implementation opportunities, etc.) defining which changes are required for migrating to a PI and how these could take place (e.g. current vs future logistic practices, IT applications and enabling technologies, business models, mental shift, integration of SMEs, customer behaviour, etc.).―Monitor logistics and freight transport initiatives and research projects from relevant European programmes (H2020, TEN-T, etc.), and their impacts and contributions to Physical Internet. Fostering the links between ALICE and other transport and manufacturing focused ETPs with the aim to identify barriers and opportunities for the deployment of research results and improvement of framework conditions.―Create support and consensus between public bodies, research and industry stakeholders on opportunities, barriers and next steps towards a PI. Organise workshops to present and discuss results, trends, exchange experience and foster innovation aspects―Explore the need for legislative initiatives by authorities, including a legal contractual framework for participants to the Physical Internet.The Commission considers that proposals requesting a contribution from the EU of between EUR 2 to 3 million each for Research and Innovation Actions, and between EUR 0.5 to 1 million for Coordination and Support Actions would allow this specific challenge to be addressed appropriately. Nonetheless, this does not preclude submission and selection of proposals requesting other amounts.To achieve the benefits resulting from the paradigm change proposed by the Physical Internet, actions are expected to demonstrate how the following aspects can be achieved:―Kick-Start the development of the Physical Internet through building industry-wide support.―Improved asset utilisation.―30% reduction in terms of congestion, emissions and energy consumption.The Coordination and Support Actions of this activity, directly aimed at supporting the development and implementation of evidence base for R&amp;I policies and supporting various groups of stakeholders, are excluded from the delegation to the Innovation and Networks Executive Agency (INEA) and will be implemented by the Commission services.[1]Alliance for Logistics Innovation through Collaboration in Europe (http://www.etp-logistics.eu/)."</text:p>
          </table:table-cell>
          <table:table-cell office:value-type="string" calcext:value-type="string">
            <text:p>"theme"</text:p>
          </table:table-cell>
          <table:table-cell table:number-columns-repeated="1022"/>
        </table:table-row>
        <table:table-row table:style-name="ro10">
          <table:table-cell office:value-type="string" calcext:value-type="string">
            <text:p>"Full implementation of ITS will allow advanced capabilities across national boundaries and transport modes, to respond to multiple users’ needs and enable improved travel performance. Analysis and development of coherent concepts, encompassing all relevant elements, systems and services to bring Europe's transport system towards a more user-centric, digital and intelligent mobility model (e.g. mobility as a service) to make advanced travel planning a reality need to be ensured. Utilisation of open data (produced by both the public and private sector) in the establishment of novel services is a key element. Data protection must also be ensured. A paradigm change in transportation is expected to take place through mobility as a service, where the service providers could offer travellers easy, flexible, reliable, price-worthy and environmentally sustainable everyday travel, including for example public transport, car-sharing, car leasing and road use, as well as more efficient goods shipping and delivery possibilities. Although activities in this field are on-going in some of the EU Member States, at present, there is no quantifiable evidence on its costs and benefits, as well as on its influence on travel patterns and behaviour of the end users.Evidence-based decision support is needed, for full utilisation of data and automation as an integral part of the transport system, to facilitate the development of mobility service business models and innovative financing, pricing and taxation methods to steer users to choose smart mobility, as well as linking transport, communications and energy networks together to support an effective and socio-economically pertinent deployment of novel transport services.In order to meet this challenge, proposals should address several of the following aspects:―Multi-modal, cross-border traffic management, information and planning systems to serve passengers and/or other users.―Analysis of the range of services to be made accessible under each interface, by taking into account differences in preferences and behaviour between various user groups.―Identification of the success and failure factors (technological, economic and socio-cultural) of the new concept(s), such as mobility as a service, with particular attention to the users' acceptance factors.―Identification of the necessary framework (regulatory, technological, financial, etc.) to support the implementation of new services, including the needed private-public collaboration requirements.―Identification and development of viable business models suitable for future market take-up.―Identification and validation of measures apt to induce socially-responsible (e.g. vis-à-vis the environment and the community at large) travel behaviours and advanced planning (e.g. via integrated intermodal paperless ticketing).Participation of SMEs with proven experience in these areas is encouraged.The Commission considers that proposals requesting a contribution from the EU of between EUR 3 to 3.5 million each would allow this specific challenge to be addressed appropriately. Nonetheless, this does not preclude submission and selection of proposals requesting other amounts.Actions are expected to lead to:―Advanced, cross-border, multi-modal travel planning and booking/ticketing for today's needs, as well as identification of future framework requirements, including socially responsible behaviour, fostering sustainable development and social inclusion.―Proof of concepts, including demonstrations, testing and development of private-public collaboration, supported by appropriate technological systems and services.―Novel business models for (large scale) deployment of innovative intermodal/integrated mobility concept(s) and services, including service definition(s), organisational structure/value chain, financial framework and technology harmonisation."</text:p>
          </table:table-cell>
          <table:table-cell office:value-type="string" calcext:value-type="string">
            <text:p>"theme"</text:p>
          </table:table-cell>
          <table:table-cell table:number-columns-repeated="1022"/>
        </table:table-row>
        <table:table-row table:style-name="ro10">
          <table:table-cell office:value-type="string" calcext:value-type="string">
            <text:p>"Despite a number of ITS developments in recent years, several initiatives were undertaken in very specific environments, on an ad-hoc, isolated local or national basis, focusing mostly within a particular transport mode (e.g. Road). On top of this, the cooperative dimension of ITS and the applicability in different settings (e.g. urban, highway, long-distance, etc.) has so far not been sufficiently addressed. The time has come to bring this all together, leverage the achievements of past and current pilots and perform large-scale, real-life demonstrations in a specific (for example highly dense population) or combinations of environments that would not only showcase the current status of development and the large potential of C-ITS, but also reveal key areas for future research, innovation and deployment-related issues. A challenge towards full deployment of C-ITS remains the lack of a detailed testing methodology to validate developments of cooperative services and architectures.An integral part of this challenge is the demonstration of functioning partnerships of multiple stakeholders, namely private (including telecom, infrastructure and transport service operators and service providers, and Original Equipment Manufacturers), public authorities, emergency services, and other stakeholder groups and users, including a proof of actual commitment from the test sites. It should also be supported by thorough post-demonstration impact and cost-benefit assessment and evaluation of C-ITS concepts and technologies, including implementation issues. This will also offer an opportunity for stakeholders and partners to address issues and identify relevant technologies, including European GNSS, and processes to develop operational systems to be kept in place beyond the life of the pilot and lead towards automated transport. In order to meet this challenge, proposals should address several of the following aspects:―Enable services based on appropriate access and sharing of data leveraging in-vehicle resources and 2-way V2V, V2I, I2I and vulnerable road users connectivity in complex urban environments.―Enable interoperability across systems including testing and validating standards.―Demonstrating and validating cross-modal integration (e.g. including crossing) and potential for cross-border inter-operability. Interconnected and independent systems should be developed taking account of existing European and international standards and platforms.Participation of SMEs with proven experience in these areas is encouraged.Proposals should foresee twinning with entities participating in projects funded by US, to exchange knowledge and experience and exploit synergies, particularly for the development of validation methodologies.The Commission considers that proposals requesting a contribution from the EU of between EUR 11 to 13 million each would allow this specific challenge to be addressed appropriately. Nonetheless, this does not preclude submission and selection of proposals requesting other amounts.Actions are expected to lead to:―Improved level of performance for the entire transport system, including more efficient traffic management and safety improvements to enable a more sustainable transport system and foster overall socio-economic development.―Fully integrated C-ITS concepts in practical, real-life, complex environments being tested and demonstrated.―Greater collaboration (and partnerships) between multiple stakeholders to deploy applications and facilitate the interoperable interactions across all elements of the transport system, including the use of data from multiple sources (e.g. vehicle, mobile device and infrastructure).―A comprehensive cost-benefit analysis of the pilot that demonstrates the value added and economic viability of C-ITS services and solutions for users and other stakeholders.―Validated results and proven impact on user acceptance, safety, resilience and security with respect to transport demand and the environment."</text:p>
          </table:table-cell>
          <table:table-cell office:value-type="string" calcext:value-type="string">
            <text:p>"theme"</text:p>
          </table:table-cell>
          <table:table-cell table:number-columns-repeated="1022"/>
        </table:table-row>
        <table:table-row table:style-name="ro10">
          <table:table-cell office:value-type="string" calcext:value-type="string">
            <text:p>"ITS business models (including cooperative ITS) have not evolved sufficiently to take into account the broad range of new technologies, systems and services, as well as user needs. A key challenge for ITS remains the "last-mover advantage", where many parties wait for others to deploy first, to maximise their own immediate benefits at lowest possible implementing cost. It is a challenge to address market sizing, customer demand versus production, project feasibility and financial returns, as well as security aspects of relevant mobility services. The implementation of Key Performance Indicators (KPIs), building on on-going activities[1] for the assessment and measurement of ITS deployment (infrastructure and vehicle based) and associated benefits (contribution to public policies and objectives) is at the centre of this challenge.Building upon the EU strategy for the deployment of C-ITS, the action should develop tools and guidance to support public and private stakeholders, in particular Member States, with the development of efficient policies for C-ITS deployment based on consolidated knowledge across the EU and the work undertaken by the C-ITS Platform[2].Proposals should address one or several of the following aspects:―Building upon the latest developments, raise awareness of the benefits of C-ITS through knowledge-enhancing education and training practices (e.g. tools and guidance to support public and private stakeholders).―Implementing Key Performance Indicators (KPIs) for the performance assessment and measurement of ITS deployment and benefits/impact assessment.―Financing measures to support inter alia the development, purchase, installation and maintenance of new ITS systems.―Market sizing, customer demand vs. production, project feasibility and financial returns, as well as security assessment (cyber-attacks / unintended exploitation) of mobility services.Participation of SMEs with proven experience in these areas is encouraged.Proposals should foresee twinning with entities participating in projects funded by US, to exchange knowledge and experience and exploit synergies.The Commission considers that proposals requesting a contribution from the EU of between EUR 1 and 2 million each would allow this specific challenge to be addressed appropriately. Nonetheless, this does not preclude submission and selection of proposals requesting other amounts.Actions are expected to lead to:―Understanding of the dynamics behind the current status of ITS implementation across Europe and solutions that address the "last mover advantage" issue hindering the deployment of ITS (including C-ITS).―Contributions that concretely support the development of more efficient policies for C-ITS deployment across the EU, accelerating the roll-out of related services in line with those agreed in the context of the C-ITS Platform[3].―New business models that are able to inform decision-making across a variety of stakeholders and identify potential incentives to accelerate deployment.This activity directly aimed at supporting the development and implementation of evidence base for R&amp;I policies and supporting various groups of stakeholders is excluded from the delegation to the Innovation and Networks Executive Agency (INEA) and will be implemented by the Commission services.[1]EC study on KPIs for ITS; TEN-T European ITS Platform (EIP+) and ITS corridors projects (from TEN-T Call 2013).[2]See http://ec.europa.eu/transport/themes/its/news/c-its-deployment-platform_en.htm[3]http://ec.europa.eu/transport/themes/its/index_en.htm"</text:p>
          </table:table-cell>
          <table:table-cell office:value-type="string" calcext:value-type="string">
            <text:p>"theme"</text:p>
          </table:table-cell>
          <table:table-cell table:number-columns-repeated="1022"/>
        </table:table-row>
        <table:table-row table:style-name="ro10">
          <table:table-cell office:value-type="string" calcext:value-type="string">
            <text:p>"Extreme weather conditions, climate change, damages to the infrastructure (caused by natural and man-made hazards) and traffic impediments negatively impact the reliability of mobility solutions. Risk analysis, adaptation measures and strategies need to be developed that enable minimising the impact of both natural and man-made extreme events on seamless transport operation, protect the users of the transport network in case of extreme conditions, as well as provide optimal information to the operators and users of the transport infrastructure.Building on results obtained by FP7 and ERA-NET Road / CEDR[1] projects and EUROCONTROL[2] studies, proposals should address several of the following aspects:―Identification of risk factors and mapping of the extreme weather conditions and climate risk ‘hot spots’ and their possible impact on the European transport network; identification of the appropriate risk analysis, adaptation measures, and development of cross-modal implementation strategies or operational strategies that optimise cost-performance-risk.―Strategic application of new materials, techniques and systems for construction, operations and maintenance in order to ensure reliable network availability during unfavourable conditions.―Integration of terrestrial and satellite systems for the structural health monitoring of key infrastructures located in a natural risk (earthquakes, landslides, floods and extreme weather) prone area and for the monitoring of extreme weather conditions.―Innovative engineering of links and connections to allow a smooth transfer from one mode to another in case of extreme disruption in one transport mode.―Assessment of the psychological and behavioural dimensions of safety from the perspective of users, including risk tolerance levels during extreme events.SME active participation is strongly encouraged.In line with the Union's strategy for international cooperation in research and innovation[3], international cooperation is encouraged. In particular, proposals should foresee twinning with entities participating in projects funded by US DOT[4] to exchange knowledge and experience and exploit synergies.The Commission considers that proposals requesting a contribution from the EU of between EUR 3 to 5 million each would allow this specific challenge to be addressed appropriately. Nonetheless, this does not preclude submission and selection of proposals requesting other amounts.Actions will contribute to substantial improvement of smooth continuity of mobility of people and freight even in case of serious disruptions due to natural or man-made circumstances. Major progress will be made regarding individual mode components’ resilience to damage due to extreme weather conditions, including reduction of maintenance and retrofitting needs. Projects will contribute to achieve reliable modal interchanges allowing continuous fluid traffic flow even during or after disruption. A high level of resilience of the transport infrastructure is an essential contribution to sustainable development and of impact on and adaptation to climate change conditions.[1]http://www.cedr.fr/home/index.php?id=260[2]http://www.eurocontrol.int/sesar-research[3]COM(2012)497[4]United States Department of Transportation (http://www.dot.gov/)."</text:p>
          </table:table-cell>
          <table:table-cell office:value-type="string" calcext:value-type="string">
            <text:p>"theme"</text:p>
          </table:table-cell>
          <table:table-cell table:number-columns-repeated="1022"/>
        </table:table-row>
        <table:table-row table:style-name="ro10">
          <table:table-cell office:value-type="string" calcext:value-type="string">
            <text:p>"The European transport network is highly developed, even if not fully balanced between regions and countries. Whilst some links are still missing and an effort is needed to complete trans-European connections, other corridors and nodes face increasing problems of congestions and under-capacity compared with traffic evolution. Key to improving capacity and availability of the existing transport infrastructure network are innovative systems and processes for re-engineering, retrofitting and upgrading that support a transition to zero intrusion from inspection, construction and maintenance (less, faster and better planned interventions with maximum safety for the workers) and drastically increase the productivity of the system.In order to meet these challenges, proposals should address one or several of the following aspects, according the specific situation addressed:―Re-engineering/re-design methods to adapt the network to new needs and ensure higher efficiency.―Innovative design and construction methods that are fast, cost-efficient, using low maintenance and environment-friendly materials and flexible enough to accommodate increasing/changing demand. In particular, implementing advanced construction concepts and processes for corridors and hubs, i.e. flexible design and modular concepts, and advanced predictive models.―Assessment of the multimodal network capacity in view of optimised use and future planning, taking due consideration of the uncertainty of demand evolution.Attention is to be paid to the design, construction and operation of corridors, terminals, hubs and gateways as points of interchange (within the same mode) or transfer (between the modes). Airports of all sizes and operations are included. The action could also address synchro-modality over key transport corridors, where inland waterways represent a major challenge.SME active participation is strongly encouraged.In line with the Union's strategy for international cooperation in research and innovation[1], international cooperation, in particular with Neighbouring Partner Countries, is encouraged. Proposals should take into consideration research actions already funded under the INFRAVATION ERA-NET Plus.The Commission considers that proposals requesting a contribution from the EU of between EUR 2 to 6 million each would allow this specific challenge to be addressed appropriately. Nonetheless, this does not preclude submission and selection of proposals requesting other amounts.Actions are expected to contribute to more optimal use of the multimodal transport system including avoidance of over-dimensioning of the physical network whilst reducing congestion and overload of specific network components and accommodating future demand; major progress is expected regarding accessibility and operational efficiency of multimodal hubs. Increase of the infrastructure performance will also contribute to the achievement of sustainable development in the sector and to minimise effects on climate change via the improvement of construction methods and traffic smoothness.[1]COM(2012)497"</text:p>
          </table:table-cell>
          <table:table-cell office:value-type="string" calcext:value-type="string">
            <text:p>"theme"</text:p>
          </table:table-cell>
          <table:table-cell table:number-columns-repeated="1022"/>
        </table:table-row>
        <table:table-row table:style-name="ro10">
          <table:table-cell office:value-type="string" calcext:value-type="string">
            <text:p>"Ports are a major example of hubs' need for modernisation. Ports are essential for the European economy as a global player and for the internal market. They are a main catalyst for regional development and their optimisation and inclusion in the territory is fundamental to ensure that efficient operations will not affect negatively the surrounding areas. Specific issues (like dredging, emission reductions, and energy transition, incl. electrification, smart grids, and the use of renewables management and emissions) are combined with other challenges common to all multi-modal terminals.Research is needed to implement new port concepts, new management models, and innovative design, engineering, construction and operation technologies solutions for full customer satisfaction. The topic is articulated in two parts:1) Research and innovation actions should address several of the following aspects:―Multi-modal optimised cost-effective and flexible operations inside the terminal and in the wider port area. Re-engineering of port operational processes via process analysis and identification of interoperable ICT systems to improve the level of integration among all actors (Port Authorities, terminal operators, shipping companies, customs, security forces, etc.) and facilitate critical decision-making.―Sustainable maintenance, repair and reconfiguration.―Better capacity management with reduced costs and land use. Identification of real-time indicators to improve the quality of services provided.―Low environmental impact, climate change adaptation, and moves towards the circular economy.―Advanced and efficient links and integration in the socio-economic industrial and urban surrounding environment efficient connections with the hinterland transport network.―Efficient connections with the hinterland transport network contributing to an increased use of the most energy-efficient transport modes, in particular rail.Inland waterways and short sea shipping ports deserve particular attention. Proposals should consider the possible transferability of solutions to other ports and multimodal hubs such as rail-freight terminals, inter-ports, airports and dry ports.2) Coordination and support actions should focus on clustering retained proposals, identifying appropriate KPIs and relevant monitoring and evaluation of results of actions stemming from this call, from other calls of this programme and other ongoing activities in the sector.In line with the Union's strategy for international cooperation in research and innovation[1], international cooperation, in particular with Mediterranean and other Neighbouring Partner Countries, is encouraged.The Commission considers that proposals requesting a contribution from the EU of between EUR 3 to 5 million each for Research and Innovation Actions, and up to EUR 1 million for Coordination and Support Actions, would allow this specific challenge to be addressed appropriately. Nonetheless, this does not preclude submission and selection of proposals requesting other amounts.Actions are expected to result in reduction of environmental impact of port activities, their operational and infrastructural costs, improvement of logistics efficiency and better integration of the port in the surrounding socio-economic area. Realisation of the expected impacts will entail attention to environmental and climate-related concerns.[1]COM(2012)497"</text:p>
          </table:table-cell>
          <table:table-cell office:value-type="string" calcext:value-type="string">
            <text:p>"theme"</text:p>
          </table:table-cell>
          <table:table-cell table:number-columns-repeated="1022"/>
        </table:table-row>
        <table:table-row table:style-name="ro10">
          <table:table-cell office:value-type="string" calcext:value-type="string">
            <text:p>"Ports are a major example of hubs' need for modernisation. Ports are essential for the European economy as a global player and for the internal market. They are a main catalyst for regional development and their optimisation and inclusion in the territory is fundamental to ensure that efficient operations will not affect negatively the surrounding areas. Specific issues (like dredging, emission reductions, and energy transition, incl. electrification, smart grids, and the use of renewables management and emissions) are combined with other challenges common to all multi-modal terminals.Research is needed to implement new port concepts, new management models, and innovative design, engineering, construction and operation technologies solutions for full customer satisfaction. The topic is articulated in two parts:1) Research and innovation actions should address several of the following aspects:―Multi-modal optimised cost-effective and flexible operations inside the terminal and in the wider port area. Re-engineering of port operational processes via process analysis and identification of interoperable ICT systems to improve the level of integration among all actors (Port Authorities, terminal operators, shipping companies, customs, security forces, etc.) and facilitate critical decision-making.―Sustainable maintenance, repair and reconfiguration.―Better capacity management with reduced costs and land use. Identification of real-time indicators to improve the quality of services provided.―Low environmental impact, climate change adaptation, and moves towards the circular economy.―Advanced and efficient links and integration in the socio-economic industrial and urban surrounding environment efficient connections with the hinterland transport network.―Efficient connections with the hinterland transport network contributing to an increased use of the most energy-efficient transport modes, in particular rail.Inland waterways and short sea shipping ports deserve particular attention. Proposals should consider the possible transferability of solutions to other ports and multimodal hubs such as rail-freight terminals, inter-ports, airports and dry ports.2) Coordination and support actions should focus on clustering retained proposals, identifying appropriate KPIs and relevant monitoring and evaluation of results of actions stemming from this call, from other calls of this programme and other ongoing activities in the sector.In line with the Union's strategy for international cooperation in research and innovation[1], international cooperation, in particular with Mediterranean and other Neighbouring Partner Countries, is encouraged.The Commission considers that proposals requesting a contribution from the EU of between EUR 3 to 5 million each for Research and Innovation Actions, and up to EUR 1 million for Coordination and Support Actions, would allow this specific challenge to be addressed appropriately. Nonetheless, this does not preclude submission and selection of proposals requesting other amounts.Actions are expected to result in reduction of environmental impact of port activities, their operational and infrastructural costs, improvement of logistics efficiency and better integration of the port in the surrounding socio-economic area. Realisation of the expected impacts will entail attention to environmental and climate-related concerns.[1]COM(2012)497"</text:p>
          </table:table-cell>
          <table:table-cell office:value-type="string" calcext:value-type="string">
            <text:p>"theme"</text:p>
          </table:table-cell>
          <table:table-cell table:number-columns-repeated="1022"/>
        </table:table-row>
        <table:table-row table:style-name="ro10">
          <table:table-cell office:value-type="string" calcext:value-type="string">
            <text:p>"European transport manufacturing industries across different sectors are well positioned in the global market. However, they are faced with new challenges stemming from the need to move to smart, green and sustainable transport technologies and systems within a relatively short period of time, as well as from the changing mobility demand, increasing international competition and the appearance of new players (for example, in the area of automation, data analytics, etc.). The challenge is to provide an overview of research, technology development and innovation capacities and strategies of the European transport manufacturing industries, and identify present and emerging market trends at a global scale, making use of diverse data and information sources.Proposals should address the following aspects:―Analyse the investment trends, productivity levels, technology choices and options, industrial strategies, research and technology development capabilities and funding efforts of the European producers of transport means, including manufacturers of vehicles, equipment, components and systems, in the automotive, aeronautical, ship-building and rail vehicle industries.―Assess the competitive advantages and disadvantages of those industries in relation to their main competitors world-wide, including new players from other areas who are active in new fields like automation; project their global market share prospects and predictable employment level scenarios.―Analyse the economic potential of new technologies, products and markets and their role in the determination of the industrial and commercial strategies of the major players; and assess the success factors of those strategies.―Consider the incidence of legislation and regulation at national and supranational level on industrial practices, innovation potential and global competitiveness.The expected duration of actions is between 12 and18 months.The Commission considers that proposals requesting a contribution from the EU of between EUR 0.5 and 1.5 million each would allow this specific challenge to be addressed appropriately. Nonetheless, this does not preclude submission and selection of proposals requesting other amounts.―The work is expected to provide a comprehensive picture of the research and technology development capabilities, innovation challenges and market prospects of the European transport industries, taking into account the heterogeneous nature and future demand of the transport sector.― Proposals are expected to demonstrate how the knowledge produced will enable stakeholders and policy makers to identify possible gaps in the research, technology development and innovation capacities and strategies of the European transport industry, particularly with regard to emerging market prospects, and elaborate appropriate measures at a corporate and policy level.This activity directly aimed at supporting the development and implementation of evidence base for R&amp;I policies and supporting various groups of stakeholders is excluded from the delegation to the Innovation and Networks Executive Agency (INEA) and will be implemented by the Commission services."</text:p>
          </table:table-cell>
          <table:table-cell office:value-type="string" calcext:value-type="string">
            <text:p>"theme"</text:p>
          </table:table-cell>
          <table:table-cell table:number-columns-repeated="1022"/>
        </table:table-row>
        <table:table-row table:style-name="ro10">
          <table:table-cell office:value-type="string" calcext:value-type="string">
            <text:p>"Technological developments, particularly related to the extended and expanding use of ICT in the transport sector, allow the collection of unprecedented volumes of data across all modes and transport systems. These volumes of data, known also as "big data", have generated a strong interest in the transport research community as well as in the relevant industries and among policy makers.From freight transport and supply chain optimisation to evacuation modelling and crowd dynamics under extreme phenomena, and from short-term traffic forecasting to travel behavioural research and the use of social media for efficient transport operations, the so‐called trend of big data has created a wide spectrum of challenges and opportunities in the field of transport research. Indicative areas of research could, for example, cover travel behaviour (by incorporating in modelling processes heterogeneous sources of information), logistics and consumer preferences, network capacity planning and optimisation (e.g. in the case of toll roads), risk management, response to extreme weather events or other emergency situations. Disaggregated data analysis by users' groups (e.g. age, gender) will contribute to better focus specific needs and trends. At the same time, the collection and possible exploitation of "big data" pose a number of questions both in methodological terms as well as in legal, institutional and social ones, which need to be addressed. The main challenge is therefore to investigate the implications of the utilisation of big data in the transport field.In order to meet this challenge, proposals should address the following aspects:―Identification of areas and contexts in which ICT investments and exploitation of data should be implemented. Examination of a series of different case studies and contexts throughout Europe, in order to provide useful information and suggestions on the prerequisites of successful big data implementation in the transport sector from a socio‐economic point of view.―Identification of methodological issues and the development of necessary tools in order to allow for effective data mining and data exploitation.―Analysis of the barriers and limitations of the transportation system to exploit big data opportunities. This point should address issues that range from technical to institutional. For example, many transportation agencies and authorities, transport industries, etc. may not consider profitable the investment in collecting and analysing big data, worrying also about the associated costs and risks of data collection and sharing.―Examine the institutional and governmental issues and barriers concerning the application of big data in transport providing policy recommendations towards "data openness" and sharing. Issues of legitimacy and public acceptance (e.g. privacy, data security, etc.) are important and should be adequately addressed.The Commission considers that proposals requesting a contribution from the EU of between EUR 0.5 and 1.5 million each would allow this specific challenge to be addressed appropriately. Nonetheless, this does not preclude submission and selection of proposals requesting other amounts.Appropriate exploitation of big data can help policy makers at the EU, national and regional level, as well as relevant decision makers to take informed decisions. Better data can help transport authorities and industries to understand the behaviour of travellers and consumers, also in disaggregated groups (e.g. age and gender), provide targeted information and identify policy interventions.Work under this topic is therefore expected to contribute to evidence–based decision making by improving knowledge on methodological and exploitation issues taking also into account economic and technical considerations.It is also expected to contribute to an early identification of critical issues linked to privacy, data security, legal and institutional aspects. It may therefore facilitate the development of an appropriate legal framework for the collection and exploitation of big data in the area of transport."</text:p>
          </table:table-cell>
          <table:table-cell office:value-type="string" calcext:value-type="string">
            <text:p>"theme"</text:p>
          </table:table-cell>
          <table:table-cell table:number-columns-repeated="1022"/>
        </table:table-row>
        <table:table-row table:style-name="ro10">
          <table:table-cell office:value-type="string" calcext:value-type="string">
            <text:p>"Transport is a rapidly developing and changing sector which faces problems to develop, attract and retain appropriate staff. As the overall trend is to increase automation, the sector will depend more and more on specialised equipment and products. Future jobs will therefore require new and advanced skills in engineering as well as in back office operations, but at the same time, the growing interdisciplinary elements of transport activities will also require transport professionals with developed skills in safety, security, logistics, IT, behavioural sciences, marketing and economics. As a consequence a new paradigm needs to be developed in training and education cross-fertilizing the disciplines and combining traditional training methods (e.g. face-to face classrooms, on the job training, etc.) with alternative methods and learning systems (such as web-based training, immersive virtual learning environments /IVLE, etc.) addressing the different needs of the various skill levels (from low skilled workers to high skilled managers/researchers) and incorporating lifelong learning aspects which seem particularly important for the low and middle-skills segments of the workforce.The specific challenge of this topic will be to identify and assess future requirements for skills and training tools/methods across transport modes and systems, in order to improve the potential of the workforce and improve the gender balance in the field of transport.Proposals should address all the following aspects:―Explore the impact of the deployment of new technologies new business models, growing internationalisation, increased intermodality and interdisciplinarity of transport activities on employment profiles and identify future requirements of skills and competences across all skill levels of the transport workforce.―Identify critically review (and benchmark) existing and/or innovative training and learning methods and tools with a view to address the needs of the workforce in transport modes and systems of a growing complexity.―Identify critical issues to be addressed and subjects to be taught in order to meet the future needs of transport across all skills levels; identify and/or propose specific curricula for training in particular for the mid-low skilled workers and those who need to upgrade their skills through lifelong learning.―Define the competences of trainers and design new profiles of teams devoted to facilitating the transfer of knowledge through innovative ideas/methods.Issues of gender and age are important and should be appropriately considered.Actions should take into account and coordinate with, where appropriate, with other EU and national initiatives in the field, such as those supported in the context of Erasmus+ and its sector skills alliances.The Commission considers that proposals requesting a contribution from the EU of between EUR 2 and 3 million each would allow this specific challenge to be addressed appropriately. Nonetheless, this does not preclude submission and selection of proposals requesting other amounts.As described in the specific challenge, the transport sectors will undergo significant changes over the next years with the gradual deployment of new technologies, increased intermodality and internationalisation. These changes will lead to new requirements for skills and competences of the workforce in practically all relevant sectors. Work under this topic is expected to provide the identification of these new requirements, a critical review and analysis of educational and training needs and methods thus contributing to the elaboration of new training curricula, tools and methods to be used for the development of a workforce capable of meeting the future needs of the sector across Europe. While, in the mid-term, work under this topic is expected to contribute to a better qualified labour force in the various transport sectors, in the longer term is expected to contribute to improved transport services as well as the employment prospects and gender balance of the sector."</text:p>
          </table:table-cell>
          <table:table-cell office:value-type="string" calcext:value-type="string">
            <text:p>"theme"</text:p>
          </table:table-cell>
          <table:table-cell table:number-columns-repeated="1022"/>
        </table:table-row>
        <table:table-row table:style-name="ro10">
          <table:table-cell office:value-type="string" calcext:value-type="string">
            <text:p>"Accessibility is a concept used in order to address both travel patterns, attitudes and needs of particular social groups – e.g. gender specific needs, unemployed persons, vulnerable to exclusion citizens such as elderly, children, disabled, etc., as well as the mobility needs and transport use characteristics of people living in different types of areas such as rural, remote or deprived urban areas. To obtain a more comprehensive view which will allow the elaboration of measures and transport systems that will improve inclusive mobility and equity, and support social innovation in this area, it is necessary to incorporate both approaches considering specific geographical factors as well as the mobility needs and capabilities of particular population groups.Rural areas, for example, are faced with continuous challenges linked to demographic, socio-economic and mobility factors such as: declining populations characterised by more pronounced ageing; income factors; reduced number of services and economic viability of public transport schemes; longer distances and different mobility needs related to public transport. Urban peripheral, suburban and deprived urban areas on the other hand are often characterised by population groups which face acute social, demographic and economic problems which impact on their mobility and on their ability to use available transport systems on equal terms.In this context, the main challenge of this topic is to examine whether organisational, technological (including extended use of ICT) and social innovations in public transport can lead to improved accessibility, inclusive mobility and equity in prioritised areas, by responding better to their specific needs and demographic/socio-economic characteristics.Proposals should address all the following aspects:―Analysis of the characteristics of prioritised areas in terms of spatial, demographic and socio-economic characteristics and identification of the factors that influence mobility and accessibility.―Exploring travel behaviour and social habits of the population in a disaggregated way and assessing travel demands in prioritised areas.―Addressing mobility needs of vulnerable to exclusion population groups such as: elderly, children, youth, disabled, people in poverty etc., as well as possible limitations to the use of new transport business models (e.g. IT illiteracy of elderly or low educated persons, pricing, etc.). Identification of gender-related specificities in each group is strongly recommended.―Critical assessment of existing innovative organisational and operational frameworks aimed at delivering new mobility solutions and their impact on inclusive mobility and equity.―Identification and/or development of new, efficient, inclusive, affordable and accessible mobility solutions and public transport models taking also advantage of IT applications (such as social media, app-oriented services, etc.).The Commission considers that proposals requesting a contribution from the EU of between EUR 1 and 3 million each would allow this specific challenge to be addressed appropriately. Nonetheless, this does not preclude submission and selection of proposals requesting other amounts.As described in the specific challenge, certain geographic areas (such as rural, remote and deprived urban areas) as well as population groups (such as the elderly, disabled, in poverty, etc.) are faced with particular challenges regarding their mobility needs and capabilities, to which current public transport systems do not always respond adequately.Work under this topic is expected to contribute to:―The identification and critical assessment of sustainable and inclusive mobility options for European citizens in prioritised areas and improve accessibility offered by public transport systems.―The development of effective, efficient and affordable mobility solutions which respond to the specific needs of particular population groups such as the elderly, the young, the disabled, taking into consideration the gender aspect.―The elaboration of new business models for public transport, with the deployment of organisational, technological (such as IT and app-oriented services) and social innovations taking into account possible social and demographic barriers for their effective use."</text:p>
          </table:table-cell>
          <table:table-cell office:value-type="string" calcext:value-type="string">
            <text:p>"theme"</text:p>
          </table:table-cell>
          <table:table-cell table:number-columns-repeated="1022"/>
        </table:table-row>
        <table:table-row table:style-name="ro10">
          <table:table-cell office:value-type="string" calcext:value-type="string">
            <text:p>"There are indications that transport may be entering a period of paradigm shifts due to the introduction of disruptive technologies but also due to changes in individual preferences, behaviours, lifestyles and the emergence of social innovation and new concepts which are likely to impact on the future transport models and management. Some of these changes are already present, as for example, the growing trend towards vehicle sharing practices in many European cities, while others may still be at their very early stages, as for example, changing values of travel time.Car sharing has been gradually developing over the past two decades while new business models and social innovation are likely to emerge in the forthcoming years fostered also by new IT applications (app-based services). This relatively short period of time has not allowed for a comprehensive and established assessment of its various impacts in social, economic and environmental terms. Estimates for its growth potential over the next decades vary considerably, so do estimates about the "replacing capacity" of car sharing. Similarly, its effects in reducing congestions, emissions and noise – especially in urban areas – as well as the impact on car manufacturing industries have not been sufficiently explored.Travel time savings is often the principal benefit of a transportation project and efforts to achieve faster travel have been long dominating decision making. The value of travel time has been perceived as a cost which includes costs to businesses of the time their employees and vehicles spend on travel, and costs to consumers of personal (unpaid) time spent on travel. However, as technology evolves (particularly ICT), people can use their time during travel for business or leisure thus "reducing" the cost of travel in economic terms and allowing other considerations (such as energy savings, pricing, environmental and social considerations) to affect their travel time preferences.Transport research is needed to explore at an early stage the dynamics of such changes and their impacts in socio-economic and environmental terms. The specific research challenges of this topic are to provide comprehensive analyses of these new preferences, behaviours and lifestyles, identify the main factors that influence them and assess their potential economic, social and environmental impact. In all aspects, issues of age and gender should be taken into consideration.In order to meet this challenge, proposals should address one of the two following parts:1. Shifting from car ownership to sharing. Proposals should:―Compare the existing trends and forecasts across the EU and identify the factors (economic/social/demographic/spatial/cultural aspects), that influence the varied implementation of such schemes in different countries/regions/cultures including the growing use of app-based services.―Compare and benchmark existing business models, social innovations and identify possible new ones.―Assess the implications of car sharing schemes for the European car industry (impact on foreseen sales of conventional and electric cars, other revenues, etc.).―Assess the potential impact on emissions, noise and congestion, especially in urban environments, as well as on safety of potential users.2. Changing value of travel time. Proposals should:―Analyse differences between various travel motivations (leisure, business) and the related travel time value and examine the extent to which the proliferation of ICT applications such as wifi connections (e.g. in trains, ships) tend to reduce the perceived cost of travel time for private and corporate travel. Gender disaggregated data collection and analysis could contribute to a more thorough analysis.―Identify possible areas where a shift away from the "speed paradigm" would be feasible and provide estimates of environmental, socio-economic and organisational implications.―Propose cost-benefit analyses of additional time savings in case of already advanced transport connections (e.g. need for faster high speed trains, for new sections of motorways in certain "almost saturated" areas, etc.) taking into account the possible new concepts of value of travel time and their environmental and socio-economic implications.The Commission considers that proposals requesting a contribution from the EU between EUR 1 and 2 million each would allow this specific challenge to be addressed appropriately. Nonetheless, this does not preclude submission and selection of proposals requesting other amounts.As mentioned in the specific challenge the topic seeks to provide comprehensive analyses of the dynamics of new preferences, behaviours and lifestyles, to identify the main factors that influence them and to assess their potential economic, social and environmental impact. Work under this topic is expected to collect and provide up-to-date information on the present state of development of new business models and social innovations, a reliable assessment of their growth potential across different geographical cultural and economic environments and an assessment of their impact in areas of key policy interest, such as urban congestion, emission and noise reductions. In addition, it is expected to provide concrete assessments of their impacts on the European car industry (including electric vehicles) over the mid-long term.The collection of updated and reliable data on the car sharing market and its prospects as well as assessments on their social, economic and environmental impact will facilitate evidence-based policy making particularly with regard to urban congestion/emissions/re-organisation of urban transport. It will also contribute to a forward looking analysis of the prospects of the European car industry market.Work is also expected to contribute to the generation of new knowledge in a new and under-researched area which may lead in the short-medium term to different cost-benefit assessment methods of transport projects and in depth knowledge of users attitudes and choices with respect to travel time and in the longer term in possible energy savings and emission reductions as well as re-organisation of transport routes and schedules based on different perceptions of the value of travel time."</text:p>
          </table:table-cell>
          <table:table-cell office:value-type="string" calcext:value-type="string">
            <text:p>"theme"</text:p>
          </table:table-cell>
          <table:table-cell table:number-columns-repeated="1022"/>
        </table:table-row>
        <table:table-row table:style-name="ro10">
          <table:table-cell office:value-type="string" calcext:value-type="string">
            <text:p>"To promote the interest of students and researchers on research and innovation in the transport sector, by rewarding the best innovative ideas and research achievements in this field.The action should focus on organising two competitions for transport research and innovation awards to be assigned at the TRA conference in 2018:―A competition for students and young researchers with the goal of stimulating the interest among young researchers/students in the field of transport.―A competition for senior researchers in the field of innovative transport concepts based on results from EU-funded projects only.Both competitions should cover all transport modes and cross-cutting issues (technological, socio-economic and behavioural aspects) in line with the EU policy objectives for smart, green and integrated transport. The organisation of these awards should ensure high-quality competition and very good media coverage before, during and after the TRA conference.The action should give particular attention to gender issues.The Commission considers that proposals requesting a contribution from the EU of between EUR 0.4 and 0.6 million each would allow this specific challenge to be addressed appropriately. Nonetheless, this does not preclude submission and selection of proposals requesting other amounts.This action is expected to increase the attractiveness of transport related studies and reinforce the pursuit of excellence in European transport research and innovation, by giving recognition and visibility to the best achievements. The TRA conference is expected to efficiently disseminate knowledge and results of European and national research projects in the area of transport and thus improve the development and deployment of innovative solutions for transport in Europe.This activity directly aimed at supporting the development and implementation of evidence base for R&amp;I policies and supporting various groups of stakeholders is excluded from the delegation to the Innovation and Networks Executive Agency (INEA) and will be implemented by the Commission services."</text:p>
          </table:table-cell>
          <table:table-cell office:value-type="string" calcext:value-type="string">
            <text:p>"theme"</text:p>
          </table:table-cell>
          <table:table-cell table:number-columns-repeated="1022"/>
        </table:table-row>
        <table:table-row table:style-name="ro10">
          <table:table-cell office:value-type="string" calcext:value-type="string">
            <text:p>"According to the Work Programme: In order to ensure the coverage of all areas, for each call, proposals above all thresholds will be ranked in each of the areas opened under the call and the first ranked proposals in each area will be selected until the available budget is exhausted (first, all proposals ranked nb 1, then nb 2, etc.); in case of insufficient budget to select all projects of the same rank to cover the areas, the best scores will prevail; in case of equal scores, usual rules will prevail.Therefore, the applicant is asked to provide the area targeted by the proposal in the first page of the submission system (Step 3 - Create a draft proposal). This choice cannot be changed later on. Therefore, special attention is kindly asked when inserting the data on this page.In addition, the applicant is required to clearly identify the same area on the first page of the Part B template.In 2016, two areas are specified in the work programme:1. Storage: technologies for the storage of energy in the distribution network and their integration and exploitation in the smart grid context, including decentralised storage at user premises or at substation level; this encompasses optimal use of the potential of electric vehicles; particular attention should be put on cost, stability and lifetime;2. Synergies between energy networks: develop power to heat solutions and strategies (e.g. through the use of water boilers, heat pumps, thermal inertia of buildings, cooling needs, etc.), develop variable renewable power to gas/fuel solutions; technologies for hydrogen production and storage are addressed in the frame of the Fuel Cell and Hydrogen JU and are therefore excluded from this callAccording to the Work Programme: In order to ensure the coverage of all areas, for each call, proposals above all thresholds will be ranked in each of the areas opened under the call and the first ranked proposals in each area will be selected until the available budget is exhausted (first, all proposals ranked nb 1, then nb 2, etc.); in case of insufficient budget to select all projects of the same rank to cover the areas, the best scores will prevail; in case of equal scores, usual rules will prevail.Therefore, the applicant is asked to provide the area targeted by the proposal in the first page of the submission system (Step 3 - Create a draft proposal). This choice cannot be changed later on. Therefore, special attention is kindly asked when inserting the data on this page.In addition, the applicant is required to clearly identify the same area on the first page of the Part B template."</text:p>
          </table:table-cell>
          <table:table-cell office:value-type="string" calcext:value-type="string">
            <text:p>"theme"</text:p>
          </table:table-cell>
          <table:table-cell table:number-columns-repeated="1022"/>
        </table:table-row>
        <table:table-row table:style-name="ro10">
          <table:table-cell office:value-type="string" calcext:value-type="string">
            <text:p>"According to the Work Programme: In order to ensure the coverage of all areas, for each call, proposals above all thresholds will be ranked in each of the areas opened under the call and the first ranked proposals in each area will be selected until the available budget is exhausted (first, all proposals ranked nb 1, then nb 2, etc.); in case of insufficient budget to select all projects of the same rank to cover the areas, the best scores will prevail; in case of equal scores, usual rules will prevail.Therefore, the applicant is asked to provide the area targeted by the proposal in the first page of the submission system (Step 3 - Create a draft proposal). This choice cannot be changed later on. Therefore, special attention is kindly asked when inserting the data on this page.In addition, the applicant is required to clearly identify the same area on the first page of the Part B template.In 2016, two areas are specified in the work programme:1. Storage: technologies for the storage of energy in the distribution network and their integration and exploitation in the smart grid context, including decentralised storage at user premises or at substation level; this encompasses optimal use of the potential of electric vehicles; particular attention should be put on cost, stability and lifetime;2. Synergies between energy networks: develop power to heat solutions and strategies (e.g. through the use of water boilers, heat pumps, thermal inertia of buildings, cooling needs, etc.), develop variable renewable power to gas/fuel solutions; technologies for hydrogen production and storage are addressed in the frame of the Fuel Cell and Hydrogen JU and are therefore excluded from this callAccording to the Work Programme: In order to ensure the coverage of all areas, for each call, proposals above all thresholds will be ranked in each of the areas opened under the call and the first ranked proposals in each area will be selected until the available budget is exhausted (first, all proposals ranked nb 1, then nb 2, etc.); in case of insufficient budget to select all projects of the same rank to cover the areas, the best scores will prevail; in case of equal scores, usual rules will prevail.Therefore, the applicant is asked to provide the area targeted by the proposal in the first page of the submission system (Step 3 - Create a draft proposal). This choice cannot be changed later on. Therefore, special attention is kindly asked when inserting the data on this page.In addition, the applicant is required to clearly identify the same area on the first page of the Part B template."</text:p>
          </table:table-cell>
          <table:table-cell office:value-type="string" calcext:value-type="string">
            <text:p>"theme"</text:p>
          </table:table-cell>
          <table:table-cell table:number-columns-repeated="1022"/>
        </table:table-row>
        <table:table-row table:style-name="ro10">
          <table:table-cell office:value-type="string" calcext:value-type="string">
            <text:p>"To demonstrate a set of technologies and solutions in an integrated environment with the perspective of introduction in the market in the coming years to enable demand-response, smart grid, storage and energy system integration operating under stable and secure conditions in the context of an increasing share of renewable energy sources in the electricity grid.Proposals will target the distribution grid (medium and low voltage levels) and demonstrate a combination of at least 3 of the following aspects:The targeted technology readiness levels (TRL) will range typically between 5 and 8 (please see part G of the General Annexes). Proposals will indicate the estimated levels of TRL at the beginning and at the end of the project.The proposed solutions should be demonstrated in large scale pilots and validated in real life conditions when possible or on real data if by simulation for a period of time ensuring credibility and consistency of conclusions. The funding should be primarily intended to be used to finance integration and coordination aspects; the need to fund hardware such as smart meters, storage devices, etc. should be duly justified in the proposals (Annex 1 and 2).Proposals will include a detailed analysis of current regulations, standards and interoperability/interfaces issues applying to their case, in particular in connection to ongoing work in the Smart Grid Task Force and its Experts Groups in the field of Standardization (e.g. CEN-CLC-ETSI M/490), regulatory environment for privacy, data protection[1], cyber security, smart grid deployment, infrastructure and industrial policy (http://ec.europa.eu/energy/en/topics/markets-and-consumers/smart-grids-and-meters/smart-grids-task-force).Cost/benefit analysis, business models and plans for replication must be part of the proposed work.Proposals will also foresee coordination with similar EU-funded projects (in particular those which will be funded under this call) in particular for policy relevant issues such as regulatory framework, business models, obstacles to innovation. It is recommended to reserve of the order of 2% of the EU funding for these activities. A Coordination and Support Action is foreseen for the organisation of this collaboration in this Work Programme (see Topic LCE-3-2016).The Commission considers that proposals requesting a contribution from the EU between EUR 12 and 15 million would allow this specific challenge to be addressed appropriately. Nonetheless, this does not preclude submission and selection of proposals requesting other amounts.Proposals must demonstrate that they are relevant, compatible with the broad EU energy policy context such as Climate-Energy packages, Energy Union. Where relevant, they should also indicate if and how they will contribute to:Proposals will demonstrate contributing to the following overall impacts:Proposals will also demonstrate if and how they contribute to the following more specific expected impacts:Finally, proposals will also include ad-hoc indicators to measure the progress against specific objectives of their choice which could be used to assess the progress during the project life.[1]Commission Recommendation of 10 October 2014 on the Data Protection Impact Assessment Template for Smart Grid and Smart Metering Systems (2014/724/EU)"</text:p>
          </table:table-cell>
          <table:table-cell office:value-type="string" calcext:value-type="string">
            <text:p>"theme"</text:p>
          </table:table-cell>
          <table:table-cell table:number-columns-repeated="1022"/>
        </table:table-row>
        <table:table-row table:style-name="ro10">
          <table:table-cell office:value-type="string" calcext:value-type="string">
            <text:p>"The new structure of the SET-Plan[1] identifies the following Integrated Challenges: Active consumer at the centre of the energy system, Demand focus – increasing energy efficiency across the energy system, System optimisation, Secure, cost-effective, clean and competitive supply as well as some Cross-Cutting aspects. A novel approach to R&amp;I strategy in the field smart grid and storage is needed to address these integrated energy challenges. Proposals must put forward a convincing framework to tackle all the following issues:The support framework will be capable of hosting a representative set of stakeholders covering the following aspects: generation, transmission, distribution, smart metering, consumers and the following sectors: industry, research centres and academia. Direct (as a beneficiary) or indirect (e.g. under the form of a letter of intent) commitments of stakeholders in the proposal constitute an added value.The Commission considers that proposals requesting a contribution from the EU of around EUR 4 million would allow this specific challenge to be addressed appropriately. Nonetheless, this does not preclude submission and selection of proposals requesting other amounts.Only one proposal will be selected.The recommended duration of this activity is 48 months.Proposals will demonstrate contributing to enhance the efficiency of R&amp;I policy making at EU level. In particular, proposers will demonstrate how and why they are best paced to support the stakeholder's community; their experience in supporting the development of R&amp;I roadmaps, their capacity to organise stakeholders/EU funded projects events while creating output for policy making.This activity directly aimed at supporting the development and implementation of evidence base for R&amp;I policies and supporting various groups of stakeholders is excluded from the delegation to INEA and will be implemented by the Commission services.[1]Strategic Energy Technology (SET) Towards an Integrated Roadmap: Research &amp; Innovation Challenges and Needs of the EU Energy System"</text:p>
          </table:table-cell>
          <table:table-cell office:value-type="string" calcext:value-type="string">
            <text:p>"theme"</text:p>
          </table:table-cell>
          <table:table-cell table:number-columns-repeated="1022"/>
        </table:table-row>
        <table:table-row table:style-name="ro10">
          <table:table-cell office:value-type="string" calcext:value-type="string">
            <text:p>"The integration of variable renewable energies challenges the transmission network. Also, the target to reach 10% of interconnection of the production capacity calls for new approaches to the transmission network and its management and opens new perspectives in terms of sharing and resources (e.g. production, storage, handling of electricity from variable renewable energy sources) across borders.Proposals will target the transmission grid and demonstrate a combination of at least 2 of the following aspects:The targeted technology readiness levels (TRL) will range typically between 5 and 8 (please see part G of the General Annexes). Proposals will indicate the estimated levels of TRL at the beginning and at the end of the project.Proposals will include an analysis of current regulations, codes and standards applying to their case as well as an analysis of business models and pan-European EU market integration if relevant. Where appropriate, environmental issues will be addressed in the light of existing regulations (e.g. water framework directive, Natura 2000, etc.).Proposal tackling problems of transnational nature will be given specific attention.Proposals will also foresee coordination with similar EU-funded projects (in particular those which will be funded under this call) in particular for policy-relevant issues such as regulatory framework, business models, obstacles to innovation. It is recommended to reserve of the order of 2% of the EU funding for these activities. A Coordination and Support Action is foreseen for the organisation of this collaboration in this Work Programme (see Topic LCE 3)The Commission considers that proposals requesting a contribution from the EU between EUR 15 and 20 million would allow this specific challenge to be addressed appropriately. Nonetheless, this does not preclude submission and selection of proposals requesting other amounts.Proposals must demonstrate that they are relevant, compatible with the broad EU energy policy context such as Climate-Energy packages, Energy Union. Where relevant, they should also indicate if and how they will contribute to:Proposals will demonstrate that the proposed solution can be scaled (if needed) and replicated as well as if and how they contributing to the following points:The EU power network:Finally, proposals will also include ad-hoc indicators to measure the progress against specific objectives of their choice which could be used to assess the progress during the project life."</text:p>
          </table:table-cell>
          <table:table-cell office:value-type="string" calcext:value-type="string">
            <text:p>"theme"</text:p>
          </table:table-cell>
          <table:table-cell table:number-columns-repeated="1022"/>
        </table:table-row>
        <table:table-row table:style-name="ro10">
          <table:table-cell office:value-type="string" calcext:value-type="string">
            <text:p>"The increasing share of variable renewable energy sources and the 2020 and 2030 targets for the reduction of greenhouse gas emission in the EU are calling for important changes in our energy system: more flexibility, more active involvement of all stakeholders and more collaboration. If no actions are taken, the power system will face several risks such as, poor quality of the electricity supply, congestion, lack of stability, excessive levels or curtailments, impossibility to cope with electro mobility demand, etc. The challenge is therefore to create and deploy common tools for planning, integration and operation across the energy system and its actors.Proposals must target the development of technologies, tools and systems in one or several of the following areas:Proposals will demonstrate a good knowledge and compatibility with current regulations, available or emerging standards and interoperability issues applying to their technologies, in particular in connection to ongoing work in the Smart Grid Task Force and its Experts Groups in the field of Standardization (e.g. CEN-CLC-ETSI M/490), regulatory environment for privacy, data protection[1], cyber security, smart grid deployment, infrastructure and industrial policy (http://ec.europa.eu/energy/en/topics/markets-and-consumers/smart-grids-and-meters/smart-grids-task-force).The Commission considers that proposals requesting a contribution from the EU between EUR 2 and 4 million would allow this specific challenge to be addressed appropriately and between EUR 0.5 and 1 million for proposals addressing area 5 only. Nonetheless, this does not preclude submission and selection of proposals requesting other amounts.In order to ensure the coverage of each area, proposals above all thresholds will be ranked in each of the 5 areas and the first ranked proposals in each area will be selected until the available budget is exhausted (first, all proposals ranked nb 1, then nb 2, etc.); in case of insufficient budget to select all projects of the same rank to cover the 5 areas, the best scores will prevail; in case of equal scores, standard rules do apply.Proposals must demonstrate that they are relevant, compatible with the broad EU energy policy context such as Climate-Energy packages, Energy Union. Where relevant, they should also indicate if and how they will contribute to:Proposals must demonstrate if and how they contribute to the following impacts.Finally, proposals will also include ad-hoc indicators to measure the progress against specific objectives of their choice which could be used to assess the progress during the project life.[1]Commission Recommendation of 10 October 2014 on the Data Protection Impact Assessment Template for Smart Grid and Smart Metering Systems (2014/724/EU)"</text:p>
          </table:table-cell>
          <table:table-cell office:value-type="string" calcext:value-type="string">
            <text:p>"theme"</text:p>
          </table:table-cell>
          <table:table-cell table:number-columns-repeated="1022"/>
        </table:table-row>
        <table:table-row table:style-name="ro10">
          <table:table-cell office:value-type="string" calcext:value-type="string">
            <text:p>"The technologies that will form the backbone of the energy system by 2030 and 2050 are still under development. Promising technologies for energy conversion are being developed at laboratory scale and need to be scaled up in order to demonstrate their potential value in our future energy system. These new technologies should provide more flexibility to the energy system and could help adapting to changing climatic conditions. New knowledge and more efficient and cost-competitive energy technologies, including their conventional and newly developed supply chains, are required for the long run. It is crucial that these new technologies show evidence of promising developments and do not represent a risk to society. One of the following technology-specific challenges has to be addressed:Aside from the technology-specific challenges mentioned above, potential environmental, resource efficiency and safety concerns, issues related to social acceptance or resistance to new energy technologies, as well as related socioeconomic and livelihood issues also should be addressed, where relevant. This may require a multi-disciplinary perspective with contributions also from the social sciences and humanities, which then should be integrated into the research process from the outset. A methodology that permits a sustainability assessment of the environmental (notably in terms of GHG performance), as well as economic and social benefits with respect to current technologies should be included.Novel technology solutions for grid integration, storage, fuel cells and hydrogen – other than integral to the technology solution developed, energy efficiency and smart cities will not be supported under this topic but in the relevant parts of this work program.The Commission considers that proposals requesting a contribution from the EU of between EUR 2 to 4 million would allow this specific challenge to be addressed appropriately. Nonetheless, this does not preclude submission and selection of proposals requesting other amounts.The results of this research are expected to move the technology involved to TRL 4 (please see part G of the General Annexes) and to provide better scientific understanding and guidance enabling the players concerned (e.g. policy makers, regulatory authorities, industry, interest groups representing civil society) to frame strategic choices concerning future energy technologies and to integrate them in the future energy system. It is also expected that new, out-of-the-box or advanced innovative ideas will emerge that will provide new impetus to technology pathways, to new solutions, and to new contributions to the energy challenge in Europe or worldwide.Where relevant, the new developed technology pathways should improve the economic, environmental and social benefits of renewable energy. Notably, for sustainable fuels they should improve the conversion efficiency that will eventually allow significant cost reduction."</text:p>
          </table:table-cell>
          <table:table-cell office:value-type="string" calcext:value-type="string">
            <text:p>"theme"</text:p>
          </table:table-cell>
          <table:table-cell table:number-columns-repeated="1022"/>
        </table:table-row>
        <table:table-row table:style-name="ro10">
          <table:table-cell office:value-type="string" calcext:value-type="string">
            <text:p>"The technologies that will form the backbone of the energy system by 2030 and 2050 are still in the research and development cycle and need to be fully developed before they could fully demonstrate their potential value in our future energy system. It is crucial that these new technologies show evidence of promising developments and do not represent a risk to society. At least one of the following technology-specific challenges has to be addressed in 2016:For 2017, at least one of the following technology-specific challenges has to be addressed:Proposals should address one or more of the technology-specific challenges described above. Combining renewables areas, when new innovative ideas could bring breakthrough, is welcome, but the proposal should have a clear focus on at least one of the technology specific challenges. The proposals should bring technology solutions to TRL 4-5 (please see part G of the General Annexes) at the end of the action.Environment, health and safety issues shall be considered in all developments and appropriately addressed.Proposals shall explicitly address performance and cost targets together with relevant key performance indicators, expected impacts, as well as provide for development of explicit exploitation plans.Technical issues, synergies between technologies, regional approaches, socio-economic and environmental aspects from a life-cycle perspective (including public resistance and acceptance, business cases, pre-normative and legal issues, pollution and recycling) need to be appropriately addressed wherever relevant. As in many cases, renewable energy projects are part of complex ecosystems, with links to broader environmental, socioeconomic and livelihood issues that are of particular relevance to local communities, multidisciplinary research designs that integrate contributions also from the social sciences and humanities are encouraged.The Commission considers that proposals requesting a contribution from the EU of between EUR 2 to 5 million would allow this specific challenge to be addressed appropriately. Nonetheless, this does not preclude submission and selection of proposals requesting other amounts.Further to what mentioned for the specific technologies, proposals focusing on the technology specific challenges a) to h) should address all the general impacts listed below:The proposals focusing on the technology-specific challenge i) in 2016 and 2017 should address all the following impacts:[1]A related activity is supported under topic NMBP 19-2016 "Advanced materials solutions and architectures for high efficiency solar energy harvesting", included in the work programme of 'Leadership in enabling and industrial technologies – Nanotechnologies, Advanced Materials, Biotechnology and Advanced Manufacturing and Processing', in which the focus lies on the materials and materials combinations.[2]A related activity is supported under topic NMBP 19-2016 "Advanced materials solutions and architectures for high efficiency solar energy harvesting", included in the work programme of 'Leadership in enabling and industrial technologies – Nanotechnologies, Advanced Materials, Biotechnology and Advanced Manufacturing and Processing', in which the focus lies on materials.[3]Activities addressing this challenge contribute to the PPP on Energy-efficient Buildings.[4]A related activity is supported under topic NMBP 19-2016 "Advanced materials solutions and architectures for high efficiency solar energy harvesting", included in the work programme of 'Leadership in enabling and industrial technologies – Nanotechnologies, Advanced Materials, Biotechnology and Advanced Manufacturing and Processing', in which the focus lies on the materials for a broader range of technologies.[5]Can be considered contributing to the PPP Energy-efficient Buildings"</text:p>
          </table:table-cell>
          <table:table-cell office:value-type="string" calcext:value-type="string">
            <text:p>"theme"</text:p>
          </table:table-cell>
          <table:table-cell table:number-columns-repeated="1022"/>
        </table:table-row>
        <table:table-row table:style-name="ro10">
          <table:table-cell office:value-type="string" calcext:value-type="string">
            <text:p>"The technologies that will form the backbone of the energy system by 2030 and 2050 are still in the research and development cycle and need to be fully developed before they could fully demonstrate their potential value in our future energy system. It is crucial that these new technologies show evidence of promising developments and do not represent a risk to society. At least one of the following technology-specific challenges has to be addressed in 2016:For 2017, at least one of the following technology-specific challenges has to be addressed:Proposals should address one or more of the technology-specific challenges described above. Combining renewables areas, when new innovative ideas could bring breakthrough, is welcome, but the proposal should have a clear focus on at least one of the technology specific challenges. The proposals should bring technology solutions to TRL 4-5 (please see part G of the General Annexes) at the end of the action.Environment, health and safety issues shall be considered in all developments and appropriately addressed.Proposals shall explicitly address performance and cost targets together with relevant key performance indicators, expected impacts, as well as provide for development of explicit exploitation plans.Technical issues, synergies between technologies, regional approaches, socio-economic and environmental aspects from a life-cycle perspective (including public resistance and acceptance, business cases, pre-normative and legal issues, pollution and recycling) need to be appropriately addressed wherever relevant. As in many cases, renewable energy projects are part of complex ecosystems, with links to broader environmental, socioeconomic and livelihood issues that are of particular relevance to local communities, multidisciplinary research designs that integrate contributions also from the social sciences and humanities are encouraged.The Commission considers that proposals requesting a contribution from the EU of between EUR 2 to 5 million would allow this specific challenge to be addressed appropriately. Nonetheless, this does not preclude submission and selection of proposals requesting other amounts.Further to what mentioned for the specific technologies, proposals focusing on the technology specific challenges a) to h) should address all the general impacts listed below:The proposals focusing on the technology-specific challenge i) in 2016 and 2017 should address all the following impacts:[1]A related activity is supported under topic NMBP 19-2016 "Advanced materials solutions and architectures for high efficiency solar energy harvesting", included in the work programme of 'Leadership in enabling and industrial technologies – Nanotechnologies, Advanced Materials, Biotechnology and Advanced Manufacturing and Processing', in which the focus lies on the materials and materials combinations.[2]A related activity is supported under topic NMBP 19-2016 "Advanced materials solutions and architectures for high efficiency solar energy harvesting", included in the work programme of 'Leadership in enabling and industrial technologies – Nanotechnologies, Advanced Materials, Biotechnology and Advanced Manufacturing and Processing', in which the focus lies on materials.[3]Activities addressing this challenge contribute to the PPP on Energy-efficient Buildings.[4]A related activity is supported under topic NMBP 19-2016 "Advanced materials solutions and architectures for high efficiency solar energy harvesting", included in the work programme of 'Leadership in enabling and industrial technologies – Nanotechnologies, Advanced Materials, Biotechnology and Advanced Manufacturing and Processing', in which the focus lies on the materials for a broader range of technologies.[5]Can be considered contributing to the PPP Energy-efficient Buildings"</text:p>
          </table:table-cell>
          <table:table-cell office:value-type="string" calcext:value-type="string">
            <text:p>"theme"</text:p>
          </table:table-cell>
          <table:table-cell table:number-columns-repeated="1022"/>
        </table:table-row>
        <table:table-row table:style-name="ro10">
          <table:table-cell office:value-type="string" calcext:value-type="string">
            <text:p>"New sustainable biofuels technologies need to be developed that improve performance, notably with regards to the following sub-challenges:Proposals should aim at developing the next wave of sustainable liquid biofuels by moving technologies from TRL 3-4 to TRL 4-5 (please see part G of the General Annexes).Environment, economic and social issues including health and safety should be considered and appropriately addressed. A methodology that permits robust and reliable sustainability assessment of the environmental (notably in terms of GHG performance), economic and social benefits with respect to current technologies should be included.Biofuels produced from starch, sugar and oil fractions of food/feed crops are excluded.Proposals should address both sub-challenges described above, while the main effort in 2016 shall be in addressing sub-challenge a) and in 2017 sub-challenge b). They should also address the particular transport sectorial needs where relevant.In particular, proposals shall address one of the following:In 2016:In 2017:An important element will be an increased understanding of risks (whether technological, in business processes, for particular business cases, or otherwise in each area), risk ownership, and possible risk mitigation. Proposals shall therefore include appropriate work packages on this matter.Proposals shall explicitly address performance and cost targets together with relevant key performance indicators, expected impacts, as well as provide explicit exploitation plans.The Commission considers that proposals requesting a contribution from the EU of between EUR 3 to 6 million would allow this specific challenge to be addressed appropriately. Nonetheless, this does not preclude submission and selection of proposals requesting other amounts.The new developed technology pathways should improve the economic, environmental and social benefits of biofuels. Favourable energy and GHG balances are expected, as well as a significant cost reduction, which would permit these fuels to compete favourably with conventional biofuels. A favourable performance on secure and affordable energy supply and diversified, cheap feedstock supply are expected. In addition, positive impacts on enhancing Europe's competitiveness should be anticipated where appropriate."</text:p>
          </table:table-cell>
          <table:table-cell office:value-type="string" calcext:value-type="string">
            <text:p>"theme"</text:p>
          </table:table-cell>
          <table:table-cell table:number-columns-repeated="1022"/>
        </table:table-row>
        <table:table-row table:style-name="ro10">
          <table:table-cell office:value-type="string" calcext:value-type="string">
            <text:p>"New sustainable biofuels technologies need to be developed that improve performance, notably with regards to the following sub-challenges:Proposals should aim at developing the next wave of sustainable liquid biofuels by moving technologies from TRL 3-4 to TRL 4-5 (please see part G of the General Annexes).Environment, economic and social issues including health and safety should be considered and appropriately addressed. A methodology that permits robust and reliable sustainability assessment of the environmental (notably in terms of GHG performance), economic and social benefits with respect to current technologies should be included.Biofuels produced from starch, sugar and oil fractions of food/feed crops are excluded.Proposals should address both sub-challenges described above, while the main effort in 2016 shall be in addressing sub-challenge a) and in 2017 sub-challenge b). They should also address the particular transport sectorial needs where relevant.In particular, proposals shall address one of the following:In 2016:In 2017:An important element will be an increased understanding of risks (whether technological, in business processes, for particular business cases, or otherwise in each area), risk ownership, and possible risk mitigation. Proposals shall therefore include appropriate work packages on this matter.Proposals shall explicitly address performance and cost targets together with relevant key performance indicators, expected impacts, as well as provide explicit exploitation plans.The Commission considers that proposals requesting a contribution from the EU of between EUR 3 to 6 million would allow this specific challenge to be addressed appropriately. Nonetheless, this does not preclude submission and selection of proposals requesting other amounts.The new developed technology pathways should improve the economic, environmental and social benefits of biofuels. Favourable energy and GHG balances are expected, as well as a significant cost reduction, which would permit these fuels to compete favourably with conventional biofuels. A favourable performance on secure and affordable energy supply and diversified, cheap feedstock supply are expected. In addition, positive impacts on enhancing Europe's competitiveness should be anticipated where appropriate."</text:p>
          </table:table-cell>
          <table:table-cell office:value-type="string" calcext:value-type="string">
            <text:p>"theme"</text:p>
          </table:table-cell>
          <table:table-cell table:number-columns-repeated="1022"/>
        </table:table-row>
        <table:table-row table:style-name="ro10">
          <table:table-cell office:value-type="string" calcext:value-type="string">
            <text:p>"The European PV manufacturing industry has faced strong foreign competition in the last years, which has led to a dramatic reduction of its production capacity. The challenge is to develop innovative manufacturing solutions that substantially improve competitiveness of the European PV manufacturing industry and help regain a part of the potentially increasing worldwide PV market, while creating more secure and sustainable supply chains for the European PV marketDemonstrating manufacturing innovation and scale-up of highly performing PV technologies at pilot-line level, targeting GW-scale, high-yield throughput and cost-effective industrial production of cells and modules.Applications for Innovation Actions (bringing the technology from TRL 5-6 to 6-7) are invited (please see part G of the General Annexes).Opening the project's test sites, pilot and demonstration facilities, or research infrastructures for practice oriented education, training or knowledge exchange is encouraged.The Commission considers that proposals requesting a contribution from the EU of between EUR 10 to 15 million would allow this specific challenge to be addressed appropriately. Nonetheless, this does not preclude submission and selection of proposals requesting other amountsTrigger new investments in the European PV industry, via the establishment of pilot lines which target innovative/optimised production processes and/or tailored development of equipment for mainstream PV technologies at the state of the art of research, and show the potential for cost and performance competitiveness of the final product."</text:p>
          </table:table-cell>
          <table:table-cell office:value-type="string" calcext:value-type="string">
            <text:p>"theme"</text:p>
          </table:table-cell>
          <table:table-cell table:number-columns-repeated="1022"/>
        </table:table-row>
        <table:table-row table:style-name="ro10">
          <table:table-cell office:value-type="string" calcext:value-type="string">
            <text:p>"Much of the R&amp;D efforts in recent years have focused on the development of high-efficiency PV cells at low cost. However, the cost of a PV system also depends on a number of other elements and components. The reduction of their cost and the enhancement of their performance show ample margins for improvement and can considerably help reducing price and accelerating large-scale deployment of PV installations; however this still represents a challenge.Proposals are requested to address the reduction of the cost of PV electricity by optimising the PV system energy yield and lifetime and decreasing cost at module (encapsulation materials, glass, and antireflective layers, anti-soiling layers, module architecture, etc.), balance-of-system component (electronics, inverters, tracking systems, etc.) or system configuration levels.Applications for Innovation Actions (bringing the technology from TRL 5-6 to 6-7) are invited (please see part G of the General Annexes).Opening the project's test sites, pilot and demonstration facilities, or research infrastructures for practice oriented education, training or knowledge exchange is encouraged.The Commission considers that proposals requesting a contribution from the EU of between EUR 7 to 10 million would allow this specific challenge to be addressed appropriately. Nonetheless, this does not preclude submission and selection of proposals requesting other amountsFor a given technology, demonstration of cost-effective solutions (expressed by a considerable reduction of cost per kWh) with increased energy yields at module/system level (under standard as well as actual operating conditions). Solutions are also expected to contribute to reduce energy payback time for the PV system and, when applicable, to increase lifetime. At module level, solutions should show increased cost effectiveness for recycling."</text:p>
          </table:table-cell>
          <table:table-cell office:value-type="string" calcext:value-type="string">
            <text:p>"theme"</text:p>
          </table:table-cell>
          <table:table-cell table:number-columns-repeated="1022"/>
        </table:table-row>
        <table:table-row table:style-name="ro10">
          <table:table-cell office:value-type="string" calcext:value-type="string">
            <text:p>"In spite of the improvements in recent years, water consumption remains a crucial barrier to the deployment of CSP plants especially in arid areas. The challenge is to drastically reduce water consumption.Projects shall demonstrate cost-effective technical solutions which significantly reduce or replace the water consumption of CSP plants. The demonstration shall take place in a region with very good solar resource values (Direct Normal Irradiation &gt; 2000 kWh/m2 year).Since the availability of water resources particularly in arid areas is linked to broader socioeconomic and livelihood issues and therefore of particular relevance to local communities, multidisciplinary research designs that integrate contributions also from the social sciences and humanities are encouraged. Engaging and involving local communities, and further investigating the roots of social acceptance or any resistance to CSP plants, so as to develop mitigating strategies or alternative solutions, should likewise be part of the project.TRL 7 shall be achieved at the end of project activities (please see part G of the General Annexes).Opening the project's test sites, pilot and demonstration facilities, or research infrastructures for practice oriented education, training or knowledge exchange is encouraged.The Commission considers that proposals requesting a contribution from the EU of between EUR 10 to 12 million would allow this specific challenge to be addressed appropriately. Nonetheless, this does not preclude submission and selection of proposals requesting other amountsThe action will result in significant exploitation prospects for the European technology in the field of CSP deployment, bringing cost effective solutions that improve the environmental profile."</text:p>
          </table:table-cell>
          <table:table-cell office:value-type="string" calcext:value-type="string">
            <text:p>"theme"</text:p>
          </table:table-cell>
          <table:table-cell table:number-columns-repeated="1022"/>
        </table:table-row>
        <table:table-row table:style-name="ro10">
          <table:table-cell office:value-type="string" calcext:value-type="string">
            <text:p>"The potential for the use of solar heat for industrial purposes is still largely untapped. The challenge is to reduce the technical complexity and develop cost effective solutions.Proposals shall demonstrate less complex and cost effective technical solutions which significantly increase the share of solar heat in industrial processes and which can be easily integrated into existing industrial plants.TRL 7 shall be achieved at the end of project activities (please see part G of the General Annexes).Opening the project's test sites, pilot and demonstration facilities, or research infrastructures for practice oriented education, training or knowledge exchange is encouraged.The Commission considers that proposals requesting a contribution from the EU of between EUR 5 to 8 million would allow this specific challenge to be addressed appropriately. Nonetheless, this does not preclude submission and selection of proposals requesting other amountsThe action will result in solutions which demonstrate that solar heat can be a reliable energy source for industrial processes, therefore bringing significant prospects for the market uptake of this renewable energy source and for the decarbonisation of industrial processes."</text:p>
          </table:table-cell>
          <table:table-cell office:value-type="string" calcext:value-type="string">
            <text:p>"theme"</text:p>
          </table:table-cell>
          <table:table-cell table:number-columns-repeated="1022"/>
        </table:table-row>
        <table:table-row table:style-name="ro10">
          <table:table-cell office:value-type="string" calcext:value-type="string">
            <text:p>"The challenge is to achieve a very substantial reduction in Operation and Maintenance (O&amp;M) costs through new O&amp;M and control concepts, including logistics planning, decision making and operation, providing an optimized balance between maximizing generation and minimizing loads on the turbines, and reducing the number of inspections and repairs with more remote monitoring and operations.Offshore wind turbines, both fixed bottom and floating, are subject to high loads in form of vibrations from wind and waves, as well as from rotation of the turbines. The focus is to reduce the need for maintenance of wind turbines/farms and to develop measures for life-time extension, demonstrating innovative solutions and tools, and thereby the levelised cost of wind energy. The action can include the development of tools for doing predictive maintenance, hereunder models of component/soil degradation, and establishment a database with operational and failure data for validation of tools. The actions should consider not only the wind turbines but also the substructure and the soil conditions.Participation of wind turbine manufacturers and large wind farm operators is expected.TRL 7 shall be achieved at the end of project activities (please see part G of the General Annexes).Opening the project's test sites, pilot and demonstration facilities, or research infrastructures for practice oriented education, training or knowledge exchange is encouraged.The Commission considers that proposals requesting a contribution from the EU of between EUR 7 to 10 million would allow this specific challenge to be addressed appropriately. Nonetheless, this does not preclude submission and selection of proposals requesting other amountsThe action will result in the reduction of component failure and increased reliability. The development of innovative solutions and tools will result in more reliable wind turbines and plants. It is expected that the output of the project will significantly contribute to an improved performance for new and operating off-shore wind power plants and therefore to the cost of energy. Presented tools and solutions might have an exploitation potential in the onshore wind sector. The action should contribute to the strengthening the European industrial technology base, thereby creating growth and jobs in Europe."</text:p>
          </table:table-cell>
          <table:table-cell office:value-type="string" calcext:value-type="string">
            <text:p>"theme"</text:p>
          </table:table-cell>
          <table:table-cell table:number-columns-repeated="1022"/>
        </table:table-row>
        <table:table-row table:style-name="ro10">
          <table:table-cell office:value-type="string" calcext:value-type="string">
            <text:p>"Up-scaling projects often lead to the development of better or less expensive applications for smaller turbines.EU-funded projects have been working on the design of 10-20 MW wind turbine concepts for some time. The challenge is to demonstrate and construct now a full scale &gt;10MW turbine and provide proof of a significant cost reduction potential.The development of large scale (&gt;10MW) turbines will have intrinsically logistical requirements regarding handling, installation, operation and maintenance, constituting a large part of the levelised cost of energy (LCOE). Improved handling (storage, loading, transport, etc.) on land, in the harbours and/or at sea, as well as improved logistics around operations and maintenance have to be taken into account in this innovation action.TRL 7 shall be achieved at the end of project activities (please see part G of the General Annexes).Opening the project's test sites, pilot and demonstration facilities, or research infrastructures for practice oriented education, training or knowledge exchange is encouraged. Activities to engage and involve local communities in the innovation action, to further improve social acceptance are encouraged.The Commission considers that proposals requesting a contribution from the EU of between EUR 20 to 25 million would allow this specific challenge to be addressed appropriately. Nonetheless, this does not preclude submission and selection of proposals requesting other amountsThis action will have a positive effect on the cost of energy and offshore wind energy will become more cost-effective. Developing cost-effective and reliable large turbines will contribute to make wind power fully competitive. In 2030 the cost of energy for offshore wind should be reduced at least by 50%. The action will also result in a more effective use of the seas and oceans, and will reduce the time needed for installation, operation and maintenance. The action should contribute to the strengthening the European industrial technology base, thereby creating growth and jobs in Europe."</text:p>
          </table:table-cell>
          <table:table-cell office:value-type="string" calcext:value-type="string">
            <text:p>"theme"</text:p>
          </table:table-cell>
          <table:table-cell table:number-columns-repeated="1022"/>
        </table:table-row>
        <table:table-row table:style-name="ro10">
          <table:table-cell office:value-type="string" calcext:value-type="string">
            <text:p>"Scaling up in the ocean energy sector to arrays is a fundamental challenge to be addressed in order to show a reduction of the cost of energy while mastering the risks at project level. There is significant learning to be captured through the demonstration of arrays.Applying projects will have to clearly describe the selected technology. The chosen project technology will have to bring evidence at the date of application of previous technology demonstration in real conditions connected to the grid to enhance the likely success of the project and provide a clear cost reduction roadmap that deploying in the pilot project will achieve. Installing more than one technology in the same array is permitted, but this should clearly have added value to this action. The installation has to be grid-connected.The project has to include a clear go/no go moment ahead of entering the deployment phase. Before this go/no go moment, the project has to deliver the detailed engineering plans, a complete business and implementation plan and all needed permits for the deployment of the array. A committee of independent experts will assess all deliverables and will give advice for the go/no decision.TRL 7 should be achieved at the end of the project activities (please see part G of the General Annexes).Opening the project's test sites, pilot and demonstration facilities, or research infrastructures for practice oriented education, training or knowledge exchange is encouraged.Ocean energy projects are part of complex marine ecosystems, with links to broader environmental, socioeconomic and livelihood issues that are of particular relevance to local communities. Actions to engage and involve local communities, to further improve social acceptance are encouraged.The Commission considers that proposals requesting a contribution from the EU of between EUR 10 and 15 million would allow this specific challenge to be addressed appropriately. Nonetheless, this does not preclude submission and selection of proposals requesting other amounts.The action will deliver a cost-effective array and hence will demonstrate pathways to reduce the cost of energy. It is expected that as a result of this action, ocean energy would become more commercially attractive for investors. The action should contribute to the strengthening the European industrial technology base in the ocean energy field, thereby creating growth and jobs in Europe."</text:p>
          </table:table-cell>
          <table:table-cell office:value-type="string" calcext:value-type="string">
            <text:p>"theme"</text:p>
          </table:table-cell>
          <table:table-cell table:number-columns-repeated="1022"/>
        </table:table-row>
        <table:table-row table:style-name="ro10">
          <table:table-cell office:value-type="string" calcext:value-type="string">
            <text:p>"The challenge is to develop and demonstrate new advanced tools based on the first experiences of ocean energy arrays. Enabling technical risk reduction and attracting investors for future innovative array designs.Design tools for array of wave and tidal energy converters have been developed. Single devices have already been deployed and the first arrays are planned for 2016 onwards. Based on the experience with the first ocean energy arrays the design tools can be developed further and a 2nd generation of advanced tools is foreseen which will have a significant positive effect on future devices and arrays. The impact of design on energy yield, survivability and O&amp;M as well as environmental impacts should be taken into account. These tools should facilitate a significant increase in reliability, survivability, performance improvement and cost reduction of devices and arrays.TRL 6 shall be achieved at the end of project activities (please see part G of the General Annexes).The action should clearly include an (economic) analysis of supply chains and (potential) markets and assess economic feasibility, develop a cost-benefit methodology and propose pricing methods. Eventually new or improved business and management models can be proposed.Proposals should aim to critically evaluate relevant legal, institutional and political frameworks and ask how, why and under what conditions these could act as a barrier or an enabling element for future deployment of ocean energy.Opening the project's test sites, pilot and demonstration facilities, or research infrastructures for practice oriented education, training or knowledge exchange is encouraged.The Commission considers that proposals requesting a contribution from the EU of between EUR 5 to 7 million would allow this specific challenge to be addressed appropriately. Nonetheless, this does not preclude submission and selection of proposals requesting other amounts.The action will reduce the technological risks for the next development stages, significantly contribute to an increase in technology performance, increase reliability and lifetime, while decreasing operation and maintenance costs, reduce the life-cycle environmental and socio-economic impacts, and reduce ocean energy technology installation time and cost and/or operational costs, hence easing the deployment of ocean energy sources within the energy mix.The new design tools will eventually result in more cost-effective arrays and hence will reduce the cost of energy. It is expected that as a result of this action ocean energy would become more commercially attractive for investors.The action should also contribute to the strengthening the European industrial technology base, thereby creating growth and jobs in Europe."</text:p>
          </table:table-cell>
          <table:table-cell office:value-type="string" calcext:value-type="string">
            <text:p>"theme"</text:p>
          </table:table-cell>
          <table:table-cell table:number-columns-repeated="1022"/>
        </table:table-row>
        <table:table-row table:style-name="ro10">
          <table:table-cell office:value-type="string" calcext:value-type="string">
            <text:p>"The cost and efficiency of existing geothermal systems, mostly based on vertical wells, to provide heating and cooling in buildings being retrofitted or renovated are not very competitive in particular when digging is difficult. The challenge is to demonstrate the cost-effectiveness and efficiency of geothermal systems for heating and cooling in individual installations being retrofitted.Proposals shall target easy to install and efficient underground coupling systems for retrofitting existing types of buildings or adaptable to existing types of buildings, including historical buildings, to make geothermal energy a standard source of heat and cold in building renovation. The difficulties in drilling in built environments must be taken into consideration and properly addressed. Proposals might address the need for improved and more cost-efficient heat pumps to optimize the use of the energy generated by the proposed geothermal system. Synergies may be considered with activities initiated under the Energy Efficiency call topics EE-10-2016 and EE-11-2016.TRL 7 shall be achieved at the end of the project (please see part G of the General Annexes).This topic will contribute to the PPP on Energy-efficient Buildings.Opening the project's test sites, pilot and demonstration facilities, or research infrastructures for practice oriented education, training or knowledge exchange is encouraged.The Commission considers that proposals requesting a contribution from the EU of between EUR 5 to 8 million would allow this specific challenge to be addressed appropriately. Nonetheless, this does not preclude submission and selection of proposals requesting other amounts.The action will result in the demonstration of geothermal systems, to be used in existing buildings, that make geothermal energy a viable and cost-competitive source of energy for heating and cooling. The demonstrated systems will be easy to install in built environments and have a proved efficiency in different geological conditions. The action will increase the commercial attractiveness of geothermal energy for heating and cooling and therefore increase the penetration of this renewable energy source."</text:p>
          </table:table-cell>
          <table:table-cell office:value-type="string" calcext:value-type="string">
            <text:p>"theme"</text:p>
          </table:table-cell>
          <table:table-cell table:number-columns-repeated="1022"/>
        </table:table-row>
        <table:table-row table:style-name="ro10">
          <table:table-cell office:value-type="string" calcext:value-type="string">
            <text:p>"Geothermal resources at medium-high temperature can produce at competitive costs electricity, heat or a combination of both. Routinely created enhanced geothermal systems (EGS) offer the opportunity to produce geothermal energy throughout Europe, including in locations where natural reservoirs are not available. In order to increase the number of geothermal installations, enhanced geothermal systems (EGS) have to be demonstrated as cost-competitive whereby innovative solutions are needed to allow for applications in geologic systems with different characteristics and of different origin.Proposals should aim at testing EGS systems to ensure reservoir productivity in different geological settings and energy production at competitive costs. Proposals could propose up-scaling existing EGS systems.TRL 7 shall be achieved at the end of project activities (please see part G of the General Annexes).Opening the project's test sites, pilot and demonstration facilities, or research infrastructures for practice oriented education, training or knowledge exchange is encouraged.The Commission considers that proposals requesting a contribution from the EU of between EUR 6 to 10 million would allow this specific challenge to be addressed appropriately. Nonetheless, this does not preclude submission and selection of proposals requesting other amounts.The actions will provide the data and the experience required to lower the costs for geothermal electricity and heat production in different geological conditions applying the EGS technology. The action will contribute to increase the penetration of geothermal energy by demonstrating the viability of EGS. "</text:p>
          </table:table-cell>
          <table:table-cell office:value-type="string" calcext:value-type="string">
            <text:p>"theme"</text:p>
          </table:table-cell>
          <table:table-cell table:number-columns-repeated="1022"/>
        </table:table-row>
        <table:table-row table:style-name="ro10">
          <table:table-cell office:value-type="string" calcext:value-type="string">
            <text:p>"It is essential to diversify the technology portfolio and feedstock basis to allow competitive production of advanced biofuels for use in transport.The following sub-challenges should be addressed:Proposals shall aim at moving technologies that reached already TRL 5-6 to TRL 6-7 (please see part G of the General Annexes) through industrial demonstration projects in line with the Implementation Plan of the EIBI[1]. Projects should target the most promising advanced liquid biofuel production pathways incorporating new or improved biochemical/thermochemical/chemical conversion together with upgrading technologies and valorisation of co-products that improve the economic viability of the fuel production.Environment, economic and social issues[2] including health and safety should be considered in the whole life cycle and appropriately addressed. A methodology that permits robust and reliable assessment of the environmental (notably in terms of GHG performance), economic and social benefits with respect to current technologies should be included.The proposals should respect the principle of the minimum bioenergy content laid out in the EIBI Implementation Plan: 'At least 70% of the bioproducts produced by the plant shall be bioenergy (biofuels, heat, power) , calculated on energy basis.Biofuels produced from starch, sugar and oil fractions of food/feed crops are excluded.Proposals should address both sub-challenges described above, while the main effort in 2016 shall be in addressing sub-challenge a) and in 2017 sub-challenge b). Where synthesis gas or intermediate energy carriers are produced, their final use for production of advanced biofuels for transport must be demonstrated.In particular, proposals shall address one of the following:In 2016:In 2017:Proposals shall explicitly address performance and cost targets together with relevant key performance indicators and the expected impacts. Industrial involvement in the consortium and explicit exploitation plans are a prerequisite.Proposals shall include a work package on the business case of the technology solution and which identifies potential issues of public acceptance, market and regulatory barriers, including standardisation needs. It should also address, where appropriate, synergies between new and existing technologies and other socio-economic and environmental aspects from a life-cycle perspective. Furthermore, they shall address the risks (technological, business, process) and their possible mitigation.Opening the project's test sites, pilot and demonstration facilities, or research infrastructures for practice oriented education, training or knowledge exchange is encouraged.The Commission considers that proposals requesting a contribution from the EU of between EUR 10 to 15 million would allow this specific challenge to be addressed appropriately. Nonetheless, this does not preclude submission and selection of proposals requesting other amounts.Demonstrating advanced biofuel technologies at large industrial scale reduces the technological risks and paves the way for subsequent first-of-a-kind industrial projects. For this purpose, the scale of the proposals should permit obtaining the data and experience required so that up-scaling to a first-of-a-kind, industrial project can be envisaged as a next step. Favourable energy and GHG balances are expected. The demonstrated industrial concepts should ensure the techno-economic feasibility of the entire value chain and have the potential for a significant social and economic impact, notably in terms of job creation, economic growth and safe and affordable energy supply.[1]http://setis.ec.europa.eu/set-plan-implementation/european-industrial-initiatives-eiis/eii-implementation-plans.[2]For example, will this solution bring positive changes to our lives and society? Will it support socially inclusive growth? What are the positive and negative externalities? Will it boost the creation of jobs and economic opportunities; revitalise the economy?"</text:p>
          </table:table-cell>
          <table:table-cell office:value-type="string" calcext:value-type="string">
            <text:p>"theme"</text:p>
          </table:table-cell>
          <table:table-cell table:number-columns-repeated="1022"/>
        </table:table-row>
        <table:table-row table:style-name="ro10">
          <table:table-cell office:value-type="string" calcext:value-type="string">
            <text:p>"It is essential to diversify the technology portfolio and feedstock basis to allow competitive production of advanced biofuels for use in transport.The following sub-challenges should be addressed:Proposals shall aim at moving technologies that reached already TRL 5-6 to TRL 6-7 (please see part G of the General Annexes) through industrial demonstration projects in line with the Implementation Plan of the EIBI[1]. Projects should target the most promising advanced liquid biofuel production pathways incorporating new or improved biochemical/thermochemical/chemical conversion together with upgrading technologies and valorisation of co-products that improve the economic viability of the fuel production.Environment, economic and social issues[2] including health and safety should be considered in the whole life cycle and appropriately addressed. A methodology that permits robust and reliable assessment of the environmental (notably in terms of GHG performance), economic and social benefits with respect to current technologies should be included.The proposals should respect the principle of the minimum bioenergy content laid out in the EIBI Implementation Plan: 'At least 70% of the bioproducts produced by the plant shall be bioenergy (biofuels, heat, power) , calculated on energy basis.Biofuels produced from starch, sugar and oil fractions of food/feed crops are excluded.Proposals should address both sub-challenges described above, while the main effort in 2016 shall be in addressing sub-challenge a) and in 2017 sub-challenge b). Where synthesis gas or intermediate energy carriers are produced, their final use for production of advanced biofuels for transport must be demonstrated.In particular, proposals shall address one of the following:In 2016:In 2017:Proposals shall explicitly address performance and cost targets together with relevant key performance indicators and the expected impacts. Industrial involvement in the consortium and explicit exploitation plans are a prerequisite.Proposals shall include a work package on the business case of the technology solution and which identifies potential issues of public acceptance, market and regulatory barriers, including standardisation needs. It should also address, where appropriate, synergies between new and existing technologies and other socio-economic and environmental aspects from a life-cycle perspective. Furthermore, they shall address the risks (technological, business, process) and their possible mitigation.Opening the project's test sites, pilot and demonstration facilities, or research infrastructures for practice oriented education, training or knowledge exchange is encouraged.The Commission considers that proposals requesting a contribution from the EU of between EUR 10 to 15 million would allow this specific challenge to be addressed appropriately. Nonetheless, this does not preclude submission and selection of proposals requesting other amounts.Demonstrating advanced biofuel technologies at large industrial scale reduces the technological risks and paves the way for subsequent first-of-a-kind industrial projects. For this purpose, the scale of the proposals should permit obtaining the data and experience required so that up-scaling to a first-of-a-kind, industrial project can be envisaged as a next step. Favourable energy and GHG balances are expected. The demonstrated industrial concepts should ensure the techno-economic feasibility of the entire value chain and have the potential for a significant social and economic impact, notably in terms of job creation, economic growth and safe and affordable energy supply.[1]http://setis.ec.europa.eu/set-plan-implementation/european-industrial-initiatives-eiis/eii-implementation-plans.[2]For example, will this solution bring positive changes to our lives and society? Will it support socially inclusive growth? What are the positive and negative externalities? Will it boost the creation of jobs and economic opportunities; revitalise the economy?"</text:p>
          </table:table-cell>
          <table:table-cell office:value-type="string" calcext:value-type="string">
            <text:p>"theme"</text:p>
          </table:table-cell>
          <table:table-cell table:number-columns-repeated="1022"/>
        </table:table-row>
        <table:table-row table:style-name="ro10">
          <table:table-cell office:value-type="string" calcext:value-type="string">
            <text:p>"Decarbonisation of the aviation transport sector and reducing its dependence on fossil fuel requires liquid biofuels even in the longer term. Accelerating the deployment of advanced biofuel technologies for use in aviation will allow competitive production of biojet fuels on commercial scale, increase their attractiveness and facilitate achievement of the EU Biofuel FlightPath[1] targets. Therefore, the specific challenge is to enable commercial production of sustainable and cost-competitive advanced biofuels aimed for use in the aviation sector. In particular, supporting the accomplishment of pre-commercial plant(s) for advanced biofuels for aviation based on sustainable biomass feedstock is essential.Proposals shall aim at moving technologies that have already reached TRL 5-6 to TRL 6-7 (please see part G of the General Annexes) through novel industrial demonstration projects which support the innovative integration of production processes for advanced biofuels for aviation into first–of-a-kind or existing industrial scale plants. Projects should target the most promising advanced aviation biofuel production pathways incorporating upgrading technologies and valorisation of co-products that improve the economic viability of the fuel production. The ultimate production target of aviation biofuel for the complete plant shall be in the range of several tens of thousand tonnes per year. The aviation biofuel must be fully compliant with international aviation fuel standards and therefore suitable for commercial flight operations. Where relevant, projects should also make use of existing infrastructures for transportation, logistics, and fuelling for performing commercial flights with the produced fuel. Relevant datasets shall be collected for these operations.Environment, economic and social issues including health and safety should be considered in the whole life cycle and appropriately addressed. A methodology that enables robust and reliable assessment of the environmental (notably in terms of GHG) performance, economic and social benefits with respect to current technologies should be included.In addition, proposals shall address the entire value chain including the supply chain of sustainable biomass feedstock and the actual use of the produced biofuel in aviation.Biofuels produced from starch, sugar and oil fractions of food/feed crops are excluded.Proposals shall explicitly address performance and cost targets together with relevant key performance indicators and the expected impacts. Industrial involvement in the consortium and explicit exploitation plans are a prerequisite.Proposals shall include a work package on the business case of the overall business solution and which identifies potential issues of public acceptance, market and regulatory barriers along the entire value chain. It should also address, where appropriate, synergies between new and existing technologies and other socio-economic and environmental aspects from a life-cycle perspective. Furthermore, they shall address the risks (feedstock, technological, business, process) and their possible mitigation. A signed off-take agreement with one or more airlines or alternative similar agreements should be envisaged in the proposal. In the event of a grant award the off-take agreement must be signed before signature of the grant agreement.The Commission considers that proposals requesting a contribution from the EU of between EUR 5 to 15 million in 2016 and 5 to 10 million in 2017 would allow this specific challenge to be addressed appropriately while maximizing the acceptable production pathways. Nonetheless, this does not preclude submission and selection of proposals requesting other amounts.Demonstrating advanced biofuel technologies for aviation at large industrial scale will respond to the EU FlightPath objectives for commercial deployment and realisation of aviation biofuels and its target of using 2 million tons aviation biofuel by 2020. Favourable energy and GHG balances are expected. The demonstrated industrial concepts should ensure the techno-economic feasibility of the entire value chain and have the potential for a significant social and economic impact, notably in terms of job creation, economic growth and contribution to the decarbonisation of the aviation sector in addition to supporting advancement of the regulatory framework.[1]http://ec.europa.eu/energy/sites/ener/files/20110622_biofuels_flight_path_launch.pdfhttp://ec.europa.eu/transport/modes/air/doc/flightpath2050.pdf"</text:p>
          </table:table-cell>
          <table:table-cell office:value-type="string" calcext:value-type="string">
            <text:p>"theme"</text:p>
          </table:table-cell>
          <table:table-cell table:number-columns-repeated="1022"/>
        </table:table-row>
        <table:table-row table:style-name="ro10">
          <table:table-cell office:value-type="string" calcext:value-type="string">
            <text:p>"Decarbonisation of the aviation transport sector and reducing its dependence on fossil fuel requires liquid biofuels even in the longer term. Accelerating the deployment of advanced biofuel technologies for use in aviation will allow competitive production of biojet fuels on commercial scale, increase their attractiveness and facilitate achievement of the EU Biofuel FlightPath[1] targets. Therefore, the specific challenge is to enable commercial production of sustainable and cost-competitive advanced biofuels aimed for use in the aviation sector. In particular, supporting the accomplishment of pre-commercial plant(s) for advanced biofuels for aviation based on sustainable biomass feedstock is essential.Proposals shall aim at moving technologies that have already reached TRL 5-6 to TRL 6-7 (please see part G of the General Annexes) through novel industrial demonstration projects which support the innovative integration of production processes for advanced biofuels for aviation into first–of-a-kind or existing industrial scale plants. Projects should target the most promising advanced aviation biofuel production pathways incorporating upgrading technologies and valorisation of co-products that improve the economic viability of the fuel production. The ultimate production target of aviation biofuel for the complete plant shall be in the range of several tens of thousand tonnes per year. The aviation biofuel must be fully compliant with international aviation fuel standards and therefore suitable for commercial flight operations. Where relevant, projects should also make use of existing infrastructures for transportation, logistics, and fuelling for performing commercial flights with the produced fuel. Relevant datasets shall be collected for these operations.Environment, economic and social issues including health and safety should be considered in the whole life cycle and appropriately addressed. A methodology that enables robust and reliable assessment of the environmental (notably in terms of GHG) performance, economic and social benefits with respect to current technologies should be included.In addition, proposals shall address the entire value chain including the supply chain of sustainable biomass feedstock and the actual use of the produced biofuel in aviation.Biofuels produced from starch, sugar and oil fractions of food/feed crops are excluded.Proposals shall explicitly address performance and cost targets together with relevant key performance indicators and the expected impacts. Industrial involvement in the consortium and explicit exploitation plans are a prerequisite.Proposals shall include a work package on the business case of the overall business solution and which identifies potential issues of public acceptance, market and regulatory barriers along the entire value chain. It should also address, where appropriate, synergies between new and existing technologies and other socio-economic and environmental aspects from a life-cycle perspective. Furthermore, they shall address the risks (feedstock, technological, business, process) and their possible mitigation. A signed off-take agreement with one or more airlines or alternative similar agreements should be envisaged in the proposal. In the event of a grant award the off-take agreement must be signed before signature of the grant agreement.The Commission considers that proposals requesting a contribution from the EU of between EUR 5 to 15 million in 2016 and 5 to 10 million in 2017 would allow this specific challenge to be addressed appropriately while maximizing the acceptable production pathways. Nonetheless, this does not preclude submission and selection of proposals requesting other amounts.Demonstrating advanced biofuel technologies for aviation at large industrial scale will respond to the EU FlightPath objectives for commercial deployment and realisation of aviation biofuels and its target of using 2 million tons aviation biofuel by 2020. Favourable energy and GHG balances are expected. The demonstrated industrial concepts should ensure the techno-economic feasibility of the entire value chain and have the potential for a significant social and economic impact, notably in terms of job creation, economic growth and contribution to the decarbonisation of the aviation sector in addition to supporting advancement of the regulatory framework.[1]http://ec.europa.eu/energy/sites/ener/files/20110622_biofuels_flight_path_launch.pdfhttp://ec.europa.eu/transport/modes/air/doc/flightpath2050.pdf"</text:p>
          </table:table-cell>
          <table:table-cell office:value-type="string" calcext:value-type="string">
            <text:p>"theme"</text:p>
          </table:table-cell>
          <table:table-cell table:number-columns-repeated="1022"/>
        </table:table-row>
        <table:table-row table:style-name="ro10">
          <table:table-cell office:value-type="string" calcext:value-type="string">
            <text:p>"Since the adoption of RES Directive in 2009[1], most Member States have experienced significant growth in renewable energy consumption and the EU and large majority of Member States are on track towards 2020 RES targets. Considering Member States' current and planned policy initiatives, their current implementation rates and the various barriers to renewable energy development, the need for improvements for some RES technologies, like offshore wind, advanced biofuels, CSP and geothermal, however, becomes apparent.To ensure the level of growth needed to deliver the technology deployment rates at least to the level planned in the National Renewable Energy Action plans and their necessary contribution to the 2020 RES targets. EU targets for renewable energy, and to create the appropriate business environment for EU industrial leadership in low-carbon energy technologies, a number of important market-uptake challenges need to be addressed.One of the following technology-specific challenges has to be addressed:Proposals should address one of the sectorial technology challenges mentioned above. The complexity of these challenges and that of the related market uptake barriers calls for multi-disciplinary research designs, which may include contributions also from the social sciences and humanities. Regional specificities, socio-economic, spatial and environmental aspects from a life-cycle perspective shall be considered. For all actions, the consortia should involve and/or engage relevant stakeholders and market actors who are committed to adopting/implementing the results. Where relevant, proposals should also critically evaluate the legal, institutional and political frameworks at local, national and European level and how, why and under what conditions these (could) act as a barrier or an enabling element.The Commission considers that proposals requesting a contribution from the EU of between EUR 1 to 3 million would allow this specific challenge to be addressed appropriately. Nonetheless, this does not preclude submission and selection of proposals requesting other amounts.It is expected to increase the share of renewable energy in the future energy mix and to increase the share of sustainable advanced biofuels and renewable alternative fuels in the final EU transport energy consumption or facilitate those increases in the future. In addition, contribution to market understanding for possible policy and regulatory development is anticipated.[1]Directive 2009/28/EC of the European Parliament and of the Council of 23 April 2009 on the promotion of the use of energy from renewable sources"</text:p>
          </table:table-cell>
          <table:table-cell office:value-type="string" calcext:value-type="string">
            <text:p>"theme"</text:p>
          </table:table-cell>
          <table:table-cell table:number-columns-repeated="1022"/>
        </table:table-row>
        <table:table-row table:style-name="ro15">
          <table:table-cell office:value-type="string" calcext:value-type="string">
            <text:p>"</text:p>
            <text:p>EU-Brazil Workshop: Coordinated Call on Advanced BiofuelsA workshop is being organised on the 9th March 2016 in Brussels, in relation to the topic LCE-22-2016.Full details and programme can be found here:http://ec.europa.eu/research/index.cfm?pg=events&amp;eventcode=8905AEAF-D0FB-9164-49332A1EC83BF4DA</text:p>
            <text:p> "</text:p>
          </table:table-cell>
          <table:table-cell office:value-type="string" calcext:value-type="string">
            <text:p>"theme"</text:p>
          </table:table-cell>
          <table:table-cell table:number-columns-repeated="1022"/>
        </table:table-row>
        <table:table-row table:style-name="ro16">
          <table:table-cell office:value-type="string" calcext:value-type="string">
            <text:p>"Informationon the The Mexican funding organizations has been added in the section 'Topic conditions and documents', (8. Additional Documents)</text:p>
            <text:p> "</text:p>
          </table:table-cell>
          <table:table-cell office:value-type="string" calcext:value-type="string">
            <text:p>"theme"</text:p>
          </table:table-cell>
          <table:table-cell table:number-columns-repeated="1022"/>
        </table:table-row>
        <table:table-row table:style-name="ro10">
          <table:table-cell office:value-type="string" calcext:value-type="string">
            <text:p>"The list of projects for twinning endorsed by the South Korean Ministry of Science, ICT and Future Planning (MSIP) is now available in the 'Topic conditions and documents' (8. Additional Documents)"</text:p>
          </table:table-cell>
          <table:table-cell office:value-type="string" calcext:value-type="string">
            <text:p>"theme"</text:p>
          </table:table-cell>
          <table:table-cell table:number-columns-repeated="1022"/>
        </table:table-row>
        <table:table-row table:style-name="ro10">
          <table:table-cell office:value-type="string" calcext:value-type="string">
            <text:p>"Capture of CO2 from power plants or industrial processes and subsequent utilisation through (bio-) chemical transformation into high-volume added value products (CCU) can be an alternative to geological storage which could provide an important cost reduction to the entire CO2 sequestration process. CO2 utilisation has the potential to contribute to reducing greenhouse gas emissions if the CO2 replaces manufactured CO2 or the resulting product provides long term abatement of the CO2, or if CO2 replaces fossil fuels as raw materials, depending on the amount of extra energy used in the process. In addition, the conversion of CO2 into fuels could provide opportunities for energy storage and for higher security of fuel supply.There are still relevant and significant scientific and technological challenges to be able to exploit the CO2 as a chemical and fuel feedstock in a systematic manner. Therefore, it is necessary to demonstrate the feasibility of such CO2 utilisation technologies to produce added value products at larger scale, in an operational environment to be able to assess the industrial, economic and environmental potential of such technologies. In the context of energy research, the focus will be on CO2 utilisation options that have the potential to yield a significant, net reduction of CO2 emissions in volumes sufficient to make a meaningful contribution to our climate change objectives. The use of CO2 for enhanced oil recovery is out of scope of this topic. Projects should address the specific technology needs for capture and purification of CO2 emitted by the power or process industry to deliver the desired concentration and purity for the subsequent conversion process. Technology developments must be accompanied by a Life-Cycle-Assessment (LCA) study, identification of appropriate business model and measures to support market up-take.Proposals should address innovative processes to produce high-volume added value products from CO2 and demonstrate the technical and economic feasibility in an industrially relevant environment through demonstration of a system prototype. The proposed technologies should also consider the energy balance and the type of energy required for CO2 transformations, the CO2 abatement potential (in terms of time-scale and volume) and process sensitivity to flexible (intermittent) operation. The implementation of this proposal is intended to start at TRL 5-6 and target TRL 6-7 (please see part G of the General Annexes). An indication and justification of the current TRL as well as a plan to reach the targeted TRL should be part of the proposal.This topic is contributing to the PPP “SPIRE” (Sustainable Process Industry through Resource and Energy Efficiency).Related activities are supported under the topic SPIRE 08-2017: 'CO2 Utilisation to produce added value chemicals' and NMBP 21-2017: 'Cost-effective materials for “power-to-chemical” technologies for materials aspects', both included in the work programme part 'Leadership in enabling and industrial technologies – 5.ii Nanotechnologies, Advanced Materials, Biotechnology and Advanced Manufacturing and Processing'.The Commission considers that proposals requesting a contribution from the EU between EUR 6 and 10 million would allow this specific challenge to be addressed appropriately. Nonetheless, this does not preclude submission and selection of proposals requesting other amounts.Demonstration, in the relevant environment and scale, of the technical and economic feasibility of novel and environmentally friendly processes for CO2 conversion to high-volume added-value products such as chemicals and/or fuels. Reduction of the emissions of greenhouse gases on full LCA basis. Significant decrease of the cost of CCU vs. CCS. Improved energy and resource intensity with respect to conventional manufacturing of the same product. These impacts must be quantified and justified."</text:p>
          </table:table-cell>
          <table:table-cell office:value-type="string" calcext:value-type="string">
            <text:p>"theme"</text:p>
          </table:table-cell>
          <table:table-cell table:number-columns-repeated="1022"/>
        </table:table-row>
        <table:table-row table:style-name="ro10">
          <table:table-cell office:value-type="string" calcext:value-type="string">
            <text:p>"The increasing use of subsurface resources resulting from growing energy needs and the growing demand for water and raw materials represent key challenges, requiring a more integrated, efficient and sustainable use of these resources, and the minimisation of any negative health and environmental impacts. Synergies should be nurtured, while conflicts of use should be avoided. This creates at the same time significant opportunities in terms of growth and job creation in advanced technology sectors related to the optimal management and use of the resources. This topic addresses three specific challenges that are highly relevant to the sustainable use of the subsurface: Geo-energy, Groundwater and Raw Materials.With regards to Geo-energy, information is needed on:Information on the European subsurface must be available and accessible to society in order to enable the more efficient and sustainable use, more integrated management and spatial planning of the subsurface and the energy resources, groundwater and raw materials it contains. This requires setting up a Pan-European database of harmonised and scientifically robust digital information of the subsurface and its potential uses in the field of geo-energy. The use and implementation of the database should be clearly defined and based on common agreed principles.Groundwater resources and the subsurface in general are increasingly used for a wide range of applications and therefore under pressure. Groundwater resources are threatened by climate change, pollution and water abstraction. There is a clear need to assess the impact of these drivers on the groundwater resources, their inter-linkage with surface water resources and the groundwater dependent terrestrial and associated aquatic ecosystems including coastal waters; as well as the built environment and rural and urban land use. Modern technologies allow characterisation and visualisation of groundwater bodies; simulation of potential pathways and groundwater flow velocities; assessment of temporal and spatial trends in groundwater quality and quantity; and assessment of their impact on and interaction with surface waters. Such work both provides and requires information and knowledge of physical, chemical and hydraulic parameters on the European subsurface. These data must be available and easily accessible for all relevant end users to enable proper water resource management and integrated surface and subsurface spatial planning and assessments. The EU Raw Materials policy aims to ensure the sustainable supply of non-energy raw materials from the EU and global sources, including metallic and industrial minerals, as well as construction materials (dimension stones and aggregates).Supply from the EU sources requires harmonized and standardized EU level data and information on raw material deposits, as well as on mine-wastes materials - such as by-products, waste rocks, tailings and residues – that could be recycled and re-used. Discovery of new resources needs enhanced information and ore deposit models in exploration and resource assessment to focus increasingly on deeply buried deposits, as well as on mineral deposits on or below the sea-floor.Such EU level data and information do not exist at the moment. However, there is relevant knowledge of mineral deposits at the Member States level with heterogeneous terminology and reporting standards.There is also a need for European sustainable sub-surface planning and use that should be based on documentation and spatial databases of deposit and high-potential exploration areas.Proposals should pool the necessary resources from national (or regional) research programmes with a view to implementing a joint transnational call for proposals with EU co-funding. The action is targeted at publically funded research performing organisations. Their participation must be mandated by the national/regional authorities in charge (normally the responsible Ministry). The co-funded call for proposals must be based on in-kind contributions from their institutional funding and the beneficiaries will carry out the transnational projects resulting from their call for proposals fully or partially themselves.GIS-based databases shall be developed with a view to, in the longer term, the operation and maintenance of an integrated database and map of the European underground, its resources (geo-energy, groundwater and raw materials) and its potential uses. Where appropriate, synergies and compatibility with the EPOS research infrastructure is required and will ensure that developed databases, tools and models can serve the largest communities. The database shall be INSPIRE compliant and be compatible with energy minerals data and marine maps (EMODnet) for the proper land planning and use of both surface and sub-surface. Furthermore, databases should have the technical specifications so that they can be potentially hosted by the European Commission.Geo-energy:In the field of geo-energy, the ERA-NET shall collate, interpret and produce reliable and impartial scientific information on geologically based energy resources and potential environmental and climate consequences related to their potential exploitation (e.g. hazards, risks, interference, synergies, conflicts of use), including conventional and unconventional[1] oil and gas, coal, coal bed methane (CBM), gas hydrates, geothermal resources and uranium, as well as CO2 storage and energy storage (note that certain resources are of local relevance only such as for example gas hydrates and uranium). This includes developing state-of-the-art methodologies and workflows focusing on efficient cross border and integrated pan-European resource mapping and assessment, both onshore and offshore. Specific site investigations are excluded from the ERA-NET scope.Deliverables should among others comprise online atlases of geo-energy related resources; their properties essential for assessing feasibility, performance and behaviour; maps and cross-sections of main structural elements and faults.In the field of groundwater, research should develop and enhance the knowledge and the predictive capacity needed to assess the impact of climate change and human activities on groundwater resources and dependent surface waters and ecosystems, and the consequences for groundwater quantitative and chemical status assessed according to the Water Framework and Groundwater directives. High quality models including estimated simulation and projection uncertainties are required tools for decision support systems that allow e.g.:The ERA-NET will contribute to:Deliverables shall include:The Raw Materials specific challenge shall address non-energy non-agricultural raw materials and minerals, and shall address all 28 EU Member States[2].The ERA-NET shall, through intelligence networking and coordination, enhance and maintain the pan-EU mineral deposits inventory/database, in line with and building on existing activities in the framework of the EIP on Raw Materials. It shall provide economic geology maps of construction materials and industrial and metallic minerals across the EU 28 Member States in a free publicly accessible Internet/web-portal form. The ERA-NET shall also deliver a pilot study identifying targets for general exploration, using innovative technologies and challenging a better understanding of ore genesis and direct exploration at deeper, unexploited levels of the Earth’s crust.Deliverables shall include:Improved interoperability of data and information, thus allowing a uniform, unbiased and independent insight in the distribution of identified and prospective geo-energy, groundwater and raw materials resources. Better understanding and management of the water-energy-raw materials nexus through a more integrated and efficient management and exploitation (and more responsible and publicly-accepted use) of subsurface resources for the various uses, while reducing any associated potential impacts and risks.This activity directly aimed at supporting public-public partnerships with Member States and Associated Countries, technology platforms with industrial partners and earth observation networks is excluded from the delegation to INEA and will be implemented by the Commission services.[1]The ERA-Net should take account of work done under the action Energy WP2014/2015 B.2.9- Energy Policy Support on Unconventional Oil and Gas (Administrative Arrangement JRC N °33565). Any duplication shall be avoided.[2]Inclusion of Associated Countries is welcome but not mandatory."</text:p>
          </table:table-cell>
          <table:table-cell office:value-type="string" calcext:value-type="string">
            <text:p>"theme"</text:p>
          </table:table-cell>
          <table:table-cell table:number-columns-repeated="1022"/>
        </table:table-row>
        <table:table-row table:style-name="ro10">
          <table:table-cell office:value-type="string" calcext:value-type="string">
            <text:p>"Carbon capture and storage (CCS), enhanced geothermal systems (EGS) and unconventional gas development impact on the subsurface. Subsequently, advanced and cost effective monitoring of the containment of underground CO2 and natural gas is vital for the sustainable management of the subsurface and its resources.In CCS, the safe and permanent geological storage of CO2 requires a continuous and sophisticated monitoring of the storage complex. For enhanced geothermal systems, the use of supercritical CO2 has been proposed as a circulating heat transmission fluid. The CO2 would bring the advantage of a low viscosity and hence low flow resistance as compared to water, and could achieve permanent storage of CO2 as a supplementary benefit. In both CCS and EGS, robust monitoring is a key prerequisite for the safe and sustainable storage or circulation of significant volumes of CO2 in the subsurface.Technological progress, in particular the combination of horizontal drilling with multiple stages of hydraulic fracturing, has enabled the development of unconventional hydrocarbon resources. This has resulted in new opportunities, but also bears environmental and public health risks, which need to be better understood, monitored, managed and communicated appropriately. These risks relate mainly to water pollution (in particular stemming from insufficient underground characterisation, inappropriate well casing, the use of chemicals in the fracking process, and waste management), but also air emissions as well as local impacts linked in particular to transport, land and water use.Research is needed to better understand and quantify possible (natural and engineered) leakage pathways for natural gas, the rates of leakage into aquifers and escape at surface, the impacts that leakage can have on fresh groundwater resources, soil and biodiversity, and the time frame in which emissions will return to baseline values. In addition, the effective detection and quantification of leakage requires a scientifically robust method for determining natural background concentrations of CO2 and natural gas in the soil and at the surface.Uniform, unbiased and independent data are needed to improve environmental stewardship in all three aforementioned geo-energy applications.The exact scope of this topic will be further specified in the course of 2016, taking account of, inter alia, the review of the effectiveness of the Commission Recommendation of 22 January 2014 on minimum principles for the exploration and production of hydrocarbons (2014/70/EU) (such as shale gas) using high-volume hydraulic fracturing, as well as preliminary findings from four projects on environmental impacts of unconventional gas funded under Horizon 2020 2014-2015 Work Programme.To be further specified in the course of 2016. This topic may provide European and North American researchers with a platform to enhance and deepen transatlantic dialogue on environmental and public health issues related to these three applications."</text:p>
          </table:table-cell>
          <table:table-cell office:value-type="string" calcext:value-type="string">
            <text:p>"theme"</text:p>
          </table:table-cell>
          <table:table-cell table:number-columns-repeated="1022"/>
        </table:table-row>
        <table:table-row table:style-name="ro10">
          <table:table-cell office:value-type="string" calcext:value-type="string">
            <text:p>"The share of energy produced from renewable resources is growing rapidly. The output of wind and solar power is highly variable, and depends of factors such as weather conditions and time of day. With this growing share of renewable power, in particular when having priority access to the grid, fossil fuel power plants will have to increasingly shift their role from providing base-load power to providing fluctuating back-up power to meet unpredictable and short-noticed demand peaks, in order to control and stabilise the grid. Plants should be able to run both at the lowest part load possible at the highest possible efficiency. Moreover, plants will be required to operate across the entire load range with high load-change velocities, and even operate in start/stop mode with full turndown and very fast re-start, all at minimal (lifetime) fuel consumption. This forces base-load plants to operate through significantly more thermal cycles, leading to increased rate of wear on plant components. Operational flexibility therefore presents a significant challenge for fossil fuel power (and CHP) plants.Focus on progressing solutions that already reached TRL 3 to TRL 4-6 (please see part G of the General Annexes) and offer the highest potential for a deeper integration into an advanced energy system with ever higher shares of renewable energies, for both existing (retrofitting) and new thermal power plants. Solutions with lowest greenhouse gas emissions, residue disposal and water need per energy unit are preferred. Collaboration with power plant operators is strongly encouraged. Support will not be given to projects that provide performance improvements that are not related to load fluctuations.The Commission considers that proposals requesting a contribution from the EU in the range of EUR 3 to 6 million would allow this specific challenge to be addressed appropriately. Nonetheless, this does not preclude submission and selection of proposals requesting other amounts.Projects should lead to innovative and cost-effective solutions to improve the ability of new and/or existing dispatchable thermal power plants to meet fast load changes, in order to better support the grid due to fluctuations in energy peak demand and power output from renewable sources, at minimal fuel consumption and emissions, while mitigating the effects of cycling operation to avoid excessive wear and service life expenditure, and not impeding the potential CO2 capture readiness of the power plants."</text:p>
          </table:table-cell>
          <table:table-cell office:value-type="string" calcext:value-type="string">
            <text:p>"theme"</text:p>
          </table:table-cell>
          <table:table-cell table:number-columns-repeated="1022"/>
        </table:table-row>
        <table:table-row table:style-name="ro10">
          <table:table-cell office:value-type="string" calcext:value-type="string">
            <text:p>"The application of CCS to industrial sectors other than power (e.g. steel, cement, refining) is expected to deliver half of the global emissions reduction from CCS by 2050. In the near future, these industrial applications will open up new opportunities and avenues for CCS that can accelerate its deployment. Also, Bio-CCS technologies have the potential of leading to CO2 negative emissions. Integrating CCS technology in the best possible way so as to optimise the use of energy in the capture process, minimise process efficiency losses, achieve a suitable CO2 purity for transport and storage, and maintain the quality of the industrial end product, is a particular challenge.Piloting under realistic conditions is required to significantly lower the energy penalty and capture costs. Projects must include activities to explore (possibly shared) local or regional transport and storage needs and solutions.Focus should be on progressing technologies that already reached TRL 4-5 to TRL 7 (please see part G of the General Annexes).Environmentally benign and cost-effective technologies should be pursued.Collaboration with industrial end users is essential.In line with the strategy for EU international cooperation in research and innovation[1], international cooperation is encouraged, in particular with China.Knowledge sharing with a wide range of stakeholders, as well as early and sustained engagement and involvement of concerned communities through targeted information and dissemination activities, is essential.The Commission considers that proposals requesting a contribution from the EU in the range of EUR 4 to 9 million would allow this specific challenge to be addressed appropriately. Nonetheless, this does not preclude submission and selection of proposals requesting other amounts.The cost- and resource-effective application of CCS in industrial operations will expand the available options for CCS and provide a stepping stone to its wider deployment; the concomitant deployment of CCS both in fossil-fuel power production and in energy-intensive industries could facilitate clusters of CCS projects, thereby improving economies of scale for both CO2 transport and storage. CCS in energy intensive industry can help ensure a competitive position for existing EU industries in a future carbon-restrained world, thus reconciling competitiveness with EU climate goals.[1]COM(2012)497"</text:p>
          </table:table-cell>
          <table:table-cell office:value-type="string" calcext:value-type="string">
            <text:p>"theme"</text:p>
          </table:table-cell>
          <table:table-cell table:number-columns-repeated="1022"/>
        </table:table-row>
        <table:table-row table:style-name="ro10">
          <table:table-cell office:value-type="string" calcext:value-type="string">
            <text:p>"The EU is committed to an overall reduction of greenhouse gas emissions of at least 80% by 2050. Nonetheless, fossil fuels will continue to be used in Europe's power generation as well as in other industrial processes for decades to come. Therefore, the 2050 target can only be achieved if the emissions from fossil fuel combustion in the power generation sector and energy intensive industries are eliminated from the system. This will require the application of Carbon Capture and Storage (CCS). A key challenge in the short-term for driving CCS to deployment is the development of geological storage. Projects should enable, under "real life" conditions, the development and demonstration of best practices for the entire storage cycle, from site characterisation to operation, including key components of CO2 transport infrastructure, monitoring and mitigation/remediation of leakage, and including education and training.Focus should be on progressing technologies that already reached TRL 4-5 to TRL 6 (please see part G of the General Annexes).Knowledge sharing with a wide range of stakeholders, as well as early and sustained engagement and involvement of concerned communities through targeted information and dissemination activities, is essential.In this particular context, new types of interactions between societal actors are encouraged. Projects should identify the key drivers and influencers of public attitude, identify distorted perceptions and develop sound arguments to address them.International cooperation is encouraged, in particular activities between EU project(s) under this topic and non-EU projects (e.g. from Australia and/or North-America).The Commission considers that proposals requesting a contribution from the EU in the range of EUR 9 to 16 million would allow this specific challenge to be addressed appropriately. Nonetheless, this does not preclude submission and selection of proposals requesting other amounts.Demonstration of safe and environmentally sound CO2 storage will play a key role in optimising the safe operation of storage sites and in fine-tuning regulatory issues, in promoting confidence in CO2 storage and building public awareness of CCS. Pilot-scale demonstration projects should contribute to accelerating the development and deployment of CCS through an enhanced and effective cooperation in research and innovation between various stakeholders and Member States/Associated Countries, thereby allowing a more efficient use and stronger leverage of financial resources and promoting knowledge sharing."</text:p>
          </table:table-cell>
          <table:table-cell office:value-type="string" calcext:value-type="string">
            <text:p>"theme"</text:p>
          </table:table-cell>
          <table:table-cell table:number-columns-repeated="1022"/>
        </table:table-row>
        <table:table-row table:style-name="ro10">
          <table:table-cell office:value-type="string" calcext:value-type="string">
            <text:p>"Completing the Energy Union remains one of the top priorities of the European Commission, and a critical component in Europe's transition towards the decarbonized energy system of the future. Over and above the many technological challenges that need to be overcome on the road to reaching these twin goals, a number of cross-cutting issues need to be better understood, particularly those relating to socioeconomic, gender, sociocultural, and socio-political aspects of the energy transition.Addressing these cross-cutting issues is crucial to furthering social acceptability of the many changes that the energy transition implies, as well as to better understand why citizens may resist these changes and to devise appropriate mitigating strategies or alternatives.Of particular importance in this context are the factors that drive individual and collective energy choices and energy-related behaviour, the governance frameworks in which these choices are made, and the changing roles particularly of consumers and "prosumers" in the energy system.Proposals should address one, or a combination, of the following issues (a comparative perspective, with case studies or data from at least three European Union Member States or Associated Countries, will be considered an advantage):In 2016:In 2017:The Commission considers that proposals requesting a contribution from the EU of between EUR 2 and 4 million would allow this specific challenge to be addressed appropriately. Nonetheless, this does not preclude submission and selection of proposals requesting other amounts.The proposed research will"</text:p>
          </table:table-cell>
          <table:table-cell office:value-type="string" calcext:value-type="string">
            <text:p>"theme"</text:p>
          </table:table-cell>
          <table:table-cell table:number-columns-repeated="1022"/>
        </table:table-row>
        <table:table-row table:style-name="ro10">
          <table:table-cell office:value-type="string" calcext:value-type="string">
            <text:p>"Completing the Energy Union remains one of the top priorities of the European Commission, and a critical component in Europe's transition towards the decarbonized energy system of the future. Over and above the many technological challenges that need to be overcome on the road to reaching these twin goals, a number of cross-cutting issues need to be better understood, particularly those relating to socioeconomic, gender, sociocultural, and socio-political aspects of the energy transition.Addressing these cross-cutting issues is crucial to furthering social acceptability of the many changes that the energy transition implies, as well as to better understand why citizens may resist these changes and to devise appropriate mitigating strategies or alternatives.Of particular importance in this context are the factors that drive individual and collective energy choices and energy-related behaviour, the governance frameworks in which these choices are made, and the changing roles particularly of consumers and "prosumers" in the energy system.Proposals should address one, or a combination, of the following issues (a comparative perspective, with case studies or data from at least three European Union Member States or Associated Countries, will be considered an advantage):In 2016:In 2017:The Commission considers that proposals requesting a contribution from the EU of between EUR 2 and 4 million would allow this specific challenge to be addressed appropriately. Nonetheless, this does not preclude submission and selection of proposals requesting other amounts.The proposed research will"</text:p>
          </table:table-cell>
          <table:table-cell office:value-type="string" calcext:value-type="string">
            <text:p>"theme"</text:p>
          </table:table-cell>
          <table:table-cell table:number-columns-repeated="1022"/>
        </table:table-row>
        <table:table-row table:style-name="ro10">
          <table:table-cell office:value-type="string" calcext:value-type="string">
            <text:p>"The transition to a low-carbon energy system poses a unique set of policy, technological and scientific challenges, as it changes the fundamental nature of the interrelations between all actors in our societies (from energy incumbents to regulators and citizens). Not only there is a need to find novel approaches to the development and application of technological or social processes as they relate to the energy transition, but also to better understand the changes they bring to people’s behaviour, pervasive values, cultures of practice and modes of communication.Since researchers in the Social Sciences and Humanities (SSH) have a particular expertise in analysing and understanding deep change and in designing innovation processes, including social innovations, they must play a stronger role in addressing energy-related challenges. Accordingly, SSH aspects must be better integrated into all stages of the research process.At present, the energy-related SSH landscape is quite fragmented: there is a lack of exchange among different SSH communities, as well as between these communities and other energy-research disciplines. Creating a platform for better interaction between SSH and other energy-research disciplines would fill an existing gap and contribute to better responding to on-going changes and arising challenges in the energy field.Within the scope of this call a platform for SSH research communities in the energy field will be set up at European level, aiming to integrate and build upon the experience of already existing networks and initiatives. The platform will seek to structure and enhance the energy-related dialogue at EU level among the different SSH stakeholders, as well as with other energy-research communities, creating greater inter-disciplinarity and fostering knowledge and information sharing among various disciplines. It will promote the generation of novel, evidence-based research designed to inform and influence relevant policy processes, particularly with respect to the role of SSH aspects (including gender) in hindering or accelerating the transition to a low-carbon energy system in Europe. The platform will also be a source of specific expertise and advice to EU policymakers, such as on how best to embed SSH aspects in Horizon 2020 energy calls, as well as how to address the SSH dimension in EU energy initiatives more broadly.With a view to addressing specific research and innovation needs in the energy field, and as a principal goal of the platform, a program of activities will be designed. This program will set out how the platform will:The Commission considers that proposals requesting a contribution from the EU of between EUR 1 and 2 million would allow this specific challenge to be addressed appropriately. Nonetheless, this does not preclude submission and selection of proposals requesting other amounts.The proposal is expected to:This activity directly aimed at supporting public-public partnerships with Member States and Associated Countries, technology platforms with industrial partners is excluded from the delegation to INEA and will be implemented by the Commission services."</text:p>
          </table:table-cell>
          <table:table-cell office:value-type="string" calcext:value-type="string">
            <text:p>"theme"</text:p>
          </table:table-cell>
          <table:table-cell table:number-columns-repeated="1022"/>
        </table:table-row>
        <table:table-row table:style-name="ro10">
          <table:table-cell office:value-type="string" calcext:value-type="string">
            <text:p>"In view of the profound changes being made to our energy system, there is a crucial need to support and encourage the coordination and convergence of national and EU efforts in addressing research and innovation activities.The SET Integrated Roadmap[1] provides a blueprint for how to achieve this convergence. In particular, it identifies priority areas in which Member States and/or Associated Countries are ready to elaborate and define common research and innovation agendas, and priority areas in which they are ready to set up joint projects or programmes.This initiative aims at supporting joint activities based on European Common Research and Innovation Agendas (ECRIAs). ECRIAs will bring together on a European scale ongoing and future national efforts, so that national activities and their results in areas of significant complexity and importance can be better exploited. This will develop a critical mass of knowledge in sectors which are crucial to achieving the intended energy transition.Proposals will first describe how to define a common research and innovation agenda (i.e. an ECRIA) between national activities in areas identified in the SET Integrated Roadmap. The agenda will consist of a limited number of research topics related to an integration aspect of the energy system[2] which could benefit from European-wide cooperation. Some topics will be supported by national funding and others by EU funding.In addition, the scope of the ECRIA will have to be focused on a limited number of clear deliverables, where short-term progress and a clear European added-value can be demonstrated and achieved by pulling research efforts together.Research activities included in an ECRIA should focus on TRLs 2 to 5 (please see part G of the General Annexes).a) National funding. Topics supported by national funding will bring together research activities at different stages of development:Activities supported either by institutional funding or resulting from competitive national calls can be included.b) EU funding. The requested EU contribution shall be used to launch new research activities grouped under new topics. The EU contribution can also be used to fund the necessary coordination required to ensure that research activities are carried out in a transnational and multidisciplinary manner. Coordination costs should be kept to a minimum, and the EU contribution should be mainly used to fund research activities.For new activities supported by the EU, eligible costs can be claimed in the same manner as for any other Research and Innovation Action under Horizon 2020.The Commission considers that proposals requesting a contribution of up to EUR 2.5 million (which is expected to correspond to the equivalent national funding amount already committed would allow this specific challenge to be addressed appropriately.To ensure their completeness, proposals must:The above elements will be taken into consideration in the evaluation of the quality and efficiency of the implementation criterion.In addition, proposals should foresee:First, ECRIAs will support the development of the common research and innovation agendas of the SET Integrated Roadmap, thus contributing to objectives of the Energy Union and the European Research Area. This new ECRIA model will then develop a critical mass of research capacity in Europe, specifically addressing certain complex integration aspects of the energy system. This capacity, which does not exist yet, is crucial if Europe wants to complete successfully its energy transition in the long term. ECRIAs target the coordination of national efforts in order to develop synergies and improve the impact of public investment in emergent sectors.Proposals should give priority to the following, which will be taken into consideration during evaluation under the impact criterion:This activity directly aimed at supporting public-public partnerships with Member States and Associated Countries, technology platforms with industrial partners is excluded from the delegation to INEA and will be implemented by the Commission services.[1]https://setis.ec.europa.eu/system/files/Towards%20an%20Integrated%20Roadmap_0.pdf[2]Examples of suitable topics could be: energy invertors, controllers and storage solutions to modulate supply from renewable sources; emergent forms of energy conversion (e.g. power to gas); interfaces between pro-active consumers and the grid; integration of different energy sources, delivery carriers, means of storage and usage modes; district storage. This is a non-exhaustive list.[3]Less than two years since the official project end date."</text:p>
          </table:table-cell>
          <table:table-cell office:value-type="string" calcext:value-type="string">
            <text:p>"theme"</text:p>
          </table:table-cell>
          <table:table-cell table:number-columns-repeated="1022"/>
        </table:table-row>
        <table:table-row table:style-name="ro10">
          <table:table-cell office:value-type="string" calcext:value-type="string">
            <text:p>"The EU needs to accelerate the transformation of its energy system by bridging the gap between research and the market with innovative solutions to obstacles in the development of low carbon technologies.Bridging this gap often requires substantial volumes of investment which cannot be allocated by individual countries or by the European Commission on their own. European Union funding is only a limited part of the total funding available across Europe. In such cases, mobilising the necessary investment can only be achieved by pooling together financial resources from multiple countries, the Commission, and the private sector. This is a challenge because the funding landscape is complex.One of the objectives of the SET Plan is to create funding synergies on such a big scale by organising joint programming actions between the entities responsible for public funding programmes and the Commission. ERA-NETs are the main instrument for joint programming actions within the SET Plan, and they also contribute to achieving the objectives of the European Research Area (ERA). In addition, they can play a key role in achieving the goal of the Energy Union of moving away from a fragmented system characterised by uncoordinated national policies and towards a new European R&amp;I approach which accelerates the transformation of the energy system. It is therefore politically important to support ERA-NETs and to facilitate their existence as much as possible.Proposals should aim at coordinating the research efforts of the participating Member States, Associated Countries and Regions in the areas and challenges targeted in the Renewable Energy Technologies, Decarbonising Fossil Fuels and Socio-Economics sections of the Competitive Low-Carbon Energy (LCE) call.Individual topics suitable for ERA-NETs will be identified and discussed in close collaboration with Member States'/Associated Countries' representatives through the SET Plan governance bodies and with representatives of the Energy configuration of the H2020 Programme Committee.Proposals will have to pay particular attention to tackling the following challenges:Proposals should pool the necessary financial resources from the participating national (or regional) research programmes with a view to implementing a joint call for proposals resulting in grants to third parties with EU co-funding in this area. Proposers are encouraged to implement other joint activities, including additional joint calls without EU co-funding.Participation of legal entities from international partner countries is encouraged in the joint call as well as in additional joint activities, on the basis of common interest and mutual benefit. Participants from countries which are not automatically eligible for funding[1] may nonetheless request an EU contribution to cover the coordination costs of additional activities on the basis of the ERA-NET unit cost.It is expected that this action will help to:This activity directly aimed at supporting public-public partnerships with Member States and Associated Countries, technology platforms with industrial partners is excluded from the delegation to INEA and will be implemented by the Commission services.[1]http://ec.europa.eu/research/participants/docs/h2020-funding-guide/cross-cutting-issues/international-cooperation_en.htm"</text:p>
          </table:table-cell>
          <table:table-cell office:value-type="string" calcext:value-type="string">
            <text:p>"theme"</text:p>
          </table:table-cell>
          <table:table-cell table:number-columns-repeated="1022"/>
        </table:table-row>
        <table:table-row table:style-name="ro10">
          <table:table-cell office:value-type="string" calcext:value-type="string">
            <text:p>"The final content of this topic inviting the submission of proposals for ERA-NET Cofund actions will be decided in the first half of 2016"</text:p>
          </table:table-cell>
          <table:table-cell office:value-type="string" calcext:value-type="string">
            <text:p>"theme"</text:p>
          </table:table-cell>
          <table:table-cell table:number-columns-repeated="1022"/>
        </table:table-row>
        <table:table-row table:style-name="ro10">
          <table:table-cell office:value-type="string" calcext:value-type="string">
            <text:p>"Major investments in research and innovation are needed to develop and deploy the technologies needed for the transformation towards a decarbonised energy system. To address such a significant investment challenge, it is fundamental that public and private stakeholders involved in the relevant sectors join their forces, agree on common objectives and align strategies for achieve them.The European Technology Platforms bring together stakeholders from academia, industry, and civil society involved in the development of research and innovation strategies for energy technologies, and interacting with relevant public authorities of the Member States as well as the European Commission.This topic calls for Coordination and Support Actions to assist the mission of certain of these European Technology Platforms in the field of energy in:in order to come to a coordinated, coherent, and efficient implementation of the objectives of the Energy Union including the 2030 Framework scenario and the 2050 Roadmap for a secure, affordable, competitive and efficient energy system.Within the scope of this call, proposals are expected to address the coordination of stakeholders' activities as indicated above, as well as dissemination and networking towards stakeholder, and analysis and reporting for the purpose of monitoring and assessing progress towards research and innovation implementation plans of each sectorProposals shall address one of the following specific energy technology sectors:The Commission considers that proposals requesting a contribution from the EU of around EUR 0.6 million would allow this specific challenge to be addressed appropriately for a period of 2 years.Up to one proposal for each technology area indicated above could be funded.It is expected that an increased cohesion of the stakeholders involved in the sector will be reached through constructive and inclusive meetings, workshops, and conferences, and on the basis of the availability of scientifically sound, transparent and objective information for all interested parties. Moreover, stronger cooperation between stakeholders should enable agreement on concrete priorities, on longer term strategies, barriers to innovation and on better identification of the energy integration challenges. Increased communication between research, industry and civil society actors will facilitate exploitation of research results and hence the deployment of high-efficient and competitive low-carbon energy technologies. This will contribute to the SET-Plan, providing it with adequate input from a wide spectrum of stakeholders, facilitating the development and implementation of its different activities on a sound basis.This activity directly aimed at supporting public-public partnerships with Member States and Associated Countries, technology platforms with industrial partners is excluded from the delegation to INEA and will be implemented by the Commission services."</text:p>
          </table:table-cell>
          <table:table-cell office:value-type="string" calcext:value-type="string">
            <text:p>"theme"</text:p>
          </table:table-cell>
          <table:table-cell table:number-columns-repeated="1022"/>
        </table:table-row>
        <table:table-row table:style-name="ro10">
          <table:table-cell office:value-type="string" calcext:value-type="string">
            <text:p>"Achieve world-class extreme scale, power-efficient and highly resilient HPC platforms through a strong co-design approach driven by ambitious applications and in close cooperation with the scientific disciplines and stakeholders concerned; achieve the full range of technological capabilities needed for delivering a broad spectrum of extreme scale HPC systems. The designs of these systems must respond to critical demands of energy efficiency, scale, resilience, programmability and support for various classes of applications including extreme-data applications.Proposals with innovative and ground-breaking approaches to system architectures targeting extreme scale, power-efficient and highly resilient platforms with emphasis on balanced compute and data access characteristics. Special attention should be given to extreme data processing requirements. Proposals should have a strong co-design approach driven by a mix of ambitious applications and in close cooperation with the various scientific disciplines and stakeholders concerned. Proposals should show how their proposed solution improves energy efficiency and demonstrate the reduced energy-to-solution for the selected applications. Possible strategies for improving energy efficiency may include: reducing PUE (Power Usage Effectiveness), designing of cost-efficient approaches to the reuse of thermal energy, reducing the amount of energy spent for communication and data movement. Proposals should address the problem of maintaining reliability, coping with run-time errors and enabling stable operation of an HPC system that is able of extreme scaling; this issue may be addressed through holistic detection/recover approaches covering and orchestrating all layers of the HPC stack as well as significant advancements in fault prediction algorithms and smarter tools to prevent faults. Proposals should provide analytical or simulation models that allow to extrapolate the sustained performance on the given architecture for HPC systems. The target system architectures must scale to at least 100 PFlops and, for compute-centric workloads, a target of 15MW for 250 PFlops peak performance in 2019 is suggested. Proposals should explain how these scalability and energy-efficiency targets are achieved for the considered applications. APIs and interfaces between applications and underlying middleware, run-time and operating systems, i.e. all application-aspects impacting the underlying system design are included in this topic. Proposals should be able to demonstrate their achievements in integrated pre-exascale prototypes.The Commission considers that proposals requesting a contribution between EUR 10 and 20 million would allow this specific challenge to be addressed appropriately. Nonetheless, this does not preclude submission and selection of proposals requesting other amounts."</text:p>
          </table:table-cell>
          <table:table-cell office:value-type="string" calcext:value-type="string">
            <text:p>"theme"</text:p>
          </table:table-cell>
          <table:table-cell table:number-columns-repeated="1022"/>
        </table:table-row>
        <table:table-row table:style-name="ro10">
          <table:table-cell office:value-type="string" calcext:value-type="string">
            <text:p>"Take advantage of the full capabilities of exascale computing, in particular through high-productivity programming environments, system software and management, exascale I/O and storage in the presence of multiple tiers of data storage, supercomputing for extreme data and emerging HPC use modes, mathematics and algorithms for extreme scale HPC systems for existing or visionary applications, including data-intensive and extreme data applications in scientific areas such as physics, chemistry, biology, life sciences, materials, climate, geosciences, etc.Proposals should address one or more of the following subtopics:a) High productivity programming environments for exascale: Proposals should have as target to simplify application software development for large- and extreme-scale systems. This can include the development of more productive programming models and environments, the easier combination of different programming models, and using increased intelligence throughout the programming environment. Key aspects include managing data transfers, data locality and memory management, including support for heterogeneous and reconfigurable systems as well as dealing with inter-application dynamic load balancing and malleability, adapting to changes in the number of processors. Unified performance tools are required supporting HPC, embedded and extreme data workloads, on diverse target systems. APIs, runtime systems and the underlying libraries should support auto-tuning for performance and energy optimisation. Automated support for debugging and anomaly detection is also included under this subtopic. To provide simplified development and to ensure the maintainability of domain-specific languages (DSLs), DSL frameworks are required which target a general-purpose stable programming model and runtime. Since large future systems will require the use of multiple programming models or APIs, an important aspect is interoperability and standardisation of programming model, API and runtime as well as the composability of programming models (the capability of building new programming models out of existing programming model elements)b) Exascale system software and management: Proposals should advance the state of the art in system software and management for node architectures that will be drastically more complex and their resource topology and heterogeneity will require OS and runtime enhancement, such as data aware scheduling. In the area of hardware abstraction, proposals should address run time handling of all types of resources (cores, bandwidth, logical and physical memory or storage) and controls, e.g. for optimised data coherency, consistency and data flow. For applications, proposals should address new multi-criteria resource allocation capabilities and interaction during task execution, with the aim to improve resilience, interactivity, power and efficiency. To cope with the exploding amount of data, the sequential analysis process (capture, store, analyse) is not sufficient; proposals should explore on-the-fly analysis methods offering reactivity, compute efficiency and availability. Graphical simulation interaction will require new real-time features; configuration and deployment tools will have to evolve to take into account the composability of software execution environments.c) Exascale I/O and storage in the presence of multiple tiers of data storage: proposals should address exascale I/O systems expected to have multiple tiers of data storage technologies, including non-volatile memory. Fine grain data access prioritisation of processes and applications sharing data in these tiers is one of the goals as well as prioritisation applied to file/object creates/deletes. Runtime layers should combine data replication with data layout transformations relevant for HPC, in order to meet the needs for improved performance and resiliency. It is also desirable for the I/O subsystem to adaptively provide optimal performance or reliability especially in the presence of millions of processes simultaneously doing I/O. It is critical that programming system interoperability and standardised APIs are achieved. On the fly data management supporting data processing, taking into account multi-tiered storage and involving real time in situ/in transit processing should be addressed.d) Supercomputing for Extreme Data and emerging HPC use modes: HPC architectures for real-time and in-situ data analytics are required to support the processing of large-scale and high velocity real-time data (e.g. sensor data, Internet of Things) together with large volumes of stored data (e.g. climate simulations, predictive models, etc.). The approaches should include support for real-time in-memory analysis of different data structures, direct processing of compressed data and appropriate benchmarking method for performance analysis. Interactive 3-D visualisation of large-scale data to allow users to explore large information spaces in 3-D and perform on-demand data analysis in real-time (e.g. large scale queries or analytics) should be addressed. Interactive supercomputing is required to execute complex workflows for urgent decision making in the field of critical clinical diagnostics, natural risks or spread of diseases; this implies adapting operational procedures of HPC infrastructures, developing efficient co-scheduling techniques or improving checkpoint/restart and extreme data managemente) Mathematics and algorithms for extreme scale HPC systems and applications working with extreme data: Specific issues are quantification of uncertainties and noise, multi-scale, multi-physics and extreme data. Mathematical methods, numerical analysis, algorithms and software engineering for extreme parallelism should be addressed. Novel and disruptive algorithmic strategies should be explored to minimize data movement as well as the number of communication and synchronization instances in extreme computing. Parallel-in-time methods may be investigated to boost parallelism of simulation codes across a wide range of application domains. Taking into account data-related uncertainties is essential for the acceptance of numerical simulation in decision making; a unified European VVUQ (Verification Validation and Uncertainty Quantification) package for Exascale computing should be provided by improving methodologies and solving problems limiting usability for very large computations on many-core configurations; access to the VVUQ techniques for the HPC community should be facilitated by providing software that is ready for deployment on supercomputers.The Commission considers that proposals requesting a contribution from the EU between EUR 2 and 4 million would allow this specific challenge to be addressed appropriately. Nonetheless, this does not preclude submission and selection of proposals requesting other amounts. Proposals should clearly indicate the subtopic which is their main focus. At least one project per subtopic will be funded."</text:p>
          </table:table-cell>
          <table:table-cell office:value-type="string" calcext:value-type="string">
            <text:p>"theme"</text:p>
          </table:table-cell>
          <table:table-cell table:number-columns-repeated="1022"/>
        </table:table-row>
        <table:table-row table:style-name="ro10">
          <table:table-cell office:value-type="string" calcext:value-type="string">
            <text:p>"To develop a sustainable European exascale HPC Ecosystem.Proposals should address a single of the two following subtopics:a) Coordination of the Exascale HPC strategy and International Collaboration: Proposals must include activities for promoting a joint community structuring and synchronisation; the further development and update of the Strategic Research Agenda for High Performance Computing as well as the application and applied mathematics exascale roadmaps; prepare the ground for targeted international research collaboration on specific aspects of the exascale challenges. Proposed actions should also seek to create synergies with other HPC related activities under H2020, in particular concerning the underlying basic technologies that are required for exascale computing (e.g. LEIT/Advanced Computing, LEIT/Photonics, and ECSEL (Electronic Components and Systems for European Leadership)); and concerning the relevant research in applications, the progress of which critically relies on cutting-edge HPC systems (LEIT/Big-Data, LEIT/Cloud area as well as relevant research in applications emerging from the H2020 Societal Challenges in domains such as health (e.g. VPH initiative), genomics, climate change, energy, mobility and smart cities).b) Excellence in Exascale Computing Systems: The focus should be in boosting European HPC academic research excellence in future exascale-class computing cutting across all levels – hardware, architectures, programming, applications – and including specific actions to better structure the European academic HPC research, create stronger links with HPC providers and HPC users, attract venture capital, promote entrepreneurship and foster industry take-up.The Commission considers that proposals requesting a contribution between EUR 1 and 2 million would allow this specific challenge to be addressed appropriately. Nonetheless, this does not preclude submission and selection of proposals requesting other amounts."</text:p>
          </table:table-cell>
          <table:table-cell office:value-type="string" calcext:value-type="string">
            <text:p>"theme"</text:p>
          </table:table-cell>
          <table:table-cell table:number-columns-repeated="1022"/>
        </table:table-row>
        <table:table-row table:style-name="ro10">
          <table:table-cell office:value-type="string" calcext:value-type="string">
            <text:p>"The challenge is to foster the deployment of IoT solutions in Europe through integration of advanced IoT technologies across the value chain, demonstration of multiple IoT applications at scale and in a usage context, and as close as possible to operational conditions. Compared to existing solutions, the roadblocks to overcome include i) the integration and further research and development where needed of the most advanced technologies across the value chain (components, devices, networks, middleware, service platforms, application functions) and their operation at large scale to respond to real needs of end-users (public authorities, citizens and business), based on underlying open technologies and architectures that may be reused across multiple use cases and enable interoperability across those; ii) the validation of user acceptability by addressing, in particular, issues of trust, attention, security and privacy through pre-defined privacy and security impact assessments, liability, coverage of user needs in the specific real-life scenarios of the pilot, iii) the validation of the related business models to guarantee the sustainability of the approach beyond the project.Pilots are targeted, goal driven initiatives that will propose IoT approaches to specific real-life industrial/societal challenges. Pilots are autonomous entities that involve stakeholders from supply side to demand side, and contain all the technological and innovation elements, the tasks related to the use, application and deployment as well as the development, testing and integration activities. Large scale validation is characterised by the fact that it will be possible to operate the functional entities implemented in the pilot under load and constraints conditions close to operational load one's, either with real traffic/request/processing loads, or with emulated loads where full implementation is not possible. Demonstration to operate the system across multiple sites, scalability to large amount of heterogeneous devices and systems, as well as with large amount of real users are expected. Pilot work plans should include feedback mechanisms to allow adaptation and optimisation of the technological and business approach to the particular use case.Use of experimental testbeds, such as FIRE[1], and real-world demonstrations may support IoT technologies validation before they are deployed in field trials. Given the considerable amount of work carried out on M2M/IoT and Cyber Physical Systems architectures (e.g. IoT-A) open platforms (e.g. FIWARE, CRYSTAL, UniversAAL) and standards (e.g. oneM2M) over the last few years, pilots are encouraged to exploit this previous work where applicable with the objective of further demonstrating the generic applicability and interoperability of these and/or other architectures, platforms and standards, and to identify where standards are missing or should evolve, as well as needed pre-normative activities.IoT finds applicability in a broad range of industry, business and public services scenarios. On the basis of European relevance, technology readiness and socio-economic interest the following areas have been identified to be addressed with Large Scale IoT Pilots.Pilot 1: Smart living environments for ageing wellThe objective is to deploy innovative and user-led pilot projects capable of supporting and extending independent living at home for older adults based on Internet of Things (IoT) technologies. The smart living environments should be based upon an integrated system of a range of IoT-based technologies and services with user-friendly configuration and management of connected technologies for homes and outside.They should provide seamless services and handle flexible connectivity while users are switching contexts and moving in their living environments. The proposed pilots should also demonstrate feasibility of integration with other relevant application domains such as energy, transport, or smart cities. The solutions shall build upon advanced IoT technologies, using and extending available open service platforms, standardised ontologies and open standardised APIs. Proposals shall address integration, standardisation and interoperability work on required ICT platforms, services and data sources, as well as on innovation in organisational and business models for service delivery.Proposed solutions should take into account the specific requirements for accessibility, usability, cost efficiency, personalisation and adaptation arising from this application sector. They should be based on active user engagement from the outset and should involve a multi-disciplinary approach in order to ensure the understanding of user needs and their evolution, safeguarding ethics and privacy and the assessment of impact. This should include quality of life for older adults and their carers, care system efficiency gains, business and financing models and organisational changes required for service delivery.A clear methodology for socio-economic impact assessment should be included. Large scale pilots should demonstrate the benefits of smart living environments based on IoT in terms of prolonged independent and safe living of older adults at home with good quality of life. The number of users involved and duration of pilot services should be sufficient to ensure statistical significance in impact analysis, with a minimum of 4 pilot sites in 4 countries.Pilot 2: Smart Farming and Food SecurityThe implementation of Precision Agriculture has become possible thanks to the development of sophisticated sensors, robots and sensor networks combined with procedures to link mapped variables to appropriate farming management actions. Those sensors, either wired or wireless, integrated into an IoT system gather all the individual data needed for monitoring, control and treatment on farms located in a particular region. Such future Internet of Things scenario would bring data management to a new level by establishing interactions between the concerned objects, help them exchange information in efficient ways and enable them to execute autonomously appropriate interventions in different agricultural sub-sectors (e. g. arable crops, livestock , vegetable and fruit production) and their associated post-production value chain through to the consumer. The introduction of the IoT scenario would allow monitoring and control of plant and animal products during the whole life cycle from farm to fork. It should thereby also help farmers' decision making with regard to the use of inputs and management processes. The challenge is to design architectures to “program” or track each object for optimal behaviour, according to its role in the Smart Farming system and in the overall food chain, decreasing use of water as well as other natural resources and inputs, lowering ecological footprints and economic costs as well as increasing food security. It also enables consumers to access trustworthy traceability information throughout the whole food chain.Proposals shall include an adequate combination of different farms to ensure that the deployment of the technology is adapted to the needs of different types and sizes of farms across Europe. Activities should allow for a wide geographic coverage within Europe and benefit both conventional and organic agro-food chains. In addition, proposals shall cover at least three sub-sectors (e.g.arable crops, livestock, vegetable and fruit production).Proposals should fall under the concept of multi-actor approach[2] and allow for adequate involvement of the farming sector in the proposed activities.Pilot 3: Wearables for smart ecosystems Demonstration of innovative wearable solutions and services integrated in interoperable IoT ecosystems. Wearables are integrating key technologies (e.g. nano-electronics, organic electronics, sensing, actuating, localization, communication, energy harvesting, low power computing, visualisation and embedded software) into intelligent systems to bring new functionalities into clothes, fabrics, patches, watches and other body-mounted devices. They assist humans in monitoring, situational awareness and decision making. Particular attention should be devoted to actuating functions providing whenever feasible fully automated closed-loop solutions. Prototype development and demonstration are expected for healthcare, well-being, safety, security and infotainment applications. Actions should be driven by concrete business cases, open design approaches and user requirements, taking into account data protection and liability concerns. They should involve the actors of the entire innovation value chain, potentially including creative and artistic actors, and aim at demonstrations in real world settings. The number of users involved should be sufficient to ensure statistical significance in impact analysis.Pilot 4: Reference zones in EU citiesBuilding on the past results and achievements[3] in some cities in Europe, a large scale pilot will cover a series of cities to operate as reference zones for showcasing and experimenting new citizen-centred IoT services. Starting from users' expressed preferences and needs, these cities will experiment and test similar new services and solutions, also through involvement of creativity hubs such as fablabs, co-working spaces, and gather experience at scale and evaluate citizens' acceptability and endorsement. It will enable SMEs to use open demonstrators to test innovative new services. This includes advanced solutions for traditional services' provisioning e.g. water management but also solutions that are at the edge of authorised business practices or regulation (ex: sharing of electricity, autonomous vehicles) and thus require dedicated testing zones. Whenever applicable, pilots will provide evidence of access to city areas where legal contexts are adapted to the demonstration requirements (i.e. 'reference zones'). Federation and interoperability between platforms may be considered as appropriate, as well as the ability to integrate data from different service providers. The number of users involved and duration of pilot services should be sufficient to ensure statistical significance in impact analysis, with a minimum of 4 pilot sites in 4 countries.Pilot 5: Autonomous vehicles in a connected environmentThe pilot addresses the added value and the potential of applying IoT for autonomous vehicles in a connected environment.It should test scenarios of deployment of safe and highly and fully autonomous vehicles (up to SAE[4] international level 5, full automation) in various representative use case scenarios, exploiting local and distributed information and intelligence. Core technologies include reliable and real-time platforms managing mixed criticality car services, advanced sensors and Internet information sources around which value-added apps may be constructed, efficient navigation and improved decision-making technology, interconnectivity between vehicles, vehicle to infrastructure communication. Using advanced technologies for connectivity is seen as an asset. The selected scenarios will provide proofs of concept showing how such technology provides benefits affecting users on a daily basis, for instance on the highways or in urban congested environment, either on dedicated lanes or mixing autonomous connected vehicles and legacy vehicles. To make a real step towards future large scale deployment and to demonstrate dependability, robustness and resilience of the technology over longer period of time and under a large variety of conditions, priority will be given to permanent installations and sustainable pilots rather than to temporary prototypes or demonstrators.These evolutions are expected to be supported by an open service platform which may have access to all in vehicle embedded information sources and to car surrounding information, in view of providing value-added apps e.g. intelligent maintenance. Key barriers to the deployment of such vehicles and ecosystems such as robustness of the perception, how to keep users of highly and fully automated vehicles sufficiently engaged and overall user acceptance are in scope, as well as economic, ethical, legal and regulatory issues.Specific Pilot considerations:Pilots Implementation:Pilots in the selected areas will clearly identify the supply and demand sides. The effort devoted to supply and demand should be balanced for each pilot.The supply side represents the technological part of the pilot and addresses all the ICT elements that constitute the proposed approach. This includes:The demand/user side of the pilot covers all the application and usage related elements. This includes:Pilot projects are expected to contribute to the consolidation and coherence work that will be implemented by the CSA supporting the activities defined under "Horizontal Activities" below. This requires that they contribute to clustering their results of horizontal nature (interoperability approach, standards, security and privacy approaches, business validation and sustainability, methodologies, metrics, etc.).The Commission considers that proposals requesting a contribution from the EU up to EUR 30 million (pilot 2), up to EUR 20 million (pilot 1), up to EUR 15 million (pilots 3, 4) and up to EUR 20 million (pilot 5) would allow this specific challenge to be addressed appropriately. Nonetheless, this does not preclude submission and selection of proposals requesting other amounts. At least one large pilot is supported for each area.Pilots are expected to have a high impact on citizens, both in the public and private spheres, industry, businesses and public services. Key performance indicators should be identified to measure progress on citizen benefits, economic growth, jobs creation, environment protection, productivity gains, etc.Pilots' impact should go beyond involved partners and will aim at influencing external communities by putting in place appropriate mechanisms.For Pilot 1:[1]Future Internet Research and Experimentation[2]The multi-actor approach aims at more demand-driven innovation through the genuine and sufficient involvement of various actors (end-users such as farmers/farmers' groups, fishers/fisher's groups, advisors, enterprises, etc. As a minimum, this material should feed into the European Innovation Partnership (EIP) 'Agricultural Productivity and Sustainability' for broad dissemination as 'practice abstracts' in the common EIP format for practitioners. Facilitation/mediation between the different types of actors and involvement of relevant interactive innovation groups operating in the EIP context, such as EIP Operational Groups funded under Rural Development Programmes, are strongly recommended. For further information on the multi-actor approach concept please refer to the Introduction to SC2 Work Programme.[3]E.g. FIRE and FIWARE[4]Society of Automotive Engineers, J3016 standard[5]In line with Article 23 (7) of the Rules for Participation the amounts referred to in Article 137 of the Financial Regulation may be exceeded, and if this is the case proposals should explain why this is necessary to achieve the objectives of the action.[6]It is recommended to also use established networks reaching out to SMEs like the Enterprise Europe Network and the NCP network for calls publications and awareness raising towards SME's."</text:p>
          </table:table-cell>
          <table:table-cell office:value-type="string" calcext:value-type="string">
            <text:p>"theme"</text:p>
          </table:table-cell>
          <table:table-cell table:number-columns-repeated="1022"/>
        </table:table-row>
        <table:table-row table:style-name="ro10">
          <table:table-cell office:value-type="string" calcext:value-type="string">
            <text:p>"The challenge is to ensure a sound coherence and exchanges between the various activities of the Focus Area, and notably cross fertilisation of the various pilots for technological and validation issues of common interest across the various use cases. Issues of horizontal nature and topics of common interest, such as privacy, security, user acceptance, standardisation, creativity, societal and ethical aspects, legal issues and international cooperation, need to be coordinated and consolidated across the pilots to maximise the output and to prepare the ground for the next stages of deployment including pre-commercial or joint public procurement. A related challenge is to foster links between communities of IoT users and providers, as well as with Member States' initiatives, and to connect with other initiatives including contractual Public-Private-Partnerships (e.g. in the area of Big Data, Factories of the Future, 5G-infrastructure), Joint Technology Initiatives (e.g. ECSEL), European Innovation Partnerships (e.g. on Smart Cities), other Focus Areas (e.g. on Autonomous transport), and RRI-SSH issues.A related challenge addresses inter-operability and integration, through open IoT platforms across application areas such as FIWARE, CRYSTAL or SOFIA. It addresses the reference implementation of promising IoT standards serving the interoperability and openness objectives, by consolidating results obtained through standard implementation and pre-normative activities at the platform and/or pilot levels.Proposals should cover one of the following set of activities (a or b):a. Co-ordination of and support to the IoT Focus AreaThe Commission considers that proposals requesting a contribution from the EU up to EUR 3 million would allow this specific challenge to be addressed appropriately. Nonetheless, this does not preclude submission and selection of proposals requesting other amounts. A minimum of one proposal will be funded.b. RRI-SSH support to IoTThe Commission considers that proposals requesting a contribution from the EU up to EUR 1 million would allow this specific challenge to be addressed appropriately. Nonetheless, this does not preclude submission and selection of proposals requesting other amounts."</text:p>
          </table:table-cell>
          <table:table-cell office:value-type="string" calcext:value-type="string">
            <text:p>"theme"</text:p>
          </table:table-cell>
          <table:table-cell table:number-columns-repeated="1022"/>
        </table:table-row>
        <table:table-row table:style-name="ro10">
          <table:table-cell office:value-type="string" calcext:value-type="string">
            <text:p>"The future design of the Internet of Things applications will depend crucially on the development of sophisticated platform architectures for smart objects, embedded intelligence, and smart networks. Most of the today's IoT systems are however mainly focused on sensors, whereas in the future actuation and smart behaviour will be the key points.Research driven by ambitious use cases and benefiting from innovation areas in components, systems, networking and web technologies needs to be carried out to respond to the ever increasing needs of future IoT systems in terms of scalability, heterogeneity, complexity and dynamicity. IoT platforms should be open and easy-to-use to support third party innovationProposals should address above mentioned topics, verification and testing, and identify the added value of the proposed approach specific to IoT in comparison to generic solutions. They are expected to include two or more usage scenarios to demonstrate the practicality of the approach.The Commission considers that proposals requesting a contribution from the EU of between EUR 3 and 5 million would allow this specific challenge to be addressed appropriately. Nonetheless, this does not preclude submission and selection of proposals requesting other amounts.Two or more of the following criteria should be addressed, with success metrics where appropriate."</text:p>
          </table:table-cell>
          <table:table-cell office:value-type="string" calcext:value-type="string">
            <text:p>"theme"</text:p>
          </table:table-cell>
          <table:table-cell table:number-columns-repeated="1022"/>
        </table:table-row>
        <table:table-row table:style-name="ro17">
          <table:table-cell office:value-type="string" calcext:value-type="string">
            <text:p>"Please note that the submission of proposals for the cut-off of January 2017 has been temporarily suspended in view of the upcoming update of the H2020 Work Programme. </text:p>
            <text:p>Submissions until the cut-off date of 11/5/2016 will be treated according to the Work Programme in force at that date (European Commission Decision C (2015)6776 of 13 October 2015</text:p>
            <text:p>More information will follow in July 2016</text:p>
            <text:p> "</text:p>
          </table:table-cell>
          <table:table-cell office:value-type="string" calcext:value-type="string">
            <text:p>"theme"</text:p>
          </table:table-cell>
          <table:table-cell table:number-columns-repeated="1022"/>
        </table:table-row>
        <table:table-row table:style-name="ro10">
          <table:table-cell office:value-type="string" calcext:value-type="string">
            <text:p>"The challenge is to make Europe the best place in the world for collaborative research and innovation on future and emerging technologies that will secure and renew the basis for future European competitiveness and growth, and that will make a difference for society in the decades to come.Proposals should address only one of the following subtopics:For each of the scope items a) and c) at most one action will be funded.The Commission considers that proposals requesting a contribution from the EU of between EUR 0.3 and 0.5 million for scope items a), b) and d), and up to EUR 1 million for the scope item c), would allow this specific challenge to be addressed appropriately. Nonetheless, this does not preclude submission and selection of proposals requesting other amounts."</text:p>
          </table:table-cell>
          <table:table-cell office:value-type="string" calcext:value-type="string">
            <text:p>"theme"</text:p>
          </table:table-cell>
          <table:table-cell table:number-columns-repeated="1022"/>
        </table:table-row>
        <table:table-row table:style-name="ro10">
          <table:table-cell office:value-type="string" calcext:value-type="string">
            <text:p>"The challenge is to make Europe the best place in the world for collaborative research and innovation on future and emerging technologies that will renew the basis for future European competitiveness and growth, and that will make a difference for society in the decades to come.Proposals should address one of the following topics:For scope item a) at most one action will be funded.The Commission considers that proposals requesting a contribution from the EU of between EUR 0.3 and 0.5 million would allow this specific challenge to be addressed appropriately. Nonetheless, this does not preclude submission and selection of proposals requesting other amounts.[1]This activity directly aimed at supporting the development and implementation of evidence base for R&amp;I policies is excluded from the delegation to REA and will be implemented by the Commission services."</text:p>
          </table:table-cell>
          <table:table-cell office:value-type="string" calcext:value-type="string">
            <text:p>"theme"</text:p>
          </table:table-cell>
          <table:table-cell table:number-columns-repeated="1022"/>
        </table:table-row>
        <table:table-row table:style-name="ro10">
          <table:table-cell office:value-type="string" calcext:value-type="string">
            <text:p>"FET projects often generate new and sometimes unexpected opportunities for commercial or societal application. This topic aims at funding further innovation related work (i.e. activities which were not scheduled to be funded by the original project) to verify and substantiate the innovation potential of ideas arising from FET funded projects and to support the next steps in turning them into a genuine social or economic innovation.Short and focused individual or collaborative actions to take out of the lab a promising result or proof-of-concept that originated from a FET-funded project and to get it on the way to social or economic innovation through new entrepreneurship or otherwise. The action will support the transformation of that specific research result into a credible offering for economic or social impact, by exploring the feasibility of an exploitation path and by coordinating and supporting the assembling of the right knowledge, skills and resources and thus serves as a launch pad for exploitation.This call topic is focused on the early innovation stages from results of an ongoing or recently finished project[1] funded through FET under FP7 or H2020. The complementarity and precise link with the relevant FET project is to be explicitly addressed in the proposal by clearly stating the nature and origin of the results to be taken up, and by adding a confirmation of any necessary agreements with owners or right holders of those results to move towards their exploitation. This call topic does not fund additional research, nor does it fund activities that are/were already foreseen in the relevant FET project. Activities to be funded should be fit-for-purpose (e.g., tailored to the level of maturity of the result to be taken up) and can include, among others, the definition of a commercialisation process to be followed, market and competitiveness analysis, technology assessment, consolidation of intellectual property rights and strategy, scenario and business case development, developing contacts and support relevant activities with for instance, industrial transfer partners, potential licence-takers, investors, societal organisations or potential end users.By focusing on the very early stage of the innovation path, the scope of this call includes situations where an SME or other suitable entrepreneurial context may not yet exist.The Commission considers that proposals for actions no longer than 18 months and requesting a contribution from the EU of up to EUR 0.1 million would allow this specific challenge to be addressed appropriately. Nonetheless, this does not preclude submission and selection of proposals of different duration.[1]For a project to be considered 'ongoing or recently finished' in the context of this call topic its end date must be at most one year before the deadline for proposal submission to this topic."</text:p>
          </table:table-cell>
          <table:table-cell office:value-type="string" calcext:value-type="string">
            <text:p>"theme"</text:p>
          </table:table-cell>
          <table:table-cell table:number-columns-repeated="1022"/>
        </table:table-row>
        <table:table-row table:style-name="ro10">
          <table:table-cell office:value-type="string" calcext:value-type="string">
            <text:p>"Copernicus, the Union's Earth observation and monitoring programme entered into force in 2014 and produces a wealth of data and information regarding the Earth sub-systems (land, atmosphere, oceans) and cross-cutting processes (climate change, emergency and security). Copernicus data and information are mainly made available on a free open and full basis. This is expected to unleash unique market opportunities. It is important to foster market development exploiting the added value of integration of EO observation technologies (both satellite, airborne and ground based) with positioning ones and ICT (enhancing new frontiers opened by web) across different market segments through the development of applications, and encourage their insertion into the market.For such applications and developments to succeed in the market, the product needs to be shaped according to users’ needs and their value to users must be openly demonstrated to the wider user community. This needs to be achieved in an environment integrated at the level of the user, in order for users to accept the innovative potential which the product promises. This will require also specific attention to be given to the various processes in place in the users’ workflows which incorporate the EO information. Furthermore, the transition of R&amp;D product prototypes to viable commercial product lines after the end of the EU funded phase remains a challenge to be addressed early on during product development.Proposals may address a wide variety of applications stemming from the use of Earth observation and its smart integration with other related technologies. Copernicus should be considered as part of the solution which may include other space or non-space inputs. This is likely to lead to greater value, opportunities and especially market uptake. To this aim, a business model, which includes the phase of the project following the end of the public funding, should be part of the proposal.The outcome of this innovation project should be a commercial service platform, sustained by a production process capable to deliver to the user a product which is validated and accepted as a marketable product. Transnational collaboration has a key role to play in this context, as it enhances access to markets beyond the national borders, notably by enabling space application providers to absorb market-related tacit knowledge and know-how of their partners. Corresponding validations and customisations are to be undertaken, and the business case for the application is to be demonstrated. Service level models are to be developed, with appropriate quality of service definitions for the application. Application products are expected to adopt open standards for data documentation, data models and services including data processing, visualisation and cataloguing.The choice of EO application is left to the proposer.Applicants are advised to consult further information on availability of Copernicus Sentinel Data, access to Copernicus Contributing Mission data, as well as issues recommended to be detailed in the proposals at the Commission’s website[1].In projects to be funded under this topic participation of industry, in particular SMEs, is encouraged.The Commission considers that proposals requesting a contribution from the EU of between EUR 1 and 2 million would allow this specific challenge to be addressed appropriately. Nonetheless, this does not preclude submission and selection of proposals requesting other amounts.[1] http://www.copernicus.eu/main/data-access"</text:p>
          </table:table-cell>
          <table:table-cell office:value-type="string" calcext:value-type="string">
            <text:p>"theme"</text:p>
          </table:table-cell>
          <table:table-cell table:number-columns-repeated="1022"/>
        </table:table-row>
        <table:table-row table:style-name="ro10">
          <table:table-cell office:value-type="string" calcext:value-type="string">
            <text:p>"Effective access to Copernicus dedicated mission data and Copernicus service information by public and private users is a sine qua non condition for the achievement of Copernicus' objectives.In this context, Copernicus faces important challenges. First, the multiplicity of Copernicus partners involved in Copernicus dissemination activities requires both flexible and effective coordination. At the moment Copernicus dissemination infrastructure is built around different dissemination platforms operated by Member States (as in the collaborative ground segment), ESA, EUMETSAT, and service operators, which are in the process of being made interoperable. Second, the sheer volume of data and information to be disseminated and used, puts Copernicus at the forefront of the big data challenges. This new paradigm requires a change of approach to data curation and dissemination, in the form of a technological leap to both ingest processing and make available the increased volume of Copernicus data and information considering both temporal and spatial resolutions. As a reward, the Big Data paradigm offers new perspectives for data intensive activities where Europe could still close its technological gap with the US with huge industrial implication.The free, full and open data policy will support the development of a strong Earth observation downstream service industry if an effective and scalable dissemination system is implemented to meet the Big Data exploitation challenges and to address the full data cycle needs (e.g. standardised data query, retrieval, data exchange methods, processing). Therefore, Europe needs to foster a Copernicus dissemination infrastructure spurred by a vibrant European downstream sector taking advantage of the timely availability of the Copernicus data and information to provide innovative Earth observation information products on a worldwide basis based on European Internet platforms using advanced big data technologies and serving a worldwide market. Two main strands of activities are expected to be addressed: (i) the evolution of the Copernicus data infrastructure; and (ii) the adaptation of big data technologies to Copernicus user scenarios (i.e. data discovery and analytics to store and extract information).Proposals should take into account needs emerging from ongoing linked actions within Copernicus including the dissemination platform; access to data and the Collaborative Ground Segment. To that end an information document will be made available as part of the general call package.In particular:(i) the evolution of the Copernicus data infrastructure should foster innovative business models for data exploitation allowing for numerous new users. Projects should should propose scenarios for the platforms for EO data use processing and storage. This new paradigm requires a change of approach to data curation, processing, dissemination and the way data are used. Cross-fertilisation with other big data domains is needed to ensure that EO data exploitation can benefit other domains/sectors (and that tools are in place), and that lessons learnt in other sectors can be benefitted from. The latter includes for instance experiences in strategies for co-locating or distributing processing to different levels, dissemination of data and archiving including products for merging different sources e.g. data co-registration and fusion in temporal and spatial domains.(ii) Big Data, activities shall bridge the gap between Earth observation and information technology sectors taking into account the user needs for EO Big Data and aiming at developing innovative solutions. taking into account the needs of 1) non-expert users like policy makers involved in societal challenges, 2) experts involved, and 3) small and medium innovative enterprises. Activities shall be complementary to activities enabled by the ICT and research infrastructures work programmes which address generic challenges in the area of data mining, open linked data, web ontology, digital earth[1].Activities are expected to address any aspect of the data lifecycle which can solve EO big data challenges , in particular data management activities (e.g. collection, processing including online processing, quality control, documentation, dissemination, cataloguing, preservation, usage tracking, integration) and usage activities (e.g. discovery, reception, analysis, product generation, user feedback, tagging, knowledge extraction, decision making). Activities are also expected to extensively use flexible coverage and open processing standards.In projects to be funded under this topic participation of industry, in particular SMEs, is encouraged.The Commission considers that proposals requesting a contribution from the EU of between EUR 1 and 2 million would allow this specific challenge to be addressed appropriately. Nonetheless, this does not preclude submission and selection of proposals requesting other amounts.[1]For example e-infrastructure for Research: Network (GÉANT), processing (PRACE), data network, Federation of research infrastructure with single sign on (eduGAIN)."</text:p>
          </table:table-cell>
          <table:table-cell office:value-type="string" calcext:value-type="string">
            <text:p>"theme"</text:p>
          </table:table-cell>
          <table:table-cell table:number-columns-repeated="1022"/>
        </table:table-row>
        <table:table-row table:style-name="ro10">
          <table:table-cell office:value-type="string" calcext:value-type="string">
            <text:p>"The space sector is a strategic asset contributing to the independence, security and prosperity of Europe and its role in the world. Europe needs non-dependent access to critical space technologies, which is a conditio-sine-qua-non for achieving Europe’s strategic objectives. "Non-dependence" refers to the possibility for Europe to have free, unrestricted access to any required space technology. Whenever possible multiple (&gt;1) sources for the critical technologies shall be promoted across Europe. Reaching non-dependence in certain technologies will open new markets to our industries and will increase the overall competitiveness of the European Space sector. Research in technologies for European non-dependence and competitiveness has been undertaken within the frame of the Joint EC-ESA-EDA Task Force on Critical Technologies for European non-Dependence, launched in 2008. The Joint Task Force recently updated the list of actions for 2015-2017[1].Activities shall address technologies identified on the list of Actions for 2015/2017 focusing on those areas that have not so far benefitted from prior Framework Programme funding and representing the highest potential for being implemented through the types of action available in Horizon 2020.Accordingly, the following priority technologies have been identified:Technological spin in and/or bilateral collaborations should be enhanced between European non-space and space industries and proposals are expected to provide advanced critical technologies that are of common interest to different space application domains (e.g. telecom, Earth observation, science, etc.), or even with applicability to terrestrial domains.Proposals should strive to go beyond the present state-of-the-art or, preferably, the expected state of the art at the time of completion if alternative technologies are being developed outside Europe. High level specifications and key requirements can be found in the list of actions for 2015-2017.Proposals should include a work package dedicated to the development of a commercial evaluation of the technology, and should address how to access the commercial market with a full range (preload) of recurring products.A maximum of one proposal per identified priority technology line will be selected for funding.The Commission considers that proposals requesting a contribution from the EU of between EUR 2 and 5 million would allow this specific topic to be addressed appropriately. Nonetheless, this does not preclude submission and selection of proposals requesting other amounts.In projects to be funded under this topic participation of industry, in particular SMEs, is encouraged.[1]Excerpt from "Critical Space Technologies for European Strategic Non-Dependence – Actions for 2015/2017" (http://ec.europa.eu/growth/sectors/space/research/horizon-2020)"</text:p>
          </table:table-cell>
          <table:table-cell office:value-type="string" calcext:value-type="string">
            <text:p>"theme"</text:p>
          </table:table-cell>
          <table:table-cell table:number-columns-repeated="1022"/>
        </table:table-row>
        <table:table-row table:style-name="ro10">
          <table:table-cell office:value-type="string" calcext:value-type="string">
            <text:p>"European industrial competitiveness in Earth observation depends on the availability of demonstrated/validated systems and sub-systems for operational and advanced missions in the commercial and institutional domain, but also on the readiness in the emerging market for innovative missions relying on small and very small systems (constellation, formation flying and fractionated instruments).The specific challenge, for the mid-term is to bring the Technology Readiness Levels (TRL) forward for a number of Earth observation technologies and to ensure the readiness of European solutions to propose and support new mission concepts taking advantage of nano-, micro- and mini-satellites.In recent years small satellites have become more attractive due to lower development costs and shorter lead times. There is a natural trade-off to be made between spacecraft size and functionality, but advances in both miniaturization and integration technologies have diminished the scope of that trade-off.Moreover, within the context of preparatory work for the next generation of the Copernicus space component, mission concepts will be developed by European industry based on mature Earth observation technologies and solutions.The aim of this topic is to demonstrate, in a relevant environment, technologies, systems and sub-systems for Earth observation. Proposals should address and demonstrate significant improvements in such areas as miniaturisation, power reduction, efficiency, versatility, and/or increased functionality and should demonstrate complementarity to activities already funded by Member States and the European Space Agency.Proposals that develop technologies targeting TRL 6, or lower TRLs, are welcome.Proposals are sought with relevance in the domain of technology development for space in the fields of:The Commission considers that proposals requesting a contribution from the EU of between EUR 2 to 3 million would allow this specific topic to be addressed appropriately. Nonetheless, this does not preclude submission and selection of proposals requesting other amounts.In projects to be funded under this topic participation of industry, in particular SMEs, is encouraged."</text:p>
          </table:table-cell>
          <table:table-cell office:value-type="string" calcext:value-type="string">
            <text:p>"theme"</text:p>
          </table:table-cell>
          <table:table-cell table:number-columns-repeated="1022"/>
        </table:table-row>
        <table:table-row table:style-name="ro10">
          <table:table-cell office:value-type="string" calcext:value-type="string">
            <text:p>"Satellite missions with higher productivity add growing data requirements on missions. As a result high speed data handling, processing and transfer are required. These growing requirements are shared among a variety of applications, with a main focus on Earth observation and Telecommunication systems, and with applications also in Science and Exploration. Data challenges have to be addressed within the data chain on-board the satellites (e.g. processing, storage, compression, optimisation) and between the satellite and other terminals that can be located on ground or air-borne platforms, and also on-board other satellites. In particular, next generation Earth observation sensors pose the most challenging requirements for data links (in the Gbps range), including links from orbit to ground and inter-satellite communications (LEO to ground or GEO to ground), and including technology transfer related to very small LEO satellites (nano and cubesats), as well as direct ground link to very small LEO satellites (nanosat and below, including cubesats) considering optical technologies.Faster processing, larger storage, and high bandwidth transmissions to users will be needed. Moreover, smart on-board data compression and optimisation will become a growing necessity. All these improvements will be required to efficiently support the next generation of data intensive missions. To support this future scenario, innovations must be brought to the payload data management system (including data optimisation processes), to inter-satellite links, to satellite-ground communication, and to the ground segment data handling system.Moreover, within the context of preparatory work for the next generation of the Copernicus space component, mission concepts will be developed by European industry based on mature Earth observation technologies and solutions.Activities shall aim at providing advanced on-board data handling and transfer for Earth observation and Telecommunication systems. These activities shall address the future challenge of high data rates transmission and significant improvements in data throughput:A maximum of one proposal, exploiting NRT quality of data, with due regard to interoperability of interfaces to both innovative ICT dissemination architecture and applications, will be selected for funding.The Commission considers that proposals addressing the full data chain (processing and compression, storage and transmission), or a coherent part of it, requesting a contribution from the EU of between EUR 5 to 7 million, and proposals addressing the rise in user demand of NRT data, requesting a contribution of between EUR 2 to 3 million would allow this specific topic to be addressed appropriately. Nonetheless, this does not preclude submission and selection of proposals requesting other amounts.In projects to be funded under this topic participation of industry, in particular SMEs, is encouraged."</text:p>
          </table:table-cell>
          <table:table-cell office:value-type="string" calcext:value-type="string">
            <text:p>"theme"</text:p>
          </table:table-cell>
          <table:table-cell table:number-columns-repeated="1022"/>
        </table:table-row>
        <table:table-row table:style-name="ro10">
          <table:table-cell office:value-type="string" calcext:value-type="string">
            <text:p>"Support the data exploitation of European missions and instruments, in conjunction, when relevant, with international missions.This topic will cover the exploitation of all acquired and available data provided by space missions in their operative, post-operative or data exploitation phase focusing on astrophysics (including exoplanets), heliophysics and the Solar System exploration, including the Moon.Projects selected under this call may rely on the data available through all the available ESA Space Science Archives when possible or other means (e.g. instrumentation teams). Combination and correlation of this data with international scientific mission data, as well as with relevant data produced by ground-based infrastructures all over the world, is encouraged to further increase the scientific return and to enable new research activities using existing data sets. These activities shall add scientific value through analysis of the data, leading to scientific publications and higher level data products. When possible, enhanced data products should be suitable for feeding back into the ESA archives. Resulting analyses should help preparing future European and international missions. International cooperation is encouraged in particular with countries active in space exploration and science, or where their participation is deemed essential for carrying out the activities of this topic.The Commission considers that proposals requesting a contribution from the EU in the range of EUR 1.5 million would allow this specific challenge to be addressed appropriately, including through proposals from small teams. Nonetheless, this does not preclude submission and selection of proposals requesting other amounts.A higher number of scientific publications based on Europe’s space data, high-level data products made available through appropriate archives, and tools developed for the advanced processing of data. Proposals are also expected to add value to existing activities on European and international levels, and to enhance and broaden research partnerships."</text:p>
          </table:table-cell>
          <table:table-cell office:value-type="string" calcext:value-type="string">
            <text:p>"theme"</text:p>
          </table:table-cell>
          <table:table-cell table:number-columns-repeated="1022"/>
        </table:table-row>
        <table:table-row table:style-name="ro10">
          <table:table-cell office:value-type="string" calcext:value-type="string">
            <text:p>"Space weather services exist already today in Europe and in several countries outside the EU. New services are also being developed (e.g. in ESA’s SSA programme and in EU Seventh Framework Programme projects). Their goal is to observe and to predict a range of solar events that may impact the near Earth environment including orbiting satellites and ground based systems. However there is a lack of understanding of the effects of space weather on space systems including spacecrafts, payloads and living organisms in space as well as on ground-based infrastructure.Exploratory work studying space weather with a view to enhancing the understanding of space weather and its impact. Proposals can cover the full range of space weather phenomena from the solar cycle, flares and coronal mass ejections to the effects of the solar wind in the near-earth environment and the evolution in between. There is scope for cooperation with international partners with relevant expertise (entities from third countries could benefit from EU funding under this topic).This activity shall address space weather and its effects, impacts and mitigation techniques with application to aerospace and ground systems.The Commission considers that proposals requesting a contribution from the EU of between EUR 1 and 1.5 million would allow this specific challenge to be addressed appropriately. Nonetheless, this does not preclude submission and selection of proposals requesting other amounts. Proposals are expected to improve the understanding of Space Weather phenomena and their impact on space systems and terrestrial infrastructure, and are also expected to analyse viable mitigation strategies, and to demonstrate how these add value compared to existing mitigation strategies."</text:p>
          </table:table-cell>
          <table:table-cell office:value-type="string" calcext:value-type="string">
            <text:p>"theme"</text:p>
          </table:table-cell>
          <table:table-cell table:number-columns-repeated="1022"/>
        </table:table-row>
        <table:table-row table:style-name="ro10">
          <table:table-cell office:value-type="string" calcext:value-type="string">
            <text:p>"Provide a one stop-shop user-friendly and visually appealing knowledge oriented project (single space web portal) for space research in Europe to act as archive and outreach tool of research institutionally funded and promote European results and publications towards professionals and citizens alike.The aim is for this space web portal to become the main reference and entry point for European citizens and professionals interested in space research activities. The call has two main incremental goals:The space portal should act as a platform to access appropriate information on research projects leading to personalised networks of projects with common interests. It should be complementary to initiatives of NCP networks. The proposal should present a realistic plan for the sustained operations of the portal after the end of the EU-funded project period.The Commission considers that one proposal requesting a contribution from the EU in the range of EUR 0.5 million would allow this specific challenge to be addressed appropriately. Nonetheless, this does not preclude submission and selection of proposals requesting other amounts. The centralisation of projects will allow the easy search for projects that fall under a particular domain, cluster or theme and serve as archive from a scientific and technological angle. It will also allow to identify potential partners and showcase European results and publications. It would also provide European citizens and professionals with a single entry point for space research activities related information."</text:p>
          </table:table-cell>
          <table:table-cell office:value-type="string" calcext:value-type="string">
            <text:p>"theme"</text:p>
          </table:table-cell>
          <table:table-cell table:number-columns-repeated="1022"/>
        </table:table-row>
        <table:table-row table:style-name="ro10">
          <table:table-cell office:value-type="string" calcext:value-type="string">
            <text:p>"The number of space-related Business Incubation Centres (BICs) supporting space-related businesses is growing in Europe, led by national and ESA technology transfer initiatives. There is a need to continue to inspire entrepreneurs to turn space-related business ideas into commercial endeavours and to promote opportunities for new and existing start-ups coming from space and non-space sectors.BICs, as part of their standard offer, routinely offer commercial/high-growth business support to high-tech start-ups. BICs supporting space-related companies should be supported in order to give entrepreneurs comprehensive space-specific commercial and technical assistance to help them start-up businesses that apply space technology to non-space industrial, scientific and commercial fields, and vice-versa. This activity will not support the establishment of additional BICs, but should assist entrepreneurs and other innovation agents. overcoming financial, administrative and networking barriers to innovation. In particular, it should contribute to access public funding opportunities, such as the SME instrument of the European Union, as well as potentially other funding opportunities from Member States, ESA and regional authorities. The take up of applications developed in the context of Galileo, EGNOS and Copernicus is encouraged. This action should be complementary to the ESA BICs (that already offer space-specific support) and the European Enterprise Network (EEN) approach, and should encompass other incubation centres that support space-related companies, particularly those exploiting the applications of space data and services.The Commission considers that one proposal requesting a contribution from the EU in the range of EUR 1.0 million would allow this specific challenge to be addressed appropriately. Nonetheless, this does not preclude submission and selection of proposals requesting other amounts.Creating opportunities for new and existing start-up coming from space and non-space sectors to access finance including SME instrument to develop viable business cases."</text:p>
          </table:table-cell>
          <table:table-cell office:value-type="string" calcext:value-type="string">
            <text:p>"theme"</text:p>
          </table:table-cell>
          <table:table-cell table:number-columns-repeated="1022"/>
        </table:table-row>
        <table:table-row table:style-name="ro10">
          <table:table-cell office:value-type="string" calcext:value-type="string">
            <text:p>"The role of insulation is essential to achieve energy efficiency in renovated buildings and in nearly zero energy buildings following the requirements of the recast of the Energy Performance of Building Directive (2010/31/EU). An improved insulation in buildings will have a large impact on the reduction of energy consumption and CO2 emissions at European level. It can also bring significant environmental, economic and social benefits both for the Member States and for the citizens.Although currently many materials are available on the market, there is a strong need to develop affordable advanced insulation materials which exceed the performance of presently used materials, and also respect strict sustainability principles.Proposals should address the development and characterisation of new insulation materials and solutions based on nanotechnologies and/or advanced sustainable materials and offering enhanced insulation properties and environmental performance. Proposals could also consider highly effective insulation materials that respond dynamically to environmental stimuli (temperature, light, humidity, air and biological pollution, etc..)The proposed solutions should go well beyond the state of the art and take into account the final performance properties of the new materials and of the respective building components.The following factors should also be considered: enhanced durability for increased use duration, reduced maintenance and reduced costs; respect of sustainability principles (the sustainability of each developed solution should be evaluated via life cycle assessment studies carried out according to the International Reference Life Cycle Data System - ILCD Handbook); reduced embodied energy and minimised environmental impacts; applicability to both new build and renovation; lightweight construction and ease of installation; realistic solutions at a competitive price; limited impact on living space; improvement of indoor air quality; increased comfort and noise reduction; fully compatible with a wide set of material combinations which reflect the wide variety of building typologies across the EU; fit for deconstruction; reuse/recycling of materials at end of life. Resistance to damaging agents such as fire, moisture, rodents etc. should also be considered when relevant for the application. Standardisation aspects should be included particularly in relation with the work carried out in CEN/TC 350. Additional properties such as multi-functionality, load bearing capacity (and other mechanical properties), and use of wastes may also be considered.Proof of concept in terms of one (or more) component(s) containing the new materials developed should be delivered within the project, excluding commercially usable prototypes (2006/C323/01), but convincingly demonstrating scalability towards industrial needs duly justifying availability of the proposed materials for potential further massive use and wide replication across Europe. Information guides for applications, installation and training on the new solutions should be provided before the end of the project.In addition to the industrial, academic and construction stakeholders, the participation of public authorities would also be an asset for the proposals, as public authorities own a large part of the building stock at European level.Activities are expected to focus on Technology Readiness Levels 5 to 7 and to be centred around TRL 6. This topic is particularly suitable for SMEs.The Commission considers that proposal requesting a contribution from the EU between EUR 3 and 6 million would allow this specific challenge to be addressed appropriately. Nonetheless, this does not preclude submission and selection of proposals requesting other amounts.Compared to state of the art materials and components, the newly developed materials should bring:Proposals should include a business case and exploitation strategy, as outlined in the Introduction to the LEIT part of this Work Programme.To maximise their impact, the funded projects are expected to cluster with each other in order to facilitate research cohesion, integration, and advancement of the EeB-PPP agenda."</text:p>
          </table:table-cell>
          <table:table-cell office:value-type="string" calcext:value-type="string">
            <text:p>"theme"</text:p>
          </table:table-cell>
          <table:table-cell table:number-columns-repeated="1022"/>
        </table:table-row>
        <table:table-row table:style-name="ro10">
          <table:table-cell office:value-type="string" calcext:value-type="string">
            <text:p>"The construction sector is a key player in the efforts to decarbonise the European economy with the goal to drastically reduce energy consumption and decrease CO2 emissions. Key Performance Indicators, along with appropriate methodologies and tools are crucial in order to quantify and benchmark the energy-efficiency and the environmental quality at building and district level. Adequate monitoring and management techniques are also needed, mixing results and practices from the building sector together with other relevant sectors like energy grid to ensure an effective performance improvement both at building and district level.Proposals should focus on solutions beyond the state of the art, which will improve and provide a feedback on the experiences on energy efficiency and environmental quality from the latest generation of new and renovated buildings and their interactions in districts.Proposals should focus on the following main objectives:The Commission considers that proposals requesting a contribution from the EU between EUR 500000 and 750000 would allow this specific challenge to be addressed appropriately. Nonetheless, this does not preclude submission and selection of proposals requesting other amounts.No more than one action will be funded."</text:p>
          </table:table-cell>
          <table:table-cell office:value-type="string" calcext:value-type="string">
            <text:p>"theme"</text:p>
          </table:table-cell>
          <table:table-cell table:number-columns-repeated="1022"/>
        </table:table-row>
        <table:table-row table:style-name="ro10">
          <table:table-cell office:value-type="string" calcext:value-type="string">
            <text:p>"Buildings retrofitting potential in the EU is huge and existing heating/cooling technologies do not sufficiently enable the integration of new advanced efficient systems. Proposals should embrace two types of buildings: residential buildings and district heating/ cooling connected buildings. For both types, the integration of new reliable systems should be based on new or existing reliable design tools which would facilitate taking the decision on the installation of the best solutions. The research activities should at least address the following areas:Concerning the district systems, advanced District Heat and Cooling (DHC) systems, i.e. systems operating at low temperatures, must be able to deal with both centralised and de-centralised hybrid sources (e.g. solar thermal, biomass, geothermal, heat pumps, waste heat, excess renewable electricity storage).Proposals should provide detailed information on the energy data of the buildings (current energy use and proposed reduction with new equipment, the gross floor area of the building together with the targeted annual energy use per m2, broken down by space heating, cooling, domestic hot water production, and lighting). The energy use should achieve at least the national limit values for new buildings according to the applicable legislation based on the Energy Performance of Buildings Directive.Activities are expected to focus on Technology Readiness Levels 5 to 7 and to be centred around TRL 6.A significant participation of SMEs with R&amp;D capacities is encouraged.The Commission considers that proposal requesting a contribution from the EU between EUR 5 and 7 million would allow this specific challenge to be addressed appropriately. Nonetheless, this does not preclude submission and selection of proposals requesting other amounts.Proposals should include a business case and exploitation strategy, as outlined in the Introduction to the LEIT part of this Work Programme."</text:p>
          </table:table-cell>
          <table:table-cell office:value-type="string" calcext:value-type="string">
            <text:p>"theme"</text:p>
          </table:table-cell>
          <table:table-cell table:number-columns-repeated="1022"/>
        </table:table-row>
        <table:table-row table:style-name="ro10">
          <table:table-cell office:value-type="string" calcext:value-type="string">
            <text:p>"As a consequence of economic development, construction and demolition waste (CDW) has become a serious problem, creating serious environmental pollution in certain areas of the world. In the EU, CDW accounts for approximately 25% - 30% of all waste generated and consists of numerous materials, many of which can be recycled.Advanced research actions and technical solutions are required for large-scale reuse and recycling of construction materials in building refurbishment, contributing to overall CO2 and energy reduction. At the same time pre-fabricated components are now commonly used in the construction sector not just to reduce costs but also to facilitate installation/dismantling and re-use of components.The development of pre-fabricated elements containing a high share of recycled materials and of energy-efficient building concepts considering a high fraction of material replacement is needed. The main focus would be on the recovery/ recycling of materials that have the highest technical and economic interest and which are associated to refurbishment or demolition processes.At the same time, the possibility to reuse different materials in energy-efficient buildings should be further investigated through a proper characterisation of their properties. Also the development of processes for easy disassembly needs to be considered as well as the need to address strict regulations and standards (eg. anti-seismic) in several European regions.The EC Waste Directive mentions under Art 11- 2b that: "by 2020, the preparing for re-use, recycling and other material recovery, including backfilling operations using waste to substitute other materials, of non-hazardous construction and demolition waste excluding naturally occurring material defined in category 17 05 04 in the list of waste shall be increased to a minimum of 70 % by weight."Energy-efficient building concepts using new or adapted prefabricated components need to be developed, in order to implement construction processes allowing the reuse and recycling of different materials and structures while reducing energy use and minimising environmental impacts.In the case of building retrofitting with traditional construction methods poor results are frequently obtained. Recent developments show that even with new constructions the use of recycled materials is still a challenge when prefabrication is concerned. There is a need to address material flows (on-site and off-site processes) and harmonize the way to acquire and use all the information related to the building and its stakeholders (procurers, builders, owners, users, operators, etc.) in order to radically modify the construction processes (e.g. lean construction and higher degree of industrial building prefabrication), and the off-site production of components (e.g. prefabricated components).Proposals should cover the following areas:The project should also address the demonstration of the recycling technologies in the construction or refurbishment of energy-efficient buildings representative of at least two different climatic zones across Europe, allowing for a high replication potential.Activities are expected to focus on Technology Readiness Levels 4 to 6. This topic is particularly suitable for SMEs.The Commission considers that proposals requesting a contribution from the EU between EUR 3 and 5 million would allow this specific challenge to be addressed appropriately. Nonetheless, this does not preclude submission and selection of proposals requesting other amounts. Proposals should include a business case and exploitation strategy, as outlined in the Introduction to the LEIT part of this Work Programme.[1]https://ec.europa.eu/eip/raw-materials/en/content/strategic-implementation-plan-part-ii#I.5%20Recycling"</text:p>
          </table:table-cell>
          <table:table-cell office:value-type="string" calcext:value-type="string">
            <text:p>"theme"</text:p>
          </table:table-cell>
          <table:table-cell table:number-columns-repeated="1022"/>
        </table:table-row>
        <table:table-row table:style-name="ro10">
          <table:table-cell office:value-type="string" calcext:value-type="string">
            <text:p>"Buildings and more specifically the housing sector represent about 40% of EU energy consumption. Ambitious renovation of the ageing building stock offers huge potential to reduce that energy consumption. Lowering the energy costs for households while increasing in-house comfort will not only help to achieve EU environmental objectives, but will also benefit EU economy and contribute to social well-being.A large-scale deep rehabilitation of the residential building stock to match the net-zero energy standards at affordable price must be achieved. Breakthrough solutions are required to reduce energy consumption in building (e.g. in space heating/cooling and domestic hot water production, maximising the envelope performances, heat recovery and local use of renewables) with the support of advanced BEM (Building Energy Management) systems. Proposals should go beyond the state of the art and previous project results of the EeB PPP.Research should address in-depth analysis and subsequent improvement of the renovation process, including innovative technical elements/products/processes aiming to improve the decision-making, and should be based on a collaborative multi-value multi-stakeholder exercise. Methodology, guidelines and effective operational tools are needed to ease the selection between renovation scenarios. The analysis should take into account life cycle assessment, life cycle costing, indoor environment quality, as well as user behaviour and acceptance. Research should lead to innovative concepts for a systemic approach to retrofitting which integrates the most promising cost-effective technologies and materials, in order to reduce heat losses through the building envelope and also the energy consumption by ventilation and other energy distribution systems, while increasing the share of renewable energy in buildings.The new tools will help revalorisation of existing buildings in the long term, including the energy performance of the building as a factor of the total property value. This should be reflected in the definition of innovative business models where all relevant actors are involved, including public authorities and investors.Proposals should aim at maximizing the capacity of replication of the developed concepts and methods for integrated sustainable renovation. Large-scale market uptake should be addressed, for example by targeting buildings with similar use conditions and/or comparable blocks of buildings or districts in need for renovation.Proposals should show clear evidence of technical and financial viability of the solution through their application on real case demonstrations.Activities are expected to focus on Technology Readiness Levels 5 to 7 and to be centred around TRL 6. This topic addresses cross-KET activities.A significant participation of SMEs with R&amp;D capacities is encouraged.The Commission considers that proposals requesting a contribution from the EU between EUR 5 and 7 million would allow this specific challenge to be addressed appropriately. Nonetheless, this does not preclude submission and selection of proposals requesting other amounts.Proposals should include a business case and exploitation strategy, as outlined in the Introduction to the LEIT part of this Work Programme."</text:p>
          </table:table-cell>
          <table:table-cell office:value-type="string" calcext:value-type="string">
            <text:p>"theme"</text:p>
          </table:table-cell>
          <table:table-cell table:number-columns-repeated="1022"/>
        </table:table-row>
        <table:table-row table:style-name="ro10">
          <table:table-cell office:value-type="string" calcext:value-type="string">
            <text:p>"Proposals should develop advanced innovative high-density hybrid energy storage devices, targeting the efficient use and further increase of renewable energy in the built environment, and demonstrating its value in terms of flexibility in the energy systems. They should address both electrical and thermal applications and able to reach a rapid release.Such hybrid approaches encompass different aspects, which may be addressed separately or coherently:Research and innovation activities should address:Proposals are expected to cover the various aspects of the overall system, such as design, storage materials, interfaces with various components and auxiliaries (heat exchangers, reactor etc) and include monitoring and control of the overall technologies/ components (BEMS).Proposals should preferably include demonstration pilots for both residential and district connected buildings in at least two different climatic regions. They also need to integrate strategies for optimal interaction with the energy grid, and assess the value of this integration in view of flexibility in the energy system.Activities are expected to focus on Technology Readiness Levels 4 to 6.A significant participation of SMEs with R&amp;D capacities is encouraged.The Commission considers that proposals requesting a contribution from the EU between EUR 4 and 6 million would allow this specific challenge to be addressed appropriately. Nonetheless, this does not preclude submission and selection of proposals requiring other amounts.For residential buildings which are not connected to District Heating and Cooling.For residential buildings connected to District Heating and CoolingProposals should include a business case and exploitation strategy, as outlined in the Introduction to the LEIT part of this Work Programme."</text:p>
          </table:table-cell>
          <table:table-cell office:value-type="string" calcext:value-type="string">
            <text:p>"theme"</text:p>
          </table:table-cell>
          <table:table-cell table:number-columns-repeated="1022"/>
        </table:table-row>
        <table:table-row table:style-name="ro10">
          <table:table-cell office:value-type="string" calcext:value-type="string">
            <text:p>"Integration of energy harvesting approaches is a major challenge, in particular the development and integration of different renewable energy sources at building and district scale.The envelope should be considered as an active and/or adaptive skin that interacts with the external environment and strongly influences the building energy performance and indoor comfort. Indeed, in view of a large-scale deployment of nearly-zero energy solutions in existing buildings, besides reducing energy demand through highly insulating materials and reduction measures, the possibility to harvest energy in the building envelope is of great importance.The district dimension should be taken into account, both because of a higher potential for integration and optimisation of renewable energy sources, and because of the potential of additional energy harvesting approaches.Proposals should aim at maximising the harvesting of renewable energy (for heating, cooling, electricity, domestic hot water, etc.) at building and district scale (e.g. exploiting large renewable energy source installations and heating and cooling networks). Research results should contribute to drastic energy saving and CO2 emission reduction while enabling massive replication in low zero energy buildings and energy self-sufficient districts. the focus is on a cost-effective and easy installation in a wide variety of buildings and surroundings.Buildings are connected with various entities like suppliers and distribution system operators through different networks (internet, smart meter linked to the grid, energy storage systems, electric vehicles, etc.). Therefore, proposals should take into account an appropriate integration of monitoring and control systems for the developed solutions, combining, where relevant, additional functionalities such as safety and security.Proposals should be flexible enough to cope with different designs and architectural concepts, with components being especially shaped and integrating different material combinations (such as glass, pre-casted elements, membranes).The modular dimension is important to allow a cost-effective and easy installation in a wide variety of buildings and processing practices.Proposals should enable a reduction of maintenance and operation costs, in particular when many sensors and actuators are cost-effectively distributed throughout the envelope.Applicability in different geographical areas is important.Clear evidence of technical and economic viability should be provided by validating and demonstrating the proposed adaptable envelope in real case retrofitting projects.Activities are expected to focus on Technology Readiness Levels 5 to 7 and to be centred around TRL 6.A significant participation of SMEs with R&amp;D capacities is encouraged.The Commission considers that proposals requesting a contribution from the EU between 4 and 6 million would allow this specific challenge to be addressed appropriately. Nonetheless, this does not preclude submission and selection of proposals requiring other amounts.Proposals should include a business case and exploitation strategy, as outlined in the Introduction to the LEIT part of this Work Programme."</text:p>
          </table:table-cell>
          <table:table-cell office:value-type="string" calcext:value-type="string">
            <text:p>"theme"</text:p>
          </table:table-cell>
          <table:table-cell table:number-columns-repeated="1022"/>
        </table:table-row>
        <table:table-row table:style-name="ro10">
          <table:table-cell office:value-type="string" calcext:value-type="string">
            <text:p>"The most important benefit associated with the refurbishment of an existing building comes from improving the energy performance, which gives an essential contribution to reach the EU 2020 consumption goals, taking into account that buildings represent 40% of the energy use in the EU. A key challenge for its large-scale implementation is the necessity to manage a broader involvement of stakeholders representing different interests and different responsibilities influencing the potential solutions and actions. This regards not only the choice of technologies, but also the design and renovation methods, as well as a number of socio-economic issues.Nowadays, decentralised energy generation technologies have been demonstrated in a number of building applications in Europe and beyond but large scale uptake and business deployment of these technologies is still in its early stage. Currently, the renovation level is about 1.2% of the building stock in Europe per year and it should increase, according to the European Performance Building Directive (EPBD), to 2 - 3 % per year until 2030. Innovative business models which allow consumers and the market to invest with confidence in long term operation, maintenance, reliability and service levels need to be developed.Activities should focus on the benchmark and the assessment of innovative business models, evaluating different refurbishment packages enabling the selection of the most attractive and efficient ones for different building types (residential/District Heating Cooling connected) and climatic conditions, taking the maximum advantage of user behaviour and geo-clustering.Adequate assessment tools and the methodological challenges facing analyses addressing the issue of comprehensive analytical approaches in order to inform business decisions in this respect need to be discussed. Life cycle models as input to the decision making process in the feasibility phase of the renovation project also need to be considered.Proposals need to assess different highly resource-efficient business models for refurbishing buildings including the assessment of the possibilities provided by public procurement of innovative solutions, appropriate combinations of public and private funding, or only private funding. These concepts need to be developed taking into account the building owners, the socio-economic impacts, and the current EU crisis.Proposals should also develop effective methods for steering and governance especially paying attention to the local scale, including the variety of actions by cities and municipalities that can define obligations or encourage voluntary actions. In particular the business models developed should support the preparation of innovation-related public building procurements by local/regional/national authorities or at European level, taking into account the needs of the public sector with regard to high-performance buildings (new or retrofitted ones).The business models should cover the complete cycle as from the design phase of the building: decentralised energy generation technologies, integration, installation, commissioning, operation, servicing and maintenance, etc. In this framework, activities should cover business model design and optimisation, market and customer segmentation approaches for decentralised energy generation, consumer behaviour and decision driver research for optimising business model structures, supply chain and concept delivery optimisation, new earning models and financing mechanisms. In addition, proposers should also seek solutions to increase participation of stakeholders, considering methods to engage end users living in the buildings/neighbourhood and methods to increase the interest and commitment of building owners and market partners.Socio-economic impacts of refurbishment should be taken into account considering the possibly drastic effects of high renovation costs on house owners and tenants, and seeking possible solutions to reduce costs, as well as addressing the needed commitment by users to energy efficiency after renovation.Clear evidence of technical, environmental and economic viability should be provided. The possibility to engage municipalities planning to integrate renewable energy sources in the built environment could be an added value.This topic is particularly suitable for SMEs.The Commission considers that proposals requesting a contribution from the EU between EUR 500000 and 1 million would allow this specific challenge to be addressed appropriately. Nonetheless, this does not preclude submission and selection of proposals requesting other amounts."</text:p>
          </table:table-cell>
          <table:table-cell office:value-type="string" calcext:value-type="string">
            <text:p>"theme"</text:p>
          </table:table-cell>
          <table:table-cell table:number-columns-repeated="1022"/>
        </table:table-row>
        <table:table-row table:style-name="ro10">
          <table:table-cell office:value-type="string" calcext:value-type="string">
            <text:p>"Disruptions in the operation of our countries’ infrastructure may put at risk the functioning of our societies and their economies. Such disruptions may result from many kinds of hazards and physical and/or cyber-attacks on installations and systems. Recent events demonstrate the increased interconnection among the impact of hazards, of the two kinds of attacks and, conversely, the usefulness for operators to combine cyber and physical security-solutions to protect installations of the critical infrastructure of Europe: A comprehensive, yet installation-specific approach is needed to secure the integrity of existing or future, public or private, connected and interdependent installations. Since the global financial crisis has imposed unprecedented budgetary restrictions on both the public and private sectors, new security solutions must be more efficient and cost-effective than the ones currently available.Proposals should focus on one of the following critical infrastructures: Water Systems, Energy Infrastructure (power plants and distribution), Transport Infrastructure and means of transportation, Communication Infrastructure, Health Services, Financial Services.Proposals should cover: prevention, detection, response, and in case of failure, mitigation of consequences (including novel installation designs) over the life span of the infrastructure, with a view to achieving the security and resilience of all functions performed by the installations, and of neighbouring populations and the environment. They should not only address in details all aspects of both physical (e.g. bombing, plane or drone overflights and crashes, spreading of fires, floods, seismic activity, space radiations, etc.) and cyber threats and incidents, but also systemic security management issues and the combinations of physical and cyber threats and incidents, their interconnections, and their cascading effects. Innovative methods should be proposed for sharing information with the public in the vicinity of the installations, and the protection of rescue teams, security teams and monitoring teams.Only the installations not covered in 2016 will remain eligible in 2017. A list of topics that remain eligible in 2017 will be published in due time in the section "Topic Conditions &amp; Documents" for this topic on the Participant Portal.The participation of SMEs is strongly encouraged.In line with the EU's strategy for international cooperation in research and innovation[1] international cooperation is encouraged, and in particular with international research partners involved in ongoing discussions and workshops, with the European Commission. Legal entities established in countries not listed in General Annex A and international organisations will be eligible for funding only when the Commission deems participation of the entity essential for carrying out the action.The outcome of the proposal is expected to lead to development up to Technology Readiness Level (TRL) 7; please see part G of the General Annexes.Indicative budget: The Commission considers that proposals requesting a contribution from the EU of € 8million would allow this topic to be addressed appropriately. Nonetheless this does not preclude the submission and selection of proposals requesting other amounts.A maximum of one project will be selected per critical infrastructure listed in the “Scope” section of this topic over the 2016-2017 period.Short term:Medium termLong termContributions to relevant sectorial frameworks or regulatory initiatives.International cooperationSocio-economic science and humanities[1]COM(2012)497[2]https://ec.europa.eu/digital-single-market/en/cybersecurity-industry (subject to the final adoption by the College of the decision for the cPPP)"</text:p>
          </table:table-cell>
          <table:table-cell office:value-type="string" calcext:value-type="string">
            <text:p>"theme"</text:p>
          </table:table-cell>
          <table:table-cell table:number-columns-repeated="1022"/>
        </table:table-row>
        <table:table-row table:style-name="ro10">
          <table:table-cell office:value-type="string" calcext:value-type="string">
            <text:p>"Disruptions in the operation of our countries’ infrastructure may put at risk the functioning of our societies and their economies. Such disruptions may result from many kinds of hazards and physical and/or cyber-attacks on installations and systems. Recent events demonstrate the increased interconnection among the impact of hazards, of the two kinds of attacks and, conversely, the usefulness for operators to combine cyber and physical security-solutions to protect installations of the critical infrastructure of Europe: A comprehensive, yet installation-specific approach is needed to secure the integrity of existing or future, public or private, connected and interdependent installations. Since the global financial crisis has imposed unprecedented budgetary restrictions on both the public and private sectors, new security solutions must be more efficient and cost-effective than the ones currently available.Proposals should focus on one of the following critical infrastructures: Water Systems, Energy Infrastructure (power plants and distribution), Transport Infrastructure and means of transportation, Communication Infrastructure, Health Services, Financial Services.Proposals should cover: prevention, detection, response, and in case of failure, mitigation of consequences (including novel installation designs) over the life span of the infrastructure, with a view to achieving the security and resilience of all functions performed by the installations, and of neighbouring populations and the environment. They should not only address in details all aspects of both physical (e.g. bombing, plane or drone overflights and crashes, spreading of fires, floods, seismic activity, space radiations, etc.) and cyber threats and incidents, but also systemic security management issues and the combinations of physical and cyber threats and incidents, their interconnections, and their cascading effects. Innovative methods should be proposed for sharing information with the public in the vicinity of the installations, and the protection of rescue teams, security teams and monitoring teams.Only the installations not covered in 2016 will remain eligible in 2017. A list of topics that remain eligible in 2017 will be published in due time in the section "Topic Conditions &amp; Documents" for this topic on the Participant Portal.The participation of SMEs is strongly encouraged.In line with the EU's strategy for international cooperation in research and innovation[1] international cooperation is encouraged, and in particular with international research partners involved in ongoing discussions and workshops, with the European Commission. Legal entities established in countries not listed in General Annex A and international organisations will be eligible for funding only when the Commission deems participation of the entity essential for carrying out the action.The outcome of the proposal is expected to lead to development up to Technology Readiness Level (TRL) 7; please see part G of the General Annexes.Indicative budget: The Commission considers that proposals requesting a contribution from the EU of € 8million would allow this topic to be addressed appropriately. Nonetheless this does not preclude the submission and selection of proposals requesting other amounts.A maximum of one project will be selected per critical infrastructure listed in the “Scope” section of this topic over the 2016-2017 period.Short term:Medium termLong termContributions to relevant sectorial frameworks or regulatory initiatives.International cooperationSocio-economic science and humanities[1]COM(2012)497[2]https://ec.europa.eu/digital-single-market/en/cybersecurity-industry (subject to the final adoption by the College of the decision for the cPPP)"</text:p>
          </table:table-cell>
          <table:table-cell office:value-type="string" calcext:value-type="string">
            <text:p>"theme"</text:p>
          </table:table-cell>
          <table:table-cell table:number-columns-repeated="1022"/>
        </table:table-row>
        <table:table-row table:style-name="ro10">
          <table:table-cell office:value-type="string" calcext:value-type="string">
            <text:p>"The RISE scheme will promote international and inter-sector collaboration through research and innovation staff exchanges, and sharing of knowledge and ideas from research to market (and vice-versa).The scheme fosters a shared culture of research and innovation that welcomes and rewards creativity and entrepreneurship and helps to turn creative ideas into innovative products, services or processes.RISE involves organisations from the academic and non-academic sectors (in particular SMEs), based in Europe (EU Member States and Associated Countries) and outside Europe (third countries).Support is provided for the development of partnerships in the form of a joint research and innovation project. This is aimed at knowledge sharing via international as well as intersectoral mobility, based on secondments of research and innovation staff (exchanges) with an in-built return mechanism.The organisations constituting the partnership contribute directly to the implementation of a joint research and innovation project by seconding and/or hosting eligible staff members. Secondments shall always take place between legal entities independent from each other[1].RISE should exploit complementary competences of the participating organisations, as well as other synergies, and enable networking activities, organisation of workshops and conferences to facilitate sharing of knowledge, new skills acquisition and career development for research and innovation staff members.RISE projects can focus either on one dimension of mobility (intersectoral / international), or include a combination of both.Exchanges can be for both early-stage and experienced researchers' levels and can also include administrative, managerial and technical staff directly involved in the research and innovation activities of the proposal.Support for the exchanges between institutions within Europe (EU Member States and Associated Countries) covers only intersectoral secondments.Exchanges with institutions from and to third countries can be intersectoral as well as within the same sector.Secondments between institutions located in third countries or within the same EU Member State or Associated Country will not be supported.At staff member level:At organisation level:At system level:[1]Independence in the meaning of Article 8 of the Horizon 2020 Rules for Participation."</text:p>
          </table:table-cell>
          <table:table-cell office:value-type="string" calcext:value-type="string">
            <text:p>"theme"</text:p>
          </table:table-cell>
          <table:table-cell table:number-columns-repeated="1022"/>
        </table:table-row>
        <table:table-row table:style-name="ro10">
          <table:table-cell office:value-type="string" calcext:value-type="string">
            <text:p>"At present, the wide range of sectors, disciplines and actors involved in disaster risk management are not sufficiently interlinked, which prevents efficient response planning and the building of realistic multidisciplinary scenarios. Integrated tools need to be developed to support such actions. Stronger partnerships among research, policy, (research or monitoring) institutes, industry/SMEs communities and practitioners, in particular first responders, are required for better preparedness of societies to cope with complex crisis situations.Disaster risks (natural, accidental, or intentional) should be addressed in the context of:Response to emergency situations resulting from the materialisation of such risks requires inter-organisational coordination among many actors, and efficient coordination requires improved response planning and scenario building. This can only be achieved through the integration of support tools that can be used operationally by a large variety of decision-makers, back-office experts, and first responders. Such tools can build upon previous and ongoing FP7 projects and preliminary results from H2020 actions to avoid duplication, and should be demonstrated in representative and realistic environments and situations involving firefighting units, medical emergency services, police departments, and civil protection units.The participation of SMEs is strongly encouraged.In line with the EU's strategy for international cooperation in research and innovation[1] international cooperation is encouraged, and in particular with international research partners involved in ongoing discussions and workshops, with the European Commission. Legal entities established in countries not listed in General Annex A and international organisations will be eligible for funding only when the Commission deems participation of the entity essential for carrying out the action.The outcome of the proposal is expected to lead to development up to Technology Readiness Level (TRL) 7 or 8; please see part G of the General Annexes.Indicative budget: The Commission considers that proposals requesting a contribution from the EU of € 8million would allow for this topic to be addressed appropriately. Nonetheless this does not preclude submission and selection of proposals requesting other amounts.Short termMedium term[1]Intergovernmental Panel on Climate Change COM(2012)497[2]http://www.wcdrr.org/uploads/Sendai_Framework_for_Disaster_Risk_Reduction_2015-2030.pdf[3]Intergovernmental Panel on Climate Change COM(2012)497"</text:p>
          </table:table-cell>
          <table:table-cell office:value-type="string" calcext:value-type="string">
            <text:p>"theme"</text:p>
          </table:table-cell>
          <table:table-cell table:number-columns-repeated="1022"/>
        </table:table-row>
        <table:table-row table:style-name="ro10">
          <table:table-cell office:value-type="string" calcext:value-type="string">
            <text:p>"A major difficulty for civil protection actors to take proper, coordinated decisions for efficient actions (in relation with prevention, preparedness, surveillance, and in particular: response in times of crisis) results from insufficient situational awareness. This is even truer in the context of the EU Civil Protection mechanism[1]: reinforced cooperation across borders calls for improved cross-border situational awareness.Technologies close to maturity and prototype tools exist, including some issued from previous FP7 R&amp;D projects, that gather or provide data and information from a wide variety of sources useful to improve situational awareness in time of crisis. But no system that satisfactorily integrates these technologies and tools, and fuses these data and information, is available yet. Additionally, there is a theoretical framework which should be focused to understand the psychological, cultural, language and societal dimension of situational awareness in order to prevent, prepare and manage crisis situations.Situational awareness systems for EU, national, regional and local buyers should be cost effective and interoperable, integrate different technologies (sensors; sub-systems for surveillance, manned and unmanned systems, early warning systems, communication systems, satellite-based systems), result from public-private cooperation, and demonstrate resilience and relative self-sufficiency.Situational awareness systems need to be customizable by specific civil protection authorities, and adaptable to various risks and crisis scenarios (for instance: climate-related hazards, industrial accidents, earthquakes, biohazards, space weather events, etc.), especially in the context of cross-border cooperation. Where needed, the involvement of other first-responders should be sought (i.e. water management authorities for flooding situations), in order to ensure full interoperability of systems.The action will identify new and promising solutions, develop and agree on the core set of specifications of a specific system, on the roadmap for research still needed for its development, and the related tender documents upon which to base future (research services and system) procurements.The EU may contribute to subsequent actions (PCP, PPI, other types of funding, …) aiming at implementing tender procedures to develop, test and validate prototypes of such a system.In line with the EU's strategy for international cooperation in research and innovation[2] international cooperation is encouraged, and in particular with international research partners involved in ongoing discussions and workshops, with the European Commission. Legal entities established in countries not listed in General Annex A and international organisations will be eligible for funding only when the Commission deems participation of the entity essential for carrying out the action.For grants awarded under this topic SEC-02-DRS-2016, beneficiaries will be subject to the following additional obligations aiming to ensure exploitation of its results:The proposals must necessarily state the participants' commitment to make the standards, specifications, and all other relevant documents generated in the action available at actual cost of reproduction to any law enforcement or first responder organization established in an EU or EEA country.To ensure that the outcome of the CSA becomes also available to EU Member State national authorities as well as EU agencies not participating in the CSA for further procurement purposes, the proposal must necessarily state:(1). Agreement from participating procurement authorities to negotiate, in good faith and on a case-by-case basis, with non-participating procurement authorities that wish to procure a capability or a product fully or partly derived from the action, the use of the information required to run such a procurement process, and solely for that purpose.(2). Commitment from participating procurement authorities to consult with any legal entity generating information to be released for the purpose set out in paragraph (1), unless contrary to applicable legislation.(3). Commitment from participating procurement authorities to negotiate the use granted under paragraph (1) on Fair Reasonable and Non-Discriminatory (FRAND) terms.The respective option on additional exploitation obligations of Article 28.1 of the Model Grant Agreement will be applied.Indicative budget: The Commission considers that proposals requesting a contribution from the EU of € 1.5million would allow for this topic to be addressed appropriately. Nonetheless this does not preclude submission and selection of proposals requesting other amounts.Short/medium termLong termFurther to the CSA's successful achievement, the European Commission may consider calling for a PCP/PPI co-fund action in the future.[1]Decision 1313/2013 of the European Parliament and of the Council[2]COM(2012)497"</text:p>
          </table:table-cell>
          <table:table-cell office:value-type="string" calcext:value-type="string">
            <text:p>"theme"</text:p>
          </table:table-cell>
          <table:table-cell table:number-columns-repeated="1022"/>
        </table:table-row>
        <table:table-row table:style-name="ro10">
          <table:table-cell office:value-type="string" calcext:value-type="string">
            <text:p>"Recent incidents in Europe and worldwide recalled that biological toxins can be produced by laypersons or acquired illegally and intentionally released in a criminal act to harm people. While different technologies are available for toxin detection and analysis, recent findings have shown that the comparability of analytical results from different laboratories is poor, which cast severe doubts about the validation of current methods and about the overall validity of analytical data. This means that in case of a bioterrorist act using compounds such as e.g. ricin (or others such as abrin), saxitoxin, botulinum, neurotoxins, enterotoxins, etc. there is no guarantee that decisions to react are made based on data meeting basic quality requirements. The lack of quality assurance/quality control tools (e.g. certified reference materials of ricin, botulinum, etc.) and standard operating procedures hampers the validation and the EU-wide comparability of biological toxin measurement data. There is therefore a need to develop an EU-wide approach for enhancing validating analytical capacities for biological toxin measurements in case of bioterrorism threats, similarly to what exists regarding chemical threats.The large variability among families of biological toxins complicates their measurement and unambiguous identification in human specimens, and environmental or food samples. Toxins are rapidly metabolised and degraded after incorporation, limiting the time window for successful identification and forensic analysis. Proposals should develop quality control tools, as well as the Standard Operating Procedures necessary for establishing a mechanism to systematically validate laboratory-based measurement techniques, including sample preparation strategies and analyses made in-situ issued by mobile and quickly deployable laboratories, which should be proposed for adoption at EU level.Indicative budget: The Commission considers that proposals requesting a contribution from the EU of € 8million would allow for this topic to be addressed appropriately. Nonetheless this does not preclude submission and selection of proposals requesting other amounts.Short term: Mid term: Long term: "</text:p>
          </table:table-cell>
          <table:table-cell office:value-type="string" calcext:value-type="string">
            <text:p>"theme"</text:p>
          </table:table-cell>
          <table:table-cell table:number-columns-repeated="1022"/>
        </table:table-row>
        <table:table-row table:style-name="ro10">
          <table:table-cell office:value-type="string" calcext:value-type="string">
            <text:p>"So far each EU Member States has adopted its own (broadband) radio-communication system for security forces (police, first responders, etc.). Such systems are not necessarily compatible with each other. The EU has funded projects to help to overcome this issue, including a CSA (under Call DRS-18-2015) for buyers of such systems to develop the core set of specifications and tender documents to be used for national procurements, or the legal setting of alternate organisational solutions which remain to be implemented taking into account the requirements for interoperable next generation PPDR broadband communication systems.The SEC-04-DRS-2017 will be modified during the update of the 2017 Work Programme according to the following principles:If the above-mentioned CSA has foreseen to go along the way of establishing a new organization intended for taking EU-wide responsibilities a short Phase 0 may be needed:Phase 0: Legal establishment of the new organization, and transfer of the PCP contract from the consortium of buyers to this new organization.If the above-mentioned CSA does not foresee the need for establishing a new organization, Phase 0 will be skipped, and the PCP would start with:Phase 1: Plan and implement the tender procedures, based on the set of specifications and tender documents delivered by the CSA launched under Call DRS-18-2015 and available upon request to the European Commission, for procuring:Phase 2: Establishment of a (networked) validation centre equipped with these instruments. Sustainability of the Validation Centre beyond the lifetime of the project should be addressed, both with respect to its legal status and its funding sources.Phase 3: Testing and validation of the prototype components of the foreseen communication systemPhase 4: Demonstration of the foreseen communication system in a multidisciplinary (firefighters, police departments, medical emergency services, etc.), international (involving practitioners from at least 10 Member States or Associated countries), and realistic scenario.For grants awarded under this topic SEC-04-DRS-2017, beneficiaries will be subject to the following additional obligations aiming to ensure exploitation of its results:To ensure that the outcome of the PCP action becomes also available to EU Member State national authorities as well as EU agencies not participating in the PCP for further procurement purposes, the proposal must necessarily state:(1). Agreement from participating procurement authorities to negotiate, in good faith and on a case-by-case basis, with non-participating procurement authorities that wish to procure a capability or a product fully or partly derived from the PCP action, the use of the information required to run such a procurement process, and solely for that purpose.(2). Commitment from participating procurement authorities to consult with any legal entity generating information to be released for the purpose set out in paragraph (1), unless contrary to applicable legislation.(3). Commitment from participating procurement authorities to negotiate the use granted under paragraph (1) on Fair Reasonable and Non-Discriminatory (FRAND) terms.The respective option on additional exploitation obligations of Article 28.1 of the Model Grant Agreement will be applied.The outcome of the proposal is expected to lead to development up to Technology Readiness Level (TRL) 8; please see part G of the General Annexes.Indicative budget: The Commission considers that proposals requesting a contribution from the EU of € 10million would allow for this topic to be addressed appropriately. Nonetheless this does not preclude submission and selection of proposals requesting other amounts.Established EU-interoperable broadband radio communication system for public safety and security, providing better services to first responders and police agencies and allowing shorter reaction times to prevent from casualties or victims, deployed by 2025.For this impact to be as large as possible across the EU, special conditions have been attached to the CSA launched under Call DRS-18-2015 as regards access to standards, specifications, and all other relevant documents.This activity directly aimed at supporting the development and implementation of evidence base for R&amp;I policies and supporting various groups of stakeholders is excluded from the delegation to the Research Executive Agency and will be implemented by the Commission services"</text:p>
          </table:table-cell>
          <table:table-cell office:value-type="string" calcext:value-type="string">
            <text:p>"theme"</text:p>
          </table:table-cell>
          <table:table-cell table:number-columns-repeated="1022"/>
        </table:table-row>
        <table:table-row table:style-name="ro10">
          <table:table-cell office:value-type="string" calcext:value-type="string">
            <text:p>"Technologies and innovations in the field of CBRN are developed by SMEs or larger companies which often face difficulties in bringing them to markets: because they address local, small niche markets; or because these SMEs have neither the capabilities nor the strategic objective to go for foreign markets; or because the individual technologies that they develop can make it to the market only if integrated and combined with other tools by other companies that have the capabilities and the strategy to market its products abroad, and possibly on the global market.Such synergies among companies are not frequent in the area of CBRN technologies, which is to the detriment of industrial competitiveness, and which limits considerably the offer made to the practitioners if one compares with the actual technological state-of-the-art.A CBRN cluster could articulate two kinds of actions:Part a) (2016): A CSA supported by a "complementary grant"[1] will gather the largest number of European companies capable and willing to market their products globally (e.g. companies producing integrated equipment for First Responder's, CBRN software systems, detectors, decontaminators, waste management and encapsulation equipment). The participants in the CSA will provide platforms (toolkits and systems in the field of CBRN) in which to integrate the technologies and innovations developed by other companies under Part B). They will develop interfaces with financial institutions potentially interested in the sector, including through InnovFin instruments and accompanying measures. [2] The CSA will issue a list of technologies that need to be developed with a view to integrating them into the platforms, possibly building upon the inventory developed by the EDEN project[3] once made public. The CSA will deliver the first version of the catalogue on time for use in the implementation of Part b). The participants in the CSA will provide commercial and other services enabling access to the global market for the results of the RIA selected for support under Part b). The CSA will report publicly on its discussions, and assess and provide feedback on the impact of the business deals implemented with the research and innovation activities led by SMEs under Part b) of this topic.Part b) (2017): Several RIA aiming at research and development of novel CBRN technologies and innovations identified in the above-mentioned catalogue will be selected by the European Commission. Each of these actions will be led by an SME. Each consortium implementing such a RIA must not only establish a consortium agreement among its members, but also a collaboration agreement with the participants in the CSA supported through Part a). Such a collaboration agreement must settle how the results from the RIA will be exploited and integrated into platforms managed by the CSA.The outcome of the proposal is expected to lead to development up to Technology Readiness Level (TRL) 4 to 7 for the RIA under part b); please see part G of the General Annexes.Indicative budget: The Commission considers that proposals requesting a contribution from the EU of about € 2 million per action in 2016 and about € 3.5 million per action in 2017 would allow for this topic to be addressed appropriately. Nonetheless this does not preclude submission and selection of proposals requesting other amounts.The following options of the Model Grant Agreement will be implemented:The larger the number of European companies involved in the CSA, the higher its impact will be.In 2016 only, this activity directly aimed at supporting the development and implementation of evidence base for R&amp;I policies and supporting various groups of stakeholders is excluded from the delegation to the Research Executive Agency and will be implemented by the Commission services.[1]See Model Grant Agreement[2]http://ec.europa.eu/programmes/horizon2020/en/news/innovfin-%E2%80%93-eu-finance-innovators-new-financial-instruments-help-innovative-firms-access-finance[3]https://www.eden-security-fp7.eu/[4]http://ec.europa.eu/research/participants/data/ref/h2020/grants_manual/amga/h2020-amga_en.pdf[5]http://ec.europa.eu/research/participants/data/ref/h2020/grants_manual/amga/h2020-amga_en.pdf"</text:p>
          </table:table-cell>
          <table:table-cell office:value-type="string" calcext:value-type="string">
            <text:p>"theme"</text:p>
          </table:table-cell>
          <table:table-cell table:number-columns-repeated="1022"/>
        </table:table-row>
        <table:table-row table:style-name="ro10">
          <table:table-cell office:value-type="string" calcext:value-type="string">
            <text:p>"Technologies and innovations in the field of CBRN are developed by SMEs or larger companies which often face difficulties in bringing them to markets: because they address local, small niche markets; or because these SMEs have neither the capabilities nor the strategic objective to go for foreign markets; or because the individual technologies that they develop can make it to the market only if integrated and combined with other tools by other companies that have the capabilities and the strategy to market its products abroad, and possibly on the global market.Such synergies among companies are not frequent in the area of CBRN technologies, which is to the detriment of industrial competitiveness, and which limits considerably the offer made to the practitioners if one compares with the actual technological state-of-the-art.A CBRN cluster could articulate two kinds of actions:Part a) (2016): A CSA supported by a "complementary grant"[1] will gather the largest number of European companies capable and willing to market their products globally (e.g. companies producing integrated equipment for First Responder's, CBRN software systems, detectors, decontaminators, waste management and encapsulation equipment). The participants in the CSA will provide platforms (toolkits and systems in the field of CBRN) in which to integrate the technologies and innovations developed by other companies under Part B). They will develop interfaces with financial institutions potentially interested in the sector, including through InnovFin instruments and accompanying measures. [2] The CSA will issue a list of technologies that need to be developed with a view to integrating them into the platforms, possibly building upon the inventory developed by the EDEN project[3] once made public. The CSA will deliver the first version of the catalogue on time for use in the implementation of Part b). The participants in the CSA will provide commercial and other services enabling access to the global market for the results of the RIA selected for support under Part b). The CSA will report publicly on its discussions, and assess and provide feedback on the impact of the business deals implemented with the research and innovation activities led by SMEs under Part b) of this topic.Part b) (2017): Several RIA aiming at research and development of novel CBRN technologies and innovations identified in the above-mentioned catalogue will be selected by the European Commission. Each of these actions will be led by an SME. Each consortium implementing such a RIA must not only establish a consortium agreement among its members, but also a collaboration agreement with the participants in the CSA supported through Part a). Such a collaboration agreement must settle how the results from the RIA will be exploited and integrated into platforms managed by the CSA.The outcome of the proposal is expected to lead to development up to Technology Readiness Level (TRL) 4 to 7 for the RIA under part b); please see part G of the General Annexes.Indicative budget: The Commission considers that proposals requesting a contribution from the EU of about € 2 million per action in 2016 and about € 3.5 million per action in 2017 would allow for this topic to be addressed appropriately. Nonetheless this does not preclude submission and selection of proposals requesting other amounts.The following options of the Model Grant Agreement will be implemented:The larger the number of European companies involved in the CSA, the higher its impact will be.In 2016 only, this activity directly aimed at supporting the development and implementation of evidence base for R&amp;I policies and supporting various groups of stakeholders is excluded from the delegation to the Research Executive Agency and will be implemented by the Commission services.[1]See Model Grant Agreement[2]http://ec.europa.eu/programmes/horizon2020/en/news/innovfin-%E2%80%93-eu-finance-innovators-new-financial-instruments-help-innovative-firms-access-finance[3]https://www.eden-security-fp7.eu/[4]http://ec.europa.eu/research/participants/data/ref/h2020/grants_manual/amga/h2020-amga_en.pdf[5]http://ec.europa.eu/research/participants/data/ref/h2020/grants_manual/amga/h2020-amga_en.pdf"</text:p>
          </table:table-cell>
          <table:table-cell office:value-type="string" calcext:value-type="string">
            <text:p>"theme"</text:p>
          </table:table-cell>
          <table:table-cell table:number-columns-repeated="1022"/>
        </table:table-row>
        <table:table-row table:style-name="ro10">
          <table:table-cell office:value-type="string" calcext:value-type="string">
            <text:p>"Radicalisation leading to violent acts can have a huge impact on the society and its citizens: politically (seeding division between communities), economically, emotionally, and in terms of security. The roots of radicalisation are not well-known, whilst well-targeted response to emerging challenges of violent extremism cannot be developed without a full understanding of what drives the process of radicalisation and of how individuals may react to countermeasures. Also, terrorist groups and extremists are capitalising on advances in technology to spread propaganda and radical behaviours, but traditional law enforcement techniques are insufficient to deal with these new, evolving trends in radicalisation. The key in democratic societies is to ensure citizens’ rights to free thought – even radical thought – while protecting society from the fallout of illegal actions from violent radicalised groups and individuals.Terrorism in Europe now finds its inspiration in a larger variety of ideologies, as described in the 2013 Europol TE-Sat report: nationalist, anarchist, separatist, violent left-wing or right-wing ideologies, or Al Qaida- or Daesh-inspired ideologies.Preventing and countering radicalisation must engage the whole of society, and requires a holistic treatment, and a multidisciplinary approach.Factors constituting a violent radicalisation process can be many: familial, social, gender-based, socio-economical, psychological, religious, ideological, historical, cultural, political, propaganda-, social media- or internet-based. Events and conditions leading a person from ideas to violent action are also numerous, and mechanisms so complex that they need to be broken down to be understood.Radicalised individuals, including recent converts, Europeans or foreigners, get organized in various ways: centralised and hierarchical organisations; networks; smaller groups based in Europe or on foreign territories; cells; and lone actors operating in a more unconstrained and unpredictable way. It is important to understand how networks and groups act towards the violent radicalisation of individuals.Further to the recommendations of the Radicalisation Awareness Network, and to the work undertaken in the ongoing FP7 and other projects in the area, a better understanding of the causes and processes may lead to innovative, ethical solutions to counter violent actions taken by radicalized male or female individuals (policies for preventing violent extremism; counter-communication disseminated either online (YouTube, special forums, Twitter etc.) or offline (in the classroom or in one-to-one interventions for example), since preventing violent radicalisation is also about winning the hearts and minds and countering extremist propaganda; surveillance, investigation, and protection techniques; forensic tools), whilst preserving the fundamentals rights of the citizens.While Societal Challenge 6 mainly focuses on studying the phenomenon of radicalization, in order to provide input to the successive policy-making, proposals under this topic should focus on developing policy recommendations and practical solutions to be implemented by security end-users.In line with the EU's strategy for international cooperation in research and innovation[1] international cooperation is encouraged, and in particular with international research partners involved in ongoing discussions and workshops, with the European Commission. Legal entities established in countries not listed in General Annex A and international organisations will be eligible for funding only when the Commission deems participation of the entity essential for carrying out the action.Indicative budget: The Commission considers that proposals requesting a contribution from the EU of € 3million would allow for this topic to be addressed appropriately. Nonetheless this does not preclude submission and selection of proposals requesting other amounts.As a result of this action, security policy-makers and law enforcement agencies should benefit from a full set of policy recommendations and tools aimed at improving their ability to prevent and detect radicalisation by national and local security practitioners in a timely manner, i.e. before individuals turn towards violent, criminal or terrorists acts, including:[1]COM(2012)497"</text:p>
          </table:table-cell>
          <table:table-cell office:value-type="string" calcext:value-type="string">
            <text:p>"theme"</text:p>
          </table:table-cell>
          <table:table-cell table:number-columns-repeated="1022"/>
        </table:table-row>
        <table:table-row table:style-name="ro10">
          <table:table-cell office:value-type="string" calcext:value-type="string">
            <text:p>"The European Union (EU) consists of more than 500 million people across the twenty-eight countries which make up the Union. Economic growth, together with the opportunities provided by a free and democratic society based on the rule of law, generate prosperity amongst Europe's citizens who benefit from increased mobility across national borders, and from globalized communication and finance infrastructure – but with such opportunities also come risks, as terrorists and criminals seek to pursue destructive and malicious ends. There are a number of significant common threats which have a cross-border impact on security and safety within the EU[1], and security has become a key factor in ensuring a high quality of life in the European society and in protecting our critical infrastructures through preventing and tackling common threats. The European Union must prevent, and if necessary investigate and mitigate the impact of criminal acts, whilst protecting fundamental rights of its citizens. The consistent efforts made by the EU Member States and the Union to that effect are not enough, especially when criminal groups and their activities expand far beyond national borders.The Lisbon Treaty enables the EU to act to develop Europe as an area of justice, freedom and security. The new European Agenda on Security underlines that, an EU-wide approach to security, integrating prevention, investigation and mitigation capabilities in the area of fight against crime is increasingly required.The definition of a European Security Model which builds upon the analysis of the human factors[2], at the roots of the design of security strategies and methodologies, is needed. Such a Model would encompass: the development of a common understanding of security issues among EU security practitioners, as well as of the causes and effects of insecurity among EU citizens; common EU methodologies to be implemented by security practitioners (about enhancing prevention and anticipation and/or the timely involvement of all the actors that have a role in protection from the political, economic and social scene).The globalization of communications and finance infrastructure allows for cybercrime to develop, and corruption and financial crime to take new forms. Cyber criminality is a phenomenon by which criminal acts with new tools and within a new environment, which is not satisfactorily understood, nor properly addressed. The same applies to the innovative technologies and methodologies for financial crime. Law Enforcement Agencies need new equipment to counter such developments.Proposals should address only one of the following aspects:Sub-topic 1.New methods for the protection of crowds during mass gatherings;Sub-topic 2.New methods to prevent, investigate and mitigate cybercriminal behaviours;Sub-topic 3.New methods to prevent, investigate and mitigate corruption and financial crime to fight the infiltration of organised crime in the European Union (licit) economy;Sub-topic 4.New methods to prevent, investigate and mitigate high impact petty crimes;Sub-topic 5.New methods to prevent, investigate and mitigate high impact domestic violence.Only the sub-topics not covered in 2016 will remain eligible in 2017. A list of topics that remain eligible in 2017 will be published in due time in the section "Topic Conditions &amp; Documents" for this topic on the Participant PortalIn line with the EU's strategy for international cooperation in research and innovation[3] international cooperation is encouraged, and in particular with international research partners involved in ongoing discussions and workshops, with the European Commission. Legal entities established in countries not listed in General Annex A and international organisations will be eligible for funding only when the Commission deems participation of the entity essential for carrying out the action.Indicative budget: The Commission considers that proposals requesting a contribution from the EU of € 3million would allow for this topic to be addressed appropriately. Nonetheless this does not preclude submission and selection of proposals requesting other amounts.The EU law enforcement agencies will benefit from improving and consolidating knowledge about security problems and their remedies.In detail, and for each sub-topic: The societal dimension of fight against crime and terrorism must be at the core of the activities proposed within this topic.[1]European Agenda for Security COM(2015) 185 final[2]Includes societal factors.[3]COM(2012)497"</text:p>
          </table:table-cell>
          <table:table-cell office:value-type="string" calcext:value-type="string">
            <text:p>"theme"</text:p>
          </table:table-cell>
          <table:table-cell table:number-columns-repeated="1022"/>
        </table:table-row>
        <table:table-row table:style-name="ro10">
          <table:table-cell office:value-type="string" calcext:value-type="string">
            <text:p>"The European Union (EU) consists of more than 500 million people across the twenty-eight countries which make up the Union. Economic growth, together with the opportunities provided by a free and democratic society based on the rule of law, generate prosperity amongst Europe's citizens who benefit from increased mobility across national borders, and from globalized communication and finance infrastructure – but with such opportunities also come risks, as terrorists and criminals seek to pursue destructive and malicious ends. There are a number of significant common threats which have a cross-border impact on security and safety within the EU[1], and security has become a key factor in ensuring a high quality of life in the European society and in protecting our critical infrastructures through preventing and tackling common threats. The European Union must prevent, and if necessary investigate and mitigate the impact of criminal acts, whilst protecting fundamental rights of its citizens. The consistent efforts made by the EU Member States and the Union to that effect are not enough, especially when criminal groups and their activities expand far beyond national borders.The Lisbon Treaty enables the EU to act to develop Europe as an area of justice, freedom and security. The new European Agenda on Security underlines that, an EU-wide approach to security, integrating prevention, investigation and mitigation capabilities in the area of fight against crime is increasingly required.The definition of a European Security Model which builds upon the analysis of the human factors[2], at the roots of the design of security strategies and methodologies, is needed. Such a Model would encompass: the development of a common understanding of security issues among EU security practitioners, as well as of the causes and effects of insecurity among EU citizens; common EU methodologies to be implemented by security practitioners (about enhancing prevention and anticipation and/or the timely involvement of all the actors that have a role in protection from the political, economic and social scene).The globalization of communications and finance infrastructure allows for cybercrime to develop, and corruption and financial crime to take new forms. Cyber criminality is a phenomenon by which criminal acts with new tools and within a new environment, which is not satisfactorily understood, nor properly addressed. The same applies to the innovative technologies and methodologies for financial crime. Law Enforcement Agencies need new equipment to counter such developments.Proposals should address only one of the following aspects:Sub-topic 1.New methods for the protection of crowds during mass gatherings;Sub-topic 2.New methods to prevent, investigate and mitigate cybercriminal behaviours;Sub-topic 3.New methods to prevent, investigate and mitigate corruption and financial crime to fight the infiltration of organised crime in the European Union (licit) economy;Sub-topic 4.New methods to prevent, investigate and mitigate high impact petty crimes;Sub-topic 5.New methods to prevent, investigate and mitigate high impact domestic violence.Only the sub-topics not covered in 2016 will remain eligible in 2017. A list of topics that remain eligible in 2017 will be published in due time in the section "Topic Conditions &amp; Documents" for this topic on the Participant PortalIn line with the EU's strategy for international cooperation in research and innovation[3] international cooperation is encouraged, and in particular with international research partners involved in ongoing discussions and workshops, with the European Commission. Legal entities established in countries not listed in General Annex A and international organisations will be eligible for funding only when the Commission deems participation of the entity essential for carrying out the action.Indicative budget: The Commission considers that proposals requesting a contribution from the EU of € 3million would allow for this topic to be addressed appropriately. Nonetheless this does not preclude submission and selection of proposals requesting other amounts.The EU law enforcement agencies will benefit from improving and consolidating knowledge about security problems and their remedies.In detail, and for each sub-topic: The societal dimension of fight against crime and terrorism must be at the core of the activities proposed within this topic.[1]European Agenda for Security COM(2015) 185 final[2]Includes societal factors.[3]COM(2012)497"</text:p>
          </table:table-cell>
          <table:table-cell office:value-type="string" calcext:value-type="string">
            <text:p>"theme"</text:p>
          </table:table-cell>
          <table:table-cell table:number-columns-repeated="1022"/>
        </table:table-row>
        <table:table-row table:style-name="ro10">
          <table:table-cell office:value-type="string" calcext:value-type="string">
            <text:p>"Trace evidence are essential for law enforcement and justice. Forensic investigations of trace evidence contribute to the reconstruction of crimes. Answers to how and when a trace was deposited may already be of great help in the initial phase of investigation, provided that such answers become quickly available, and at an acceptable cost.As for DNA trace, the additional challenge is to build up an image of an unknown perpetrator of a crime, drawing from as many traces and sources and as fast as possible (preferably directly at the crime site), within legal frameworks and ethical rules.The forensic community still requires:a) In the specific area of trace qualification: b) Alternatively, in the specific area of DNA extended exploitation: In addition, regarding both a) and b), proposals need: to address the issue of admissibility of evidence once securely transmitted to and from forensic experts in the field or in laboratories; to propose curricula for the training forensic investigators to use these new tools, techniques and methods; to propose methodologies to compare results produced by forensic organizations across Europe to contribute to the EU-wide consistency of forensic work.In line with the EU's strategy for international cooperation in research and innovation[1] international cooperation is encouraged, and in particular with international research partners involved in ongoing discussions and workshops, with the European Commission. Legal entities established in countries not listed in General Annex A and international organisations will be eligible for funding only when the Commission deems participation of the entity essential for carrying out the action.The outcome of the proposal is expected to lead to development up to Technology Readiness Level (TRL) 5; please see part G of the General Annexes.Indicative budget: The Commission considers that proposals requesting a contribution from the EU of € 5million would allow for this topic to be addressed appropriately. Nonetheless this does not preclude submission and selection of proposals requesting other amounts.All proposals should contribute to:Short/medium term:Long term:In addition:[1]COM(2012)497"</text:p>
          </table:table-cell>
          <table:table-cell office:value-type="string" calcext:value-type="string">
            <text:p>"theme"</text:p>
          </table:table-cell>
          <table:table-cell table:number-columns-repeated="1022"/>
        </table:table-row>
        <table:table-row table:style-name="ro10">
          <table:table-cell office:value-type="string" calcext:value-type="string">
            <text:p>"Since 2011 the EU has developed a vision about European Forensic Science 2020 including the creation of a European Forensic Science Area and the development of forensic science infrastructure in Europe.[1]A wide, heterogeneous, variety of forensic tools are in use or being developed across Europe, making the comparison and exchange of information among forensic laboratories difficult and sometimes impossible, which limits the use of forensic data in cross-border investigations, and in foreign courts. Forensic data need to be quickly available, at an acceptable cost, across borders.The most promising forensic techniques need to be developed further, and brought up from experiment to a toolkit usable on a daily basis across Europe. This can be achieved if forensic laboratories from a broad variety of EU countries with diverse legal systems agree on common technical standards and join forces along the following steps:Phase 0: To prepare an inventory of forensic technologies already available at TRL 4 or 5, and to identify, within all areas covered by the various ENFSI working groups (http://www.enfsi.eu/), a subset of technologies to be brought at TRL 8;Phase 1: To prepare the tenders packages for calls for tenders to build prototypes of a toolkit integrating the above-mentioned subset of technologies, that can be used across Europe; To develop EU-wide benchmarks and validation methods for forensic technologies;Phase 2: To implement the calls for tenders to generate 2 prototype toolkits from 2 different sources;Phase 3: To benchmark and validate the 2 toolkits against the methods developed during Phase 1;Phase 4: To draft a curriculum for pan European training in forensic technologies, and to plan for its assessment across Europe; to initiate the EU-wide certification of the toolkits based on the results of Phase 3.For grants awarded under this topic SEC-09-FCT-2017, beneficiaries will be subject to the following additional obligations aiming to ensure exploitation of its results:To ensure that the outcome of the PCP action becomes also available to EU Member State national authorities as well as EU agencies not participating in the PCP for further procurement purposes, the proposal must necessarily state:(1). Agreement from participating procurement authorities to negotiate, in good faith and on a case-by-case basis, with non-participating procurement authorities that wish to procure a capability or a product fully or partly derived from the PCP action, the use of the information required to run such a procurement process, and solely for that purpose.(2). Commitment from participating procurement authorities to consult with any legal entity generating information to be released for the purpose set out in paragraph (1), unless contrary to applicable legislation.(3). Commitment from participating procurement authorities to negotiate the use granted under paragraph (1) on Fair Reasonable and Non-Discriminatory (FRAND) terms.The respective option on additional exploitation obligations of Article 28.1 of the Model Grant Agreement will be applied.The outcome of the proposal is expected to lead to development up to Technology Readiness Level (TRL) 8; please see part G of the General Annexes.Indicative budget: The Commission considers that proposals requesting a contribution from the EU of € 10million would allow for this topic to be addressed appropriately. Nonetheless this does not preclude submission and selection of proposals requesting other amounts.Medium term:Long term:This activity directly aimed at supporting the development and implementation of evidence base for R&amp;I policies and supporting various groups of stakeholders is excluded from the delegation to the Research Executive Agency and will be implemented by the Commission services[1]http://www.consilium.europa.eu/uedocs/cms_data/docs/pressdata/en/jha/126875.pdf"</text:p>
          </table:table-cell>
          <table:table-cell office:value-type="string" calcext:value-type="string">
            <text:p>"theme"</text:p>
          </table:table-cell>
          <table:table-cell table:number-columns-repeated="1022"/>
        </table:table-row>
        <table:table-row table:style-name="ro10">
          <table:table-cell office:value-type="string" calcext:value-type="string">
            <text:p>"Research undertaken in recent years has proposed innovative approaches for the detection of precursors of explosives, drugs, and more generally speaking substances threatening the security of the citizens. Such approaches often require the installation of networks of sensors throughout urban areas. Utility networks, which are well developed in such areas, could be both sources of information through the analysis of the substance that they transport/provide (e.g. energy consumption, characteristics of used waters) or of their environment (e.g. quality of air, etc.). They can constitute networked (mobile) platforms for sensors, but this potential remains largely untapped.Proposals should address the deployment of detection systems in large and medium cities, in existing networks, or a combination of such networks, for instance for the detection of explosive precursors and illegal chemicals (drugs). Proposals shall address sewage networks and quality of air monitoring networks, and may address other networks. The experiment should last a significant period of time (at least two years).Proposals should also provide for a mobile platform equipped to ascertain the composition and location of suspicious measurements, once data have been provided by the networked detection systems.Proposals should provide for the prototype of a system controlling the detection systems and capable of fusing data provided by a variety of such networks, and of interfacing with other networks, pay particular attention to ethical issues raised when using such systems, and address the sustainability of such systems.Whereas activities will have an exclusive focus on civil applications, coordination with the activities of the European Defence Agency (EDA) may be considered with possible synergies being established with projects funded by the EDA programmes. The complementarity of such synergies should be described comprehensively. On-going cooperation should be taken into account.Proposers for this topic should look for an enhanced SME participation.The outcome of the proposal is expected to lead to development up to Technology Readiness Level (TRL) 7 to 8 for the sensors deployed; 6 for the control and information system, and the mobile platform; please see part G of the General Annexes.Indicative budget: The Commission considers that proposals requesting a contribution from the EU of € 8million would allow for this topic to be addressed appropriately. Nonetheless this does not preclude submission and selection of proposals requesting other amounts.Short term:Medium/Long term:"</text:p>
          </table:table-cell>
          <table:table-cell office:value-type="string" calcext:value-type="string">
            <text:p>"theme"</text:p>
          </table:table-cell>
          <table:table-cell table:number-columns-repeated="1022"/>
        </table:table-row>
        <table:table-row table:style-name="ro10">
          <table:table-cell office:value-type="string" calcext:value-type="string">
            <text:p>"Extensive research has developed, in recent years, methods and techniques to enhance support to those involved in countering explosive threats, including efforts to counter Improvised Explosive Devices (IED) and Home-Made Explosives (HMEs). But up until now, no comprehensive research has assessed the effectiveness, the efficiency and the cost of the combination of these methods and techniques (including those developed outside of these civilian sphere) to stop the threat at some point in time before the attack.Innovative approaches are required to: assess the effectiveness of the methods and techniques used to counter a threat at certain point in time of the plot, against credible scenarios based on real cases; assess how to best combine methods and techniques along the timeline of a plot; identify methods and techniques able to fill in existing gaps.Methods and techniques to be considered include:Scenarios should take into account the type of explosive (e.g. home-made, conventional) and the means of transit and deployment (e.g. person-borne, vehicle-borne, left baggage), as both factors influence how effective a given combination of methods or technologies can be. No technological development is foreseen, but rather operational research undertaken in close cooperation with practitioners and building, among others, upon the work of relevant FP7 projects, of the European Network on the Detection of Explosives (NDE), and of successive activities. The results of the action should serve as a basis for the future development of new and innovative detection techniques on explosives to create a step change from current methods and technologies.Whereas activities will have an exclusive focus on civil applications, coordination with the activities of the European Defence Agency (EDA) may be considered with possible synergies being established with projects funded by the EDA programmes. The complementarity of such synergies should be described comprehensively. On-going cooperation should be taken into account.Indicative budget: The Commission considers that proposals requesting a contribution from the EU of € 5 million would allow for this topic to be addressed appropriately. Nonetheless this does not preclude submission and selection of proposals requesting other amounts.Short term:Medium/Long term:"</text:p>
          </table:table-cell>
          <table:table-cell office:value-type="string" calcext:value-type="string">
            <text:p>"theme"</text:p>
          </table:table-cell>
          <table:table-cell table:number-columns-repeated="1022"/>
        </table:table-row>
        <table:table-row table:style-name="ro10">
          <table:table-cell office:value-type="string" calcext:value-type="string">
            <text:p>"Organized crime and terrorist organizations are often at the forefront of technological innovation in planning, executing and concealing their criminal activities and the revenues stemming from them. Law Enforcement Agencies (LEAs) are often lagging behind when tackling criminal activities supported by "advanced" technologies.Sub-topic: 1.cyber-crime: virtual/crypto currencies des-anonymisation/tracing/impairing where they support underground markets in the darknet.Sub-topic: 2.detection and neutralization of rogue/suspicious light drone/UAV flying over restricted areas, and involving as beneficiaries, where appropriate, the operators of infrastructureSub-topic: 3.video analysis in the context of legal investigationSub-topic: Others.Proposals in additional areas (Sub-topic: “Others”) are welcome, provided that it involves a sufficient number of LEAs (see eligibility criteria).Only the sub-topics not covered in 2016 will remain eligible in 2017. A list of topics that remain eligible in 2017 will be published in due time in the section "Topic Conditions &amp; Documents" for this topic on the Participant Portal.The outcome of the proposal is expected to lead to development up to Technology Readiness Level (TRL) 6; please see part G of the General Annexes.Indicative budget: The Commission considers that proposals requesting a contribution from the EU of € 5million would allow for this topic to be addressed appropriately. Nonetheless this does not preclude submission and selection of proposals requesting other amounts.Short term:Medium/Long term:"</text:p>
          </table:table-cell>
          <table:table-cell office:value-type="string" calcext:value-type="string">
            <text:p>"theme"</text:p>
          </table:table-cell>
          <table:table-cell table:number-columns-repeated="1022"/>
        </table:table-row>
        <table:table-row table:style-name="ro10">
          <table:table-cell office:value-type="string" calcext:value-type="string">
            <text:p>"Organized crime and terrorist organizations are often at the forefront of technological innovation in planning, executing and concealing their criminal activities and the revenues stemming from them. Law Enforcement Agencies (LEAs) are often lagging behind when tackling criminal activities supported by "advanced" technologies.Sub-topic: 1.cyber-crime: virtual/crypto currencies des-anonymisation/tracing/impairing where they support underground markets in the darknet.Sub-topic: 2.detection and neutralization of rogue/suspicious light drone/UAV flying over restricted areas, and involving as beneficiaries, where appropriate, the operators of infrastructureSub-topic: 3.video analysis in the context of legal investigationSub-topic: Others.Proposals in additional areas (Sub-topic: “Others”) are welcome, provided that it involves a sufficient number of LEAs (see eligibility criteria).Only the sub-topics not covered in 2016 will remain eligible in 2017. A list of topics that remain eligible in 2017 will be published in due time in the section "Topic Conditions &amp; Documents" for this topic on the Participant Portal.The outcome of the proposal is expected to lead to development up to Technology Readiness Level (TRL) 6; please see part G of the General Annexes.Indicative budget: The Commission considers that proposals requesting a contribution from the EU of € 5million would allow for this topic to be addressed appropriately. Nonetheless this does not preclude submission and selection of proposals requesting other amounts.Short term:Medium/Long term:"</text:p>
          </table:table-cell>
          <table:table-cell office:value-type="string" calcext:value-type="string">
            <text:p>"theme"</text:p>
          </table:table-cell>
          <table:table-cell table:number-columns-repeated="1022"/>
        </table:table-row>
        <table:table-row table:style-name="ro10">
          <table:table-cell office:value-type="string" calcext:value-type="string">
            <text:p>"The broad range and the complexity of Common Security and Defence Policy civilians' missions make the management of information and of resources critical to decision-making, planning, optimizing for pre-deployment, and deploying capabilities within such missions, and essential to increase the efficiency, visibility and impact of the missions.The processes, procedures, information systems, and equipment currently committed to such missions by the Member States need to be brought together and coordinated to constitute a common interoperable platform to enhance the EU capacity to play its role.This topic is to support the development of a cost-effective common Situational Awareness, Information Exchange and Operation Control Platform.Cost-effectiveness, and shorter time to implement may result from adapting and exploiting existing approaches and experience in the defence sector, and leveraging from results from relevant projects formerly funded by the EU.Taking into consideration the findings of the CSA under topic "BES-11-2015: Information management topic 2: Information management, systems and infrastructure for civilian EU External Actions" of the 2014-2015 Secure Societies Work Programme, activities must be structured along the following phases:Phase 1: Plan the research and the design of the platform, based on common performance levels, requirements and associated specifications for the development of a cost-effective common situational awareness, information exchange and operation control platform for EU civilian external actions developed in BES-11-2015, to be published prior to the opening of the Call in the section "Topic Conditions &amp; Documents" for this topic on the Participant Portal"Plans must consider integrating existing technologies, data models and methodologies (including pooling and sharing of capabilities) according to design constraints expressed by the buyers, to ensure cost effectiveness and interoperability.The results of phase 1 should lead to calls for tenders (for the procurement of R&amp;D services) which focus on technologies clearly identified to be part of a unique architecture.Phase 2: The research and specification work should lead to at least 2 versions of flexible platforms to support, each, several scenarios for EU actions under different framework conditions.Phase 3: By the end of 2020, the project should have documented, tested, and validated the use of each platform in at least two operational scenarios within actual multinational operations. The participation of relevant and competent authorities in the consortium of buyers is a prerequisite.Whereas activities will have an exclusive focus on civil applications, coordination with the activities of the European Defence Agency (EDA) may be considered with possible synergies being established with projects funded by the EDA programmes. The complementarity of such synergies should be described comprehensively. On-going cooperation should be taken into account.For grants awarded under this topic SEC-13–BES–2017, beneficiaries will be subject to the following additional obligations aiming to ensure exploitation of its results:To ensure that the outcome of the PCP action becomes also available to EU Member State national authorities as well as EU agencies not participating in the PCP for further procurement purposes, the proposal must necessarily state:(1). Agreement from participating procurement authorities to negotiate, in good faith and on a case-by-case basis, with non-participating procurement authorities that wish to procure a capability or a product fully or partly derived from the PCP action, the use of the information required to run such a procurement process, and solely for that purpose.(2). Commitment from participating procurement authorities to consult with any legal entity generating information to be released for the purpose set out in paragraph (1), unless contrary to applicable legislation.(3). Commitment from participating procurement authorities to negotiate the use granted under paragraph (1) on Fair Reasonable and Non-Discriminatory (FRAND) terms.The respective option on additional exploitation obligations of Article 28.1 of the Model Grant Agreement will be applied.The outcome of the proposal is expected to lead to development up to Technology Readiness Level (TRL) 8; please see part G of the General Annexes.Indicative budget: The Commission considers that proposals requesting a contribution from the EU of € 10million would allow for this topic to be addressed appropriately. Nonetheless this does not preclude submission and selection of proposals requesting other amounts.Short term:Medium term:Long term:"</text:p>
          </table:table-cell>
          <table:table-cell office:value-type="string" calcext:value-type="string">
            <text:p>"theme"</text:p>
          </table:table-cell>
          <table:table-cell table:number-columns-repeated="1022"/>
        </table:table-row>
        <table:table-row table:style-name="ro10">
          <table:table-cell office:value-type="string" calcext:value-type="string">
            <text:p>"Border management in European Union context means first and foremost the enforcement of the common policies and implementation of the common rules. As international travel flows continue to rise, there is growing pressure to process large volumes of people at border crossing points without delays. At the same time, the smuggling of people across the borders is growing. However, the external land borders of the European Union (and border crossing points) present a wide range of challenges, ranging from those relevant to Nordic Countries, to those in the Mediterranean.The European Border Surveillance System (EUROSUR) is establishing a mechanism for Member States' authorities carrying out activities at the European Union external border to share operational and situational information and pictures. But without investments in technology and information systems, it is simply not feasible to manage borders and border crossing points. Whilst technology offers great potential to meet the dual objective of enhancing border security while facilitating cross-border travel, its costs are often prohibitive, especially in the light of the current national budgets. Furthermore, the broad variety of heterogeneous IT applications and systems deployed for land border security makes their management increasingly complex and costly. Innovative, cost-efficient technologies are needed, or existing ones need to become more affordable, to meet border authorities and practitioners’ requirements, and budgetary constraints.The cost of a broad variety of technologies could be made more affordable, in priority those used at border crossing points bearing the heaviest burden (based on the analysis of flows of people and of smuggling methods, associated risks, and bottlenecks in surveillance and/or control.)The relevant border authorities are in the best position to identify the most relevant portions of the EU land borders that could benefit from more cost-effective solutions.Cost reduction may result from: merging several advanced technologies into novel border security solutions; trade-off against performance; optimizing the use of technologies where they are most effective at mitigating risks further to specific risk analysis; achieving greater interoperability among systems; enabling the early provision of data in advance to the time of crossing.The availability or scarcity of human resources and of space, the need for portable and versatile solutions are other parameters to be taken into account when considering the added value and cost of novel technologies solutions, including in terms of societal and ethical value and cost. In particular, the design of more homogeneous IT platforms, sharing an interface common to all operational databases and border security applications, is desirable to make their management less resource intensive.Overlap with the work being undertaken by border surveillance authorities in the context of the EWISA project[1] should be avoided, whilst compatibility with previous results from FP7 or H2020 projects is encouraged.Whereas activities will have an exclusive focus on civil applications, coordination with the activities of the European Defence Agency (EDA) may be considered with possible synergies being established with projects funded by the EDA programmes. The complementarity of such synergies should be described comprehensively. On-going cooperation should be taken into account.Proposers for this topic should look for an enhanced SME participation.The outcome of the proposal is expected to lead to development up to Technology Readiness Level (TRL) 6; please see part G of the General Annexes.Indicative budget: The Commission considers that proposals requesting a contribution from the EU of € 5million would allow for this topic to be addressed appropriately. Nonetheless this does not preclude submission and selection of proposals requesting other amounts.Short/Medium term:[1]http://cordis.europa.eu/project/rcn/192052_en.html"</text:p>
          </table:table-cell>
          <table:table-cell office:value-type="string" calcext:value-type="string">
            <text:p>"theme"</text:p>
          </table:table-cell>
          <table:table-cell table:number-columns-repeated="1022"/>
        </table:table-row>
        <table:table-row table:style-name="ro10">
          <table:table-cell office:value-type="string" calcext:value-type="string">
            <text:p>"The concept of 'borders' has changed in recent times. The purpose and function of borders have been, and remain, to delineate and demarcate one sovereignty from another. However, borders must also allow for the smooth movement of people and goods.Maintaining the current level of checks is becoming increasingly expensive given the ever growing volumes of people and goods on the move, and increasingly more disruptive of flows. It would remain sustainable if thorough checks could be limited to fewer individual goods and people pre-selected further to a preliminary (and non-disruptive) risk-based screening of the flows.Proposals should take account of the four-tier access control model developed in the EU: measures undertaken in, or jointly with third countries or service providers (e.g. those managing Advance Passenger Information or Passenger Name Record systems); cooperation with neighbouring countries; border control and counter-smuggling measures; control measures within the area of free movement in order to prevent illegal immigration and cross-border crime inside the Schengen area.Innovative, international alert systems can be developed further to more co-operative law enforcement and investigative efforts. Building upon lessons learned and field experience is essential.The combination of a variety of arrays of sensors, new operational methods, and improved data management techniques can support appropriate law enforcement responses and enable better, transnational, interagency access to reliable and secure situational intelligence and information, on a real-time and cost-effective basis.Collaboration with IATA, the air transport industry and other partners and international stakeholders in other fields of transport safety (e.g. maritime, rail) may lead to the development of new solutions.Particular attention should be paid to personal data protection and to other ethical concerns that may arise from the development of risk-based screening at borders.The outcome of the proposal is expected to lead to development up to Technology Readiness Level (TRL) 7; please see part G of the General Annexes.Indicative budget: The Commission considers that proposals requesting a contribution from the EU of € 8million would allow for this topic to be addressed appropriately. Nonetheless this does not preclude submission and selection of proposals requesting other amounts.Short/Medium term: Long term: More effective use of intelligence to reduce risks at borders;"</text:p>
          </table:table-cell>
          <table:table-cell office:value-type="string" calcext:value-type="string">
            <text:p>"theme"</text:p>
          </table:table-cell>
          <table:table-cell table:number-columns-repeated="1022"/>
        </table:table-row>
        <table:table-row table:style-name="ro10">
          <table:table-cell office:value-type="string" calcext:value-type="string">
            <text:p>"Member States' authorities are carrying out activities all along the European border, and have started to share operational and situational information. But several regions at the borders of the European Union are covered with forests, and face extreme temperature conditions. Detecting, locating, tracking or identifying persons and vehicles crossing the border in forested regions is extremely difficult given that technologies for surveillance through harsh unstructured environments are currently not effective. The increasing risk of irregular flows and immigration across the border with, for instance, Turkey, Ukraine, Belarus, Russia or Brazil makes the issue even more acute than in the past.Systems should be developed that combine or improve surveillance technologies and techniques and arrays of sensors of different sorts capable to provide higher quality detection capabilities and imaging via the integration of different techniques, to achieve wide- and small-area through foliage detection, despite the canopy density, in a real operational context. They could build on airborne, satellite-based, and/or on ground based platforms.Solutions should be tested and validated in terms of capabilities to control effectively the land border covered by a vegetation layer, in all weather conditions.Pre-competitive research may be needed to address various stages of development, from sensor design, to the analysis and design of system configuration and to the integration and validation by (public) authorities for target detection, identification and recognition.Overlap with the work being undertaken by border surveillance authorities in the context of the EWISA[1] project should be avoided, whilst compatibility with previous results from FP7 or H2020 projects is encouraged. Ethical and societal acceptance needs to be properly addressed.Whereas activities will have an exclusive focus on civil applications, coordination with the activities of the European Defence Agency (EDA) may be considered with possible synergies being established with projects funded by the EDA programmes. The complementarity of such synergies should be described comprehensively. On-going cooperation should be taken into account.The outcome of the proposal is expected to lead to development up to Technology Readiness Level (TRL) 5 or 6; please see part G of the General Annexes.Indicative budget: The Commission considers that proposals requesting a contribution from the EU of € 8million would allow for this topic to be addressed appropriately. Nonetheless this does not preclude submission and selection of proposals requesting other amounts.Short term:Medium term;Long term:[1]http://cordis.europa.eu/project/rcn/192052_en.html"</text:p>
          </table:table-cell>
          <table:table-cell office:value-type="string" calcext:value-type="string">
            <text:p>"theme"</text:p>
          </table:table-cell>
          <table:table-cell table:number-columns-repeated="1022"/>
        </table:table-row>
        <table:table-row table:style-name="ro10">
          <table:table-cell office:value-type="string" calcext:value-type="string">
            <text:p>"Effective management of risks in the international supply chain is crucial to ensuring the security (and safety) of EU residents, the protection of the financial and economic interests of the EU, while at the same time facilitating legitimate trade. The "EU Strategy and Action Plan for customs risk management" (COM (2014) 527 final) Communication of the Commission drafts a strategy and an action plan for improving customs risk management and supply chain security. It identifies the need for customs and other competent authorities to acquire quality data on supply chain movements, to exploit them for risk assessment purposes, and to consequently adapt organizations and strategies for checks to make more efficient.Risk management of the movement of goods through the international supply chain requires identifying, evaluating and analysing the full range of largely diverse threats and risks associated with goods and their movements, at the EU, national, and intercontinental levels. It starts with the identification, by the custom authorities themselves, of the most serious risks, so that necessary controls are carried out at the most appropriate time and place.Strategies and tools are needed for the timely submission to customs authorities of relevant high-quality and comprehensive data on goods moving and crossing borders, whilst taking into consideration the national and EU legal, procedural and IT systems where they exist. Realistic methodologies and organisations need to develop, that facilitate collaboration among the relevant authorities (not only customs but also law enforcement, transport, security and border control agencies). Data governance policies and mechanisms for data sharing need to be agreed internationally.Common repositories that take advantage of existing instruments such as the Advance Cargo Information System (advance electronic notification of cargo coming into EU before it leaves the third country) which are under-utilised and under-exploited for risk management purpose, can support the intelligent use and management of complex and large amount of data, exploiting unstructured data, supporting operational and situational awareness of customs authorities, adding intelligence (trends analysis, correlation analysis, etc.) by means of state-of-the-art technologies including in the fields of Big Data, Data Analytics, Data mining, Visualization, Intelligent User's Interfaces, Insight knowledge and knowledge representation, artificial intelligence, automatic language translation. The governance of access to such repositories need to be addressed.In line with the EU's strategy for international cooperation in research and innovation[1] international cooperation is encouraged, and in particular with international research partners involved in ongoing discussions and workshops, with the European Commission. Legal entities established in countries not listed in General Annex A and international organisations will be eligible for funding only when the Commission deems participation of the entity essential for carrying out the action.Indicative budget: The Commission considers that proposals requesting a contribution from the EU of € 5million would allow for this topic to be addressed appropriately. Nonetheless this does not preclude submission and selection of proposals requesting other amounts.[1]COM(2012)497"</text:p>
          </table:table-cell>
          <table:table-cell office:value-type="string" calcext:value-type="string">
            <text:p>"theme"</text:p>
          </table:table-cell>
          <table:table-cell table:number-columns-repeated="1022"/>
        </table:table-row>
        <table:table-row table:style-name="ro10">
          <table:table-cell office:value-type="string" calcext:value-type="string">
            <text:p>"For the traveller it would be ideal to cross borders without being slowed down. It is indeed likely that, in the next 10 years or so, technologies make it possible to implement "no gate crossing point solutions" that allow for seamless crossing of borders and security checks for the vast majority of travellers who meet the conditions of entry, and make sure that those who do not fulfil such conditions are refused entry.There is a broad variety of technologies and systems including information systems and (networks of) sensors that will become available to support border checks based on risk-assessment methods. Some are to be deployed in the vicinity of border crossing points, others can be mobile and used to check travellers data along his/her journey.However, in the intensive use of technologies that this will require bears the risk to invading people’s privacy, and the societal and political acceptance of technologies for “no gate solutions” is required prior to their implementation.The assessment of the acceptability of such (combinations of) technologies and systems by citizens (who need to remain in control of personal data) and practitioners is needed, that takes account of human behaviour, gender, legal frameworks, societal issues, and possible risk of discrimination.Methods developed to perform such assessments need also to generate information useful for decision makers to take informed decisions about future technology deployments, and for industry to design products that preserve privacy.Indicative budget: The Commission considers that proposals requesting a contribution from the EU of € 3million would allow for this topic to be addressed appropriately. Nonetheless this does not preclude submission and selection of proposals requesting other amounts."</text:p>
          </table:table-cell>
          <table:table-cell office:value-type="string" calcext:value-type="string">
            <text:p>"theme"</text:p>
          </table:table-cell>
          <table:table-cell table:number-columns-repeated="1022"/>
        </table:table-row>
        <table:table-row table:style-name="ro10">
          <table:table-cell office:value-type="string" calcext:value-type="string">
            <text:p>"In coherence with the objectives of regulation No 1052/2013 establishing the European Border Surveillance System (EUROSUR), the EU Maritime Security Strategy Action Plan (EUMSS AP) advocates the "strengthening of […] the information exchange to optimise the surveillance of the EU maritime area and its maritime borders" and "the improvement of the situational awareness and increase reaction capability at the external borders of the Member States of the Union for the purpose of detecting, preventing and combating illegal immigration and cross-border crime, and contributing to ensuring the protection and saving of lives of migrants").Large amounts of “raw” data are being collected nowadays, at unprecedented scale, coming from different sources, from different sorts of assets from different EU Member States, from the Internet and social networks, and gathered for different security purposes, in a variety of formats, are available but not necessarily exploitable because they are not accessible at the same time nor interoperable, until they are “fused” and made “understandable” to all systems supporting information exchange, situational awareness, and decision-making and reaction capability at the EU external maritime borders.Many detection systems are available to collect data that are useful for maritime security, coastal surveillance and beyond. The fusion of these data requires the development of methods and tools that take account of the technical characteristics of existing systems, and the specific context of all aspects of maritime security. As regards semantic interoperability, the CISE data model should be used to avoid the duplication of solutions."Fusion" may refer to “intelligence correlation to produce higher level (or more accurate) information". It may involve, inter alia:Data fusion techniques, complementing the existing information systems and sensor platforms, should help focusing the geographical zones to be monitored through the deployment of surveillance capabilities.EU-funded R&amp;D cooperative projects and EU Agencies have touched upon the issue. Data fusion may bear on, or generate information needing classification. Ethical and societal issues need to be properly addressed. Proposals need to build on existing results, focus on the remaining gaps and avoid duplication with previous endeavours.In line with the EU's strategy for international cooperation in research and innovation[1] international cooperation is encouraged, and in particular with international research partners involved in ongoing discussions and workshops, with the European Commission. Legal entities established in countries not listed in General Annex A and international organisations will be eligible for funding only when the Commission deems participation of the entity essential for carrying out the action.Whereas activities will have an exclusive focus on civil applications, coordination with the activities of the European Defence Agency (EDA) may be considered with possible synergies being established with projects funded by the EDA programmes. The complementarity of such synergies should be described comprehensively. On-going cooperation should be taken into account.The outcome of the proposal is expected to lead to development up to Technology Readiness Level (TRL) 7; please see part G of the General Annexes.Indicative budget: The Commission considers that proposals requesting a contribution from the EU of € 8million would allow for this topic to be addressed appropriately. Nonetheless this does not preclude submission and selection of proposals requesting other amounts.[1]COM(2012)497"</text:p>
          </table:table-cell>
          <table:table-cell office:value-type="string" calcext:value-type="string">
            <text:p>"theme"</text:p>
          </table:table-cell>
          <table:table-cell table:number-columns-repeated="1022"/>
        </table:table-row>
        <table:table-row table:style-name="ro10">
          <table:table-cell office:value-type="string" calcext:value-type="string">
            <text:p>"Low levels of situational awareness on the EU borders, high at sea and on unpopulated or scarcely populated land areas, are important factors of cost of border surveillance. This could improve if the different prototypes of unmanned vehicles tested today to perform automatically a very limited set of functions and routines could be transformed into autonomous, long-enduring agents able to operate in complex maritime and land environments.Current border control systems involve a wide range of heterogeneous assets – manned and unmanned – to survey from air, surface (land and sea) and underwater. Similarly the objects of their surveillance may be vessels, land vehicles, aircrafts, and underwater vehicles used, for instance, for smuggling and trafficking. Only enhanced command and control systems using advanced 3D computer graphics technology may allow to represent accurately the position of surveillance assets – including autonomous agents – and external objects in such complex environments.The proposed action should cover one of the following sub-topics:Sub-topic: 1.Autonomous surveillanceAutonomous agents should be adaptable: in order to deal, where applicable, with extreme and diverse weather and sea condition, including in the Artic region; interconnected: interoperable and capable of exchanging information among themselves and with the system's ground segment; tele-operable from the ground.They should support missions ranging from surveillance to detection of marine pollution incidents, and including early identification and tracking of illegal activities and illegal communication.They should operate as single units, but also in homogeneous or heterogeneous groups i.e. mixing aerostats, aerial vehicles with fix, rotary wings (or tilt-rotor), unmanned surface vehicles (USV), unmanned under-surface vehicles (UUSV), unmanned ground vehicles (UGV) with different types of sensor and communication suites on board, customized according to operational and environmental needs and addressing cross-cueing.Autonomous agents should exchange information at tactical level and interface with each other and with command and control systems as they exist, today, at different levels.Sub-topic: 2.Enhanced command and control systems for the surveillance of borders in a 3D environment Autonomous surveillanceEnhanced command and control systems should integrate:The participation of SMEs is strongly encouraged.In line with the EU's strategy for international cooperation in research and innovation[1] international cooperation is encouraged, and in particular with international research partners involved in ongoing discussions and workshops, with the European Commission. Legal entities established in countries not listed in General Annex A and international organisations will be eligible for funding only when the Commission deems participation of the entity essential for carrying out the action.The outcome of the proposal is expected to lead to development up to Technology Readiness Level (TRL) 6 or7; please see part G of the General Annexes.Indicative budget: The Commission considers that proposals requesting a contribution from the EU of € 8million would allow for this topic to be addressed appropriately. Nonetheless this does not preclude submission and selection of proposals requesting other amounts.[1]COM(2012)497"</text:p>
          </table:table-cell>
          <table:table-cell office:value-type="string" calcext:value-type="string">
            <text:p>"theme"</text:p>
          </table:table-cell>
          <table:table-cell table:number-columns-repeated="1022"/>
        </table:table-row>
        <table:table-row table:style-name="ro10">
          <table:table-cell office:value-type="string" calcext:value-type="string">
            <text:p>"In Europe, practitioners interested in the uptake of security research and innovation (e.g. firefighters, police and intelligence communities, border guards, custom authorities, explosive specialists, forensic laboratories, medical emergency teams, etc.) are dedicated to performing their duty and to focusing on their operation. In general, practitioners’ organisations have little means to free workforces from daily operations, and to dedicate time and resources to monitor innovation and research that could be useful to them. They have little opportunities to interact with academia or with industry on such issues. All stakeholders – public services, industry, academia – including those who participate in the Security Advisory Group, recognize it as an issue.Practitioners are invited to associate in 4 different categories of networks:a. Practitioners (end-users) in the same discipline and from across Europe (some examples: firefighters; police and intelligence bodies; border guards, coast guards, and custom authorities; explosive specialists; forensic laboratories; medical emergency teams; think-tanks on security; etc.) can get together to: 1) monitor research and innovation projects with a view to recommending the uptake or the industrialisation of results, 2) express common requirements as regards innovations that could fill in capability and other gaps and improve their performance in the future, and 3) indicate priorities as regards domains requiring more standardization;b. Practitioners (end-users) from different disciplines and concerned with current or future security or disaster risk and crisis management issues in a particular geographical area can get together to: 1) monitor research and innovation projects with a view to recommending the uptake or the industrialisation of results, 2) express common requirements as regards innovations that could fill in capability and other gaps and improve their performance in the future, and 3) indicate priorities as regards common capabilities, or interfaces among capabilities, requiring more standardization.Geographical priorities include:These networks should gather the largest number of Member States or Associated Countries.c. Entities from around Europe that manage demonstration and testing sites, training facilities, including simulators or serious gaming platforms in the area of CBRN and for first responders or civil protection practitioners, can get together to: 1) establish and maintain a roster of capabilities and facilities, and 2) organize to share expertise, and 3) plan to pool and share resources with a view to optimize investments.Opinions expressed and reported by the networks of practitioners should be checked against what can be reasonably expected, and according to which timetable, from providers of innovative solutions.d. In addition, support will be given in 2017 to a consortium of formally nominated NCPs in the area of security research. The activities will be tailored according to the nature of the area, and the priorities of the NCPs concerned. The network should focus on issues specific to the "Secure societies …" challenge and follow up on the work of SEREN 3.[1]Indicative budget: The Commission considers that proposals requesting a contribution from the EU of about € 3.5 million per action for a duration of 5 years (recommended duration) for Parts a), b) and c); about € 2 million per action for a duration of 3 years (recommended duration) for Part d) would allow for this topic to be addressed appropriately. Nonetheless this does not preclude submission and selection of proposals requesting other amounts.This activity directly aimed at supporting the development and implementation of evidence base for R&amp;I policies and supporting various groups of stakeholders is excluded from the delegation to the Research Executive Agency and will be implemented by the Commission services.[1]http://cordis.europa.eu/project/rcn/194868_en.html"</text:p>
          </table:table-cell>
          <table:table-cell office:value-type="string" calcext:value-type="string">
            <text:p>"theme"</text:p>
          </table:table-cell>
          <table:table-cell table:number-columns-repeated="1022"/>
        </table:table-row>
        <table:table-row table:style-name="ro10">
          <table:table-cell office:value-type="string" calcext:value-type="string">
            <text:p>"In Europe, practitioners interested in the uptake of security research and innovation (e.g. firefighters, police and intelligence communities, border guards, custom authorities, explosive specialists, forensic laboratories, medical emergency teams, etc.) are dedicated to performing their duty and to focusing on their operation. In general, practitioners’ organisations have little means to free workforces from daily operations, and to dedicate time and resources to monitor innovation and research that could be useful to them. They have little opportunities to interact with academia or with industry on such issues. All stakeholders – public services, industry, academia – including those who participate in the Security Advisory Group, recognize it as an issue.Practitioners are invited to associate in 4 different categories of networks:a. Practitioners (end-users) in the same discipline and from across Europe (some examples: firefighters; police and intelligence bodies; border guards, coast guards, and custom authorities; explosive specialists; forensic laboratories; medical emergency teams; think-tanks on security; etc.) can get together to: 1) monitor research and innovation projects with a view to recommending the uptake or the industrialisation of results, 2) express common requirements as regards innovations that could fill in capability and other gaps and improve their performance in the future, and 3) indicate priorities as regards domains requiring more standardization;b. Practitioners (end-users) from different disciplines and concerned with current or future security or disaster risk and crisis management issues in a particular geographical area can get together to: 1) monitor research and innovation projects with a view to recommending the uptake or the industrialisation of results, 2) express common requirements as regards innovations that could fill in capability and other gaps and improve their performance in the future, and 3) indicate priorities as regards common capabilities, or interfaces among capabilities, requiring more standardization.Geographical priorities include:These networks should gather the largest number of Member States or Associated Countries.c. Entities from around Europe that manage demonstration and testing sites, training facilities, including simulators or serious gaming platforms in the area of CBRN and for first responders or civil protection practitioners, can get together to: 1) establish and maintain a roster of capabilities and facilities, and 2) organize to share expertise, and 3) plan to pool and share resources with a view to optimize investments.Opinions expressed and reported by the networks of practitioners should be checked against what can be reasonably expected, and according to which timetable, from providers of innovative solutions.d. In addition, support will be given in 2017 to a consortium of formally nominated NCPs in the area of security research. The activities will be tailored according to the nature of the area, and the priorities of the NCPs concerned. The network should focus on issues specific to the "Secure societies …" challenge and follow up on the work of SEREN 3.[1]Indicative budget: The Commission considers that proposals requesting a contribution from the EU of about € 3.5 million per action for a duration of 5 years (recommended duration) for Parts a), b) and c); about € 2 million per action for a duration of 3 years (recommended duration) for Part d) would allow for this topic to be addressed appropriately. Nonetheless this does not preclude submission and selection of proposals requesting other amounts.This activity directly aimed at supporting the development and implementation of evidence base for R&amp;I policies and supporting various groups of stakeholders is excluded from the delegation to the Research Executive Agency and will be implemented by the Commission services.[1]http://cordis.europa.eu/project/rcn/194868_en.html"</text:p>
          </table:table-cell>
          <table:table-cell office:value-type="string" calcext:value-type="string">
            <text:p>"theme"</text:p>
          </table:table-cell>
          <table:table-cell table:number-columns-repeated="1022"/>
        </table:table-row>
        <table:table-row table:style-name="ro10">
          <table:table-cell office:value-type="string" calcext:value-type="string">
            <text:p>"Facilitate trans-national co-operation between National Contact Points (NCPs) for the Marie Skłodowska-Curie actions (MSCA), with a view to identifying and sharing good practices and raising the general standard of support to applicants, taking into account the diversity of actors.Support will be given to a consortium of formally nominated NCPs in the area of MSCA. The activities will be tailored according to the nature of the area, and the priorities of the NCPs concerned. Various mechanisms may be included, such as benchmarking, joint workshops, enhanced cross-border brokerage events, training sessions linked to MSCA as well as to Responsible Research and Innovation, twinning schemes, etc. Special attention will be given to enhancing the competence of MSCA NCPs, including helping less experienced NCPs rapidly acquire the know-how accumulated in other countries. It will also be encouraged to build up cooperation with other networks to increase visibility to potential beneficiaries, especially in the non-academic sector.The focus throughout should be on issues specific to MSCA and should not duplicate actions foreseen in the NCP network for quality standards and horizontal issues under 'Science with and for Society'.Only NCP organisations from EU Member States, Associated Countries, and third countries which have been officially appointed by the relevant national authorities are eligible to participate in and receive funding for this action.The consortium should have a good representation of experienced and less experienced NCPs.Submission of a single proposal is encouraged. NCPs from EU Member States, Associated Countries or third countries choosing not to participate as a member of the consortium are nevertheless invited and encouraged to participate in the project activities (e.g. workshops), and the costs incurred by the consortium for such participation (e.g. travel costs paid by the consortium) may be included in the estimated budget and be eligible for funding by the Commission.The Commission will only fund one proposal under this topic. The maximum duration of support will be three years from the starting date specified in the grant agreement."</text:p>
          </table:table-cell>
          <table:table-cell office:value-type="string" calcext:value-type="string">
            <text:p>"theme"</text:p>
          </table:table-cell>
          <table:table-cell table:number-columns-repeated="1022"/>
        </table:table-row>
        <table:table-row table:style-name="ro10">
          <table:table-cell office:value-type="string" calcext:value-type="string">
            <text:p>"During the last two decades major progress was made in terms of industrial applications of biotechnology. Relevant national and FP7 research programmes and projects in the Biotechnology area have significantly contributed to improve European economic and environmental protection. Innovation in biotechnology also provides opportunities to transform the global economy from an extensive dependence on fossil raw material to a sustainable “bio-economy”.However, economic indicators suggest a need for urgent action to maintain Europe’s global lead in biotechnology. In order to increase the competitiveness of EU industries, broader and deeper collaboration across relevant sectors and Member States is necessary. It will also be necessary to better use research advances in areas such as systems and synthetic biology for applications and demonstration in industrial biotechnology.Proposals should gather a critical number of relevant programme managers and funders in the field, and implement a joint transnational call for proposals (resulting in grants to third parties) with EU co-funding, focusing on Technology Readiness Levels in the range of 3 to 6. They should build on the previous success of ERA-IB-2, ERASysAPP, ERASynBio under FP7, allowing for the seamless integration of the areas covered, together with the bioinformatics area and be complementary to related health initiatives. The ultimate aim is to speed-up research and innovation in industrial biotechnology, establishing systems biology and synthetic biology as technology drivers while focusing on downstream industrial applications. The significant involvement of industry in the activities developed up to the exploitation of results will be an important element to achieve this goal. Extensive communication activities should foster the European leadership role in advanced biotechnological research and innovation.The proposals will address Social Sciences and Humanities (SSH) elements, in particular for outreach activities and in terms of the public perception of biotechnologies for industrial uses.The Commission considers that proposals requesting a contribution from the EU between EUR 8 and 10 million would allow this specific challenge to be addressed appropriately. Nonetheless, this does not preclude submission and selection of proposals requesting other amounts.No more than one action will be funded."</text:p>
          </table:table-cell>
          <table:table-cell office:value-type="string" calcext:value-type="string">
            <text:p>"theme"</text:p>
          </table:table-cell>
          <table:table-cell table:number-columns-repeated="1022"/>
        </table:table-row>
        <table:table-row table:style-name="ro10">
          <table:table-cell office:value-type="string" calcext:value-type="string">
            <text:p>"Following the principle of a circular economy, industrial by-products and waste from non-agricultural sectors, could be considered feed stock for bio-conversion into value-added industrial products.However, most of these bio-waste fractions are used nowadays for low-value applications only, such as for energy generation in incineration facilities, as fodder in livestock industries and as fertilisers in agriculture. Therefore, responding to the need to improve industrial resource efficiency, the current main challenges are to identify economically viable links between waste generation and waste utilization, and to develop the necessary technologies (including biotechnologies) for bioconversion of waste into higher added-value products.The objective of this topic is to develop biotechnology approaches for the conversion of municipal solid bio-waste fractions and sludgy bio-waste from other industries, like the food industry, as well as from water treatment facilities, into higher added-value bio-based products, such as chemicals and chemical building blocks, biopolymers, materials and bioactive compounds. This includes sustainable downstream steps for product separation and purification. Physico-chemical technologies concomitant to the enzymatic/microbial processes are also needed. Proposals should address the current technical state-of-the-art regarding waste utilisation for bioproducts taking into account the current market and legislative barriers in the EU. The feasibility of integrating the newly developed approach into existing value chains should be assessed and demonstrated.Proposals should have a strong industry drive and prove the techno-economic viability of the proposed value chain. They need to also take into account the optimisation of the final product's "end of life" through, for example, biodegradation or recycling. A life cycle assessment of the entire value chain should be included.Activities are expected to focus on Technology Readiness Levels 3 to 5. The participation of SMEs is encouraged.The Commission considers that proposals requesting a contribution from the EU between EUR 5 and 7 million would allow this specific challenge to be addressed appropriately. Nonetheless, this does not preclude submission and selection of proposals requesting other amounts.Proposals should include a business case and exploitation strategy, as outlined in the Introduction to the LEIT part of this Work Programme."</text:p>
          </table:table-cell>
          <table:table-cell office:value-type="string" calcext:value-type="string">
            <text:p>"theme"</text:p>
          </table:table-cell>
          <table:table-cell table:number-columns-repeated="1022"/>
        </table:table-row>
        <table:table-row table:style-name="ro10">
          <table:table-cell office:value-type="string" calcext:value-type="string">
            <text:p>"Systems biology deals with the understanding and controlling the complexity of living beings as opposed to studying their constituent parts. As such, systems biology can be considered as a cross-discipline, i.e. the integration of varied types of biological information and the development of models and networks, which together provide greater understanding of the biological system under study. Systems biology relies on cutting-edge technologies, including those in the fields of "omics" (genomics, transcriptomics, proteomics, metabolomics) and bioinformatics, all offering massive amounts of data, most of which remain stored and underexploited. Therefore, it is a growing area of science that builds information from the translation of biological data and strives to transfer knowledge to society in the form of valuable products and processes.On the other hand, microbes are attractive candidates to serve as cell factories for the production of many valuable compounds useful for the food, feed, fuel, cosmetics and pharmaceutical industries. The current availability of genome sequences and metabolic models offers the adequate resources for the full exploitation of systems biology in industrial biotechnology, which can boost the design of novel and more efficient microbial platforms for the production of industrial compounds through the sound knowledge of their molecular constituents.Proposals should use systems biology approaches integrating "omics" data analysis, mathematical modelling and knowledge of interactions between cellular components under different environmental conditions, to enable useful applications for a broader set of microorganisms, while also achieving some of the following:Activities are expected to focus on Technology Readiness Levels 3 to 5. This topic addresses cross-KET activities.The participation of SMEs is encouraged.The Commission considers that proposals requesting a contribution from the EU between EUR 5 and 7 million would allow this specific challenge to be addressed appropriately. Nonetheless, this does not preclude submission and selection of proposals requesting other amounts.Proposals should include a business case and exploitation strategy, as outlined in the Introduction to the LEIT part of this Work Programme."</text:p>
          </table:table-cell>
          <table:table-cell office:value-type="string" calcext:value-type="string">
            <text:p>"theme"</text:p>
          </table:table-cell>
          <table:table-cell table:number-columns-repeated="1022"/>
        </table:table-row>
        <table:table-row table:style-name="ro10">
          <table:table-cell office:value-type="string" calcext:value-type="string">
            <text:p>"Although Europe enjoys a lead position in science and technology, including biotechnology, in comparison with other world regions European technology base is often scattered and very diverse in terms of regional and national capacities. If Europe is to keep its leadership in Biotechnology, its R&amp;D&amp;I funding agencies, in particular the European Commission, need to stay abreast of progress in the areas they fund to ensure utmost relevance of their activities. In the Biotechnology areas stakeholder roadmaps and scientific publications are often outpaced by rapid progress made in research. The cross-cutting nature of biotechnology also requires targeting the limited funds available in the most efficient way. It is thus essential to forecast the future of R&amp;D&amp;I needs closely, in order to identify major opportunities that are not only readily feasible but also of high value, while achieving a positive public perception of biotechnologies and the potential they hold.Proposals should use a multidisciplinary approach, including modelling and simulation, to provide comprehensive and dependable information about the future industrial biotechnology scenario (including pharmaceuticals) in the EU in the short and medium-term. Proposals should consider the potential of industrial biotechnology innovation for enabling the European industry to deliver high-value products satisfying evolving consumer needs, the creation of new commercial opportunities and the possible risks for people's health and the environment. European capacities in terms of human resources, infrastructures, research and development and public and private stakeholders should be taken into account. Proposals should also identify links with policy development, and the preparation of the future programmes beyond Horizon 2020. It should be demonstrated that the proposed activities are complementary to related activities under the Societal Challenges 'Health, demographic change and well-being', 'Food security, sustainable agriculture and forestry, marine, maritime and inland water research'; 'Secure, clean and efficient energy'; and the Bio-Based Industries JTI.Insofar as possible, proposals will address Social Sciences and Humanities (SSH) elements, for example changing consumers' needs and the public perception of biotechnologies for industrial uses.The Commission considers that proposals requesting a contribution from the EU between EUR 350000 and 500000 and with a duration of one year would allow this specific challenge to be addressed appropriately. Nonetheless, this does not preclude submission and selection of proposals requesting other amounts.No more than one action will be funded."</text:p>
          </table:table-cell>
          <table:table-cell office:value-type="string" calcext:value-type="string">
            <text:p>"theme"</text:p>
          </table:table-cell>
          <table:table-cell table:number-columns-repeated="1022"/>
        </table:table-row>
        <table:table-row table:style-name="ro10">
          <table:table-cell office:value-type="string" calcext:value-type="string">
            <text:p>"Nowadays CO2 re-use is one of several technological ways to reduce otherwise harmful CO2 emissions, thus making CO2 a valuable commodity rather than a pollutant. However, the research behind full development of CO2 reuse technologies is in its early stages. Some of these technologies use CO2 as a feedstock for chemicals and plastics, thus increasing the industrial biotechnology potential for enhancing European economic competitiveness. In this way, tackling the CO2 challenge includes interesting possibilities for encouraging innovation and sustainability.An industrial biotechnology route for CO2 re-use is fermentation, where CO2 is fermented into a desired molecule using hydrogen as a source of energy. However, there are technical issues that need to be resolved, because the biochemical reactions involved are not yet self-supporting in terms of energy for the industrial scale conversion of CO2 into chemicals. Moreover, the final yield of the products is low and the process needs optimisation. Ultimately, the success of CO2 reuse technologies will depend on developing processes which are less energy and material intensive than the processes they aim to replace and which can be scaled to an industrial level of production. In this context, an important consideration or advantage would be the ability of the microbes to process raw CO2 (low concentrations, presence of impurities, etc.). Therefore, substantial research is required to achieve the goal of a CO2 economy.Proposals should address current limitations of CO2 reuse technologies based on microbial platforms, by developing their full potential, and need to cover one or more of the following issues:Proposals should address elements of Social Sciences and Humanities (SSH), exploring the public perception and acceptance of the technology of CO2 reuse.Activities are expected to focus on Technology Readiness Levels 3 to 5. This topic addresses cross-KET activities.Insofar as possible, proposals will involve SMEs and engage in international cooperation,The Commission considers that proposals requesting a contribution from the EU between EUR 5 and 7 million would allow this specific challenge to be addressed appropriately. Nonetheless, this does not preclude submission and selection of proposals requesting other amounts.Proposals should include a business case and exploitation strategy, as outlined in the Introduction to the LEIT part of this Work Programme."</text:p>
          </table:table-cell>
          <table:table-cell office:value-type="string" calcext:value-type="string">
            <text:p>"theme"</text:p>
          </table:table-cell>
          <table:table-cell table:number-columns-repeated="1022"/>
        </table:table-row>
        <table:table-row table:style-name="ro10">
          <table:table-cell office:value-type="string" calcext:value-type="string">
            <text:p>"The bio-based production of chemical building blocks from renewable resources has become an interesting alternative to inherently non-sustainable petrochemical-based processes, which are neither low-carbon nor resource-efficient. However, despite the discovery and development of numerous platform cell factories, bio-based production is not (or not fully) competitive in terms of economics and remains, therefore, a niche market application dedicated to high-value specialty products.To overcome current limitations, it is necessary to further improve the efficiency of bio-based production processes by creating better performing platform cell factories and relevant downstream processes.The objective is to optimise already existing or newly developed platform cell factories for the production of platform and fine chemicals and biofuels (excluding pharmaceuticals), following the cascading use of resources. Proposals should include areas such as bioinformatics, systems biology and synthetic biology where appropriate. Furthermore, applicants should take into account integrated approaches from sourcing of renewable biomass to bioconversion and downstream processing, including the final consumers of the bio-based product.Proposals will have a strong industry drive and include demonstration activities to prove the techno-economic viability of the proposed value chain on the basis of a full Life-Cycle-Assessment, including the preparation of a model business plan to be developed during the project. The optimisation of the final product's 'end of life' through, for example, biodegradation or recycling should also be considered. Promotional activities, beyond the usual web-based approaches, targeted at all groups of participants should be included.Activities are expected to focus on Technology Readiness Levels 5 to 7 and centred around TRL 6.The Commission considers that proposals requesting a contribution from the EU between EUR 5 and 7 million would allow this specific challenge to be addressed appropriately. Nonetheless, this does not preclude submission and selection of proposals requesting other amounts.Proposals should include a business case and exploitation strategy, as outlined in the Introduction to the LEIT part of this Work Programme."</text:p>
          </table:table-cell>
          <table:table-cell office:value-type="string" calcext:value-type="string">
            <text:p>"theme"</text:p>
          </table:table-cell>
          <table:table-cell table:number-columns-repeated="1022"/>
        </table:table-row>
        <table:table-row table:style-name="ro10">
          <table:table-cell office:value-type="string" calcext:value-type="string">
            <text:p>"Molecular farming involves the production of pharmaceutical and industrial compounds in plants through advanced technologies and it offers a competitive platform for the manufacturing of high-end products. Examples are plant-derived vaccines and the production of other commercially valuable proteins or small molecules. Indeed, plants are highly amenable to the production of a wide range of proteins, some of which are specific. In addition, the scalability allowed by plants exceeds that of other production systems. Molecular farming represents a development opportunity for a set of new high-value crops, for the health, chemical and agricultural industries and their related technology sectors. However, the expansion of molecular farming has been dawdling, due to its reliance on standard genetic modification and the hurdles it poses for commercialisation.In the past ten years, complementary and more sophisticated new plant breeding techniques (NPBT) have been developed to produce new plants with the desired traits circumventing the main drawbacks of standard genetic modification (i.e. no foreign DNA is contained in the resulting end product). The use of NPBT for molecular farming could provide opportunities for new crops for the production of bioproducts, while maintaining the position of leadership of the European plant breeding sector in research and innovation.Proposals should use the technologies comprised in the NPBT set[1] , in particular those that avoid final genetic modification products, with plants amenable to be used as green factories in order to yield industrial high-value products. Proposals should address at least one of the following areas:Proposals should address elements of Social Sciences and Humanities (SSH), contributing to a better understanding of plant breeding and related biotechnologies by the general public.Activities are expected to focus on Technology Readiness Levels 3 to 5.Insofar as possible, proposals will involve SMEs and engage in international cooperation.The Commission considers that proposals requesting a contribution from the EU between EUR 5 and 7 million would allow this specific challenge to be addressed appropriately. Nonetheless, this does not preclude submission and selection of proposals requesting other amounts.Proposals should include a business case and exploitation strategy, as outlined in the Introduction to the LEIT part of this Work Programme.[1]SANCO http://ec.europa.eu/food/plant/gmo/new_breeding_techniques/index_en.htm and JRC http://ftp.jrc.es/EURdoc/JRC63971.pdf"</text:p>
          </table:table-cell>
          <table:table-cell office:value-type="string" calcext:value-type="string">
            <text:p>"theme"</text:p>
          </table:table-cell>
          <table:table-cell table:number-columns-repeated="1022"/>
        </table:table-row>
        <table:table-row table:style-name="ro10">
          <table:table-cell office:value-type="string" calcext:value-type="string">
            <text:p>"Dissemination, exploitation and transfer of project results are crucial activities during project life-time and beyond in order to make sure that projects have the expected impacts. Clustering of project activities, according to objectives and addressed themes, and linking them with corresponding existing technology transfer activities are effective ways to stimulate the uptake of project results and the exploitation of synergies. An adequate monitoring of such activities during the project lifetime and beyond is also needed to ensure an effective implementation at programme level. The coordination action should aim in particular to actively cluster existing activities under the KET Biotechnology programme of Horizon 2020 and might also include related prior activities launched under FP7.Activities may include:The Commission considers that proposals requesting a contribution from the EU between EUR 700000 and 1000000 would allow this specific challenge to be addressed appropriately. Nonetheless, this does not preclude submission and selection of proposals requesting other amounts."</text:p>
          </table:table-cell>
          <table:table-cell office:value-type="string" calcext:value-type="string">
            <text:p>"theme"</text:p>
          </table:table-cell>
          <table:table-cell table:number-columns-repeated="1022"/>
        </table:table-row>
        <table:table-row table:style-name="ro10">
          <table:table-cell office:value-type="string" calcext:value-type="string">
            <text:p>"In many currently explored applications of organic-inorganic hybrid materials, the achievement of superior properties is often hampered by the weak chemical (i.e. van der Waals, hydrogen bonding) interactions existing between the inorganic building blocks, leading, inter alia, to leaching of the inorganic components, agglomeration, phase separation, low mechanical stability. This is particularly critical for heterogeneous catalysis applications, where a robust linkage between the components would afford better performances in terms of recovery and re-use of the catalyst. A further factor affecting the actual effectiveness of heterogeneous catalysts is the accessibility of the active component, being facilitated by either i) a porous microstructure or by ii) a loosely cross-linked structure enabling swelling of the hybrid catalyst in the reaction medium, where the substrate is dispersed. In the latter case, an important role is played by the polarity of the medium in which the catalysis is carried out.Explore novel concepts in hybrid materials design for heterogeneous catalysis, e.g. based on templating-effects, hierarchical architectures, tailored heterostructures or surface functionalisation and based on one-step synthesis, accomplishing i) the formation of a robust structure based on covalent bonds between organic and inorganic components and ii) accessibility of the catalysis-active moiety by tailoring the morphology and the polarity of the resulting materials, according to the targeted conditions and application such as condensations and asymmetric reactions.A further aspect to be taken into account is the possibility to tune the cross-linking degree of the obtained hybrid materials by changing the synthetic parameters and synthesis route, to achieve different nano- and microstructures. The novel routes should be based on easy synthetic step(s) being scalable and adjustable for industrial scale, where toxic properties and LCA are taken into consideration.The implementation of this topic is intended to start at TRL 3 and target TRL 5.The European Commission considers that proposals requesting a contribution from the EU in the range of EUR 5 to 8 million would allow this specific challenge to be addressed appropriately. Nonetheless, this does not preclude submission and selection of proposals requesting other amounts.Proposals should include a business case and exploitation strategy, as outlined in the Introduction to the LEIT part of this Work Programme."</text:p>
          </table:table-cell>
          <table:table-cell office:value-type="string" calcext:value-type="string">
            <text:p>"theme"</text:p>
          </table:table-cell>
          <table:table-cell table:number-columns-repeated="1022"/>
        </table:table-row>
        <table:table-row table:style-name="ro10">
          <table:table-cell office:value-type="string" calcext:value-type="string">
            <text:p>"Power electronic components, modules and systems including wide bandgap devices technology are of high strategic importance in Europe. It is still possible to retain parts of the value chain in Europe; the related application areas are based on the deep knowledge and market position in aerospace[1] and automotive industry, industrial electronics, energy transmission, renewable power generation (wind power, PV), healthcare, smart factories and prominent know-how for reliable materials for electronic assemblies. Contribution to the objectives of the SET-Plan in term of energy saving, efficiency, CO2 reduction are therefore part of this challenge.The proposals should address the development of advanced, cost-effective, sustainable materials, architectures and processes for power electronics suitable for use in energy technologies.The activities should focus on advanced materials for innovative power components and module, including packaging, new product development and application which will increase the reliability and operational lifespan of components under realistic and/or extreme conditions.Considerable improvement of the operation of power-electronics devices based on the improved properties of the materials, device architectures, heat dissipation and/or processes should be addressed at component, module and system level. Realistic solution should be provided in term of operational characteristics like voltage, current level and sensitivity or switching frequencies or other relevant performance factors as well as in long term maintenance-free operation (resilience and reliability) with respect to the particular and stringent demand of the envisaged application.Improvement in the cost and use effectiveness, including maintenance intensity should be quantified. Proposals may develop manufacturing concepts for the construction of components and modules with fewer production defects;International cooperation with Japan[2] is encouraged to tackle societal challenges, which are global by nature;The implementation of this topic is intended to start at TRL 4 and target TRL 6.This topic addresses cross-KET activities.The Commission considers that proposals requesting a contribution from the EU between EUR 5 and 8 million would allow this specific challenge to be addressed appropriately. Nonetheless, this does not preclude submission and selection of proposals requesting other amounts.Proposals should include a business case and exploitation strategy, as outlined in the Introduction to the LEIT part of this Work Programme.[1]In the LEIT Space part of this Work programme, the topics COMPET-I-2016 and COMPET-I-2017 could also be of interest to certain applicants.[2] Co-funding opportunities from the Japan Science and Technology Agency exist for Japanese partners. For more information, please consult http://www.jst.go.jp/sicp/announce_eujoint_03_GeneralInfo.html."</text:p>
          </table:table-cell>
          <table:table-cell office:value-type="string" calcext:value-type="string">
            <text:p>"theme"</text:p>
          </table:table-cell>
          <table:table-cell table:number-columns-repeated="1022"/>
        </table:table-row>
        <table:table-row table:style-name="ro10">
          <table:table-cell office:value-type="string" calcext:value-type="string">
            <text:p>"The ambition of the European Union to achieve a secure, competitive and sustainable energy system by 2050 has become a priority. The electric power system will play a pivotal role in the overall energy mix, with particular challenges to achieve a balance between electricity supply, conversion, transport and use of energy. Critical raw materials[1] (CRM) can become a bottleneck to the supply-chain of the different technologies used in the electric power system with implications for materials demand under different scenarios described in the EU Energy Roadmap 2050.Even if recycling rates for some of these materials could be optimised to the highest possible extent, the overall increasing demand for CRM urges the roll-out of substitution-based solutions within the next decade.This specific challenge is covered by the Priority Area “Substitution of raw materials” of the European Innovation Partnership (EIP) on Raw Materials.Proposals should deliver innovative, sustainable and cost effective materials solutions for the substitution of (i) heavy rare earth elements used in permanent magnets; and/or (ii) CRM used in energy storage applications; and/or (iii) CRM used in catalysts for applications to generate electricity; and/or (iv) CRM in materials used in photovoltaic cells. Substitution of CRM in electronics or lighting applications is excluded.In order to ensure the industrial relevance and impact of the research efforts, the cost effectiveness and commercial exploitation potential of the proposed solutions compared to state-of-the-art solutions currently available on the market should be convincingly assessed in the proposal. The sustainability of the materials solutions should be analysed through a life-cycle assessment. Recycling/reuse should be addressed.Where relevant, proposals should contribute to the "Expert network on critical raw materials". Refer to the part on 'Climate action, environment, resource efficiency and raw materials' of this Work Programme, topic SC5-15a-2016.The implementation of this topic is intended to start at TRL 3 and target TRL 5.In line with the objectives of the Union's strategy for international cooperation in research and innovation (COM(2012)497), international cooperation according to the current rules of participation is encouraged, in particular with Japan[2]. The quality of the international cooperation will be reflected in the evaluation of the proposal, under the criteria 'Excellence' and 'Impact'.The Commission considers that proposals requesting a contribution from the EU between EUR 3 and 5 million would allow this specific challenge to be addressed appropriately. Nonetheless, this does not preclude submission and selection of proposals requesting other amounts.[1]The 2014 revision of the list of critical raw materials for the EU can be found at http://ec.europa.eu/growth/sectors/raw-materials/specific-interest/critical/index_en.htm[2]Co-funding opportunities from the Japan Science and Technology Agency exist for Japanese partners. For more information, please consult http://www.jst.go.jp/sicp/announce_eujoint_03_GeneralInfo.html."</text:p>
          </table:table-cell>
          <table:table-cell office:value-type="string" calcext:value-type="string">
            <text:p>"theme"</text:p>
          </table:table-cell>
          <table:table-cell table:number-columns-repeated="1022"/>
        </table:table-row>
        <table:table-row table:style-name="ro10">
          <table:table-cell office:value-type="string" calcext:value-type="string">
            <text:p>"The development of smart materials has been gathering pace over the past few years to develop novel concepts for intelligent components and structures with integrated functionalities that are able to communicate and interact with their environment, store data about their condition and react accordingly to external stimuli. Research in the areas of biomimetic bio-inspired engineering and nanomaterials can provide several examples of the development of smart materials and has seen a significant expansion. Examples include materials that can alter their physical properties, (e.g. viscosity, shape, colour and more) in response to temperature, stress, electrical or magnetic fields, convert sunlight into electricity, store energy, etc. Smart materials have also been used extensively in sensor developments in aerospace and automotive applications with the aim of producing intelligent structures and components that provide information of their in-service conditions However, there are several concepts that have not yet been implemented in industrial scale. Such technologies include self-repair or self-healing materials, materials for vibration suppression, lightweight composites that can inform the user of any internal damage without the need of time consuming and expensive Non-destructive Examination (NDE), materials or structures that can undergo shape change either passively or by activation, Functionally Graded composite Materials (FGMs), energy storing components, etc. There is a need for predictive modelling of materials functionalities for those materials for which there are currently no accurate commercial or open-source codes available.Proposals are sought to address specific industrial needs and facilitate the implementation of smart materials for applications in transport, consumer goods and ICT. The potential extension of these applications to other industrial sectors such as e.g. oil &amp; gas and petrochemicals will be an asset. The technical challenges to be addressed relate to the development, processing and integration of smart materials with new functionalities, as e.g. for: advanced sensors (nanosensor technologies), damage detection, self-repair, self-actuation, self-sensing morphing, magnetic functionality (for non-magnetic materials), optical functionality, sound and vibration damping, thermal management in ICT applications. Material concepts based on bio-inspired solutions can also be considered. Modelling of the properties of relevance to manufacturing should be considered and further developed. Although the materials most suited to such development are lightweight advanced composites from different material classes, (like multiferroics, polymeric, ceramic, glass or metal matrix composites, organic fibrous materials). It is expected that such smart materials may make use of the unique properties possessed by nanoparticles and therefore the development of nanomaterial based intelligent components will be within the scope of the call. The development of such material structures has to be accompanied by high resolution analytical tools that are able to simulate and characterise the materials on all scales and, moreover, to track and reveal their function –structure relations in situ. The functionalities of smart materials will require the identification of gaps in standards and future pre-normative activities will have to be addressed as part of the scope. For this topic proposals should also be able to demonstrate in addition to the development concept, the feasibility of such technologies in terms of cost, production and processing methodologies, reuse/recycling of materials at end of life and reliability. Industrial and/or additional experimental partners should ensure broad validation and adoption of both the software and the materials.The implementation of this topic is intended to start at TRL 4 and target TRL 6.The Commission considers that proposals requesting a contribution from the EU between EUR 5 and 8 million would allow this specific challenge to be addressed appropriately. Nonetheless, this does not preclude submission and selection of proposals requesting other amounts.The implementation of novel smart material technologies is expected to pave the way for innovative environmentally friendly smart products: Enhancing the knowledge base in the EU not only at the R&amp;D level but also at the manufacturing and production level, creating a highly skilled workforce with improved levels of job satisfaction.Proposals should include a business case and exploitation strategy, as outlined in the Introduction to the LEIT part of this Work Programme."</text:p>
          </table:table-cell>
          <table:table-cell office:value-type="string" calcext:value-type="string">
            <text:p>"theme"</text:p>
          </table:table-cell>
          <table:table-cell table:number-columns-repeated="1022"/>
        </table:table-row>
        <table:table-row table:style-name="ro10">
          <table:table-cell office:value-type="string" calcext:value-type="string">
            <text:p>"Creative industries have been defined as one of the most active, significant and relevant new emerging industrial sectors in the European economy (Report on Emergency Industries, PwC, 2012). The creative industries linked to manufacturing (e.g. architecture, automotive, art, crafts, supports for cultural items, decoration, fashion, furniture, lighting, interior design materials and products, jewels, luxury, media supports, publishing, sport and toys) are generators of competitive advantages that cannot be reproduced elsewhere, promoters of local development and drivers of industrial change (COM(2012)537 ‘Promoting cultural and creative sectors for growth and jobs in the EU’).Creative SMEs in particular can make use of design as a strategic tool to create innovative products and services addressing new consumers' standards and societal challenges while assuring competitive and sustainable development.However, the future European exploitation of this rich sector depend on the EU ability to support high-growth creative SMEs and start-ups in exploiting highly innovative technological advances in materials for commercial, cultural and societal applications.To promote design-driven innovation, a number of action lines have been endorsed by the Commission, including integrating design into research and development and promoting new collaborative innovation strategies (‘Implementing an Action Plan for Design-Driven Innovation’, SWD(2013)380).Proposals should address the development of innovative advanced material solutions (e.g. superhydrophobic/superoleophobic nanomaterials and nanoscale systems, self-cleaning and self-healing systems, smart textile fabrics and papers, biomimetic, shape change/memory materials, self-assembling systems, energy harvesters) for use in the creative industry sectors defined above to make urban living significantly easier, more sustainable, more comfortable, more secure and more functional. Creativity, cultural and societal values, alongside specialist knowledge, should be driving the material innovation (e.g. increased performance, lightness, safety, sustainability, improved lifetime) to add value to products through the use of new intangible material functionalities (e.g. creative design, artistic expression, trend translation, enhanced sensations, cultural values).Proof of concept in terms of product and/or process must be delivered within the project, excluding commercially usable prototypes (in compliance with European Commission Communication 2006/C323/01), but convincingly demonstrating scalability towards industrial needs.In order to ensure the industrial relevance and impact of the research efforts, the key properties improvement and commercial potential of the innovative technologies compared to state-of-the-art solutions currently available on the market should be convincingly assessed in the proposal. Sustainability aspects in the whole life cycle of the final products should be taken into account. The active participation of designers, artists, societal stakeholders, material scientists, materials suppliers, researchers, manufacturers and end users of the resulting products represents an added value and this will be reflected in the second stage of the evaluation. As relevant, the proposed activities should address sex and gender specific aspects[1].Activities are expected to focus on Technology Readiness Levels 4 to 6, and target Technology Readiness Level 7. A significant participation of SMEs with R&amp;D capacities is encouraged.The Commission considers that proposals requesting a contribution from the EU between EUR 5 and 7 million would allow this specific challenge to be addressed appropriately. Nonetheless, this does not preclude submission and selection of proposals requesting other amounts.Proposals should include a business case and exploitation strategy, as outlined in the Introduction to the LEIT part of this Work Programme.[1]See definition of the 'gender dimension approach' in the introduction of this Work Programme part."</text:p>
          </table:table-cell>
          <table:table-cell office:value-type="string" calcext:value-type="string">
            <text:p>"theme"</text:p>
          </table:table-cell>
          <table:table-cell table:number-columns-repeated="1022"/>
        </table:table-row>
        <table:table-row table:style-name="ro10">
          <table:table-cell office:value-type="string" calcext:value-type="string">
            <text:p>"Durability is a key criterion for materials in many applications and environments. Longer performing materials can strongly reduce overall life time costs, such as lower usage costs through reduced maintenance and shorter service interruptions. Costs may also be reduced in the production phase (raw materials, energy, transport, formability), in the installation phase, and the materials may be more appropriate for end of life reuse/recycling. Typical applications requiring excellent long term durability and high reliability are buildings, marine applications and infrastructures including off shore. In many applications, operational durability needs to be better understood, particularly for innovative products which have no demonstrated long term performance. Durability has to be evaluated both theoretically and in real installation conditions (including within challenging environments when relevant) as these may influence final product performance.Research proposals should address all of the following activities: theoretical understanding (and development of models if appropriate) of the factors which affect durability of materials, including corrosion and ageing phenomena; experimental methods to measure and reliably test durability, non-destructive inspection procedures and monitoring tools; development of new and more durable materials (possibly multifunctional); and “fit for purpose” validation of new materials through life testing in the planned application and environment.The proposed solutions should go well beyond the state of the art and it should be demonstrated that materials with improved durability also fulfil all other properties necessary for the application proposed.The following factors should also be all considered: principles of sustainability (the sustainability of each developed solution should be evaluated via life cycle assessment studies carried out according to the International Reference Life Cycle Data System - ILCD Handbook); ease of installation; realistic solutions at a reasonable price and appropriateness for the operational environment; resistance to harsh environments if applicable. When relevant, design considerations (optimal combination of new materials) should also be considered. Recycling/reuse of materials should also be addressed. Standardisation aspects should be considered when relevant. Proof of concept in terms of one (or more) component(s) containing the new materials developed should be delivered within the project, excluding commercially usable prototypes (2006/C323/01), but convincingly demonstrating scalability towards industrial needs. Information guides for applications, installation and any appropriate training on the new solutions should be provided before the end of the project.The implementation of this topic is intended to start at TRL 4 and target TRL 6. This topic is particularly suitable for the participation of SMEs.The Commission considers that proposals requesting a contribution from the EU between EUR 3 and 6 million would allow this specific challenge to be addressed appropriately. Nonetheless, this does not preclude submission and selection of proposals requesting other amounts.Proposals should include a business case and exploitation strategy, as outlined in the Introduction to the LEIT part of this Work Programme."</text:p>
          </table:table-cell>
          <table:table-cell office:value-type="string" calcext:value-type="string">
            <text:p>"theme"</text:p>
          </table:table-cell>
          <table:table-cell table:number-columns-repeated="1022"/>
        </table:table-row>
        <table:table-row table:style-name="ro10">
          <table:table-cell office:value-type="string" calcext:value-type="string">
            <text:p>"As material systems and device structures become nanosized and nanostructured, significant challenges exist with respect to their design and the tailoring of their functions in a controlled way. The use of discrete materials models, as a bridge for linking and coupling nanostructure features to macroscopic device functionality is gaining increasing importance in the fast and reliable development of new materials, devices, and the control of the related production processes. Characterisation techniques and experimental data for process optimisation and model validation are key in such developments.Europe has a large number of first-class laboratories for characterisation in the field of advanced materials and nanotechnologies. In some cases, regional hubs of laboratories addressing characterisation for specific industrial or application sectors have already been successfully established. Nevertheless, there is an ever increasing need for a strong transnational and trans-sectorial coordination and optimisation of existing characterisation technologies and their utilisation for the benefit of widespread process optimisation and model validation. This includes the need for widely agreed experiment protocols, multi-technique and multi-scale characterisation approaches, metadata descriptions of interpretation tools and accessible, relevant, and reliable data bases for raw and interpreted data.In the triangle of manufacturing, modelling, and experimentation, the projects should develop an open innovation environment for the optimisation of materials, materials behaviour and/or nano-device manufacturing processes, and for the validation of materials models[1] based on experimental characterisation.An open innovation environment should be created linking characterisation laboratories with capacities adapted to process optimisation and model validation needs. Also information on characterisation tools and expertise should be included.Commonly agreed validation and measurement protocols should be developed which address the most relevant issues related to experiments, process optimisation and model validation. Projects should also document their protocols for the interpretation of raw experimental data and document reliable models for data interpretation where needed. The project may seek to agree standards for interpretation protocols. Meta data to describe all protocols should be agreed.The same metadata should be used for interfacing existing characterisation databases to make search and linking between different, distributed databases effective and easy. The metadata should allow future extension to other sectors. Strategies and test rules pertaining to data integrity and quality mechanisms should be established. A concept to make raw and interpreted data citable should be developed and implemented for this system. The project should ensure wide spread participation.Projects should bring together a representative number of players from public and industrial nanoscale characterisation laboratories, from manufacturers, and from the academic and industrial materials modelling communities. To ensure a wide coverage, these players should cover several industrial or application sectors. Existing regional/national hubs may also participate, but they need to connect in the project to players in other countries, possibly also other regional/national hubs.The proposal should present a credible business plan for the maintenance of the open environment after the project duration.Proposers are strongly encouraged to consult the stakeholders outside the consortium through existing groups such as the European Materials Modelling Council or the Characterisation cluster. Appropriate resources should be foreseen for clustering activities.The implementation of this topic is intended to start at TRL 4 and target TRL 6. This topic is particularly suitable for SMEs. International standardisation, e.g. with the ISO, may be considered.The Commission considers that proposals requesting a contribution from the EU between EUR 3 and 4 million would allow this specific challenge to be addressed appropriately. Nonetheless, this does not preclude submission and selection of proposals requesting other amounts.[1]http://ec.europa.eu/research/industrial_technologies/modelling-materials_en.html"</text:p>
          </table:table-cell>
          <table:table-cell office:value-type="string" calcext:value-type="string">
            <text:p>"theme"</text:p>
          </table:table-cell>
          <table:table-cell table:number-columns-repeated="1022"/>
        </table:table-row>
        <table:table-row table:style-name="ro10">
          <table:table-cell office:value-type="string" calcext:value-type="string">
            <text:p>"One of the principal levers to improve the energy efficiency, performance and range of vehicles, and reduce their impact on the environment, is to decrease their weight. This is particularly important for conventionally-powered vehicles to reduce CO2 emissions but also for EVs in which the relatively limited range and high costs, linked to the still comparatively low production volumes, remain critical factors that determine their competitiveness.Previously-conducted EU research projects have already demonstrated the fact that the adoption of advanced grades of steel, metal alloys, aluminium, novel plastics and biomaterials, novel high-strength light-weight ceramics and composites can lead to a drastic reduction in the weight of a wide range of vehicle components. However the outcome of these activities is also that the additional cost for each kilogram saved is still too high to represent a revolutionary approach enabling intensive use of such lightweight materials particularly in vehicles intended for mass-production.Correspondingly it is necessary to address this issue directly and urgently in order to identify solutions for the significant weight reduction of vehicles, and in particular electrified cars, which are cost-effective and viable with respect to the intended production volumes and from the entire life-cycle perspective, improving performance without compromising crashworthiness and durability. Specifically the principal focus should be on large production volumes exploiting economies of scale, targeting production volumes of at least 50000 units per annum, while investigating also the opportunity for developing common solutions across different types of vehicle. The principal focus should be on large production volumes exploiting economies of scale, targeting production volumes of at least 50000 units per annum, while investigating also the opportunity for developing common solutions across different types of vehicle.A holistic, integrated and cost-driven approach should be pursued in order to optimize the use of lightweight materials solutions in all vehicle structures, subsystems and components (with the exception of concepts for stand-alone powertrains), considering the entire value chain from a life-cycle perspective: materials, tools, process, assembly and end-of-life.Materials engineering should address the development of new low density/high strength and highly formable materials (e.g. steels, alloys, aluminium, castings, polymers, biomaterials, ceramics and reinforcements) and their combination (e.g. composites, sandwiches, high strength foams) at affordable prices starting from less expensive sources, also via recycling and/or processes which are less energy-demanding. Furthermore, materials engineering should address corrosion, thermal expansion, joining (e.g. bonding, riveting, friction-stir based technologies, etc.) and recycling issues of multi-material designs, one essential prerequisite being the widespread availability and minimal CO2 footprint of the candidate materials.Manufacturing engineering should address both the need to use less energy-intensive and more sustainable technologies, and the opportunity to speed-up and improve the efficiency of lightweight part production also through the combination of different manufacture steps, moving towards new approaches specific for new materials, including cost-effective multi-material joining technologies as well as the formability of tailored blanks material hybrid parts, and considering also effective multi-material surface treatments.Design should pursue approaches based on both “right material for the right application” and “multi-functional optimization” in order to exploit the lightweight materials properties, optimizing their use through functional integration of multi-material solutions, including design for recycling. In view to further reduce the environmental footprint of the vehicles, the use of recycled high added-value materials should be considered.Virtual engineering should support the multi-functional design for the optimization of performance (including crashworthiness, durability, etc.), developing and applying methods and tools to enable the efficient and effective simulation of multi-functional, multi-material solutions as well as of sustainable manufacturing technologies in order to minimize material use and energy consumption. Importantly Life Cycle Analysis (LCA should support the entire design and development process.The activities are required to identify solutions for the weight reduction of vehicles, including, but not limited to, electrified cars which, through a comprehensive analysis, should be demonstrated to be both viable, in terms of cost and production, and sustainable from the life-cycle perspective.The solutions must be validated at the application level, with full verification of the virtual engineering approach, to demonstrate improved performance without any compromise in terms of crashworthiness and durability. An assessment of the applicability of the solutions developed across different vehicle types is also expected.This topic is a NMBP contribution to the European Green Vehicles Initiative (EGVI) and was developed in close collaboration with EGVI. It complements the EGVI activities in the Work Programme part of the Societal Challenge “Smart, green and integrated transport”.The implementation of this topic is intended to start at TRL 4 and target TRL 6. The Commission considers that proposals requesting a contribution from the EU between EUR 5 and 8 million would allow this specific challenge to be addressed appropriately. Nonetheless, this does not preclude submission and selection of proposals requesting other amounts.Specific targets that should be achieved in short- to medium-term (within a time frame of about 6 years following the completion of the project) include:Proposals should include a business case and exploitation strategy, as outlined in the Introduction to the LEIT part of this Work Programme."</text:p>
          </table:table-cell>
          <table:table-cell office:value-type="string" calcext:value-type="string">
            <text:p>"theme"</text:p>
          </table:table-cell>
          <table:table-cell table:number-columns-repeated="1022"/>
        </table:table-row>
        <table:table-row table:style-name="ro10">
          <table:table-cell office:value-type="string" calcext:value-type="string">
            <text:p>"The aim of this topic is to develop innovative approaches for biomaterials for health that are easily transferable from industry to the clinic and based on new methodologies directed to the improvement of the treatment and prognosis of demyelination disorders (one specific disorder to be chosen), where regrowth and regeneration of affected areas of the nervous system is the key to successful therapy. These disorders are often of chronic duration and associated with increasing levels of disability. In the European Union, at least 1 000 000 people are affected with these disorders and many more times than that world-wide. They are often diagnosed between the ages of 20 and 40 when families and careers are developing and can represent the most common cause of disability affecting young adults, thereby having a strong economic impact for society in terms of healthcare costs.Proposals should focus on the development of new multifunctional biomaterials, as part of eventual Medical Devices[1] or Advanced Therapies[2], so that they can function as effective eventual therapeutic interventions. They can include biocompatible and biodegradable biomaterials as part of minimally invasive treatments and theragnostic materials. Funding for the development of new drug candidates for these conditions or for any form of clinical trial will not be considered.The development of new integrated experimental and computational approaches aimed to describe interface processes and their determinants should be considered as key step for the design of safe and performing biomaterials. Experimental protocols should be planned taking due account of current good laboratory practice (GLP) and ISO guidelines. Manufacturing processes will need to be addressed, including up scaling, good manufacturing practice (GMP), process analytical technology (PAT), technology transfer and regulatory work in respect of relevant regulations as appropriate[3][4]. At least one type of tissue engineering construct should be delivered at the end of the research project together with a proof of concept of its therapeutic potential and preclinical validation.In order to ensure relevance and impacts of the research efforts, the active participation of industrial partners and clinicians represents an added value to the proposals and this will be reflected in the evaluation under the criterion “Impact”. A multidisciplinary approach is preferred; taking into account both surgical, minimally invasive and pharmacological approaches, as well as prevention and rehabilitation strategies, including robotics if necessary. The expected results should improve the quality of life of the affected population and their careers. They should be measurable even for optimising research costs of the enterprises and for reducing time-to-market of new products. The project should include training and dissemination activities. As relevant, the proposed activities should address sex and gender specific aspects[5].The implementation of this topic is intended to start at TRL 3 and target TRL 5. This topic is particularly suitable for SMEs.The Commission considers that proposals requesting a contribution from the EU between EUR 5 and 8 million would allow this specific challenge to be addressed appropriately. Nonetheless, this does not preclude submission and selection of proposals requesting other amounts.Proposals should include a business case and exploitation strategy, as outlined in the Introduction to the LEIT part of this Work Programme.[1] As defined by Council Directive of 20 June 1990 on the approximation of the laws of the Member States relating to Active Implantable Medical Devices (90/385/EEC) (OJ L 189, 20.7.1990, p. 17) (as amended), Council Directive 93/42/EEC of 14 June 1993 concerning Medical Devices (OJ L 169, 12.7.1993, p. 1) (as amended) and Directive 98/79/EC of the European Parliament and of the Council of 27 October 1998 on In Vitro Diagnostic Medical Devices (OJ L 331, 7.12.1998, p. 1) (as amended) and with the relevant Implementing Measures and all succeeding measures.[2] As defined by Regulation (EC) No 1394/2007 on advanced therapy medicinal products (gene therapy, stem cell therapy and tissue engineering)[3]As defined by Council Directive of 20 June 1990 on the approximation of the laws of the Member States relating to Active Implantable Medical Devices (90/385/EEC) (OJ L 189, 20.7.1990, p. 17) (as amended), Council Directive 93/42/EEC of 14 June 1993 concerning Medical Devices (OJ L 169, 12.7.1993, p. 1) (as amended) and Directive 98/79/EC of the European Parliament and of the Council of 27 October 1998 on In Vitro Diagnostic Medical Devices (OJ L 331, 7.12.1998, p. 1) (as amended) and with the relevant Implementing Measures and all succeeding measures.[4]As defined by Regulation (EC) No 1394/2007 on advanced therapy medicinal products (gene therapy, stem cell therapy and tissue engineering)[5]See definition of the 'gender dimension approach' in the introduction of this Work Programme part."</text:p>
          </table:table-cell>
          <table:table-cell office:value-type="string" calcext:value-type="string">
            <text:p>"theme"</text:p>
          </table:table-cell>
          <table:table-cell table:number-columns-repeated="1022"/>
        </table:table-row>
        <table:table-row table:style-name="ro10">
          <table:table-cell office:value-type="string" calcext:value-type="string">
            <text:p>"Many biomolecules (e.g. proteins, peptides, nucleic acid, enzymes), in opposition to classical small molecules, have demonstrated interesting therapeutic activities in vitro. However, they are too often not druggable because once in pre-clinical in vivo development, they show disappointing loss of efficacy and/or unacceptable toxicity. For example, a high in vitro efficacy of a therapeutic biomolecule can disappointedly become low in vivo, because the biomolecule is processed by the immune system or by enzymes of the host before reaching its targeted tissue. Nanotechnology represents a promising opportunity to overcome these drawbacks. Indeed, the formulation of nanocarriers containing biomolecules ('biologicals') for drug/vaccine delivery can greatly improve their in vivo efficacy and/or decrease their toxicity and provide the capability to cross biological barriers (e.g. intestinal, blood-brain barrier, nasal, ocular, pulmonary, skin).This call addresses nanoformulation of biologicals (like proteins, peptides, nucleic acids and enzymes). With an appropriate formulation the biologicals can be effectively transported through the relevant biological barriers to the targeted organs, tissues and cells.Formulation of nanomedicines has in general been empirical and often produced in an amorphous or undefined structure, which produces regulatory and manufacturing control issues. The aim of the research is to achieve excellent quality control of the assembly by using self-assembling systems. The resulting processes should provide a high degree of control over the physico-chemical parameters like shape, size and chemical composition while incorporating non-Lipinski molecules such as nucleics acids, proteins or peptides. Characterisation aspects of the nanoformulations therefore have to be properly addressed. The benefit will be easier manufacturing and process control, as well as optimised nanoformulation of biologicals with tailored transport through biological barriers.Projects will develop a nanoformulation of biomolecules to provide a solid pre-clinical proof of concept, address scale-up to the quantities needed for late pre-clinical and clinical study and prepare for future clinical testing. Partners will also have to describe how the various barriers for advancing their new therapy to clinical application will be overcome; they will especially take into account the medical regulatory requirements and the scale-up production for clinical study. As relevant, the proposed activities should address sex and gender specific aspects[1].The clinical focus should be notably on age related diseases, neglected diseases and rare diseases or inflammatory diseases, but excluding cancer and infectious diseases.Activities are expected to commence at Technology Readiness Levels 3 /4 and reach 5/6. This topic is particularly suitable for SMEs.The Commission considers that proposals requesting a contribution from the EU between EUR 5 and 6 million would allow this specific challenge to be addressed appropriately. Nonetheless, this does not preclude submission and selection of proposals requesting other amounts.Proposals should include a business case and exploitation strategy, as outlined in the Introduction to the LEIT part of this Work Programme.[1]See definition of the 'gender dimension approach' in the introduction of this Work Programme part."</text:p>
          </table:table-cell>
          <table:table-cell office:value-type="string" calcext:value-type="string">
            <text:p>"theme"</text:p>
          </table:table-cell>
          <table:table-cell table:number-columns-repeated="1022"/>
        </table:table-row>
        <table:table-row table:style-name="ro10">
          <table:table-cell office:value-type="string" calcext:value-type="string">
            <text:p>"Strengthening Europe’s position in nanomedicine research requires concentrated action on common European research priorities in view of implementing joint initiatives. The Nanomedicine Strategic Research and Innovation Agenda gives a strategic and perspective frame for increasing uptake of nanomedical research and innovation through joint undertakings notably with large pharma or diagnostics companies, thereby contributing to the emergence of a nanomedicine industrial sector.The proposed ERA-NET Cofund aims at coordinating the research efforts of the participating Member States, Associated States and Regions in the field of nanomedicine, continuing the activities started by the ERA-NET EuroNanoMed and fostering the competitiveness of European nanomedicine actors, and to implement a joint transnational call for proposals (resulting in grants to third parties) with EU co-funding to fund multinational innovative research initiatives in this domain.The action will link with existing PPP or Joint programming initiatives such as IMI to leverage public funding and increase joint projects with Industries and to create a positive environment for the uptake of innovation nanomedicine.The Commission considers that proposals requesting a contribution from the EU between EUR 8 and 10 million would allow this specific challenge to be addressed appropriately. Nonetheless, this does not preclude submission and selection of proposals requesting other amounts.No more than one action will be funded."</text:p>
          </table:table-cell>
          <table:table-cell office:value-type="string" calcext:value-type="string">
            <text:p>"theme"</text:p>
          </table:table-cell>
          <table:table-cell table:number-columns-repeated="1022"/>
        </table:table-row>
        <table:table-row table:style-name="ro10">
          <table:table-cell office:value-type="string" calcext:value-type="string">
            <text:p>"The development of new biotechnology-based products needs to be complemented with a scientifically valid identification of the potential hazards from these biomaterials to human health and to the environment, together with the monitoring and reduction of the risk that these new technologies pose. Current knowledge is still incomplete and the established methods may be inappropriate for specific materials in view of their eventual deployment. The necessary integration of physical, chemical, biochemical and clinical methods is an open challenge. Hence, future production system engineering requires development of integrated and validated methodologies as basis for an appropriate integrated risk management.The development of new biotechnology-based products needs to be complemented with a scientifically valid identification of the potential hazards from these biomaterials to human health and to the environment, together with the monitoring and reduction of the risk that these new technologies pose. Current knowledge is still incomplete and the established methods may be inappropriate for specific materials. Hence, future production system engineering requires validated methodologies as basis for an appropriate integrated risk management. As relevant, the proposed activities should address sex and gender specific aspects[1].Projects are expected to initiate and support standardisation of the proposed biomaterials and methods, including methods that will reflect their eventual deployment as part of Advanced Therapy Medicinal Products and/or Medical Devices.The expected projects should be related to validating, adapting and/or developing a reliable methodology for risk assessment and thorough overarching hazard identification for engineered biomaterials and should address the following areas:The implementation of this topic is intended to start at TRL 4 and target TRL 6. This topic is particularly suitable for international cooperation.The Commission considers that proposals requesting a contribution from the EU between EUR 5 and 8 million would allow this specific challenge to be addressed appropriately. Nonetheless, this does not preclude submission and selection of proposals requesting other amounts.[1]See definition of the 'gender dimension approach' in the introduction of this Work Programme part.[2]Regulation (EC) No 1907/2006 of the European Parliament and of the Council of 18 December 2006 concerning the Registration, Evaluation, Authorisation and Restriction of Chemicals (REACH), establishing a European Chemicals Agency, amending Directive 1999/45/EC and repealing Council Regulation (EEC) No 793/93 and Commission Regulation (EC) No 1488/94 as well as Council Directive 76/769/EEC and Commission Directives 91/155/EEC, 93/67/EEC, 93/105/EC and 2000/21/EC and amendments"</text:p>
          </table:table-cell>
          <table:table-cell office:value-type="string" calcext:value-type="string">
            <text:p>"theme"</text:p>
          </table:table-cell>
          <table:table-cell table:number-columns-repeated="1022"/>
        </table:table-row>
        <table:table-row table:style-name="ro10">
          <table:table-cell office:value-type="string" calcext:value-type="string">
            <text:p>"Research and technology development at the interface of key enabling technologies has the potential to provide novel technological Micro-Nano–Bio integrated Systems (MNBS) platforms to enhance the ability to sense, detect, analyse, monitor and act on phenomena from macro (e.g. body, organ, tissues) to nano scale (e.g. molecules, genes). These developments have a high potential for facilitating personalised and preventive healthcare. However, the translation of laboratory proven concepts to the clinical environment involving pre-clinical and clinical testing, prototyping, and small series manufacturing is currently lagging. Business development and market growth are therefore still limited. The challenge is to bring new promising laboratory proven MNBS concepts for addressing priority healthcare needs from the laboratory to the clinic.The focus is on further development into a clinical setting of novel MNBS platforms, techniques and systems that have already been proven in a laboratory setting (laboratory Proof-of-Concept). These must pertain to one or more of the following:Proposals should pay attention to facilitate clinical data harvesting, e.g. for medical regulatory purposes and/or to enhance epidemiological monitoring of health and disease patterns. As relevant, the proposed activities should address sex and gender specific aspects[1].Proposals should demonstrate clear compliance with applicable Good Laboratory Practice /Good Clinical Practice /Good Manufacturing Practice, and be consistent with ISO and other regulations (both national and European). The translation from the pre-clinical phase to early clinical testing, including design and pilot manufacturing in appropriate volume for clinical testing (small series), pre-clinical and early clinical testing is a necessary part of the work-up. Attention should be paid to the requirements for Health Technology Assessment (HTA). Standardisation issues have to be taken into account where appropriate.Activities are expected to commence at Technology Readiness Levels 3/4 and reach 5-6.A significant participation of SMEs with R&amp;D capacities is encouraged.The Commission considers that proposals requesting a contribution from the EU between EUR 3 and 5 million would allow this specific challenge to be addressed appropriately. Nonetheless, this does not preclude submission and selection of proposals requesting other amounts.Proposals should address one or more of the following impact criteria and provide metrics to measure and monitor success.Proposals should include a business case and exploitation strategy, as outlined in the Introduction to the LEIT part of this Work Programme.This topic will be co-funded by LEIT-ICT and LEIT-NMBP within the context of a Cross-KET initiative for Health, for a total budget of EUR 15 000 000.[1]See definition of the 'gender dimension approach' in the introduction of this Work Programme part."</text:p>
          </table:table-cell>
          <table:table-cell office:value-type="string" calcext:value-type="string">
            <text:p>"theme"</text:p>
          </table:table-cell>
          <table:table-cell table:number-columns-repeated="1022"/>
        </table:table-row>
        <table:table-row table:style-name="ro10">
          <table:table-cell office:value-type="string" calcext:value-type="string">
            <text:p>"The application of nanotechnology and nanobiomaterials has great potential to advance medicine for the benefit of citizens. However, the use of these new technologies poses considerable challenges for assessing the quality, safety and efficacy of the novel nanomedicines and medical devices.Proposals should advance the field of medical regulatory science and practice through the development and validation of science based regulatory knowledge and standardisation of innovative technical tools and methods. The intention is to lead to a new and better methodology for pre-clinical and clinical evaluation and help to take appropriate stock of and to apply innovative scientific advances as and when they occur. As relevant, the proposed activities should address sex and gender specific aspects[1].Proposals should focus on the development of new regulatory standards and tools that are based on scientific principles that already have a Proof-of-Concept at the laboratory scale.Where appropriate, proposals should make use of the opportunities for obtaining scientific advice from medical regulatory bodies to support the qualification of innovative development methods.International cooperation and participation of Member States funding programmes with complementary funding is encouraged to facilitate development of new regulatory science on the global scale.Established methods, including related equipment, should be brought to Technology Readiness Level 6 and beyond, whereas those based on new concepts are expected to reach TRL 5.This topic is suitable for international cooperation.The Commission considers that proposals requesting a contribution from the EU between EUR 5 and 8 million would allow this specific challenge to be addressed appropriately. Nonetheless, this does not preclude submission and selection of proposals requesting other amounts.No more than one action will be funded.[1]See definition of the 'gender dimension approach' in the introduction of this Work Programme part."</text:p>
          </table:table-cell>
          <table:table-cell office:value-type="string" calcext:value-type="string">
            <text:p>"theme"</text:p>
          </table:table-cell>
          <table:table-cell table:number-columns-repeated="1022"/>
        </table:table-row>
        <table:table-row table:style-name="ro10">
          <table:table-cell office:value-type="string" calcext:value-type="string">
            <text:p>"Detection and monitoring of cell and tissue transplants in vivo is of utmost importance for development of clinical cell therapy. Suitable nanotechnology-based imaging approaches with high sensitivity should allow for monitoring of cell viability, engraftment and distribution, also through the use of nanomaterials for cells marking. Appropriate imaging techniques have been developed for application in small animals, but are not available yet for use in preclinical large animal models and patients. In particular, such technologies will represent an important safety measure enabling early detection of cell based therapy.Proposals should focus on the following:As relevant, the proposed activities should address sex and gender specific aspects[1].Activities are expected to commence at Technology Readiness Levels 3/4 and reach 5/6. The Commission considers that proposals requesting a contribution from the EU between EUR 5 and 7 million would allow this specific challenge to be addressed appropriately. Nonetheless, this does not preclude submission and selection of proposals requesting other amounts.Proposals should include a business case and exploitation strategy, as outlined in the Introduction to the LEIT part of this Work Programme.[1]See definition of the 'gender dimension approach' in the introduction of this Work Programme part."</text:p>
          </table:table-cell>
          <table:table-cell office:value-type="string" calcext:value-type="string">
            <text:p>"theme"</text:p>
          </table:table-cell>
          <table:table-cell table:number-columns-repeated="1022"/>
        </table:table-row>
        <table:table-row table:style-name="ro10">
          <table:table-cell office:value-type="string" calcext:value-type="string">
            <text:p>"Developing innovative nanomedical products for a more personalized, predictive and efficient medicine requires further integration of nanotechnologies aiming at applications in human health notably with further Key Enabling Technologies. It also needs a functioning ecosystem of actors, in which the research, translation, regulation, standardization and take-up of innovative nanomedicines by the different European healthcare systems is stimulated. End-of-life/disposal and recyclability issues should also be addressed as appropriate.Supporting the development of an ecosystem for nanomedicine in Europe, including activities such as coordinating national platforms and regional clusters; developing common training material and services; international cooperation related to community building, road-mapping, regulation, manufacturing, reimbursement and pricing, standardization and recyclability; and reaching out to attract the interest of citizens, young talents and young entrepreneurs. Collaborations with relevant technology platforms or similar initiatives in Europe or worldwide will allow deeper and more effective cross-KETs activities for innovative integrated solution and well as a consolidated international strategy for the sector.Attention should be paid to achieve a cross-regional, cross-sectoral and cross-technological approach, based on the analysis of relevant roadmaps, strategic research agendas or smart specialisation strategies which have listed nanomedicine or personalised Medicine as one of their priorities. These different approaches might for instance be united into one “meta” roadmap.The Commission considers that proposals requesting a contribution from the EU between EUR 1 and 2 million would allow this specific challenge to be addressed appropriately. Nonetheless, this does not preclude submission and selection of proposals requesting other amounts."</text:p>
          </table:table-cell>
          <table:table-cell office:value-type="string" calcext:value-type="string">
            <text:p>"theme"</text:p>
          </table:table-cell>
          <table:table-cell table:number-columns-repeated="1022"/>
        </table:table-row>
        <table:table-row table:style-name="ro10">
          <table:table-cell office:value-type="string" calcext:value-type="string">
            <text:p>"High efficiency solar energy harvesting (high-efficiency photo-voltaics (PV) or concentrated solar power (CSP)) is an important building block in installing a secure, competitive and sustainable energy system. Increased efforts have to be made to make these technologies cost competitive under suitable electricity market conditions. Novel functional materials and material combinations throughout the solar system manufacturing chain enhance the efficiency of solar energy harvesting beyond that of the current state-of-the-art technologies. These new materials and processes allow the European materials supply sector to expand its industrial leadership towards the next generation of solar energy harvesting which is expected to reach the markets beyond 2020.Proposals should develop durable materials solutions for novel high efficiency solar (PV or CSP) technologies, to enhance system conversion efficiencies, while preserving lifetime and ensuring materials resource efficiency. Activities related to concentrated PV are out of scope of this topic. Research efforts must focus on delivering advanced materials (including but not limited to particles, thin films, nanostructures, heat transfer fluids, phase change materials and receptors), and/or their combinations into innovative device architectures. The proposed solutions need to demonstrate their added value in terms performance or unique application options and their viability in terms of manufacturability, yield and stability. Finally, the high efficiency concepts should be assessed for technical and economic viability and developed towards readiness for upscaling the materials production.This topic calls for proposals with focus on advanced materials solutions and architectures. A complementary topic is published in the “Secure, clean and efficient energy” part of this Work Programme (LCE 7a/b-2016-2017: Developing the next generation technologies of renewable electricity and heating/cooling), calling for proposals on solutions with a technology-approach.The implementation of this topic is intended to start at TRL 4 and target TRL 6.The Commission considers that proposals requesting a contribution from the EU between EUR 3 and 5 million would allow this specific challenge to be addressed appropriately. Nonetheless, this does not preclude submission and selection of proposals requesting other amounts.The performance levels of the proposed materials solution(s) should be in line with those specified in relevant parts of the SET-Plan Integrated Roadmap and its Annexes, available at https://setis.ec.europa.eu/set-plan-process/integrated-roadmap-and-action-plan Proposals should include a business case and exploitation strategy, as outlined in the Introduction to the LEIT part of this Work Programme."</text:p>
          </table:table-cell>
          <table:table-cell office:value-type="string" calcext:value-type="string">
            <text:p>"theme"</text:p>
          </table:table-cell>
          <table:table-cell table:number-columns-repeated="1022"/>
        </table:table-row>
        <table:table-row table:style-name="ro10">
          <table:table-cell office:value-type="string" calcext:value-type="string">
            <text:p>"Reliable access to cost-effective electricity is the backbone of the EU economy, and electrical energy storage is an integral element in this system. Without significant investments in stationary electrical energy storage, the current electric grid infrastructure will increasingly struggle to provide reliable, affordable electricity, thereby jeopardizing the transformational changes envisioned for a modernized grid. Investment in integrating energy storage refurbishing the grid is essential for keeping pace with the increasing demands for electricity arising from continued growth in productivity and the projected increase in distributed and/or intermittent energy sources. The technical aspects that will be posed by an improved grid include inventing new technologies requiring new advanced materials. Some materials will improve the current technology, while some will enable emerging technologies.By the development and demonstration of solutions based on advanced functional particles, filaments, layers, coatings and new functionalities, proposals should contribute to the integration of storage devices in the electrical grid. Targeted applications could include, but are not limited to, high capacity cables with optimized strength and conductivity, and superconductors, (extra) high voltage cables and accessories up to 1000 kV, materials for medium voltage (2kV to 35kV) and smart electrical accessories, new materials for extreme conditions and surface treatment of existing materials to protect and improve performances within the context of the electricity grid.Activities addressing the development of materials specifically for energy storage technologies and for power electronics are outside the scope of this call. A dedicated topic on materials research for power electronics is included in this Work Programme under topic NMBP 02-2016 "Advanced Materials for Power Electronics based on wide bandgap semiconductor devices technology". The proposed solutions should be assessed on their technical and economical viability.This topic calls for proposals with focus on advanced materials solutions for electricity grid related technologies. A partially complementary topic is published in the “Secure, clean and efficient energy” part of this Work Programme (LCE 1-2016: Next generation innovative technologies enabling smart grids, storage and energy system integration with increasing share of renewables: distribution network), calling for proposals on solutions starting from the technology part of the value chain.The implementation of this topic is intended to start at TRL 5 and target TRL 6.The Commission considers that proposals requesting a contribution from the EU between EUR 6 and 8 million would allow this specific challenge to be addressed appropriately. Nonetheless, this does not preclude submission and selection of proposals requesting other amounts.The performance levels of the proposed materials solution(s) should be in line with those specified in relevant parts of the SET-Plan Integrated Roadmap and its Annexes, available at https://setis.ec.europa.eu/set-plan-process/integrated-roadmap-and-action-planProposals should include a business case and exploitation strategy, as outlined in the Introduction to the LEIT part of this Work Programme."</text:p>
          </table:table-cell>
          <table:table-cell office:value-type="string" calcext:value-type="string">
            <text:p>"theme"</text:p>
          </table:table-cell>
          <table:table-cell table:number-columns-repeated="1022"/>
        </table:table-row>
        <table:table-row table:style-name="ro10">
          <table:table-cell office:value-type="string" calcext:value-type="string">
            <text:p>"Energy storage will play a key role in enabling the EU to develop a low-carbon electricity system. Energy storage can supply more flexibility and balancing to the grid, providing a back up to intermittent renewable energy. Chemical energy storage is the transformation of electrical energy into chemical energy carriers. It consequently involves exchange of energy between different vectors of the energy system. Once the energy is transformed to chemicals the concept opens for many ways to use the primary electric energy, e.g., for re-electrification, heating and mobility. For such chemical energy storage, hydrogen or chemicals are considered. In particular the production of chemicals (e.g. methanol, ethanol, methane and syngas amongst others) by co-electrolysis is very promising technology in which R&amp;I efforts should result in a substantial increase of the efficiency of the processes.Proposals should focus on the development of advanced materials, materials solutions or new chemistries, to up-scale the chemical storage of energy in chemicals or hydrogen to economically viable levels. The proposals should select one or more of the following subjects: The technical validation in an industrially relevant environment and economic viability of the proposed solutions should be addressed in the proposal.This topic calls for proposals with focus on cost effective materials solutions for “power-to-chemical" technologies. A complementary topic with focus on using solid oxide electrolysis cells (SOEC) to convert renewable electricity into hydrogen and, via hydrogen, into other products is included in the 2015 Work Plan of the FCH Joint Undertaking (JU).The implementation of this topic is intended to start at TRL 3 and target TRL 5.The Commission considers that proposals requesting a contribution from the EU between EUR 3 and 5 million would allow this specific challenge to be addressed appropriately. Nonetheless, this does not preclude submission and selection of proposals requesting other amounts.The performance levels of the proposed materials solution(s) should be in line with those specified in relevant parts of the SET-Plan Integrated Roadmap and its Annexes, available at https://setis.ec.europa.eu/set-plan-process/integrated-roadmap-and-action-planProposals should include a business case and exploitation strategy, as outlined in the Introduction to the LEIT part of this Work Programme."</text:p>
          </table:table-cell>
          <table:table-cell office:value-type="string" calcext:value-type="string">
            <text:p>"theme"</text:p>
          </table:table-cell>
          <table:table-cell table:number-columns-repeated="1022"/>
        </table:table-row>
        <table:table-row table:style-name="ro10">
          <table:table-cell office:value-type="string" calcext:value-type="string">
            <text:p>"Carbon capture and storage (CCS) is a key element in the EU low-carbon policy. Presently, the roll-out has been hampered by costs and techno-economic uncertainties of the CCS, where CO2 capture is a major part. While there is a need to demonstrate currently state-of-the-art capture technologies in real market conditions, promising new material solutions have been under development for the next generation CCS technologies that are expected to reach the markets beyond 2020. These solutions could dramatically improve the efficiency of CO2 capture but the materials manufacturing processes should be further developed towards higher yields while conserving functionality at a lower cost.Proposals should capitalise on promising material solutions for the next generation CO2 capture technologies (such as pre-combustion or post-combustion capture, oxygen combustion or other novel technologies or concepts). Recent work on such materials and capture techniques, based on, inter alia, nanostructured hybrid materials, membranes, solid and liquid-based adsorbents has made progress to the extent that their cost and performance competitiveness with respect to the state-of-the-art technologies (at least at demonstration level) should now be tested. The proposed solutions need to prove their added value in terms of sustainability and performance or their ability to address unique applications, and their viability in terms of manufacturability, yield, stability, long working-life and easy regeneration. Finally, the high efficiency concepts should be assessed for technical and economic viability and developed to readiness for pilot manufacturing to integrate the high-performance materials in existing demonstration projects.This topic calls for proposals with focus on the manufacturability high performance materials for CO2 capture. A partially complementary topic is published in the “Secure, clean and efficient energy” part of this Work Programme (LCE 24-2016: International Cooperation with South Korea on new generation high-efficiency capture processes), calling for proposals on the development of high potential novel technologies or processes for post- and/or precombustion CO2 capture.The implementation of this topic is intended to start at TRL 5 and target TRL 6.The Commission considers that proposals requesting a contribution from the EU between EUR 6 and 8 million would allow this specific challenge to be addressed appropriately. Nonetheless, this does not preclude submission and selection of proposals requesting other amounts.The performance levels of the proposed materials solution(s) should be in line with those specified in relevant parts of the SET-Plan Integrated Roadmap and its Annexes, available at https://setis.ec.europa.eu/set-plan-process/integrated-roadmap-and-action-planProposals should include a business case and exploitation strategy, as outlined in the Introduction to the LEIT part of this Work Programme."</text:p>
          </table:table-cell>
          <table:table-cell office:value-type="string" calcext:value-type="string">
            <text:p>"theme"</text:p>
          </table:table-cell>
          <table:table-cell table:number-columns-repeated="1022"/>
        </table:table-row>
        <table:table-row table:style-name="ro10">
          <table:table-cell office:value-type="string" calcext:value-type="string">
            <text:p>"Pooling resources can foster the competitiveness of Europe’s advanced manufacturing industry, by the co-funding of manufacturing research projects performed by transnational consortia involving enterprises and their strategic partners. A strategic and industry relevant approach is needed in order to address key manufacturing priorities, covering the entire value chains and gathering national and regional research and innovation capacities, thereby mobilising all relevant European stakeholders and in particular SMEs.The proposed ERA-NET aims to coordinate the research and innovation efforts of the participating Member States, Associated States and Regions in the field of advanced manufacturing, continuing the activities started by MANUNET and followed by MANUNET II, supporting in particular SMEs and with a special focus on the key areas of new production processes, adaptive manufacturing systems and technologies for the factory of the future, and to implement a joint transnational call for proposals (resulting in grants to third parties) with EU co-funding to support multi-national innovative research initiatives in this domain.Coordination with the relevant players at European level such as those in the Factories of the Future cPPP and relevant European Technology Platforms is expected and the strong involvement in the transnational projects of SMEs with innovation potential is encouraged.International cooperation on R&amp;I issues on manufacturing at global level should be properly addressed and the potential participation in the proposed ERA-NET of regions from third countries with local funding programmes on manufacturing is encouraged.The Commission considers that proposals requesting a contribution from the EU between EUR 8 and 10 million would allow this specific challenge to be addressed appropriately. Nonetheless, this does not preclude submission and selection of proposals requesting other amounts.No more than one action will be funded.Prospective participant organisations should note that the impact of this ERA-NET could be enhanced by using resources coming through the European Structural and Investment Funds (provided that the appropriate policy measures together with the corresponding national contribution for them have been foreseen in the relevant Operational Programme). In such a case, participants should understand that ESI Funds cannot replace partly or wholly the expected national contribution(s) for matching the expected Horizon 2020 grant. However ESI Funds (together with national funds) can be used for enhancing the impact of the ERA-NET mobilising additional national funds for this purpose."</text:p>
          </table:table-cell>
          <table:table-cell office:value-type="string" calcext:value-type="string">
            <text:p>"theme"</text:p>
          </table:table-cell>
          <table:table-cell table:number-columns-repeated="1022"/>
        </table:table-row>
        <table:table-row table:style-name="ro10">
          <table:table-cell office:value-type="string" calcext:value-type="string">
            <text:p>"The current lack of stability in the markets does not create strong incentives for industry for long term investments in tangible fixed assets, and a quick response to market demand is crucial to market success. At the same a new generation of highly flexible production and process technologies and equipment, such as 3D-printing, has become available, enabling industry to adapt faster to the market demand and to produce in smaller series.All European companies, especially SMEs, need to have access to technology infrastructure with appropriate manufacturing facilities to help them develop their innovative product-services from the early stage of feasibility assessment up to the fabrication of first series of prototype's products. Purchasing is not always the best option.It is also important to develop value systems that take into account the new extended supply chain from the early stage of the design process up to the end-of-life activities. In addition, the real production can nowadays take place anywhere in the world and leave Europe with unused or outdated production capacities. The current overall process does not necessarily take into account economic, social and environmental benefits for Europe.Business models supporting the novel supply chains for innovative product-services would need to facilitate the flow of information on free utilisation capacity among service providers, which could be dedicated business set-ups for that kind of product-services, or just existing manufacturers with free production capacity at certain moments in time and business companies seeking short term solutions for their capacity shortages.New equipment, internet, digital technologies and social media have the potential to support new supply chain models that are focused on business-to-business (B2B) as well as business-to-consumer (B2C) relationships, on improving the use of manufacturing capacity in Europe.Solutions should facilitate the flow of information on free manufacturing capacity among service providers (which could be dedicated businesses or existing manufacturers with spare capacity).The research activities should focus on all of the following areas:Project activities will focus on new concepts and methodologies for knowledge-based, specialised product-service, which can fulfil the requirements of fast changing markets for innovative product-services. The service could be supplemented by after-sale services and extended guarantees provided by any entity from the supply chain base on common agreement.Social Sciences and Humanities (SSH) elements should be considered, such as economics and business administration. In particular, proposals should address the role of consumers and users as active participants in the innovation process.Activities are expected to focus on Technology Readiness Levels 4 to 6. This topic addresses cross-KET activities.This topic is particularly suitable for SMEs.The Commission considers that proposals requesting a contribution from the EU between EUR 2 and 4 million would allow this specific challenge to be addressed appropriately. Nonetheless, this does not preclude submission and selection of proposals requesting other amounts.Proposals should include a business case and exploitation strategy, as outlined in the Introduction to the LEIT part of this Work Programme."</text:p>
          </table:table-cell>
          <table:table-cell office:value-type="string" calcext:value-type="string">
            <text:p>"theme"</text:p>
          </table:table-cell>
          <table:table-cell table:number-columns-repeated="1022"/>
        </table:table-row>
        <table:table-row table:style-name="ro10">
          <table:table-cell office:value-type="string" calcext:value-type="string">
            <text:p>"Sustaining and growing businesses requires continuous product innovation. Making meaningful business strategy decisions is an ever more challenging task in a global context. The combination of materials and business modelling to explore what technical solutions are economically viable is not yet exploited to the extend it could. The sheer volume of data and information combined with its dynamic nature demands an ever better understanding of possible options. There is a need for a Business Decision Support System that supports the selection of the optimal material and process taking into account the implementation costs but also the associated risks, uncertainties and costs related to the modelling and simulation; a priority, especially for SMEs.The proposals should develop an integrated Business Decision Support System (BDSS) that can support decisions on new materials and new processes by calculating through hypothetical scenarios.The BDSS should enable the integration of materials modelling and business tools and databases into a single work-flow, allowing for flexibility of application to different industrial sectors.Proposals should create a framework that allows the flexible integration of existing or future discrete and continuum materials models with structured and unstructured data from multiple data bases containing materials data, commercial data and information on market trends, pricing, customer needs and demands.The BDSS should enable a multi-criteria optimisation over all stages of product development by allowing the end-user to mirror the operational framework of their company. The structure of the BDSS should allow back-engineering from the end-goal. BDSS should be designed such as to optimise the integration of humans in new more complex industrial environments. The tool should be available to and usable by decision makers in manufacturing companies in the form of a platform which can be confidentially applied by a company.The tool should be validated against measurements, existing data and real financial arguments. Validation of the developed systems on public case studies and training of translators on the system is required.Development of innovative methodologies should be included addressing innovative ways to connect existing and future models and how to use them in varying contexts (adaptive systems and networks). If appropriate, model development in terms of accuracy, robustness, uncertainty qualification and speed to allow a large design space to be explored may be included in order to enable exchange of modules and to prove flexibility of the framework. The consortium is expected to provide expertise on multiple discrete and continuum materials models[1], business decision support systems, data search technology (incl. optimalisation, genetic algorithms, symbolic regression, machine learning and cognitive learning).Activities are expected to target Technology Readiness Level 5.This topic is part of the open data pilot.Funded proposals will be invited to participate in a cluster, to agree on standards to achieve seamless integration of their frameworks and of the modules to be linked into the framework. Projects are expected to contribute actively to on-going activities e.g. in the EMMC (European Materials Modelling Council), and EU funded clusters.The Commission considers that proposals requesting a contribution from the EU between EUR 3 and 4 million would allow this specific challenge to be addressed appropriately. Nonetheless, this does not preclude submission and selection of proposals requesting other amounts.[1]http://ec.europa.eu/research/industrial_technologies/modelling-materials_en.html"</text:p>
          </table:table-cell>
          <table:table-cell office:value-type="string" calcext:value-type="string">
            <text:p>"theme"</text:p>
          </table:table-cell>
          <table:table-cell table:number-columns-repeated="1022"/>
        </table:table-row>
        <table:table-row table:style-name="ro10">
          <table:table-cell office:value-type="string" calcext:value-type="string">
            <text:p>"Predictive multi-scale material modelling has the potential to enable economic advantages for all manufacturing industries. There is a need for enhanced and effective interaction between all stakeholders, in particular between those engaged in different types of materials modelling (electronic, atomistic, mesoscopic and continuum materials, process and device modelling) and between translators, who translate industrial problems into materials modelling and manufacturers. In addition a lack has been identified for clear road maps for research on the application and use of materials modelling in industry. Moreover, there is a need to collate different methodologies and support further development of standards for efficient and effective implementation and use of materials modelling tools. Also there is a need to increase the interoperability of software to facilitate integration of various tools in processing and product design.The proposed coordination and support action should network the stakeholders and a platform is to be established to advance the use of materials models by industry and to agree on open tools with the wide stakeholder community.Road Maps for materials and related product and process modelling in industry with a focus on how discrete (electronic, atomistic and mesoscopic) models can be further developed and coupled or linked to continuum models are to be elaborated. The proposers should support the elaboration of methodologies and workflows.A materials modelling data repository of validated sources should be designed with coherent and concerted connections. Existing communication standards between models and databases should be further developed, alleviating the language gap between different vocabularies. An open simulation platform based on these standards should be designed to allow the flexible use of software components of different vendors. Provision of validated data by third parties should be stimulated.Benchmarking of tools and experimental data should be supported.A jointly agreed guidance on software development for academics is to be established and promoted so that such software can be used by industry. Technology Readiness Levels for software, which could help in selecting the right model/software for the end user, should be agreed with the wide community.The translation of industrial problems into material problems that can be solved by computational simulation should be facilitated.Training and dissemination should be stimulated across Europe to make the different stakeholders aware of the technical and economic benefits of active use of discrete and continuum materials modelling throughout company operations.Networking activities such as developing interest groups, workshops, training events, market studies and engaging with regulatory and benchmarking authorities if appropriate can be included.This topic is part of the open data pilot.The Commission considers that proposals requesting a contribution from the EU between EUR 3 and 4 million would allow this specific challenge to be addressed appropriately. Nonetheless, this does not preclude submission and selection of proposals requesting other amounts.No more than one action will be funded. "</text:p>
          </table:table-cell>
          <table:table-cell office:value-type="string" calcext:value-type="string">
            <text:p>"theme"</text:p>
          </table:table-cell>
          <table:table-cell table:number-columns-repeated="1022"/>
        </table:table-row>
        <table:table-row table:style-name="ro10">
          <table:table-cell office:value-type="string" calcext:value-type="string">
            <text:p>"Innovation in manufacturing industries can be much faster, if materials modelling is used to focus experimental efforts. Novel modelling solutions need all determining components to be interwoven and available to the entire European community allowing the quick development and market deployment of new materials. Industry wants to know the risks and gains of materials modelling and the resources necessary to use the models efficiently. The industry needs education and/or support by translators analysing the industrial problems and proposing modelling solutions to the companies requesting this, supported by benchmarking. The above services need to be accompanied by tangible components like models, software packages, data, state of the art and connections to key actors. An open simulation platform providing interoperability between discrete and continuum models based on widely agreed communication standards would facilitate the use of materials modelling.The project should establish a web based marketplace linking various activities and databases on models, information on simulation tools, communities, expertise, course materials, lectures, seminars and tutorials for at least two manufacturing sectors of the European industry.Projects should address sectors that in the design of materials and their manufacturing processes have common problems with models describing phenomena at, and ranging over, time and space scales spanning from femto-, pico-, nano- to the meso-scale.The project should aim at agreement with the wide European scientific and industrial community a standard for organizing modeling data needed to make search and linking between different databases effective and easy. Strategies and test rules pertaining to data integrity and quality, e.g., by user and analytic feedback mechanisms should be established. The proposal should develop practical solutions for the ownership, control and management of distributed databases. The project should ensure wide spread participation.The project should provide novel tangible avenues for integrating multiple materials models that can address industry relevant challenges. The project should establish methods for software interoperability that can later on be used for the integration of materials models (discrete and continuum applied at nanoscale) and databases in open simulation platforms. The development of homogenisation models and the elaboration of wrappers should be stimulated.The proposal should establish a validation system to provide reliability and accuracy of models and for the comparison of results of simulations between materials models and for comparison with experiments.The project should stimulate the exploitation of existing software via advice on modelling, education of companies and the stimulation of the provision of translation services especially for SMEs.The proposal should present a credible business plan for the maintenance of the hub after the project duration.Activities are expected to target Technology Readiness Level 6. This topic is part of the open data pilot.Funded proposals will be invited to participate in a cluster, to agree on metadata for the description of software and measurement tools and databases; to agree on software development standards; and to achieve seamless integration of their platforms across the different manufacturing-targeted application areas to achieve a true common marketplace. Projects are expected to contribute actively to on-going activities e.g. in the EMMC (European Materials Modelling Council), and EU funded clusters.The Commission considers that proposals requesting a contribution from the EU between EUR 5 and 8 million would allow this specific challenge to be addressed appropriately. Nonetheless, this does not preclude submission and selection of proposals requesting other amounts."</text:p>
          </table:table-cell>
          <table:table-cell office:value-type="string" calcext:value-type="string">
            <text:p>"theme"</text:p>
          </table:table-cell>
          <table:table-cell table:number-columns-repeated="1022"/>
        </table:table-row>
        <table:table-row table:style-name="ro10">
          <table:table-cell office:value-type="string" calcext:value-type="string">
            <text:p>"Nanomaterials are very diverse groups of materials with greatly varying properties. Thorough physico-chemical characterisation of nanomaterials, in their pristine forms but also in the tested environment, is nowadays being recognised as essential for sound assessment of their biological and environmental properties. In order to enable prediction of impacts, itself nowadays a pre-requirement for insuring industrial activity, a classification based on key parameters or biological interactions should be established and scientific foundations established on very well defined and characterised systems. Yet, suitable analytical techniques, instrumentation and equipment for the testing of nanomaterials properties, skilful operators, and inter-laboratory studies that would establish confidence are still lacking, even in the “simple”, and most addressed, case of particle size distribution measurements which many laboratories struggle to tackle adequately when confronted with poly-dispersed materials. At the lower limits of the nano-scale these same problems aggravate further. An additional factor is the high cost of the available techniques something that hinders smaller laboratories, innovation oriented SMEs, and discourages start-ups.The objective is to develop new, or further improve, relevant analytical methods and corresponding equipment, relevant to hazard and exposure testing strategies, that enable characterisation of ensembles of nanomaterials particle sizes, complex shapes, surface area and surface chemistry, coating stability or multiple composition (multicomposites engineered nanomaterials), including the necessary building up of confidence through benchmarking. The analytics could also enable studying the longer term fate of particles following their interactions with in complex matrices, i.e. in living systems, or longer term environmental fate, e.g. after wear and tear or weathering.Established methods, including related equipment, should be brought to Technology Readiness Level 6 and beyond, whereas those based on new concepts are expected to reach TRL 5.This topic is part of the open data pilot.This topic is particularly suitable for SMEs and for international cooperation.The Commission considers that proposals requesting a contribution from the EU between EUR 5 and 7 million would allow this specific challenge to be addressed appropriately. Nonetheless, this does not preclude submission and selection of proposals requesting other amounts."</text:p>
          </table:table-cell>
          <table:table-cell office:value-type="string" calcext:value-type="string">
            <text:p>"theme"</text:p>
          </table:table-cell>
          <table:table-cell table:number-columns-repeated="1022"/>
        </table:table-row>
        <table:table-row table:style-name="ro10">
          <table:table-cell office:value-type="string" calcext:value-type="string">
            <text:p>"The rapid expansion of nanotechnology has brought the question of the safety of the emerging applications and the risk management measures. Considerable effort has been put by FP6 and FP7 projects for answering basis scientific and technical questions and will continue under H2020. There is a need to support regulatory aspects by providing the technology, skills and conventions necessary for implementation of existing rules and consistent development of new ones. This supposes developing the capacity to routinely assess and reduce risks in regulatory terms, both for toxicity and exposure, and the capacity to develop and implement safe-by-design processes and products with the aim of keeping risk level below pre-defined values.The objective of this topic is to support safe innovation related aspects by providing the technology, skills, and processes, necessary for science-based best NanoSafety practices in industrial and commercial activities.This objective is being addressed by nano-risk excellence centres currently being established in several EU member states and globally. A wide variety of national and (EU) regional platforms and centres can be observed which are dedicated to research, market follow-up, dissemination of nanosafety. There is the need to consolidate and further develop these first initiatives so as to make available to industry and other stakeholders concerned a European-wide, up-to-date, science-based, organisational structure capable of managing risks and supporting safe innovation. It should also ensure providing scientific support to more general questions on product quality, technical approvals, counterfeiting, training and certification system for nanosafety at work and providing reliable information for the public.The proposed CSA should aim at networking these platforms, including the nanosafety cluster, at European level and cooperate with third countries. The foundation and basis for the development of the European nano-network will be based on the interaction and adequate communication to generate a step-change in the risk management process. It may include work and resources specific to the participants or other public and private sources. The CSA can be used to pool resources and organise calls for market oriented activities which are of common interest for the platforms.To ensure fast transfer of knowledge from basic research to market implementation, the proposed CSA should strengthen and support the Nanosafety Cluster activities, in particular those aiming at communication and outreach.This topic is part of the open data pilot.In line with the objectives of the Union's strategy for international cooperation in research and innovation (COM(2012) 497), international cooperation according to the current rules of participation is encouraged, in particular with Brazil, South Korea and the United States of America. The quality of the international cooperation will be reflected in the evaluation of the proposal, under the criteria 'Excellence' and 'Impact'.The Commission considers that proposals requesting a contribution from the EU between EUR 1 and 2 million would allow this specific challenge to be addressed appropriately. Nonetheless, this does not preclude submission and selection of proposals requesting other amounts.No more than one action will be funded. "</text:p>
          </table:table-cell>
          <table:table-cell office:value-type="string" calcext:value-type="string">
            <text:p>"theme"</text:p>
          </table:table-cell>
          <table:table-cell table:number-columns-repeated="1022"/>
        </table:table-row>
        <table:table-row table:style-name="ro10">
          <table:table-cell office:value-type="string" calcext:value-type="string">
            <text:p>"The number of available nanomaterials is growing rapidly and testing each material thoroughly is virtually impossible. For convincingly managing eventual risk, precise quantification of hazards and exposure would be necessary for all cases and engineering-out or reducing risk must follow in cases of non-acceptable risks. All engineered nanomaterials (ENMs) would need characterising along all value chains and all used media and physiological chemistries. It is therefore essential to set the basis for an appropriate and sustainable framework and define strategies towards ENMs classification, grouping (categorisation for further purposes) and read-across for risk analysis in a regulatory perspective.The existing and rapidly progressing knowledge in this domain, in terms of characterisation of material properties and of possible adverse effects from their applications, is expected to allow for classification of ENMs based on morphology, composition, complexity/functionality, and by bio or eco-interactions. The classification approaches should aim to support grouping of ENMs for further risk analysis, to help in developing intelligent testing strategies and identifying "ENMs properties of concern" that need to be tested more thoroughly. Methods for grouping and for read-across within or between groups, should be defined to reduce unnecessary efforts in testing. Grouping can take into account quantification of possible adverse effects depending on the use on ENMs in specific applications. Results from these studies should be collected and combined in a consistent and progressive system enabling both the integration of newer data and the use of raw and aggregated data for regulatory purposes. Particular attention should be paid to supporting safer-by-design practices, so that novel products containing ENMs provide the benefits originally claimed by maintaining fullest possible intended functionality and at the same time pose the least possibly risks to humans, the environment and ecosystem services. The proposed projects should include appropriate data curation expertise, modelling (including development of theoretical models if appropriate) and input into the possible development of Q(n)SP/AR approaches in order to develop user friendly interfaces to enable data driven predictions from other ENMs with similar properties or behaviour, and predictive risk assessment tools.Activities are expected to focus on Technology Readiness Levels 5 to 7This topic is part of the open data pilot.This topic is particularly suitable for international cooperation.The Commission considers that proposals requesting a contribution from the EU between EUR 5 and 7 million would allow this specific challenge to be addressed appropriately. Nonetheless, this does not preclude submission and selection of proposals requesting other amounts.No more than one action will be funded. "</text:p>
          </table:table-cell>
          <table:table-cell office:value-type="string" calcext:value-type="string">
            <text:p>"theme"</text:p>
          </table:table-cell>
          <table:table-cell table:number-columns-repeated="1022"/>
        </table:table-row>
        <table:table-row table:style-name="ro10">
          <table:table-cell office:value-type="string" calcext:value-type="string">
            <text:p>"Risk assessment is often largely based on the toxicological profile of the material in question. The reason is that the costs related to hazard assessment are usually not in balance with the costs for exposure monitoring, let alone risk containment or risk mitigation. However with the very big number of new material likely to enter production and use, the usually short period between development and marketing and the increase in societal risk aversion, the classical toxicological testing paradigm so far focusing on in vivo testing is gradually but steadily shifting towards in-vitro and in-silico testing approaches. This is particularly true in the field of nanosafety where, in front of potentially thousands of different nanomaterials, economic constraints make it essential to develop and establish robust, fast and yet reliable and realistic methods that should be applied in figuring out "nanomaterials of concern".Significant progresses have been made in assessing nanomaterial hazard. Yet, knowledge gaps remain on long-term effects (low doses, chronic exposure), both for human health and the environment. Questions also arise on the adequacy of the models used in existing in-vitro and in-silico testing and on the relevance of the exposure conditions (e.g. linked to the current understanding of the nanomaterial-biomolecule-cell interface) to correctly assess and predict real-life hazards. It is also necessary to prepare the ground for the next challenge, defining hazard profiles based on in-silico testing alone.With a view to intelligent testing strategies (ITS) for nanomaterials, it is of high priority to develop and adopt realistic and advanced in vitro tests which have the potential to substantially improve the relevance of in-vitro approaches. Current in-vitro experiments mostly rely on established immortalized single cell lines, which often do not reflect the in-vivo situation. Therefore, new or advanced models, such as co-culture models, 3D cultures or primary cell models should be developed for relevant endpoints lacking, or having inadequate, in-vitro models. Transport through biological barriers could also be addressed, for instance with the objective of assessing the true internal dose of the materials to which living organisms are being exposed, as well as disease models or models with impaired barriers.Low-level chronic exposure is a likely scenario as many ENMs will probably exist at very low concentrations in the environment and potentially be persistent. Thus, assays and models with low chronic exposure, elucidating toxicokinetics, different mechanisms of action and adverse outcome pathways, as well as specific disease models, should be developed and assessed against appropriate animal studies and could include for instance effects on kinetics, growth, reproduction, metabolism, and behaviour. Research could also focus on long-term, ecologically relevant, effects in realistic environmental concentrations of ENMs.The transformations in biological or environmental matrices have been demonstrated as having potentially significant effect on the ENM tests results. Therefore, dosing with realistic exposure levels and conditions should be an integral part of the developments, taking into consideration the dynamic and complex nature of environmentally induced transformations with realistic external and internal forms and levels of exposure.For validation purposes and to ensure that the experimental results can form a solid and meaningful basis for grouping, read-across, and modelling purposes, the testing should be performed on sets of well-defined and characterised libraries of nanomaterials and, when possible, on nanomaterials for which high-quality in-vivo data are already existing (to minimize animal testing).Activities are expected to focus on Technology Readiness Levels 4 to 6.This topic is part of the open data pilot.This topic is particularly suitable for international cooperation.The Commission considers that proposals requesting a contribution from the EU between EUR 10 and 13 million would allow this specific challenge to be addressed appropriately. Nonetheless, this does not preclude submission and selection of proposals requesting other amounts.No more than one action will be funded. "</text:p>
          </table:table-cell>
          <table:table-cell office:value-type="string" calcext:value-type="string">
            <text:p>"theme"</text:p>
          </table:table-cell>
          <table:table-cell table:number-columns-repeated="1022"/>
        </table:table-row>
        <table:table-row table:style-name="ro10">
          <table:table-cell office:value-type="string" calcext:value-type="string">
            <text:p>"Complex formulated products such as pharmaceuticals, medicines, cosmetic creams and gels, detergent powders, processed foods, paints, adhesives, lubricants and pesticides are ubiquitous in everyday life. The design and manufacture of formulated products is a highly significant value-adding step, with a value multiplier ranging from around 3 – 100. There is an estimated emerging global market of around € 1400 bn. The EU has a strong, competitive advantage in formulation and within the EU there are many significant centres for the industrial manufacture and R&amp;D of formulated products. In order for Europe to avail this opportunity, there is a need to share in a targeted manner, the diverse skills and expertise from different sectors and how this shared complementary expertise can enrich each of the partners’ innovative capabilities through cross-learning and research at the precompetitive level.Proposals should focus on and facilitate the exchange of non-competitive “know-how” in formulation technologies which will benefit the innovative potential and capabilities of diverse industrial sectors, relevant in both SMEs and large corporations in the following domains:Activities may include the identification of the common scientific and industrial cross sectorial research and innovation challenges through the development of a shared vision and common roadmap.Proposals should involve at least three sectors, such as Chemical, Pharmaceutical, Agrochemical, Food Science and Medical Technology, etc. Proposals should also involve at least three internationally recognized research establishments within the European Union.The Commission considers that proposals requesting a contribution from the EU between EUR 300 000 to 500 000 would allow this specific challenge to be addressed appropriately. Nonetheless, this does not preclude submission and selection of proposals requesting other amounts."</text:p>
          </table:table-cell>
          <table:table-cell office:value-type="string" calcext:value-type="string">
            <text:p>"theme"</text:p>
          </table:table-cell>
          <table:table-cell table:number-columns-repeated="1022"/>
        </table:table-row>
        <table:table-row table:style-name="ro10">
          <table:table-cell office:value-type="string" calcext:value-type="string">
            <text:p>"An integral part of the LEIT-NMP part of Horizon 2020 is to organise events of a major strategic nature. Examples are events organised together with successive EU presidencies; and also EuroNanoForum, Manufuture, NMP Conferences and World Manufacturing Forum. The proposed Support Action(s) should contribute to creating better synergy between initiatives launched by the Commission and by the Member States, to the benefit of the coherence of the overall actions within the field of research and innovation within the Industrial Leadership part. Member States which will hold a forthcoming Presidency of the European Union are Malta and United Kingdom in 2017 and they may be particularly interested in this topic.In order to ensure high political and strategic relevance, the active involvement of the competent National Authority(ies) will be evaluated.Proposals should address topics of major relevance at the time of the events. An appropriate equilibrium should be present in the proposed action(s), with balanced presentations of various research and industrial elements and points of view. The conferences organisers should use modern technologies in all phases of the event life cycle, and should include interactive sessions. Outreach activities may be included, such as a press programme or events dedicated to the wider public or schools.The Member States holding a Presidency of the European Union in the same year are invited to liaise in order to avoid overlaps, and to ensure that each event has clearly identified objectives, messages and target groups.The commitment of the national authorities to support the event(s) (from a political point of view, but also with resources) should be a pre-requisite to submit a proposal. The application should be supported by the competent Minister, in a letter added to the application.The Commission considers that proposals requesting a contribution from the EU between EUR 300 000 and 600 000 would allow this specific challenge to be addressed appropriately. Nonetheless, this does not preclude submission and selection of proposals requesting other amounts.No more than one action will be funded for each Presidency (possibly covering more than one event)."</text:p>
          </table:table-cell>
          <table:table-cell office:value-type="string" calcext:value-type="string">
            <text:p>"theme"</text:p>
          </table:table-cell>
          <table:table-cell table:number-columns-repeated="1022"/>
        </table:table-row>
        <table:table-row table:style-name="ro10">
          <table:table-cell office:value-type="string" calcext:value-type="string">
            <text:p>"An integral part of the LEIT-NMP part of Horizon 2020 is to organise events of a major strategic nature. Examples are events organised together with successive EU presidencies; and also EuroNanoForum, Manufuture, NMP Conferences and World Manufacturing Forum. The proposed Support Action(s) should contribute to creating better synergy between initiatives launched by the Commission and by the Member States, to the benefit of the coherence of the overall actions within the field of research and innovation within the Industrial Leadership part. Member States which will hold a forthcoming Presidency of the European Union are Estonia and Bulgaria in 2018 and they may be particularly interested in this topic.In order to ensure high political and strategic relevance, the active involvement of the competent National Authority(ies) will be evaluated.Proposals should address topics of major relevance at the time of the events. An appropriate equilibrium should be present in the proposed action(s), with balanced presentations of various research and industrial elements and points of view. The conferences organisers should use modern technologies in all phases of the event life cycle, and should include interactive sessions. Outreach activities may be included, such as a press programme or events dedicated to the wider public or schools.The Member States holding a Presidency of the European Union in the same year are invited to liaise in order to avoid overlaps, and to ensure that each event has clearly identified objectives, messages and target groups.The commitment of the national authorities to support the event(s) (from a political point of view, but also with resources) should be a pre-requisite to submit a proposal. The application should be supported by the competent Minister, in a letter added to the application.The Commission considers that proposals requesting a contribution from the EU between EUR 300 000 and 600 000 would allow this specific challenge to be addressed appropriately. Nonetheless, this does not preclude submission and selection of proposals requesting other amounts.No more than one action will be funded for each Presidency (possibly covering more than one event)."</text:p>
          </table:table-cell>
          <table:table-cell office:value-type="string" calcext:value-type="string">
            <text:p>"theme"</text:p>
          </table:table-cell>
          <table:table-cell table:number-columns-repeated="1022"/>
        </table:table-row>
        <table:table-row table:style-name="ro10">
          <table:table-cell office:value-type="string" calcext:value-type="string">
            <text:p>"Facilitate trans-national co-operation between National Contact Points (NCPs) within the Industrial leadership Part with a view to identifying and sharing good practices and raising the general standard of support to programme applicants.Support will be given to a consortium of formally nominated NCPs in the area of LEIT-NMBP. The activities will be tailored according to the nature of the theme, and the priorities of the NCPs concerned. Various mechanisms may be included, such as benchmarking, joint workshops, enhanced cross-border brokerage events, training, and twinning schemes. Special attention will be given to helping less experienced NCPs rapidly acquire the know-how accumulated in other countries.The focus throughout should be on issues specific to the Industrial Leadership part, with the possible inclusion of interdisciplinary approaches, e.g. by involving Social Sciences and Humanities. It should not duplicate actions foreseen in the NCP network for quality standards and horizontal issues under ‘Science with and for Society’.The proposal consortium can include only NCPs from EU Member States and Associated Countries, who have been officially appointed by the relevant national authorities. The consortium should have a good representation of experienced and less experienced NCPs.Submission of a single proposal is encouraged. NCPs from EU Member States or Associated Countries choosing not to participate as a member of the consortium should be identified and the reason explained in the proposal. These NCPs are nevertheless invited and encouraged to participate in the project activities (e.g. workshops).NCPs from third countries who have been officially appointed by the relevant authorities are also welcome to participate in the project activities.The costs incurred by the consortium for participation of officially appointed NCPs from EU Member States and Associated countries not participating in the consortium, and from officially appointed NCPs from third countries on the official list in part A of the General Annexes of the General Work Programme, e.g. travel costs paid by the consortium, may be included in the estimated budget and be eligible for funding by the Commission.The Commission considers that proposals requesting a contribution from the EU between EUR 250 000 and 500 000 would allow this specific challenge to be addressed appropriately. Nonetheless, this does not preclude submission and selection of a proposal requesting another amount.No more than one action will be funded."</text:p>
          </table:table-cell>
          <table:table-cell office:value-type="string" calcext:value-type="string">
            <text:p>"theme"</text:p>
          </table:table-cell>
          <table:table-cell table:number-columns-repeated="1022"/>
        </table:table-row>
        <table:table-row table:style-name="ro10">
          <table:table-cell office:value-type="string" calcext:value-type="string">
            <text:p>"The development of the smart specialisation strategies has put in place a more structured framework for programme and project implementation regarding regional/ sector specialisations. This can help improve the knowledge that can be provided regarding NMBP related actions. Many Member States already identified the need to improve the articulation between NMBP and ESIF.Regions find it still difficult to mobilise their internal resources in combining technology and regional development. Regional public private partnerships or regional clusters play a key role in this approach to connect EU-wide entrepreneurship and innovation (in particular in SMEs) to the European agenda.The partners should show the EU innovation and industrial policy for new growth in NMBP needs to build on regional resources and potentials. Interlinking the regional eco-systems and clusters into new innovation driven cross-EU value chains could be the key to articulate competitive positions, meet global challenges and achieve a balanced and sustainable growth.The proposal should bring together and integrate representatives from: higher education institutions; research centres; large companies; SMEs; relevant European organisations and associations; as well as national, regional and local authorities from Europe which are involved in preparing regional cluster strategies in the NMBP area.The aim is to jointly identify good initiative and novel approaches, key success factors in driving actions forward and to shape strategic priorities for future regional cluster policies at European level in NMBP. Regional clusters or regional innovation hubs are a fertile filed where synergies can be achieved.Regional clusters have been active in the Smart Specialisation Strategy (RIS3) and KETs prioritisation process and can continue to play an important part in these processes, for example by acting as a resources channel towards SMEs and help structure KET based industrial value chains. Regional clusters or regional innovation hubs can be key delivery instruments for national and regional smart specialisation strategies, re-industrialisation and SME policy.The proposal should take into consideration and build on existing or ended coordination actions in the NMBP area that tackled the issue of programming synergetic actions between EU and MS in the NMP Programme and generated results and recommendations for specific co-investment opportunities, linked to global market needs.The Commission considers that proposals requesting a contribution from the EU between EUR 250 000 and 500 000 would allow this specific challenge to be addressed appropriately. Nonetheless, this does not preclude submission and selection of a proposal requesting another amount.No more than one action will be funded."</text:p>
          </table:table-cell>
          <table:table-cell office:value-type="string" calcext:value-type="string">
            <text:p>"theme"</text:p>
          </table:table-cell>
          <table:table-cell table:number-columns-repeated="1022"/>
        </table:table-row>
        <table:table-row table:style-name="ro10">
          <table:table-cell office:value-type="string" calcext:value-type="string">
            <text:p>"In order to foster responsible research and innovation (RRI) in nanotechnologies, innovative processes are needed to improve the responsiveness of research &amp; innovation processes to public values and concerns, and to ensure that research &amp; innovation truly respond to societal challenges and take into account the social and environmental consequences from the outset.The proposed action should build on previous EU and national projects in the field of public engagement by addressing the governance and implementation of responsible nanotechnology research and innovation. It will launch a participatory multi-actor engagement process (i.e. deliberations, workshops and/or working groups) focussing on early-stage product development in order to explore ways in which nanotechnologies can help address societal challenges while considering the needs and concerns of society. This multiactor engagement process should include researchers, producers, professional users, relevant civil society organisations and consumers/citizens. The proposed action should take into account the diversity of cultural contexts of processes and communication within Europe and should demonstrate state of the art public engagement concepts. The proposed project should also include an ex-post evaluation of the mutual learning process between stakeholders in previous relevant nanotechnology projects as well as societal debates on emerging technologies. Furthermore it will contribute to the concrete realisation of RRI conditions in nanotechnologies, and produce policy recommendations on how to govern research &amp; innovation in nanotechnologies (and other emerging technologies) in a responsible way. The project must ensure a strong degree of policy alignment and be designed to deliver useful outcomes to relevant policy initiatives and innovation partnerships, such as European Technology Platforms.Supporting activities to be undertaken in the project could include the empowering of stakeholders to co-create nanotechnology research and innovation by enabling them to formulate and communicate their needs and concerns, and designing ways to give them a voice in R&amp;I processes. Additional activities could also include the development of: teaching material and the training of researchers and engineers in ways to include societal considerations in their work; training of researchers/scientists in science communication; establishing a 'journalist in the lab' exchange scheme; the development of balanced, reliable and easily accessible information on how nanotechnology is contributing to solving specific societal challenges and is used in daily life, e.g. published by the mass media with supplements and media micro sites or using existing multimedia and other relevant technology; guidance on how to bring about institutional changes that may contribute to a better engagement of civil society in nanotechnology-relevant R&amp;I organisations; and policy recommendations on how best to integrate societal considerations in nanotechnology research &amp; innovation.This action is to be based on the concept of Mobilisation &amp; Mutual Learning (MML) platforms. Proposals should include the appropriate disciplines of Social Sciences and Humanities (SSH). Gender aspects should be taken into account.The Commission considers that proposals requesting a contribution from the EU between EUR 1.5 and 2 million would allow this specific challenge to be addressed appropriately. Nonetheless, this does not preclude submission and selection of proposals requesting other amounts.No more than one action will be funded."</text:p>
          </table:table-cell>
          <table:table-cell office:value-type="string" calcext:value-type="string">
            <text:p>"theme"</text:p>
          </table:table-cell>
          <table:table-cell table:number-columns-repeated="1022"/>
        </table:table-row>
        <table:table-row table:style-name="ro10">
          <table:table-cell office:value-type="string" calcext:value-type="string">
            <text:p>"Europe’s highly diverse and rich cultural heritage (CH) is seen as a powerful common background that provides a sense of belonging amongst and between European citizens. Next to this societal impact, CH has also significant economic impact through activities such as tourism, restoration, maintenance, and cultural industry. However, tangible CH is endangered by significant deterioration of voluntary or involuntary anthropogenic origin and by other threats.20th century cultural heritage is often confronted with different deterioration mechanisms than more ancient cultural heritage for reasons such as the use of modern materials. This requires additional research efforts regarding material composition, ageing processes, and the development of appropriate conservation technologies. While modelling and simulation based approaches in the development of advanced materials and devices play nowadays an important role, there is a need for development in the area of CH conservation.Two main elements should be addressed:The proposed materials/techniques are expected to ensure long term protection and security of cultural heritage, taking into account environmental and human risk factors. An environmental impact assessment of the proposed solutions is to be included to ensure the development of sustainable and compatible materials and methods. Focus on innovative and long-lasting solutions in the conservation of cultural assets is expected.Projects are encouraged to base their modelling software development on on-going efforts in the development of open simulation platforms and to use to a large extent existing models. Projects should have an element of model validation based on experimental data. The majority of resources is expected to be invested in the actual material/technology development and testing, rather than the development of new models.Standardisation and/or the production of (certified) reference materials and/or pre-normative research should be an integral part of the project.The projects should present clearly measurable objectives for the proposed developments. The core activities regarding the materials/techniques are expected to reach TRL 6 by the end of the project.A participation of relevant SSH disciplines is expected. SSH research should contribute criteria for targeting specific cultural heritage and analyse the expected long-term societal spill-over effects of the project.Projects are expected to contribute actively to on-going activities e.g. in the EMMC (European Materials Modelling Council), and EU funded clusters.The implementation of this topic is intended to start at TRL 4 and target TRL 6. A significant participation of SMEs with R&amp;D capacities is encouraged.The Commission considers that proposals requesting a contribution from the EU between EUR 6 and 8 million would allow this specific challenge to be addressed appropriately. Nonetheless, this does not preclude submission and selection of proposals requesting other amounts.Proposals should include a business case and exploitation strategy, as outlined in the Introduction to the LEIT part of this Work Programme."</text:p>
          </table:table-cell>
          <table:table-cell office:value-type="string" calcext:value-type="string">
            <text:p>"theme"</text:p>
          </table:table-cell>
          <table:table-cell table:number-columns-repeated="1022"/>
        </table:table-row>
        <table:table-row table:style-name="ro10">
          <table:table-cell office:value-type="string" calcext:value-type="string">
            <text:p>"Following the recent crisis, a key European priority is re-industrialisation, that is, the re-introduction and expansion of industry. Industry, and the manufacturing sector in particular, is important for Europe because it can create sustainable growth and jobs.New digital technologies and advances in key enabling technologies provide unique opportunities for productivity gains as well as addressing new markets. A key feature in the latest industrial revolution is the linking of the physical and digital worlds through 'cyber-physical systems', which has the potential of making European industrial system truly flexible, resilient, resource efficient, human centred and highly competitive. Europe has to build on its strong capacities in all key enabling technologies (KETs); capitalise on digital technologies and systems; and bring smart manufacturing to innovative enterprises as well as traditional industries, including SMEs.A re-industrialisation of Europe will have positive effects also in the context of the circular economy. New technologies help to make products, services, manufacturing and processing cleaner, safer, and more flexible in responding to customers' needs; and they help to use materials and energy as efficiently as possible and to reduce waste and emissions. Europe has stringent legislation for clean industry, including rules to reduce greenhouse gas emissions and to foster energy efficiency. The more production is transferred back to Europe, the cleaner industry becomes.At the same time, a fit-for-purpose eco-system needs to be created around these innovative technologies, to allow industry to be globally competitive and sustainable.Proposals should assess the contribution of relevant EU projects in the area of KETs, e.g. pilot lines and demonstrators, to the vision of re-industrialisation in the context of the circular economy, as outlined in the specific challenge.Proposals should build on the roadmaps of relevant European initiatives, such as the Factories of the Future and Sustainable Process Industries cPPPs, as well as relevant EU, national and regional initiatives supporting the transformation towards a more sustainable and competitive EU manufacturing industry.Proposals should provide the evidence for the impact of R&amp;I on industrial innovation and investments, growth and jobs, identifying also appropriate policy and public actions to further foster private investment into industrial and manufacturing.Deliverables are expected in all of the following specific areas: The analysis and strategy work should also take into account "future of work" and social aspects as well as managers' and consumer behaviour aspects. Appropriate contributions from Social Sciences and Humanities (SSH) are therefore essential to the success of these activities.Complementarity should be sought between this work and the work in the ICT part of Factories of the Future (notably topic FoF-12-2017 on ICT Innovation for Manufacturing SMEs (I4MS)) in the effort of supporting the transformation of the EU's industrial fabric.The Commission considers that proposals requesting a contribution from the EU between EUR 1000000 and 1500000, and having a duration not exceeding 18 months, would allow this specific challenge to be addressed appropriately. Nonetheless, this does not preclude submission and selection of proposals requesting other amounts.No more than one action will be funded."</text:p>
          </table:table-cell>
          <table:table-cell office:value-type="string" calcext:value-type="string">
            <text:p>"theme"</text:p>
          </table:table-cell>
          <table:table-cell table:number-columns-repeated="1022"/>
        </table:table-row>
        <table:table-row table:style-name="ro10">
          <table:table-cell office:value-type="string" calcext:value-type="string">
            <text:p>"The constant discovery of vulnerabilities in ICT components, applications, services and systems is placing our entire digital society at risk. Insecure ICT is also imposing a significant cost on users (individuals and organisations) who have to mitigate the resulting risk by implementing additional technical and procedural measures which are resource consuming.Smart systems, highly connected cyber-physical systems (CPS) are introducing a high dynamism in the system to develop and validate. Hence, CPS are evolving in a complex and dynamic environment, making safety-critical decisions based on information from other systems not known during development.Another key challenge is posed by domains, such as medical devices, critical infrastructure facilities, and cloud data centres, where security is deeply intertwined and a prerequisite for other trustworthiness aspects such as safety and privacy.The challenges are further intensified by the increasing trend of using third party components for critical infrastructures, by the ubiquity of embedded systems and the growing uptake of IoT as well as the deployment of decentralized and virtualized architectures.In order to tackle these challenges, there is a need of appropriate assurances that our ICT systems are secure and trustworthy by design as well as a need of certified levels of assurance where security is regarded as the primary concern. Likewise, target architectures and methods improving the efficiency of assurance cases are needed in order to lower their costs.a. Research and Innovation Actions - AssuranceProviding assurance is a complex task, requiring the development of a chain of evidence and specific techniques during all the phases of the ICT Systems Development Lifecycle (SDLC for short: e.g. design verification, testing, and runtime verification and enforcement) including the validation of individual devices and components. These techniques are complementary yet all necessary, each of them independently contributing towards improving security assurance. It includes methods for reliability and quality development and validation of highly dynamic systems.Proposals may address security, reliability and safety assurance at individual phases of the SDLC and are expected to cover at least one of the areas identified below, depending on their relevance to the proposal overall objectives:Proposal should strive to quantify their progress beyond the state of the art in terms of efficiency and effectiveness. Particular importance within this context should be placed on determining the appropriate metrics.Proposals should take into account the changing threat landscape, where targeted attacks and advanced persistent threats assume an increasingly more important role and address the challenge of security assurance in state-of-the-art development methods and deployment models including but not limited to solutions focussing on reducing the cost and complexity of assurance in large-scale systems.Proposals should include a clear standardisation plan at submission time.The Commission considers that proposals requesting a contribution from the EU between EUR 3 and 4 million would allow this specific challenge to be addressed appropriately. Nonetheless, this does not preclude submission and selection of proposals requesting other amounts.The outcome of the proposals are expected to lead to development up to Technology Readiness Level (TRL) 3 to 5; please see part G of the General Annexes.b. Innovation Actions – Security CertificationProposals should address the challenge of improving the effectiveness and efficiency of existing security certification processes for state-of-the-art ICT components and products including the production and delivery of the corresponding guidance materials.In terms of effectiveness, proposals should address, amongst other factors, emerging threats, compositional certification and reuse of components in the context of certified systems and certification throughout the operational deployment of a product or a service.In terms of efficiency, proposals should strive to reduce the cost and duration of the certification process.Proposals may address security certification in any area of their choice. Consortia submitting proposals are expected to approach the selected topic as widely as possible including all necessary actors – e.g. industry, academia, certification laboratories - and involve the relevant certification authorities from at least three Member States in order to achieve added value at a European level.Proposals are encouraged to work towards moderate to high assurance level protection profiles as a way to validate their results.The Commission considers that proposals requesting a contribution from the EU between EUR 3 and 4 million would allow this specific challenge to be addressed appropriately. Nonetheless, this does not preclude submission and selection of proposals requesting other amounts.The outcome of the proposals are expected to lead to development up to Technology Readiness Level (TRL) 6 to 7; please see part G of the General Annexes.c. Coordination and Support ActionsTo complement the research and innovation activities in security assurance and certification in this topic, support and coordination actions should address the following:Building trustworthiness: economic, legal and social aspects of security assurance and certificationEngage with multidisciplinary communities and stakeholders.The Commission considers that proposals requesting a contribution from the EU of up to EUR 1 million would allow this specific challenge to be addressed appropriately. Nonetheless, this does not preclude submission and selection of proposals requesting other amounts."</text:p>
          </table:table-cell>
          <table:table-cell office:value-type="string" calcext:value-type="string">
            <text:p>"theme"</text:p>
          </table:table-cell>
          <table:table-cell table:number-columns-repeated="1022"/>
        </table:table-row>
        <table:table-row table:style-name="ro10">
          <table:table-cell office:value-type="string" calcext:value-type="string">
            <text:p>"Europe's SMEs, local public administration and citizens face particular challenges in addressing basic cyber security threats.On one hand, in the case of SMEs and local public administration, their size and budgetary constraints often precludes them from putting in place highly granular organisational structures, retaining dedicated information security personnel and making significant investments in cybersecurity products or services.Individuals, constantly portrayed as the "weakest link" face the daunting task of having to constantly adapt their behaviour at home and in the workplace and the way they use both their personal or work-related IT equipment and devices in order to avoid falling prey to the latest threats and techniques that malicious actors leverage against them.Moreover, whether addressing SMEs, local public administrations or individuals, few cyber security solutions have been designed with the human factor in mind and therefore present severe limitations in their usability which hampers proper decision making and adequate usage.Taking into consideration the adequate level of security commensurate with the considered use-case, proposals may address one of the following types of end-users:To identify the most wide spread threats and cyber security issues facing end-users, proposals should take into account the guidance documents, best practices and standards issued by International Standardisation Organisations, technical forum and Member State Authorities which are tailored for SMEs or Individuals and actively contribute to their development or improvement.Proposals should develop innovative solutions with a high degree of usability and automation while ensuring that the end-users retain an adequate degree of cyber situational awareness and control.Factors going beyond technological solutions and focusing on psychological and behavioural factors (including gender) that affect cyber security at individual or organizational levels should be addressed.Proposals are expected to validate their work through extensive end-user feedback and participation in the consortium where appropriate.Proposals have to address the specific needs of the end-user, private and public security end users alike. Proposals are encouraged to include public security end-users and/or private end users.The outcome of the proposals are expected to lead to development up to Technology Readiness Level (TRL) 6 to 7; please see part G of the General Annexes.The Commission considers that proposals requesting a contribution from the EU between EUR 3 and 4 million would allow these areas to be addressed appropriately. Nonetheless, this does not preclude submission and selection of proposals requesting other amounts."</text:p>
          </table:table-cell>
          <table:table-cell office:value-type="string" calcext:value-type="string">
            <text:p>"theme"</text:p>
          </table:table-cell>
          <table:table-cell table:number-columns-repeated="1022"/>
        </table:table-row>
        <table:table-row table:style-name="ro10">
          <table:table-cell office:value-type="string" calcext:value-type="string">
            <text:p>"Full implication of different private and public actors, as well as empowered citizens, is needed in order to unlock eHealth potential in Europe. To achieve the trust of users, measures of safety have to be taken into consideration in accordance with the "privacy by design" approach. This requires secure storage of information including personal data but also guaranteeing safe exchange of these data over a number of architectures of differing security levels preventing unauthorised access, loss of data and cyber-attacks. A systemic approach to security will increase patients' empowerment, help protect their health also while abroad, and possibly encourage a larger number of Member States to apply it and adapt national legislations.Proposals would provide a holistic approach to address challenges of secure storage and exchange (including cross-border) of data, protection and control over personal data, and security of health related data gathered by mobile devices combined with the usability of the eHealth solutions. Proposals should build on existing solutions or developments (openNCP, projects DECIPHER, EPSOS, STORK and others) where possible. Development and use of techniques of homomorphic encryption could be considered. Proposals would also analyse the legal applicable frameworks and societal aspects in the context of deployment of the solution. Existing European and national law including data protection rules, right to be forgotten, giving consent as well as recognized standards have to be respected. The operational solution should be piloted in three different Member States or associated countries. Technologically, it should be easily adaptable in other countries wishing to use it.The Commission considers that proposals requesting a contribution from the EU between EUR 3 and 5 million would allow these areas to be addressed appropriately. Nonetheless, this does not preclude submission and selection of proposals requesting other amounts.The outcome of the proposals are expected to lead to development to Technology Readiness Level (TRL) 3 to 5 at least; please see part G of the General Annexes.Better acceptance of eHealth solutions among patientsEncouraging Member States to widen the use of eHealthEnsuring the right of patients to cross-border healthcareSupporting the development of European legal and operational standards for cross-border data exchange and patient privacy protectionBetter protection against unauthorised use of personal data, breach of confidentiality and cybercrimeIncreasing the awareness of stakeholders, private and public ones, on the current level of data security.Definition of clear architectures that will promote interoperability between eHealth solutions"</text:p>
          </table:table-cell>
          <table:table-cell office:value-type="string" calcext:value-type="string">
            <text:p>"theme"</text:p>
          </table:table-cell>
          <table:table-cell table:number-columns-repeated="1022"/>
        </table:table-row>
        <table:table-row table:style-name="ro10">
          <table:table-cell office:value-type="string" calcext:value-type="string">
            <text:p>"Many cyber security failures in systems and organisations can only be explained and appropriately addressed by examining the problem through not only from the technical point of view but also through a deep societal, institutional and economic analysis.Moreover, current structures at institutional level (national and international) as well as incentive frameworks (financial or regulatory, positive or negative) don't seem to be able to provide adequate coverage to threats.With a multidisciplinary approach combining economic, behavioural, societal and engineering insights, measurement approaches and methodologies and combining methods from microeconomics, econometrics, qualitative social sciences, behavioural sciences, decision making, risk management and experimental economics, proposals are expected to cover one of the following two strands:For both strands proposals should also investigate improvements and/or alternatives to current institutional and governance frameworks (market-driven as well as national and international regulatory) with a view to improving cybersecurity.Based on their results, proposals should provide a set recommendations addressed to all relevant stakeholders including policy makers, regulators, law enforcement agencies (where applicable) as well as relevant market operators and insurance companies.The Commission considers that proposals requesting a contribution from the EU between EUR 1 and 2 million would allow these areas to be addressed appropriately. Nonetheless, this does not preclude submission and selection of proposals requesting other amounts"</text:p>
          </table:table-cell>
          <table:table-cell office:value-type="string" calcext:value-type="string">
            <text:p>"theme"</text:p>
          </table:table-cell>
          <table:table-cell table:number-columns-repeated="1022"/>
        </table:table-row>
        <table:table-row table:style-name="ro10">
          <table:table-cell office:value-type="string" calcext:value-type="string">
            <text:p>"Recognising the increasing importance of securing our European Digital Society against cybersecurity threats, a significant increase in related Research and Innovation activities has been observed such as the development of local cybersecurity and privacy innovation clusters, as well as investment driven at regional and national level.In order to maximise thematic synergies between H2020, EU and national efforts in the area of cybersecurity R&amp;I, a better overview of these activities is needed.Globally, an exchange of views and possible cooperation around cybersecurity and privacy research and innovation approaches, policies and best practices with like-minded third countries is also necessary in order to bring relevant elements of comparison and allow European stakeholders (public and private) to actively participate in those discussions which will determine the future global cyber security landscape.Proposals may cover one of the three strands identified below.1. Synergies between H2020, EU Member States and associated countries R&amp;I activities and cybersecurity innovation clusters.Proposals should address two main challenges:- Foster and promote European cybersecurity and privacy research and innovation- Maximise synergies between R&amp;I actions at EU and national levels;Proposals shall be of a 4 year duration to cover projects from 2014-2015 and 2016-2017 WPs.Proposals should therefore:2. International dialogue with Japan3. International dialogue with the USAThe Commission considers that proposals requesting the following contributions from the EU would allow these areas to be addressed appropriately:Nonetheless this does not preclude submission and selection of proposals requesting other amounts.This activity directly aims at supporting the development and implementation of evidence base for R&amp;I policies and at supporting various groups of stakeholders, public-public partnerships with Member States and associated countries as well as the promotion of coherent and effective cooperation with third countries. It is excluded from the delegation to the Research Executive Agency and will be implemented by the Commission services."</text:p>
          </table:table-cell>
          <table:table-cell office:value-type="string" calcext:value-type="string">
            <text:p>"theme"</text:p>
          </table:table-cell>
          <table:table-cell table:number-columns-repeated="1022"/>
        </table:table-row>
        <table:table-row table:style-name="ro10">
          <table:table-cell office:value-type="string" calcext:value-type="string">
            <text:p>"In line with technological developments and emerging threats, the improvement of performance and efficiency of cryptographic solutions is a persistent need across ICT.Proposals may address one or more of the areas/challenges described below but not necessarily all of them:- Functional encryption solutions that offer more flexibility and make it feasible to process encrypted data held on the Internet. Research should aim for solutions beyond the current only partial homomorphic encryption algorithms under development.Activities should also deal with measurement of information leaked when allowing for flexibility and preserving data formats. Additionally, means to reduce this leakage (e.g., anonymization or obfuscation) should be researched.- For application areas such as the Internet of Things, implantable medical devices and sensor nodes that harvest energy from the environment there is a need for ultra-lightweight cryptology. Additional means to protect privacy in these applications (e.g. anonymity in communications) should be developed.Even if Moore’s law would hold for the next 10-15 years, the progress in bandwidth and storage capacity grows faster than the computing power; and so this means that there is a need for ultra-high-speed cryptographic algorithms that are fully parallelizable and energy efficient as well as high speed encryption applied directly to the physical layer, for example using quantum cryptography. This challenge is related to the challenge of ultra-lightweight cryptology but the optimization target is very different and hence completely different designs are expected.- Implementation (hardware or software) is often the weak point of the strongest cryptographic protocols: physical cryptanalysis, including tampering, side channel, faults injection attacks, has to be taken into account in the early phases of a development. A specific attention should be paid to the security of the implementation and its validation.While development tools today include support for good software practices that avoid many common implementation errors, these tools insufficiently support good practices that can bring cyber-secure primitives and applications. Therefore, more progress is needed in the development of toolkits that integrate encryption seamless in their toolbox environment.- Authenticated encrypted token research for mobile payment solutions and related applications. Most currently existing payment solutions emulate a credit or debit card payment scheme. Tokenized payment solutions can effectively reduce the risk of cyber-fraud and open options for alternative payment options to European citizens. The proposals should aim to create a real e-currency without compromising security or opening doors for criminals. Different projects may be envisaged, such as an e-€ wallet that can be held on a mobile and used to pay anywhere anytime combining convenience, flexibility and security without compromising the instrument with (inflated) transaction costs or possible criminal misuses.- Innovative cryptographic primitives and complementary non-cryptographic privacy-preserving mechanisms to enforce privacy at various levels (e.g. pairing based cryptography).- New techniques, such as quantum safe cryptography, which are secure from quantum computers and other advances in computing and cryptanalysis.- Proposals on quantum key distribution addressing challenges such as improved performance (higher bit rates, increased loss and noise resilience), network integration (coexistence on existing infrastructure) and the development of new protocols beyond key distribution. Proposals on quantum key distribution should include experimentation and validation with end-users in realistic and relevant scenarios such as for mobile communication backhauling, optical access networks or data-centre to data-centre communication.- Automated proof techniques for cryptographic protocols.The Commission considers that proposals requesting a contribution from the EU between EUR 3 million and EUR 5 million would allow this specific challenge to be addressed appropriately. Nonetheless, this does not preclude submission and selection of proposals requesting other amounts.The outcome of the proposals are expected to lead to development up to Technology Readiness Level (TRL) 3 to 5; please see part G of the General Annexes."</text:p>
          </table:table-cell>
          <table:table-cell office:value-type="string" calcext:value-type="string">
            <text:p>"theme"</text:p>
          </table:table-cell>
          <table:table-cell table:number-columns-repeated="1022"/>
        </table:table-row>
        <table:table-row table:style-name="ro10">
          <table:table-cell office:value-type="string" calcext:value-type="string">
            <text:p>"Over the past decade, we have seen that cyber attacks have become increasingly sophisticated, stealthy, targeted and multi-faceted which may leverage zero-day exploits and highly creative interdisciplinary attack methods.Detecting and responding to such attacks by a highly motivated, skilled and well-funded attacker has however been proven highly challenging.As our society is becoming increasingly dependent on (critical) cyber infrastructure, new technologies are needed to increase our detection and response capabilities.The focus of the proposals should be on the development of novel approaches for providing organisations the appropriate situational awareness in relation to cyber security threats allowing them to detect and quickly and effectively respond to sophisticated cyber-attacks.The solution may leverage techniques such as anomaly detection, visualisation tools, big data analysis, threat analysis, deep-packet inspection, protocol analysis, etc as well as interdisciplinary research to counter threat actors and their methods.The proposals should also consider the need to collect necessary forensic information from attackers that can be used as evidence in court.Proposals should assess and address the the impact to fundamental rights, data protection and privacy in particular, in the design and developmentof their solutions.The Commission considers that proposals requesting a contribution from the EU between EUR 2 and 3 million would allow these areas to be addressed appropriately. Nonetheless, this does not preclude submission and selection of proposals requesting other amounts.The outcome of the proposals are expected to lead to development up to Technology Readiness Level (TRL) 3 to 5; please see part G of the General Annexes.Proposals should develop innovative simulation environments and training materials in order to adequately prepare those tasked with defending high-risk organisations to counter advanced cyber-attacks.The simulation environments should take into consideration the following challenges:In the context of cyber security attacks, proposals may also consider scenario building and simulation training to prepare organisations' response and decision making processes in relation obligations stemming from applicable legal frameworks or in the wider context of managing crises and emergency situations.The Commission considers that proposals requesting a contribution from the EU between EUR 4 and 5 million would allow these areas to be addressed appropriately. Nonetheless, this does not preclude submission and selection of proposals requesting other amounts.The outcome of the proposals are expected to lead to development up to Technology Readiness Level (TRL) 6 to 7; please see part G of the General AnnexesProposals have to address the specific needs of the end-user, private and public security end users alike. Proposals are encouraged to include public security end-users and/or private end users."</text:p>
          </table:table-cell>
          <table:table-cell office:value-type="string" calcext:value-type="string">
            <text:p>"theme"</text:p>
          </table:table-cell>
          <table:table-cell table:number-columns-repeated="1022"/>
        </table:table-row>
        <table:table-row table:style-name="ro10">
          <table:table-cell office:value-type="string" calcext:value-type="string">
            <text:p>"The use of modern telecommunications and on-line services involve users' personal information.. For example, using search engines exposes the query terms used, which can be both sensitive and identifying, as illustrated by the exposure of search terms; social networking services expect users to reveal their social connections, messages and preferences, that could lead to direct privacy violation if exposed. Browsing the web also leaves traces of where users have gone, their interests, and their actions - meta-data that can be used to profile individuals.The implementation the draft General Data Protection Regulation (GDPR - currently in the law-making process) presents both technological as well as organisational challenges for organisations which have to implement novelties such as the right to data portability, the right to be forgotten, data protection impact assessments and the various implementations of the principle of accountability.Many services on the Internet depend on the availability of secure digital identities which play a crucial role in safeguarding the data and privacy of citizens as well as protecting them and other actors such as private companies or public services form various online threats. At the same time, many European countries already have or are in the process of developing an electronic identity (eID) scheme. Most of these projects are built to be at a very high security level, which makes them very suitable for diverse eGovernment processes. But in turn they may lack usability for commercial applications.Innovation Actions: Proposals may cover one of the strands identified below.Privacy-enhancing Technologies (PET)Novel designs and tools to provide users with the functionality they require without exposing any more information than necessary, and without losing control over their data, to any third parties. PET should be available in a broad spectrum of products and services, with usable, friendly and accessible safeguards options. PET should be developed having also cost effective solutions.Comprehensive and consistent Privacy Risks Management Framework should be available, in order to allow people to understand their privacy exposure (i.e. helping people to understand what happens to their data when they go online, use social networks etc).Open source and externally auditable solutions are encouraged in order to maximise uptake and increase the trustworthiness of proposed solutions.General Data Protection Regulation in practiceTools and methods to assist organisations to implement the GDPR taking into account the final provisions of GDPR and guidance from relevant authorities (Data Protection Authorities, Art 29 WP or its successor).Proposals may also addrees the need to provide support (procedures, tools) for entities to understand how to operate without requiring unnecessary information (so as to promote privacy respecting practices), in particular when the issue is mainly related to the fact that organizations (businesses, service providers, and government agencies) often require too much information from their target customer/user.Secure digital identitiesWith a view to reducing identity fraud while protecting the privacy of citizens, proposals should develop innovative, secure and privacy enhancing digital identity platforms beyond national eID systems.Activities may leverage existing European electronic identification and authentication platforms with clearly defined interfaces based on the General Data Protection Regulation (GDPR).Proposals may:For all strands, proposals should identify and address the societal and ethical dimensions of the strand they choose to cover taking into consideration the possibly divergent perspectives of pertinent stakeholders.Proposals have to address the specific needs of the end-user, private and public security end users alike. Proposals are encouraged to include public security end-users and/or private end users.The Commission considers that proposals requesting a contribution from the EU between EUR 2 and 3 million would allow these areas to be addressed appropriately. Nonetheless, this does not preclude submission and selection of proposals requesting other amounts.The outcome of the proposals are expected to lead to development up to Technology Readiness Level (TRL) 6 to 7; please see part G of the General Annexes."</text:p>
          </table:table-cell>
          <table:table-cell office:value-type="string" calcext:value-type="string">
            <text:p>"theme"</text:p>
          </table:table-cell>
          <table:table-cell table:number-columns-repeated="1022"/>
        </table:table-row>
        <table:table-row table:style-name="ro10">
          <table:table-cell office:value-type="string" calcext:value-type="string">
            <text:p>"Transport is fundamental to our economy and society. An efficient and sustainable mobility is vital for the internal market and for the quality of life of the citizens. Transport enables economic growth and job creation. Satellite navigation application technology is an increasingly common component of modern transport systems. It contributes to a competitive, safe and resource efficient transport system and enables new challenging solutions in terms of positioning and navigation performances in aviation, road, maritime and rail, as well as in multi-modal applications. The use of EGNSS is also a key factor in many EU transport related policies, such as Intelligent Transport System, emergency call (eCall), enhanced digital tachograph, European Single Sky, European contribution to the Worldwide Maritime Radionavigation System.The specific challenge of this topic is to develop innovative EGNSS based applications in aviation, road, maritime and rail that will make EGNOS and Galileo more available to transport users and enable new end-to-end solutions that require accurate and resilient positioning and navigation.Proposals should aim at developing new innovative applications, with commercial impact and a clear market uptake perspective. Innovation activities within this topic should build on:EGNSS should be part and parcel of the envisaged solution(s). However, where a combination of EGNSS with other technologies is required to make the application(s) work, this is not excluded from the scope. Proposals may be submitted in any of the following four transport domains:Aviation: The development of EGNSS solutions for navigation, surveillance and communication in all phases of flight (aircraft and rotorcraft) should be addressed, including the possibility to determine the location of aircraft in distress. In particular, GNSS based PBN (Performance Based Operations), advanced operations for approach and landing benefitting from robust vertical guidance and LPV-200/CAT1 services[1]. Furthermore, surveillance applications, such as ADS-B (Automatic Dependent Surveillance Broadcast) and use of reliable PVT for signal integrity, precise positioning and orientation of remotely piloted aerial systems (RPAS) might be addressed. Synergy and complementarity with the Sesar Joint Undertaking and other initiatives shall be clearly identified. Proposals should in particular build on multi-constellation/multi-frequency, current and future EGNOS integrity features and service levels, as well as integration of multi-constellation enabling capabilities.Road: Development of EGNSS solutions in emerging innovative domains, such as autonomous vehicles, that are safety critical and require a specific accurate and resilient positioning, timing and navigation should be addressed. Development of EGNSS solutions in policy driven applications, such as new generation of eCall, enhanced digital tachograph, dangerous goods transport, etc. might also be addressed. Proposals should in particular build on Galileo specific signal features and differentiators and new services such as authentication and high precision, as well as current and future EGNOS integrity features.Maritime: Development of EGNSS based solutions in the different maritime and inland waterways (including the Arctic), such as vessels navigation, traffic management and surveillance, search and rescue, port operations, custom fraud control, fisheries monitoring should be addressed. Proposals should in particular build on the use of current and future EGNOS dedicated services for maritime, and the Search and Rescue service of Galileo, other Galileo differentiating features and services, such as authentication, and high precision.Rail: Development of EGNSS based solutions in train signalling and control, contributing to the evolution and cost competitiveness of the European Rail Traffic Management System, and in non-safety-critical applications, such as passenger information system, asset management, etc. should be addressed. Synergy and complementarity with the Shift 2 Rail Joint Undertaking and other initiatives shall be clearly identified. Proposals should in particular build on the current and future EGNOS integrity services and multi-constellation, multi-frequency, and specific signal features of Galileo that improves position performances in the challenging railway environment (e.g. urban parts).In projects to be funded under this topic participation of industry, in particular SMEs, is encouraged.Proposals addressing PRS (Public Regulated Service) related applications are not in the scope of this action.The Commission considers that proposals requesting a contribution from the EU of between EUR 1 and 3 million would allow this specific challenge to be addressed appropriately. Nonetheless, this does not preclude submission and selection of proposals requesting other amounts.Activities should promote innovation in order to maximise the potential of the EGNSS and its adoption in transport. They should build on specific features and differentiators of Galileo and EGNOS, demonstrating the advantage of their use in transport. The applications shall contribute to the modern, efficient and user-friendly transport system. The activities should be complemented with a systems’ approach, taking care of infrastructure and regulatory requirements, coordination of multiple actors and pilot projects to encourage market take-up.The proposals shall have a clear intention and rationale to commercialise the products and services developed, including a business plan.[1]The recent EASA Notice of Proposed Amendment 2015-01 should be taken into account."</text:p>
          </table:table-cell>
          <table:table-cell office:value-type="string" calcext:value-type="string">
            <text:p>"theme"</text:p>
          </table:table-cell>
          <table:table-cell table:number-columns-repeated="1022"/>
        </table:table-row>
        <table:table-row table:style-name="ro10">
          <table:table-cell office:value-type="string" calcext:value-type="string">
            <text:p>"The past 10 years have seen a wider and wider uptake of GNSS based user technology, initially with the Personal Navigation Devices in our cars and then with smartphones in our pockets. Nowadays this also includes tablets, laptops, cameras, fitness gears and wearable devices, etc. In addition, recent trends are showing that not only “every person” but in the future also “everything” will be connected and equipped with a GNSS device (e.g. connected vehicles and internet of things). This is opening a new generation of Location Based Services (LBS). The development of this new generation of LBS is driven by different needs, depending on the application: mobility, productivity, safety, etc. To satisfy these needs, the key requirements for GNSS are Time-To-First-Fix (TTFF), accuracy and availability. Galileo satellites will further improve signal availability, thus enhancing continuity of service for LBS in urban or challenging environments. By contributing to multi-constellation solutions, Galileo can satisfy the need for higher accuracy and fast TTFF of demanding applications. The specific challenge of this topic is to exploit the availability of GNSS enabled mass market devices, developing innovative EGNSS applications that will:Proposals should aim at developing new innovative applications, with commercial impact and a clear market uptake perspective. Below are some areas which are identified as especially promising for further EGNSS applications development:Mobility as a service and Smart Cities: Development of EGNSS solutions for cross-modal mobility and new emerging “mobility as a service” approach should be addressed, in which the user does not buy a vehicle or a public transport ticket, but a service to comply with her/his mobility needs. This area may include innovative telematics applications in which the positioning, timing and navigation are used both to deliver the mobility service and to calculate a fair price based on the actual use of it. Development of EGNSS solutions for other areas of future Smart Cities are also included in the scope.Internet of things: Development of EGNSS solutions for “internet of things” should be addressed, exploiting the interconnectivity of uniquely identifiable devices and the availability of their location. Proposals should duly reflect the fact that the internet of things is not only improving productivity and efficiency of organisations (with applications in almost every sector of the economy, from automotive to consumer electronics, healthcare or manufacturing and logistics), but that the internet of things technology is also changing our daily lives.Commercial and social LBS: Proposals should address one of the two following application areas. 1) Applications for commercial LBS, such as: secure financial transactions; mobile workforce management, tracking solutions; augmented reality; social networking and sport. 2) Applications for social LBS, such as: safety and emergency (E112), e-health (health services more and more connected), and solutions supporting visual and mobility of impaired people.For all the mass market areas, the development and innovation should build on:Attention should be paid to socio-economic considerations such as consumer needs, consumer behaviour (including early adopters), lifestyles, as well due consideration should be given to applicable legal frameworks and ethical issues such as privacy and data protection.EGNSS should be part and parcel of the envisaged solution(s). However, where a combination of EGNSS with other technologies is required to make the application(s) work, this is not excluded from the scope.In projects to be funded under this topic participation of industry, in particular SMEs, is encouraged.Proposals addressing PRS (Public Regulated Service) related applications are not in the scope of this action.The Commission considers that one proposal requesting a contribution from the EU of between EUR 1 and 3 million would allow this specific challenge to be addressed appropriately. Nonetheless, this does not preclude submission and selection of proposals requesting other amounts.Activities should aim at developing highly innovative and adaptive applications taking advantage of the Galileo and EGNOS added value. The proposal shall have a clear intention to commercialise the products and services developed, including a business plan. The consumer chipset and devices manufacturers (e.g. for smartphones and tablets) are mainly produced in non-European countries and the expected impact of this topic is to foster the competitiveness of European GNSS application providers that build innovation on these chipsets and devices, contributing to increase the overall EU competitiveness in the mass market. In addition, considering that the EU has a good market share of machine to machine chipset and module providers, the expected impact is also to foster applications building on this capacity."</text:p>
          </table:table-cell>
          <table:table-cell office:value-type="string" calcext:value-type="string">
            <text:p>"theme"</text:p>
          </table:table-cell>
          <table:table-cell table:number-columns-repeated="1022"/>
        </table:table-row>
        <table:table-row table:style-name="ro10">
          <table:table-cell office:value-type="string" calcext:value-type="string">
            <text:p>"Professional applications are covering different market segments. Precision agriculture, mapping and surveying have been the pioneers in the use of GNSS since the early years. The challenge is to make these applications more affordable, easy to use and integrated with other solutions and technologies, including for example earth observation, e.g. Copernicus services, in order to enable new targeted innovative solutions. EGNSS is offering additional accuracy and features, such as multiple frequencies and the high precision service in the frame of the future commercial service, contributing to enabling these innovative solutions, including in challenging environments. Power networks, telecommunication networks and financial transactions[1] are today synchronised, many of them using GNSS. These networks are becoming more and more distributed (e.g. distributed power generation of renewable energies), interconnected and more demanding in terms of synchronisation performances (e.g. in 4G-LTE and future internet), or requiring authenticated solutions as for the financial transaction time stamping. The specific challenge is in this case to build on the enhanced capabilities offered by Galileo that will provide high accurate timing information and authentication services, to develop a new generation of high performing, reliable and EU independent timing and synchronisation applications that can cope with these emerging and demanding needs.Proposals should aim at developing new innovative applications, building also on the combination of EGNSS with earth observation and Copernicus services, with commercial impact or with satellite communication. Proposals should have a clear market uptake perspective. Below are some areas which are identified as especially promising for further EGNSS application development:Agriculture: Automated machine guidance, precision farming and machine control and field boundary measurements are possible areas to be addressed.Surveying and Mapping: Land survey, marine survey, cadastral and geodesy, and construction are possible areas to be addressed.Timing and Synchronisation: Telecommunications, power generation and finance are possible areas to be addressed.Other professional applications: clearly demonstrating amongst others the contribution of EGNSS differentiators, the potential of integration with earth observation data, and the future commercial potential are also invited.For all the professional areas, the development and innovation should build on:EGNSS should be part and parcel of the envisaged solution(s). However, where a combination of EGNSS with other technologies is required to make the application(s) work, this is not excluded from the scope.In projects to be funded under this topic participation of industry, in particular SMEs, is encouraged.The proposal shall have a clear intention to commercialise the products and services developed, including a business plan.Proposals addressing PRS (Public Regulated Service) related applications are not in the scope of this action.The Commission considers that proposals requesting a contribution from the EU of between EUR 1 and 3 million would allow this specific challenge to be addressed appropriately. Nonetheless, this does not preclude submission and selection of proposals requesting other amounts.Activities should aim at developing highly innovative applications taking advantage of Galileo and EGNOS aiming at decreasing the barriers to access such professional applications, in term of price of the solution and easiness to use, increasing the number of users and explore new innovative use of GNSS. Specifically for agriculture the expected impact is also to improve the productivity and decrease the environmental impact. For timing and synchronisation applications, the expected impact is to contribute to cope with emerging network synchronisation needs in terms of accuracy and robustness, while contributing to improve EU dependency from other GNSS.[1]Cf. also Article 50 of Directive 2014/65/EU on Markets in Financial Instruments."</text:p>
          </table:table-cell>
          <table:table-cell office:value-type="string" calcext:value-type="string">
            <text:p>"theme"</text:p>
          </table:table-cell>
          <table:table-cell table:number-columns-repeated="1022"/>
        </table:table-row>
        <table:table-row table:style-name="ro10">
          <table:table-cell office:value-type="string" calcext:value-type="string">
            <text:p>"Awareness raising and capacity building in the field of EGNSS are essential elements in facilitating the breakthrough of EGNOS and Galileo inside and outside Europe and in increasing the number of opportunities for future collaboration between European and non-European GNSS entities. Promotion activities should take a more active role in generating new ideas ready to spin-off and/or to go into market introduction, in providing crucial seed financing and in increasing the visibility of the EGNSS.The proposals should aim at capacity building, increasing awareness of EGNSS solutions, providing networking opportunities of centres of excellence and other relevant actors and achieving a critical mass of EGNSS applications success stories, making it an attractive option for private investors in Europe and also globally. Activities under this topic may also contribute to the cooperation schemes, which have been established with partner countries worldwide.Technology promotion activities can include incentive schemes in the form of financial support to third parties for innovative applications developed by companies and entrepreneurs and based on the EGNSS that will promote the uptake of satellite navigation downstream applications across Europe and beyond.Proposals addressing PRS (Public Regulated Service) related applications are not in the scope of this action.The Commission considers that proposals requesting a contribution from the EU of between EUR 0.5 and 1 million would allow this specific challenge to be addressed appropriately. Nonetheless, this does not preclude submission and selection of proposals requesting other amounts.The main aim of this topic is to support building of industrial relationships by gathering private and public institutions around services offered by EGNSS and related applications. This topic should support the competitiveness of EU industry by identifying strategic partners and by developing market opportunities.The support to incentive schemes should foster the emergence of new downstream applications based on either Galileo and/or EGNOS and therefore to support the EU GNSS industry."</text:p>
          </table:table-cell>
          <table:table-cell office:value-type="string" calcext:value-type="string">
            <text:p>"theme"</text:p>
          </table:table-cell>
          <table:table-cell table:number-columns-repeated="1022"/>
        </table:table-row>
        <table:table-row table:style-name="ro10">
          <table:table-cell office:value-type="string" calcext:value-type="string">
            <text:p>"Over 1,000 projects have been funded under the Health theme of the Seventh Framework Programme (FP7, 2007-2013) and close to 100 projects are already supported under the Societal Challenge 1 of Horizon 2020. These projects have and will lead to breakthrough discoveries and innovations with a potential for further valorisation and exploitation. The translation of research and innovation outcomes into new diagnostics or medicines and improved health outcomes for patients is however hampered by the scattering of knowledge generated across public and private research organisations in Europe. Although Technology Transfer Offices (TTOs) have developed tools to promote their organisations’ innovations, there is potential for increased critical mass and visibility of these EU FP7 Health and Horizon 2020 SC1 projects' outcomes.The objective of this coordination and support action is to develop a European web marketplace referencing all types of innovations such as patents, licensing opportunities, prototypes, products, technologies or services with a potential for future exploitation and/or commercialisation, primarily generated by FP7 Health and Horizon 2020 SC1 programmes.The marketplace should become a one-stop-shop between innovation providers (mainly academic research organisations) and innovation developers (such as SMEs, midcaps and larger companies, EU research infrastructures). The further assessment and/or validation of any high-value discovery shall not be performed within the framework of the proposal.Further exploitation should be widely promoted to innovation developers; therefore the proposal should detail how it intends to incentivise academia, TTOs, SMEs and the healthcare sector at large to ensure a broad use, exploitation and feeding of the marketplace in Europe. The proposal should include a solid monetization strategy to ensure sustainability of the marketplace after the end of the project.TTOs with proven track records in exploitation of research results as well as business development departments from healthcare companies should be involved in the consortium to ensure a coherent and consistent approach between innovation providers and innovation developers. Special attention should be given to project outcomes in low performing Member States and Associated Countries[1]. Benchmarking of existing initiatives at European, Member States or international level (such as Enterprise Europe Network or the United States National Institutes of Health (NIH) Office of Technology Transfer) is a prerequisite. This benchmarking should contribute to identifying best practices, rightly positioning contents and services of the marketplace, as well as defining Key Performance Indicators that will be monitored throughout the deployment of the marketplace.The Commission considers that proposals requesting a contribution from the EU of between EUR 1 and 2 million would allow this specific challenge to be addressed appropriately. Nonetheless, this does not preclude submission and selection of proposals requesting other amounts.[1]As defined by Widening Participation and Spreading Excellence: Member States below 70% of the EU average of the Composite Indicator of Research Excellence. The Composite indicator of Research Excellence (with a corrective threshold of 70% of the EU average) has been selected to distinguish those countries identified as "low R&amp;I performing" or "widening" countries. These are:− Member States: Bulgaria, Croatia, Cyprus, Czech Republic, Estonia, Hungary, Latvia, Lithuania, Luxembourg, Malta, Poland, Portugal, Romania, Slovakia and Slovenia.− Associated Countries (subject to valid association agreements of third countries with Horizon 2020): Albania, Bosnia and Herzegovina, Faroe Islands, Former Yugoslav Republic of Macedonia, Moldova, Montenegro, Serbia, Turkey and Ukraine."</text:p>
          </table:table-cell>
          <table:table-cell office:value-type="string" calcext:value-type="string">
            <text:p>"theme"</text:p>
          </table:table-cell>
          <table:table-cell table:number-columns-repeated="1022"/>
        </table:table-row>
        <table:table-row table:style-name="ro10">
          <table:table-cell office:value-type="string" calcext:value-type="string">
            <text:p>"Standards are part of the knowledge economy that facilitate innovation and the adoption of new technologies. They are key elements of the competitiveness of European industry. They can improve safety and performance of products and services. Patients would benefit from the standardisation of in vitro diagnostic practice.Progress in medical diagnostics is limited by insufficient guidelines for pre-analytical procedures and diagnostic services. The accuracy of measured values may be hampered by deficiencies of pre-analytical steps (sample collection, handling, etc.) and poor harmonisation and quality assurance of diagnostic practice (not all diagnostic laboratories are even accredited ISO15189).Provide pan-European quality assurance schemes and guidelines for pre-analytical procedures - such as sample collection, handling, transportation, processing and storing of clinical samples - and/or harmonisation and quality assurance of diagnostic practice.The proposal should contribute to accreditation and certification, and participate in standardization activities at European level. Interaction with the European Metrology Programme for Innovation and Research (EMPIR) should be considered as appropriate. Outcomes could be coordination of validation studies, assessment of the results of method validations, training, counselling, quality procedures and guidelines.Involvement of industry, including SMEs, and organizations for standardisation is expected.The Commission considers that a proposal requesting a contribution from the EU of around EUR 2 million would allow this specific challenge to be addressed appropriately. Nonetheless, this does not preclude submission and selection of proposals requesting other amounts.Personalised medicine refers to a medical model using characterization of individuals’ phenotypes and genotypes (e.g. molecular profiling, medical imaging, lifestyle data) for tailoring the right therapeutic strategy for the right person at the right time, and/or to determine the predisposition to disease and/or to deliver timely and targeted prevention. The term "personalised medicine" is used throughout this Work Programme with this definition in mind."</text:p>
          </table:table-cell>
          <table:table-cell office:value-type="string" calcext:value-type="string">
            <text:p>"theme"</text:p>
          </table:table-cell>
          <table:table-cell table:number-columns-repeated="1022"/>
        </table:table-row>
        <table:table-row table:style-name="ro10">
          <table:table-cell office:value-type="string" calcext:value-type="string">
            <text:p>"By providing the right intervention to the right person at the right time, personalised medicine[1] can improve quality of life and contribute to more sustainable healthcare at Member State level. It may drive new and faster development processes and products, providing European life sciences industries with a competitive edge that can secure growth and jobs. Today, development is uneven across and within sectors, regions and Member States due to fragmented activities, insufficient communication and lack of commonly accepted solutions and standards.The FP7 funded coordination and support action "Personalised Medicine 2020 and beyond – Preparing Europe for leading the global way (PerMed)[2]" was launched in 2013 with the objective to develop a Strategic Research Agenda to progress personalised medicine in Europe. PerMed partners have strived to focus their strategy on concrete research actions, many of which should be addressed through transnational collaborative health research.An ERA-NET Cofund action is therefore a suitable and timely tool to implement relevant parts of PerMed's Strategic Research and Innovation Agenda[3], which will be published in 2015.Proposals should pool the necessary financial resources from the participating national (or regional) research programmes with a view to implementing a joint call for proposals resulting in grants to third parties with co-funding in this area.This call should aim at implementing a key area of the PerMed Strategic Research Agenda and be complementary with other funding programmes and activities at European and international level. Proposers are encouraged to include other joint activities including additional joint calls without EU co-funding. This work should be informed by the output of the coordination and support action envisaged in topic SC1-HCO-05-2016 - Coordinating personalised medicine research, without duplicating any of its work.The proposed ERA-NET should demonstrate the expected impact on national and transnational programmes as well as the leverage effect on European research and competitiveness, and should plan the development of key indicators for supporting this. Participation of international partners is highly encouraged.The Commission considers that a proposal requesting a contribution from the EU of EUR 5 million would allow this specific challenge to be addressed appropriately. Nonetheless, this does not preclude submission and selection of proposals requesting other amounts.[1]Personalised medicine refers to a medical model using characterization of individuals’ phenotypes and genotypes (e.g. molecular profiling, medical imaging, lifestyle data) for tailoring the right therapeutic strategy for the right person at the right time, and/or to determine the predisposition to disease and/or to deliver timely and targeted prevention. The term "personalised medicine" is used throughout this Work Programme with this definition in mind.[2]www.permed2020.eu[3]Available at http://www.permed2020.eu/1428.php"</text:p>
          </table:table-cell>
          <table:table-cell office:value-type="string" calcext:value-type="string">
            <text:p>"theme"</text:p>
          </table:table-cell>
          <table:table-cell table:number-columns-repeated="1022"/>
        </table:table-row>
        <table:table-row table:style-name="ro10">
          <table:table-cell office:value-type="string" calcext:value-type="string">
            <text:p>"The Joint Programming Initiative on antimicrobial resistance (JPIAMR) was established in 2011 to enable the participating EU Member States and other countries supporting this initiative to work together to address the rise in antibiotic resistance that threatens human and animal health. Throughout the past four years, the JPIAMR has proven to be an important tool for the establishment of a European Research Area in this field. The JPIAMR launched its strategic research agenda (SRA) in 2014. The JPIAMR is currently implementing this SRA via alignment of national activities and launching transnational research calls.An immediate challenge for the JPIAMR is to move towards a global initiative. In this context, the JPIAMR should capitalize on the current momentum to take the necessary steps for securing its sustainability by Member States, to extend globally and mobilize the EU Members States which are not yet participating in the JPIAMR. A sustainable structure should allow the JPIAMR to progressively move from coordination to integration of national research activities, to further develop its visibility at global level, and to facilitate greater innovation to address AMR.Proposals should support the development and extension of the JPIAMR capacities. In particular, resources should be used to:The proposal should not duplicate work already covered under the ERA-NET (HCO 11 – 2015). The Commission considers that proposals requesting a contribution from the EU of between EUR 1 and 2 million would allow this specific challenge to be addressed appropriately. Nonetheless, this does not preclude submission and selection of proposals requesting other amounts."</text:p>
          </table:table-cell>
          <table:table-cell office:value-type="string" calcext:value-type="string">
            <text:p>"theme"</text:p>
          </table:table-cell>
          <table:table-cell table:number-columns-repeated="1022"/>
        </table:table-row>
        <table:table-row table:style-name="ro10">
          <table:table-cell office:value-type="string" calcext:value-type="string">
            <text:p>"By providing the right intervention to the right person at the right time, personalised medicine[1] can improve quality of life and contribute to more sustainable healthcare at Member State level. It may drive new and faster development processes and products, providing European life sciences industries with a competitive edge that can secure growth and jobs. Today, development is uneven across and within sectors, regions and Member States due to fragmented activities, insufficient communication and lack of commonly accepted solutions and standards.Support the development and operations of a European platform for collaboration between funders of personalised medicine research, possibly based on the International Consortium model[2]. The platform should coordinate research and innovation efforts across borders, regions and countries. It should foster an interdisciplinary approach to personalised medicine by actively involving relevant interested parties. It should develop policies, guidelines, etc. aiming to speed up the development and implementation of personalised medicine (addressing policy-related, economic, and socio-cultural factors). The platform should aim to create synergies with ongoing activities at European and national level (e.g. research infrastructures[3], ERA-NETs, personalised medicine pilot projects, EIT Health KIC[4]). It should moreover explore the best use of funds in the implementation of personalised medicine. It should actively disseminate information and best-practice examples and contribute to awareness raising in the medical professions (accelerating the reshaping of academic curricula) and among the general public. The proposal should explore scenarios for long-term sustainability.The Commission considers that proposals requesting a contribution from the EU of around EUR 2 million would allow this specific challenge to be addressed appropriately. Nonetheless, this does not preclude submission and selection of proposals requesting other amounts.[1]Personalised medicine refers to a medical model using characterization of individuals’ phenotypes and genotypes (e.g. molecular profiling, medical imaging, lifestyle data) for tailoring the right therapeutic strategy for the right person at the right time, and/or to determine the predisposition to disease and/or to deliver timely and targeted prevention.[2]See for example the International Rare Diseases Research Consortium (IRDiRC -www.irdirc.org) or the International Human Epigenome Consortium (IHEC – www.ihec.org).[3]http://ec.europa.eu/research/infrastructures/index_en.cfm?pg=esfri[4]http://eit.europa.eu/eit-community/eit-health"</text:p>
          </table:table-cell>
          <table:table-cell office:value-type="string" calcext:value-type="string">
            <text:p>"theme"</text:p>
          </table:table-cell>
          <table:table-cell table:number-columns-repeated="1022"/>
        </table:table-row>
        <table:table-row table:style-name="ro10">
          <table:table-cell office:value-type="string" calcext:value-type="string">
            <text:p>"Currently, public health-related research, whether population health or health services research, is fragmented, not coordinated and not aligned across the European Union. There is a need to render investments in public health research more efficient, learn from each other and better capitalise on the on-going so called 'natural experiments' in Europe. While some public health problems are specific to countries, and health care systems are different. Member States still face many similar challenges. There are many public health problems common to most countries, such as the burden posed by chronic diseases, multi-morbidity or obesity, and mental health issues. Many countries are considering innovative solutions in order to achieve a better design of services and interventions throughout the entire chain of care, including public health and prevention. It implies, among others, strategies for strengthening community care and primary care in relation to social care and prevention, redesigning hospital care and de-institutionalising long term care with more care provided closer to home. This implies placing more emphasis on self-management of patients and new ways of linking health and social care. There are many opportunities to learn from one another on what works best under what conditions, agreeing on what issues could be best researched jointly, and where the problems are more localized. This is an opportunity of capitalizing on existing know-how and to draw on comparative advantages in European research, thus enhancing innovation.To pave the way to an ERA-NET co-fund action for building sustainable and resilient health systems models, this coordination and support action (CSA) will develop a structured system of exchange of information between public health research funders and other relevant bodies, as well as academia, in order to establish synergies and avoid duplication. It will further facilitate the development of a strategic research agenda taking into account the diversity which exists within Europe. This agenda will identify at least a number of measurable, performance enhancing, scientific-technological or socio-economic objectives, supported by an appropriate analysis.This action implies the preparation and organisation of meetings as well as support to information exchange with relevant stakeholders groups and with the public at large.The proposed action should ensure a broad geographical representation of European countries.The Commission considers that proposals requesting a contribution from the EU of between EUR 1 and 2 million would allow this specific challenge to be addressed appropriately. Nonetheless, this does not preclude submission and selection of proposals requesting other amounts."</text:p>
          </table:table-cell>
          <table:table-cell office:value-type="string" calcext:value-type="string">
            <text:p>"theme"</text:p>
          </table:table-cell>
          <table:table-cell table:number-columns-repeated="1022"/>
        </table:table-row>
        <table:table-row table:style-name="ro10">
          <table:table-cell office:value-type="string" calcext:value-type="string">
            <text:p>"Topic details will be developed in line with the timetable of the GACD priority setting process and will be provided during the course of 2016."</text:p>
          </table:table-cell>
          <table:table-cell office:value-type="string" calcext:value-type="string">
            <text:p>"theme"</text:p>
          </table:table-cell>
          <table:table-cell table:number-columns-repeated="1022"/>
        </table:table-row>
        <table:table-row table:style-name="ro10">
          <table:table-cell office:value-type="string" calcext:value-type="string">
            <text:p>"Despite serious efforts deployed at national and European level, the European Union sees significant internal disparities in terms of research and innovation performance as also identified in the Innovation Union Scoreboard. The disparities are equally present in health research and innovation and this call seeks solutions specifically adapted to this domain.The European Commission has been funding projects to analyse the roots of the divide in European health research and innovation (HCO-14 2014) and wishes to continue efforts in closing the gap.Any type of activities that can help less performing countries and regions to build capacities and exploit opportunities to eventually increase their participation in EU funded collaborative projects can be supported.Beneficiaries of the activities should be low performing[1] Member States/regions that have identified health R&amp;I as a priority in their Research and Innovation Strategies for Smart Specialisation (RIS3). Applicants shall seek synergies with European Structural and Investment Funds, the operational programmes and support from managing authorities.The proposals will propose concrete measures for tackling structural barriers to health research and innovation, including those related to capacity, skills, policy, regulatory environment, and economic and socio-cultural factors including gender equality issues and gender dimension in research content.The Commission considers that proposals requesting a contribution from the EU of up to EUR 1 million would allow this specific challenge to be addressed appropriately. Nonetheless this does not preclude submission and selection of proposals requesting other amounts.The action should demonstrate good practice on how synergies between Structural Funds and Horizon 2020 can be exploited in the health R&amp;I domain. This shall contribute to increased Horizon 2020 participation of low performing regions.[1]As defined by Widening Participation and Spreading Excellence: Member States below 70% of the EU average of the Composite Indicator of Research Excellence."</text:p>
          </table:table-cell>
          <table:table-cell office:value-type="string" calcext:value-type="string">
            <text:p>"theme"</text:p>
          </table:table-cell>
          <table:table-cell table:number-columns-repeated="1022"/>
        </table:table-row>
        <table:table-row table:style-name="ro10">
          <table:table-cell office:value-type="string" calcext:value-type="string">
            <text:p>"The business environment and sustainable business models for eHealth SMEs have been a major challenge when introducing innovations in new healthcare delivery. Helpful findings are already available in similar support measures, e.g., Get eHealth[1], iLink[2] and existing private support activities for SMEs.The scope is co-ordinating post R&amp;D and offering support for developing business models, improving the maturity of the new products emerging from Europe’s leading Health ICT SMEs, developing a pro-innovation approach to address legal conditions in Europe and globally on a case-by-case basis. The selected project will build up and maintain a support structure for the SMEs including but not limited to the following elements:a) Support for networked opportunities in collaboration with high calibre third partiesb) eHealth specific networking events organised by the projectc) Support for training of the staff of the SMEsd) Professional assistance improving the maturity of the business for further investment purposese) Support addressing legal challengesf) Support addressing issues related to registration and certification.Synergies between the Enterprise Europe Network and the relevant sector groups are encouraged.The Commission considers that proposals requesting a contribution from the EU of up to EUR 3 million would allow this specific challenge to be addressed appropriately. Nonetheless, this does not preclude submission and selection of proposals requesting other amounts.[1]Delivering Growth to eHealth business,http://www.get-ehealth.eu/[2]European Network of ICT Law Incubators,http://lincup.eu/"</text:p>
          </table:table-cell>
          <table:table-cell office:value-type="string" calcext:value-type="string">
            <text:p>"theme"</text:p>
          </table:table-cell>
          <table:table-cell table:number-columns-repeated="1022"/>
        </table:table-row>
        <table:table-row table:style-name="ro10">
          <table:table-cell office:value-type="string" calcext:value-type="string">
            <text:p>"The ageing of European populations coincides with the increasing digitalisation of both, the economy and the society. The emerging European Silver Economy offers numerous opportunities for digital solutions to help address the ageing challenge and to create new socio-economic opportunities.Despite becoming an increasingly large section of Europe's population very often older adults remain an "overlooked demographic", underserved by products and services that do not meet their particular needs.Developing products, services and solutions for the older population is not naturally perceived as an attractive proposition by some of the most talented innovators and (social) entrepreneurs. Very often the negative connotation of "old-age" reduces the talent-pool of entrepreneurs that could be engaged in developing ICT solutions for active and healthy ageing. It also hampers the attractiveness of capital investment channelled into active and healthy ageing solutions already developed and finally reduces significantly the market up-take of innovative solutions for active and healthy ageing.The challenge is to reward excellence in innovative products and services for the ageing population, and highlight the opportunities that a growing ageing population can generate for entrepreneurs, investors, public authorities and civil society interested in developing new products, services and solutions.This shall be achieved by establishing a widely recognised European annual award scheme for innovative solutions which can demonstrate a significant impact improving the quality of life of the ageing population, for both women and men, and sustaining a viable and promising business model.This Annual award will bring together all relevant societal actors and economic sectors to create a pan-European movement that acknowledges and exploits the opportunities brought about by demographic change and innovation.The proposal should develop and implement an integrated communication and innovation concept, built upon this annual European award scheme promoting the best examples of ICT innovation for active and healthy ageing, addressing key stakeholders and sectors of the Silver Economy, such as advertising, innovative consumer products and services, age-friendly workplaces, age friendly living environments etc.Specific issues to be addressed include:The proposal should present ways to promote and reward innovative and creative ideas that tap into the potential that lies in an ever growing number of active, healthy, mobile and solvent older citizens. Ideas may be found in enterprises, social innovation initiatives, local and regional governments.The proposal can cover partly or fully the funding dedicated to the award itself during the first year of the project with the aim of attracting other sponsors for a long-term establishment of the award scheme. Until alternative long-term funding sources are defined and secured, proposals may use a share of the action budget during the project for the provision of financial support to third parties in the form of an award (prize) in line with the conditions set out in Part K of the General Annexes.It must be clearly demonstrated how this action promotes the opportunities arising from demographic change and how it will build on existing EU and national networks and fora in the area (e.g. Horizon 2020, EIP-AHA, AAL JP, JPI MYBL, EIT Health, national strategies on demographic change, research networks…).The Commission considers that proposals requesting a contribution from the EU of up to EUR 1 million would allow this specific challenge to be addressed appropriately. Nonetheless, this does not preclude submission and selection of proposals requesting other amounts.The proposal should present quantitative and qualitative metrics for measuring its progress towards the expected impact in:"</text:p>
          </table:table-cell>
          <table:table-cell office:value-type="string" calcext:value-type="string">
            <text:p>"theme"</text:p>
          </table:table-cell>
          <table:table-cell table:number-columns-repeated="1022"/>
        </table:table-row>
        <table:table-row table:style-name="ro10">
          <table:table-cell office:value-type="string" calcext:value-type="string">
            <text:p>"Citizens' digital health literacy is an essential element for successful eHealth deployment. However, citizens often do not have the necessary skills to understand and appraise online health information and apply their knowledge to make health decisions. Digitally health literate citizens are empowered to play a more active role in their health management (improved self-management) and will be better informed about health issues. Digital health literacy can also help improve prevention and adherence to a healthy lifestyle, improve the use of pharmaceutical products enhance the safe and proper use of medicines, strengthen the patient involvement and empowerment, and finally improve health outcomes.Proposals should provide support for the improvement of digital health literacy of citizens. In particular, proposals should design open access online courses ("MOOCs") for different population cohorts including children and the elderly and other high-risk patient groups, supporting an interactive learning environment. These courses should ensure user-friendliness and involve citizens to co-design, test and implement learning modules that would help them improve their digital health literacy skills. The courses should be designed tailored to users' needs based on a strong understanding and projections of key factors, drivers, barriers and trends of the future that affect digital health literacy, be targeted specifically to citizens with low levels of digital health literacy and take into account and quantifying demographic, social, cultural and gender differences and address critical and/or interactive skills and competencies, as well as support peer learning. The work should also articulate a roadmap roll-out, simulate system level changes and detail the most appropriate policy actions for ongoing enablement.The Commission considers that proposals requesting a contribution from the EU of up to EUR 2 million would allow this specific challenge to be addressed appropriately. Nonetheless, this does not preclude submission and selection of proposals requesting other amounts."</text:p>
          </table:table-cell>
          <table:table-cell office:value-type="string" calcext:value-type="string">
            <text:p>"theme"</text:p>
          </table:table-cell>
          <table:table-cell table:number-columns-repeated="1022"/>
        </table:table-row>
        <table:table-row table:style-name="ro10">
          <table:table-cell office:value-type="string" calcext:value-type="string">
            <text:p>"Healthcare systems require a robust supply of both highly proficient eHealth/IT professionals as well as an overall workforce that has a sufficient level of IT skills to make the optimum use of eHealth information technology. There is a shortage in the EU of eHealth workers across the full spectrum of job roles, spanning clinical, social care, informatics, and administration. There is a dearth of structured education and training opportunities to address this shortage.Proposals should focus on mapping, quantifying and projecting the need, supply and demand of workforce skills and competencies to develop IT skills and training programmes for the healthcare workforce taking into account the EU-US collaboration underway in this area under the EU-US MoU eHealth Roadmap[1] and other international cooperation in this area. The work should identify how key factors and trends will be investigated, the different scenarios the system and eHealth workforce face, quantify and model these futures as well as describe how the most robust policies to deliver the desired impacts and outcomes will be investigated. They should also demonstrate knowledge of systematic workforce investigations including skills and competences existing curricula and training, identify gaps and propose solutions to bridge them. A series of case studies in some of the areas where IT already has an impact on the provision of health services, will support the proposed solutions in the most critical areas for example in primary health care, monitoring of chronic diseases, high risk patient care and geriatry. A familiarity with the ICT Skills’ European eCompetence Framework for healthcare is also important.The Commission considers that proposals requesting a contribution from the EU of up to EUR 0.5 million would allow this specific challenge to be addressed appropriately. Nonetheless, this does not preclude submission and selection of proposals requesting other amounts.[1]http://ec.europa.eu/digital-agenda/en/news/transatlantic-ehealthhealth-it-cooperation-roadmap"</text:p>
          </table:table-cell>
          <table:table-cell office:value-type="string" calcext:value-type="string">
            <text:p>"theme"</text:p>
          </table:table-cell>
          <table:table-cell table:number-columns-repeated="1022"/>
        </table:table-row>
        <table:table-row table:style-name="ro10">
          <table:table-cell office:value-type="string" calcext:value-type="string">
            <text:p>"In order to implement the EU-US interoperability roadmap, activities including inter-alia piloting and standardisation activities need to be put in place. Further actions would be needed to implement recommended measures, taking into account the importance to have a convergent EU-US approach.The main objective remains to achieve one single international standard for the patient summary and the possibility to establish pilots that will validate the principles established within the roadmap. The proposal should focus on the need to develop an interoperability framework taking into account the EU-US collaboration underway in this area under the EU-US MoU eHealth Roadmap[1] and other international cooperation in this area. Consortium partners should demonstrate familiarity with transatlantic cooperation, standardisation process and ability to implement the activities outlined in the EU-US roadmap.The Commission considers that proposals requesting a contribution from the EU of up to EUR 1 million would allow this specific challenge to be addressed appropriately. Nonetheless, this does not preclude submission and selection of proposals requesting other amounts.[1]http://ec.europa.eu/digital-agenda/en/news/transatlantic-ehealthhealth-it-cooperation-roadmap"</text:p>
          </table:table-cell>
          <table:table-cell office:value-type="string" calcext:value-type="string">
            <text:p>"theme"</text:p>
          </table:table-cell>
          <table:table-cell table:number-columns-repeated="1022"/>
        </table:table-row>
        <table:table-row table:style-name="ro10">
          <table:table-cell office:value-type="string" calcext:value-type="string">
            <text:p>"This coordination and support action (CSA) aims at maintaining and developing the adoption and take-up of testing of eHealth standards and specifications as defined in the eHealth European Interoperability Framework (eEIF).The proposal should aim at the establishment of a sustainable European Conformance Assessment Scheme associated with the maintenance of the eEIF, fostering a wider eHealth interoperability uptake for the entire European market.The CSA relies on some of the recommendations of the EU funded ANTILOPE project. In particular, the proposal is expected to put in place a conformity scheme which should allow entities to test the capabilities of its healthcare products and related services in any accredited testing laboratory against the requirements of a set of standards and profiles that are recognized and listed in the eHealth EIF. This conformity scheme should ensure consistent testing results across testing laboratories and a suitable corresponding trusted label/certificate should be considered. It is expected that the proposal will bring together a wide range of relevant stakeholders with expertise in the development, implementation, assessment, maintenance and dissemination of such a conformity scheme.The Commission considers that proposals requesting a contribution from the EU of up to EUR 1 million would allow this specific challenge to be addressed appropriately. Nonetheless, this does not preclude submission and selection of proposals requesting other amounts."</text:p>
          </table:table-cell>
          <table:table-cell office:value-type="string" calcext:value-type="string">
            <text:p>"theme"</text:p>
          </table:table-cell>
          <table:table-cell table:number-columns-repeated="1022"/>
        </table:table-row>
        <table:table-row table:style-name="ro10">
          <table:table-cell office:value-type="string" calcext:value-type="string">
            <text:p>"The area of ICT for active and healthy ageing (AHA) is a new cross-sectorial domain in which standards play a key role. Standardisation efforts in the area tend to be taken by the different domains' actors individually, often lacking a coordinated and targeted approach. Different national/regional initiatives, labels and standards are emerging in some of the related fields, which could potentially make interoperability difficult and impede or reduce scalable growth opportunities. Therefore, an action needs to be established that links together the standardisation needs from the different domains and addresses them in a coordinated way.This action will support progress within the Silver Economy overall, since it will be directly contributing to its different sectors such as age-friendly environments, smart houses and integrated care. It will thus provide support to the other Active and Healthy Ageing topics published in this Work Programme.The proposal is expected to foster user-centred ICT innovation on AHA by engaging, supporting and coaching stakeholders to develop and implement their actions in the area of standardisation. They should cover standardisation within the area of AHA, in particular in the domains of ICT infrastructures for the implementation and delivery of services for independent living in age-friendly buildings, scaling-up of innovative care services and interoperability profiles for independent living[1].Relevant activities at national and EU level, as well as by industry should be taken into account.In order to comprehensively support relevant stakeholders in implementing their actions in the field of standardisation, proposals should clearly address the following:The Commission considers that proposals requesting a contribution from the EU of up to EUR 1 million would allow this specific challenge to be addressed appropriately. Nonetheless, this does not preclude submission and selection of proposals requesting other amounts.[1]Interoperability profiles describe specific solutions to interoperability in a specific use case scenario. A profile documents how standards will be used in order to achieve interoperability. Profiles ensure implementers and users are talking about the same solution without having to restate all the technical details that establish actual interoperability."</text:p>
          </table:table-cell>
          <table:table-cell office:value-type="string" calcext:value-type="string">
            <text:p>"theme"</text:p>
          </table:table-cell>
          <table:table-cell table:number-columns-repeated="1022"/>
        </table:table-row>
        <table:table-row table:style-name="ro10">
          <table:table-cell office:value-type="string" calcext:value-type="string">
            <text:p>"Despite much progress in 'omics' and epidemiological research in recent years, the knowledge on the combined role of genetic and non-genetic factors in health and disease is still limited, thus hampering the full development potential of personalised medicine[1].There is increasing evidence that interactions with the environment, as reflected in genome-epigenome-proteome-metabolome-microbiome crosstalk, play an important role in disease development and progression. International initiatives such as the International Cancer Genome Consortium (ICGC), the International Human Epigenome Consortium (IHEC) and the International Human Microbiome Consortium have generated high quality comprehensive large scale data catalogues and maps. The challenge is to build on the existing high quality data deposited in relevant databases (e.g. but not limited to: http://epigenomesportal.ca/ihec/, http://docs.icgc.org/data-portal) and combine these data and knowledge with lifestyle and environmental data, thus accelerating the translation into novel targeted or personalized interventions. These objectives cannot be accomplished on an individual country level which calls for broad transnational collaboration.The scope of this topic is to integrate and use high quality genome, epigenome, proteome, metabolome, microbiome data produced by large scale international initiatives with innovative imaging, functional, structural and lifestyle/environmental data, and combine these with disease-oriented functional analysis to contribute to the understanding of health and disease with the final objective of selecting relevant biomarkers for clinical validation that will lead to the development of new targeted therapies for diseases of the immune system. Proposals must build on data from IHEC and, as appropriate, on data from other international initiatives. Proposals should address relevant ethical implications, take into account sex and gender differences and include a section on research data management. International cooperation is requested. Proposals addressing rare diseases of the immune system are not in scope of this action.The Commission considers that proposals requesting a contribution from the EU of between EUR 12 and 15 million would allow this specific challenge to be addressed appropriately. Nonetheless, this does not preclude submission and selection of proposals requesting other amounts.[1]Personalised medicine refers to a medical model using characterization of individuals’ phenotypes and genotypes (e.g. molecular profiling, medical imaging, lifestyle data) for tailoring the right therapeutic strategy for the right person at the right time, and/or to determine the predisposition to disease and/or to deliver timely and targeted prevention. The term "personalised medicine" is used throughout this Work Programme with this definition in mind."</text:p>
          </table:table-cell>
          <table:table-cell office:value-type="string" calcext:value-type="string">
            <text:p>"theme"</text:p>
          </table:table-cell>
          <table:table-cell table:number-columns-repeated="1022"/>
        </table:table-row>
        <table:table-row table:style-name="ro10">
          <table:table-cell office:value-type="string" calcext:value-type="string">
            <text:p>"Despite the major advances in understanding disease in the post-genomic era, still a majority of all drugs are effective in only a limited number of patients. From a clinical perspective, implementing knowledge-based decisions on what therapeutics to use for which patients and, if relevant, in which combinations, are extremely challenging. The aspiration to provide more effective therapeutic interventions tailored to the individual or groups of individuals with common molecular phenotypes remains unfulfilled because of the variable response of individuals to such interventions.Patient stratification aims at grouping patients into disease sub-groups, where the specific pathological processes involved are better defined (clinical/molecular phenotypes). This will lead to the development of targeted therapies, optimizing the intervention to individual patients, thus achieving greater success in treating or curing the patient.Proposals should deliver novel concepts for disease-mechanism based patient stratification to address the needs for stratified or personalised therapeutic interventions. The proposals should integrate multidimensional and longitudinal data and harness the power of -omics, including pharmacogenomics, systems biomedicine approaches, network analysis and of computational modelling. The new concepts of stratification should be validated in pre-clinical and clinical studies taking into account sex and gender differences. Applicants are encouraged to actively involve patient associations. The proposals should consider regulatory aspects of clinical practice and commercialisation opportunities. Proposals should focus on complex diseases having high prevalence and high economic impact.The Commission considers that proposals requesting a contribution from the EU of between EUR 4 and 6 million would allow this specific challenge to be addressed appropriately. Nonetheless, this does not preclude submission and selection of proposals requesting other amounts."</text:p>
          </table:table-cell>
          <table:table-cell office:value-type="string" calcext:value-type="string">
            <text:p>"theme"</text:p>
          </table:table-cell>
          <table:table-cell table:number-columns-repeated="1022"/>
        </table:table-row>
        <table:table-row table:style-name="ro10">
          <table:table-cell office:value-type="string" calcext:value-type="string">
            <text:p>"Rare diseases are diseases which affect not more than 5 per 10 000 persons in the European Union. It is estimated that rare diseases encompass between 6 000 and 8 000 different entities which affect altogether more than 30 million people in the EU. However, patient populations for individual rare diseases are small and dispersed, which makes international collaboration crucial. Despite the recent advances in understanding the molecular pathogenesis of these diseases, today many rare diseases still lack means of molecular diagnosis. An accurate molecular diagnosis is an essential starting point for the understanding of mechanisms leading to diseases as well as for adequate patient management and family counselling and it paves the way for therapy development.The aim of this research should be to apply genomics and/or other –omics and/or other high-throughput approaches for the molecular characterisation of rare diseases in view of developing molecular diagnoses for a large number of undiagnosed rare diseases. Undiagnosed rare diseases may range from a group of unnamed disorders with common characteristics to a phenotypically well described disease or group of diseases with an unknown molecular basis. Genetic variability due to geographical distribution and/or different ethnicity should be taken into account as well as genotype-phenotype correlation whenever applicable. In addition, age, sex and gender aspects should be included where appropriate. This large-scale proposal should promote common standards and terminologies for rare disease classification and support appropriate bioinformatics tools and incentives to facilitate data sharing. Existing resources should be used for depositing data generated by this proposal. Molecular and/or functional characterisation may be part of the proposal to confirm diagnosis. The proposal should enable and foster scientific exchange between stakeholders from countries and regions with different practices and strategies of rare disease diagnostics.The selected proposal shall contribute to the objectives of, and follow the guidelines and policies of the International Rare Diseases Research Consortium IRDiRC (www.irdirc.org).The Commission considers that requesting a contribution from the EU of around EUR 15 million would allow this specific challenge to be addressed appropriately. Nonetheless, this does not preclude submission and selection of a proposal requesting other amounts.Providing better and faster means of high quality and clinical utility for the correct diagnosis of undiagnosed rare diseases for which there is no or unsatisfactory diagnosis available.• Contribute towards the IRDiRC objectives.• Foster dissemination of scientific results and knowledge exchange between stakeholders.• Develop knowledge management strategies, with the view of facilitating models of care and access to the data gathered.• Providing better knowledge for improved family counselling as well as to improve follow-up for patients and research initiatives.• Gather a big number of patients with similar phenotypes to facilitate match making, to avoid duplication and to unravel a considerable number of diagnoses.• Pave the way to the development of new therapies and for a better treatment outcome in rare disease patients."</text:p>
          </table:table-cell>
          <table:table-cell office:value-type="string" calcext:value-type="string">
            <text:p>"theme"</text:p>
          </table:table-cell>
          <table:table-cell table:number-columns-repeated="1022"/>
        </table:table-row>
        <table:table-row table:style-name="ro10">
          <table:table-cell office:value-type="string" calcext:value-type="string">
            <text:p>"Population cohorts are invaluable resources to obtain detailed description of individual biological variations in connection with a variety of environmental, pathogenic, occupational, societal, and lifestyle determinants that influence the onset and evolution of diseases. Europe currently has some of the most valuable population and patient cohorts, including well annotated clinical trial cohorts. However, the lack of integration of these cohorts hampers the optimal exploitation of these resources, essential to underpin and facilitate the development of stratified and personalised medicine[1]..Proposals should aim at maximizing the exploitation of cohorts by bringing together national and/or European cohorts with common scientific interests (e.g. across diseases, children, mothers, elderly, birth, gender, etc.), and by taking advantage of new technologies (e.g. ICT, social platforms, etc.) and new type of data (e.g. geographical, genetic, eHealth records, etc.). Based on those cohorts using a comprehensive integration strategy to facilitate hypothesis-driven research, data sharing, harmonisation and analysis, proposals should provide expanded resources and knowledge on health and disease determinants, onset and course of diseases (including aspects of co-morbidity and/or co-infections), clinical, public health and socio-economic research. Synergies with relevant existing European infrastructures and additional collaborations with relevant international initiatives are encouraged. Proposals should also engage with relevant international/national/regional authorities to ensure that findings are implemented and translated into health policy.The Commission considers that proposals requesting a contribution from the EU of between EUR 8 and 10 million would allow this specific challenge to be addressed appropriately. Nonetheless, this does not preclude submission and selection of proposals requesting other amounts.Expected impacts include one of or a combination of the following point(s):[1]Personalised medicine refers to a medical model using characterization of individuals’ phenotypes and genotypes (e.g. molecular profiling, medical imaging, lifestyle data) for tailoring the right therapeutic strategy for the right person at the right time, and/or to determine the predisposition to disease and/or to deliver timely and targeted prevention. The term "personalised medicine" is used throughout this Work Programme with this definition in mind."</text:p>
          </table:table-cell>
          <table:table-cell office:value-type="string" calcext:value-type="string">
            <text:p>"theme"</text:p>
          </table:table-cell>
          <table:table-cell table:number-columns-repeated="1022"/>
        </table:table-row>
        <table:table-row table:style-name="ro10">
          <table:table-cell office:value-type="string" calcext:value-type="string">
            <text:p>"A major hurdle in reliable risk assessment and management of chemicals is the lack of harmonised information about the exposure of citizens, including workers, to chemicals and their interplay with other concurrent environmental exposures and impact on health. Each individual is today exposed to a large number of chemicals in their environment, including the workplace, through the air, food, water and consumer products. For many of the chemicals, the health impact, including long-term, is still unknown. Innovative approaches are needed to enable us to decipher the potential causal associations between exposures and health effects over a lifetime and, where such links are identified, to understand the underlying mechanisms.A first step to better assess and understand this potential impact on heath is to gather harmonised and comparable information on population exposure to chemicals in Europe through human biomonitoring (HBM), to link this information to data on exposure sources and epidemiological surveys and to promote research on the exposure-response relationships in humans.The objective is to create a European joint programme for monitoring and scientific assessment of human exposures to chemicals and potential health impacts in Europe, building on previous activities undertaken at EU and national levels. This European Human Biomonitoring Initiative (EHBMI) should:The acquired knowledge should support informed decision taking and policy making in a wide variety of sectors, one of the most important being the EU chemicals legislation under REACH[1].The governance structure of the EHBMI should allow for review of the priority setting with regards to chemicals to be investigated by the initiative, taking into account the scientific advances at national and EU level.The proposal should include a five-year roadmap describing the key priorities and governance processes as well as the first annual work plan.The joint programme should be structured along three main components:The three components must operate in close coordination, in order to address the overall priorities of the initiative.The platform on field sampling and analytical work should include joint activities aiming at advancing, harmonising and quality assurance in field work practices and analytical methods and contribute to the development of EU reference values. Potential research aspects to be addressed are, inter alia, related to developing innovative analytical methods, including in atypical biological matrices, non-invasive technologies, new biomarkers, and reference materials. A network of reference laboratories and field survey entities of high quality must be established, engaged in capacity building across Europe and facilitating access to special equipment. Best practices for management of data resulting from linking analytical results and field surveys must be established, facilitating the data inclusion into the Information Platform for Chemical Monitoring Data (IPChem platform[2]) currently under development by the EU Joint Research Centre.The EHBMI should ensure the inclusion of new HBM data and whenever possible existing HBM data to IPChem and address outstanding issues related to HBM data policy and data quality assurance. Furthermore, the consortium should ensure that the new data, relevant for policy making, produced in this initiative, will be made available to regulators at the national and EU level. For this purpose the proposal should include a draft Data Management Plan, renewed annually, detailing what data the project will generate, how it will be used and/or made accessible for regulatory purposes.The research programme to understand the impact of exposures on human health should include joint research on correlation, integration and analysis of data from different sources, e.g., HBM data, environmental, occupational, health examination and epidemiological surveys; research on exposure mechanisms and modes of actions and research for innovative approaches to risk assessment.The work undertaken under the science-policy interface component should aim at informing existing policy making processes (from chemicals to health) at EU and national level about the outcome of the EHBMI, exploring the possibilities and requirements for an increased use of HBM data in evidence-based policy processes and mobilising existing committees and expert/advisory groups to contribute to setting priorities.Research activities may be supported by open calls for proposals organised by the consortium, if deemed necessary, aiming at bringing in additional expertise and engaging with the wider research community.Dissemination, communication and training activities should be included in the initiative, in particular efforts to increase public awareness and understanding of the obtained results and their implications for policy making and self-responsible lifestyle management. A public engagement component should be included whereby citizen science approaches to human biomonitoring are explored and sought.The minimum number of participants is five independent legal entities from different Member States or associated countries owning or managing national research and innovation programmes. In addition to the minimum conditions, other legal entities may participate if justified by the nature of the action.Horizon 2020 contribution will be limited to a maximum of 70% of the total eligible costs of the action with a maximum of EUR 50 million of EU contribution for the expected five years duration of the action.The Commission will only fund one proposal under this topic.[1]http://echa.europa.eu/regulations/reach[2]IPChem aims to support a coordinated approach to collecting, storing and accessing monitoring data on chemicals and chemical mixtures in humans and in the environment: http://ipchem.jrc.ec.europa.eu/#home-page"</text:p>
          </table:table-cell>
          <table:table-cell office:value-type="string" calcext:value-type="string">
            <text:p>"theme"</text:p>
          </table:table-cell>
          <table:table-cell table:number-columns-repeated="1022"/>
        </table:table-row>
        <table:table-row table:style-name="ro10">
          <table:table-cell office:value-type="string" calcext:value-type="string">
            <text:p>"Vaccines offer a safe and cost-effective way to protect large populations against infectious diseases. Yet, many poverty-related and neglected infectious diseases continue to escape attempts to develop effective vaccines.Disappointing results of recent clinical trials point to bottlenecks in identifying viable candidate vaccines, which, if unaddressed, will continue to present significant risks of failure at relatively late stages of the development process.The specific challenge will be to shift this “risk curve” in order to better select successful vaccine candidates (and discard those with a higher risk of failure) at an earlier stage of the vaccine development pipeline.Proposals will have to address bottlenecks in the discovery, preclinical and early clinical development of new vaccine candidates (antigens/adjuvants) for malaria and/or neglected infectious diseases[1]. Filoviral diseases are specifically excluded from this topic.Depending on the maturity of the research landscape for each disease, proposals may range from large research platforms developing multiple vaccine candidates and/or vaccines for multiple diseases, to proposals specifically focused on one disease.a) The larger platforms proposals should among others: 2. Include a systematic approach and define key gate-criteria for selection across each step of the research and development pipeline they address. Based on these criteria the most promising new vaccine candidates, should be able to be compared as early as possible in an objective and transparent process according to their merit in line with effective vaccine portfolio management.b) Smaller proposals specifically focused on a single disease and/or a single vaccine candidate should adopt similarly innovative and comprehensive approaches to tackle one or more of the major bottlenecks in vaccine development for the specific disease.For all antigen/vaccine candidates and for all diseases, it is necessary to ensure that a protective immune response (in the specific target population of the vaccine candidate) is adequately understood and that the candidate can elicit such a response.Depending on the development stage, the downstream constraints of vaccine candidates for effective deployment and utilisation in resource-poor settings should be taken into account. This might include (as early clinical pipeline gate-criteria) considerations of the optimal route and immunization regime, field-deployment logistics (e.g. storing temperatures), as well as an evaluation of the predicted cost and affordability of final vaccine products. If relevant, an assessment of the target population risk-perception attitudes and immunization behaviours should be made and sex- and gender differences should be taken into account.Both types of proposals should take into account existing mapping exercises on vaccine candidates, as well as the current vaccine development roadmaps and target product profiles for each disease (e.g. Malaria Vaccine Technology Roadmap).The Commission considers that proposals requesting a contribution from the EU of between EUR 3 and 5 million for smaller specifically focused proposals, and between EUR 15 and 20 million for the larger platform proposals, would allow this specific challenge to be addressed appropriately. Nonetheless, this does not preclude submission and selection of proposals requesting other amounts.[1]Neglected Infectious Diseases for the scope of this call: In addition to the 17 Neglected Tropical Diseases prioritized by WHO, also eligible are childhood diarrhoeal diseases and neglected viral emerging epidemic diseases."</text:p>
          </table:table-cell>
          <table:table-cell office:value-type="string" calcext:value-type="string">
            <text:p>"theme"</text:p>
          </table:table-cell>
          <table:table-cell table:number-columns-repeated="1022"/>
        </table:table-row>
        <table:table-row table:style-name="ro10">
          <table:table-cell office:value-type="string" calcext:value-type="string">
            <text:p>"Mental well-being[1] is integral to population health and well-being and contributes to the functioning of individuals, families, communities and the social and economic prosperity of society. Mental and behavioural disorders including addictive behaviour place immense burdens on individuals, families and society; they also increase the risk of co-morbidities and social exclusion. Childhood and adolescence are crucial periods for laying the foundations for healthy development and mental well-being. There is compelling evidence that promotion of mental well-being and prevention interventions, when implemented effectively, can reduce risk factors for mental disorders, enhance protective factors for good mental and physical health and lead to lasting positive effects on a range of educational, social and economic outcomes for young people[2]. Medical and psychological factors, family and social factors (including working conditions) as well as digital environments are some of the different determinants impacting the health and well-being of the young. Resilience to adversity will enhance their ability to cope. There is a need for more robust evidence on resilience factors and on effective interventions promoting mental well-being. Developing these in the young offers the possibility of a positive influence on child development in critical/sensitive periods (childhood, adolescence, transition to young adulthood), thanks to early neuroplasticity.Proposals should develop population-oriented primary prevention[3] interventions to promote mental well-being of young people and assess them for their effectiveness. The interventions should build on but may go beyond existing state-of-the art knowledge on biological, psychological and social determinants of mental well-being such as societal, cultural, work life, lifestyle, epidemiological, economic and environmental perspectives. The proposals should aim at increasing resilience and mitigating the impact of biological, psychosocial and environmental risk factors. The target group should include young up to 25 years (or a subgroup there of), which is an age limit often used as many severe disorders start in this period.The research design should be developed by means of a multidisciplinary approach and involve the young themselves and other relevant stakeholders. Innovative approaches in involving the young and gathering their inputs for the design of the intervention should be considered. The interventions should use a holistic approach, taking gender and health inequality aspects into account, in increasing resilience and empowering the young. The interventions to be developed should reflect the diversity of the different countries and regions in Europe and beyond. The research should pay particular attention to ethical issues. The interventions should be assessed for mental well-being outcomes as well as the economic and social benefits and impact on reducing inequalities. These analyses of impact and effectiveness should be presented in quantitative as well as qualitative terms, in a gender disaggregated way where relevant. The results should be disseminated throughout Europe and beyond in order that the evidence generated is fully exploited.The Commission considers that proposals requesting a contribution from the EU of between EUR 2 and 4 million would allow this specific challenge to be addressed appropriately. Nonetheless, this does not preclude submission and selection of proposals requesting other amounts.Short or medium term impact, likely during the lifetime of the project:Longer term impact, likely beyond the lifetime of the project:[1]The term mental well-being is often used in both policy and academic literature, interchangeably with positive mental health. The WHO has declared mental health to be the 'foundation for well-being and effective functioning for both the individual and the community' and defined it as a state 'which allows individuals to realise their abilities, cope with the normal stresses of life, work productively and fruitfully, and make a contribution to their community. World Health Organisation: Promoting Mental Health; Concepts emerging evidence and practice. Summary report, Geneva; World Health Organisation; 2004.[2]Clarke, A.M., Morreale, S., Field, C.A., Hussein, Y., &amp; Barry, M.M. (2015). What works in enhancing social and emotional skills development during childhood and adolescence? A review of the evidence on the effectiveness of school-based and out-of-school programmes in the UK. A report produced by the World Health Organization Collaborating Centre for Health Promotion Research, National University of Ireland Galway[3]Primary prevention is directed towards preventing the initial occurrence of a disorder (WHO Health Promotion Glossary 1998)"</text:p>
          </table:table-cell>
          <table:table-cell office:value-type="string" calcext:value-type="string">
            <text:p>"theme"</text:p>
          </table:table-cell>
          <table:table-cell table:number-columns-repeated="1022"/>
        </table:table-row>
        <table:table-row table:style-name="ro10">
          <table:table-cell office:value-type="string" calcext:value-type="string">
            <text:p>"Rare diseases are diseases which affect not more than 5 per 10 000 persons in the European Union, as defined in the context of the EU legislation. A considerable amount of knowledge has been generated by biomedical research in recent years, yet most of the 6 000 to 8 000 rare diseases are lacking therapies despite many of these diseases being life-threatening or chronically debilitating.Specific problems posed in therapy development for rare diseases include the small and dispersed patient populations and the nature of the therapies proposed, which are often highly specialised and novel. Amongst other challenges, this leads to the requirement for seeking early advice of regulatory authorities during development. In addition, despite the special incentives for the development of orphan medicinal products, and the often high prices of some of the developed therapies, the limited market for such therapies lead to a low commercial return, and/or limited access.Support will be provided to clinical trials on substances where orphan designation has been given by the European Commission, where the proposed clinical trial design takes into account recommendations from protocol assistance given by the European Medicines Agency, and where a clear patient recruitment strategy is presented. Clinical trials may focus on a range of interventions with an orphan designation, from small molecule to gene or cell therapy, may include novel interventions and/or repurposing of existing and known interventions. The intervention must have been granted the EU orphan designation at the latest on the date of the full proposal call closure. A concise feasibility assessment justified by available published and preliminary preclinical or clinical results and supporting data shall also be provided. Appropriate plans to engage with patient organisations, Member States health authorities and considerations of efficacy/potential clinical benefit as well as early indication on health economics should be integrated in the application. In addition to the clinical trial, proposals may also include limited elements of late stage preclinical research and/or experimental evaluation of potential risks which must be complementary/contribute to the clinical trial(s) carried out within the proposal. The centre of gravity must clearly be the clinical trial(s). The participation of SMEs is encouraged.Selected proposals shall contribute to the objectives of, and follow the guidelines and policies of the International Rare Diseases Research Consortium, IRDiRC (www.irdirc.org).The Commission considers that proposals requesting a contribution from the EU of between EUR 4 and 6 million would allow this specific challenge to be addressed appropriately. Nonetheless, this does not preclude submission and selection of proposals requesting other amounts.• In line with the objectives of the Union pharmaceutical legislation on orphan medicinal products, proposals shall contribute to advance the development of new therapeutic options with concrete benefits for patients living with rare diseases.• Rapid progress in orphan drug development due to well-prepared clinical trials and a multinational multicentre clinical trial with an appropriate number of patients.• Develop a preliminary assessment of the potential economic and public health aspects of the new therapeutic option.• Contribute to growth of SMEs involved in drug development.• In line with the Union’s strategy for international cooperation in research and innovation, proposals shall contribute towards IRDiRC objectives."</text:p>
          </table:table-cell>
          <table:table-cell office:value-type="string" calcext:value-type="string">
            <text:p>"theme"</text:p>
          </table:table-cell>
          <table:table-cell table:number-columns-repeated="1022"/>
        </table:table-row>
        <table:table-row table:style-name="ro10">
          <table:table-cell office:value-type="string" calcext:value-type="string">
            <text:p>"Chronic diseases represent a significant burden on individuals and healthcare systems in the European Union and beyond. Innovative and effective therapeutic approaches are required to provide the best quality of care when prevention strategies fail. While considerable basic knowledge has been generated by biomedical research in recent years, the development of new therapies is stagnating, in part due to a lack of clinical validation.Proposals should focus on clinical trial(s), supporting proof of concept of clinical safety and efficacy in humans[1] of novel therapies (pharmacological as well as non-pharmacological) or the optimisation of available therapies (e.g. repurposing) for chronic non-communicable or chronic infectious diseases. Preclinical research should be completed before the start of the project. Proposals should provide a sound feasibility assessment, justified by available publications or provided preliminary results. Gender and age must be considered whenever relevant. Due consideration should also be paid to involve patients and take their views into account wherever relevant. Rare diseases and regenerative medicine are not within the scope of this topic[2],[3].The Commission considers that proposals requesting a contribution from the EU of between EUR 4 and 6 million would allow this specific challenge to be addressed appropriately. Nonetheless, this does not preclude submission and selection of proposals requesting other amounts.[1]Phase 3 and phase 4 clinical trials are excluded.[2]See topic SC1-PM-08-2017 addressing new therapies for rare diseases.[3]See topic SC1-PM-11-2016-2017 addressing clinical research on regenerative medicine"</text:p>
          </table:table-cell>
          <table:table-cell office:value-type="string" calcext:value-type="string">
            <text:p>"theme"</text:p>
          </table:table-cell>
          <table:table-cell table:number-columns-repeated="1022"/>
        </table:table-row>
        <table:table-row table:style-name="ro10">
          <table:table-cell office:value-type="string" calcext:value-type="string">
            <text:p>"Effective health care and prevention may be improved by additional evidence as to the most effective health interventions. Growing numbers of patients affected by chronic diseases also call for efficiently managing co-morbidities.Proposals should compare the use of currently available preventative or therapeutic (pharmacological as well as non-pharmacological) healthcare interventions in adults[1]. While there is no restriction on the diseases or interventions to be the focus of proposals, preference will be given to proposals focusing on interventions with high public health relevance and socio-economic impact, i.e. interventions addressing conditions that are particularly frequent, may lead to co-morbidities, have a high negative impact on the quality of life of the individual and/or are associated with significant costs or where savings can be achieved. A cost effectiveness analysis must be included. Given the focus on existing interventions, proposals will aim to contribute to improve interventions, take decisions about the discontinuation of interventions that are less effective or less cost-effective than others, and make recommendations on the most effective and cost-effective approaches. A comprehensive array of clinical and safety parameters, as well as health and socio-economic outcomes (e.g. quality of life, patient mortality, morbidity, costs, and performance of the health systems) for chosen populations should be assessed. Agreed core outcome sets (COS) should be used as endpoints in conditions where they already exist, in other cases efforts should be made to agree on such COS. Randomised controlled trials, pragmatic trials, observational studies, large scale databases and meta-analyses may be considered for this topic. Where relevant the study population should address gender as well as socio-economic differentials in health and/or any other factors that affect health equity.The Commission considers that proposals requesting a contribution from the EU of between EUR 4 and 6 million would allow this specific challenge to be addressed appropriately. Nonetheless, this does not preclude submission and selection of proposals requesting other amounts.This topic is to provide the required evidence base for: In particular: [1]Screening and / or the involvement of elderly populations are not excluded."</text:p>
          </table:table-cell>
          <table:table-cell office:value-type="string" calcext:value-type="string">
            <text:p>"theme"</text:p>
          </table:table-cell>
          <table:table-cell table:number-columns-repeated="1022"/>
        </table:table-row>
        <table:table-row table:style-name="ro10">
          <table:table-cell office:value-type="string" calcext:value-type="string">
            <text:p>"Translating basic knowledge on regenerative medicine into the clinic is often delayed by the difficulty of undertaking "first in man" studies and carrying out the specific research needed for proving safety and efficacy of new treatments as well as reproducibility of their therapeutic effect. Moreover, financing for these steps in the new therapeutic field of regenerative medicine is particularly scarce, due to lack of established business and regulatory models. The challenge is to overcome these hurdles to in-patient research and to determine the potential of new regenerative therapies.Proposals should target regenerative medicine therapies which are ready for clinical (in-patient) research and should focus on one specific clinical phase of work. Any stage of clinical work (e.g., first in man, late stage trial, observational study) may be proposed though later stages are preferred; clinical work should represent the core of the proposal. To justify the clinical work proposed, phase I proposals must present appropriate preclinical and toxicology data, and later phase proposals must present appropriate preliminary results.Proposals should include authorization to conduct clinical trials and ethical approvals or provide evidence of regulatory engagement and that such approval is close. Preference will be given to proposals which are closest to having approvals in place for clinical work to start. Since the objective is to test new regenerative therapies, proposals may address any disease or condition but a justification for the choice must be provided. Proposers should also justify why the therapy proposed is regenerative and how it represents a new approach compared to any existing treatment. Sex and gender differences should be investigated, where relevant. To allow an adequate coverage in the field of regenerative medicine, proposals should take into account the projects previously funded under this topic in Horizon 2020[1].The Commission considers that proposals requesting a contribution from the EU of between EUR 4 and 6 million would allow this specific challenge to be addressed appropriately. Nonetheless, this does not preclude submission and selection of proposals requesting other amounts.[1]Project abstracts will be provided on the call page on the Participant Portal."</text:p>
          </table:table-cell>
          <table:table-cell office:value-type="string" calcext:value-type="string">
            <text:p>"theme"</text:p>
          </table:table-cell>
          <table:table-cell table:number-columns-repeated="1022"/>
        </table:table-row>
        <table:table-row table:style-name="ro10">
          <table:table-cell office:value-type="string" calcext:value-type="string">
            <text:p>"Empowering the hospitalised patients, outpatients and their families/carers to support a continuum of care across a range of services can relieve the pressure on governments to provide more cost-effective healthcare systems by improving utilisation of healthcare and health outcomes. The support for patients should be understood broadly covering a continuum of care in hospital, in outpatient care, and integration back to working life. For example rare diseases are particularly difficult to manage far from specialised centres. The eHealth action plan 2012-2020[1] and the outcome of the mHealth Green paper[2]pave the way towards empowerment of the patient with the assistance of ICT.: Actions that focus on enabling the transition to new services or better integration of existing services through appropriate ICT based technologies using relevant elements e.g., proof of concept, user acceptance, use of the service, training of the professionals including online courses/forums that bring professionals and patients together, trust and security and consent of the patient. These strategies should allow communication to happen by increasing the level of interactions between the patient and the health professionals or informal carers, sharing of data and enabling the users to stay in control of their health condition and to adhere to prescribed medical plans and contribute to increasing the effectiveness of interventions. Examples of services could contain but not limited to:i) telemedicine services to follow patients e.g., with chronic or rare diseases after hospital discharge, and to interact with patients, carers and health professionals;ii) e-mental health for patient empowerment with self-management tools and blended care; andiii) domestic rehabilitation (both physical and cognitive) procedures under remote professional supervision.Proposals should aim to develop a common language between patient and health care professionals, increase patient health and IT literacy, and foster individual patient empowerment giving the patient tools to take major life decisions and actively participate on the treatment and recovery from the disease. ICT solution should address relevant ethics and gender aspects and should also address related regulatory questions such as ownership of data, data protection/privacy and consumer protection. Open innovation with patients or/and informal carers could be included as an integral part of the concept. The Commission considers that proposals requesting a contribution from the EU of around 4 million would allow this specific challenge to be addressed appropriately. Nonetheless, this does not preclude submission and selection of proposals requesting other amounts.[1]http://ec.europa.eu/digital-agenda/en/news/ehealth-action-plan-2012-2020-innovative-healthcare-21st-century[2]http://ec.europa.eu/digital-agenda/en/public-consultation-green-paper-mobile-health"</text:p>
          </table:table-cell>
          <table:table-cell office:value-type="string" calcext:value-type="string">
            <text:p>"theme"</text:p>
          </table:table-cell>
          <table:table-cell table:number-columns-repeated="1022"/>
        </table:table-row>
        <table:table-row table:style-name="ro10">
          <table:table-cell office:value-type="string" calcext:value-type="string">
            <text:p>"The fast growing ageing population in Europe is bringing new demand-side pressures on public health and care providers. These pressures undermine the long-term sustainability of existing models of delivering care services to the ageing population.The challenge is to scale up innovative solutions, which have been tested and have demonstrated success in smaller scale settings and that have not yet been deployed on a large scale, by contributing to collaborative efforts in public purchasing of innovative ICT-based solutions for active and healthy ageing. These include inter alia integrated care and active ageing solutions, independent living solutions and telecare, support for self-care and person-centred care. Moreover, take-up of these ICT-based solutions by both public care providers as well as people in need for care is a crucial factor in successfully alleviating the demand-side pressures on public health and care provision.This topic will contribute to the Scaling-Up Strategy[1] of the European Innovation Partnership on Active and Healthy Ageing and to boosting the Silver Economy and Digital Single Market in Europe. The actions supported will target deployment of active and healthy ageing solutions at large scale across different regions in Europe.In line with the priority actions of the Scaling-up Strategy, the scope of the PPI pilot(s) is to specify, purchase and deploy ICT based solutions for active and healthy ageing which can deliver sustainable, new or improved services in which public procurement approaches for innovative solutions are successfully applied.Proposals should:The European Commission considers that proposals requesting a contribution from the EU of between EUR 2 and 5 million would allow this specific challenge to be addressed appropriately through PPI. This does not preclude submission and selection of proposals requesting other amounts.[1]European Scaling-up Strategy in Active and Healthy Ageing: https://ec.europa.eu/research/innovation-union/pdf/active-healthy-ageing/scaling_up_strategy.pdf"</text:p>
          </table:table-cell>
          <table:table-cell office:value-type="string" calcext:value-type="string">
            <text:p>"theme"</text:p>
          </table:table-cell>
          <table:table-cell table:number-columns-repeated="1022"/>
        </table:table-row>
        <table:table-row table:style-name="ro10">
          <table:table-cell office:value-type="string" calcext:value-type="string">
            <text:p>"Citizens in ageing European and Japanese populations wish to stay in their homes for as long as possible. They are however at risk of age related impairments such as poor health, cognitive impairment, frailty and social exclusion with considerable negative consequences for their independence, quality of life, that of those who care for them, and for the sustainability of health and care systems.The call will address joint research and innovation proposals for developing and demonstrating advanced ICT Robotics based solutions for extending active and healthy ageing in daily life.Proposals should build on advances in this domain, and should combine multi-disciplinary research involving behavioural, sociological, health and other relevant disciplines. Characteristics of the solutions developed should be their modularity, cost-effectiveness, reliability, flexibility in being able to meet a range of needs and societal expectations, applicability to realistic settings, safety and acceptability to end-users. Gender and ethical issues should be paid due attention.The European Commission considers that proposals requesting a contribution from the EU of between EUR 1 and 2 million would allow this specific challenge to be addressed appropriately. Nonetheless, this does not preclude submission and selection of proposals requesting other amounts.[1]An open platform describes a software system which is based on open standards, such as published and fully documented external application programming interfaces (API) that allow using the software to function in other ways than the original programmer intended, without requiring modification of the source code. Using these interfaces, a third party could integrate with the platform to add functionality. The opposite is a closed platform. An open platform does not mean it is open source, however most open platforms have multiple implementations of APIs. Proposers are encouraged to work with open platforms like FIWARE and UniversAAL where relevant."</text:p>
          </table:table-cell>
          <table:table-cell office:value-type="string" calcext:value-type="string">
            <text:p>"theme"</text:p>
          </table:table-cell>
          <table:table-cell table:number-columns-repeated="1022"/>
        </table:table-row>
        <table:table-row table:style-name="ro10">
          <table:table-cell office:value-type="string" calcext:value-type="string">
            <text:p>"The activity aims at developing and validating radically new ICT based concepts and approaches for empowering and motivating people in need of guidance and care due to age related conditions, in cooperation with their carers where relevant, and to help them improve and maintain their independence, functional capacity, health status as well as preserving their physical, cognitive, mental and social well-being.Proposals should develop a proof of concept of radically new solutions for a personalised "virtual coach", building upon intelligent ICT environments, access to relevant physiological and behavioural data, new forms of accessible interaction based on tangible user interaction concepts, open platforms[1] and emotional computing. Usability and ease of user interaction should be essential design elements of the "coach".The "coach" should provide personalised advice, guidance and follow-up for key age related issues in daily life which impact the person's ability to remain active and independent, for example diet, physical activity, risk avoidance, preventive measures, lifestyle and activity management, leisure, social participation and overall wellness. The goal should be to preserve physical, cognitive, mental and social well-being for as long as possible and to facilitate interaction with carers (where relevant).Solutions should build on and apply multi-disciplinary research and include intelligent algorithms beyond state-of-the-art capable of reasoning, autonomous learning and adaptation to personal needs, emotional and behavioural patterns, conditions and preferences as well as the users' living environment and their social connections. Solutions should be integrated seamlessly in existing every-day activities and provide desired information in fast and efficient manner. Attention theft by ICT (consuming too much of the user's time) should be avoided.Proposals should address relevant ethics and gender aspects and should also assess related legal and regulatory questions such as ownership of data, data protection/privacy, liability and consumer protection. It is crucial that users are involved and drive the innovation at all stages of design and development, including user acceptability, satisfaction and impact in realistic settings.The Commission considers that proposals requesting a contribution from the EU of between EUR 3 and 4 million would allow this specific challenge to be addressed appropriately. Nonetheless, this does not preclude submission and selection of proposals requesting other amounts.The proposal should present methodologies and metrics as appropriate for measuring its progress towards the expected impact in:[1]Proposers are encouraged to work with open platforms like FIWARE and UniversAAL where relevant."</text:p>
          </table:table-cell>
          <table:table-cell office:value-type="string" calcext:value-type="string">
            <text:p>"theme"</text:p>
          </table:table-cell>
          <table:table-cell table:number-columns-repeated="1022"/>
        </table:table-row>
        <table:table-row table:style-name="ro10">
          <table:table-cell office:value-type="string" calcext:value-type="string">
            <text:p>"In biomedical, pharmaceutical and toxicology research, the safety and efficacy of biomedical products are ultimately tested on humans via clinical trials after prior laboratory testing in vitro and/or in vivo on animal models. The complete development chain of a new biomedical product and its introduction to the market is very long and expensive. Alternative methodologies to reduce the animal and human testing are needed in order to answer both the ethical issues and the imperfection of predictions issued from laboratory and animals when applied to humans. Computer modelling and simulation is currently used to a certain degree in pharmacokinetics, pharmacodynamics or mechanical simulations (e.g. fluid dynamics simulations). A research and technological roadmap for "in-silico clinical trials" is currently being developed. Preliminary results show the strong interest/potential benefit to expand the computer-modelling in drugs and other biomedical products including bioactives, medical foods research by developing new ways for in-silico testing.Proposals will develop innovative in-silico trials for designing, developing and assessing drugs, radiation and other biomedical and bioactive products. They will build on comprehensive biological and biomedical knowledge management and advanced modelling paradigms in order to be able to simulate the individual human physiology and physiopathology at the biological levels relevant for the biomedical product under study (at the cell level, tissue level or organism level) and the interaction with the product, thus taking into account the variability among individuals (for example, molecular pathways, cellular microenvironments, microbiota, genetics, gender characteristics, behaviours, comorbidities, development, diet). Virtual populations of individual patients will be built for simple or composite diseases, for example, from the patient-specific models by variations of different parameters and will allow simulating the action of the products and predicting the treatments outcomes in order to develop a personalised medicine approach. The proposed in-silico trials will be the result of a multidisciplinary effort (e.g. within the fields of computational modelling, systems biology, tissue mechanics, biology, pharmaceutics, medicine) and will also explore and inform of the reasons of fails and suggest improvements. To help establishing such computer simulated trials, measures for validation (human trials, animal studies, validation in cell cultures) of the in-silico models shall also be included in the proposed projects. The benefit for human health, environment and animal welfare should be analysed and quantified. Contact with regulators and consideration of the regulatory framework issues are highly recommended.The Commission considers that proposals requesting a contribution from the EU of between EUR 4 and 6 million would allow this specific challenge to be addressed appropriately. Nonetheless, this does not preclude submission and selection of proposals requesting other amounts."</text:p>
          </table:table-cell>
          <table:table-cell office:value-type="string" calcext:value-type="string">
            <text:p>"theme"</text:p>
          </table:table-cell>
          <table:table-cell table:number-columns-repeated="1022"/>
        </table:table-row>
        <table:table-row table:style-name="ro10">
          <table:table-cell office:value-type="string" calcext:value-type="string">
            <text:p>"There is continuous progress in systems medicine, multi-scale modelling and patient-specific modelling aspects. But these opportunities have been inconstantly explored for the entire chain of health and disease. Thus, there are very few in well-being, prevention or rehabilitation while these areas are crucial for reducing healthcare needs, building sustainable healthcare and for assuring a healthy and motivated workforce. More, innovative methods are needed for better understanding and analysing brain, neurobiological and the gut-brain axis and the stress-related disorders or whole body data (e.g. where the development of multiscale and high spatiotemporal resolution imaging methods are critical) and their interactions with social, environmental, lifestyle, occupational, economic etc. factors that promote well-being and health. Well-being is a consequence of resilience to challenges and illness and of better prevention adapted to predispositions and behaviours (including gender), of better consideration given to the functional troubles, of better recovery and rehabilitation after illness.Proposals should aim at the development of new integrative dynamic computer-models and simulation systems of acceptable validity, with the potential to being reused, build on open service platforms and with application in well-being, health and disease. The projects have to support computer modelling and simulations able to aggregate various information sets e.g. molecular, biochemical, medical imaging, social, lifestyle, economic, occupational, microbiome, environmental, developmental, psychological, gender etc. into robust predictors for resilience in coping with and overcoming challenges and stresses and for recovery after challenges and illness. They will process and apply individual/patient-specific information in a multi-scale approach required for integrating information at a certain biological level within a wider context (at least one biological level from molecule to entire body). Proposals will focus on multi-disciplinary research in medicine, SSH and ICT and should take advantage when relevant of existing large databases in clinical medicine, biomedical or occupational research, environmental sciences, Social Sciences and Humanities (SSH), so enabling and facilitating the accumulation and relinking of complex and heterogeneous data collections. The models integrated in these multi-scale and multi-disciplinary approaches will have their predictive capability validated by state-of-the-art clinical and/or laboratorial studies and/or against large health registries. Whenever relevant, proposals will integrate data collected over time in order to inform on individual trajectories with periods of well-being and periods of illness and on the heterogeneity of resilience and recovery that can be different during the individual lifetime.The Commission considers that proposals requesting a contribution from the EU of between EUR 4 and 6 million would allow this specific challenge to be addressed appropriately. Nonetheless, this does not preclude submission and selection of proposals requesting other amounts."</text:p>
          </table:table-cell>
          <table:table-cell office:value-type="string" calcext:value-type="string">
            <text:p>"theme"</text:p>
          </table:table-cell>
          <table:table-cell table:number-columns-repeated="1022"/>
        </table:table-row>
        <table:table-row table:style-name="ro10">
          <table:table-cell office:value-type="string" calcext:value-type="string">
            <text:p>"A defining characteristic of today’s data-rich society is the collection, storage, processing and analysis of immense amounts of data. This characteristic is cross-sectorial and applies also to healthcare. Big Data is generated from an increasing plurality of sources and offers possibilities for new insights, for understanding human systems at the systemic level to develop personalised medicine, prevent diseases and support healthy life. Primary sources are new eHealth personal solutions, but can be extended also to more generic and commercial instruments, like mobile apps for health and well-being. In addition, social networks can be considered for integrating the social dimension in the analysis of health and well-being scenarios. It is important to assure ethical aspects of data, confidentiality, anonymity of data transfer and engagement of those who collect/ code such data in its analysis and interpretation, in order to avoid misinterpretation and inappropriate conclusions. Greater involvement of those who work within healthcare systems, patients and the public is needed.Rather than improving existing isolated systems, proposals should focus on how to better acquire, manage, share, model, process and exploit the huge amount of data to develop integrated solutions that support public health authorities of Member States and associated countries in particular in healthcare system management, long-term policy making and increase the ability to provide actionable insights at the point of care. Relevant solutions include, for example, systems for determining and monitoring the combined effects of environment, lifestyle and genetics on public health, enabling early identification of effects, both on women and men, that can have large impacts on health including lifestyle and provision of healthcare – both short term and long term as well as when interaction with other public sectors is required (e.g. physical planning). Focus should also be on the governance of Big Data in order to use it proficiently across organisations and at policy levels. Integrated solutions should include suitable approaches towards securing security and privacy issues.The Commission considers that proposals requesting a contribution from the EU of between EUR 3 and 5 million would allow this specific challenge to be addressed appropriately. Nonetheless, this does not preclude submission and selection of proposals requesting other amounts."</text:p>
          </table:table-cell>
          <table:table-cell office:value-type="string" calcext:value-type="string">
            <text:p>"theme"</text:p>
          </table:table-cell>
          <table:table-cell table:number-columns-repeated="1022"/>
        </table:table-row>
        <table:table-row table:style-name="ro10">
          <table:table-cell office:value-type="string" calcext:value-type="string">
            <text:p>"The use of interoperability standards is essential to the wider deployment of an EU eHealth single market. Despite previous Framework Programmes investments, there is still a profound lack of deployed interoperability between healthcare systems and services delivering healthcare and a need to stimulate the public procurement of eHealth solutions and integrated care services addressing complex organisational structures and interactions among people (recipients of care, care-givers, and others).Proposals should address as primary aim public procurement of innovative solutions (PPI) to facilitate the deployment of an eHealth infrastructure taking into consideration the European eHealth Interoperability Framework and EU guidelines adopted by the eHealth Network. The PPI(s), and any accompanying innovation activities in particular by participating procurers themselves to facilitate the uptake of newly developed solutions, should focus on clear target outcomes such as allowing the sharing of health information, the use of semantically interoperable Electronic Health Records (EHRs) for safety alerts, decision support, care pathways or care coordination. The scope of the PPI(s) is to specify, purchase and deploy innovative ICT based solutions which can deliver sustainable, new or improved healthcare services across organisational boundaries while implementing eHealth interoperability standards and/or specifications (e.g. EN13606, HL7, Continua Alliance, IHE...).The Commission considers that proposals requesting a contribution from the EU of between EUR 3 and 4 million would allow this specific challenge to be addressed appropriately. Nonetheless, this does not preclude submission and selection of proposals requesting other amounts."</text:p>
          </table:table-cell>
          <table:table-cell office:value-type="string" calcext:value-type="string">
            <text:p>"theme"</text:p>
          </table:table-cell>
          <table:table-cell table:number-columns-repeated="1022"/>
        </table:table-row>
        <table:table-row table:style-name="ro10">
          <table:table-cell office:value-type="string" calcext:value-type="string">
            <text:p>"This topic will be developed during the course of 2016."</text:p>
          </table:table-cell>
          <table:table-cell office:value-type="string" calcext:value-type="string">
            <text:p>"theme"</text:p>
          </table:table-cell>
          <table:table-cell table:number-columns-repeated="1022"/>
        </table:table-row>
        <table:table-row table:style-name="ro10">
          <table:table-cell office:value-type="string" calcext:value-type="string">
            <text:p>"Research evidence and technological and process improvements during the past decades present a large opportunity for improving the functioning and sustainability of health systems[1]. However, the uptake of well-researched and proven interventions addressing current challenges is still slow. Implementation research on scaling up evidence-based innovations and good practices intervention should facilitate the transferability of these practices across the borders of Europe and beyond.Based on the concept of implementation research[2], proposals should seek to replicate and scale up a comprehensive intervention in the field of health systems that is innovative and well-researched, supported by sufficient documented evidence. This scaling up can take place within Europe as well as outside it, notably in low- and middle-income countries (LMIC). The topic does not cover micro-level interventions, e.g. to promote a specific therapeutic regimen for a single disease.The selected intervention to be scaled up should be one that has proven to make health systems and health services more responsive, person-centred, safe, effective, and efficient. Its stated impact should be broad, addressing economic and social benefits and its effect on reducing inequalities. The research should identify the facilitators of and barriers to scaling-up, including context-specific factors and differing social and health systems environments in Europe or in LMIC.Proposals should be multidisciplinary and relevant gender aspects should be taken into account. They also should reflect and take advantage of the regional diversity across Europe and/or the diversity of LMIC settings. Relevant stakeholders and end-users of research should be identified and involved throughout the project lifetime. Innovative approaches towards gathering their inputs for the scaling up process should be considered, notably of patients when relevant.The organisational and resource requirements (data, personnel and financing) necessary for the implementation of the intervention must be tracked and evaluated in detail. The research and system-wide scientific monitoring should allow future users (researchers, healthcare providers, policy makers, and the public) to review the step-by-step, partial outcomes of the intervention, thus facilitating a wider adoption of these practices. The appropriate contextual, financial and political-economy[3] analysis should be provided.The Commission considers that proposals requesting a contribution from the EU of between EUR 4 and 6 million would allow this specific challenge to be addressed appropriately. Nonetheless, this does not preclude submission and selection of proposals requesting other amounts.[1]A health system consists of all organizations, people and actions whose primary intent is to promote, restore or maintain health (WHO)[2]The scientific study of methods to promote the uptake of research findings (Walker AE, 2003). Process modelling in implementation research. doi:10.1186/1472-6963-3-22)[3] “Political economy analysis is concerned with the interaction of political and economic processes in a society; including the distribution of power and wealth between groups and individuals, and the processes that create, sustain and transform these relationships over time" (OECD –DAC)"</text:p>
          </table:table-cell>
          <table:table-cell office:value-type="string" calcext:value-type="string">
            <text:p>"theme"</text:p>
          </table:table-cell>
          <table:table-cell table:number-columns-repeated="1022"/>
        </table:table-row>
        <table:table-row table:style-name="ro10">
          <table:table-cell office:value-type="string" calcext:value-type="string">
            <text:p>"Zika virus (ZIKV) disease is a mosquito-borne viral disease, similar to other diseases caused by Flaviviruses (such as dengue, yellow fever, West Nile) but until recently was believed to be more benign. However, the recent rapid spread of the virus in previously unaffected regions like South Pacific islands and Latin America has provided epidemiological evidence for the first time that it may be associated with neurological complications in adults and with a twentyfold increase in severe congenital brain malformations of newborns.On 1 December 2015, the Pan American Health Organization/World Health Organization (PAHO/WHO) issued an Epidemiological Alert on: 'Neurological syndrome, congenital malformations, and Zika virus infection: Implications for Public Health in the Americas'[1]. On 10 December 2015 the European Centre for Disease Prevention and Control (ECDC) noted in a ZIKV Rapid Risk Assessment[2] that with the spread of the ZIKV epidemic in the Americas, the likelihood of travel-related cases in the EU is increasing. Imported and autochthonous cases in the EU Overseas Countries and Territories and the EU Outermost Regions, with onward transmission in EU Member States during the summer season in areas where Aedes albopictus or Aedes aegypti (the potential vectors) are established, cannot be excluded. In January 2016, the CDC[3] and ECDC[4] cautioned pregnant women against travel in Zika-affected countries.Research studies are urgently needed to address the reported association of ZIKV infection during pregnancy with congenital brain malformations, as well as with other neurological complications in adults. If such an association is confirmed, additional studies (e.g. on potential preventive and treatment strategies) should rapidly follow.The ongoing ZIKV outbreak has exposed the challenges associated with the implementation of urgently needed research in the Latin America region, and has underlined the need for a coordinated research network across the whole region that can rapidly respond to emerging threats. However, the ZIKV outbreak also presents an opportunity to foster the development of a regional preparedness network. Such a network would not only facilitate research against ZIKV, but would also be available to rapidly respond to any future emerging threats in Latin America.Thus the specific challenge is to set up a research network across the Latin America region to facilitate, coordinate and implement urgent research against the current ZIKV outbreak, and eventually lay the foundation for a preparedness research network against any future emerging severe infectious threats.The objective is to establish a multinational and multidisciplinary consortium across Latin America and other affected or at risk regions, able to implement the urgently needed research during the ongoing ZIKV outbreak. The proposal should address all of the following issues:The consortium is expected to collaborate with relevant initiatives already existing or under development at national, regional, and international level, in order to maximise synergy and complementarity and avoid duplication of the research efforts. Specific propositions on how this can be achieved should be included in the proposal.If more than one proposal is successful, proposals should collaborate and this should be indicated in the proposal.The Commission considers that proposals requesting a contribution from the EU of between EUR 5 and 10 million would allow this specific challenge to be addressed appropriately. Nonetheless, this does not preclude submission and selection of proposals requesting other amounts.Taking into consideration that, according to PAHO/WHO, Brazil is the country most severely affected by ZIKV, legal entities established in Brazil are eligible for funding.The proposed preparedness research network would have a major impact in the public health of Latin America, by:[1]http://www.paho.org/hq/index.php?option=com_topics&amp;view=article&amp;id=427&amp;Itemid=41484&amp;lang=en[2]http://ecdc.europa.eu/en/publications/_layouts/forms/Publication_DispForm.aspx?List=4f55ad51-4aed-4d32-b960-af70113dbb90&amp;ID=1407[3]http://www.cdc.gov/mmwr/volumes/65/wr/mm6502e1.htm[4]http://ecdc.europa.eu/en/publications/Publications/rapid-risk-assessment-zika-virus-first-update-jan-2016.pdf[5]These should include emerging severe acute infections (e.g. haemorrhagic fevers, or acute respiratory, neurological or gastrointestinal infections), infections from fast-spreading multi-drug resistant pathogens, as well as emerging infections with severe complications in high-risk groups (e.g. children, elderly, pregnant women and their infants).[6]http://www.glopid-r.org/"</text:p>
          </table:table-cell>
          <table:table-cell office:value-type="string" calcext:value-type="string">
            <text:p>"theme"</text:p>
          </table:table-cell>
          <table:table-cell table:number-columns-repeated="1022"/>
        </table:table-row>
        <table:table-row table:style-name="ro10">
          <table:table-cell office:value-type="string" calcext:value-type="string">
            <text:p>"Mass urbanisation presents one of the most urgent challenges of the 21st century. Rapidly developing and changing industrial activities, uncontrolled urban sprawl, large, concentrated and often culturally diverse populations have created numerous complex social and health problems. Cities and urban communities have to cope with challenges related poor air quality, heat island effects, increased flood risks, increased frequency/severity of extreme events (floods, droughts, storms, heat waves, etc.), derelict industrial sites, dis-functioning urban areas, increased criminality, social exclusion, inequalities, marginalisation, poverty and degraded urban environments. These challenges have serious impacts on human health, quality of life, well-being and security of citizens, particularly among the less privileged social classes. Cities accounting for 72% of the European population are major contributors to climate change consuming 75% of global energy and emitting 80% of greenhouse gas generated by human activity. Growing urban populations, pollution and economic activities also place water resources under severe stress, exacerbating demand whilst affecting the quality and quantity of supply. Climate change mitigation and adaptation and the sustainable management of water resources are therefore key challenges for the cities in Europe and beyond.There is convincing but fragmented evidence that nature-based solutions can significantly enhance the climate and water resilience of cities. Furthermore nature-based solutions, by reshaping the built environment, can enhance the inclusivity, equitability and liveability of the cities, regenerate deprived districts, improve mental and physical health and quality of life for the citizens, reduce urban violence, and decrease social tensions through better social cohesion particularly for the most vulnerable groups e.g. children, elderly and people of low socioeconomic status.The challenge is therefore to provide a robust, EU-wide evidence base and develop a European reference framework on nature-based solutions for regional and local city authorities, communities, enterprises and other stakeholders about the benefits, co-benefits, cost-effectiveness and economic viability of these solutions to enhance on the one hand climate and water resilience in cities and on the other hand to address inclusive urban regeneration in cities and thus promote their large scale deployment and the creation of a global market.Projects should adopt a 'front-runner' and 'follower' cities approach, as described in more detail below, to facilitate the rapid exploitation, replication and up-scaling of the solutions and via large-scale demonstrations should aim to:Proposals shall address all of the above points. The involvement of social sciences and humanities in the project will be required to properly address these complex challenges.Consortia should involve competent local, city and regional authorities, community groups, enterprises, academics and local communities in a clear structure with well-defined roles and responsibilities for all involved parties.To maximise benefits at European level, each project shall involve at least 2 'front-runner' cities and 3 'follower' cities from different Member States and/or Associated Countries. In addition to the coverage of the points mentioned above, the success potential of the proposal will be assessed according to the innovative character, the replicability and market potential of the nature-based solutions and of the systemic processes envisaged for their co-designing, co-developing and co-implementation, the long-term commitment, both political and financial, of the competent authorities that would guarantee the project implementation independently of possible changes in the urban political context during the project and the sustainability of financing, through mobilisation and leveraging of investments.In line with the strategy for EU international cooperation in research and innovation (COM(2012)497), international cooperation is encouraged. To this end, participation of 'follower' cities from non-EU countries would enhance the potential for international replication, including in the context of, but not limited to, the EU-China Sustainable Urbanisation Partnership and the EU-China Innovation Dialogue. This would contribute to the creation of a global market for nature-based solutions.Resources should be envisaged for clustering with other projects financed under the “Nature-based solutions for territorial resilience” part of the call for Societal Challenge 5 ' Climate action, environment, resource efficiency and raw materials', namely topics SC5-08-2017, SC5-09-2016 and SC5-10-2016, to optimise collaboration, synergies, interactions and mutual support to the achievement their corresponding objectives and, if possible, under other relevant parts of Horizon 2020.Because of the substantial investments that might be necessary for implementing the nature-based solutions, additional and/or follow-up funding (private or public) should be sought, be it private or public, relevant regional/national schemes under the European Structural and Investment Funds (ESIF) and/or the European Regional Development Fund (ERDF), or other relevant funds such as the Instrument for Pre-accession Assistance (IPA II). In these cases, contacts could be established with the funds managing body during the duration of the projects. In case of relevance for the Research and Innovation Smart Specialisation Strategies (RIS3) the project proposals could already indicate which interested regions/countries or other partners have been pre-identified. Please note, however, that reference to such additional or follow-up funding will not lead automatically to a higher score in the evaluation of the proposal.As illustrated by proposals responding to the call for ideas, the Commission considers that proposals requesting a contribution from the EU of at least EUR 10 million would allow this specific challenge to be addressed appropriately. Nonetheless, this does not preclude submission and selection of proposals requesting other amounts.Proposals shall address one of the following issues:a) Demonstrating innovative nature-based solutions for climate and water resilience in cities (2016)Actions should aim to improve urban resilience to climate change (mitigation and adaptation) and enhance water resources management sustainability through deployment of nature-based solutions, or an optimal combination of nature-based solutions and other technologies. Trans-disciplinary and community-based approaches including social sciences and humanities in the co-designing, co-development and co-implementation of the solutions is considered necessary.b) Nature-based solutions for inclusive urban regeneration (2017)Actions should address nature-based solutions for inclusive urban regeneration – including regeneration of deprived districts, or neglected or abandoned areas[2]. They should also test to what extent nature-based solutions can reduce crime and security costs, and enhance human health, wellbeing and social cohesion.The role of social innovation, and hence the participation of social sciences and humanities disciplines such as law, economics, political science, architecture or design studies, is particularly important to properly address these complex challenges.Projects are expected to contribute to: In addition, projects addressing part a) are expected to contribute to: In addition, projects addressing part b) are expected to contribute to: [1]The scale of intervention proposed should be chosen in order to maximize both the size of the impact that it will make with respect to the overall urban context and the potential for up scaling/replicating at larger scales the tested nature-based solutions and the associated context allowing for their systemic, participatory, trans-disciplinary and multi-stakeholder design, development and deployment.[2]The scale of intervention proposed should be chosen in order to maximize both the size of the impact that it will make with respect to the overall urban context and the potential for up scaling/replicating at larger scales the tested nature-based solutions and the associated context allowing for their systemic, participatory, trans-disciplinary and multi-stakeholder design, development and deployment[3]Urban farming is dealt with under the topic “SFS-48-2017: Resource-efficient urban agriculture for multiple benefits – Contribution to the EU-China Urbanisation Partnership”"</text:p>
          </table:table-cell>
          <table:table-cell office:value-type="string" calcext:value-type="string">
            <text:p>"theme"</text:p>
          </table:table-cell>
          <table:table-cell table:number-columns-repeated="1022"/>
        </table:table-row>
        <table:table-row table:style-name="ro10">
          <table:table-cell office:value-type="string" calcext:value-type="string">
            <text:p>"Mass urbanisation presents one of the most urgent challenges of the 21st century. Rapidly developing and changing industrial activities, uncontrolled urban sprawl, large, concentrated and often culturally diverse populations have created numerous complex social and health problems. Cities and urban communities have to cope with challenges related poor air quality, heat island effects, increased flood risks, increased frequency/severity of extreme events (floods, droughts, storms, heat waves, etc.), derelict industrial sites, dis-functioning urban areas, increased criminality, social exclusion, inequalities, marginalisation, poverty and degraded urban environments. These challenges have serious impacts on human health, quality of life, well-being and security of citizens, particularly among the less privileged social classes. Cities accounting for 72% of the European population are major contributors to climate change consuming 75% of global energy and emitting 80% of greenhouse gas generated by human activity. Growing urban populations, pollution and economic activities also place water resources under severe stress, exacerbating demand whilst affecting the quality and quantity of supply. Climate change mitigation and adaptation and the sustainable management of water resources are therefore key challenges for the cities in Europe and beyond.There is convincing but fragmented evidence that nature-based solutions can significantly enhance the climate and water resilience of cities. Furthermore nature-based solutions, by reshaping the built environment, can enhance the inclusivity, equitability and liveability of the cities, regenerate deprived districts, improve mental and physical health and quality of life for the citizens, reduce urban violence, and decrease social tensions through better social cohesion particularly for the most vulnerable groups e.g. children, elderly and people of low socioeconomic status.The challenge is therefore to provide a robust, EU-wide evidence base and develop a European reference framework on nature-based solutions for regional and local city authorities, communities, enterprises and other stakeholders about the benefits, co-benefits, cost-effectiveness and economic viability of these solutions to enhance on the one hand climate and water resilience in cities and on the other hand to address inclusive urban regeneration in cities and thus promote their large scale deployment and the creation of a global market.Projects should adopt a 'front-runner' and 'follower' cities approach, as described in more detail below, to facilitate the rapid exploitation, replication and up-scaling of the solutions and via large-scale demonstrations should aim to:Proposals shall address all of the above points. The involvement of social sciences and humanities in the project will be required to properly address these complex challenges.Consortia should involve competent local, city and regional authorities, community groups, enterprises, academics and local communities in a clear structure with well-defined roles and responsibilities for all involved parties.To maximise benefits at European level, each project shall involve at least 2 'front-runner' cities and 3 'follower' cities from different Member States and/or Associated Countries. In addition to the coverage of the points mentioned above, the success potential of the proposal will be assessed according to the innovative character, the replicability and market potential of the nature-based solutions and of the systemic processes envisaged for their co-designing, co-developing and co-implementation, the long-term commitment, both political and financial, of the competent authorities that would guarantee the project implementation independently of possible changes in the urban political context during the project and the sustainability of financing, through mobilisation and leveraging of investments.In line with the strategy for EU international cooperation in research and innovation (COM(2012)497), international cooperation is encouraged. To this end, participation of 'follower' cities from non-EU countries would enhance the potential for international replication, including in the context of, but not limited to, the EU-China Sustainable Urbanisation Partnership and the EU-China Innovation Dialogue. This would contribute to the creation of a global market for nature-based solutions.Resources should be envisaged for clustering with other projects financed under the “Nature-based solutions for territorial resilience” part of the call for Societal Challenge 5 ' Climate action, environment, resource efficiency and raw materials', namely topics SC5-08-2017, SC5-09-2016 and SC5-10-2016, to optimise collaboration, synergies, interactions and mutual support to the achievement their corresponding objectives and, if possible, under other relevant parts of Horizon 2020.Because of the substantial investments that might be necessary for implementing the nature-based solutions, additional and/or follow-up funding (private or public) should be sought, be it private or public, relevant regional/national schemes under the European Structural and Investment Funds (ESIF) and/or the European Regional Development Fund (ERDF), or other relevant funds such as the Instrument for Pre-accession Assistance (IPA II). In these cases, contacts could be established with the funds managing body during the duration of the projects. In case of relevance for the Research and Innovation Smart Specialisation Strategies (RIS3) the project proposals could already indicate which interested regions/countries or other partners have been pre-identified. Please note, however, that reference to such additional or follow-up funding will not lead automatically to a higher score in the evaluation of the proposal.As illustrated by proposals responding to the call for ideas, the Commission considers that proposals requesting a contribution from the EU of at least EUR 10 million would allow this specific challenge to be addressed appropriately. Nonetheless, this does not preclude submission and selection of proposals requesting other amounts.Proposals shall address one of the following issues:a) Demonstrating innovative nature-based solutions for climate and water resilience in cities (2016)Actions should aim to improve urban resilience to climate change (mitigation and adaptation) and enhance water resources management sustainability through deployment of nature-based solutions, or an optimal combination of nature-based solutions and other technologies. Trans-disciplinary and community-based approaches including social sciences and humanities in the co-designing, co-development and co-implementation of the solutions is considered necessary.b) Nature-based solutions for inclusive urban regeneration (2017)Actions should address nature-based solutions for inclusive urban regeneration – including regeneration of deprived districts, or neglected or abandoned areas[2]. They should also test to what extent nature-based solutions can reduce crime and security costs, and enhance human health, wellbeing and social cohesion.The role of social innovation, and hence the participation of social sciences and humanities disciplines such as law, economics, political science, architecture or design studies, is particularly important to properly address these complex challenges.Projects are expected to contribute to: In addition, projects addressing part a) are expected to contribute to: In addition, projects addressing part b) are expected to contribute to: [1]The scale of intervention proposed should be chosen in order to maximize both the size of the impact that it will make with respect to the overall urban context and the potential for up scaling/replicating at larger scales the tested nature-based solutions and the associated context allowing for their systemic, participatory, trans-disciplinary and multi-stakeholder design, development and deployment.[2]The scale of intervention proposed should be chosen in order to maximize both the size of the impact that it will make with respect to the overall urban context and the potential for up scaling/replicating at larger scales the tested nature-based solutions and the associated context allowing for their systemic, participatory, trans-disciplinary and multi-stakeholder design, development and deployment[3]Urban farming is dealt with under the topic “SFS-48-2017: Resource-efficient urban agriculture for multiple benefits – Contribution to the EU-China Urbanisation Partnership”"</text:p>
          </table:table-cell>
          <table:table-cell office:value-type="string" calcext:value-type="string">
            <text:p>"theme"</text:p>
          </table:table-cell>
          <table:table-cell table:number-columns-repeated="1022"/>
        </table:table-row>
        <table:table-row table:style-name="ro10">
          <table:table-cell office:value-type="string" calcext:value-type="string">
            <text:p>"Re-naturing cities can provide solutions to the multitude of challenges that cities are facing because nature-based solutions have proven to be multi-purpose and multi-beneficial. To enable the systemic integration of these solutions into a sustainable urban planning, new governance, business, financing models and partnerships are needed allowing for their co-designing, co-development and co-implementation by all stakeholders and societal actors, and leveraging of investments and synergies between private and public action.Actions should: Proposals shall address all of the above points.The role of social innovation, and the participation of social sciences and humanities, is particularly important to properly address the complex challenges of this topic. Resources should be envisaged for clustering the projects financed under the Nature-based solutions for territorial resilience” part of the call for Societal Challenge 5 ' Climate action, environment, resource efficiency and raw materials', namely topics SC5-08-2016-2017, SC5-09-2016, and SC5-10-2016, to optimise collaboration, synergies, interactions and mutual support to the achievement of their corresponding objectives and – if possible – under other parts of Horizon 2020.The Commission considers that proposals requesting a contribution from the EU of around EUR 7.5 million would allow this specific challenge to be addressed appropriately. Nonetheless, this does not preclude submission and selection of proposals requesting other amounts.Projects are expected to contribute to:"</text:p>
          </table:table-cell>
          <table:table-cell office:value-type="string" calcext:value-type="string">
            <text:p>"theme"</text:p>
          </table:table-cell>
          <table:table-cell table:number-columns-repeated="1022"/>
        </table:table-row>
        <table:table-row table:style-name="ro10">
          <table:table-cell office:value-type="string" calcext:value-type="string">
            <text:p>"In a globalised world, cities all over the world are facing broadly similar challenges. Finding solutions and defining optimal pathways towards sustainable urbanisation receives high priority in the Research and Innovation (R&amp;I) policy of the majority of the countries worldwide. In this context, aligning R&amp;I agendas to underpin sustainable urbanisation and implementing them through international collaboration will promote synergies, and thus an optimal use of the available expertise, capacity and resources, avoid duplication and ensure robust outcomes of global relevance. The opening of JPI Urban Europe to third country partners is increasingly finding interest among its members and among third countries. The Belmont Forum provides an excellent platform for international collaboration in the area of sustainable urbanisation.Proposals should pool the necessary financial resources from the participating national (or regional) research programmes with a view to implementing a joint call for proposals resulting in grants to third parties with EU co-funding in this area. Proposers are encouraged to include other joint activities including additional joint calls without EU co-funding. Actions should build on the international strategy of the JPI Urban Europe and launch in collaboration with the Belmont Forum at least one international call on sustainable urbanisation.Participation of legal entities from international partner countries and/or regions, in particular with countries participating in the Belmont Forum, is encouraged in the joint call as well as in other joint activities including additional joint calls without EU co-funding. Participants from countries which are not automatically eligible for funding[1] may nonetheless request a Union contribution (on the basis of the ERA-NET unit cost) for the co-ordination costs of additional activities.The Commission considers that proposals requesting a contribution from the EU in the range of EUR 5 million would allow this specific challenge to be addressed appropriately. Nonetheless, this does not preclude submission and selection of proposals requesting other amounts.Actions are expected to lead to:[1]http://ec.europa.eu/research/participants/docs/h2020-funding-guide/cross-cutting-issues/international-cooperation_en.htm"</text:p>
          </table:table-cell>
          <table:table-cell office:value-type="string" calcext:value-type="string">
            <text:p>"theme"</text:p>
          </table:table-cell>
          <table:table-cell table:number-columns-repeated="1022"/>
        </table:table-row>
        <table:table-row table:style-name="ro18">
          <table:table-cell office:value-type="string" calcext:value-type="string">
            <text:p>"Corrigendum SCC-1-2016-2017In the 5th bullet under "Each lighthouse city should:", the sentence:</text:p>
            <text:p>"To this end, and to ensure adaptability as new user requirements and technologies evolve, urban ICT platforms must be non-proprietary and based on open specifications, including the data structures and APIs."</text:p>
            <text:p> Should be replaced by:</text:p>
            <text:p>"To this end, and to ensure adaptability as new user requirements and technologies evolve, urban ICT platforms must be based on open specifications, including the data structures and APIs."</text:p>
            <text:p>The Commission has initiated the procedure for this correction to be implemented.</text:p>
            <text:p> Corrigendum SCC-1-2016-2017In the 5th bullet under "Each lighthouse city shoud:", the sentence:</text:p>
            <text:p>"To this end, and to ensure adaptability as new user requirements and technologies evolve, urban ICT platforms must be non-proprietary and based on open specifications, including the data structures and APIs."</text:p>
            <text:p> Should be replaced by:</text:p>
            <text:p>"To this end, and to ensure adaptability as new user requirements and technologies evolve, urban ICT platforms must be based on open specifications, including the data structures and APIs."</text:p>
            <text:p>The Commission has initiated the procedure for this correction to be implemented.</text:p>
            <text:p> "</text:p>
          </table:table-cell>
          <table:table-cell office:value-type="string" calcext:value-type="string">
            <text:p>"theme"</text:p>
          </table:table-cell>
          <table:table-cell table:number-columns-repeated="1022"/>
        </table:table-row>
        <table:table-row table:style-name="ro18">
          <table:table-cell office:value-type="string" calcext:value-type="string">
            <text:p>"Corrigendum SCC-1-2016-2017In the 5th bullet under "Each lighthouse city should:", the sentence:</text:p>
            <text:p>"To this end, and to ensure adaptability as new user requirements and technologies evolve, urban ICT platforms must be non-proprietary and based on open specifications, including the data structures and APIs."</text:p>
            <text:p> Should be replaced by:</text:p>
            <text:p>"To this end, and to ensure adaptability as new user requirements and technologies evolve, urban ICT platforms must be based on open specifications, including the data structures and APIs."</text:p>
            <text:p>The Commission has initiated the procedure for this correction to be implemented.</text:p>
            <text:p> Corrigendum SCC-1-2016-2017In the 5th bullet under "Each lighthouse city shoud:", the sentence:</text:p>
            <text:p>"To this end, and to ensure adaptability as new user requirements and technologies evolve, urban ICT platforms must be non-proprietary and based on open specifications, including the data structures and APIs."</text:p>
            <text:p> Should be replaced by:</text:p>
            <text:p>"To this end, and to ensure adaptability as new user requirements and technologies evolve, urban ICT platforms must be based on open specifications, including the data structures and APIs."</text:p>
            <text:p>The Commission has initiated the procedure for this correction to be implemented.</text:p>
            <text:p> "</text:p>
          </table:table-cell>
          <table:table-cell office:value-type="string" calcext:value-type="string">
            <text:p>"theme"</text:p>
          </table:table-cell>
          <table:table-cell table:number-columns-repeated="1022"/>
        </table:table-row>
        <table:table-row table:style-name="ro10">
          <table:table-cell office:value-type="string" calcext:value-type="string">
            <text:p>"Europe is not recovering enough of its waste energy. A vast amount of waste heat is produced in urban areas from a range of local sources (e.g. from metros, large buildings, extensive ventilation systems) and from urban waste or waste water systems. Data centres are another rapidly growing sector generating heat that could potentially be recovered and reused for heating or cooling buildings.Thermal energy captured can be supplied through individual central heating and cooling systems or distributed through district heating and cooling networks to multiple buildings. In some cases, it might be needed to combine the recovery of waste heat with different technologies, (e.g., heat pumps) in order to bring the temperature level of the waste heat to those matching the existing heating and cooling applications addressed in the proposal. Demonstrate waste heat and waste water heat recovery in urban areas, in services sector and transport system facilities and their connection and integration into the existing heating and cooling supply systems in buildings/facilities or district heating/cooling systems. Focus should be given to replicability, scalability and modularity that facilitate application and rapid deployment. Develop sustainable business models and organisational, managerial, and financial solutions for deployment of the proposed technological solutions in the EU, with due regard to the legislative framework. Projects should build on previous projects supported under FP7 and Horizon 2020. The activities are expected to be implemented at Technology Readiness Level (TRL) 6-8 (please see part G of the General Annexes).The Commission considers that proposals requesting a contribution from the EU of between EUR 3 and 4 million would allow this challenge to be addressed appropriately. This does not preclude submission and selection of proposals requesting other amounts.Proposals are expected to demonstrate the impacts listed below, using quantified indicators and targets wherever possible:"</text:p>
          </table:table-cell>
          <table:table-cell office:value-type="string" calcext:value-type="string">
            <text:p>"theme"</text:p>
          </table:table-cell>
          <table:table-cell table:number-columns-repeated="1022"/>
        </table:table-row>
        <table:table-row table:style-name="ro10">
          <table:table-cell office:value-type="string" calcext:value-type="string">
            <text:p>"District heating's share on heat supply in Europe is about 12%, with some Member States and Associated Countries having a much higher share. In order to preserve existing heating networks and to increase their efficiency, successful approaches to diagnosing and retrofitting inefficient networks, including sustainable business and organisational models, have to be widely promoted and disseminated.Many systems are old and inefficient and run using fossil fuels. These systems often have poor maintenance, high customer heat costs and limited ability for user control undermining the image of district heating. The result is that a significant number of customers disconnect from district heating networks and install individual heating systems which do not always take advantage of the potential for efficiency gains. The retrofitting of these district heating systems can offer a cost effective approach to supplying efficient heat. Schemes can include city-wide networks or networks at the district/neighbourhood level.Actions are needed to accelerate the cost effective and energy efficient retrofitting existing, inefficient district heating networks.Activities supported under this topic should replicate or develop successful technical, managerial, organisational and financial approaches and should lead to the initiation of concrete schemes that guarantee substantial primary energy savings and efficiency gains, including the use of renewable and residual sources of heat as appropriate. Proposals should engage and involve as necessary, those in charge of city networks, district heating companies, managers of buildings blocks, housing associations and other building owners/managers and end consumers. Proposals should also lead to the development of concrete regional or national action plans for the retrofitting of inefficient district heating networks.As necessary, actions should consider interventions that are needed on the building side, e.g. retrofitting and / or modifications of internal heat distribution systems and system and end user controls. They should also take into account the evolution of thermal demand in the future due to improving building energy performance standards and increased rate of building renovations.The Commission considers that proposals requesting a contribution from the EU of between EUR 1 and 2 million would allow this challenge to be addressed appropriately. This does not preclude submission and selection of proposals requesting other amounts.Proposals are expected to demonstrate the impacts listed below, using quantified indicators and targets wherever possible:"</text:p>
          </table:table-cell>
          <table:table-cell office:value-type="string" calcext:value-type="string">
            <text:p>"theme"</text:p>
          </table:table-cell>
          <table:table-cell table:number-columns-repeated="1022"/>
        </table:table-row>
        <table:table-row table:style-name="ro10">
          <table:table-cell office:value-type="string" calcext:value-type="string">
            <text:p>"In order to increase the roll-out in the market of new technologies for heating and cooling, Innovation Actions are needed to bring forward combined, adaptable and plug-and-play solutions. For these to be successful, the costs and energy benefits should be further demonstrated. The challenge is therefore to develop new heating/cooling and/or hot water preparation systems and demonstrate their real potential.With the growing contribution of intermittent renewable energy sources, the use of thermal energy storage will grow in importance. The uptake of systems that use or combine renewable energy sources, energy storage or smart controls is still relatively low. Integration with other parts of the building (including historical buildings) or its services is an unresolved issue due to lack of planning and simulation tools and the lack of expertise and confidence among designers and installers. Instead, they stay with conventional heating and cooling solutions, which results in a negative lock-in effect.Packaged systems claiming high levels of energy efficiency are already available in the market; however their potential is not always demonstrated in place, which develops into a lack of trust in new solutions. Therefore, there is a need to demonstrate the real potential of the new solutions by providing information on the overall system performance to the end user.Actions are needed for the development and demonstration of cost-effective compact and fully integrated heating and cooling units installed at the building level. Applications should: demonstrate their cost-effective integration in buildings, demonstration of high values of seasonal performance, fossil fuel and/or primary energy savings considering a wide range of both new and existing buildings and allow for remote access and control. Proposals could develop methods and parameters to support design and installation of multi-component heating, cooling and/or hot water preparation solutions. Proposals should also include consumer information system on the overall system performance. In addition, remote inspection of these systems should be made possible. The solutions may include the use of renewable energy including heat pumps, co-generation, thermal storage or smart controls that should be used with the specific aim to minimise primary energy demand (gas, electricity). Proposals should take into account the need for high indoor environmental quality (thermal comfort, acoustics, air quality, etc.).The focus of the solutions should be on scalability, modularity and adaptability, easy integration, assembly and installation. Quality and technical reliability are also important aspects to ensure that solutions deliver their potential. Inspection and monitoring should be considered, building upon the requirements of the EPBD[1] (articles 14 and 15). For the purposes of calculating and showcasing their energy performance, the solutions should also build upon the package labelling scheme established under regulations 811/2013 and 812/2013 (where applicable).Projects should involve producers of different heating and cooling technologies and control systems, installer associations, designers and architects. The activities are expected to be implemented at Technology Readiness Level (TRL) 6-8 (please see part G of the General Annexes).The Commission considers that proposals requesting a contribution from the EU of between EUR 3 and 4 million would allow this challenge to be addressed appropriately. This does not preclude submission and selection of proposals requesting other amounts.Proposals are expected to demonstrate the impacts listed below, using quantified indicators and targets wherever possible:[1](2010/31/EU) Energy Performance of Buildings Directive http://eur-lex.europa.eu/legal-content/EN/TXT/PDF/?uri=CELEX:32010L0031&amp;from=EN"</text:p>
          </table:table-cell>
          <table:table-cell office:value-type="string" calcext:value-type="string">
            <text:p>"theme"</text:p>
          </table:table-cell>
          <table:table-cell table:number-columns-repeated="1022"/>
        </table:table-row>
        <table:table-row table:style-name="ro10">
          <table:table-cell office:value-type="string" calcext:value-type="string">
            <text:p>"In their vast majority, heating and cooling demand is supplied using high valued energy sources e.g. electricity and fossil fuel driven appliances. However, there is a wide range of thermal energy sources[1] which due to their temperature levels are not generally used to deliver useful heating and/or cooling.On the one hand, the share of low valued energy sources in the supply of useful heat and cooling can be increased if low exergy systems[2] are used.On the other hand, a number of technologies can be used to take advantage of low/moderate temperature resources[3], e.g. by upgrading them in order to generate useful heating and cooling and, in some cases, also electricity.Actions are needed to develop, demonstrate, validate and improve the overall efficiencies of:Proposals are expected to address one or both of the two areas mentioned above, as necessary. The activities are expected to be implemented at Technology Readiness Level (TRL) 4-6 (please see part G of the General Annexes).The Commission considers that proposals requesting a contribution from the EU of between EUR 3 and 4 million would allow this specific challenge to be addressed appropriately. Nonetheless, this does not preclude submission and selection of proposals requesting other amounts.The scope of this topic might change in 2017 to investigate the applicability of low and very low temperature district heating for buildings with high thermal performance. This will depend on the conclusions of the Heating and Cooling Strategy by the end of 2015 and will be subject of a Work Programme revision in 2016.Proposals are expected to demonstrate the impacts listed below, using quantified indicators and targets wherever possible:[1]Sources of residual and renewable energy e.g. sewage water, underground resources, solar heat, low grade waste heat, etc.[2]In the context of this topic this refers to systems able to deliver useful heating and cooling using low grade energy sources, e.g. sources of heating or cooling at temperature levels close to room temperature for space heating and cooling applications[3]The levels of temperature referred to as low/moderate will depend on the concrete application[4]In here useful heating and cooling can embrace, as relevant to the proposed action, all types of end uses and temperature ranges (e.g. space heating and cooling, how water preparation, supply of industry processes, etc.)"</text:p>
          </table:table-cell>
          <table:table-cell office:value-type="string" calcext:value-type="string">
            <text:p>"theme"</text:p>
          </table:table-cell>
          <table:table-cell table:number-columns-repeated="1022"/>
        </table:table-row>
        <table:table-row table:style-name="ro10">
          <table:table-cell office:value-type="string" calcext:value-type="string">
            <text:p>"In their vast majority, heating and cooling demand is supplied using high valued energy sources e.g. electricity and fossil fuel driven appliances. However, there is a wide range of thermal energy sources[1] which due to their temperature levels are not generally used to deliver useful heating and/or cooling.On the one hand, the share of low valued energy sources in the supply of useful heat and cooling can be increased if low exergy systems[2] are used.On the other hand, a number of technologies can be used to take advantage of low/moderate temperature resources[3], e.g. by upgrading them in order to generate useful heating and cooling and, in some cases, also electricity.Actions are needed to develop, demonstrate, validate and improve the overall efficiencies of:Proposals are expected to address one or both of the two areas mentioned above, as necessary. The activities are expected to be implemented at Technology Readiness Level (TRL) 4-6 (please see part G of the General Annexes).The Commission considers that proposals requesting a contribution from the EU of between EUR 3 and 4 million would allow this specific challenge to be addressed appropriately. Nonetheless, this does not preclude submission and selection of proposals requesting other amounts.The scope of this topic might change in 2017 to investigate the applicability of low and very low temperature district heating for buildings with high thermal performance. This will depend on the conclusions of the Heating and Cooling Strategy by the end of 2015 and will be subject of a Work Programme revision in 2016.Proposals are expected to demonstrate the impacts listed below, using quantified indicators and targets wherever possible:[1]Sources of residual and renewable energy e.g. sewage water, underground resources, solar heat, low grade waste heat, etc.[2]In the context of this topic this refers to systems able to deliver useful heating and cooling using low grade energy sources, e.g. sources of heating or cooling at temperature levels close to room temperature for space heating and cooling applications[3]The levels of temperature referred to as low/moderate will depend on the concrete application[4]In here useful heating and cooling can embrace, as relevant to the proposed action, all types of end uses and temperature ranges (e.g. space heating and cooling, how water preparation, supply of industry processes, etc.)"</text:p>
          </table:table-cell>
          <table:table-cell office:value-type="string" calcext:value-type="string">
            <text:p>"theme"</text:p>
          </table:table-cell>
          <table:table-cell table:number-columns-repeated="1022"/>
        </table:table-row>
        <table:table-row table:style-name="ro10">
          <table:table-cell office:value-type="string" calcext:value-type="string">
            <text:p>"There is a need to better identify, analyse, model and map resources and solutions making energy demand more efficient and match it with efficient sustainable energy sources at the least cost. Such public planning is already mandated in the Energy Efficiency Directive through the 5-yearly Comprehensive Assessment for efficient heating and cooling. This needs to be done at local, regional and national levels to help develop energy strategies and ensure their consistency at national level and with EU policies. Today only a few public authorities have the expertise, knowledge and tools to perform heat and cooling mapping and planning. The future demand on public energy planning necessitates that such modelling tools are available and used as part of the policy making processes of public authorities.Actions are needed to mainstream and further develop methods and tools of heating and cooling planning (heat planning) in the administrative practices of public authorities. Heat planning is an iterative process, as plans need to be updated regularly[1].The planning tools should be able to process large and complex data sets to provide a detailed and comprehensive description of the existing energy system and the dynamic development of all relevant supply and demand elements within a given geography (generation units, renewable and residual energy sources, infrastructures, buildings' energy consumption and quantity and ‘quality’ (temperature) of the thermal supply sources and that of the demand) and allow modelling of the possible scenarios reflecting hourly, seasonal and yearly variations in supply and demand to optimally reach energy goals. The heat and cooling mapping tool should be able to link with other types of maps (e.g. spatial, infrastructure, renewable energy sources maps). It should be capable of modelling flexibility needed for integrating variable renewable energy, and demand response and enable analysing the impact of the increasing number of low energy buildings (building renovation programmes, introduction of Nearly Zero Energy Buildings).The modelling tools should be user friendly and open source yet able to model the full energy system, i.e. heating and cooling, electricity and transport. The tools should include instruction and training modules and be validated, demonstrated and piloted with the target groups. The activities are expected to be implemented at Technology Readiness Level (TRL) 5-7 (please see part G of the General Annexes).The Commission considers that proposals requesting a contribution from the EU of between EUR 2.5 and 3 million would allow this specific challenge to be addressed appropriately. Nonetheless, this does not preclude submission and selection of proposals requesting other amounts.Proposals are expected to demonstrate the impacts listed below, using quantified indicators and targets wherever possible:[1]This is essential, if the EU is to achieve its 2020 and 2030 energy efficiency objectives and further progress with energy demand moderation. The Energy Efficiency Directive (2012/27/EU) mandates that the national Comprehensive Heating and Cooling Assessments are updated every five years; updates should be of increasing accuracy, coverage and efficacy."</text:p>
          </table:table-cell>
          <table:table-cell office:value-type="string" calcext:value-type="string">
            <text:p>"theme"</text:p>
          </table:table-cell>
          <table:table-cell table:number-columns-repeated="1022"/>
        </table:table-row>
        <table:table-row table:style-name="ro17">
          <table:table-cell office:value-type="string" calcext:value-type="string">
            <text:p>"H2020 2016-17 Work Programme update (European Commission Decision C(2016)1349 of 9 March 2016)</text:p>
            <text:p>The section "Scope" in the topic description has been updated; there is an addition at the end of the descriptive part "In addition the proposed actions, when relevant, should include policy lessons from the action to contribute to policy development".In the section "Scope", the bullet point "Distilling policy lessons from the market insight gathered as a means to review existing, and produce better, legislation" has been removed. In the fifth bullet point, the sentence "ensuring high performance in the areas important to health and wellbeing at the same level of effectiveness" has been replaced with the sentence "without compromising comfort levels".ENERGY EFFICIENCY INFO DAY OPENS REGISTRATION: WANT TO KNOW MORE ABOUT THE CALL WITH DEADLINE SEPTEMBER 2016? </text:p>
            <text:p>Be among the 500 participants coming from SMEs, associations, businesses, European and national trade associations, chambers of commerce and European institutions expected at the event on 8th December 2015. How to apply for funding? What are the Energy Efficiency priorities of the H2020 2016 call for proposals deadline 15 September 2016? If you are asking these questions or if you want to network and raise questions to the EASME team during the dedicated information sessions, please register for the Info Day. If you can't make it to Brussels the event will be live web streamed.</text:p>
            <text:p> "</text:p>
          </table:table-cell>
          <table:table-cell office:value-type="string" calcext:value-type="string">
            <text:p>"theme"</text:p>
          </table:table-cell>
          <table:table-cell table:number-columns-repeated="1022"/>
        </table:table-row>
        <table:table-row table:style-name="ro17">
          <table:table-cell office:value-type="string" calcext:value-type="string">
            <text:p>"H2020 2016-17 Work Programme update (European Commission Decision C(2016)1349 of 9 March 2016)</text:p>
            <text:p>The section "Scope" in the topic description has been updated; there is an addition at the end of the descriptive part "In addition the proposed actions, when relevant, should include policy lessons from the action to contribute to policy development".In the section "Scope", the bullet point "Distilling policy lessons from the market insight gathered as a means to review existing, and produce better, legislation" has been removed. In the fifth bullet point, the sentence "ensuring high performance in the areas important to health and wellbeing at the same level of effectiveness" has been replaced with the sentence "without compromising comfort levels".ENERGY EFFICIENCY INFO DAY OPENS REGISTRATION: WANT TO KNOW MORE ABOUT THE CALL WITH DEADLINE SEPTEMBER 2016? </text:p>
            <text:p>Be among the 500 participants coming from SMEs, associations, businesses, European and national trade associations, chambers of commerce and European institutions expected at the event on 8th December 2015. How to apply for funding? What are the Energy Efficiency priorities of the H2020 2016 call for proposals deadline 15 September 2016? If you are asking these questions or if you want to network and raise questions to the EASME team during the dedicated information sessions, please register for the Info Day. If you can't make it to Brussels the event will be live web streamed.</text:p>
            <text:p> "</text:p>
          </table:table-cell>
          <table:table-cell office:value-type="string" calcext:value-type="string">
            <text:p>"theme"</text:p>
          </table:table-cell>
          <table:table-cell table:number-columns-repeated="1022"/>
        </table:table-row>
        <table:table-row table:style-name="ro10">
          <table:table-cell office:value-type="string" calcext:value-type="string">
            <text:p>"The objective is to demonstrate that ICT-based solutions can contribute to saving energy by motivating and supporting behavioural change of energy end-users.The main challenges are (i) establishing cost-effectiveness, i.e. demonstrating that solutions allow a good return on investment through energy savings (ii) making energy usage data accessible to the consumer and to designated third parties (for application development or designing new business models around them) and (iii) demonstrating that energy savings can be achieved without compromising comfort levels.Activities are focused on the development of innovative user-friendly digital tools and applications or services making use of energy end-user generated information or captured from in-home equipment/sensors (like smart meters, communication-enabled heat metering tools, smart plugs, smart appliances and/or energy-aware products), in possible combination with intelligent controls and automation, with the purpose to significantly enhance energy efficiency by behavioural change of end-users taking informed decisions. The solutions will focus on empowering consumers (buildings managers, buildings owners as well final users including residents, housing associations, visitors, public actors, etc.) to engage and collaborate in achieving energy savings and allowing them to explore different means and measures to manage their energy needs over the longer term.Proposers should integrate and validate different technological elements, each element with at least TRL 6 (please see part G of the General Annexes), combined with appropriate business models and social acceptance parameters.Insights from social and behavioural sciences should be used to understand: (i) factors influencing consumer choices and (ii) the impact of consumer behaviour on the energy system. Where relevant, gender, socio-economic, demographic and cultural differences should be identified and taken into account as a means of segmentation and tailoring actions to target groups.The proposals should respond to the following:ICT solutions should primarily address energy efficiency, but may integrate other solutions including also indoor climate, building/home security or health monitoring. This "packaging" approach would need to demonstrate the added benefits for consumers, as well as the market potential.Proposals should take into consideration the projects supported under the topic EE 11 of the Work Programme 2014-2015 of the H2020 Energy Challenge[1].The topic EUB-02-2017 ("Utilities: energy management at home and in buildings") in Part 5.i. Information and Communication Technologies of the Work Programme/ LEIT is also relevant and addresses similar challenges.The proposers should explain in detail how they will address possible ethical issues like research on human participants and personal data protection.The proposers should also explain what will happen after the end of the action of any project-related equipment deployed in buildings for the purpose of the project. Costs for the purchase of mobile devices like mobile phones, tablets as well as cost for services of internet connections are not eligible under this topic.Proposals requesting a contribution from the EU of between EUR 1 and 2 million would allow this specific challenge to be addressed appropriately. Nonetheless, this does not preclude submission and selection of proposals requesting other amounts.Proposed actions are expected to demonstrate the impacts listed below (wherever possible, use quantified indicators and targets):The proposals should quantify foreseen impacts, using preliminary but credible baselines and benchmarks to substantiate calculations and clearly demonstrate how the energy savings will be measured and reached.Proposals are encouraged to take advantage of using the already developed common methodologies for calculating energy savings in public buildings and social housing[2].[1]CORDIS website: http://cordis.europa.eu/home_en.html) [2]For this purpose, an associated software tool called eeMeasure was created with the respective common methodologies for recording energy savings (http://82.165.143.35:8080/eemeasure/ or http://www.smartspaces.eu/news-events/news-details/article/eemeasure-calculation-of-energy-efficiency-in-buildings-web-portal-is-now-publicly-available-fo/)."</text:p>
          </table:table-cell>
          <table:table-cell office:value-type="string" calcext:value-type="string">
            <text:p>"theme"</text:p>
          </table:table-cell>
          <table:table-cell table:number-columns-repeated="1022"/>
        </table:table-row>
        <table:table-row table:style-name="ro10">
          <table:table-cell office:value-type="string" calcext:value-type="string">
            <text:p>"The objective is to demonstrate that ICT-based solutions can contribute to saving energy by motivating and supporting behavioural change of energy end-users.The main challenges are (i) establishing cost-effectiveness, i.e. demonstrating that solutions allow a good return on investment through energy savings (ii) making energy usage data accessible to the consumer and to designated third parties (for application development or designing new business models around them) and (iii) demonstrating that energy savings can be achieved without compromising comfort levels.Activities are focused on the development of innovative user-friendly digital tools and applications or services making use of energy end-user generated information or captured from in-home equipment/sensors (like smart meters, communication-enabled heat metering tools, smart plugs, smart appliances and/or energy-aware products), in possible combination with intelligent controls and automation, with the purpose to significantly enhance energy efficiency by behavioural change of end-users taking informed decisions. The solutions will focus on empowering consumers (buildings managers, buildings owners as well final users including residents, housing associations, visitors, public actors, etc.) to engage and collaborate in achieving energy savings and allowing them to explore different means and measures to manage their energy needs over the longer term.Proposers should integrate and validate different technological elements, each element with at least TRL 6 (please see part G of the General Annexes), combined with appropriate business models and social acceptance parameters.Insights from social and behavioural sciences should be used to understand: (i) factors influencing consumer choices and (ii) the impact of consumer behaviour on the energy system. Where relevant, gender, socio-economic, demographic and cultural differences should be identified and taken into account as a means of segmentation and tailoring actions to target groups.The proposals should respond to the following:ICT solutions should primarily address energy efficiency, but may integrate other solutions including also indoor climate, building/home security or health monitoring. This "packaging" approach would need to demonstrate the added benefits for consumers, as well as the market potential.Proposals should take into consideration the projects supported under the topic EE 11 of the Work Programme 2014-2015 of the H2020 Energy Challenge[1].The topic EUB-02-2017 ("Utilities: energy management at home and in buildings") in Part 5.i. Information and Communication Technologies of the Work Programme/ LEIT is also relevant and addresses similar challenges.The proposers should explain in detail how they will address possible ethical issues like research on human participants and personal data protection.The proposers should also explain what will happen after the end of the action of any project-related equipment deployed in buildings for the purpose of the project. Costs for the purchase of mobile devices like mobile phones, tablets as well as cost for services of internet connections are not eligible under this topic.Proposals requesting a contribution from the EU of between EUR 1 and 2 million would allow this specific challenge to be addressed appropriately. Nonetheless, this does not preclude submission and selection of proposals requesting other amounts.Proposed actions are expected to demonstrate the impacts listed below (wherever possible, use quantified indicators and targets):The proposals should quantify foreseen impacts, using preliminary but credible baselines and benchmarks to substantiate calculations and clearly demonstrate how the energy savings will be measured and reached.Proposals are encouraged to take advantage of using the already developed common methodologies for calculating energy savings in public buildings and social housing[2].[1]CORDIS website: http://cordis.europa.eu/home_en.html) [2]For this purpose, an associated software tool called eeMeasure was created with the respective common methodologies for recording energy savings (http://82.165.143.35:8080/eemeasure/ or http://www.smartspaces.eu/news-events/news-details/article/eemeasure-calculation-of-energy-efficiency-in-buildings-web-portal-is-now-publicly-available-fo/)."</text:p>
          </table:table-cell>
          <table:table-cell office:value-type="string" calcext:value-type="string">
            <text:p>"theme"</text:p>
          </table:table-cell>
          <table:table-cell table:number-columns-repeated="1022"/>
        </table:table-row>
        <table:table-row table:style-name="ro10">
          <table:table-cell office:value-type="string" calcext:value-type="string">
            <text:p>"In most of the existing economics energy models it is generally assumed that energy consumers behave in an economically rational way. However, empirical data show that consumers are rather 'bounded rational', because of effects such as split preferences, perceived financial barriers, lack of knowledge/ information, or the implicit costs of the transaction. The different energy efficiency policies implemented in the EU try to remove the different financial and non-financial barriers to incentive energy consumers to invest in cost-effective energy efficiency technologies.Empirical research is needed to better understand consumer's decision making to improve the design of future energy efficiency policies in such a way that existing barriers can be removed, to better reflect the behaviour of consumers in energy models and also to better reflect the impact of energy efficiency policies on the different consumers' decision making processes in energy models.Proposal should advance the current knowledge on how the different consumer groups make their energy efficiency investment decisions and how energy efficiency policies can have an impact on financial and non-financial barriers in the decision making process making use of market data, large sample-surveys and other empirical sources in addition to a theoretical analysis. As different factors influence the individual choice of consumers the empirical analysis needs to be done for all consumer groups. For households there might be differences dependent on the income level, age, education, gender, tenant/landlord etc. that should be better investigated. In addition, there might be also a geographical differentiation of consumers with regard to energy efficiency investments. The decision of other consumer groups invest in energy efficiency, like companies in the service sector, in agriculture or in industry might be influenced by other factors.In addition, research should also investigate the differentiation between possible energy efficiency investments which are influenced by different factors, e.g. decisions to invest in the renovation of buildings have a different time horizon than investments in energy efficient products (washing machine, TV etc.). Such analysis should also take into account country-specific factors.Discount rates are used in many energy models to reflect the inter-temporal decision making of consumers and to describe the economic actor's behaviour. To improve energy models the results should be based on robust empirical data to apply appropriate discount rates or other parameters to support the analysis and development of energy efficiency related policy strategies. Proposals should visualise their research results and include tailored communication activities to clearly defined target groups. Where appropriate, they should take gender issues into account. Proposals should fill knowledge gaps not yet covered by former or ongoing research projects and take into account existing macro- and microeconomic models and results of socio-economic sciences and humanities. The Commission considers that proposals requesting a contribution from the EU of between EUR 1 and 1.5 million would allow this specific challenge to be addressed appropriately. Nonetheless, this does not preclude submission and selection of proposals requesting other amounts.Proposed actions are expected to improve the current methodologies and empirical base used to quantify the positive impacts of energy efficiency policy and to improve the evidence-base for a better development of future energy efficiency policies and energy models, evidenced for example by the number of public officers and other stakeholders influenced or references to impact assessments, strategy papers or other policy documents."</text:p>
          </table:table-cell>
          <table:table-cell office:value-type="string" calcext:value-type="string">
            <text:p>"theme"</text:p>
          </table:table-cell>
          <table:table-cell table:number-columns-repeated="1022"/>
        </table:table-row>
        <table:table-row table:style-name="ro15">
          <table:table-cell office:value-type="string" calcext:value-type="string">
            <text:p>"ENERGY EFFICIENCY INFO DAY OPENS REGISTRATION: WANT TO KNOW MORE ABOUT THE CALL WITH DEADLINE SEPTEMBER 2016? </text:p>
            <text:p>Be among the 500 participants coming from SMEs, associations, businesses, European and national trade associations, chambers of commerce and European institutions expected at the event on 8th December 2015. How to apply for funding? What are the Energy Efficiency priorities of the H2020 2016 call for proposals deadline 15 September 2016? If you are asking these questions or if you want to network and raise questions to the EASME team during the dedicated information sessions, please register for theInfo Day. If you can't make it to Brussels the event will be live web streamed.</text:p>
            <text:p> "</text:p>
          </table:table-cell>
          <table:table-cell office:value-type="string" calcext:value-type="string">
            <text:p>"theme"</text:p>
          </table:table-cell>
          <table:table-cell table:number-columns-repeated="1022"/>
        </table:table-row>
        <table:table-row table:style-name="ro15">
          <table:table-cell office:value-type="string" calcext:value-type="string">
            <text:p>"ENERGY EFFICIENCY INFO DAY OPENS REGISTRATION: WANT TO KNOW MORE ABOUT THE CALL WITH DEADLINE SEPTEMBER 2016? </text:p>
            <text:p>Be among the 500 participants coming from SMEs, associations, businesses, European and national trade associations, chambers of commerce and European institutions expected at the event on 8th December 2015. How to apply for funding? What are the Energy Efficiency priorities of the H2020 2016 call for proposals deadline 15 September 2016? If you are asking these questions or if you want to network and raise questions to the EASME team during the dedicated information sessions, please register for theInfo Day. If you can't make it to Brussels the event will be live web streamed.</text:p>
            <text:p> "</text:p>
          </table:table-cell>
          <table:table-cell office:value-type="string" calcext:value-type="string">
            <text:p>"theme"</text:p>
          </table:table-cell>
          <table:table-cell table:number-columns-repeated="1022"/>
        </table:table-row>
        <table:table-row table:style-name="ro10">
          <table:table-cell office:value-type="string" calcext:value-type="string">
            <text:p>"Too much of Europe's building stock is inefficient in terms of energy use, with excessive heat losses through building envelopes and technical building systems. In addition, buildings need to contribute a greater share of renewable energy production. Too few buildings are undergoing deep renovation (whereby energy savings exceed 60% compared to pre-renovation levels) and such renovations are often too expensive. There is a need to demonstrate more cost-effective and practical ways of achieving deep renovation while reducing the time needed to renovate a building and at the same time promoting a holistic optimized approach that goes beyond the results of European and national projects, and the IEA report on Prefabricated Systems for Low Energy Renovation of Residential Buildings.Proposals should demonstrate and promote innovative processes leading in practice to more cost-effective, higher quality, holistic and faster deep renovation of buildings with less disturbance of the residents. Proposals should demonstrate the contribution to an increased rate of renovation in a specific district/city/region. The building renovations may use pre-fabricated mass manufactured components or "plug and play" energy and ventilation systems, including innovations needed during the on-site phase. Proposals should consider innovative integrated packages of commercially available technologies. This typically includes actions on the building envelope and on the technical building systems both including renewable energy sources and conversion and storage technologies, in order to achieve very high energy performance. The proposals could include specific solutions for historic buildings, when applicable. Means of sharing technical information on the building over its whole life cycle could also be considered[1]. Proposals should ensure that the solutions guarantee high indoor environmental quality (thermal and visual comfort, acoustics, air quality, etc.). If necessary proposals should include smart controls to allow integration with the energy grid. Embodied energy and the possibility of reusing and recycling materials at the end of a building's life are highly relevant to the building's overall life cycle, therefore these aspects should also be taken into account.Solutions should demonstrate the integration potential of innovative processes and explore how they could facilitate renovation. Proposals could make use of geo-clusters[2] to respond to specific needs and to demonstrate the potential for replication.Synergies may be considered with activities initiated under the topic LCE-17-2017.The Commission considers that proposals requesting a contribution from the EU of between EUR 3 and 4 million would allow this specific challenge to be addressed appropriately. Nonetheless, this does not preclude submission and selection of proposals requesting other amounts.This topic will be implemented under the PPP on Energy-efficient Buildings. The activities are expected to be implemented at Technology Readiness Level (TRL) 6-8 (please see part G of the General Annexes). Proposers should note that this topic is also complemented by other topics relating to deep renovation, including in the PPP on Energy Efficient Buildings.Proposals are expected to demonstrate the impacts listed below, using quantified indicators and targets wherever possible:[1]The use of BIM (Building Information Modelling) for documenting and sharing technical information on the building over its whole life cycle.[2]Geo-cluster is understood as a group of districts, cities, regions or large areas of the EU (may be even covering several MS) with similar characteristics, e.g. climate, building typology, technology, market barriers, etc.[3]Definition of typical renovation is based on each country’s implementation of Art. 4 of the EPBD"</text:p>
          </table:table-cell>
          <table:table-cell office:value-type="string" calcext:value-type="string">
            <text:p>"theme"</text:p>
          </table:table-cell>
          <table:table-cell table:number-columns-repeated="1022"/>
        </table:table-row>
        <table:table-row table:style-name="ro15">
          <table:table-cell office:value-type="string" calcext:value-type="string">
            <text:p>"ENERGY EFFICIENCY INFO DAY OPENS REGISTRATION: WANT TO KNOW MORE ABOUT THE CALL WITH DEADLINE SEPTEMBER 2016? </text:p>
            <text:p>Be among the 500 participants coming from SMEs, associations, businesses, European and national trade associations, chambers of commerce and European institutions expected at the event on 8th December 2015. How to apply for funding? What are the Energy Efficiency priorities of the H2020 2016 call for proposals deadline 15 September 2016? If you are asking these questions or if you want to network and raise questions to the EASME team during the dedicated information sessions, please register for theInfo Day. If you can't make it to Brussels the event will be live web streamed.</text:p>
            <text:p> "</text:p>
          </table:table-cell>
          <table:table-cell office:value-type="string" calcext:value-type="string">
            <text:p>"theme"</text:p>
          </table:table-cell>
          <table:table-cell table:number-columns-repeated="1022"/>
        </table:table-row>
        <table:table-row table:style-name="ro15">
          <table:table-cell office:value-type="string" calcext:value-type="string">
            <text:p>"ENERGY EFFICIENCY INFO DAY OPENS REGISTRATION: WANT TO KNOW MORE ABOUT THE CALL WITH DEADLINE SEPTEMBER 2016? </text:p>
            <text:p>Be among the 500 participants coming from SMEs, associations, businesses, European and national trade associations, chambers of commerce and European institutions expected at the event on 8th December 2015. How to apply for funding? What are the Energy Efficiency priorities of the H2020 2016 call for proposals deadline 15 September 2016? If you are asking these questions or if you want to network and raise questions to the EASME team during the dedicated information sessions, please register for theInfo Day. If you can't make it to Brussels the event will be live web streamed.</text:p>
            <text:p> "</text:p>
          </table:table-cell>
          <table:table-cell office:value-type="string" calcext:value-type="string">
            <text:p>"theme"</text:p>
          </table:table-cell>
          <table:table-cell table:number-columns-repeated="1022"/>
        </table:table-row>
        <table:table-row table:style-name="ro10">
          <table:table-cell office:value-type="string" calcext:value-type="string">
            <text:p>"The control, automation and monitoring tools that can be integrated into buildings are becoming more and more sophisticated. In order to guarantee energy efficient operation, building service systems need to deliver adequate control and monitoring of building energy parameters. It is essential to develop and demonstrate interoperable energy automation, control and monitoring tools for efficient heating, domestic hot water, ventilation, cooling, lighting, shading, storage, energy generation, and other building systems while ensuring a high quality indoor environment. This includes the investigation of demand response and energy management of individual customers as well.The challenge is to integrate demand response enabling elements into Energy Management Systems and thus create 'building – energy system interaction' towards optimising, at building level, energy consumption, production and storage considering the availability and price of energy supplied via the grid. A specific challenge is that Energy Management Systems and smart home devices are often not interoperable but are linked to a certain brand, technology and/or standard. Therefore full interoperability between grids, systems and products for seamless integration of all required components in building energy management systems is crucial.At the building and building unit level (residential or non-residential) the focus should be on optimisation, integration and demonstration of cost effective and interoperable solutions, including testing of new technologies and systems in real life situations.The proposed solutions shall be demonstrated for buildings which incorporate intelligent Energy Management Systems and new technologies (smart home devices). They should ensure interoperability, evolving and adapting to the operational environment (self-learning), including indoor and outdoor conditions, the availability of energy from local RES generation, the availability and price of energy from grids and local energy storage capacities. Also the possibility of clustering individual demand response services, self-generation and storage at district level should be considered. Such solutions should be effective and resilient, ensuring low operational and maintenance costs and could include functions for predictive maintenance. Solutions should be compatible and appropriately integrated with smart grids via open standards, taking into account existing standards as well as standards under development. The proposed activities should clearly involve and engage building occupants, helping them to become an interactive part of the demand response solution, as well as better managing their energy demand. Proposals should involve energy suppliers (DSOs) and industrial technology suppliers.The topic EUB-02-2017 ("Utilities: energy management at home and in buildings") in Part 5.i Information and Communication Technologies of the Work Programme is also relevant and addresses similar challenges.The Commission considers that proposals requesting a contribution from the EU of between EUR 3 and 4 million would allow this specific challenge to be addressed appropriately. Nonetheless, this does not preclude submission and selection of proposals requesting other amounts.This topic will be implemented under the PPP on Energy-efficient Buildings. The activities are expected to be implemented at Technology Readiness Level (TRL) 6-8 (please see part G of the General Annexes).Proposals are expected to demonstrate the impacts listed below, using quantified indicators and targets wherever possible:"</text:p>
          </table:table-cell>
          <table:table-cell office:value-type="string" calcext:value-type="string">
            <text:p>"theme"</text:p>
          </table:table-cell>
          <table:table-cell table:number-columns-repeated="1022"/>
        </table:table-row>
        <table:table-row table:style-name="ro15">
          <table:table-cell office:value-type="string" calcext:value-type="string">
            <text:p>"ENERGY EFFICIENCY INFO DAY OPENS REGISTRATION: WANT TO KNOW MORE ABOUT THE CALL WITH DEADLINE SEPTEMBER 2016? </text:p>
            <text:p>Be among the 500 participants coming from SMEs, associations, businesses, European and national trade associations, chambers of commerce and European institutions expected at the event on 8th December 2015. How to apply for funding? What are the Energy Efficiency priorities of the H2020 2016 call for proposals deadline 15 September 2016? If you are asking these questions or if you want to network and raise questions to the EASME team during the dedicated information sessions, please register for theInfo Day. If you can't make it to Brussels the event will be live web streamed.</text:p>
            <text:p> "</text:p>
          </table:table-cell>
          <table:table-cell office:value-type="string" calcext:value-type="string">
            <text:p>"theme"</text:p>
          </table:table-cell>
          <table:table-cell table:number-columns-repeated="1022"/>
        </table:table-row>
        <table:table-row table:style-name="ro15">
          <table:table-cell office:value-type="string" calcext:value-type="string">
            <text:p>"ENERGY EFFICIENCY INFO DAY OPENS REGISTRATION: WANT TO KNOW MORE ABOUT THE CALL WITH DEADLINE SEPTEMBER 2016? </text:p>
            <text:p>Be among the 500 participants coming from SMEs, associations, businesses, European and national trade associations, chambers of commerce and European institutions expected at the event on 8th December 2015. How to apply for funding? What are the Energy Efficiency priorities of the H2020 2016 call for proposals deadline 15 September 2016? If you are asking these questions or if you want to network and raise questions to the EASME team during the dedicated information sessions, please register for theInfo Day. If you can't make it to Brussels the event will be live web streamed.</text:p>
            <text:p> "</text:p>
          </table:table-cell>
          <table:table-cell office:value-type="string" calcext:value-type="string">
            <text:p>"theme"</text:p>
          </table:table-cell>
          <table:table-cell table:number-columns-repeated="1022"/>
        </table:table-row>
        <table:table-row table:style-name="ro15">
          <table:table-cell office:value-type="string" calcext:value-type="string">
            <text:p>"ENERGY EFFICIENCY INFO DAY OPENS REGISTRATION: WANT TO KNOW MORE ABOUT THE CALL WITH DEADLINE SEPTEMBER 2016? </text:p>
            <text:p>Be among the 500 participants coming from SMEs, associations, businesses, European and national trade associations, chambers of commerce and European institutions expected at the event on 8th December 2015. How to apply for funding? What are the Energy Efficiency priorities of the H2020 2016 call for proposals deadline 15 September 2016? If you are asking these questions or if you want to network and raise questions to the EASME team during the dedicated information sessions, please register for theInfo Day. If you can't make it to Brussels the event will be live web streamed.</text:p>
            <text:p> "</text:p>
          </table:table-cell>
          <table:table-cell office:value-type="string" calcext:value-type="string">
            <text:p>"theme"</text:p>
          </table:table-cell>
          <table:table-cell table:number-columns-repeated="1022"/>
        </table:table-row>
        <table:table-row table:style-name="ro10">
          <table:table-cell office:value-type="string" calcext:value-type="string">
            <text:p>"In industrial and service sectors, energy efficiency investments, which can lead to important energy savings beneficial for the company and society as a whole, are often not implemented due to combination of factors and barriers faced by the actors involved (employees, decision-makers, auditors, ESCO, financial community etc.).According to the Energy Efficiency Directive, large enterprises are subject to mandatory energy audits unless they are implementing an energy or environmental management system, and SMEs are encouraged to undergo energy audits within the coming years. This represents an opportunity for energy efficiency investments. However, as mentioned in the EEFIG report[1], to ensure that energy audit recommendations lead to actual implementation, it is necessary to change the approach in order to ensure that the results of energy audits provide the relevant financial data and can be addressed at board level.Energy efficiency also relies on people behaviour and improvement of the energy culture of enterprises and their supply-chain.Proposals should focus on one of the following topics:Proposals should demonstrate how the proposed activities will be continued commercially beyond the project lifetime. Involvement of relevant multiplier organisations is encouraged.The Commission considers that proposals requesting a contribution from the EU of between EUR 1 and 2 million would allow this specific challenge to be addressed appropriately. Nonetheless, this does not preclude submission and selection of proposals requesting other amounts.Proposed actions are expected to demonstrate the impacts listed below (wherever possible, use quantified indicators and targets), depending on the scope of the proposal:[1]www.eefig.com"</text:p>
          </table:table-cell>
          <table:table-cell office:value-type="string" calcext:value-type="string">
            <text:p>"theme"</text:p>
          </table:table-cell>
          <table:table-cell table:number-columns-repeated="1022"/>
        </table:table-row>
        <table:table-row table:style-name="ro15">
          <table:table-cell office:value-type="string" calcext:value-type="string">
            <text:p>"H2020 2016-17 Work Programme update (European Commission Decision C(2016)1349 of 9 March 2016)The first part of the section "Scope" of topic EE-16 has been updated. The part "that focus on building up the monitoring, verification and enforcement of the EU's energy-related products policy, in particular for those products that represent the highest energy saving potential (e.g. electric motors, water and space heating and cooling equipment, lighting) or those newly regulated products that represent new challenges for market surveillance because of the size and complexity of the products (e.g. power transformers, professional refrigerating and freezing equipment, large industrial products)" has been removed and the text updated as follows "Scope: Provide support for joint surveillance actions. Proposals should focus on building up the monitoring, verification and enforcement of the EU's energy-related products policy, in particular for those products that represent the highest energy saving potential and with lower compliance rates or those regulated products that represent new challenges for market surveillance (e.g. newly regulated products or ones where new challenges arise such as suspected use of defeat devices) and therefore may require new approaches and methods for monitoring, verification and enforcement."The following sentence has been added "Proposals should consider the use of databases to record actions' results on specific product models, notably existing databases used by market surveillance authorities and/or developed in previous EU-funded work." The first part of footnote 47 has been updated from "The market surveillance authorities are the authorities of the Member States" to "The market surveillance authorities are the authorities of the EU Member States, of the EEA EFTA states (Norway, Iceland and Liechtenstein) and of the Customs Union with the EU (Turkey)".ENERGY EFFICIENCY INFO DAY OPENS REGISTRATION: WANT TO KNOW MORE ABOUT THE CALL WITH DEADLINE SEPTEMBER 2016? </text:p>
            <text:p>Be among the 500 participants coming from SMEs, associations, businesses, European and national trade associations, chambers of commerce and European institutions expected at the event on 8th December 2015. How to apply for funding? What are the Energy Efficiency priorities of the H2020 2016 call for proposals deadline 15 September 2016? If you are asking these questions or if you want to network and raise questions to the EASME team during the dedicated information sessions, please register for theInfo Day. If you can't make it to Brussels the event will be live web streamed.</text:p>
            <text:p> "</text:p>
          </table:table-cell>
          <table:table-cell office:value-type="string" calcext:value-type="string">
            <text:p>"theme"</text:p>
          </table:table-cell>
          <table:table-cell table:number-columns-repeated="1022"/>
        </table:table-row>
        <table:table-row table:style-name="ro15">
          <table:table-cell office:value-type="string" calcext:value-type="string">
            <text:p>"H2020 2016-17 Work Programme update (European Commission Decision C(2016)1349 of 9 March 2016)The first part of the section "Scope" of topic EE-16 has been updated. The part "that focus on building up the monitoring, verification and enforcement of the EU's energy-related products policy, in particular for those products that represent the highest energy saving potential (e.g. electric motors, water and space heating and cooling equipment, lighting) or those newly regulated products that represent new challenges for market surveillance because of the size and complexity of the products (e.g. power transformers, professional refrigerating and freezing equipment, large industrial products)" has been removed and the text updated as follows "Scope: Provide support for joint surveillance actions. Proposals should focus on building up the monitoring, verification and enforcement of the EU's energy-related products policy, in particular for those products that represent the highest energy saving potential and with lower compliance rates or those regulated products that represent new challenges for market surveillance (e.g. newly regulated products or ones where new challenges arise such as suspected use of defeat devices) and therefore may require new approaches and methods for monitoring, verification and enforcement."The following sentence has been added "Proposals should consider the use of databases to record actions' results on specific product models, notably existing databases used by market surveillance authorities and/or developed in previous EU-funded work." The first part of footnote 47 has been updated from "The market surveillance authorities are the authorities of the Member States" to "The market surveillance authorities are the authorities of the EU Member States, of the EEA EFTA states (Norway, Iceland and Liechtenstein) and of the Customs Union with the EU (Turkey)".ENERGY EFFICIENCY INFO DAY OPENS REGISTRATION: WANT TO KNOW MORE ABOUT THE CALL WITH DEADLINE SEPTEMBER 2016? </text:p>
            <text:p>Be among the 500 participants coming from SMEs, associations, businesses, European and national trade associations, chambers of commerce and European institutions expected at the event on 8th December 2015. How to apply for funding? What are the Energy Efficiency priorities of the H2020 2016 call for proposals deadline 15 September 2016? If you are asking these questions or if you want to network and raise questions to the EASME team during the dedicated information sessions, please register for theInfo Day. If you can't make it to Brussels the event will be live web streamed.</text:p>
            <text:p> "</text:p>
          </table:table-cell>
          <table:table-cell office:value-type="string" calcext:value-type="string">
            <text:p>"theme"</text:p>
          </table:table-cell>
          <table:table-cell table:number-columns-repeated="1022"/>
        </table:table-row>
        <table:table-row table:style-name="ro16">
          <table:table-cell office:value-type="string" calcext:value-type="string">
            <text:p>"H2020 2016-17 Work Programme update (European Commission Decision C(2016)1349 of 9 March 2016)In the section "Scope", after the sentence "Actions could either propose innovative technologies for the efficient recovery of waste heat in large industrial systems or innovative solutions of energy symbiosis between industries or plants inside industrial parks for the valorisation of waste and residual heat", the following sentence has been added: "In 2017, only one or the other should be addressed by the proposed actions."In the section "Scope", in the first line of the last bullet point was removed the sentence "in a laboratory scale".</text:p>
            <text:p> "</text:p>
          </table:table-cell>
          <table:table-cell office:value-type="string" calcext:value-type="string">
            <text:p>"theme"</text:p>
          </table:table-cell>
          <table:table-cell table:number-columns-repeated="1022"/>
        </table:table-row>
        <table:table-row table:style-name="ro16">
          <table:table-cell office:value-type="string" calcext:value-type="string">
            <text:p>"H2020 2016-17 Work Programme update (European Commission Decision C(2016)1349 of 9 March 2016)In the section "Scope", after the sentence "Actions could either propose innovative technologies for the efficient recovery of waste heat in large industrial systems or innovative solutions of energy symbiosis between industries or plants inside industrial parks for the valorisation of waste and residual heat", the following sentence has been added: "In 2017, only one or the other should be addressed by the proposed actions."In the section "Scope", in the first line of the last bullet point was removed the sentence "in a laboratory scale".</text:p>
            <text:p> "</text:p>
          </table:table-cell>
          <table:table-cell office:value-type="string" calcext:value-type="string">
            <text:p>"theme"</text:p>
          </table:table-cell>
          <table:table-cell table:number-columns-repeated="1022"/>
        </table:table-row>
        <table:table-row table:style-name="ro10">
          <table:table-cell office:value-type="string" calcext:value-type="string">
            <text:p>"Energy represents an important part of enterprises' production costs even for non-energy intensive industries, and the availability of affordable, easy to access, energy services is one of the key business development enabler and competitiveness factor. Industrial parks play an important role in the European economy and the improvement of their energy efficiency is the main challenge of this topic. Optimising their energy efficiency can be obtained by stimulating and facilitating energy cooperation among businesses. Such cooperation can be done via clustering buildings and processes, by energy exchange, collective production and joint contracting of mutualised energy services. However, there are a number of barriers that hinder the development of energy cooperation of neighbouring businesses. These barriers are mostly organisational, financial, legal, social and technical.The use of joint contracting of mutualised energy services is a promising model for industrial parks, especially when businesses are not energy intensive and when they don't have the time, expertise and financial resources to develop such energy cooperation. In that sense, energy services companies have a role to play in providing businesses with high-value services in the form of e.g. heating, electricity, cooling, to master a modern, environmentally friendly, renewable based and energy efficient system in industrial parks relying on the latest technologies and solutions (e.g. highly efficient, renewable and waste/residual recovery based systems, demand response, energy cascades).Proposals should improve the energy efficiency of industrial parks (or neighbouring businesses) by unlocking the market potential for energy cooperation and by supporting the demand and offer of mutualised high-quality energy services.Proposals should address at least one of the following aspects:Proposals should address legal issues in order to adapt regulatory and legal frameworks at the local, regional and national context. Proposals should also have a cross-cutting perspective and a strong communication and dissemination component to reach as many industries, industrial parks manager and ESCOs as possible and to break the industrial cultural perception of mutualised energy services and energy cooperation.The Commission considers that proposals requesting a contribution from the EU of between EUR 1 and 2 million would allow this specific challenge to be addressed appropriately. Nonetheless, this does not preclude submission and selection of proposals requesting other amounts.Proposed actions are expected to demonstrate the impacts listed below (wherever possible, use quantified indicators and targets), depending on the scope of the proposal:"</text:p>
          </table:table-cell>
          <table:table-cell office:value-type="string" calcext:value-type="string">
            <text:p>"theme"</text:p>
          </table:table-cell>
          <table:table-cell table:number-columns-repeated="1022"/>
        </table:table-row>
        <table:table-row table:style-name="ro10">
          <table:table-cell office:value-type="string" calcext:value-type="string">
            <text:p>"H2020 2016-17 Work Programme update (European Commission Decision C(2016)1349 of 9 March 2016)In the section "Scope" the sentence "Proposals should actively use the Procurement of Innovation Platform supported by the European Commission" has been updated to "Proposals may use the Procurement of Innovation Platform supported by the European Commission"."</text:p>
          </table:table-cell>
          <table:table-cell office:value-type="string" calcext:value-type="string">
            <text:p>"theme"</text:p>
          </table:table-cell>
          <table:table-cell table:number-columns-repeated="1022"/>
        </table:table-row>
        <table:table-row table:style-name="ro10">
          <table:table-cell office:value-type="string" calcext:value-type="string">
            <text:p>"Following the increasing demand for cloud computing, big data, Internet of Things, dematerialization of documents and other ICT services, the demand for ICT processing is expected to grow exponentially in the coming years. Data centres should become more energy efficient and should maximise integration of renewable energy sources. Intermittent renewable energy sources need to be combined with energy storage (electricity or cold/heat) to ensure efficient and secure energy management in data centres. In addition, existing and new data centres should be better integrated into the various energy grids (electricity and/or heat) in order to turn their energy use and waste into a benefit for the whole energy system. Previous research activities in this area have identified a wide array of innovative solutions and concepts. However, further research and development activities are needed to bring them to the market. Speeding up the time-to-market of these promising solutions is the main challenge under this topic.Innovation Actions are needed to increase the energy efficiency, the use of renewable energy sources and integration of data centres in the energy system. Proposals should cover several following areas: innovative and energy efficient cooling solutions, waste heat reuse, geographical and temporal workload balance, integration of local and remote renewable energy sources, integration in smart grids, integration with district heating/cooling networks, integration of power backup system in the grid and use of heat pumps for efficient use of waste heat etc. Proposals should include the development of business models to trade heat, cold, electricity or energy security and storage. Proposals should build upon the results of previous projects such as the ones funded under the FP7-Smartcities Call 2013 (namely RenewIT, DC4Cities, Dolfin, Genic, GreenDataNet, GEYSER). Proposals should focus on new and existing data centres (indicatively from 500 kW to 1 MW IT load).The Commission considers that proposals requesting a contribution from the EU of between EUR 2 and 3 million would allow this specific challenge to be addressed appropriately. Nonetheless, this does not preclude submission and selection of proposals requesting other amounts.Proposals are expected to demonstrate the impacts listed below (wherever possible, use quantified indicators and targets):[1]Power usage effectiveness (PUE) is a measure of how efficiently a computer data centre uses energy; PUE=total facility energy/IT equipment energy"</text:p>
          </table:table-cell>
          <table:table-cell office:value-type="string" calcext:value-type="string">
            <text:p>"theme"</text:p>
          </table:table-cell>
          <table:table-cell table:number-columns-repeated="1022"/>
        </table:table-row>
        <table:table-row table:style-name="ro10">
          <table:table-cell office:value-type="string" calcext:value-type="string">
            <text:p>"The challenge for the European industry is to develop a global technological leadership in energy efficiency solutions. The EU-funding alone will not be sufficient to ensure an increase in energy efficiency in the process industry by 20% in 2020 and to radically reduce the energy content of production, leading to more flexible, less costly manufacturing processes and for self-consumption. Therefore the Member States and Associated Countries are invited through this action to identify Joint Actions in this field, to implement joint activities, and to systemically address the non-technology barriers for wider uptake of energy efficiency.The proposed ERA-NET action aims at development and launch of a joint call for proposals in the field of energy efficiency in Industry and Services. Proposals should pool the necessary financial resources from the participating national (or regional) research programmes with a view to implementing a joint call for proposals resulting in grants to third parties with EU co-funding in this area. The joint call should focus around a limited number of industrial sectors, not covered under SPIRE. The projects financed by the joint call should cover either industrial sectors with very energy intensive industrial processes or industrial sectors with large energy consumption due to their market presence, though their industrial processes are not highly energy intensive. Further, they should cover industrial sectors with innovative potential and willingness/readiness to implement energy efficiency measures at a meaningful scale. Finally, the size of the addressed industrial sectors in EU and/or their benefits for the EU economy need to be taken into account. The joint call should address Innovation Actions and include the elements related to persistent market barriers. Proposals should demonstrate how the proposed activities will be continued commercially beyond the project lifetime. Involvement of relevant multiplier organisations is encouraged. The ERA-NET action will be implemented according to the three reporting periods scheme.The Commission considers that proposals requesting a contribution from the EU of around EUR 5 million would allow this specific challenge to be addressed appropriately. Nonetheless, this does not preclude submission and selection of proposals requesting other amounts.The ERA-NET action will indicate the specific impact resulting from the transnational nature of the action and the European added value. Deliverables of each of the projects financed by the joint call will be included in the reports of the ERA-NET action to the European Commission. The projects financed by the joint call are expected to demonstrate the impacts in terms of primary energy savings triggered by the project within its duration (in GWh/year per million Euro of EU funding). They are also expected to contribute to the objectives of the EU Energy Efficiency policies and initiatives. Finally, they will include ad-hoc indicators to measure the progress against specific objectives of their choice, which could be used to assess the progress during the ERA-NET action life time."</text:p>
          </table:table-cell>
          <table:table-cell office:value-type="string" calcext:value-type="string">
            <text:p>"theme"</text:p>
          </table:table-cell>
          <table:table-cell table:number-columns-repeated="1022"/>
        </table:table-row>
        <table:table-row table:style-name="ro15">
          <table:table-cell office:value-type="string" calcext:value-type="string">
            <text:p>"H2020 2016-17 Work Programme update (European Commission Decision C(2016)1349 of 9 March 2016)In the section "Scope" the sentence "The proposed investments will be launched before the end of the action which means that the project should result in signed contracts" has been updated to "The proposed investments will be launched before the end of the action which means that projects should result in signed contracts".In the section "Impacts", the first bullet point "Delivery of a series of sustainable energy investment projects and innovative financing solutions schemes" has been updated to "Delivery of a series of sustainable energy investment projects and innovative financing solutions and/or schemes".ENERGY EFFICIENCY INFO DAY OPENS REGISTRATION: WANT TO KNOW MORE ABOUT THE CALL WITH DEADLINE SEPTEMBER 2016? </text:p>
            <text:p>Be among the 500 participants coming from SMEs, associations, businesses, European and national trade associations, chambers of commerce and European institutions expected at the event on 8th December 2015. How to apply for funding? What are the Energy Efficiency priorities of the H2020 2016 call for proposals deadline 15 September 2016? If you are asking these questions or if you want to network and raise questions to the EASME team during the dedicated information sessions, please register for theInfo Day. If you can't make it to Brussels the event will be live web streamed.</text:p>
            <text:p> "</text:p>
          </table:table-cell>
          <table:table-cell office:value-type="string" calcext:value-type="string">
            <text:p>"theme"</text:p>
          </table:table-cell>
          <table:table-cell table:number-columns-repeated="1022"/>
        </table:table-row>
        <table:table-row table:style-name="ro15">
          <table:table-cell office:value-type="string" calcext:value-type="string">
            <text:p>"H2020 2016-17 Work Programme update (European Commission Decision C(2016)1349 of 9 March 2016)In the section "Scope" the sentence "The proposed investments will be launched before the end of the action which means that the project should result in signed contracts" has been updated to "The proposed investments will be launched before the end of the action which means that projects should result in signed contracts".In the section "Impacts", the first bullet point "Delivery of a series of sustainable energy investment projects and innovative financing solutions schemes" has been updated to "Delivery of a series of sustainable energy investment projects and innovative financing solutions and/or schemes".ENERGY EFFICIENCY INFO DAY OPENS REGISTRATION: WANT TO KNOW MORE ABOUT THE CALL WITH DEADLINE SEPTEMBER 2016? </text:p>
            <text:p>Be among the 500 participants coming from SMEs, associations, businesses, European and national trade associations, chambers of commerce and European institutions expected at the event on 8th December 2015. How to apply for funding? What are the Energy Efficiency priorities of the H2020 2016 call for proposals deadline 15 September 2016? If you are asking these questions or if you want to network and raise questions to the EASME team during the dedicated information sessions, please register for theInfo Day. If you can't make it to Brussels the event will be live web streamed.</text:p>
            <text:p> "</text:p>
          </table:table-cell>
          <table:table-cell office:value-type="string" calcext:value-type="string">
            <text:p>"theme"</text:p>
          </table:table-cell>
          <table:table-cell table:number-columns-repeated="1022"/>
        </table:table-row>
        <table:table-row table:style-name="ro10">
          <table:table-cell office:value-type="string" calcext:value-type="string">
            <text:p>"H2020 2016-17 Work Programme update (European Commission Decision C(2016)1349 of 9 March 2016)In the section "Specific challenge" the text "and include for example replication of previously demonstrated successful financing models such as dedicated credit lines, guarantee facilities, on-bill financing schemes (e.g. utility-financed), or factoring/forfaiting schemes; on-bill or on-tax financing schemes citizen financing (e.g. crowd-funding) for energy efficiency;" has been updated to "and include for example replication of previously demonstrated successful financing models such as dedicated credit lines; guarantee facilities; factoring/forfaiting schemes; on-bill (e.g. utility-financed) or on-tax financing schemes;"."</text:p>
          </table:table-cell>
          <table:table-cell office:value-type="string" calcext:value-type="string">
            <text:p>"theme"</text:p>
          </table:table-cell>
          <table:table-cell table:number-columns-repeated="1022"/>
        </table:table-row>
        <table:table-row table:style-name="ro15">
          <table:table-cell office:value-type="string" calcext:value-type="string">
            <text:p>"ENERGY EFFICIENCY INFO DAY OPENS REGISTRATION: WANT TO KNOW MORE ABOUT THE CALL WITH DEADLINE SEPTEMBER 2016? </text:p>
            <text:p>Be among the 500 participants coming from SMEs, associations, businesses, European and national trade associations, chambers of commerce and European institutions expected at the event on 8th December 2015. How to apply for funding? What are the Energy Efficiency priorities of the H2020 2016 call for proposals deadline 15 September 2016? If you are asking these questions or if you want to network and raise questions to the EASME team during the dedicated information sessions, please register for theInfo Day. If you can't make it to Brussels the event will be live web streamed.</text:p>
            <text:p> "</text:p>
          </table:table-cell>
          <table:table-cell office:value-type="string" calcext:value-type="string">
            <text:p>"theme"</text:p>
          </table:table-cell>
          <table:table-cell table:number-columns-repeated="1022"/>
        </table:table-row>
        <table:table-row table:style-name="ro15">
          <table:table-cell office:value-type="string" calcext:value-type="string">
            <text:p>"ENERGY EFFICIENCY INFO DAY OPENS REGISTRATION: WANT TO KNOW MORE ABOUT THE CALL WITH DEADLINE SEPTEMBER 2016? </text:p>
            <text:p>Be among the 500 participants coming from SMEs, associations, businesses, European and national trade associations, chambers of commerce and European institutions expected at the event on 8th December 2015. How to apply for funding? What are the Energy Efficiency priorities of the H2020 2016 call for proposals deadline 15 September 2016? If you are asking these questions or if you want to network and raise questions to the EASME team during the dedicated information sessions, please register for theInfo Day. If you can't make it to Brussels the event will be live web streamed.</text:p>
            <text:p> "</text:p>
          </table:table-cell>
          <table:table-cell office:value-type="string" calcext:value-type="string">
            <text:p>"theme"</text:p>
          </table:table-cell>
          <table:table-cell table:number-columns-repeated="1022"/>
        </table:table-row>
        <table:table-row table:style-name="ro15">
          <table:table-cell office:value-type="string" calcext:value-type="string">
            <text:p>"ENERGY EFFICIENCY INFO DAY OPENS REGISTRATION: WANT TO KNOW MORE ABOUT THE CALL WITH DEADLINE SEPTEMBER 2016? </text:p>
            <text:p>Be among the 500 participants coming from SMEs, associations, businesses, European and national trade associations, chambers of commerce and European institutions expected at the event on 8th December 2015. How to apply for funding? What are the Energy Efficiency priorities of the H2020 2016 call for proposals deadline 15 September 2016? If you are asking these questions or if you want to network and raise questions to the EASME team during the dedicated information sessions, please register for theInfo Day. If you can't make it to Brussels the event will be live web streamed.</text:p>
            <text:p> "</text:p>
          </table:table-cell>
          <table:table-cell office:value-type="string" calcext:value-type="string">
            <text:p>"theme"</text:p>
          </table:table-cell>
          <table:table-cell table:number-columns-repeated="1022"/>
        </table:table-row>
        <table:table-row table:style-name="ro10">
          <table:table-cell office:value-type="string" calcext:value-type="string">
            <text:p>"Innovation is fostered when new ideas can emerge and easily translate into socio-economic value. Working together, partners with complementary backgrounds, knowledge and skills, and in new and established value-chains, can turn these ideas into sustainable innovative products, processes and services that both address societal challenges and/or are highly competitive in global markets. FTI aims to accelerate this commercialisation process by providing extended funding opportunities through an open and agile scheme nurturing bottom-up ideas from innovative constituencies across Europe.The FTI pilot supports projects undertaking innovation from the demonstration stage through to market uptake, including stages such as piloting, test-beds, systems validation in real world/working conditions, validation of business models, pre-normative research, and standard-setting. It targets relatively mature new technologies, concepts, processes and business models that need a last development step to reach the market and achieve wider deployment. To this end, if a proposal involves technological innovation, the consortium must declare that the technology or the technologies concerned are at least at Technology Readiness Level (TRL) 6, where appropriate [1] . Projects can be interdisciplinary.Proposals must relate to any field under the specific objective "Leadership in enabling and industrial technologies" and/or to any of the specific objectives under the priority "Societal challenges"[2].Proposals should specify the intended outcome of the project and describe its key performance indicators/success criteria.Proposals must also include a business plan clearly describing the market potential (potential users/customers and benefits for them; targeted European/global markets, etc.), the business opportunities for participants, measures to enhance the probability of eventual commercial take-up and a credible commercialisation strategy that identifies next steps and specifies other actors to be involved. Particular attention should be paid to IP protection and ownership and to the possibility of commercial exploitation ('freedom to operate').The expected impact should be clearly described in both qualitative and quantitative terms. Factors such as time sensitivity and the international competitive situation should be considered in the light of the technology/innovation fields and industry sectors concerned. Possible impacts on sustainability or climate change, in particular, or on other cross-cutting objectives of Horizon 2020[3], should also be highlighted.Consortia must involve participation from industry. Universities, research and technology organisations and further innovation actors may also participate. Actors that can play a key role in the commercialisation process are encouraged to take part, such as cluster organisations, end-users, industrial associations, incubators, investors, or the public sector. First-time industry applicants[4] and SMEs are particularly welcome.[1]For a definition of TRL, see Part G of the General Annexes.[2]For proposals which fall under the "Secure Societies" societal challenge, an additional specific procedure may apply (see Participant Portal – H2020 Grant Manuals – Horizontal issues – Security Issues).[3]Please see Article 14 of the Horizon 2020 Regulation: http://ec.europa.eu/research/participants/data/ref/h2020/legal_basis/fp/h2020-eu-establact_en.pdf[4]In the context of the FTI pilot, a "first-time industry applicant" means a legal entity that is a private, for-profit organisation that has obtained a PIC (Participant Identification Code) for the first time under Horizon 2020. See step 4 of http://ec.europa.eu/research/participants/portal/desktop/en/funding/"</text:p>
          </table:table-cell>
          <table:table-cell office:value-type="string" calcext:value-type="string">
            <text:p>"theme"</text:p>
          </table:table-cell>
          <table:table-cell table:number-columns-repeated="1022"/>
        </table:table-row>
        <table:table-row table:style-name="ro10">
          <table:table-cell office:value-type="string" calcext:value-type="string">
            <text:p>"The importance of the areas of the often time- and safety-critical embedded and cyber-physical systems (CPS) will continue to grow with the increasing pervasiveness of ICT and the development of the Internet of Things. The challenge is to design, programme and implement highly distributed and connected digital technologies that are embedded in a multitude of increasingly autonomous physical systems with various dynamics and satisfying multiple critical constraints including safety, security, power efficiency, high performance, size and cost. Such combination of several cyber-physical systems in "system of systems" gives rise to unpredictable behaviour and emergent properties. A significant improvement in design and programming of CPS is therefore needed including a "science of system integration".a. Research and Innovation Actions - Science of system integration: Research and Innovation projects should address new model-centric and predictive engineering methods and tools for cyber-physical systems and systems of systems with a high degree of autonomy ensuring adaptability, scalability, complexity management, security and safety, and providing trust to humans in the loop. Work should be driven by industrial needs and validated in at least two use cases complementing each other in different application domains and sectors. Results should be integrated into broader development environments and middleware. The centre of gravity of the work should be on TRLs 1-4, with demonstrations up to level 5.The Commission considers that proposals requesting a contribution from the EU up to EUR 5 million would allow this area to be addressed appropriately. Nonetheless, this does not preclude submission and selection of proposals requesting other amounts.b. Coordination and Support Actions for structuring of constituencies, strategically updating and validating CPS roadmaps, cooperating with other European programmes such as ECSEL and ITEA on the foundations of CPS engineering, promoting platform building and pre-normative activities (such as a repository of CPS technology blocks) and consensus-building on societal and legal issues related to the deployment of CPS.Proposals are expected to bring together leading CPS experts from academia and industry to collaborate on future CPS architectures and platforms.The Commission considers that proposals requesting a contribution from the EU up to EUR 1 million would allow this area to be addressed appropriately. Nonetheless, this does not preclude submission and selection of proposals requesting other amounts.Proposals should address one or more of the following impact criteria, providing metrics to measure success when appropriate."</text:p>
          </table:table-cell>
          <table:table-cell office:value-type="string" calcext:value-type="string">
            <text:p>"theme"</text:p>
          </table:table-cell>
          <table:table-cell table:number-columns-repeated="1022"/>
        </table:table-row>
        <table:table-row table:style-name="ro10">
          <table:table-cell office:value-type="string" calcext:value-type="string">
            <text:p>"Thin, Organic and Large Area Electronics (TOLAE) is an emerging technology with high growth potential, well suited for applications that need large area and/or flexibility or stretchability. To be able to fully benefit from the opportunities brought by this technology and widen the scope of its applications, improvements are sought on features such as reliability, manufacturability and performance. The main challenge is to develop and also demonstrate prototypes of innovative TOLAE-enabled solutions with the above characteristics. This can be addressed in two complementing ways, hybrid integration bringing new opportunities for traditional electronics on flexible substrates and improving readiness of TOLAE technologies for use in dedicated applications.a. Research and Innovation ActionsAdvancing the readiness of TOLAE technologies and/or hybrid integration for use in applications. Actions will address the development of advanced materials, technologies and scalable manufacturing processes (ranging from vacuum deposition to printing under ambient conditions) and/or the hybrid integration of micro/nano-electronics (including thin silicon) and photonics components. Focus is on conformable, flexible or stretchable substrates (such as paper, plastic, metal foil, glass or textile). The goal is to have reliable TOLAE-enabled devices with more functionality, better performance and longer lifetime that are ready for use in applications with high growth or high volume potential.Actions may include related work on design and modelling tools in particular addressing variability issues in printing, interfacing of hybrid integration and reliability. Work could also address specific needs for textile electronics.Actions should demonstrate strong industrial and user commitment, be driven by user requirements and include validation of the results for the chosen applications. They should include standardisation and address the value chain, as appropriate.The Commission considers that proposals requesting a contribution from the EU of between EUR 2 and 4 million would allow this area to be addressed appropriately. Nonetheless, this does not preclude submission and selection of proposals requesting other amounts.b. Innovation ActionsProposals should cover one or both of the following themes:The objective of the pilot line is to provide design and development services in particular for SMEs. Focus is on manufacturing of Hybrid Systems where conventional micro-/nano-electronics and photonic components are integrated on flexible substrates. The action should be driven by stakeholders able to set-up and run the pilot line. Proposals should describe the business cases and exploitation strategy for the industrialisation of the pilot line and the pilot line should be open access by offering services to external users under fair conditions. There should be a strong commitment to manufacturing in Europe. The pilot line could make use of existing (research or industrial) pilot lines.The objective is to develop and demonstrate innovative product prototypes enabled by TOLAE technologies in automotive, healthcare, smart packaging and buildings[1]. Proposals may include small scale pilot manufacturing.The action should build a dedicated innovation value chain (preferably covering the full value chain).The action should target medium- to high-volume markets, be driven by concrete business cases and address user needs. They should include exploitation strategies for the targeted products with strong commitment to industrialise and manufacture them in Europe.The Commission considers that proposals requesting a contribution from the EU of between EUR 2 and 8 million would allow this area to be addressed appropriately. Nonetheless, this does not preclude submission and selection of proposals requesting other amounts. In case of proposals covering one theme, one action for each theme will be selected.Proposals should describe how the proposed work will contribute to one or more of the following impact criteria, as appropriate, and provide metrics, the baseline and targets to measure impact.a. Research and Innovation Actionsb. Innovation Actions[1]Demonstration of wearable solutions for healthcare and well-being are addressed under topic IoT-01 Large Scale Pilots."</text:p>
          </table:table-cell>
          <table:table-cell office:value-type="string" calcext:value-type="string">
            <text:p>"theme"</text:p>
          </table:table-cell>
          <table:table-cell table:number-columns-repeated="1022"/>
        </table:table-row>
        <table:table-row table:style-name="ro10">
          <table:table-cell office:value-type="string" calcext:value-type="string">
            <text:p>"The challenge is to be able to develop and manufacture smart objects and systems that closely integrate sensors, actuators, innovative MEMS, processing power, embedded memory and communication capabilities, all optimising the use of supply power. This will require technology breakthroughs notably in integration, miniaturisation with additional functionalities and mastering complexity. This will result in highly reliable, resilient and resource efficient digital and heterogeneous smart objects and systems that could easily be made interoperable within systems of systems. As dependency on these smart objects and systems increases, reliability and security will become critical differentiating factors as well as low power consumption, energy harvesting and the capability to operate under various and harsh conditions.a. Research and Innovation ActionsThe aim is to make technological breakthroughs and their validation in laboratory environments of the next generations of miniaturised smart integrated systems, including micro-nano-bio systems (MNBS). Proposals are expected to address the integration of new or most advanced technologies such as micro and nano-electronic, micro-and nano-electro-mechanical, micro-fluidic, magnetic, photonics, bio-chemical and microwave and related materials in miniaturised and highly reliable multi-functional smart integrated systems.Proposals will address industrial-relevant technological developments, modelling and validation that will enable solutions in particular for health and well-being, automotive, food, telecommunication, safety and security, environmental monitoring, manufacturing or energy. Ethical issues will be paid due attention when considering the enabled solutions. The target is TRL 2 to 4, tackling hard technology challenges with results ready for full scale deployment in the next 5 years.The work will complement the ECSEL JU support that focuses on higher TRLs.The Commission considers that proposals requesting a contribution from the EU of between EUR 2 and 4 million would allow this area to be addressed appropriately. Nonetheless, this does not preclude submission and selection of proposals requesting other amounts.b. Coordination and Support ActionsThe objective is to complement R&amp;I activities by structuring industrial cooperation and facilitating end-user adoption for the next generations of miniaturised smart objects and systems. Proposals should include one or more of the following actions:The Commission considers that proposals requesting a contribution from the EU of between EUR 0.5 and 1 million would allow this area to be addressed appropriately. Nonetheless, this does not preclude submission and selection of proposals requesting other amounts.Proposals should address one or more of the following impact criteria and provide metrics to measure and monitor success.a. Research and Innovation Actionsb. Coordination and Support Actions"</text:p>
          </table:table-cell>
          <table:table-cell office:value-type="string" calcext:value-type="string">
            <text:p>"theme"</text:p>
          </table:table-cell>
          <table:table-cell table:number-columns-repeated="1022"/>
        </table:table-row>
        <table:table-row table:style-name="ro10">
          <table:table-cell office:value-type="string" calcext:value-type="string">
            <text:p>""Smart anything everywhere" stands for the next wave of products that integrate digital technology inside. A major challenge is to accelerate the design, development and uptake of advanced digital technologies by European industry, especially among them many SMEs and mid-caps in products that include innovative electronic components, software and systems[1].a. Innovation Actions should address all of the following three aspects.Innovation actions are expected to focus on one or more of the following four areas of technologies. Selected projects are expected to collaborate on building the European "Smart Anything Everywhere" ecosystem:The Commission considers that proposals requesting a contribution from the EU of up to 7 million would allow areas (1), (2) and (3) to be addressed appropriately. The Commission considers that proposals requesting a contribution from the EU of up to 3.5 million would allow area (4) to be addressed appropriately. Nonetheless, this does not preclude submission and selection of proposals requesting other amounts. At least one innovation action is supported for each area of technologies.b. Coordination and Support actionsThe aim is to reinforce the collaboration between the actions supported under this initiative, to increase the outreach of these actions and their impact and to achieve a wider coverage of stakeholders in technological, application, innovation, and geographic terms. Tasks and services should include maintaining a single innovation portal for newcomers; sharing of best practices and experiences; dissemination; identifying new innovative ICT technologies that can benefit from this scheme, brokering between users and suppliers; leveraging further investment by creating linkages with regional/national initiatives and by stimulating organic growth.The Commission considers that proposals requesting a contribution from the EU of up to 1 million would allow this area to be addressed appropriately. Nonetheless, this does not preclude submission and selection of proposals requesting other amounts.Proposals should address all of the following impact criteria, providing metrics to measure success when appropriate.[1]For an overview of already existing projects in this initiative see www.smartanythingeverywhere.eu/[2]In line with Article 23 (7) of the Rules for Participation the amounts referred to in Article 137 of the Financial Regulation may be exceeded, and if this is the case proposals should explain why this is necessary to achieve the objectives of the action.[3]Including EuroPractice-type actions"</text:p>
          </table:table-cell>
          <table:table-cell office:value-type="string" calcext:value-type="string">
            <text:p>"theme"</text:p>
          </table:table-cell>
          <table:table-cell table:number-columns-repeated="1022"/>
        </table:table-row>
        <table:table-row table:style-name="ro10">
          <table:table-cell office:value-type="string" calcext:value-type="string">
            <text:p>"Information and Communication Technologies are becoming a core component of products in all market sectors. The trend towards “Smart Anything Everywhere” must be supported by innovations allowing a very significant reduction of the cost and complexity of software development for modern architectures, and of the energy footprint of computation and communication.Software development is the key challenge, because current programming tools do not fully support emerging system architectures. Massively parallel and heterogeneous systems are difficult to program and to optimise dynamically for the multiple conflicting criteria imposed by the application domain like performance, energy efficiency, dependability, real-time response, resiliency, fault tolerance and certifiability.The reference markets are cyber-physical systems, industrial and professional applications, Internet of Things, connected smart objects and all the application areas where very low energy consumption is essential and where non-functional requirements like guaranteed performance, high reliability levels or hardware-enforced security may be critical. a. Research and Innovation ActionsProgramming environments and toolboxes for low energy and highly parallel computing: Proposals will provide programming environments and tools optimised for specific application domains of significant economic value, covering the complete software stack from runtime systems to application programming. The solutions proposed will support modern system architectures possibly including those based on heterogeneous processors while allowing for optimization of energy, performance, reliability, time predictability and system cost. All the activities needed in software development should be addressed when relevant; e.g.: remote collaboration, debugging and bug tracking, runtime software analysis. Model-based approaches and reuse and extension of existing platforms, libraries, frameworks and tools are encouraged, resulting ideally in complete solutions which are practically usable for application development for real-world use cases.Security by design features allowing applications to be resilient to cyber-attacks are encouraged to be part of the proposed technology, as well as features for energy-aware solutions and for tolerating hardware and software errors while guaranteeing the required service level.Solutions will be demonstrated in real-life applications through at least two different use cases complementing each other, and will provide significant and measurable improvements over state-of-the-art methods and technologies in productivity, software quality and energy consumption.The Commission considers that proposals requesting a contribution from the EU of between EUR 4 and 6 million would allow this area to be addressed appropriately. Nonetheless, this does not preclude submission and selection of proposals requesting other amounts.b. Coordination and Support Activities for structuring and connecting the European academic and industrial research and innovation communities. Activities will include (e.g.) cross-sectorial industrial platform-building, constituency building and consultations, clustering of related projects, and road-mapping for future research and innovation agendas.Proposals should address one or more of the following impact criteria, providing metrics to measure success where appropriate."</text:p>
          </table:table-cell>
          <table:table-cell office:value-type="string" calcext:value-type="string">
            <text:p>"theme"</text:p>
          </table:table-cell>
          <table:table-cell table:number-columns-repeated="1022"/>
        </table:table-row>
        <table:table-row table:style-name="ro10">
          <table:table-cell office:value-type="string" calcext:value-type="string">
            <text:p>"Recent trends in cloud computing go towards the development of new paradigms (heterogeneous, federated, distributed clouds) as opposed to the current centralised model, with tight interactions between the computing and networking infrastructures. The challenge is to address, from the research and experimentation perspectives, the necessary evolution in cloud architectures, cloud networking, deployment practices and run-time management as well as the associated security and privacy needs. The ambition is to increase the uptake of cloud technology by providing the robustness, trustworthiness, and performance required for applications currently considered too critical to be deployed on existing clouds. From the innovation side, the challenge is in fostering the provision and adoption of competitive, innovative, secure and reliable cloud computing services by SMEs and public sector organisations across Europe. Mastering these trends in cloud computing will contribute towards a connected Digital Single Market[1].a. Research and Innovation ActionsNew paradigms: proposals may cover one or more of the themes identified below, but not necessarily all of them.The Commission considers that proposals requesting a contribution from the EU of between EUR 3 and 5 million would allow these areas to be addressed appropriately. Nonetheless, this does not preclude submission and selection of proposals requesting other amounts.b. Innovation ActionsProposals should cover one of the themes identified below:The Commission considers that proposals requesting a contribution from the EU of between EUR 2 and 4 million would allow this area to be addressed appropriately. Nonetheless, this does not preclude submission and selection of proposals requesting other amounts.Increase Europe's technological capacity and competitiveness through the development of advanced cloud solutions. Proposals should provide appropriate metrics for the claimed impacts.[1]http://ec.europa.eu/priorities/digital-single-market/docs/dsm-communication_en.pdf[2]FIRE means Future Internet Research &amp; Experimentation (http://cordis.europa.eu/fp7/ict/fire/)"</text:p>
          </table:table-cell>
          <table:table-cell office:value-type="string" calcext:value-type="string">
            <text:p>"theme"</text:p>
          </table:table-cell>
          <table:table-cell table:number-columns-repeated="1022"/>
        </table:table-row>
        <table:table-row table:style-name="ro10">
          <table:table-cell office:value-type="string" calcext:value-type="string">
            <text:p>"This challenge frames the 5G PPP initiative, whose phase 2 will be implemented under this LEIT-ICT Work Programme. The challenge is to eliminate the current and anticipated limitations of network infrastructures, by making them capable of supporting a much wider array of requirement than is the case today and with capability of flexibly adapting to different "vertical" application requirements. The vision is that in ten years from now, telecom and IT will be integrated in a common very high capacity and flexible 5G ubiquitous infrastructure, with seamless integration of heterogeneous wired and wireless capabilities. 5G Networks have to cover a wide range of services from different use case and application areas/verticals, for increasingly capable user terminals, and for an extremely diverse set of connected machines and things; to cope with an increasingly cloud-based service access (&gt;90% of the internet traffic will go through data centres); to support a shift from the “Client-Server” model to “Anything” as a Service (XaaS), without needs of owning hardware, software or the cognitive objects themselves. Network elements will become "computing equivalent" elements that gather programmable resources, interfaces and functions based on virtualisation technologies, to implement control functionalities ad-how as a function of the use case.This challenge includes optimisation of cost functions (capex/opex) and of scarce resources (e.g. energy, spectrum), as well as migration towards new network architectures.A particular issue is to leverage work and results of phase 1 (WP 2014-15)[1] and to accelerate on proof of concepts and demonstrators. Where technological maturity permits, validation of research results, of the most demanding KPI's and of the most promising 5G technology options will be supported by experimental testing conducted in the context of use case in active cooperation with the various potential "vertical" sectors driving the innovative requirements. This validation activity is also expected to be boldly leveraged in the context of the important standardisation (3G PP) and spectrum (WRC 19) milestones that will appear over this WP implementation period.a. Research and Innovation Actions covers three strands that complement each other. Proposal may address parts of a strand or parts that cut across several strands.Strand 1 covers wireless access and radio network architecture/technologies:Strand 2: High capacity elastic - optical networksThe objective is to support very high traffic and capacity increase originating from an (5G) heterogeneous access networks with matching capabilities from the core and metro environments, at ever increasing speeds and in more flexible and adaptive form. It covers new spectrally efficient, adaptive transmission, networking, control and management approaches to increase network capacity by a factor of &gt;100 while at the same time providing high service granularity, guarantees for end-to-end optimization and QoS - reducing power consumption, footprint and cost per bit and maintaining reach. The integration of such new optical transport and transmission designs with novel network control and management paradigms (e.g., SDN) are expected to enable programmability.Disruptive approaches for a massive capacity scaling may impact network infrastructure, and system architectures which need to be assessed for integration and migration aspects.Strand 3 covers the "Software Network", including work on:For the 3 strands above, projects will be implemented as a programme and be expected to actively contribute key horizontal results to the integration process led by the programme level CSA. Therefore all grants awarded under this topic will be complementary to each other and to the grant agreement(s) under the topic ICT-08-2017 a). The respective options of Article 2, Article 31.6 and Article 41.4 of the Model Grant Agreement will be applied [2]. International cooperation with clear EU industrial benefits may be considered, preferably with nations having launched strategic 5G initiatives (e.g. China, Japan, South Korea, Taiwan, USA).The Commission considers that proposals requesting a contribution from the EU of between EUR 5 and 8 million would allow this area to be addressed appropriately. Nonetheless, this does not preclude submission and selection of proposals requesting other amounts, in particular for proposals targeting significant experiment/demonstrations activities in relation to well identified use cases justifying higher amounts.b. Coordination and Support Actions5G PPP projects will be implemented as a programme through the use of complementary grants and the respective options of Article 2, Article 31.6 and Article 41.4 of the Model Grant Agreement [2] will be applied. This calls for activities to ensure a sound programmatic view of the implemented 5G Research and Innovation Actions (RIA) and Innovation Actions (IA) results. The proposed support actions shall liaise with the 5G RIA and IA actions to exploit synergies in the implementation of the activities that include:The Commission considers that proposals requesting a contribution from the EU up to EUR 3 million would allow this area to be addressed appropriately. Nonetheless, this does not preclude submission and selection of proposals requesting other amounts.a. Research and Innovation Actions b. Coordination and Support Actions[1]This is not limited to results worked out under the H2020 context, but may include results from other R&amp;I initiatives, e.g. in Member States[2]http://ec.europa.eu/research/participants/data/ref/h2020/grants_manual/amga/h2020-amga_en.pdf[3]http://ec.europa.eu/research/participants/data/ref/h2020/grants_manual/amga/h2020-amga_en.pdf"</text:p>
          </table:table-cell>
          <table:table-cell office:value-type="string" calcext:value-type="string">
            <text:p>"theme"</text:p>
          </table:table-cell>
          <table:table-cell table:number-columns-repeated="1022"/>
        </table:table-row>
        <table:table-row table:style-name="ro10">
          <table:table-cell office:value-type="string" calcext:value-type="string">
            <text:p>"Network and service providers are faced with increasing challenges to manage convergence technologies. On the one hand, technological versatility increases service provision capabilities, with ever raising possibilities to dimension service offer to context and user specific SLA's. On the other hand, convergence technologies are getting increasingly complex, with ever larger integration of multiple technological heterogeneous hardware and software components, and more difficult properties to characterise at scale. The challenge thus tackles scalability and usability of mixed network technological approaches that can benefit from previous research, towards validation of deployment at scale.a. Innovation actions Strand 1: Ubiquitous 5G access leveraging optical technologies5G access networks have to dramatically grow in user capacity, quality of service, responsiveness, energy efficiency and number of connected devices while keeping a sustainable cost.The objective is to develop and assess new optical access network solutions based on integrated optical device prototypes. Novel integrated devices and subsystems may cover new optical transmission, switching and information processing techniques to support key access functionalities such as beam forming, high accuracy cm/mmWave generation and massive MIMO deployments. They may also be based on new network concepts and control architectures. Co-operative radio-optical approaches are seen as very promising, also to cover intelligent interference cancellation. Techniques to map 5G channels to optical transport and a co-design of the optical and wireless interfaces and protocols are also targeted, to increase capacity and reduce latency, especially in highly dense 5G scenarios. The work draws on existing scientific and research results in the field and includes scalable demonstrators validated through typical usage scenario.Strand 2: Flexible network applicationsThe work leverages the current intense research activities in relation to Virtualised Network Functions (VNF) and targets development of a multiplicity of VNF's useful to operators, service providers and users. Service providers or third party providers should be able to assemble these virtualised 5G functions as "network apps" from an NFV hosting infrastructure, to deploy them in the relevant network nodes, to orchestrate and customise resources to provision user services. The target is for a cloud like 5G infrastructures, supporting network services, resource and service orchestration. This environment also provides an open source development framework for control functionalities and application developments. It also provides the link between the network –terminal functions and the app/content providers towards standards developments. The platform will be opened to third party developers to demonstrate network "apps".For the strands above, projects will be implemented as a programme and will be expected to actively contribute key horizontal results to the integration process led by the programme level CSA. Therefore all grants awarded under part a) of this topic will be complementary to each other and to the grant agreement(s) under the topic ICT-07-2017. The respective options of Article 2, Article 31.6 and Article 41.4 of the Model Grant Agreement will be applied [1]. International cooperation with clear EU industrial benefits may be considered, preferably with nations having launched strategic 5G initiatives (e.g. China, Japan, South Korea, Taiwan, USA).The Commission considers that proposals requesting a contribution from the EU of between EUR 5 and 8 million would allow this area to be addressed appropriately. Nonetheless, this does not preclude submission and selection of proposals requesting other amounts. Minimum one action per strand will be selected.b. Research and Innovation Actions – Cooperation in access convergence This activity takes advantage of the supporting 5G research and demonstration facilities offered by Taiwan towards collaborative 5G research with the EU, and aims at developing and demonstrating an integrated convergent access across different air interface technologies and the fronthaul/backhaul/core network. Test beds making use of facilities offered by Taiwanese partners are targeted. It demonstrates the capabilities of new spectrum access schemes, including for co-working with the network. A system demonstrator showing applications potential is thus favoured, e.g. for high speed moving vehicles.The Commission considers that proposals requesting a contribution from the EU of EUR 2.5 million would allow this area to be addressed appropriately. Nonetheless, this does not preclude submission and selection of proposals requesting other amounts.a. Innovation Actions b. Research and Innovation Actions – Cooperation in access convergence [1]http://ec.europa.eu/research/participants/data/ref/h2020/grants_manual/amga/h2020-amga_en.pdf"</text:p>
          </table:table-cell>
          <table:table-cell office:value-type="string" calcext:value-type="string">
            <text:p>"theme"</text:p>
          </table:table-cell>
          <table:table-cell table:number-columns-repeated="1022"/>
        </table:table-row>
        <table:table-row table:style-name="ro10">
          <table:table-cell office:value-type="string" calcext:value-type="string">
            <text:p>"While 5G networks has an established roadmap towards technology validation, specifications and tests by industry, outstanding new scientific opportunities are blooming in the field of networking research, with the objective of bringing little explored technologies and system concepts closer to exploitation. The challenge is to support European scientific excellence notably in the DSP domain, and to bring the most promising long term research coming from the labs closer to fruition. This includes perspectives for the full exploitation of the spectrum potential, notably above 90Ghz, with new waves of technologies and knowledge, bringing wireless systems to the speed of optical technologies, and for new applications. It includes interaction with photonic systems as well as new cooperation networking and protocols, notably in the mobility context.Development and exploitation of academic research through transfer and innovation towards industry with a particular focus on SMEs is an integral part of the challenge.Research and Innovation ActionsProposals may cover one or more of the themes identified below.The Commission considers that proposals requesting a contribution from the EU of between EUR 2 and 3 million would allow this area to be addressed appropriately. Nonetheless, this does not preclude submission and selection of proposals requesting other amounts."</text:p>
          </table:table-cell>
          <table:table-cell office:value-type="string" calcext:value-type="string">
            <text:p>"theme"</text:p>
          </table:table-cell>
          <table:table-cell table:number-columns-repeated="1022"/>
        </table:table-row>
        <table:table-row table:style-name="ro10">
          <table:table-cell office:value-type="string" calcext:value-type="string">
            <text:p>"Software is an enabling technology underlying all ICT developments. Recent advances in the areas of Cloud, Internet of Things, and Big Data increase the need for programming and modelling methods, platforms and software reuse that facilitate the development of more interconnected, flexible, reliable, secure and efficient software. The convergence and interrelationship of all these technologies require a holistic approach in the software development that goes beyond software production within specific application domains.Research and Innovation ActionsProposals may cover one or both of the themes identified below.The Commission considers that proposals requesting a contribution from the EU of between EUR 3 and 5 million would allow this area to be addressed appropriately. Nonetheless, this does not preclude submission and selection of proposals requesting other amounts.Proposals should provide appropriate metrics for the claimed impacts:"</text:p>
          </table:table-cell>
          <table:table-cell office:value-type="string" calcext:value-type="string">
            <text:p>"theme"</text:p>
          </table:table-cell>
          <table:table-cell table:number-columns-repeated="1022"/>
        </table:table-row>
        <table:table-row table:style-name="ro10">
          <table:table-cell office:value-type="string" calcext:value-type="string">
            <text:p>"Today Europe fails to capitalise fully on participatory innovation; more models and blueprints are needed to lead to new ways to produce collective intelligence in key sustainability areas, leveraging on open data, knowledge networks, open hardware and Internet of things. The challenge is to demonstrate that innovative combinations of existing or emerging network technologies enable new Digital Social Innovation which can better cope with emerging sustainability challenges, achieving mass adoption and measurable global impact.a. Innovation Actions: pilots of Collective Awareness Platforms (CAPs) demonstrating new forms of bottom-up innovation and social collaboration exploiting digital hyper-connectivity and collaborative tools based on open data, open knowledge, open source software and open hardware, harnessing crowdsourcing or crowdfunding models. Within this vision, target areas for pilots include:Proposals are expected to leverage on fresh grassroots ideas and civil society participation in the broad digital social innovation domain, and should:Proposers are encouraged to integrate different platforms, addressing several sustainability challenges at a time, in order to achieve critical mass and measurable global impact.Preference will be given to proposals engaging civil society at large, for instance through NGOs, local communities, social enterprises, non-profit organisations, students and hackers.The Commission considers that proposals requesting a contribution from the EU of between EUR 1 and 2 million would allow this specific challenge to be addressed appropriately. Nonetheless, this does not preclude submission and selection of proposals requesting other amounts. Minimum one action per target area will be selected.b. Coordination and support Actions, to coordinate and support the CAPs initiative and the underlying broader digital social innovation constituency, by identifying links and synergies among different projects, and ensuring visibility and contacts at European and international level.The Commission considers that proposals requesting a contribution from the EU of between EUR 0.2 and 0.8 million would allow this specific challenge to be addressed appropriately. Nonetheless, this does not preclude submission and selection of proposals requesting other amounts.Proposals should address as many as possible of the following criteria, possibly defining appropriate metrics to measure impact"</text:p>
          </table:table-cell>
          <table:table-cell office:value-type="string" calcext:value-type="string">
            <text:p>"theme"</text:p>
          </table:table-cell>
          <table:table-cell table:number-columns-repeated="1022"/>
        </table:table-row>
        <table:table-row table:style-name="ro10">
          <table:table-cell office:value-type="string" calcext:value-type="string">
            <text:p>"Today the net is a place unlocking rapid innovation. This potential is too often left un-exploited, i.e. Europe does not do enough to turn RTD &amp; I outcomes into business success. In particular open platforms offer opportunities for the development of new services and applications. FIWARE, for example, is an open platform that demonstrates the capacity to become a preferred service platform, but its potential is currently underused.Current centralised platforms for big and social data management consolidate the dominance of existing incumbent actors, stifling innovation and allowing less and less control over the data by citizens. Distributed architectures and decentralised platforms have a huge potential to enable the creation of viable alternatives to current dominant models.More generally, key players and ecosystems, startups and SMEs often do not have sufficiently innovative technology in their hands to innovate on the net. Outcomes of Future Internet RTD &amp; I need to be transferred faster into real life. a. Innovation ActionsMulti-vendor Open Service Platforms will allow increased competition and avoid vendor lock-in. They should have royalty-free open specifications, open source reference implementations, and be offered by multiple vendors. The Seventh Framework Programme for Research and Technology Development (FP7) has developed the FIWARE platform which has demonstrated its potential of becoming a service platform of choice, as well as other research results with a lot of potential for usage by SMEs and startups. For such potential to be realised, the following three innovation activities are needed. In addition, a fourth activity develops applications and services on top of any Future Internet research results.The Commission considers that proposals requesting a contribution from the EU of between EUR 2 and 6 million would allow this specific challenge to be addressed appropriately. Nonetheless, this does not preclude submission and selection of proposals requesting other amounts. Minimum one action per innovation activity will be selected.b. Research and Innovation ActionsDistributed architectures for decentralized data governance aims at demonstrating a distributed open hardware and software platform (for communications, cloud computing or Internet of Things) capable of supporting decentralised data and identity management and bottom-up participatory innovation.The goal is to provide SMEs, social enterprises, industries, researchers, communities and individuals with a new development platform, which is intrinsically protective of the digital sovereignty of European citizens. The key characteristic of such a platform is to be fully distributed (e.g. using decentralised algorithms based on blockchains), in order to be more resilient, intrinsically resistant to malware and hacking, preventing any possible centralisation of data storage or data management, and able to provide federated identity management.Proposals are expected to design, develop and demonstrate an architecture for such a platform, with the involvement of relevant technological actors (P2P and open source developers, open hardware manufacturers, experts in security, encryption, anonymity, blockchains and linked data) as well as of civil society organisations (citizens' organisations, digital rights advocacies, artists, social scientists) and interested developers of the overlying social applications and systems (creative industries, SMEs, social entrepreneurs, software developers).A strong focus is expected on the creation of robust open standards for such distributed and decentralised architectures, in coordination with industry and academia.The Commission considers that proposals requesting a contribution from the EU of between EUR 2 and 5 million would allow this specific challenge to be addressed appropriately. Nonetheless, this does not preclude submission and selection of proposals requesting other amounts.c. Coordination and Support Actions. Support for collaboration and networking in the domain of Future Internet including the organisation of the Net Futures conference.The Commission considers that proposals requesting a contribution from the EU of EUR 0.2 million would allow this specific challenge to be addressed appropriately. Nonetheless, this does not preclude submission and selection of proposals requesting other amounts.Proposals should address one or more of the following impact criteria, providing metrics to measure success when appropriate:a. Innovation Actions: Open Service Platformb. Research and Innovation Actions: Distributed architectures c. Coordination and Support Actions[1]In line with Article 23 (7) of the Rules for Participation the amounts referred to in Article 137 of the Financial Regulation may be exceeded, and if this is the case proposals should explain why this is necessary to achieve the objectives of the action.[2]It is recommended to also use established networks reaching out to SMEs like the Enterprise Europe Network and the NCP network for calls publications and awareness raising towards SME's."</text:p>
          </table:table-cell>
          <table:table-cell office:value-type="string" calcext:value-type="string">
            <text:p>"theme"</text:p>
          </table:table-cell>
          <table:table-cell table:number-columns-repeated="1022"/>
        </table:table-row>
        <table:table-row table:style-name="ro10">
          <table:table-cell office:value-type="string" calcext:value-type="string">
            <text:p>"The validation of research results in large-scale, real life experimental infrastructures is essential for the design and deployment of products, applications and services on the Future Internet. Europe needs a Federated Experimental Infrastructure for Future Internet Research &amp; Experimentation (FIRE+) available to experiments of any size, complexity, or networking technology. Experimenters need to run experiments under controlled and replicable conditions, according to specific requirements by accessing real or virtual equipment, services, systems and tools on demand, seamlessly and regardless of their geographical location.A dynamic and promising segment of experimenters, in particular small and medium-size developers and innovators cannot afford testbeds or even testing equipment of their own and need to be provided easy and affordable access to said capacities. Real-world prototyping and experimenting environments are needed in certain cases for innovation creation. In addition, Future Internet Research and Experimentation in Europe could benefit from similar initiatives around the world.a. Research and Innovation Actions Proposals should cover one of the following bullet points:The Technology Readiness Level (TRL) of proposed actions must be between 3 (experimental proof of concept) and 7 (system prototype demonstration in operational environment). Actions should contribute to pre-standardisation and standardisation on their respective technologies in collaboration with bodies and fora, such as ETSI, W3C and IETF.Actions will involve financial support to third parties in line with the conditions set out in Part K of the General Annexes. The consortium will define the selection process of third parties for which financial support will be granted (typically in the order of EUR 50 000 – 150 000[1] per party). At least 50% of the EU funding should be allocated to experimentation-related financial support to third parties, while an additional 20% could be allocated to the brokering between facilities and experimenters. Lower percentages can be accepted, if justified, especially in the case of creation of new experimental facilities.[2]The Commission considers that proposals requesting a contribution from the EU of up to EUR 10 million for the first bullet point and up to EUR 5 million for the second bullet point would allow this specific challenge to be addressed appropriately. Nonetheless, this does not preclude submission and selection of proposals requesting other amounts.b. Coordination and Support Actions: Proposals should cover one or both of the following bullet points:The Commission considers that proposals requesting a contribution from the EU of up to EUR 1 million and covering the two bullet points would allow this specific challenge to be addressed appropriately. Nonetheless, this does not preclude submission and selection of proposals requesting other amounts.Proposals should address the following and provide appropriate metrics for measuring success:[1]In line with Article 23 (7) of the Rules for Participation the amounts referred to in Article 137 of the Financial Regulation may be exceeded, and if this is the case proposals should explain why this is necessary to achieve the objectives of the action.[2]It is recommended to also use established networks reaching out to SMEs like the Enterprise Europe Network and the NCP network for calls publications and awareness raising towards SME's."</text:p>
          </table:table-cell>
          <table:table-cell office:value-type="string" calcext:value-type="string">
            <text:p>"theme"</text:p>
          </table:table-cell>
          <table:table-cell table:number-columns-repeated="1022"/>
        </table:table-row>
        <table:table-row table:style-name="ro10">
          <table:table-cell office:value-type="string" calcext:value-type="string">
            <text:p>"Europe lacks a systematic transfer of knowledge and technology across different sectors and there is an underdeveloped data sharing and linking culture. Traditionally, data has been collected and used for a certain purpose within sectorial "silos", while using data across sectors for offering new services opens new opportunities for solving business and societal challenges. The lack of agreed standards and formats, and the low rates of publishing data assets in machine discoverable formats further hold back data integration. The fact that textual data appears in many languages creates an additional challenge for sharing and linking such data. Finally, there is a lack in Europe of secure environments where researchers and SMEs can test innovative services and product ideas based on open data and business data.The challenge is to break these barriers and to foster exchange, linking and re-use, as well as to integrate data assets from multiple sectors and across languages and formats. A more specific challenge is to create a stimulating, encouraging and safe environment for experiments where not only data assets but also knowledge and technologies can be shared.Proposals should cover one of the following bullets: The Commission considers that proposals requesting a contribution from the EU of between EUR 1 and 3 million (for the data integration activities under a) or about EUR 7 million (for the incubators under b) would allow this area to be addressed appropriately. Nonetheless, this does not preclude submission and selection of proposals requesting other amounts.a. Data integration activitiesb. Data experimentation incubators[1]In line with Article 23 (7) of the Rules for Participation the amounts referred to in Article 137 of the Financial Regulation may be exceeded, and if this is the case proposals should explain why this is necessary to achieve the objectives of the action.[2]It is recommended to also use established networks reaching out to SMEs like the Enterprise Europe Network and the NCP network for calls publications and awareness raising towards SME's."</text:p>
          </table:table-cell>
          <table:table-cell office:value-type="string" calcext:value-type="string">
            <text:p>"theme"</text:p>
          </table:table-cell>
          <table:table-cell table:number-columns-repeated="1022"/>
        </table:table-row>
        <table:table-row table:style-name="ro10">
          <table:table-cell office:value-type="string" calcext:value-type="string">
            <text:p>"Europe lacks a systematic transfer of knowledge and technology across different sectors and there is an underdeveloped data sharing and linking culture. Traditionally, data has been collected and used for a certain purpose within sectorial "silos", while using data across sectors for offering new services opens new opportunities for solving business and societal challenges. The lack of agreed standards and formats, and the low rates of publishing data assets in machine discoverable formats further hold back data integration. The fact that textual data appears in many languages creates an additional challenge for sharing and linking such data. Finally, there is a lack in Europe of secure environments where researchers and SMEs can test innovative services and product ideas based on open data and business data.The challenge is to break these barriers and to foster exchange, linking and re-use, as well as to integrate data assets from multiple sectors and across languages and formats. A more specific challenge is to create a stimulating, encouraging and safe environment for experiments where not only data assets but also knowledge and technologies can be shared.Proposals should cover one of the following bullets: The Commission considers that proposals requesting a contribution from the EU of between EUR 1 and 3 million (for the data integration activities under a) or about EUR 7 million (for the incubators under b) would allow this area to be addressed appropriately. Nonetheless, this does not preclude submission and selection of proposals requesting other amounts.a. Data integration activitiesb. Data experimentation incubators[1]In line with Article 23 (7) of the Rules for Participation the amounts referred to in Article 137 of the Financial Regulation may be exceeded, and if this is the case proposals should explain why this is necessary to achieve the objectives of the action.[2]It is recommended to also use established networks reaching out to SMEs like the Enterprise Europe Network and the NCP network for calls publications and awareness raising towards SME's."</text:p>
          </table:table-cell>
          <table:table-cell office:value-type="string" calcext:value-type="string">
            <text:p>"theme"</text:p>
          </table:table-cell>
          <table:table-cell table:number-columns-repeated="1022"/>
        </table:table-row>
        <table:table-row table:style-name="ro10">
          <table:table-cell office:value-type="string" calcext:value-type="string">
            <text:p>"European research and development in data technologies produces promising results, but these are not yet deployed at large scale in a systematic manner. The challenge is to stimulate effective piloting and targeted demonstrations in large-scale sectorial actions ("Large Scale Pilot actions"), in data-intensive sectors, involving key European industry actors. The Large Scale Pilot actions are meant to serve as best practice examples to be transferred to other sectors and also as sources of generic solutions to all data intensive sectors.Large Scale Pilot actions should address domains of strategic importance for EU industry and carry out large scale sectorial demonstrations which can be replicated and transferred across the EU and in other contexts.Possible industrial sectors for Large Scale Pilot actions include (but are not limited to) health, energy, environment, earth observation, geospatial, transport, manufacturing, finance and media. Although Large Scale Pilot actions are required to have a strong focus in a given industrial domain, they may involve cross-domain activities where these provide clear added value. Large Scale Pilot actions will propose replicable solutions by using existing technologies or very near-to-market technologies that could be integrated in an innovative way and show evidence of data value (see the section "Expected Impact"). Their objective is to demonstrate how industrial sectors will be transformed by putting data harvesting and analytics at their core.Large Scale Pilot actions are expected to exhibit substantial visibility, mobilisation, and commercial and technological impact. Proposals should demonstrate that they have access to appropriately large, complex and realistic data sets.The Commission considers that proposals requesting a contribution from the EU of between EUR 10 and 15 million would allow this specific challenge to be addressed appropriately. Nonetheless, this does not preclude submission and selection of proposals requesting other amounts."</text:p>
          </table:table-cell>
          <table:table-cell office:value-type="string" calcext:value-type="string">
            <text:p>"theme"</text:p>
          </table:table-cell>
          <table:table-cell table:number-columns-repeated="1022"/>
        </table:table-row>
        <table:table-row table:style-name="ro10">
          <table:table-cell office:value-type="string" calcext:value-type="string">
            <text:p>"European research and development in data technologies produces promising results, but these are not yet deployed at large scale in a systematic manner. The challenge is to stimulate effective piloting and targeted demonstrations in large-scale sectorial actions ("Large Scale Pilot actions"), in data-intensive sectors, involving key European industry actors. The Large Scale Pilot actions are meant to serve as best practice examples to be transferred to other sectors and also as sources of generic solutions to all data intensive sectors.Large Scale Pilot actions should address domains of strategic importance for EU industry and carry out large scale sectorial demonstrations which can be replicated and transferred across the EU and in other contexts.Possible industrial sectors for Large Scale Pilot actions include (but are not limited to) health, energy, environment, earth observation, geospatial, transport, manufacturing, finance and media. Although Large Scale Pilot actions are required to have a strong focus in a given industrial domain, they may involve cross-domain activities where these provide clear added value. Large Scale Pilot actions will propose replicable solutions by using existing technologies or very near-to-market technologies that could be integrated in an innovative way and show evidence of data value (see the section "Expected Impact"). Their objective is to demonstrate how industrial sectors will be transformed by putting data harvesting and analytics at their core.Large Scale Pilot actions are expected to exhibit substantial visibility, mobilisation, and commercial and technological impact. Proposals should demonstrate that they have access to appropriately large, complex and realistic data sets.The Commission considers that proposals requesting a contribution from the EU of between EUR 10 and 15 million would allow this specific challenge to be addressed appropriately. Nonetheless, this does not preclude submission and selection of proposals requesting other amounts."</text:p>
          </table:table-cell>
          <table:table-cell office:value-type="string" calcext:value-type="string">
            <text:p>"theme"</text:p>
          </table:table-cell>
          <table:table-cell table:number-columns-repeated="1022"/>
        </table:table-row>
        <table:table-row table:style-name="ro10">
          <table:table-cell office:value-type="string" calcext:value-type="string">
            <text:p>"Significant opportunities for value generation from (Big) Data assets are lost because the available software and IT architecture solutions are not adapted to the processing, analysis and visualisation of data in a situation where the volume, velocity and variety of the data are increasing rapidly. The challenge is to fundamentally improve the technology, methods, standards and processes, building on a solid scientific basis, and responding to real needs.Research and innovation actions are expected to address cross-sector and cross-border problems or opportunities of clear industrial significance.These will include (but are not limited to):All human factors claims (e.g. usability, maintainability) concerning software to be developed will need to be rigorously tested by methodologically sound experiments with clear plans to recruit adequate numbers of experimental subjects of the required type (e.g. professional experts as opposed to researchers or software developers). Proposals must demonstrate that they have access to appropriately large, complex and realistic data sets. Proposals are expected to make best possible use of large volumes of diverse corporate data as well as, where appropriate, open data from the European Union Open Data portal and/or other European open data sources, including data coming from EU initiatives like Copernicus and Galileo. Proposals should make appropriate use of and/or contribute to data exchange and interoperability standards.The Commission considers that proposals requesting a contribution from the EU of between EUR 2 and 5 million would allow this specific challenge to be addressed appropriately. Nonetheless, this does not preclude submission and selection of proposals requesting other amounts."</text:p>
          </table:table-cell>
          <table:table-cell office:value-type="string" calcext:value-type="string">
            <text:p>"theme"</text:p>
          </table:table-cell>
          <table:table-cell table:number-columns-repeated="1022"/>
        </table:table-row>
        <table:table-row table:style-name="ro10">
          <table:table-cell office:value-type="string" calcext:value-type="string">
            <text:p>"The newly created Big Data Value contractual public-private partnership (cPPP) needs strong operational support for community outreach, coordination and consolidation, as well as widely recognised benchmarks and performance evaluation schemes to avoid fragmentation or overlaps, and to allow measuring progress in (Big) Data challenges by solid methodology, especially in emerging areas where the significance of Big Data is rapidly increasing. Also, there is an urgent need to improve the education, professional training and career dynamics (including addressing the existing gender gaps in ICT) so that the profiles of data professionals better respond to the rapidly evolving needs of data intensive industry sectors.a. One Coordination and Support Action (CSA) will perform all of the following tasks:The Commission considers that proposals requesting a contribution from the EU of about EUR 5 million would allow this specific challenge to be addressed appropriately. Nonetheless, this does not preclude submission and selection of proposals requesting other amounts. No more than one action will be funded.b. Research and Innovation ActionsThe benchmarking action will identify specific data management and analytics technologies of European significance, define benchmarks and organise evaluations that allow following their certifiable progress on performance parameters (including energy efficiency) of industrial significance. The benchmarking and evaluation schemes will liaise closely with data experimentation/integration (ICT-14) and Large Scale Pilot (ICT-15) projects to reach out to key industrial communities, to ensure that benchmarking responds to their real needs and problems, and to provide a basis for measuring the success of the PPP. The "European significance" of industry/technology sectors should be determined and documented by objective criteria such as turnover, world-wide market share and growth rates of the European companies who provide or use such technologies. When real datasets cannot be made available for benchmarking, synthetic datasets will be acceptable, provided that they are produced by models that certifiably produce data distributions approximating real datasets in all respects that are industrially relevant. The action shall address areas of activity that do not yet have a benchmarking/evaluation scheme.The Commission considers that proposals requesting a contribution from the EU of about EUR 2 million would allow this specific challenge to be addressed appropriately. Nonetheless, this does not preclude submission and selection of proposals requesting other amounts.a. Coordination and Support actionb. Research and Innovation actions[1]Such as the European Data Science Academy (http://edsa-project.eu/), EIT ICT Labs KIC and Marie Sklodowska-Curie Actions (MSCA)"</text:p>
          </table:table-cell>
          <table:table-cell office:value-type="string" calcext:value-type="string">
            <text:p>"theme"</text:p>
          </table:table-cell>
          <table:table-cell table:number-columns-repeated="1022"/>
        </table:table-row>
        <table:table-row table:style-name="ro10">
          <table:table-cell office:value-type="string" calcext:value-type="string">
            <text:p>"The newly created Big Data Value contractual public-private partnership (cPPP) needs strong operational support for community outreach, coordination and consolidation, as well as widely recognised benchmarks and performance evaluation schemes to avoid fragmentation or overlaps, and to allow measuring progress in (Big) Data challenges by solid methodology, especially in emerging areas where the significance of Big Data is rapidly increasing. Also, there is an urgent need to improve the education, professional training and career dynamics (including addressing the existing gender gaps in ICT) so that the profiles of data professionals better respond to the rapidly evolving needs of data intensive industry sectors.a. One Coordination and Support Action (CSA) will perform all of the following tasks:The Commission considers that proposals requesting a contribution from the EU of about EUR 5 million would allow this specific challenge to be addressed appropriately. Nonetheless, this does not preclude submission and selection of proposals requesting other amounts. No more than one action will be funded.b. Research and Innovation ActionsThe benchmarking action will identify specific data management and analytics technologies of European significance, define benchmarks and organise evaluations that allow following their certifiable progress on performance parameters (including energy efficiency) of industrial significance. The benchmarking and evaluation schemes will liaise closely with data experimentation/integration (ICT-14) and Large Scale Pilot (ICT-15) projects to reach out to key industrial communities, to ensure that benchmarking responds to their real needs and problems, and to provide a basis for measuring the success of the PPP. The "European significance" of industry/technology sectors should be determined and documented by objective criteria such as turnover, world-wide market share and growth rates of the European companies who provide or use such technologies. When real datasets cannot be made available for benchmarking, synthetic datasets will be acceptable, provided that they are produced by models that certifiably produce data distributions approximating real datasets in all respects that are industrially relevant. The action shall address areas of activity that do not yet have a benchmarking/evaluation scheme.The Commission considers that proposals requesting a contribution from the EU of about EUR 2 million would allow this specific challenge to be addressed appropriately. Nonetheless, this does not preclude submission and selection of proposals requesting other amounts.a. Coordination and Support actionb. Research and Innovation actions[1]Such as the European Data Science Academy (http://edsa-project.eu/), EIT ICT Labs KIC and Marie Sklodowska-Curie Actions (MSCA)"</text:p>
          </table:table-cell>
          <table:table-cell office:value-type="string" calcext:value-type="string">
            <text:p>"theme"</text:p>
          </table:table-cell>
          <table:table-cell table:number-columns-repeated="1022"/>
        </table:table-row>
        <table:table-row table:style-name="ro10">
          <table:table-cell office:value-type="string" calcext:value-type="string">
            <text:p>"In view of privacy considerations, businesses are often unsure about how to deal with the data collected through their operations. This data is of particularly high value to companies for offering personalised services or developing new business models. Data subjects (citizens, consumers) often feel that they have no control over the use of their personal data. This is aggravated by uncontrolled exploitation, aggregation and linking of personal data by large corporations and advertisers. The resulting lack of confidence undermines efficient and legitimate data sharing and value creation for agreed purposes. The challenge is to develop technologies that are inherently privacy-preserving and offer the basis for empowering the data subjects to understand and be informed of (and, where appropriate, control) the use of their personal data, and the entrepreneurs to develop and run their data driven business.a. Research and Innovation actionsb. Coordination and Support action"</text:p>
          </table:table-cell>
          <table:table-cell office:value-type="string" calcext:value-type="string">
            <text:p>"theme"</text:p>
          </table:table-cell>
          <table:table-cell table:number-columns-repeated="1022"/>
        </table:table-row>
        <table:table-row table:style-name="ro10">
          <table:table-cell office:value-type="string" calcext:value-type="string">
            <text:p>"The media and content sector is driven more and more by the use of technology and new business models, new ways of interaction, consumption and expression are appearing in the rise of the digital era. Europe's media sector is strong in creating content. It is embracing new technologies and investing in innovation to benefit from the digital market. However, the sector has to become even more tech savvy as competition is growing from global players that are particularly strong at technological innovation. The challenge is to make the best use of technology for reaching out to new audiences, adapting to the digital era and thriving in the connected Digital Single Market.Demonstration and validation of new technologies, services and solutions through large scale demonstrations[1], pilots or close-to-market prototypes exploiting the convergence, interoperability and integration between broadcasting, broadband Internet-based services, audiovisual and social media.a. Innovation Actions – Media and Content Convergence: opportunities for new personal and immersive experiences.Convergence among different communication and delivery platforms offers unprecedented opportunities. They should be exploited in order to develop immersive environments able to enhance users' experience in content consumption. Moreover, such opportunities open to great improvements on content accessibility for people with different types of impairments (due to e.g. aging or disabilities). Convergence enables to collect users' behaviour through several feedback channels facilitating hyper-personalised services, forms of participatory content and advanced content management.Proposals should address one but ideally more challenges to exploit media and content convergence opportunities. A non-exhaustive list of challenges that proposals might want to look at are:The Commission considers that proposals requesting a contribution from the EU of between EUR 2 and 4 million would allow this area to be addressed appropriately. Nonetheless, this does not preclude submission and selection of proposals requesting other amounts.b. Coordination and Support Actions on Convergence and Social MediaProposals in this action will address at least these two challenges:The Commission considers that proposals requesting a contribution from the EU of about EUR 1 million would allow this area to be addressed appropriately. Nonetheless, this does not preclude submission and selection of proposals requesting other amounts.a. Innovation ActionsProposals should address one or more of the following impact criteria, providing, when appropriate, metrics and benchmarks to measure success:b. Coordination and Support Actions[1]When testing accessibility solution, ,attention should be paid to the diversity of the disabled population, in particular to social characteristics, such as age, gender, and socio-economic status."</text:p>
          </table:table-cell>
          <table:table-cell office:value-type="string" calcext:value-type="string">
            <text:p>"theme"</text:p>
          </table:table-cell>
          <table:table-cell table:number-columns-repeated="1022"/>
        </table:table-row>
        <table:table-row table:style-name="ro10">
          <table:table-cell office:value-type="string" calcext:value-type="string">
            <text:p>"High quality content is the main source of revenue for the Creative Industries and also instrumental for their competitiveness in a large, international market. The challenge is to maximise the potential for re-use and re-purposing of all types of digital content, for instance, by directly conceiving and creating content usable in different contexts and technical environments; improving its granularity; increasing its ability to dynamically adapt to the users; generating more realistic digital models; embedding semantic knowledge; and other approaches to make content "smarter" thanks to new and emerging technologies.Research and Innovation ActionsActions under this topic will explore novel ways of digital content production and management in the creative industries such as advertising, architecture, performing and visual arts, craft, design, fashion, films, music, press, publishing, radio, TV and video games. Proposals should clearly specify which sector(s) of the Creative Industries are being addressed and demonstrate a significant progress beyond the current state of the art in digital content production and management. They should focus on technologies for the production of new content or for the enhancement and (re-)use of already existing digital content of any type, but the production or acquisition of the content itself is not to be financed through these actions.Consortia should include representatives from the targeted Creative Industries with a leading role in the design of solutions and their validation in real-life environments. Combining research and innovation activities, the actions are expected to achieve results between technologies validated in lab conditions and technologies demonstrated in industrially relevant environments. Proposers should pay attention to cost effectiveness and efficiency increase through the use of ICT in the creative industries and provide corresponding progress indicators and measurable objectives.The Commission considers that proposals requesting a contribution from the EU of between EUR 2 and 4 million for a period between 24 and 36 months would allow this specific challenge to be addressed appropriately. This does not preclude the submission and selection of proposals with a different budget or duration.It is expected that the set of funded actions will:Proposals should provide concrete individual impact statements guided by the expectations above, including clear qualitative and quantitative objectives and success indicators."</text:p>
          </table:table-cell>
          <table:table-cell office:value-type="string" calcext:value-type="string">
            <text:p>"theme"</text:p>
          </table:table-cell>
          <table:table-cell table:number-columns-repeated="1022"/>
        </table:table-row>
        <table:table-row table:style-name="ro10">
          <table:table-cell office:value-type="string" calcext:value-type="string">
            <text:p>"SMEs represent 85% of all actors in the creative industry sector. They co-exist with global players and often face difficulties in adopting state of the art ICT technologies and accessing finance. Moreover, they operate on fragmented and localised target markets and have to bear high market costs which affect their international competitiveness. In this context, ICT tools and technological innovation are fundamental for the creative industries and their competitiveness. They widen creative possibilities and improve efficiency in all sectors.The goal is to increase the competitiveness of the European creative industries by stimulating ICT innovation in SMEs, by effectively building up and expanding a vibrant EU technological ecosystem for the creative industries' needs and by fostering exchanges between the creative industries SMEs and providers of innovative ICT solutions.Innovation ActionsActions should support creative industries SMEs in leveraging emerging ICT technologies for the development of innovative products, tools, applications and services with high commercial potential. Proposals should ensure that creative industries SMEs are participants in the consortium and take on a driving role in the action, i.e. leading the innovation activities and liaising with end-users, ensuring that the work responds to a clear market demand. The draft business plan provided should demonstrate that the solutions are cost-effective, market-ready and targeted at existing markets with a potential for cross-border extension.Proposals should make clear if the action would lead to impacts at European or international level and explain how the achievement of those impacts would be measured.The Commission considers that proposals requesting a contribution from the EU between EUR 0.5 and 1 million for a period between 12 and 18 months would allow this specific challenge to be addressed appropriately. This does not preclude the submission and selection of proposals with a different budget or duration."</text:p>
          </table:table-cell>
          <table:table-cell office:value-type="string" calcext:value-type="string">
            <text:p>"theme"</text:p>
          </table:table-cell>
          <table:table-cell table:number-columns-repeated="1022"/>
        </table:table-row>
        <table:table-row table:style-name="ro10">
          <table:table-cell office:value-type="string" calcext:value-type="string">
            <text:p>"Learning today takes place in a context of new interactions between formal and informal learning, the changing role of teachers, the impact of social media, and the students' active participation in the design of learning activities. While there is strong demand for (user-driven) innovation in digital learning, the current environment limits development to silo products, creates barriers to technological and market innovation and cross border adoption of new learning technologies. The challenge is to create an innovation ecosystem that will facilitate open, more effective and efficient co-design, co-creation, and use of digital content, tools and services for personalised learning and teaching. It requires co-creation and co-evolution of knowledge and partnerships between business actors and research players, communities of users, educational and training organisations to develop the appropriate components and services and leading edge learning technologies, which in turn will empower teachers and learners and facilitate (social) innovation in education and training.a. Innovation ActionDevelop and test open, interoperable components for a flexible, scalable and cost-effective cloud-based digital learning infrastructure to deliver user-driven innovation in technological solutions and educational services for primary and secondary education for personalised, collaborative or experimental learning and skills validation. The infrastructure shall enable stakeholders to create, manage and deliver more efficient processes, content, services, applications and contextual data across a wide variety of education and training systems. It should enable stakeholders to discover, mix and re-use different components and to create new learning solutions. It should be scalable to meet rapidly changing and expanding needs and software requirements while maintaining high levels of security and privacy for teachers and studentsThe proposed solutions should cover one or several of the following areas:Proposed solutions should have a clearly defined learning context, integrate dynamic real-time assessment of learner's progress and be tested through very large pilots in typical learning circumstances in several European countries to identify strategies for scaling and achieve bigger impacts.The Commission considers that proposals requesting a contribution from the EU of about 5 million would allow this area to be addressed appropriately. Nonetheless, this does not preclude submission and selection of proposals requesting other amounts.b. Research and Innovation ActionTechnologies for deeper learning of Science, Technology, Engineering, Mathematics, combined with Arts (STEAM), improving the innovation and creative capacities of learners and supporting the new role of teacher as a coach of the learner. Activities may cover both foundational research (tapping into a mix of disciplines, including SSH disciplines) and/or component and system level design with pilot testing, to support (user-driven) real-life intervention strategies with new enabling technologies (e.g. new interfaces, affective computing, mixed reality learning environments, 3D technologies, wearable technology).The Commission considers that proposals requesting a contribution from the EU of about 2.5 million would allow this area to be addressed appropriately. Nonetheless, this does not preclude submission and selection of proposals requesting other amounts. The maximum duration is expected to be 2 years.Projects should address the following impact criteria and provide appropriate metrics:a. Innovation Actionb. Research and Innovation Action"</text:p>
          </table:table-cell>
          <table:table-cell office:value-type="string" calcext:value-type="string">
            <text:p>"theme"</text:p>
          </table:table-cell>
          <table:table-cell table:number-columns-repeated="1022"/>
        </table:table-row>
        <table:table-row table:style-name="ro10">
          <table:table-cell office:value-type="string" calcext:value-type="string">
            <text:p>"Research on user-driven multimodal interface design has advanced the usability and accessibility of many software and devices to the benefits of all people, especially for those with different functional abilities. However, despite progress, there are still many who are disadvantaged due to lack of accessible and usable systems. Among those are persons with neurological conditions and disorders as well as cognitive disabilities.More effective solutions, designed with people with disabilities and their carers, are needed to mediate communication experiences or for more natural interactions, including with their environment. Technologies aiming at enhancing cognitive accessibility hold the potential to improve attention, executive functions, knowledge acquisition, communication, perception and reasoning. Furthermore, improving the capacity to decode and use brain signals will help to accelerate the development of solutions for people with communication disorders.a. Research and Innovation ActionsProposals should cover one of the following themes:The Commission considers that proposals requesting a contribution from the EU of about EUR 2 million would allow this area to be addressed appropriately. Nonetheless, this does not preclude submission and selection of proposals requesting other amounts.b. Innovation ActionsBuilding on ongoing efforts, develop and demonstrate decision support tools for the assessment of compliance to web sites accessibility standards and guidelines. Research should focus primarily on quality and accuracy of automatic support to assessments, detecting accessibility hurdles and assisting developers in repairing accessibility barriers. Solutions shall enable fast processing of dynamic content and large volumes of web pages/content and data, and more effective hybrid combination of automatic /expert reviews.The Commission considers that proposals requesting a contribution from the EU of about EUR 2 million would allow this area to be addressed appropriately. Nonetheless, this does not preclude submission and selection of proposals requesting other amounts. No more than one action will be funded.Projects should address the following impact criteria and provide appropriate metricsFor a)For b)"</text:p>
          </table:table-cell>
          <table:table-cell office:value-type="string" calcext:value-type="string">
            <text:p>"theme"</text:p>
          </table:table-cell>
          <table:table-cell table:number-columns-repeated="1022"/>
        </table:table-row>
        <table:table-row table:style-name="ro10">
          <table:table-cell office:value-type="string" calcext:value-type="string">
            <text:p>"The software games business is growing fast. Its technological and methodological underpinnings have been laid down in years of research and development. At a significantly lower scale, they are now finding their way into non-entertainment contexts, helping deliver substantial benefits, particularly in education, training, research and health. Recent European research projects have identified comprehensive roadmaps and are creating resources and state-of-the-art knowledge for European players to develop applied games more easily, faster and more cost-effectively. The challenge is to mainstream the application of gaming technologies, design and aesthetics to non-leisure contexts, for social and economic benefits. Supporting the expansion of applied gaming and gamification will not only create new solutions and methodologies to address societal issues, but it will also help SMEs to seize new business opportunities.Technology transfer through small scale experiments on developing and validating open gaming technologies and mechanics including from sectors other than the gaming industry into non-leisure situations and scenarios for training and motivational purposes. Actions shall integrate contributions from game developers, researchers from social science disciplines and the humanities, publishers, educational intermediaries and end-users. Activities shall include work on gaming technologies (augmented and mixed reality, 3D audio and video, virtual worlds, interactive storytelling, narratives, modelling and data, etc.), learning and behavioural triggers (pedagogical effectiveness, engagement, creativity, collaborative behaviours, proactive) and social science aspects (potential risks and challenges, privacy, gender and ethical issues etc.).The Commission considers that proposals requesting a contribution from the EU of about EUR 1 million would allow this area to be addressed appropriately. Nonetheless, this does not preclude submission and selection of proposals requesting other amounts.Increased take up of gaming technologies in non-leisure contexts – and specifically in education and for social inclusion, measured by the number of new businesses and applications generated by the action."</text:p>
          </table:table-cell>
          <table:table-cell office:value-type="string" calcext:value-type="string">
            <text:p>"theme"</text:p>
          </table:table-cell>
          <table:table-cell table:number-columns-repeated="1022"/>
        </table:table-row>
        <table:table-row table:style-name="ro10">
          <table:table-cell office:value-type="string" calcext:value-type="string">
            <text:p>"RAS technology has evolved significantly in the past decade, moving robots out of constrained environments and into the workplace or home. Technologies ranging from mechatronics to sensing, manipulation and mobility have all contributed to this evolution. However the easy deployment of smart robots in everyday life is still beyond the technical capability of most current laboratory prototypes.The specific challenge here is to develop robots that respond more flexibly, robustly and efficiently to the everyday needs of workers and citizens in professional or domestic environments, and which will also maintain Europe at the forefront of global research and development. The actions will address the whole research value chain, whether generic technology, developing RAS building blocks in the form of key technical capabilities, or market-led prototypes directly involving end users. End users will help drive Innovation Actions as active partners, setting the operating parameters for a given application as well as testing and validating the prototype solutions.Research and Innovation Actions addressing generic advances and technical capabilities:a. Open, generic forward-looking research into novel technical advances in robotics – open to all robotics-related research topics and disciplines. Proposals are expected to address technical topics which cut across application domains and which can be developed further with a view to achieving high future impact on markets or societal sectors in Europe.b. Technology research and development to achieve step changes in the capabilities of the following high priority RAS technologies: systems development, human-robot interaction, mechatronics, perception, navigation and cognition. Step changes are sought through either a multiplicative improvement in technical capability, for example achieving a difference in order of magnitude in the number of everyday objects a robot can recognise or handle, or a categorical advance, for example moving from rigid to intuitive human-robot interfaces.The Commission considers that the open research and the technical capabilities proposals are expected to require EUR 2 to 4 million each; nonetheless, this does not preclude submission and selection of proposals requesting other amounts. At least one action will be supported for each bullet (a or b above). Proposals are expected to identify which bullet is their main centre of gravity.Innovation Actions driven by end users:c. Improving the deployment prospects of RAS through end user-driven application developments in domains and application areas with significant market potential. Proposals are expected to address system development beyond TRL 5.[1]The outputs will not be purely technological; actions will generate economic and operational data that will provide a valuable basis for setting operating parameters and for reducing commercial risks for future investors.d. Filling technology or regulatory gaps through end user-driven innovation actions, where the gap represents a challenging market entry barrier. Proposals are expected to address a gap in either technical capability or system ability. The targeted gap and the required steps to tackle the gap must be clearly identified in the proposal.The Commission considers that End-user proposals are expected to require 2 to 4 million each; nonetheless, this does not preclude submission and selection of proposals requesting other amounts. At least one action will be supported for each bullet (c or d above). Proposals are expected to identify which bullet is their main centre of gravity.The expected impacts for the Research and Innovation Actions are:The expected impacts for the Innovation Actions on end-user research are:[1]Technology readiness level 5: technology validated in a relevant environment[2]According to the PwC/NVCA MoneyTree Report, capital investments by US venture capital firms rose to about $172 million in 2013, nearly tripling 2011 levels"</text:p>
          </table:table-cell>
          <table:table-cell office:value-type="string" calcext:value-type="string">
            <text:p>"theme"</text:p>
          </table:table-cell>
          <table:table-cell table:number-columns-repeated="1022"/>
        </table:table-row>
        <table:table-row table:style-name="ro10">
          <table:table-cell office:value-type="string" calcext:value-type="string">
            <text:p>"RAS technology has evolved significantly in the past decade, moving robots out of constrained environments and into the workplace or home. Technologies ranging from mechatronics to sensing, manipulation and mobility have all contributed to this evolution. However the easy deployment of smart robots in everyday life is still beyond the technical capability of most current laboratory prototypes.The specific challenge here is to develop robots that respond more flexibly, robustly and efficiently to the everyday needs of workers and citizens in professional or domestic environments, and which will also maintain Europe at the forefront of global research and development. The actions will address the whole research value chain, whether generic technology, developing RAS building blocks in the form of key technical capabilities, or market-led prototypes directly involving end users. End users will help drive Innovation Actions as active partners, setting the operating parameters for a given application as well as testing and validating the prototype solutions.Research and Innovation Actions addressing generic advances and technical capabilities:a. Open, generic forward-looking research into novel technical advances in robotics – open to all robotics-related research topics and disciplines. Proposals are expected to address technical topics which cut across application domains and which can be developed further with a view to achieving high future impact on markets or societal sectors in Europe.b. Technology research and development to achieve step changes in the capabilities of the following high priority RAS technologies: systems development, human-robot interaction, mechatronics, perception, navigation and cognition. Step changes are sought through either a multiplicative improvement in technical capability, for example achieving a difference in order of magnitude in the number of everyday objects a robot can recognise or handle, or a categorical advance, for example moving from rigid to intuitive human-robot interfaces.The Commission considers that the open research and the technical capabilities proposals are expected to require EUR 2 to 4 million each; nonetheless, this does not preclude submission and selection of proposals requesting other amounts. At least one action will be supported for each bullet (a or b above). Proposals are expected to identify which bullet is their main centre of gravity.Innovation Actions driven by end users:c. Improving the deployment prospects of RAS through end user-driven application developments in domains and application areas with significant market potential. Proposals are expected to address system development beyond TRL 5.[1]The outputs will not be purely technological; actions will generate economic and operational data that will provide a valuable basis for setting operating parameters and for reducing commercial risks for future investors.d. Filling technology or regulatory gaps through end user-driven innovation actions, where the gap represents a challenging market entry barrier. Proposals are expected to address a gap in either technical capability or system ability. The targeted gap and the required steps to tackle the gap must be clearly identified in the proposal.The Commission considers that End-user proposals are expected to require 2 to 4 million each; nonetheless, this does not preclude submission and selection of proposals requesting other amounts. At least one action will be supported for each bullet (c or d above). Proposals are expected to identify which bullet is their main centre of gravity.The expected impacts for the Research and Innovation Actions are:The expected impacts for the Innovation Actions on end-user research are:[1]Technology readiness level 5: technology validated in a relevant environment[2]According to the PwC/NVCA MoneyTree Report, capital investments by US venture capital firms rose to about $172 million in 2013, nearly tripling 2011 levels"</text:p>
          </table:table-cell>
          <table:table-cell office:value-type="string" calcext:value-type="string">
            <text:p>"theme"</text:p>
          </table:table-cell>
          <table:table-cell table:number-columns-repeated="1022"/>
        </table:table-row>
        <table:table-row table:style-name="ro10">
          <table:table-cell office:value-type="string" calcext:value-type="string">
            <text:p>"RAS operate through the integration of a wide range of different technologies, as noted above. In addition to the contribution of each of these technologies, it is also important to characterise the overall performance of an RAS in terms of its ability to perform system functions which traverse specific technological capabilities. The specific challenge here is to increase the system ability levels in terms of configurability, adaptability, motion, manipulation, decisional autonomy, dependability, interaction, perception and cognitive ability. Such system abilities provide a basis for setting performance metrics and for specifying desired levels of system performance. Reaching higher ability levels than currently available allows to advance the state of the art and to set future targets for robotic systems. Multiple-actor systems are composed of many actors who are able to operate independently but together can perform system functions. These actors may be autonomous entities, people, or static systems, including embedded sensor networks and cloud services, working together in the operational environment. The challenge is to develop complete, robust systems through the interaction of these many actors to carry out the system function.Integrated sets of common tool chains and real-world test installations are increasingly needed to support the development of complex robotics systems. The challenge resides in the need for open development and dissemination of common development tools and the provision of wide access to realistic testing environments for the end user community, especially SMEs. Robot testing and innovation facilities are starting to emerge in Europe but are underdeveloped in terms of their infrastructure and the facilities they offer. a. Research and Innovation Actions on system abilitiesResearch &amp; Innovation Actions will focus on advancing the state of the art in the level of smart robotics system abilities. The focus is on the technical challenges; research actions will address cross cutting technology issues that will make a significant contribution to the needs of applications and domains with the highest impact on markets. Proposals are expected to address at least one or a combination of the following prioritised abilities: robot dependability, social interaction ability and cognitive ability.The Commission considers that System ability proposals requesting a contribution from the EU of between EUR 2 and 4 million would allow this area to be addressed appropriately. Nonetheless, this does not preclude submission and selection of proposals requesting other amounts. At least one action will be supported within system abilities.b. Research and Innovation Actions on multiple-actor systems:This action focuses on developing advanced multiple-actor systems utilising actors which can operate individually, as members of a team and within a network of other assets in semi-structured, unstructured, dynamic or harsh environments. The system operates through the interaction of diverse independent actors and needs to be robust against errors or the inaction of any specific actor. Proposed multiple-actor systems are expected to demonstrate autonomy over an extended time scale and clearly identify service level gains (compared with current systems) in the application area chosen by the proposal. Systems must be built around identified end user needs and performance should be measured using relevant end user metrics.The Commission considers that Multiple-actor proposals requesting a contribution from the EU of between EUR 2 and 7 million would allow this area to be addressed appropriately. Nonetheless, this does not preclude submission and selection of proposals requesting other amounts. At least one action will be supported within multiple-actor systems.c. Innovation Actions on systems development technology:The action will address the open development and dissemination of integrated sets of tool chains and building-block applications which support the construction of complex robotics systems. This will result in a European-level ecosystem of development tools using commonly agreed ways of describing robot systems and system building blocks and their interaction. The ecosystem should be flexible and able to accommodate a diverse range of end application requirements in a broad range of different domains. Proposals must aim at developing such an ecosystem, provide mechanisms for its dissemination and stimulate community engagement in its development and subsequent deployment.Key to the success of this action will be support for modularity, composability[1], re-usability, ease of use and the adoption of existing and emerging standards within both the system and its components. The action is also expected to build on existing systems and structures.The action may involve financial support to third parties in line with the conditions set out in Part K of the General Annexes. The consortium will define the selection process of additional users and suppliers for which financial support will be granted (typically in the order of EUR 50.000 – 250.000[2] per party). Minimum 50% of the EU funding requested by the proposal should be allocated to the purpose of financial support to third parties.[3]The Commission considers that System development tools proposals requesting a contribution from the EU of between EUR 5 and 8 million would allow this area to be addressed appropriately. Nonetheless, this does not preclude submission and selection of proposals requesting other amounts. At least one action will be supported within systems development technology.d. Innovation Actions on pilot installations for robot testing:The action will develop and deploy access mechanisms and supporting infrastructure for single-site[4] pilot installations outside the laboratory for robot testing, based on the needs of end users. Proposals will build on an installation supported through existing EU, regional, national or commercial funding to develop a European accessible facility prioritised against emerging market domains and application areas. In order to ensure real-world conditions, these pilot installations will be based on existing infrastructures such as farms, hospitals / care homes, mines, nuclear sites, undersea sites, collapsed buildings etc. The proposed access mechanisms and infrastructure should provide a low access threshold for SMEs, public bodies and research organisations.Proposals are expected to provide a support infrastructure including as a minimum: instrumentation of the site; simulation support to allow off-site testing; access to the end user and local site experts, and metrics relating to the functional goals of the end user. The proposal should also address safety certification processes, the development of appropriate performance evaluation measures and application-specific benchmarks. The proposal should identify application-relevant standards and, where relevant, the types of human interaction expected, including the level of social interaction.Where appropriate, proposals should consider providing sharable standard platforms (hardware and software) to allow organisations offering individual modules or technologies to access the site, rather than limiting access to groups able to deliver whole systems.Proposals should clearly show how they will assess and, where appropriate, disseminate the results and market impact from trials carried out on the installation. Proposals are encouraged to highlight how deployed system dependability can be enhanced through interaction with the installation.The action may involve financial support to third parties in line with the conditions set out in Part K of the General Annexes. The consortium will define the selection process of additional users and suppliers running the experiments to access the installation for which financial support will be granted (typically in the order of EUR 50.000 – 150.000[2] per party). Minimum 60% of the EU funding requested by the proposal should be allocated to the purpose of financial support to third parties. Third party support is expected to cover the development of end user solutions for use at the pilot installation as well as the development of related service-side support that would enable the deployment of the end user application.[3]The Commission considers that Pilot installation proposals requesting a contribution from the EU of between EUR 7 and 10 million would allow this area to be addressed appropriately. Nonetheless, this does not preclude submission and selection of proposals requesting other amounts. At least one action will be supported within pilot installations for robot testing.The expected impacts for the RIA in system abilities are:The expected impacts for the RIA on multiple-actor systems are:The expected impacts of system development tools actions are:The expected impacts of pilot installation actions are:[1]Composability is defined as the ability to combine and recombine building blocks to fulfill different functions. Building blocks may be at different levels of granularity ranging from components to systems of systems. Composability applies to all aspects of the design and development of systems.[2]In line with Article 23 (7) of the Rules for Participation the amounts referred to in Article 137 of the Financial Regulation may be exceeded, and if this is the case proposals should explain why this is necessary to achieve the objectives of the action.[3]It is recommended to also use established networks reaching out to SMEs like the Enterprise Europe Network and the NCP network for calls publications and awareness raising towards SME's.[4]“Single Site” refers to the need for the site to be fully self-contained and aligned to a specific existing asset. Proposals may cover multiple assets at different geographic locations but each must be a single site asset.[5]In line with Article 23 (7) of the Rules for Participation the amounts referred to in Article 137 of the Financial Regulation may be exceeded, and if this is the case proposals should explain why this is necessary to achieve the objectives of the action.[6]It is recommended to also use established networks reaching out to SMEs like the Enterprise Europe Network and the NCP network for calls publications and awareness raising towards SME's."</text:p>
          </table:table-cell>
          <table:table-cell office:value-type="string" calcext:value-type="string">
            <text:p>"theme"</text:p>
          </table:table-cell>
          <table:table-cell table:number-columns-repeated="1022"/>
        </table:table-row>
        <table:table-row table:style-name="ro10">
          <table:table-cell office:value-type="string" calcext:value-type="string">
            <text:p>"Technology capabilities alone are not sufficient to enable future markets development. Robotic technology and systems must be designed, integrated and deployed along functional lines and match much more closely to SME and to general market needs.Research into promising system abilities such as configurability, adaptability, motion, manipulation, decisional autonomy, dependability, interaction, perception and cognitive ability will play a key role here, as mentioned above. A key challenge is to revitalise Europe's robot-making capacity.Whilst SMEs are generally regarded as the backbone of EU industry, they are under-contributing to the robotics industry. There is a requirement to stimulate SMEs in the robotics sector to develop novel and innovative technology that has the potential to open new markets.Underlying these requirements, is a market-driven need for benchmarks as clear markers of progress for any developer, whether SME or large industry. Benchmarking processes that provide consistency and value to the process of technology validation are lacking currently. Developing benchmarks that can be applied across multiple domains or areas of application allowing technical comparison is a priority.A further underlying need for the robotics community at large is to ensure the safety and security of their developments. Viable safety certification standards and processes (including testing protocols) are critical to the widespread deployment of robotic systems, but are not yet generally available. Such certification processes should cut across different domains and areas of application and need to be developed on a pan-European basis, but with global impact.Also the take up of robotics systems by public authorities is a challenge, as there are few if any generalised schemes for public procurement. Smart cities will provide a range of different applications where robotics technology may be able to provide opportunities for enhancing the utilisation of existing general infrastructure, ensuring higher levels of service delivery and addressing demographic change.a. Research and Innovation Actions on system abilities.RIAs will focus on advancing the state of the art in the level of smart robotics system abilities. The focus is on the technical challenges; research actions will address cross cutting technology issues that will make a significant contribution to the needs of applications and domains with the highest impact on markets. Proposals are expected to address at least one or a combination of the following prioritised abilities: perception ability which is immune to natural variation (e.g. changing weather conditions); decisional autonomy; increasing dependability levels to the level of graceful degradation; systems that are able to self-verify correct behaviour in safety critical tasks.The Commission considers that System ability proposals requesting a contribution from the EU of between EUR 2 and 4 million would allow this area to be addressed appropriately. Nonetheless, this does not preclude submission and selection of proposals requesting other amounts. At least one action will be supported for system abilities.b. Research and Innovation Actions for SME-based research and for benchmarks:Proposals should cover one of the following bullet points:The action may involve financial support to third parties in line with the conditions set out in Part K of the General Annexes. The consortium will define the selection process of additional users and suppliers for which financial support will be granted (typically in the order of EUR 50.000 – 200.000[1] per party). Minimum 50% of the EU funding requested by the proposal should be allocated to the purpose of financial support to third parties.[2]The action may involve financial support to third parties in line with the conditions set out in Part K of the General Annexes. The consortium will define the selection process of additional users and suppliers for which financial support will be granted (typically in the order of EUR 50.000 – 100.000[1] per party). Minimum 60% of the EU funding requested by the proposal should be allocated to the purpose of financial support to third parties.The Commission considers that proposals requesting a contribution from the EU of between EUR 5 and 8 million would allow this area to be addressed appropriately. Nonetheless, this does not preclude submission and selection of proposals requesting other amounts. At least one action will be supported for each of these two bullets (SME-based research and benchmarking).c. Innovation Actions on shared facilities for safety certification:Development of testing protocols for shared space cooperative and collaborative systems leading to viable safety certification standards. Proposals must cover a range of domains and applications where safety certification is a market barrier. Potential examples include healthcare and elderly or handicapped care applications, infrastructure maintenance, transport and logistics. The development of common approaches and tools is strongly encouraged.Proposals are expected to not only devise protocols but to carry out realistic trials to validate them. Proposals are also expected to show how the protocols they devise can match the requirements of relevant standards and regulations or inform the creation of new standards and regulations.The action may involve financial support to third parties in line with the conditions set out in Part K of the General Annexes. The consortium will define the selection process of additional users and suppliers for which financial support will be granted (typically in the order of EUR 50.000 – 100.000[1] per party). Minimum 50% of the EU funding requested by the proposal should be allocated to the purpose of financial support to third parties.[2]The Commission considers that Safety certification related proposals requesting a contribution from the EU of between EUR 6 and 11 million would allow this area to be addressed appropriately. Nonetheless, this does not preclude submission and selection of proposals requesting other amounts.d. Pre-commercial Procurement Actions:Demand-driven PCP actions will be pursued in the area of smart cities. Actions will aim at but not be limited to one or several of the following topics: waste management, transport (with focus on smart mobility), the provision of city-wide utilities and services, the provision of healthcare, social care and education (including social innovation). Actions will be expected to show how the PCP instrument and procurers will be mobilised to develop new robotics related solutions in a smart cities context.The Commission considers that PCP proposals requesting a contribution from the EU of between EUR 5 and 7 million would allow this area to be addressed appropriately. Nonetheless, this does not preclude submission and selection of proposals requesting other amounts.The expected impacts for the RIA in system abilities are:The expected impacts for the RIA on SMEs &amp; benchmarks are:The expected impacts for the Innovation Actions on safety certification are:The expected impacts for the PCP are:[1]In line with Article 23 (7) of the Rules for Participation the amounts referred to in Article 137 of the Financial Regulation may be exceeded, and if this is the case proposals should explain why this is necessary to achieve the objectives of the action.[2]It is recommended to also use established networks reaching out to SMEs like the Enterprise Europe Network and the NCP network for calls publications and awareness raising towards SME's.[3]In line with Article 23 (7) of the Rules for Participation the amounts referred to in Article 137 of the Financial Regulation may be exceeded, and if this is the case proposals should explain why this is necessary to achieve the objectives of the action.[4]In line with Article 23 (7) of the Rules for Participation the amounts referred to in Article 137 of the Financial Regulation may be exceeded, and if this is the case proposals should explain why this is necessary to achieve the objectives of the action.[5]It is recommended to also use established networks reaching out to SMEs like the Enterprise Europe Network and the NCP network for calls publications and awareness raising towards SME's."</text:p>
          </table:table-cell>
          <table:table-cell office:value-type="string" calcext:value-type="string">
            <text:p>"theme"</text:p>
          </table:table-cell>
          <table:table-cell table:number-columns-repeated="1022"/>
        </table:table-row>
        <table:table-row table:style-name="ro10">
          <table:table-cell office:value-type="string" calcext:value-type="string">
            <text:p>"The global robotics market will change shape significantly in the next few years. As the deployment of robotics technology increases, it is necessary to ensure that robotics actions are flanked by specific measures to optimise market take-up of European research whilst the window is still open.There are several challenges including the lack of sustained exchanges about robotics between members of the widespread European stakeholders' community and of coordinated European effort towards global standardisation and regulation. There is also a lack of systematic foresight of developing trends and issues to inform strategy-makers and the robotics community e.g. as relating to a pro-active approach of ethical, legal and socio-economic (ELSE) issues. Understanding and responding to developments in these areas will require engagement with non-robotics experts able to analyse impact within their area of expertise. Robotics-specific strategy can then be developed from this analysis and used to shape the processes of design, development and deployment of market services and applications.It is also important to disseminate information not only to the robotics community but also externally to those users and organisations impacted by robotics technology. Furthermore it is important to identify and assess socio-economic weaknesses and threats in the European robotics landscape. These will change over time and long term monitoring actions will be critical to the development of a responsive strategy.Potential issues range from the development of supportive and effective regulatory environments to assessing the public perception of robotics and its socio-economic impact, as well as the underlying imaginaries (e.g. pre-conceptions helping to envisage the future) of robotics developers. Broader technology impact issues such as data privacy, legal rights, liability, responsible innovation and ethical issues concerning vulnerable sections of society will also need to be addressed.An intense user-engagement in the developments of robots designed to perform social tasks, and a wide public debate around the issues and concerns that these developments may raise are key conditions to ensure a societal and socio-economic uptake of robotic technology in an informed way and to enhance market and community development.Competitions on smart robotics can also play an important role in increasing the levels of public understanding, as well as helping to accelerate progress in a stimulating way.Coordination and Support Actions focusing on one or more of the following topic areas and taking into account ongoing actions:a. Non-technical barriers to robotics take-up:b. Standards and Regulation:c. Community support and outreach:d. Competitions:The Commission considers that Coordination and Support Actions proposals covering all or an appropriate mix of topic areas (a), (b) or (c) above are expected to require up to EUR 3 million; nonetheless, this does not preclude submission and selection of proposals requesting other amounts. Minimum one action will be selected. Competition proposals addressing topic area (d) are expected to require up to EUR 2 million each; nonetheless, this does not preclude submission and selection of proposals requesting other amounts. Minimum one action will be selected."</text:p>
          </table:table-cell>
          <table:table-cell office:value-type="string" calcext:value-type="string">
            <text:p>"theme"</text:p>
          </table:table-cell>
          <table:table-cell table:number-columns-repeated="1022"/>
        </table:table-row>
        <table:table-row table:style-name="ro10">
          <table:table-cell office:value-type="string" calcext:value-type="string">
            <text:p>"Europe's photonics industry is facing fierce global market competition and has to cope with a very high speed of technological developments in the field. Further major S&amp;T progress and research and innovation investments are required for sustaining Europe's industrial competitiveness and leadership in photonic market sectors where Europe is strong (e.g. in laser-based manufacturing, medical photonics, sensing, lighting) and to exploit new emerging market opportunities.Moreover, Europe is experiencing the existence of many fragmented and rather uncoordinated developments between many different national and regional players. Europe suffers also from a slow innovation process for turning many good R&amp;D results into innovative products (‘Valley of Death’). This requires a joined-up approach, covering missing links in the value chain, such as assembly and packaging of photonics components. Finally, Europe needs to better exploit the large enabling potential of photonics in many industrial sectors and in solutions addressing major societal challenges such as health and well-being, energy efficiency or safety. Europe also needs to better exploit the innovation leverage potential of the innovation clusters and national platforms. The new trend in society of makerlabs and the efforts to create more interest in STEM (Science, Technology, Engineering and Mathematics) need to be exploited to generate an increased awareness of and improved skills in photonics.In order to capitalise on the opportunities coming from advances in Photonics for laser-based production, a topic addressing these is proposed in collaboration[1] with Factories of the Future topic FOF-13-2016 - Photonics Laser-based production.a. Research and Innovation ActionsApplication driven core photonic technology developments for a new generation of photonic devices (including components, modules and sub-systems): Actions should demonstrate strong industrial commitment, be driven by user needs and concrete business cases supported by strong exploitation strategies, and cover the value/supply chain as appropriate. Actions should address manufacturability and validation of results for the target applications and should include standardisation activities as appropriate. Actions may also include the related materials. Focus is on one of the following themes:The Commission considers that proposals requesting a contribution from the EU of between EUR 2 and 4 million would allow this area to be addressed appropriately. Nonetheless, this does not preclude submission and selection of proposals requesting other amounts. Minimum one action per theme will be selected.b. Innovation Actions Focus is on one of the following themes:The Commission considers that proposals requesting a contribution from the EU between EUR 2 and 4 million (for theme b.i), and between EUR 6 and 14 million (for theme b.ii) would allow these themes to be addressed appropriately. Nonetheless, this does not preclude submission and selection of proposals requesting other amounts. Minimum one action per theme will be selected.c. Coordination and support actions The Commission considers that proposals requesting a contribution from the EU of up to EUR 1.5 million would allow these themes to be addressed appropriately. Nonetheless, this does not preclude submission and selection of proposals requesting other amounts. Minimum one action per theme will be selected.Proposals should describe how the proposed work will contribute to the listed corresponding expected impacts and provide metrics, the baseline and concrete targets.a. Research and Innovation Actionsi. Biophotonics: advancing imaging for in-depth disease diagnosisii.. Breakthrough in miniaturization of SSL light engines and systemsiii. Pervasive high-specificity and high-sensitivity sensing for a safer environmentb. Innovation Actionsi. Microdisplay-based immersive, augmented and virtual reality visualisation systemsii. Pilot line for Assembly and Packagingc. Coordination and support actionsi. Coordination of regional photonics strategiesii. Photonics enabled MakerLabs[1]The Photonics PPP contributes 10M€ funding to this topic in the FoF Work Programme.[2]Wherever appropriate, actions could seek synergies and co-financing from relevant national/regional research and innovation programmes, or from structural funds addressing smart specialisation. Actions combining different sources of financing should include a concrete financial plan detailing the use of these funding sources for the different parts of their activities. [3]Wherever appropriate, actions could seek synergies and co-financing from relevant national/regional research and innovation programmes, or from structural funds addressing smart specialisation. Actions combining different sources of financing should include a concrete financial plan detailing the use of these funding sources for the different parts of their activities. "</text:p>
          </table:table-cell>
          <table:table-cell office:value-type="string" calcext:value-type="string">
            <text:p>"theme"</text:p>
          </table:table-cell>
          <table:table-cell table:number-columns-repeated="1022"/>
        </table:table-row>
        <table:table-row table:style-name="ro10">
          <table:table-cell office:value-type="string" calcext:value-type="string">
            <text:p>"Investments in R&amp;D&amp;I are essential for reinforcing Europe's industrial competitiveness and leadership in photonic market sectors where Europe is strong (e.g. in communications, medical photonics, sensing) and to seize new opportunities. Europe also needs to strengthen its manufacturing base in photonics to safeguard the further potential for innovation and value creation and for job creation. We must better exploit the large enabling potential of photonics in many industrial sectors and in solutions addressing major societal challenges such as health and well-being, energy efficiency or safety. Finally, Europe needs to better exploit the innovation capacity of the photonics SMEs and the innovation leverage potential of the innovation clusters and national platforms.a. Research and Innovation Actions All R&amp;I actions should demonstrate strong industrial commitment, be driven by user needs and concrete exploitation strategies, and they should cover the value/supply chain as appropriate. They should address manufacturability and include standardisation activities as appropriate. Focus is on one of the following themes:The Commission considers that proposals requesting a contribution from the EU of between EUR 6 and 8 million (for theme a.i), between EUR 3 and 4 million (for theme a.ii and a.iii) would allow these themes to be addressed appropriately. Nonetheless, this does not preclude submission and selection of proposals requesting other amounts. Minimum one action per theme will be selected.b. Innovation Actions Focus is on one of the following themes:i. Innovation Incubator for SMEs[1]The objective is to reinforce the competitiveness of photonics and end-user industries, in particular SMEs, by providing them one-stop-shop access, supported through competence centres, to services and capabilities such as expertise, training, prototyping, design, engineering or pilot manufacturing services for first users and early adopters enabling the wider adoption and deployment of photonic technologies in innovative products. The service to be provided to the SME should be driven by its business needs and the implementation must be flexible and fast to better cope with the speed of innovation in ICT and the SME requirements.Large projects are expected to achieve critical mass and to better exploit EU-added value. The action may involve financial support to third parties in line with the conditions set out in Part K of the General Annexes. The consortium will define the selection process of additional users and suppliers for which financial support will be granted (typically in the order of EUR 30.000 – 100.000[2] per party). A maximum of 50% of the EU funding requested by the proposal should be allocated to this purpose.[3]ii. Application driven core photonic devices integrated in systems: Actions should address validation and demonstration of photonic based systems for the target applications. Actions should also include standardisation activities. They should demonstrate strong industrial commitment, be driven by user needs and concrete business cases supported by strong exploitation strategies, and cover the whole value/supply chain and the end-user. Focus is on one of the following themes:The Commission considers that proposals requesting a contribution from the EU of between EUR 8 and 10 million (for theme b.i) and between 6 and 8 million (for theme b.ii) would allow these themes to be addressed appropriately. Nonetheless, this does not preclude submission and selection of proposals requesting other amounts. Minimum one action per theme will be selected.c. Coordination and Support actions Supporting the industrial strategy for photonics in Europe: the objective is to support the development and implementation of a comprehensive industrial strategy for photonics in Europe. The action should include the development of strategic technology road-maps, strong stakeholder engagement (in particular Photonics21 stakeholders, National Technology Platforms, regional Clusters, end-user industries), coordination of regional, national and European strategies and priorities, and development of financial models and financial engineering to facilitate access to different sources of financing.The Commission considers that proposals requesting a contribution from the EU of up to EUR 3 million would allow this theme to be addressed appropriately. Nonetheless, this does not preclude submission and selection of proposals requesting other amounts. No more than one action will be funded.Proposals should describe how the proposed work will contribute to the listed corresponding expected impacts and should provide metrics, the baseline and concrete targets.a. Research and Innovation Actions i. Agile Petabit/s Optical Core and Metro Networksii. Photonic integrated circuit (PIC) technologyiii. Disruptive approaches to optical manufacturing by 2 and 3 D opto-structuringb. Innovation Actions i. An Innovation Incubator for SMEsii.1. Biophotonics: imaging systems for in-depth disease diagnosisii.2. Sensing for process and product monitoring and analysisc. Coordination and Support actions [1]Wherever appropriate, actions could seek synergies and co-financing from relevant national/regional research and innovation programmes, or from structural funds addressing smart specialisation. Actions combining different sources of financing should include a concrete financial plan detailing the use of these funding sources for the different parts of their activities.[2]In line with Article 23 (7) of the Rules for Participation the amounts referred to in Article 137 of the Financial Regulation may be exceeded, and if this is the case proposals should explain why this is necessary to achieve the objectives of the action.[3]It is recommended to also use established networks reaching out to SMEs like the Enterprise Europe Network and the NCP network for calls publications and awareness raising towards SME's."</text:p>
          </table:table-cell>
          <table:table-cell office:value-type="string" calcext:value-type="string">
            <text:p>"theme"</text:p>
          </table:table-cell>
          <table:table-cell table:number-columns-repeated="1022"/>
        </table:table-row>
        <table:table-row table:style-name="ro10">
          <table:table-cell office:value-type="string" calcext:value-type="string">
            <text:p>"While the state-of-the-art micro/nano-electronics technologies and their manufacturing are being further advanced towards market-readiness in the context of the ECSEL Joint Undertaking, it is essential to prepare for the future of the electronics industry the next wave of industry-relevant technologies to extend the limits (technological and/or economic) mainstream technologies will be facing in the medium term[1]. This is essential to maintain and increase Europe's longer-term capacity in the design and manufacturing of these technologies and to strengthen the competitiveness and market leadership of the many industries innovating through these technologies.a. Research and Innovation actionsThe work must be in the scope of one of the following topics:International cooperation with clear EU industrial benefits may be considered preferably with nations that have substantial research in the area (e.g. Japan, South Korea, Taiwan, and the USA).The Commission considers that proposals requesting a contribution from the EU of between EUR 2 and 4 million would allow this specific challenge to be addressed appropriately. Nonetheless, this does not preclude submission and selection of proposals requesting other amounts.b. Innovation action[2]In Equipment Assessment Experiments, suppliers of innovative high-tech equipment install, assess and validate their prototypes or products that have left the R&amp;D phase in environments that are very close to real-life conditions in cooperation with end-user. Proposals at TRL 6-7 are called for.The Commission considers that proposals requesting a contribution from the EU between EUR 1 and 2 million would allow this specific challenge to be addressed appropriately. Nonetheless, this does not preclude submission and selection of proposals requesting other amounts.c. Coordination and Support actionsIn view of promoting the attractiveness of careers in micro/nanoelectronics towards young people, a dedicated pan-European challenge event should be proposed to showcase the possibilities offered by state-of-the-art hardware technologies (similar to the European code week for software apps). The sustainability of this event should also be addressed.The Commission considers that proposals requesting a contribution from the EU of about EUR 0.5 million would allow this specific challenge to be addressed appropriately. Nonetheless, this does not preclude submission and selection of proposals requesting other amounts.Proposals should address the following impact criteria and provide metrics to measure and monitor successa. Research and Innovation actionsThe actions will aim at contributing to the future growth in Europe of the micro-/nanoelectronics and related industries.b. Innovation actionsc. Coordination and Support actions[1]Graphene is covered by the eponym FET Flagship initiative[2]Access actions (including EuroPractice-type actions) are addressed under ICT-4[3]https://ec.europa.eu/digital-agenda/en/electronics-roadmap-europe[4]https://ec.europa.eu/digital-agenda/en/news/european-industrial-strategic-roadmap-micro-and-nano-electronic-components-and-systems-0"</text:p>
          </table:table-cell>
          <table:table-cell office:value-type="string" calcext:value-type="string">
            <text:p>"theme"</text:p>
          </table:table-cell>
          <table:table-cell table:number-columns-repeated="1022"/>
        </table:table-row>
        <table:table-row table:style-name="ro10">
          <table:table-cell office:value-type="string" calcext:value-type="string">
            <text:p>"In Europe too many promising high tech start-ups or innovative SMEs do not manage to grow and scale up at pan-European or international level. The tendency is that they either remain within a restricted national market or, if they manage to emerge, are often bought while they are still too small, thus failing to become full actors on the international scene and to create a sound ecosystem around their success. Beyond this, turning research results with high innovation potential into viable products and services, bringing them to the market at European or even global level remains a big challenge.Leveraging the Startup Europe[1] and Innovation Radar[2] initiatives, actions within this topic should on the one hand help established startups and prospective tech entrepreneurs to achieve market success and, on the other, raise broader awareness of high potential innovators in Europe with specific targeted actions for maturing innovation excellence in EU-funded ICT projects. Actions should support the expansion of startups on a pan-European and international level. They should stimulate further tech entrepreneurship and the creation of new high growth businesses and jobs, seeking maximum synergies through European innovation ecosystems. Innovators targeted by the Innovation Radar include startups, SMEs, spinoffs and research teams. Innovators identified, promoted and supported by the Innovation Radar are expected to enriching and benefiting from, the Startup Europe ecosystem.a. Innovation actionsProposers should cover one or both of the following themes:The Commission considers that proposals requesting a contribution from the EU of around EUR 1.5 million would allow this area to be addressed appropriately. Nonetheless, this does not preclude submission and selection of proposals requesting other amounts.Minimum one action will be selected for each of the themes described.b. Coordination and Support actionsThese actions shall primarily be targeted towards technologies developed in EU funded ICT projects (from Framework Programme 7, Competitiveness and Innovation Programme and Horizon 2020).The Commission considers that proposals requesting a contribution from the EU of around 1 million would allow this area to be addressed appropriately. Nonetheless, this does not preclude submission and selection of proposals requesting other amounts.Minimum one action will be selected for each of the themes described.Proposals should address the following and provide appropriate metrics for measuring success with respect to a defined baseline:a. Innovation actionsb. Coordination and Support actions[1]http://ec.europa.eu/digital-agenda/about-startup-europe[2]https://ec.europa.eu/digital-agenda/en/innovation-radar"</text:p>
          </table:table-cell>
          <table:table-cell office:value-type="string" calcext:value-type="string">
            <text:p>"theme"</text:p>
          </table:table-cell>
          <table:table-cell table:number-columns-repeated="1022"/>
        </table:table-row>
        <table:table-row table:style-name="ro10">
          <table:table-cell office:value-type="string" calcext:value-type="string">
            <text:p>"ECB and FP7 impact studies point out that the biggest challenge faced by innovative companies in Europe is not to find funding for R&amp;I but to find a first customer. The challenge is to facilitate access of innovative companies to the market by removing barriers to Pre-Commercial Procurement (PCP) and Public Procurement of Innovative solutions (PPI) in Europe. Cross-border cooperation among procurers and defragmentation of public demand are key in this respect as potential market size is the most important decision factor for firms to participate or not in a public procurement. Speeding up of implementation cycles and further networking of national innovation procurement competence centres are also needed.Coordination and Support actionsProposals should focus on one of the two themes below:a. The objective is to support the creation of European wide networks of procurers (European Public Procurers networks) that define together an innovation procurement roadmap, identifying shared procurement needs in the near term (relevant for PPI) as well as mid-to-long term (relevant for PCP) in areas of common European interest.European Public Procurers (EPP) networks are expected to engage into an open dialogue with all potential stakeholders, including other procurers and end-users. EPP networks are encouraged to publish their perceived procurement needs online, in a way that enables the research and innovation community to comment and submit ideas to make suggestions for future PCPs or PPIs.. EPP networks should also undertake activities that investigate the feasibility and facilitate the concrete preparation of a cross-border PCP or PPI for at least one shared common procurement need.EPP networks should contain a critical mass of public procurers responsible for the acquisition and/or regulatory strategy for innovative solutions in areas of public interest that are large potential customers for ICT LEIT technologies. EPP networks should also undertake dissemination activities to share results and raise awareness about PCP and PPI across Europe.b. The objective is to support the creation of one EU wide network of national competence centers on innovation procurement (PCP and PPI). Activities undertaken by the network are expected to include the creation of new national innovation competence centers and the enlarging of the scope of existing competence centers. They should also include experience sharing on PCP/PPI implementation across Europe, promoting Horizon 2020 funding and synergies with ESIF funding for PCP and PPI to ICT procurers in cooperation with NCPs, assisting ICT procurers in starting up such procurements nationally and collaborating cross-border to facilitate also transnational joint procurement.In cooperation with policy makers, the network should also develop and coordinate policy actions to mainstream PCP and PPI across Europe such as setting targets and developing financial incentive schemes for procurers to undertake PCP and PPI.The network is expected to maximize synergies with national and ESIF funding and focus the budget requested from Horizon 2020 on activities/partners that cannot be funded from ESIF or for which national funding is not available.The expected duration for the action is 4 years. The minimum participation is 5 existing national innovation procurement competence centers plus 5 public bodies that have the mandate to setup 5 new innovation procurement competence centers (in total from 10 different Member States or associated countries), aiming for EU wide participation of innovation procurement centers in the network by the end of the project.The Commission considers that proposals requesting a contribution from the EU of between EUR 1 and 2 million would allow these themes to be addressed appropriately. Nonetheless, this does not preclude submission and selection of proposals requesting other amounts."</text:p>
          </table:table-cell>
          <table:table-cell office:value-type="string" calcext:value-type="string">
            <text:p>"theme"</text:p>
          </table:table-cell>
          <table:table-cell table:number-columns-repeated="1022"/>
        </table:table-row>
        <table:table-row table:style-name="ro10">
          <table:table-cell office:value-type="string" calcext:value-type="string">
            <text:p>"This specific challenge addresses the lack of public demand-driven innovation in Europe needed to close the gap between supply and demand for innovative ICT solutions. It targets consortia of procurers with similar procurement needs of common European interest, to drive innovation from the demand side and reduce fragmentation of public sector demand in Europe. The aim of engaging in such forward looking R&amp;D procurement strategies is to modernize the provision of public services faster whilst creating opportunities for industry and researchers in Europe to take international leadership in new markets.PCP ActionsThe objective is to bring radical improvements to the quality and efficiency of public services by encouraging the development and validation of breakthrough solutions through Pre-Commercial Procurement. This topic is open to proposals for pre-commercial procurement actions in all areas of public sector interest requiring innovative ICT based solutions. The work will complement PCP Actions foreseen under other challenges in ICT LEIT. It is open both to proposals requiring improvements mainly based on one specific ICT technology field, as well as to proposals requiring end-to-end solutions that need combinations of different ICT technologies.The Commission considers that proposals requesting a contribution from the EU of up to EUR 4 million would allow this specific challenge to be addressed appropriately. Nonetheless, this does not preclude submission and selection of proposals requesting other amounts."</text:p>
          </table:table-cell>
          <table:table-cell office:value-type="string" calcext:value-type="string">
            <text:p>"theme"</text:p>
          </table:table-cell>
          <table:table-cell table:number-columns-repeated="1022"/>
        </table:table-row>
        <table:table-row table:style-name="ro10">
          <table:table-cell office:value-type="string" calcext:value-type="string">
            <text:p>"The development and deployment of digital technologies and services induces pervasive and radical changes in our lives and in the societal system. The explosion of the number of devices, their increased "intelligence", autonomous behavior and connectivity are changing significantly the life conditions of Europeans. Beyond the benefits brought about by technological innovations, there are also challenges, and sometimes threats, that need to be addressed to ensure that technological innovations go hand in hand with societal needs and expectations. Including SSH (social sciences and humanities) expertise provides a constructive and critical accompaniment of the scientific and technological developments for the projects funded under LEIT-ICT, and enables responsible research and innovation in the digital age.SSH engagement in ICT research can both address proactively the impacts of the take-up of novel technologies, and contribute to innovation by proposing alternative approaches. For example, considering that there is a trade-off between privacy and security refers to conceptions that can be challenged. Reconsidering underlying assumptions or taking a new and broader view to ICT related research and innovation can lead to other options that inspire different and more responsible technological R&amp;I, with new benefits for the society. <text:s/>a. Research and Innovation Actions should take a fresh look on the relationship between information and communication technologies, on the one hand, and social phenomena, on the other hand. They should contribute to ongoing ICT-driven research and innovation by providing best practice in collaborative research between SSH and ICT communities. The projects are expected to have direct relevance to ongoing ICT-related research and innovation, in particular in the area of robotics, cyber-physical systems, internet of things, big data and cybersecurity.From this wide range of issues, proposals are expected to focus on one or both of the following clusters:The Commission considers that proposals requesting a contribution from the EU of between EUR 1 and 2 million would allow this area to be addressed appropriately. Nonetheless, this does not preclude submission and selection of proposals requesting other amounts.b. Smaller short-term Research and Innovation Actions are expected to engage SSH expertise and, potentially other actors, to reflect and challenge the way ICT-related research and innovation is currently approached in a specific area and/or reflected in the call text. This approach opens new ways for interactions between SSH and ICT. SSH expertise is called for to unveil and challenge the implicit assumptions underlying broader technological research agendas, with a view to propose constructive alternative framings which enhance considerations for responsible ICT research and innovation. These so called "sister projects" should clearly describe how they intend to bring an innovative research perspective for one or more LEIT ICT topic areas. These projects are expected to have a light project structure, accommodating for its exploratory experimental nature and its relevance beyond disciplinary boundaries.The Commission considers that proposals requesting a contribution from the EU of between EUR 300.000 and 500.000 and running for 12 months would allow this area to be addressed appropriately. Nonetheless, this does not preclude submission and selection of proposals requesting other amounts and/or proposing other durations.Minimum one action will be selected for each of the areas (a, b) described above.Note that there are related topics with emphasis on SSH and responsible ICT research and innovation in other parts of ICT LEIT WP."</text:p>
          </table:table-cell>
          <table:table-cell office:value-type="string" calcext:value-type="string">
            <text:p>"theme"</text:p>
          </table:table-cell>
          <table:table-cell table:number-columns-repeated="1022"/>
        </table:table-row>
        <table:table-row table:style-name="ro10">
          <table:table-cell office:value-type="string" calcext:value-type="string">
            <text:p>"Innovation, today, is as much about novel solutions that technology and design can provide as it is about understanding needs of society and ensuring wide participation in the process of innovation. In this context, the Arts are gaining prominence as a catalyst of an efficient conversion of S&amp;T knowledge into innovative products, services, and processes.The challenge is to accelerate and widen the exchange of skills of artists and creative people with entrepreneurs and technologists, thus creating a common language and understanding. This topic supports the STARTS (S&amp;T&amp;ARTS) initiative, fostering innovation at the nexus of 'Science, Technology and the Arts'.The activities are structured in two lines: establishing a structured dialogue between creative people and technology developers and encouraging artists' integration into research and innovation projects, providing visibility of good practices and rewarding them.a. Innovation Action establishing a structured dialogue between creative people and technologists:First, it will identify the relevant regional, national and international agencies active in education, research and economic support of the Creative Industries and:Second, it will directly support creative people and technologists to work together and produce unconventional and compelling new products. Taking advantage of existing structures such as fab labs, creative and innovation hubs, the action should at least combine the following activities:The action may involve financial support to third parties in line with the conditions set out in Part K of the General Annexes. The consortium will define the process for selecting the prototype developments to which financial support will be granted (typically below the range of EUR 50.000 per experiment). At least 80% of the funding should be dedicated to the prototype developments..The Commission considers that proposals requesting a contribution from the EU of about EUR 3 million would allow this specific challenge to be addressed appropriately. Nonetheless, this does not preclude submission and selection of proposals requesting other amounts.b. Coordination and Support ActionsProposals will cover one of the two areas defined below:1. Integration of artists in research and innovation projects is encouraged across all ICT objectives in WP2016/2017. To facilitate this integration and help build silo-breaking partnerships between industries, entrepreneurs, and researchers in ICT with the Arts, a Coordination and Support Action will provide a brokerage service that will:2. Implementation of a 'STARTS prize' that will showcase vision and innovation in technology rooted in links with the Arts by giving visibility to the most forward- looking collaborations and the impact on innovation that they have achieved. rewarding outstanding contributions to innovation resulting from collaborations of technology with the Arts. The support action will ensure publicising the prize, handling of submission in a scalable manner, the evaluation procedure for the prize in liaison with the EC services, the award ceremony together with an exhibition and a (travelling) exhibition of shortlisted works.It is foreseen to hand out two annual prizes (20.000Euros each) covering different aspects of STARTS, one honouring artistic exploration where appropriation by the Arts has altered (the use, deployment, or perception of) technology and one that honours works linking ICT and the Arts (technological or artistic) that open new pathways for innovation and/or society.To achieve visibility and impact the STARTS prize must be a long-term commitment, must reach out to both technology/industry and to the art world. It might therefore be best linked to an existing high profile prize allowing leveraging existing resources and credentials. This action allows for the provision of financial support to third parties in the form of prize in line with the conditions set out in Part K of the General Annexes.The Commission considers that proposals requesting a contribution from the EU of about EUR 4 million for area 1 and of about EU 1 million for area 2 would allow each area to be addressed appropriately. Nonetheless, this does not preclude submission and selection of proposals requesting other amounts. Proposals should target a duration of four years.[1]It is recommended to also use established networks reaching out to SMEs like the Enterprise Europe Network and the NCP network for calls publications and awareness raising towards SME's."</text:p>
          </table:table-cell>
          <table:table-cell office:value-type="string" calcext:value-type="string">
            <text:p>"theme"</text:p>
          </table:table-cell>
          <table:table-cell table:number-columns-repeated="1022"/>
        </table:table-row>
        <table:table-row table:style-name="ro10">
          <table:table-cell office:value-type="string" calcext:value-type="string">
            <text:p>"The challenge is to create the conditions for optimised cooperation opportunities between the European and the Chinese research and innovation ecosystems including standardisation, in particular for key strategic domains where global approaches, interoperability and standards are sought like IoT and 5G. It includes the identification of practical opportunities for future cooperation on a reciprocal basis.The scope of the work is of analytical nature, and requires a good understanding of both the Chinese and European models for research support, standardisation support, and lead market introduction. The work targets the analysis of the Chinese research/standardisation/innovation ecosystems, of their main partners and conditions of contributions and participation for foreign companies, including the legal environment. It includes a comparative analysis with the European research systems, and further identifies key CN national projects, that could form the basis of joint EU-CN collaborations. These activities are complemented with roadmapping activities for EU-CN cooperation in the specific domains of 5G and IoT.The Commission considers that proposals requesting a contribution from the EU of around EUR 1 million would allow this area to be addressed appropriately. Nonetheless, this does not preclude submission and selection of proposals requesting other amounts."</text:p>
          </table:table-cell>
          <table:table-cell office:value-type="string" calcext:value-type="string">
            <text:p>"theme"</text:p>
          </table:table-cell>
          <table:table-cell table:number-columns-repeated="1022"/>
        </table:table-row>
        <table:table-row table:style-name="ro10">
          <table:table-cell office:value-type="string" calcext:value-type="string">
            <text:p>"Mexico has demonstrated its commitment to use FIWARE as the open service platform of reference. Two FIWARE nodes have been established in Mexico, applications and services are being developed and some new FIWARE platform components are added from Mexican research teams. Furthermore Mexico has confirmed in the Joint Scientific Committee the interest to strengthen the collaboration in the ICT domain. Therefore, the present Challenge is to enhance collaboration in FIWARE and opening horizons for future cooperation in the ICT domain.a. Research and Innovation Actions: Development, implementation and replication of FIWARE-based services in the EU and Mexico, to facilitate the transfer of applications between the EU and Mexico, to develop the global uptake of applications in validated scenarios (e.g. energy, transport, smart cities), and to ensure multilingual training and support.Development of new FIWARE components and evolution of existing ones from sectorial implementations in the EU or Mexico.The Commission considers that proposals requesting a contribution from the EU of EUR 0.5 million would allow this specific challenge to be addressed appropriately. Nonetheless, this does not preclude submission and selection of proposals requesting other amounts.b. Coordination and Support Actions:Proposals should cover one of the following bullet points:- Networking and other actions for sustainability, standardisation and industrial commitment to FIWARE in Mexico;- Identify and explore topics for future collaboration in the domain of ICT, e. g. by road-mapping and events in order to ensure that any further cooperation is based on solid basis and a clear mutual value added.The Commission considers that proposals requesting a contribution from the EU of EUR 0.25 million would allow this specific challenge to be addressed appropriately by two distinct projects. Nonetheless, this does not preclude submission and selection of proposals requesting other amounts."</text:p>
          </table:table-cell>
          <table:table-cell office:value-type="string" calcext:value-type="string">
            <text:p>"theme"</text:p>
          </table:table-cell>
          <table:table-cell table:number-columns-repeated="1022"/>
        </table:table-row>
        <table:table-row table:style-name="ro10">
          <table:table-cell office:value-type="string" calcext:value-type="string">
            <text:p>"To reinforce cooperation and strategic partnership with selected countries and regions in areas of mutual interest.Targeted countries: Low and middle income countries[1] in sub-Saharan Africa and ASEAN countriesa. Innovations Actions Actions will address the requirements of end-user communities in developing countries. This may include technological improvements and adaptations as well as innovative service creation based on existing technologies.Proposals could include specific technological targets such as co-design, adaptation, demonstration and validation (e.g. pilots) of ICT related research and innovation in relevant thematic areas addressed by Horizon 2020 including Content Technologies and Societal Challenges. Proposals are expected to address take up and scalability of the proposed solutions.Activities under this topic should be led by a clearly defined user need/market opportunity for the technology being adapted; they should in particular include requirements of developing countries (at national and local level), and where possible, have the potential for wider impact by involving a number of countries from the same region. Proposals should feature an explicit element exploring technology adoption, through understanding and evaluating behavioural responses to the introduction of new technologies in different regional settings. Societal and gender issues will be taken into account. Proposals should be submitted by a partnership complementing each other with a particular focus on the participation of relevant developing country innovation stakeholders and end-user community representatives (e.g. relevant public, private, education and research, and societal sector organisations, Innovation Hubs or Living Labs).The Commission considers that proposals requesting a contribution from the EU between EUR 1 and 2 million would allow this specific challenge to be addressed appropriately. Nonetheless, this does not preclude submission and selection of proposals requesting other amounts.b. Coordination and Support Actions for AfricaOne CSA to foster research coordination and support collaborative activities between Europe and Africa, through the organisation of events – if possible synchronised with relevant either policy or research meetings - and monitoring ICT-related activities in targeted countries in Africa providing input on common R&amp;D priorities and future cooperation opportunities; strengthening cooperative research links; supporting greater awareness of research cooperation opportunities and dissemination of results from ICT39-2015 and other relevant developments. Actions should build upon the achievements of similar past or ongoing Support Actions for Africa.The Commission considers that proposals requesting a contribution from the EU of around EUR 0.8 million would allow this area to be addressed appropriately. Nonetheless, this does not preclude submission and selection of proposals requesting other amounts. No more than one action will be funded.[1]See World Bank country classification."</text:p>
          </table:table-cell>
          <table:table-cell office:value-type="string" calcext:value-type="string">
            <text:p>"theme"</text:p>
          </table:table-cell>
          <table:table-cell table:number-columns-repeated="1022"/>
        </table:table-row>
        <table:table-row table:style-name="ro10">
          <table:table-cell office:value-type="string" calcext:value-type="string">
            <text:p>"To reinforce cooperation and strategic partnership with selected countries and regions in areas of mutual interest.Targeted countries: Low and middle income countries[1] in sub-Saharan Africa and ASEAN countriesa. Innovations Actions Actions will address the requirements of end-user communities in developing countries. This may include technological improvements and adaptations as well as innovative service creation based on existing technologies.Proposals could include specific technological targets such as co-design, adaptation, demonstration and validation (e.g. pilots) of ICT related research and innovation in relevant thematic areas addressed by Horizon 2020 including Content Technologies and Societal Challenges. Proposals are expected to address take up and scalability of the proposed solutions.Activities under this topic should be led by a clearly defined user need/market opportunity for the technology being adapted; they should in particular include requirements of developing countries (at national and local level), and where possible, have the potential for wider impact by involving a number of countries from the same region. Proposals should feature an explicit element exploring technology adoption, through understanding and evaluating behavioural responses to the introduction of new technologies in different regional settings. Societal and gender issues will be taken into account. Proposals should be submitted by a partnership complementing each other with a particular focus on the participation of relevant developing country innovation stakeholders and end-user community representatives (e.g. relevant public, private, education and research, and societal sector organisations, Innovation Hubs or Living Labs).The Commission considers that proposals requesting a contribution from the EU between EUR 1 and 2 million would allow this specific challenge to be addressed appropriately. Nonetheless, this does not preclude submission and selection of proposals requesting other amounts.b. Coordination and Support Actions for AfricaOne CSA to foster research coordination and support collaborative activities between Europe and Africa, through the organisation of events – if possible synchronised with relevant either policy or research meetings - and monitoring ICT-related activities in targeted countries in Africa providing input on common R&amp;D priorities and future cooperation opportunities; strengthening cooperative research links; supporting greater awareness of research cooperation opportunities and dissemination of results from ICT39-2015 and other relevant developments. Actions should build upon the achievements of similar past or ongoing Support Actions for Africa.The Commission considers that proposals requesting a contribution from the EU of around EUR 0.8 million would allow this area to be addressed appropriately. Nonetheless, this does not preclude submission and selection of proposals requesting other amounts. No more than one action will be funded.[1]See World Bank country classification."</text:p>
          </table:table-cell>
          <table:table-cell office:value-type="string" calcext:value-type="string">
            <text:p>"theme"</text:p>
          </table:table-cell>
          <table:table-cell table:number-columns-repeated="1022"/>
        </table:table-row>
        <table:table-row table:style-name="ro10">
          <table:table-cell office:value-type="string" calcext:value-type="string">
            <text:p>"Increasing urbanisation and the transformation of rural economies and communities result in new types of rural-urban interaction and dependency, to which policies and governance approaches still have to fully adapt. Consolidated evidence is needed to assess the impact of such interaction on rural growth potential (in which there is an increasing interest worldwide) and understand, in concrete and operational terms, how linkages and dependencies between urban and rural activities affect the creation of added value and jobs. Recent studies have provided some evidence that well-functioning relationships between urban and rural areas can lead to higher growth rates in both. They may also deliver more sustainable, integrated and inclusive forms of development, building on local assets and natural resources to improve adaptation and resilience to global change. There is a need for thorough understanding and a consolidated conceptual framework is needed to tailor policy intervention at different scales so as to maximise rural job and growth creation on the basis of synergistic interaction.Building on the EU typology of urban and rural areas[1] and on the outcomes of previous studies on rural-urban linkages, proposals should consolidate a conceptual and policy framework adapted to the diversity of European needs, including a well-argued approach to defining functional areas. They should analyse how European rural areas interact with other (in particular, urban) areas in their region or beyond, exploring endogenous conditions that enable them to interact and quantifying the importance of these connections for the rural economy and society. Activities should involve case studies covering a diverse set of territorial contexts and scales of analysis describing practical linkages between rural and urban activities, mutual dependencies, competitive or synergistic relationships, the distribution of value-adding production steps between rural and urban areas and the institutional and policy context. Proposals should involve participatory research identifying concrete opportunities for greater synergies and cooperation between urban and rural activities and communities, bottlenecks impeding synergistic development and concrete solutions to remove these bottlenecks. Activities should assess the effectiveness of a variety of existing or emerging governance approaches and instruments, including those provided by the European structural and investment funds, looking at official authorities but also at informal governance groups (e.g. local action groups). Concrete outputs could be a set of governance models and tools adapted to different types of situation. Such models should cater for better economic development as well as for modernisation of service delivery.Activities should look at economic, environmental and social linkages and dependencies in an integrated way and examine various territorial settings, covering various forms of territorial interaction beyond city-hinterland relationships, including networks of small market towns and other types of more distant, cross-border or international interaction.Projects should fall under the concept of the 'multi-actor approach'[2], involving local development or economic development bodies in rural and urban areas or representatives of both rural and urban economic players. Activities should involve engagement with government bodies at the appropriate scale, and with businesses and society. Targeted communication activities and easy-to-use policy-oriented outputs and training material will ensure maximum uptake of the results during the lifetime of the project and beyond. Networking activities between case-study areas and other areas interested in rural-urban synergies and leading to longer-term cooperation may be envisaged. Some cooperation activities with projects financed under topic RUR-2-2017 could be included.The Commission considers that proposals requesting a contribution from the EU of up to EUR 6 million would allow this specific challenge to be addressed appropriately. Nonetheless, this does not preclude submission and selection of proposals requesting other amounts.Results are expected to improve policies for the management of rural-urban linkages through:Better managed urban-rural relationships, improved governance and increased cross-sectoral cooperation will enable further growth and job creation in rural areas in the long term.[1]http://ec.europa.eu/eurostat/statistics-explained/index.php/Urban-rural_typology;http://ec.europa.eu/eurostat/statistics-explained/index.php/Urban-rural_typology_update[2]See definition of the 'multi-actor approach' in the introduction to this Work Programme part."</text:p>
          </table:table-cell>
          <table:table-cell office:value-type="string" calcext:value-type="string">
            <text:p>"theme"</text:p>
          </table:table-cell>
          <table:table-cell table:number-columns-repeated="1022"/>
        </table:table-row>
        <table:table-row table:style-name="ro10">
          <table:table-cell office:value-type="string" calcext:value-type="string">
            <text:p>"At the interface of land and sea, coastal areas are environmentally fragile but also attractive areas with unexploited business opportunities. Land-based activities in coastal regions and even beyond, in upstream river-basins, influence the availability and quality of fresh water reaching the sea and, as a consequence, coastal and sea-based economic activities (including tourism) and the exploitation of marine resources. Equally, coastal development can have positive or negative effects on hinterland development, e.g. tourism-related pressure on land availability. Mainstream agro-environmental policies tend to fail when it comes to lowering nutrient load on the shorelines while rural economies do not always benefit from the economic development on the coast. There is a need to explore how territorial governance approaches and cross-sectoral economic development approaches could deliver mutually beneficial impacts for rural territories and coastal areas and seas which cannot be achieved in other ways, in particular as regards mitigating the impact of land-based activities on coastal water quality.Combining environmental, agricultural and socio-economic research, proposals will identify and analyse interactions between land (coast and hinterland) and sea, identify the various components of local economies at the interface of land and sea and analyse their respective importance and short, medium and long-term development trends taking into account market, environmental and climate forecasts. The analysis should provide an inventory of the positive and negative externalities of different activities, including the effect they have on each other, and consider whether solutions exist to mitigate negative externalities and enhance positive externalities, listing motivations and barriers to change for the types of player involved. The analysis should highlight potential cross-sectoral interactions and innovation that could emerge from greater cooperation between sea-based and land-based businesses or organisations.The analysis should cover a representative set of coastal areas or regions across Europe varying according to size and geographical, environmental, socio-economic, institutional and administrative conditions (regional, inter-regional, macro-region, cross-border). Interactive research approaches should be used to engage with local businesses and citizens and elaborate options for cooperation, networking and integrated governance seeking to enhance partnership. Activities could usefully build on a review of positive (and perhaps negative) examples from different areas, including innovative business models integrating land-based and sea-based production with simultaneous benefit for the local economy, local jobs and the environment both on the coast and in the hinterland. Proposals could seek to create long-lasting relationships within and between the case study areas benchmarked by the project in order to generate knowledge exchange.Concrete outputs would include a set of tools which could be used to foster synergistic relationships in different coastal areas of Europe, and concrete and operational governance models to be applied. The potential use of instruments provided by the European Structural and Investment funds for the period 2014-2020 should be explored. Communication and dissemination activities should be carefully targeted and planned to reach out to all potentially interested areas beyond those participating in the consortium. Training material and coaching activities may be envisaged. Some cooperation activities with projects financed under topic RUR-1-2016 could be included.Proposals should fall under the concept of the 'multi-actor approach'[1] and involve farmers groups and other land and sea-based businesses, and economic and local development bodies. Engaging with managing authorities of European structural and investment funds during the project would help increase implementation of the project outcomes.The Commission considers that proposals requesting a contribution from the EU of up to EUR 5 million would allow this specific challenge to be addressed appropriately. Nonetheless, this does not preclude the submission and selection of proposals requesting other amounts.Results are expected to contribute to the long-term improvement of sea water quality combined with the creation of added value and jobs in coastal areas and hinterland through: The project may lead to the creation of longer-term relationships between coastal areas serving as European flagships for rural-coastal synergies and ensuring longer and wider dissemination.[1]See definition of the 'multi-actor approach' in the introduction of this Work Programme part."</text:p>
          </table:table-cell>
          <table:table-cell office:value-type="string" calcext:value-type="string">
            <text:p>"theme"</text:p>
          </table:table-cell>
          <table:table-cell table:number-columns-repeated="1022"/>
        </table:table-row>
        <table:table-row table:style-name="ro10">
          <table:table-cell office:value-type="string" calcext:value-type="string">
            <text:p>"Policies influencing the management and use of natural resources at national and EU levels have evolved considerably in the past decades as underpinning objectives have widened to meet societal needs (food security, environment, energy, climate change, etc.). However, this process has been fragmented and incomplete. In addition the technology and information available to decision-makers have advanced significantly in this time. To ensure sustainable management of natural resources in the long term there is a need for an integrated framework that addresses all society's objectives appropriately by incentivising actions / behaviours / investments contributing to desirable targets. Appropriate decision-support tools are needed to help implement such an integrated and systemic approach.Activities will take place on various geographic scales reflecting levels of policy / use relevance, from regional to EU levels. Investigations relating to both policy and decision tools will be fully participatory so as to ensure the involvement of the society at large. Policy development will take account of all current and expected major societal needs as regards natural resources and their use in terms of products and other types of goods, services and functions. Decision-support tools and models will help prioritise multiple resource uses (e.g. land, water) at various geographic scales (meso level and related regional strategies + national/EU level for general policies), taking advantage of existing databases and tools and what is possible on the basis of modern capabilities. Activities will cover agricultural and forestry land. While focusing on Europe, proposals are encouraged to draw on good examples from elsewhere.The Commission considers that proposals requesting a contribution from the EU of up to EUR 8 million would allow this specific challenge to be addressed appropriately. Nonetheless, this does not preclude the submission and selection of proposals requesting other amounts.The project results are expected to:"</text:p>
          </table:table-cell>
          <table:table-cell office:value-type="string" calcext:value-type="string">
            <text:p>"theme"</text:p>
          </table:table-cell>
          <table:table-cell table:number-columns-repeated="1022"/>
        </table:table-row>
        <table:table-row table:style-name="ro10">
          <table:table-cell office:value-type="string" calcext:value-type="string">
            <text:p>"Agriculture is the biggest source of pesticides and nitrate pollution in European fresh waters[1]. The quality of drinking water, which matters a lot to EU citizens, and the level and cost of treatment prior to consumption depend greatly on the quality of the ground-water and surface-water used to produce it. This is partly why the Water Framework Directive (WFD), linked to the Drinking Water Directive, puts such emphasis on the protection of ground-water and surface-water resources[2]. The diffuse pollution of water sources from the pesticides and fertilisers used in farming systems has been addressed with varying degrees of success by current policy tools but clearly remains an obstacle to achieving the WFD objectives. Monitoring such pollution is also challenging because of the high number of registered pesticides, the cost of analyses and the need for samples to be taken during periods of application and use, and in various weather conditions. Additionally, the time dynamics of water resource systems entail a delay between action at the soil surface and reaction in the ground-water. Appropriate monitoring and decision-support tools are needed to help develop and implement governance models to preserve the quality of drinking water resources.Proposals will entail a variety of case studies identifying good practices in the field of drinking-water management involving improved farming systems and land-use management; these will cover a variety of pedo-climatic conditions, vulnerable zones with different types of farming systems, contrasting legal frameworks, larger and smaller water collection areas, including rural and urban areas and only rural areas with a focus on small water supplies, which face the biggest problems in the EU and globally. The effectiveness of various measures in mitigating diffuse agricultural pollution will be analysed. Work will include cost-efficiency analysis of mitigation measures and cost-benefit analysis for the society and the actors concerned of identified preventive and curative options for the delivery of high-quality drinking water. Transition pathways from "paying for depolluting" to "rewarding farming systems delivering water quality" options shall be investigated, taking into account various temporal and spatial scaling issues. Governance models, including private spring-water companies and public water-supply bodies, will be investigated. The project will deliver improved public policy instruments and decision support for the various alternatives, including monitoring and control tools, taking into account the necessary cooperation and regional partnerships. Proposals will develop harmonised, transparent and understandable indicators to ensure reliable and comparable data in order to involve farmers and citizens. Proposals should fall under the concept of the 'multi-actor approach'[3].The Commission considers that proposals requesting a contribution from the EU of up to EUR 5 million would allow this specific challenge to be addressed appropriately. Nonetheless, this does not preclude the submission and selection of proposals requesting other amounts.[1]http://ec.europa.eu/eurostat/statistics-explained/index.php/Agri-environmental_indicator_-_pesticide_pollution_of_water&amp; Agri-environmental_indicator_-_nitrate_pollution_of_water[2]http://ec.europa.eu/environment/water/water-framework/info/intro_en.htm[3]See definition of the 'multi-actor approach' in the introduction to this Work Programme part."</text:p>
          </table:table-cell>
          <table:table-cell office:value-type="string" calcext:value-type="string">
            <text:p>"theme"</text:p>
          </table:table-cell>
          <table:table-cell table:number-columns-repeated="1022"/>
        </table:table-row>
        <table:table-row table:style-name="ro10">
          <table:table-cell office:value-type="string" calcext:value-type="string">
            <text:p>"Regional differences with respect to the forest management systems implemented and long production cycles characterise the forestry sector in the EU. Forests generally provide for a range of goods and services, some valued by existing markets (i.e. wood and non-wood products), others not. Of the latter, some are "public goods" (i.e. they are non-excludable (everyone benefits from them) and are not subject to consumption rivalry), such as carbon sequestration and landscape, while others are "common-pool resources" (i.e. they are non-excludable goods but subject to competition in use), such as recreation or water supply. The regulatory framework is divided into forest polices and forest-related policies (e.g. rural development, climate, biodiversity, and energy) which are not necessarily mutually reinforcing. The responsibility for forest policies ranges from EU level (monitoring, protection, land use, land use change and forestry (LULUCF) reporting, etc.) to Member State or federal state level (inventory, planning, management, etc.). If the policy or market fails – a recognised threat – the undesired outcome is suboptimal provision of ecosystem services. The sustainable provision of ecosystem services therefore requires policy coordination, and the use of novel policies, business models and mechanisms, while taking into account the production of wood and non-wood forest products. Several EU Member States, with the help of the European Commission, are currently mapping and assessing the state of forest (and other) ecosystems and their services in their respective national territories as part of the 'Mapping and Assessment of Ecosystems and their Services (MAES) exercise. There is now significant scope to capitalise on these efforts and for greater implementation of the knowledge they have generated in practice.Proposals should aim to develop novel public policies, business models and mechanisms to "internalise" the proven socio-economic value of forest ecosystem services ("externalities") and contribute to their sustainable supply, with proper consideration given to the multifunctional role of EU forests. Proposals should consider the holistic basket of economic, socio-cultural, recreational and environmental services, from both the supply and demand side, and the trade-offs between them. They should aim to close the gap between academic work, associated policy recommendations, and practice on the ground, and help achieve public acceptability. The role of active forest management, which incurs reduced income and/or higher investment, needs to be emphasised. Specifically, there is a need to develop mechanisms for the payment of ecosystem services at the appropriate level of forest management and administration. The pilot testing of the proposed mechanisms, which may combine public policy tools with business models, is encouraged. Proposals should include contributions from the social sciences and humanities, fall under the concept of the "multi-actor approach"[1] and seek public engagement with regard to the groups of stakeholders included in the consortia and the proposed business models/mechanisms.The Commission considers that proposals requesting a contribution from the EU of up to EUR 4 million would allow this specific challenge to be addressed appropriately. Nonetheless, this does not preclude the submission or selection of proposals requesting other amounts.Proposals should show how some, or all, of the following impacts will be achieved:[1]See definition of the 'multi-actor approach' in the introduction to this Work Programme part."</text:p>
          </table:table-cell>
          <table:table-cell office:value-type="string" calcext:value-type="string">
            <text:p>"theme"</text:p>
          </table:table-cell>
          <table:table-cell table:number-columns-repeated="1022"/>
        </table:table-row>
        <table:table-row table:style-name="ro10">
          <table:table-cell office:value-type="string" calcext:value-type="string">
            <text:p>"The temporal and spatial diversification of crops through rotation and associations allowing low-input agronomic practices are drivers for resource-efficient farming systems that can fulfil the need simultaneously to produce food, feed, industrial products (e.g. bioenergy, biomaterials, biochemicals) and other ecosystems services. These diversified and low-input farming systems will emerge if clear benefits to farmers and society are demonstrated and if the downstream value chains are properly organised.Proposals should involve field experiments of diversified cropping systems with different species, low-input agronomic practices in conventional and/or organic sectors, and locations in Europe over several years, in order to optimise the use of resources and increase overall farm yield and/or the land-equivalent ratio thanks to the synergistic effect of crop associations in time and space. Proposals should investigate crop diversification by growing different crop species on the same land in successive growing seasons (i.e. rotation) and within a growing season (i.e. multiple cropping), and growing different species in proximity in the same field (i.e. mixed, row and strip intercropping). Proposals should address all these options (rotations, multiple cropping and intercropping) using either only annual crops (scope A) or annual and perennial crops (scope B). Proposal should consider activities on improved machinery for low-input agronomic practices and harvesting. Breeding activities are excluded. Technical, economic, social and environmental evaluations of the tested diversified systems should be carried out at farm level.The proposals should also investigate, on the basis of existing case studies, how downstream value chains and the various actors and stakeholders involved (e.g. farmers, cooperatives, logistics providers, industry, consumers) can be impacted by the diversification of cropping systems. Proposals should carry out technical, economic, social and environmental evaluations of the diversified systems at overall value chain level, on the basis of case studies, quantifying the potential for food, feed and industrial products from harvested crops and residues/co-products. Proposals should address technical, social, cultural and economic barriers (e.g. logistics, volume of markets, transparency along the chain, payment for ecosystem services) and drivers. Proposals should analyse path dependencies and lock-ins affecting the various actors and produce roadmaps/recommendations for successful value chain organisation, with a focus on resource-efficiency along the chain.Proposals should fall under the concept of the 'multi-actor approach'[1] engaging relevant actors such as farmers, cooperatives, logistics providers, industry and should include public engagement targeting consumers and civil society. SME participation is encouraged. Selected projects should liaise closely together and with complementary activities funded in response to topic SFS-02-2016 on 'mixtures and associations in cropping systems' and SFS-31-2016 on 'farming for tomorrow'.The Commission considers that proposals requesting a contribution from the EU of up to EUR 10 million would allow this specific challenge to be addressed appropriately. Nonetheless. this does not preclude the submission and selection of proposals requesting other amounts. At least, one project in scope A and one project in scope B will be funded (above the evaluation threshold).The expected impact of the project will be assessed on the basis of: In the long term, this action will help to increase crop diversification and biodiversity in Europe, which is an objective of the common agricultural policy. It will also contribute to the sustainable development of the bioeconomy.[1]See definition of the 'multi-actor approach' in the introduction to this Work Programme part."</text:p>
          </table:table-cell>
          <table:table-cell office:value-type="string" calcext:value-type="string">
            <text:p>"theme"</text:p>
          </table:table-cell>
          <table:table-cell table:number-columns-repeated="1022"/>
        </table:table-row>
        <table:table-row table:style-name="ro10">
          <table:table-cell office:value-type="string" calcext:value-type="string">
            <text:p>"Industrial crops can contribute to the diversification of farmers' income and to the supply of renewable raw materials for industrial applications fostering the bio-based economy and climate-change mitigation. To avoid land-use competition with food, it is important to promote the development of resource-efficient varieties that can grow on marginal land (i.e. areas facing natural constraints[1] such as low soil productivity or extreme climatic conditions) while generating technical and economic benefits and limiting environmental impact.Proposals should provide an up-to-date database of existing resource-efficient industrial crops (species and varieties) with their characteristics, needs, performance and end-use applications (e.g. fine or bulk chemicals, materials, energy). Proposals should test, validate and disseminate this tool with the involvement of end-users (e.g. farmers, industry). Proposals should map marginal land in Europe that is most suitable for industrial crops, taking account of socio-economic (e.g. accessibility) and environmental considerations (e.g. conservation of biodiversity and continuity in the provision of ecosystem services), such as EU and national mapping and assessment of ecosystems and their services. Proposals should analyse best-practice cases of industrial crop cultivation and address technical, social, cultural, environmental and economic barriers to and drivers of the use of marginal land for industrial cropping. Proposals should produce policy recommendations and best-practices guides to promote the appropriate sourcing of renewable materials from marginal land at local/regional level.Proposals should identify the most promising industrial crop species suited to cultivation on large areas of appropriate marginal land in Europe, and plan breeding programmes and field tests to advance genetics and low-input agronomic practices, thus improving the technical, economic and environmental performance of these crops.Proposals should fall under the concept of the 'multi-actor approach'[2] engaging relevant actors such as researchers, farmers, cooperatives, industrial players from various sectors (e.g. bioenergy, biochemical and biomaterial sectors) and civil society organisations. SME participation is encouraged. Dissemination and networking activities should focus on the promotion and use of the tools and guides that are developed (i.e. industrial crop database, mapping of most suitable marginal land, policy recommendations and guides at local/regional level).The Commission considers that proposals requesting a contribution from the EU of up to EUR 6 million would allow this specific challenge to be addressed appropriately. Nonetheless, this does not preclude the submission and selection of proposals requesting other amounts.This action contributes to an increased sourcing of renewable materials from marginal land with the production of low-indirect land use change (i.e. avoiding displacement of agricultural production for food and feed or of forest production), low-input and economically profitable industrial crops for farmers. Applicants will measure the expected impact of the project on the basis of:In the long term, the results will foster the development of the bio-based economy and contribute to achieving energy and climate targets.[1]See JRC guidance document on "Scientific contribution on combining biophysical criteria underpinning the delineation of agricultural areas affected by specific constraints, http://publications.jrc.ec.europa.eu/repository/bitstream/JRC92686/lbna26940enn.pdf[2]See definition of the 'multi-actor approach' in the introduction to this Work Programme part"</text:p>
          </table:table-cell>
          <table:table-cell office:value-type="string" calcext:value-type="string">
            <text:p>"theme"</text:p>
          </table:table-cell>
          <table:table-cell table:number-columns-repeated="1022"/>
        </table:table-row>
        <table:table-row table:style-name="ro10">
          <table:table-cell office:value-type="string" calcext:value-type="string">
            <text:p>"Most agro-industries[1] are surrounded by biomass such as agricultural/forestry residues and industrial crops, and produce by-products which could be used as raw materials for industrial and farming applications (e.g. biochemicals, biomaterials, bioenergy, organic fertilisers). These agro-industries work seasonally and could diversify their regular activity in non-productive periods by organising the logistics and pre-treatment of available local biomass, thus developing synergistic logistics centres for food and non-food uses. These centres will contribute to the efficient organisation of new biomass supply chains, while supporting rural development by creating logistical activities and jobs at local level.Proposals should demonstrate the technical and economic feasibility of integrated biomass logistics centres for food and non-food products under real operational conditions (TRL:6-8), taking advantage of the seasonal nature of the activities of agro-industries. At least two demonstrations of logistics centres should be performed in different Member States/Associated Countries. Decisions as to demonstration locations should be based on business models identified via a thorough analysis of biomass availability around existing agro-industries and market potential for intermediate products or bio-commodities to be delivered by logistics centres, while identifying potential industrial actors down the value chain, especially at local/regional level.The logistics centres should develop cost-effective and environment-friendly logistics (e.g. avoiding biomass losses and greenhouse gas emissions) for the collection/harvesting, transport, storage and possible pre-treatment (e.g. biomass densification) of surrounding available biomass such as agricultural/forestry residues and industrial crops, while using agro-industries' existing facilities/equipment to reduce overall logistics costs. Proposals should also investigate the possibility of treating agro-industry by-products (e.g. from crops or livestock) to produce bio-commodities or intermediate products for industrial and farming applications. The environmental impact (e.g. effect on soil compaction, soil fertility and organic content, effect on biodiversity, impact on road transport traffic), economic impact (e.g. economic viability and added value for farmers, forest holders and agro-industry) and social impact of the integrated logistics will be assessed. Recommendations and best-practice guidelines for successful integrated logistics centres will be produced. Selected projects should cooperate throughout the project life and join forces for dissemination activities.Proposals should fall under the concept of the 'multi-actor approach'[2] engaging relevant actors such as farmers/forest holders, cooperatives, logistics providers, industries and researchers. SME participation is encouraged.The Commission considers that proposals requesting a contribution from the EU of up to EUR 6 million would allow this specific challenge to be addressed appropriately. Nonetheless, this does not preclude the submission and selection of proposals requesting other amounts.This action contributes to the creation of new sustainable value chains for non-food applications based on available biomass at local level, fostering the bioeconomy. Applicants will measure the expected impact of the project on the basis of: In the longer term, the results will increase the attractiveness of rural areas around logistics centres for new industrial players which can benefit from industrial symbiosis.[1]post-harvest activities involved in the processing, preservation and preparation of agricultural production for intermediary or final consumption (mainly food industries)[2]See definition of the 'multi-actor approach' in the introduction to this Work Programme part"</text:p>
          </table:table-cell>
          <table:table-cell office:value-type="string" calcext:value-type="string">
            <text:p>"theme"</text:p>
          </table:table-cell>
          <table:table-cell table:number-columns-repeated="1022"/>
        </table:table-row>
        <table:table-row table:style-name="ro10">
          <table:table-cell office:value-type="string" calcext:value-type="string">
            <text:p>"The modernisation of rural economies depends on the capacity of rural businesses to cooperate successfully to form efficient value chains which will deliver competitive products and services, high-quality and diverse jobs, and resilience to global economic and climate changes. The greater interest being shown in regional and local economies, resource-efficient and low carbon value chains or short supply chains provides opportunities to rethink and improve value chain organisation so as to turn specific assets into economic, environmental and social benefits, including through enhanced valorisation and optimisation of ecosystem services. There is a need to identify business models that have the most potential to empower rural communities to take advantage of these opportunities.Building on the outcomes of past European projects on rural economic development and rural jobs, proposals will identify innovative business models that are developing in rural areas, have significant potential to create added value, social cohesion and jobs, and are likely to be upscaled to or replicated in other areas, taking into account the diversity of conditions in different areas. Proposals should undertake socio-economic analyses to identify, describe and benchmark different business models in terms of starting conditions, obstacles faced, enabling factors, financing mechanisms, generation of added value, jobs and other potential environmental and social benefits, gender issues, attractiveness to young workers, and the distribution of the value generated, exploring the concept of shared value. Particular attention should be paid to models that foster a more sustainable mobilisation of resources, improved cooperation between operators along the value chain and/or across traditional and developing sectors (e.g. via clusters/platforms), and lead to new products or services, and the recycling or up-cycling of materials. Proposals should consider food, bio-based value chains and other forms of rural business or service, in particular those based on digital technologies or valorisation and optimisation of ecosystem services. Proposals should produce practical and business-oriented tools, e.g. a collection of business cases, targeting new entrepreneurs who would like to set up businesses in rural areas and seek guidance and benchmarks on similar businesses to draw up their business plans.Proposals should fall under the concept of' the multi-actor approach'[1], engaging relevant actors such as businesses/entrepreneurs, business or economic development organisations and innovation support services, involved in development of these new business models. Communication and dissemination activities should be carefully planned and targeted to reach audiences likely to take up, replicate and adapt the business models identified.Selected projects should cooperate closely to maximise impact across Europe (e.g. production of common tools for entrepreneurs and stakeholders, joint analysis and recommendations, joint dissemination plans).The Commission considers that proposals requesting a contribution from the EU of up to EUR 4.5 million would allow this specific challenge to be addressed appropriately. Nonetheless, this does not preclude the submission and selection of proposals requesting other amounts.This action contributes to the modernisation and sustainable growth of rural economies. Applicants will measure the expected short-term impact of the project on the basis of: In the longer term, the results will: [1]See definition of the 'multi-actor approach' in the introduction to this Work Programme part."</text:p>
          </table:table-cell>
          <table:table-cell office:value-type="string" calcext:value-type="string">
            <text:p>"theme"</text:p>
          </table:table-cell>
          <table:table-cell table:number-columns-repeated="1022"/>
        </table:table-row>
        <table:table-row table:style-name="ro10">
          <table:table-cell office:value-type="string" calcext:value-type="string">
            <text:p>"Despite the continued generation of knowledge through scientific projects, research results are often insufficiently exploited and taken up in agricultural practice, and innovative ideas and methods from practice are not captured and spread. National and sectoral agricultural knowledge and innovation systems (AKISs) are insufficiently connected to fully meet this challenge. In view of fostering economically viable and sustainable agriculture and forestry, it is essential to close the research and innovation divide and to act at EU level. More cooperation is needed between researchers, advisors, farmers/foresters and other actors in the supply chain to stimulate knowledge exchange so as to optimise resource use and smooth the transition to a knowledge-driven agriculture. Thematic networks are a key element in the implementation of the EIP Agricultural Productivity and Sustainability (EIP-AGRI) with a view to fostering cross-border knowledge exchange and they may enable links being established with and between the EIP-AGRI Operational Groups supported under rural development programmes.The activities of thematic networks include summarising, sharing and presenting, in a language easily understandable for agricultural/forestry practitioners, existing best practices and research results that are near to be put into practice, but not sufficiently known by practitioners. To this end, the networks shall involve a wide range of actors covering both science and agricultural/forestry practice on the specific themes, e.g. scientists, farmers/farmers' groups, advisory services. Also EIP Operational Groups and interactive innovation groups operating in the context of the EIP-AGRI, enterprises or supply chain actors should be involved if relevant for the chosen theme. The specific themes of the networks, which may be chosen 'bottom-up', should contribute to a more competitive and sustainable agriculture and forestry. They must focus on the most urgent needs of specific agricultural or forestry production sectors, or on important or promising cross-sectoral issues, including where primary production needs to improve its linkages to the supply chain. A comprehensive description of the state of the art on the chosen theme should explain the added value of the proposal, the relevance of the theme and how it avoids duplication with existing or completed projects and networks. The resulting easily accessible end-user material should be substantial in number and feed into the European Innovation Partnership (EIP) 'Agricultural Productivity and Sustainability' for broad dissemination to agricultural/forestry practitioners. In the exceptional event that minor testing of specific solutions would be needed, a maximum of 20% of the project budget may be used for this purpose. Proposals should fall under the concept of the 'multi-actor approach'[1].The Commission considers that proposals requesting a contribution from the EU of up to EUR 2 million per network would allow this specific challenge to be addressed appropriately. Nonetheless, this does not preclude the submission and selection of proposals requesting other amounts.This action should contribute to the successful deployment of the vast reservoir of existing scientific and practical knowledge on the chosen theme, and improve knowledge exchange between scientists and practitioners on agricultural and forestry practices. Impact can be measured on the basis of:[1]See definition of the 'multi-actor approach' in the introduction to this Work Programme part.[2]The common format for practitioners is available at: https://ec.europa.eu/eip/agriculture/en/content/eip-agri-common-format"</text:p>
          </table:table-cell>
          <table:table-cell office:value-type="string" calcext:value-type="string">
            <text:p>"theme"</text:p>
          </table:table-cell>
          <table:table-cell table:number-columns-repeated="1022"/>
        </table:table-row>
        <table:table-row table:style-name="ro10">
          <table:table-cell office:value-type="string" calcext:value-type="string">
            <text:p>"Despite the continued generation of knowledge through scientific projects, research results are often insufficiently exploited and taken up in agricultural practice, and innovative ideas and methods from practice are not captured and spread. National and sectoral agricultural knowledge and innovation systems (AKISs) are insufficiently connected to fully meet this challenge. In view of fostering economically viable and sustainable agriculture and forestry, it is essential to close the research and innovation divide and to act at EU level. More cooperation is needed between researchers, advisors, farmers/foresters and other actors in the supply chain to stimulate knowledge exchange so as to optimise resource use and smooth the transition to a knowledge-driven agriculture. Thematic networks are a key element in the implementation of the EIP Agricultural Productivity and Sustainability (EIP-AGRI) with a view to fostering cross-border knowledge exchange and they may enable links being established with and between the EIP-AGRI Operational Groups supported under rural development programmes.The activities of thematic networks include summarising, sharing and presenting, in a language easily understandable for agricultural/forestry practitioners, existing best practices and research results that are near to be put into practice, but not sufficiently known by practitioners. To this end, the networks shall involve a wide range of actors covering both science and agricultural/forestry practice on the specific themes, e.g. scientists, farmers/farmers' groups, advisory services. Also EIP Operational Groups and interactive innovation groups operating in the context of the EIP-AGRI, enterprises or supply chain actors should be involved if relevant for the chosen theme. The specific themes of the networks, which may be chosen 'bottom-up', should contribute to a more competitive and sustainable agriculture and forestry. They must focus on the most urgent needs of specific agricultural or forestry production sectors, or on important or promising cross-sectoral issues, including where primary production needs to improve its linkages to the supply chain. A comprehensive description of the state of the art on the chosen theme should explain the added value of the proposal, the relevance of the theme and how it avoids duplication with existing or completed projects and networks. The resulting easily accessible end-user material should be substantial in number and feed into the European Innovation Partnership (EIP) 'Agricultural Productivity and Sustainability' for broad dissemination to agricultural/forestry practitioners. In the exceptional event that minor testing of specific solutions would be needed, a maximum of 20% of the project budget may be used for this purpose. Proposals should fall under the concept of the 'multi-actor approach'[1].The Commission considers that proposals requesting a contribution from the EU of up to EUR 2 million per network would allow this specific challenge to be addressed appropriately. Nonetheless, this does not preclude the submission and selection of proposals requesting other amounts.This action should contribute to the successful deployment of the vast reservoir of existing scientific and practical knowledge on the chosen theme, and improve knowledge exchange between scientists and practitioners on agricultural and forestry practices. Impact can be measured on the basis of:[1]See definition of the 'multi-actor approach' in the introduction to this Work Programme part.[2]The common format for practitioners is available at: https://ec.europa.eu/eip/agriculture/en/content/eip-agri-common-format"</text:p>
          </table:table-cell>
          <table:table-cell office:value-type="string" calcext:value-type="string">
            <text:p>"theme"</text:p>
          </table:table-cell>
          <table:table-cell table:number-columns-repeated="1022"/>
        </table:table-row>
        <table:table-row table:style-name="ro10">
          <table:table-cell office:value-type="string" calcext:value-type="string">
            <text:p>"Improving the sustainability of European farming systems and facilitating their transition is a key objective of the Common Agricultural Policy and of Horizon 2020. Research and innovation activities should play a key role in efforts to move towards more sustainable and resilient production systems, but often this is undermined by the lack of efficient approaches to convince the farming community and demonstrate the validity of innovative knowledge. Best practices often remain tacit knowledge within local communities and are not spread across the EU territory or made known to researchers. Also, it is recognised that a farmer’s main source of information is other farmers, and their experience and opinions are often decisive.Demonstration and pilot farms have a major role to play in the application of scientific findings and the spreading of best practices and innovative farming approaches within the farming community. Efforts are needed to develop their potential and prepare for European connectivity. Condition for effective peer-to-peer learning is that the demonstration farm operates under the same conditions as average commercial farms, i.e. subject to normal regulatory constraints and using the alternative production systems or agricultural practices/technologies in the course of its normal commercial farming activity.Proposals should involve producing a geo-referenced inventory of existing demonstration farms, providing an analysis of the key elements of efficient demonstration techniques and exploring the potential of farmer-to-farmer learning. In a first step, activities should map open commercial farms that engage in demonstration activities in Europe and describe the mediation techniques they apply. This inventory should be organised around a list of sectoral themes (focusing on specific primary products, e.g. crops, livestock, etc.) and also non-sectorial/cross-cutting themes (e.g. specific farming systems, energy saving, supply chain initiatives, care farming, etc.).From this inventory of open farms, proposals shall take a broad range of cases with a geographical coverage representative of EU agricultural sectors, systems and territories. They will analyse the various types of demonstration farms and programmes that use a commercial farm setting, looking at what they do, how they do it, who plays what role, and what is the impact. Project activities should result in a better insight in approaches and policies to encourage effective demonstration activities, and add value in this respect to the European Innovation Partnership "Agricultural Productivity and Sustainability", its networking activities (e.g. EIP Focus Groups) and its Operational Groups.To deepen understanding of effective demonstration activities, consortia will include a sufficient number of actors with practical experience of such activities, including, as a minimum, agricultural/forestry practitioners (demonstration farms) and intermediary persons/bodies organising or facilitating on-farm demonstrations. Proposals should fall under the concept of the 'multi-actor approach'[1] and may involve a wide range of actors, such as farmers/farmers' groups, advisors, innovation support services, researchers, social scientists, EIP Operational Groups[2], national/regional networks and enterprises or other supply chain actors where relevant.Proposals should provide input for and look for synergies with topic RUR-12-2017 to ensure that the inventory of demonstration farms and best demonstration practices resulting from this topic result in concrete thematic knowledge exchange activities across European sectors and systems under that topic. Projects should provide input to and liaise with the SCAR- AKIS Strategic Working Group.The Commission considers that proposals requesting a contribution from the EU of up to EUR 2 million and a maximum period of 30 months would allow for this specific challenge to be addressed appropriately. Nonetheless, this does not preclude the submission and selection of proposals requesting other amounts.This activity should produce a better overview of effective practical approaches for demonstration activities on commercial farms. An inventory of demonstration farms and an analysis of their techniques, and the policies supporting these, would promote farmer-to-farmer learning. The following impacts can be expected: [1]See definition of the 'multi-actor approach' in the introduction to this Work Programme part.[2]For the EIP and RD Operational groups, see introduction to the Work Programme and http://ec.europa.eu/eip/agriculture/"</text:p>
          </table:table-cell>
          <table:table-cell office:value-type="string" calcext:value-type="string">
            <text:p>"theme"</text:p>
          </table:table-cell>
          <table:table-cell table:number-columns-repeated="1022"/>
        </table:table-row>
        <table:table-row table:style-name="ro10">
          <table:table-cell office:value-type="string" calcext:value-type="string">
            <text:p>"Demonstration and pilot farms have a major role to play in peer-to-peer learning in the broader farming community and for the effective transfer of knowledge on practical farming approaches. They are also a perfect instrument for disseminating possible innovative approaches resulting from scientific work. In addition, demonstration on “real” farms allows actors to meet, network and exchange knowledge beyond the classical knowledge transfer activities. Existing demonstration farms or experimental farms in specific thematic areas need to be connected and networked within Europe so that they can do more with less. The financial crisis and the launch of the EIP "Agricultural Productivity and Sustainability"(EIP-AGRI)[1] raised awareness of the fact that farming infrastructure for demonstration purposes is costly and that thematic expertise should be shared within Europe. Beyond demonstration, thematic farm networks could develop increased interaction between science and practice, e.g. by for discussing research outputs, capturing research needs from practice, and providing a base to develop interactive innovation projects[2] responding to the needs or opportunities of the farming community. Connecting existing open-farm initiatives at local level with a view to better coordination is expected to generate 'EU added value'.Projects should set up network activities between geo-referenced demonstration farms dealing with specific themes across Europe with a view to exploiting their potential to improve delivery of practice-oriented knowledge and enhance interactive activities. Projects should cover a wide range of themes to be chosen according to where most added value for the EU is to be expected, and should contribute to a more sustainable and resilient agriculture and forestry. The themes would cover both sectoral approaches (e.g. specific crops or livestock) and cross-sectoral themes, for instance specific farming systems, management of soils / nutrients / water / biodiversity / landscape / supply chains, resource efficiency, agro-ecology, precision farming, environmental/climate farming challenges, integrated pest management, animal welfare, effective, resilient and biosecure livestock systems, resilient cropping, energy production and management, speciality crops, biomass applications etc. As a minimum, 10 themes should be covered. Projects should organise knowledge exchange activities and provide for connection with, and structured output from, exemplary demonstration farms that appeals to the average farmer and can be shared across Europe, e.g. farm visits, visual material (photos, video etc), easy-to-read texts, etc. The project activities should ensure synergy and complementarity with the EIP-AGRI, by thematically showcasing and cross-fertilising innovative practices/methods, and by delivering related audio-visual material and practice abstracts in the common EIP-AGRI format for practitioners[3]. They should also seek to use and complement outputs from relevant European, national and regional projects or clusters around the chosen themes, e.g. Focus Groups[4], Operational Groups[5] and Thematic networks[6].The demonstration networks should develop linkages with advisors and their activities. Proposals should fall under the concept of the 'multi-actor approach'[7], involving a wide range of actors with practical experience, such as farmers/farmers' groups, advisors, innovation support services, researchers, Operational groups, EIP national/regional networks and enterprises, or other supply-chain actors where relevant. They should look for synergies with the inventory of demonstration farms and best demonstration approaches delivered under topic RUR-11-2016 and coordinate their strategy with the SCAR- AKIS Strategic Working Group. Activities and networks would extend for periods longer than four years where appropriately substantiated and organise synergies with activities and groups within the EIP-AGRI.The Commission considers that proposals requesting a contribution from the EU of up to EUR 7 million would allow this specific challenge to be addressed appropriately. Nonetheless, this does not preclude the submission and selection of proposals requesting other amounts.This action should initiate structured networking activities between demonstration farms in a broad range of specific themes with a view to boosting innovation across Europe. The following impacts can be expected: [1]http://ec.europa.eu/eip/agriculture/[2]For the interactive innovation model, see the introduction to this Work Programme.[3]The common format for practitioners is available on https://ec.europa.eu/eip/agriculture/en/content/eip-agri-common-format[4]See https://ec.europa.eu/eip/agriculture/en/content/focus-groups for the list of EIP Focus Groups[5]See EIP website http://ec.europa.eu/eip/agriculture for the list of Operational groups[6]See EIP website http://ec.europa.eu/eip/agriculture for the list of Horizon 2020 Thematic Networks[7]See definition of the 'multi-actor approach' in the introduction to this Work Programme part."</text:p>
          </table:table-cell>
          <table:table-cell office:value-type="string" calcext:value-type="string">
            <text:p>"theme"</text:p>
          </table:table-cell>
          <table:table-cell table:number-columns-repeated="1022"/>
        </table:table-row>
        <table:table-row table:style-name="ro10">
          <table:table-cell office:value-type="string" calcext:value-type="string">
            <text:p>"Transition towards more sustainable agriculture, forestry, food and bio-based value chains, equipped to face the challenges ahead, requires a renewal and strengthening of the technical and soft skills of all concerned. Along with ensuring delivery of peer-reviewed output from practice-oriented research, this will contribute to an efficient and interactive agricultural knowledge and innovation system (AKIS).In 2010, 71% of European farm managers were operating on the basis of practical experience only. Education levels vary greatly depending on country, farm manager's age and gender, or farm structures, and this can hamper innovation. As the proportion of farmers with secondary and tertiary education rises, education will play an increasing role in farmers' capacity to co-create and implement new techniques and practices, anticipate and adapt to legislative, policy, market and environmental changes, design innovative ways of marketing their products and take part in interactive innovation systems and networks. New production processes and new types of supply chain in the wood, food and bio-based industry sectors also create a business demand for new skills. On the science side, there may be a shortage of researchers and capacities in fields of science of crucial importance for sustainable agriculture which are under-developed or unattractive in Europe.While basic research remains necessary, a crucial challenge is also to remove bottlenecks to the delivery of practice-oriented research to end-users. Current research evaluation systems are based mainly on scientific publications and give little incentive, appreciation or reward to scientists willing to invest in practice-oriented research. Some front-runners are engaging in new ways of rating such research activities that deserve to be assessed, applied to agriculture and may be upscaled to a wider range of research providers and funding bodies.Proposals will involve the production of a challenge- and foresight-based inventory of skills that will be needed in agriculture, forestry and related value chains, covering primary producers, advisors, industry, businesses and scientists. Proposals will review how current science, education and training systems in a wide and varied range of EU Member States (and possibly third countries) cater for these needs, seeking to draft roadmaps for the improvement of curricula, learning methods and long-term interaction between education, science and economic players. Particular attention should be paid to soft (e.g. entrepreneurial, intermediation and communication) skills in particular for farmers, advisors and researchers, and technical skills related to new practices or processes and sustainability requirements in scientific fields of importance for the future. Needs should be differentiated in the light of the variety of farming systems, current trends in structural change, emerging business models in farming and subsequent value chains and geographical conditions. Proposals should analyse how education and training systems could improve, in particular by attracting more farmers and other players to engage in sufficient education and lifelong learning and by ensuring that these systems are fit for purpose and permanently updated. Piloting of new curricula and training methods in some of the participating institutions could be considered. The effectiveness of existing EU policy instruments on education and training in this area should also be assessed and improvements proposed. Proposals will take into account relevant EU initiatives to ensure potential synergies (e.g. Erasmus+, Marie Skłodowska-Curie actions, Knowledge and Innovation Community Food for Future, etc.).Furthermore, proposals should develop an operational system for encouraging and measuring performance and reviewing outputs of interactive innovation and practice-oriented research, with a view to improving their effective delivery and the uptake of best practices from the field. They should build on front-running initiatives and assess different options currently being tested in the EU or elsewhere (e.g. the EIP-AGRI common format). Activities should deliver practical methodologies and criteria for i) measuring performance of research providers and projects with regard to their outputs for practice; and ii) translating academic knowledge into practical knowledge easily understandable by end-users. To this end, proposals should develop a peer-review system for research outputs ready-made for delivery to farmers and foresters, exploring all components required to operate such a system.Proposals should build on the analysis to make further policy recommendations on how to develop education, training and science in the future. Proposals should fall under the concept of the 'multi-actor approach'[1] and be highly participatory, involving specialised education bodies, farming/forestry sector representatives and advisors from the outset of project development to maximise bottom-up elaboration and final uptake of project results. It may be useful to involve authorities in charge of curriculum development and measuring research impact. Communication and dissemination activities should reach out far beyond the consortium to improve the uptake of research results.The Commission considers that proposals requesting a contribution from the EU of up to EUR 7 million allow this specific challenge to be addressed appropriately. Nonetheless, this does not preclude the submission and selection of proposals requesting other amounts.This action should improve the performance of science and education systems and their benefits for agricultural and forestry sectors and related industries. The following impacts are expected: [1]See definition of 'multi-actor approach' in the introduction to this Work Programme part."</text:p>
          </table:table-cell>
          <table:table-cell office:value-type="string" calcext:value-type="string">
            <text:p>"theme"</text:p>
          </table:table-cell>
          <table:table-cell table:number-columns-repeated="1022"/>
        </table:table-row>
        <table:table-row table:style-name="ro10">
          <table:table-cell office:value-type="string" calcext:value-type="string">
            <text:p>"There is a need to analyse the role of advisors in the Agricultural Knowledge and Innovation System (AKIS) and explore farmers' decision making processes.Advisors' short- and long-term influence on farm decisions, their impartiality and the way practical knowledge is kept public and conserved in the longer term are determined by how various types of advisor are embedded in their national or regional AKIS, by how public and private advisory services interact, and by the type or combination of financing sources they use. This complex relationship is governed by public policies at national, regional and EU level and increasingly impacts on whether society can sufficiently move to more sustainable agricultural systems.While the term 'advice' normally refers to an 'opinion or recommendation offered as a guide to action' in a context of linear knowledge transfer from science to agricultural practice, the term 'advisor' appears to cover various and different roles. The role that authorities and private industry attribute to advisory services, and their expectations in terms of how this will help them fulfil their own objectives needs to be researched if we are to understand how AKIS really functions. New approaches need to be developed to enhance advisors' potential to boost innovation through their function as intermediaries connecting science and practice. The focus should be on the farmers' needs and behaviour, improving connections with research and finding ways of providing accurate and timely advice, including the use of new ICT advisory tools. The quality, efficiency and effectiveness of an advisory service rely on a relationship of trust over time between advisor and farmer and on the advisors' qualifications, experience and networking capacity. Therefore, the sustainable financing of specific basic functions of existing public/private advisors may be a key to success. The growing number and impact of private advisors and the shrinkage of public extension services makes cooperation between different types of advisors more challenging. New forms of interaction among advisors and between advisors and scientists need to be explored, in order to ultimately improve knowledge flows in Member States' AKIS and in the EU, and to conserve and develop public knowledge for agriculture.Considering the different types of farming systems and farmers, proposals should examine how farmers make their decisions and who influences them most. Within this context, activities should analyse the role of the various types of advisor in the AKISs. Taking into account the impact of face-to-face interaction, projects should identify the key factors in the creation of trust between farmer and advisor so as to enable effective knowledge transfer and exchange. They shall, as a minimum, explore the relationship between advisors and researchers and between advisors and farmers, identifying the main elements facilitating the flow of information in both directions. Apart from linear knowledge transfer processes, particular attention should be paid to advisors' potential to boost innovation, inter alia by funnelling practice needs into research activities, participating and intermediating in farmer-to-farmer learning processes and interactive innovation projects[1], and by acting as innovation brokers or as an innovation support service encouraging innovation projects and capturing grass-roots innovative ideas from practice for further development.Moreover, projects should examine which governance models are most appropriate for empowering such multi-functional advisory services: how can the various advisory roles be embedded in regional, national and EU AKIS policies, how can public and private advisors be interconnected (both at MS and at EU level), are they in competition or well-coordinated, how is the lifelong training of advisors organised (who, when, why etc), what are the minimum education requirements for an advisor, how to support farmer-to-farmer learning or organise knowledge building using ICT tools or the internet, etc.Proposals shall also explore the role of advisors in innovation networks at local, regional, national and European level (e.g. within the EU Farm Advisory System, the European Innovation Partnership 'Agricultural Productivity and Sustainability' (EIP-AGRI) network, National Rural Networks, the European Network for Rural Development, Leader, etc.) and the role of farmers' associations (trade unions, cooperatives, irrigation associations, etc.) or private advisors linked to agricultural input suppliers.Activities should analyse the impact of funding for multi-functional advisory services under national policies and the Common Agricultural Policy (CAP) in general, including the impact of public procurement for the selection of advisory services, possible difficulties for smaller advisory services wishing to participate, the requirement that advisors should follow regular training etc. Projectss shall identify best practices from a broad series of practical cases across the EU. They fall under the concept of the 'multi-actor approach[2]'. Consortia must include a range of key actors with practical experience in the subject such as private and public advisors and advisory services, and also other relevant players such as farmers, farmers' organisations, social scientists, researchers, authorities, businesses or cooperatives providing advice etc. The project should provide input to and liaise with the SCAR- AKIS Strategic Working Group.The Commission considers that proposals requesting a contribution from the EU of up to EUR 5 million would allow this specific challenge to be addressed appropriately. Nonetheless, this does not preclude the submission and selection of proposals requesting other amounts.This action should contribute to understanding the future role of advisors in AKIS and their potential to boost innovation, and improve related public policies. The following impacts can be expected: [1]For the interactive innovation model, see the introduction to this Work Programme part.[2]See definition of the 'multi-actor approach' in the introduction of this Work Programme part."</text:p>
          </table:table-cell>
          <table:table-cell office:value-type="string" calcext:value-type="string">
            <text:p>"theme"</text:p>
          </table:table-cell>
          <table:table-cell table:number-columns-repeated="1022"/>
        </table:table-row>
        <table:table-row table:style-name="ro10">
          <table:table-cell office:value-type="string" calcext:value-type="string">
            <text:p>"The environmental and economic sustainability of the farming sector depends to a great extent on farmers' and land managers' capacity to develop activities and participate in networks with fellow farmers, groups and other entities or individuals. Despite the benefits of such approaches, farmers' involvement in them is low in a number of European countries, for various reasons. To address this, we need to investigate and find ways of overcoming the constraints and disincentives that impede the development of such approaches in different areas of collective action (productivity, information sharing, sustainability).Proposals will primarily cover EU Member States where the level of organisation of farmers and land managers is considered low. Activities will address constraints on the development of cooperatives/networking activities in particular areas (economic activity, environmental sustainability etc.) and draw up solutions based on case studies, identified best practices, participatory workshops, etc. Proposals should fall under the concept of the 'multi-actor approach'[1].The Commission considers that proposals requesting a contribution from the EU of up to EUR 3 million would allow this specific challenge to be addressed appropriately. Nonetheless, this does not preclude the submission and selection of proposals requesting other amounts.The project results are expected to:[1]See definition of the 'multi-actor approach' in the introduction to this Work Programme part."</text:p>
          </table:table-cell>
          <table:table-cell office:value-type="string" calcext:value-type="string">
            <text:p>"theme"</text:p>
          </table:table-cell>
          <table:table-cell table:number-columns-repeated="1022"/>
        </table:table-row>
        <table:table-row table:style-name="ro10">
          <table:table-cell office:value-type="string" calcext:value-type="string">
            <text:p>"A number of recent initiatives and instruments for speeding up innovation deserve in-depth exploration. Horizon 2020 and the European Commission's Communication on the CAP towards 2020 have focused attention on innovation in agriculture and related sectors. The European Innovation Partnership (EIP) "Agricultural Productivity and Sustainability", a new approach under the Europe 2020 strategy, aims to speed up EU research and innovation by linking existing policies, instruments and actors. The agricultural EIP in particular implements the interactive innovation approach which relies on knowledge exchange and the empowerment of all actors concerned, and focuses on getting results implemented in practice. An EU wide EIP network is connecting the EIP Operational Groups funded under rural development programmes and provides interaction with Horizon 2020 projects. Apart from Horizon 2020 multi-actor research projects and thematic networks compiling practice-ready knowledge, other EU and national policies may also contribute to innovation, e.g. the Farm Advisory System, Rural Development funding supporting farm advisory services, knowledge and information actions, LEADER, specific national/regional or particular H2020 instruments etc. All of these contribute to innovation in agriculture and forestry. The challenge is to improve their targeting and interlinking - if and where needed - , and possibly learn from relevant insights from outside Europe.Proposals should explore how instruments and approaches under the various policies could be further adjusted and how they contribute to innovation in the agricultural and forestry sector. Learning also from experience at international level, proposals should investigate the design and implementation of interactive innovation projects[1], on the basis of a substantial number of case studies of interactive projects in a broad range of agriculture and forestry sectors.An essential part of this topic would develop detailed best practices/approaches for H2020 multi-actor projects and thematic networks at project level. On the basis of a series of cases of existing multi-actor projects and thematic networks, proposals should develop best practices for consortia to combine as much as possible both scientific and practical knowledge in their projects and exploit them to the full. Special attention needs to be given to the role of facilitators that mediate between different types of actor and to the particular management/coordination needs of this type of project, with a view to intensifying knowledge exchange between actors. Examples of unsuccessful approaches where project implementation is not delivering as expected are also relevant: 'facts', 'feelings' and group dynamics should be taken into account. Activities should investigate how co-creation and co-ownership of project results can be improved and quantified/qualified in order to speed up the use of project results in practice. Activities will examine how practically/legally to construct consortia with different types of actor, taking into account the different status of the various types of organisations involved (partner, subcontractor, etc). Projects should also explore pathways for involvement of secondary and higher education as actors in interactive innovation projects, including H2020 multi-actor projects, thematic networks and EIP Operational Groups. Furthermore, activities should examine how multi-actor projects and thematic networks can seek synergies and intensify effective linkages with Operational Groups and other interactive innovation projects under national/regional/European policies.Proposals should fall under the concept of the 'multi-actor approach'[2] involving key actors in the AKIS (farmers, advisors, researchers, research bodies, social scientists, managing authorities, network agents, enterprises, etc.) and using the work of the SCAR-AKIS Strategic Working Group, as appropriate. They may include insights from outside Europe.The Commission considers that proposals requesting a contribution from the EU of up to EUR 5 million would allow this specific challenge to be addressed appropriately. Nonetheless, this does not preclude the submission and selection of proposals requesting other amounts.[1]For the interactive innovation model, see the introduction to the Work Programme.[2]See definition of the 'multi-actor approach' in the introduction to this Work Programme part."</text:p>
          </table:table-cell>
          <table:table-cell office:value-type="string" calcext:value-type="string">
            <text:p>"theme"</text:p>
          </table:table-cell>
          <table:table-cell table:number-columns-repeated="1022"/>
        </table:table-row>
        <table:table-row table:style-name="ro10">
          <table:table-cell office:value-type="string" calcext:value-type="string">
            <text:p>"In a context of growing demand for resources and competition for land use, sustainably capturing the potential of seas and oceans is critical for the European Union. New markets, services and products will only arise from innovative, resource-efficient and integrated approaches which cut across economic sectors such as marine biomass integrated bio-refineries. Despite the large potential of products derived from algae, implementation is still limited mainly due to unfavourable economics. At present, microalgae are being applied in a limited volume (&lt; 10 000 tonnes dry weight/year) in various niche markets (including food supplements) and macroalgae mass production is facing several challenges including the lack of space to further expand. To reach broader economic viability, costs of algal biomass production need to be reduced and the scale of production needs to be increased significantly. Even when the price of biomass production is reduced, algal biomass needs to be refined into multiple products in order to increase its total value and achieve economic feasibility. An integrated biorefinery concept of macro- or micro-algae and higher value bulk or speciality products can lead to economically feasible and environmentally sustainable processes. Thus, cost reductions in biomass production and harvesting in a sustainable way are essential for the further development and scale-up of the algal bioeconomy sector.Proposals should focus on demonstration projects that will scale-up the production and harvesting of integrated marine algae products and bring them nearer to the market in an economically, environmentally and socially sustainable manner. Although the focus is on algae that grow in salt water, fresh water algae may be part of the work as well. The work should build on existing or new marine and maritime technologies. Proposals should address key challenges for scaling up integrated algae production systems, for example higher yielding algae species, optimised operation conditions and energy saving, limited contaminants, recycled nutrients and water, optimal CO2 use, storage and preservation of harvests before treatment, etc. Proposals should adopt a holistic, life-cycle approach and assess the broader environmental impact, for example from investigating the conditions for the access to sites, up to reducing the impact on the environment and improving education and skills in these sectors. Stakeholder engagement across the value chain, environmental and social acceptance should also be investigated, with the involvement of representatives of the coastal communities concerned.The Commission considers that proposals requesting a contribution from the EU of up to EUR 11 million would allow this challenge to be addressed appropriately. Nonetheless, this does not preclude the submission and selection of proposals requesting other amounts.In the context of the seas and oceans to optimise algae mass production and secure the sustainable development of integrated bio-refineries, proposals will: "</text:p>
          </table:table-cell>
          <table:table-cell office:value-type="string" calcext:value-type="string">
            <text:p>"theme"</text:p>
          </table:table-cell>
          <table:table-cell table:number-columns-repeated="1022"/>
        </table:table-row>
        <table:table-row table:style-name="ro10">
          <table:table-cell office:value-type="string" calcext:value-type="string">
            <text:p>"Increasingly business and services are carried out within the marine space. Examples include: offshore terminals, aquaculture, renewable energy, marine biomass, blue tourism, surveying, environmental monitoring, accident response and clean up, and clearing of marine debris and other pollutants. Costs at sea are higher than for equivalent shore based operations and a significant proportion of them are associated with the support vessels which service these activities. Inappropriate vessels can increase costs because they may have limited operational weather windows, high overheads, slow speed, low efficiency and they may be generally ineffective for the task concerned. European yards and their suppliers (often SMEs), are world leaders in high value-added vessels and highly specialised ships. The challenge is to develop novel specialised vessel concepts which are economically viable and environmentally friendly and which will more effectively serve coastal and offshore activities, thereby supporting European growth and employment through development of a blue economy.Concepts should be developed to a pre-commercial stage technology readiness level (TRL) 5 and include: model testing, consideration of the most suitable construction and production principles for small series or one off vessels of this type, environmental impact assessment, cost estimation as well as both the marketability (technology push), and the cost effectiveness of the offshore operations concerned (demand pull). Work shall include development and testing of vessel concepts and its equipment so as to reduce costs and enable more efficient operations within either coastal or offshore environments as follows:1 - Specialised vessels for coastal activities (2016)2 - Specialised vessels for offshore activities (2017)The Commission considers that proposals requesting a contribution from the EU of up to EUR 7 million for "Specialised vessels for coastal activities" in 2016 and up to EUR 8 million for "Specialised vessels for offshore activities" in 2017 would allow this challenge to be addressed appropriately. Nonetheless, this does not preclude the submission and selection of proposals requesting other amounts.To support significant economic growth and employment within the EU, the project will: "</text:p>
          </table:table-cell>
          <table:table-cell office:value-type="string" calcext:value-type="string">
            <text:p>"theme"</text:p>
          </table:table-cell>
          <table:table-cell table:number-columns-repeated="1022"/>
        </table:table-row>
        <table:table-row table:style-name="ro10">
          <table:table-cell office:value-type="string" calcext:value-type="string">
            <text:p>"Increasingly business and services are carried out within the marine space. Examples include: offshore terminals, aquaculture, renewable energy, marine biomass, blue tourism, surveying, environmental monitoring, accident response and clean up, and clearing of marine debris and other pollutants. Costs at sea are higher than for equivalent shore based operations and a significant proportion of them are associated with the support vessels which service these activities. Inappropriate vessels can increase costs because they may have limited operational weather windows, high overheads, slow speed, low efficiency and they may be generally ineffective for the task concerned. European yards and their suppliers (often SMEs), are world leaders in high value-added vessels and highly specialised ships. The challenge is to develop novel specialised vessel concepts which are economically viable and environmentally friendly and which will more effectively serve coastal and offshore activities, thereby supporting European growth and employment through development of a blue economy.Concepts should be developed to a pre-commercial stage technology readiness level (TRL) 5 and include: model testing, consideration of the most suitable construction and production principles for small series or one off vessels of this type, environmental impact assessment, cost estimation as well as both the marketability (technology push), and the cost effectiveness of the offshore operations concerned (demand pull). Work shall include development and testing of vessel concepts and its equipment so as to reduce costs and enable more efficient operations within either coastal or offshore environments as follows:1 - Specialised vessels for coastal activities (2016)2 - Specialised vessels for offshore activities (2017)The Commission considers that proposals requesting a contribution from the EU of up to EUR 7 million for "Specialised vessels for coastal activities" in 2016 and up to EUR 8 million for "Specialised vessels for offshore activities" in 2017 would allow this challenge to be addressed appropriately. Nonetheless, this does not preclude the submission and selection of proposals requesting other amounts.To support significant economic growth and employment within the EU, the project will: "</text:p>
          </table:table-cell>
          <table:table-cell office:value-type="string" calcext:value-type="string">
            <text:p>"theme"</text:p>
          </table:table-cell>
          <table:table-cell table:number-columns-repeated="1022"/>
        </table:table-row>
        <table:table-row table:style-name="ro10">
          <table:table-cell office:value-type="string" calcext:value-type="string">
            <text:p>"Combining several activities such as renewable energy, aquaculture, maritime transport and related services in the same marine space, as well as the introduction of multi-use platforms, has the possibility to dividing the infrastructure overhead and reducing the costs of offshore operations, and the demand on the space needed for different activities. One barrier to multi use of the oceans is that different environmental, safety and regulatory regimes and practices apply to different sectors and to different national jurisdictions. Furthermore, there is a lack of common understanding of the nature of operations within different sectors and the feasibility of combining these in a way that provides mutual benefits. The challenge is to identify the real and perceived barriers to integration. There is a need for a clear overview of compatibility, regulatory, environmental, safety, societal and legal issues within the context of the maritime spatial planning directive and how they impact on the combining of different marine and maritime activities.The environmental, spatial, economic and societal benefits of co-location of offshore and near-shore activities can be hindered by potentially inappropriate regulatory, operational, environmental, health and safety, societal and legal barriers. An overview of all barriers both real and perceived is required as well as an action plan to overcome these challenges. It is expected that stakeholders (industry, NGOs, governmental organisations, research organisations and representatives of concerned local communities) are actively engaged in work within this action. Projects funded under this topic will by default participate in the Pilot on Open Research Data in Horizon 2020, with the option to opt-out, as described in the introduction.The Commission considers that proposals requesting a contribution from the EU up to EUR 2 million would allow this challenge to be addressed appropriately. Nonetheless, this does not preclude the submission and selection of proposals requesting other amounts.In order to reduce costs of offshore and near-shore operations and the marine space needed for different activities, the project will: "</text:p>
          </table:table-cell>
          <table:table-cell office:value-type="string" calcext:value-type="string">
            <text:p>"theme"</text:p>
          </table:table-cell>
          <table:table-cell table:number-columns-repeated="1022"/>
        </table:table-row>
        <table:table-row table:style-name="ro10">
          <table:table-cell office:value-type="string" calcext:value-type="string">
            <text:p>"Combining several activities such as renewable energy, aquaculture, maritime transport and related services in the same marine space, including in multi-use platforms, can serve to divide and reduce the costs of offshore operations and the demand on the space needed for different activities. Research on multi-use platforms funded under the FP7 call ‘The Oceans of Tomorrow’ has already provided promising designs, technological solutions and models for combining activities in terms of economic potential and environmental impact. However, before reaching a demonstration pilot stage, further technological research and innovations are needed to reduce risks for operators and investors.Proposals should develop combinations of innovative, cost-effective technologies and methods including automation and remote monitoring technologies, flexible structures and facilities in order to test concepts of multi-use platforms leading to pilot demonstration phases. They should test the sustainable operability of co-located maritime activities around coastal or deep sea environments. They should also address health and safety issues associated with multi-use marine platforms. Environmental and economic viability as well as societal acceptance should also be investigated, especially by involving local communities. Proposals should capitalise on the results of EU and national projects including those testing business models developed for multi-use platforms for their economic feasibility and environmental sustainability.The Commission considers that proposals requesting a contribution from the EU of up to EUR 8 million would allow this challenge to be addressed appropriately. Nonetheless, this does not preclude the submission and selection of proposals requesting other amounts.To reinforce European competitiveness in the Blue Economy, proposals will: "</text:p>
          </table:table-cell>
          <table:table-cell office:value-type="string" calcext:value-type="string">
            <text:p>"theme"</text:p>
          </table:table-cell>
          <table:table-cell table:number-columns-repeated="1022"/>
        </table:table-row>
        <table:table-row table:style-name="ro10">
          <table:table-cell office:value-type="string" calcext:value-type="string">
            <text:p>"Innovation related to seas and oceans can play a key role in tackling global challenges such as the scarcity and vulnerability of strategic resources and can unlock the potential of a sustainable blue economy, while factoring in environmental and climate change risks. EU intervention is needed to create the conditions for mobilising investments while avoiding the costly duplication of work.Proposals should pool the necessary financial resources from the participating national (or regional) research programmes with a view of implementing a joint call for proposals with EU co-funding resulting in grants to third parties. In addition, proposals may involve, publicly-funded research performing organisations that will contribute with their own resources (in-kind contributions). In this case, the joint call should include a separate topic for the participating research performing organisations, so that they will implement the resulting transnational projects themselves. Their participation in the ERA-NET Cofund action must be mandated by the national/regional authorities in charge (usually the responsible ministry). Proposals should address various applications including environmentally friendly, secure and safe waterborne transport, offshore and sub-sea activities, aquaculture, biorefineries, desalination plants, etc. They should focus on overarching challenges such as: reducing underwater noise and emissions, reducing environmental impacts, minimising the carbon footprint, recycling, novel materials, advanced manufacturing technologies, sensors for navigation, observation, monitoring and the deep-sea environment. Proposals should also aim to implement other joint activities, including additional joint calls without EU co-funding, on open maritime and marine topics in line with the Strategic Research and Innovation Agenda and its Implementation Plan under the Joint Programming Initiative "Healthy and Productive Seas and Oceans" (JPI Oceans).The Commission considers that proposals requesting a contribution from the EU of up to EUR 10 million would allow this challenge to be addressed appropriately. Nonetheless, this does not preclude the submission and selection of proposals requesting other amounts.To contribute to the implementation of the European Blue Growth Agenda and marine and maritime-related Directives, proposals will: This activity directly aimed at supporting public-public partnerships with Member States and associated countries, technology platforms with industrial partners and earth observation networks is excluded from the delegation to REA and will be implemented by the Commission services."</text:p>
          </table:table-cell>
          <table:table-cell office:value-type="string" calcext:value-type="string">
            <text:p>"theme"</text:p>
          </table:table-cell>
          <table:table-cell table:number-columns-repeated="1022"/>
        </table:table-row>
        <table:table-row table:style-name="ro10">
          <table:table-cell office:value-type="string" calcext:value-type="string">
            <text:p>"The interaction between people, oceans, seas and coasts is a broad domain with significant impacts on human health and well-being. However, it remains fragmented, poorly understood and underexploited. As coastal populations grow worldwide, not only due to permanent dwellers but also due to increasingly larger number of tourists, the determinants and impacts of this link between oceans and people become more relevant. On the one hand, the seas provide benefits namely through food, feed and positive impacts on overall wellness. On the other hand, the risks associated with the marine environment include chemical and physical pollutants of anthropogenic origin, harmful algal blooms, and countless marine microorganisms that lead to a still poorly assessed proportion of human morbidity and mortality. Therefore, the challenge is to coordinate the existing multidisciplinary research knowledge and resources, including distributed infrastructures, across Europe. This would make it easier to take advantage of the benefits and to better manage the risks of the interaction between oceans and people using an ecosystem-based approach and to formulate evidence-based policies that can benefit citizens as well as achieving good environmental status.Proposals should include a plan for the creation of a multi-stakeholder forum that would make it possible to better understand the potential health benefits of marine and coastal ecosystems including in economic terms, anticipate new threats to public health more effectively, identify ways of improving ecosystem services that the marine environment can provide and contribute to reducing the burden of diseases caused by the interplay between marine-degraded environments and human behaviour. This forum is expected to issue a strategic research agenda based on data covering the biological, cultural and socio-economic dimensions of the interaction between oceans and human health that can ultimately impact morbidity and mortality in the general population. Data should encompass sex and gender differences in the populations studied. Data should be assessed through an active involvement of diverse stakeholders across Europe, including local marine communities, civil society, industry, and public authorities.The Commission considers that proposals requesting a contribution from the EU of up to EUR 2 million would allow this challenge to be addressed appropriately. Nonetheless, this does not preclude the submission and selection of proposals requesting other amounts.Projects funded under this topic will by default participate in the Pilot on Open Research Data in Horizon 2020, with the option to opt-out, as described in the introduction.In order to support key EU policies, in particular those directly related to the marine and maritime sectors, such as the EU Blue Growth Agenda, the Blue Tourism Communication and the Marine Strategy Framework Directive, proposals are expected to: "</text:p>
          </table:table-cell>
          <table:table-cell office:value-type="string" calcext:value-type="string">
            <text:p>"theme"</text:p>
          </table:table-cell>
          <table:table-cell table:number-columns-repeated="1022"/>
        </table:table-row>
        <table:table-row table:style-name="ro10">
          <table:table-cell office:value-type="string" calcext:value-type="string">
            <text:p>"Debris, chemical and microbial pollution and algae jellyfish blooms are huge and increasing problems in the oceans, seas and coasts. For plastics alone, the economic and ecological cost is considerable when including beach clean-ups, tourism losses, and damages to the fishing and aquaculture industries. In spite of strong legislation such as EU directives, sea and coastal pollution remains high, and prevention and innovative coast and sea clean-up schemes remain a challenge. Many solutions are available to tackle these sources of pollution, including recycling, waste water treatment, teams of collectors, and specific equipment such as skimmer boats, beach cleaning machines or algae harvesting devices. However, there is a pressing need to develop powerful innovative methods and processes to clean coasts and oceans and to restore the ecosystems to a healthy and clean state. The foremost challenge is not only to remove litter and pollution, but to transform the collected waste into a resource stream in line with the concept of the circular economy.The proposals should be for demonstration projects to clean and lay the ground for a healthy ocean or sea and its coasts in any given large geographic area(s), including regional seas or semi-closed sea basins such as the Mediterranean. The demonstration projects should develop and scale-up innovative processes and measures to clean the selected site[1] from visible (for example floating plastics or abandoned fishing gear) and invisible litter (micro-plastics) and pollutants[2], involving local communities and actors. Collected waste materials should be adequately processed so as to enable a subsequent usage/ exploitation/ re-usage. The proposals should apply an ecosystem approach, developing forecasting tools and models to identify areas where the proposed intervention is likely to be most effective in ecological and economic terms. Social acceptance and economic impact of the envisaged measures must also be considered and promoted, for example by disseminating the project results to relevant stakeholders.In line with the objective of the EU Strategy for international cooperation in research and innovation (COM (2012) 497), proposals addressing the Mediterranean should contribute to implement the Research and Innovation Initiative for Blue Jobs and Growth in the Mediterranean Area (The BLUEMED Initiative).[3]The Commission considers that proposals requesting a contribution from the EU of up to EUR 6 million would allow this challenge to be addressed appropriately. Nonetheless, this does not preclude the submission and selection of proposals requesting other amounts.To contribute to the implementation of EU Policies such as the Marine Strategy Framework Directive and its aim to achieve a good environment status for Europe’s seas and oceans by 2020, proposals are expected to:[1]Each site should be substantial in size and include or be adjacent to different activities.[2]The exact selection of pollutants and litter will depend on the area selected. However, the choice of the area must be such that several sources of pollution are addressed.[3]The "Research and Innovation Initiative for Blue Jobs and Growth in the Mediterranean Area (The BLUEMED Initiative)" aims to advance a shared vision of a Mediterranean Sea that is healthy, productive, resilient, understood and valued so as to promote the well-being and prosperity of our citizens and future generations and boost socio economic growth and jobs. It was jointly developed by Cyprus, Croatia, Greece, France, Italy, Malta, Portugal, Slovenia and Spain and presented by the Italian Presidency during the Competitiveness Council of 04-05 December 2014. In March 2015, a Strategic Research and Innovation Agenda was developed."</text:p>
          </table:table-cell>
          <table:table-cell office:value-type="string" calcext:value-type="string">
            <text:p>"theme"</text:p>
          </table:table-cell>
          <table:table-cell table:number-columns-repeated="1022"/>
        </table:table-row>
        <table:table-row table:style-name="ro10">
          <table:table-cell office:value-type="string" calcext:value-type="string">
            <text:p>"The seafood[1] production and processing industry contributes substantially to food security, employment and trade in regions where the activity takes place. To safeguard and strengthen this and make the activity more sustainable, seafood production should be market-driven and consumer-responsive, addressing challenges such as increasing consumer awareness of food quality and safety traceability and animal welfare. Ensuring the sustainability of the seafood processing industry involves not only innovative technologies that could mitigate environmental damage but also securing its economic viability and taking account of the consumer imperatives behind them. One way of ensuring the sustainable production and processing of nutritious and safe seafood products is through the demonstration and first application in the market of eco-innovative, sustainable processing solutions of marine and aquaculture-derived food products and nutrients.Proposals should build on state-of-the-art research insights from EU and other funded projects in this field, with a specific focus on food safety (from harvesting to the final products). They should aim to generate new knowledge to develop commercial solutions for improving the socio-economic and environmental sustainability of the seafood production and processing industry, while also contributing to product quality and safety. Activities should directly aim to produce plans and arrangements or designs for new, altered or improved products, processes or services. For this purpose they may include prototyping, testing, demonstrating, piloting, and large-scale product validation, all with a view to paving the way for subsequent market replication and uptake by consumers. Proposals may take into account impacts across different locations and population segments, as well as the specificities of different types of seafood, also in terms of nutrition. Work is expected to benefit from the contribution of social sciences wherever applicable. Where relevant, proposals should address gender-specific aspects, and the gender dimension in the research content shall be taken into account[2]. Aspects of traceability, authentication and certification of EU seafood products and labels of quality should be conveniently addressed. The participation of SMEs that will benefit from the intellectual property and/or from the commercial use of the project outcomes is encouraged.The Commission considers that proposals requesting a contribution from the EU of up to EUR 7 million would allow this challenge to be addressed appropriately. Nonetheless, this does not preclude the submission and selection of proposals requesting other amounts.Projects funded under this topic will by default participate in the Pilot on Open Research Data in Horizon 2020, with the option to opt-out, as described in the introduction.To contribute to EU food safety common standards and legislation for seafood products and nutrients, proposals are expected to: [1]'Seafood' comprises marine and fresh water biological resources (as defined in the Common Fisheries Policy) from both fisheries and aquaculture.[2]See definition of the 'gender approach' in the introduction of this Work Programme part (see text box)."</text:p>
          </table:table-cell>
          <table:table-cell office:value-type="string" calcext:value-type="string">
            <text:p>"theme"</text:p>
          </table:table-cell>
          <table:table-cell table:number-columns-repeated="1022"/>
        </table:table-row>
        <table:table-row table:style-name="ro10">
          <table:table-cell office:value-type="string" calcext:value-type="string">
            <text:p>"The Arctic is a theatre of profound transformation. Climate change is significantly affecting the extent and thickness of sea-ice, on snow cover on ice-sheet melting, on permafrost thawing, and on marine and land ecosystems. These changes are bringing with them both risks and opportunities, and an integrated and multi-disciplinary Arctic observation system is becoming essential for studying, forecasting and assessing changes that support the region's sustainable development. Improving and coordinating current capabilities for assessing and predicting Arctic environmental change requires the provision of data on a number of key variables of Arctic meteorology, climatology, oceanography, ecosystems and pollution at various scales. Monitoring and improved understanding of the Arctic climate system and its teleconnections, as well as of ecosystem change and the socio-economic impacts on offshore operations, new shipping routes, mining activities, tourism etc. are important prerequisites for effectively assessing climate change adaptation and mitigation strategies in the Arctic and elsewhere.An integrated Arctic observation system should close critical gaps with innovative solutions, as well as improve the integration and inter-operability of existing observation systems, also in view of data assimilation into models. The activity shall be based on co-operation between the existing European and international infrastructures (in-situ and remote including space-based) and the modelling communities, with the active participation of relevant stakeholder groups. In line with the strategy for EU international cooperation in research and innovation (COM(2012)497), the action should contribute to implementing the Transatlantic Ocean Research Alliance, the Sustaining Arctic Observation Networks (SAON) and the Cold Region Initiative of the Group on Earth Observation (GEO). It should have links to the relevant Copernicus and European Space Agency (ESA) programmes and infrastructure in order to maximise the synergies other European efforts to develop an integrated Arctic observation system. In particular, strong coordination with the on-going Horizon 2020 project which aims to develop an Integrated Atlantic Ocean Observation System [1] should be sought and with the relevant ESFRI research infrastructures. The activity shall support and promote the integrated use of Arctic land, ocean, ice and atmosphere in-situ and space-based observations from Europe, the USA, Canada and other international partners. Community-based observation programmes that draw on indigenous and local knowledge should be included and should form the basis for participatory research and capacity-building within Arctic communities. The action should ensure data interoperability through internationally recognised standardisation and quality assurance/quality control (QA/QC) processes, promote database integration and allow free and open access to all data and data products, following the GEO data sharing principles. It should make best use of reference sites (supersites) and should contribute to filling in-situ observational gaps through novel technology development, with particular attention to the gaps that may help improve the accuracy of predictive models. In line with the strategy for EU international cooperation in research and innovation[2], actions will contribute to implementing the Transatlantic Ocean Research Alliance. Due to the specific challenge of this topic, in addition to the minimum number of participants set out in the General Annexes, proposals should benefit from the inclusion of partners from the USA and from Canada[3]. International cooperation with partners from other Arctic and non-Arctic third countries would add further value.The Commission considers that proposals requesting a contribution from the EU of up to EUR 15 million would allow this specific challenge to be addressed appropriately. Nonetheless, this does not preclude the submission and selection of proposals requesting other amounts.Projects funded under this topic will by default participate in the Pilot on Open Research Data in Horizon 2020, with the option to opt-out, as described in the introduction[4].[1]AlantOS,www.atlantos-h2020.eu/[2](COM(2012)497)[3]Please note that participants from developed countries are not eligible for Horizon 2020 funding.[4]Beneficiaries of projects participating in the pilot on open research data are should follow the Global Earth Observation System of Systems (GEOSS) Data Sharing Principles and to register in GEOSS the geospatial data, metadata and information generated as part of the project. Further information on GEOSS can be found from: http://www.earthobservations.org.[5]COM(2008) 763 of 20 November 2008; JOIN(2012) 19 of 26 June 2012[6]http://www.polarprediction.net/yopp.html"</text:p>
          </table:table-cell>
          <table:table-cell office:value-type="string" calcext:value-type="string">
            <text:p>"theme"</text:p>
          </table:table-cell>
          <table:table-cell table:number-columns-repeated="1022"/>
        </table:table-row>
        <table:table-row table:style-name="ro10">
          <table:table-cell office:value-type="string" calcext:value-type="string">
            <text:p>"The climate is changing more rapidly in the Arctic than in any other region. There is evidence that these changes strongly affect ecosystems, people and communities inside and outside of the Arctic, including in Europe and North America. A better representation of processes specific to the Arctic (e.g. related to sea-ice formation and melting) in weather and climate models is required to better constrain the role of the Arctic in the global climate system and in the generation of extreme weather events. In connection with improved observations in the Arctic (see topic BG-09), this is necessary to improve the predictability of weather and climate in the Northern Hemisphere, and of related risks.Proposals should develop innovative approaches to improving the descriptions and modelling of the mechanisms, processes and feedback affecting Arctic climate change and its impacts on the weather and climate of the Northern Hemisphere, to further develop state-of-the-art climate models and predictions. Model performance should be assessed, and their ability to represent the links between polar and lower latitudes should be evaluated through coordinated model experiments. Actions should also explore the potential that an improved Arctic observation system – the subject of another topic in this call – would have on the accuracy of weather, and climate forecasts in the Northern Hemisphere, including Europe and North America, and also should identify gaps in data and observations. The activities should contribute to the programme of the Year of Polar Prediction (YOPP)[1] and provide input to the improvement of short- to medium-term predictions of the Copernicus Climate Change Services (C3S)[2]. Proposals should include a work-package to cluster with other projects financed under this topic and if possible also under other parts of Horizon 2020, and should build on projects funded under earlier calls. Links with projects resulting from the Belmont Forum call on climate predictability[3] are also welcome. Proposals should develop relevant forms of communication with the EU (and possibly national) services to adequately disseminate results that could be used for policy action. In line with the strategy for EU international cooperation in research and innovation[4], actions should contribute to implementing the Transatlantic Ocean Research Alliance. Due to the specific challenge of this topic, in addition to the minimum number of participants set out in the General Annexes, proposals should benefit from the inclusion of partners from the USA and from Canada[5]. International cooperation with partners from other Arctic and non-Arctic third countries is also strongly encouraged.The Commission considers that proposals requesting a contribution from the EU of between EUR 7 million and EUR 8 million would allow this specific challenge to be addressed appropriately. Nonetheless, this does not preclude the submission and selection of proposals requesting other amounts.Projects funded under this topic will by default participate in the Pilot on Open Research Data in Horizon 2020, with the option to opt-out, as described in the introduction[6].The project results are expected to: [1]http://www.polarprediction.net/yopp.html.[2]http://www.copernicus-climate.eu/.[3]http://www.jpi-climate.eu/joint-actions/CPIL.[4](COM(2012)497)[5]Please note that participants from developed countries are not eligible for Horizon 2020 funding.[6]Beneficiaries of projects participating in the pilot on open research data should follow the Global Earth Observation System of Systems (GEOSS) Data Sharing Principles and register in GEOSS the geospatial data, metadata and information generated as part of the project. Further information on GEOSS can be found at http://www.earthobservations.org."</text:p>
          </table:table-cell>
          <table:table-cell office:value-type="string" calcext:value-type="string">
            <text:p>"theme"</text:p>
          </table:table-cell>
          <table:table-cell table:number-columns-repeated="1022"/>
        </table:table-row>
        <table:table-row table:style-name="ro10">
          <table:table-cell office:value-type="string" calcext:value-type="string">
            <text:p>"Arctic permafrost contains twice as much carbon as the atmosphere, stored in the upper metres of the ground. Thawing of permafrost may trigger the release of this carbon and its transformation to greenhouse gases, reinforcing global warming (permafrost carbon feedback). Moreover, permafrost coasts make up 34% of the world's coasts. Increasing sea-level in combination with changing sea-ice cover and permafrost thawing expose these coastal areas to higher risks. Knowledge gaps exist in relation to the transfer of material - including organic matter - from land to sea and its fate, with the consequence that processes of accumulation and/or subsea permafrost degradation are not accounted for in global climate and Earth system models. The pressing challenge is to understand the impact of permafrost thawing on climate change and its implications for the environment, for the indigenous populations and the local communities. Finally, permafrost thawing affects the stability of built infrastructure.Actions should assess the impact of permafrost thawing on Arctic (natural and human) coastal systems and its effect on the availability/accessibility of resources, the stability of infrastructure, the growth of potential new economic activities, as well as on pollution and health. The research should employ a holistic and trans-disciplinary approach and in co-operation with stakeholders. It should consider the needs of and the impacts on indigenous populations, local communities and economic actors operating in this vulnerable region in the sustainable development context. Actions should address key processes of environmental change and develop appropriate adaptation and mitigation responses with an emphasis on permafrost at the interface between land and water.Proposals should develop relevant forms of communication for EU (and possible national) services to adequately disseminate results that could be used for policy action. Trans-disciplinary and participatory approaches, including social sciences and humanities, in the process are considered necessary. In line with the strategy for EU international cooperation in research and innovation[1], actions will contribute to implementing the Transatlantic Ocean Research Alliance. Due to the specific challenge of this topic, in addition to the minimum number of participants set out in the General Annexes, proposals should benefit from the inclusion of partners from the USA and from Canada[2]. International cooperation with partners from other Arctic and non-Arctic third countries is also strongly encouraged.The Commission considers that proposals requesting a contribution from the EU of up to EUR 10 million would allow this specific challenge to be addressed appropriately. Nonetheless, this does not preclude the submission and selection of proposals requesting other amounts.Projects funded under this topic will by default participate in the Pilot on Open Research Data in Horizon 2020, with the option to opt-out, as described in the introduction[3].[1](COM(2012)497)[2]Please note that participants from developed countries are not eligible for Horizon 2020 funding.[3]Beneficiaries of projects participating in the pilot on open research data should follow the Global Earth Observation System of Systems (GEOSS) Data Sharing Principles and register in GEOSS the geospatial data, metadata and information generated as part of the project. Further information on GEOSS can be found at http://www.earthobservations.org."</text:p>
          </table:table-cell>
          <table:table-cell office:value-type="string" calcext:value-type="string">
            <text:p>"theme"</text:p>
          </table:table-cell>
          <table:table-cell table:number-columns-repeated="1022"/>
        </table:table-row>
        <table:table-row table:style-name="ro10">
          <table:table-cell office:value-type="string" calcext:value-type="string">
            <text:p>"The achievement of economic, environmental and societal sustainability of Blue Growth in the Mediterranean area requires that we understand and are able to forecast the evolution of the ecological, social and economic processes in the region. This must take into consideration the proper functioning of vulnerable marine ecosystems and sea-related economic sectors. In the Mediterranean region, several issues are specifically acute such as the vulnerability and poor resilience of ecosystems, the over-exploitation of seabed and biological resources, the severe pollution events and limited remediation actions, the drastic climate change effects, the frequent extreme events and geohazards, and the uneven protection of coastal infrastructures and populations. The EU is committed to supporting the development of solutions to solve the above mentioned issues through several policies and international agreements such as the EU Integrated Maritime Policy (IMP), the Marine Strategy Framework Directive (MSFD), the Common Fisheries Policy (CFP), the EU neighbourhood policy, the Barcelona convention and more recently the EU BLUEMED Initiative[1]. One of the main goals of the latter is to create an interoperable, fully integrated multiplatform observing and forecasting capacity to support the conservation of biodiversity, and to forecast and manage risks and emergencies at the coast and at sea. The implementation of these policies and conventions requires a strong knowledge base and predictive capacities that are derived from Earth observation data. These observation data are, however, still very fragmented, or are even lacking for certain areas of the Mediterranean Sea, in particular in the southern part. They are also still difficult to access, partly because of the many initiatives and systems that exist. The challenge here is to conduct the research and innovation activities that are necessary for the integration of the existing Earth observation facilities and networks in the Mediterranean Sea building on relevant initiatives such as Copernicus[2], GEOSS[3], GOOS[4], EMODNet[5], ESFRI[6] and in particular all those with strong links to marine and maritime issues, and national initiatives. This would fill out the existing observational gaps, and would help exploit the relevant data to build the necessary knowledge base and prediction capacities.The research and innovation activities to be included in the proposal should contribute to the development of an integrated observing system for the whole Mediterranean Sea building on existing facilities (remote sensing and in-situ) and initiatives, and addressing both the open sea and the coastal zone. This should be based on open data and should facilitate easy access to those facilities and the data. Another focus should be on conducting the research and innovation necessary to underpin the full and open discovery and access to the ocean observations and to facilitate the interoperable exchange of ocean observation as promoted through the Group on Earth Observation (GEO) for the Mediterranean Sea. The proposal should also address observational gaps in the Mediterranean Sea, in particular those related to the in-situ component of the observation system. Optimising existing systems and using new ocean observation technologies make in-situ ocean observation and the integration of the biological dimension into observing systems more cost-effective. The proposals should also focus on the use of in-situ measurements to calibrate and validate relevant remote sensing data and products, including possible new products derived from space infrastructures such as the Sentinel and Earth Explorer missions that support the improvement and evolution of operational services in the Mediterranean Sea. The above activities should include the participation of international partners from the coastal states of the Mediterranean Sea.In line with the objective of the EU Strategy for international cooperation in research and innovation (COM (2012) 497), proposals should contribute to implementing the Research and Innovation Initiative for Blue Jobs and Growth in the Mediterranean Area (The BLUEMED Initiative)[7].The Commission considers that proposals requesting a contribution from the EU of up to EUR 8 million would allow this challenge to be addressed appropriately. Nonetheless, this does not preclude the submission and selection of proposals requesting other amounts.Projects funded under this topic will by default participate in the Pilot on Open Research Data in Horizon 2020, with the option to opt-out, as described in the introduction.To contribute to the implementation of the BLUEMED Initiative's vision and its related Strategic Research and Innovation Agenda and Implementation Plan, in particular as regards the goal to develop an integrated Mediterranean observing system, proposals must:[1]The "Research and Innovation Initiative for Blue Jobs and Growth in the Mediterranean Area (The BLUEMED Initiative)" aims is to advance a shared vision of a Mediterranean Sea that is healthy, productive, resilient, understood and valued so as to promote the well-being and prosperity of our citizens and future generations and boost socio-economic growth and jobs. It was jointly developed by Cyprus, Croatia, Greece, France, Italy, Malta, Portugal, Slovenia and Spain and presented by the Italian Presidency during the Competitiveness Council of 04-05 December 2014.[2]www.copernicus.eu. The Copernicus data and products, where available, should be used by the research and innovation community following the free, full and open access approach approved in the Commission Delegated Regulation (EU) No 1159/2013 of 12 July 2013. This includes the data from the Copernicus space infrastructure (Sentinel missions) and, where affordable, the Copernicus Contribution mission data, where the latter can be of use for Horizon 2020 projects developing new Copernicus Services. Applicants are advised to consult published information on the availability of Copernicus Sentinel Data, access to Copernicus Contributing Mission data at the Commission’s web http://ec.europa.eu/growth/sectors/space/research/index_en.htm. Wherever possible, applicants are also encouraged to use the Earth Observation Data Warehouse (http://copernicusdata.esa.int/web/cscda/home).[3]GEOSS – Global Earth Observation System of Systems[4]GOOS – Global Ocean Observing System[5]EMODNet – European Marine Data Observation Network[6]ESFRI – European Strategy on Research Infrastructures[7]The "Research and Innovation Initiative for Blue Jobs and Growth in the Mediterranean Area (The BLUEMED Initiative)" aims to develop a shared vision of a Mediterranean Sea that is healthy, productive, resilient, understood and valued so as to promote the well-being and prosperity of our citizens and future generations and boost socio-economic growth and jobs. It was jointly developed by Cyprus, Croatia, Greece, France, Italy, Malta, Portugal, Slovenia and Spain and was presented by the Italian Presidency during the Competitiveness Council of 04-05 December 2014.[8]INSPIRE-Infrastructure for Spatial Information in the European Community"</text:p>
          </table:table-cell>
          <table:table-cell office:value-type="string" calcext:value-type="string">
            <text:p>"theme"</text:p>
          </table:table-cell>
          <table:table-cell table:number-columns-repeated="1022"/>
        </table:table-row>
        <table:table-row table:style-name="ro10">
          <table:table-cell office:value-type="string" calcext:value-type="string">
            <text:p>"The Mediterranean Sea is going through rapid changes in response to closely interlinked natural and anthropogenic pressures. Climate change influences its physical dynamics and hydrological structure, while nutrient and pollutant loads are flowing from growing urban areas, land and coastal activities. Increasing maritime traffic also leads to safety concerns, potential pollution and the introduction of invasive alien species. Fishing remains unsustainable. The area's marine heritage and its ecosystem services are also at risk. In addition, the geo-political complexity of the area adds further difficulties related to the establishment of favourable framework conditions to support the growth of a blue economy (e.g. in trans-border cooperation on sea-related activities, including maritime spatial planning). Within this frame, coordinated and integrated action needs to be carried out by Member States individually and among Member States together in order to create synergies and complementarities between sectors and countries. This is to provide added value to regional, national and EU investments, remove barriers, avoid duplication and reduce fragmentation, and was put forward in the Vision Statement of the 'Research and Innovation Initiative for Blue Jobs and Growth in the Mediterranean Area – The BLUEMED Initiative'[1]. This initiative and its related Strategic Research and Innovation Agenda will contribute to achieving a healthier, more productive, resilient, better known and valued Mediterranean Sea. In addition, a common marine and maritime R&amp;I strategy needs to be further consolidated in order for it to be possible to achieve solid knowledge-based sustainable and long lasting 'Blue Growth' in the region[2].This action is expected to contribute to the implementation of 'The BLUEMED Initiative' vision with its related Strategic Research and Innovation Agenda and Implementation Plan. This calls for the further alignment and convergence of national research and innovation activities and other relevant initiatives and investments with the different actors and across different sectors in primis between the European countries bordering the Mediterranean Sea coasts and the whole EU. In this context, proposals should establish and consolidate an operational network of marine and maritime research funders and other key players. Proposals should support the design and implementation of new transnational joint activities, by using the most suitable and effective collaboration methods and tools. These new activities should focus on the key challenges and other relevant issues identified in the BLUEMED Strategic Research and Innovation Agenda (SRIA) and related Implementation Plan, namely support for technology development, promotion of multidisciplinary research and an innovation-enabling environment, improving human and research infrastructures and capacities, creating a fully integrated observing and forecasting system, promoting citizen awareness and literacy on marine issues, and improving training. This action should build on past and ongoing regional, national and EU projects (e.g. SEASera ERA-NET, PERSEUS COCONET, ESFRI research infrastructures EMBRC, Euro-Argo, ICOS, EMSO etc.) and initiatives. It should integrate research, policy, industry (including aquaculture) and society (including the preservation of local coastal cultures). It should also contribute to pooling different funding streams, at national and EU level, and combine them in an effective way. Lastly, it should create the conditions for extending the initiative to the Southern Mediterranean coastal countries. Support for related events organised under the auspices of the Presidency of the Council of the European Union should be envisaged.The Commission considers that proposals requesting a contribution from the EU of up to EUR 3 million and a foreseen duration of four years would allow this challenge to be addressed appropriately. Nonetheless, this does not preclude the submission and selection of proposals requesting other amounts or durations.Projects funded under this topic will by default participate in the Pilot on Open Research Data in Horizon 2020, with the option to opt-out, as described in the introduction.To contribute to the implementation of the BLUEMED Initiative's vision, its related Strategic Research and Innovation Agenda and Implementation Plan, proposals must: This activity directly aimed at supporting the development and implementation of evidence base for R&amp;I policies and supporting various groups of stakeholders is excluded from the delegation to REA and will be implemented by the Commission services.[1]https://www.researchitaly.it/uploads/12471/BLUEMED_SRIA_March2015.pdf?v=7fb440d[2]The "Research and Innovation Initiative for Blue Jobs and Growth in the Mediterranean Area (The BLUEMED Initiative)" aims to advance a shared vision of a Mediterranean Sea that is healthy, productive, resilient, understood and valued so as to promote the well-being and prosperity of our citizens and future generations and boost socio economic growth and jobs. It was jointly developed by Cyprus, Croatia, Greece, France, Italy, Malta, Portugal, Slovenia and Spain and was presented by the Italian Presidency during the Competitiveness Council of 04-05 December 2014."</text:p>
          </table:table-cell>
          <table:table-cell office:value-type="string" calcext:value-type="string">
            <text:p>"theme"</text:p>
          </table:table-cell>
          <table:table-cell table:number-columns-repeated="1022"/>
        </table:table-row>
        <table:table-row table:style-name="ro10">
          <table:table-cell office:value-type="string" calcext:value-type="string">
            <text:p>"Sustainability assessments are major factors not only for consumer acceptance but also for developing an efficient and meaningful policy framework for bio-based products. While there is already a framework in place for the sustainability assessment of biomass and biofuels, there are only incipient initiatives for bio-based products. Objective and quality life cycle assessments based on robust and agreed methods are important to clarify the environmental impact/benefits of bio-based products and to benchmark their environmental performance with alternative non-bio-based products on the market.The proposals will develop sustainability schemes for bio-based products building on (1) existing schemes for biomass and bioenergy, including biofuels, (2) the work of (CEN-TC411) on standards for ‘Bio-based Products – Sustainability Criteria’ and ‘Bio-based Products – Life Cycle Assessment' which should incorporate end of life, (3) previous work on bio-based products LCA methods for bio-based products. Aspects that could be considered include: building-in economic and social factors; thresholds for different sustainability criteria/indicators; certification schemes and use of standards; life cycle assessment of bio-based products; (eco)labelling; aspects of the circular economy, resource efficiency and the principle of cascade use considering existing criteria for bioenergy product sustainability; the development of ILUC factors for bio-based products taking into account existing approaches to ILUC for bioenergy. The applicability and efficiency of the proposed sustainability schemes and criteria/indicators in the current regulatory framework; the balance between costs and complexity of the sustainability assessment; and the market pull the specific proposed measures will represent, should be presented as credible cases in the proposal. In this context applicants may decide to focus making the case for specific segment/groups of bio-based products, which should be of course justified.The Commission considers that proposals requesting a contribution from the EU of up to EUR 5 million would allow this specific challenge to be addressed appropriately. Nonetheless, this does not preclude the submission and selection of proposals requesting other amounts.To contribute to the implementation of the objectives of relevant European policy initiatives, including the Lead Market Initiative in Bio-based Products, the Industrial Policy with its instruments such as the European Innovation Partnership on Raw Materials, the Environmental Technology Action Plan and the Bioeconomy Strategy, proposals will have to:"</text:p>
          </table:table-cell>
          <table:table-cell office:value-type="string" calcext:value-type="string">
            <text:p>"theme"</text:p>
          </table:table-cell>
          <table:table-cell table:number-columns-repeated="1022"/>
        </table:table-row>
        <table:table-row table:style-name="ro10">
          <table:table-cell office:value-type="string" calcext:value-type="string">
            <text:p>"As compared to bioeconomy sectors such as food-chain or bioenergy which keep hold of consolidated official statistics, there is a current lack of reliable and uniform ones on bio-based industries and bio-based products. In spite of progress made by the European Bioeconomy Observatory and other initiatives to gather data on the use of biomass for bio-based products, the following hurdles are still laying ahead to reach a widespread data availability: (i) There is lack of a comprehensive database with statistics for industrial uses of biomass from primary and secondary sources, (ii) The flow from raw materials to end products cannot be inferred from existing databases, (iii) There is insufficient comparability between different databases, (iv) Methodologies for data collection are not always transparent and existing data rely to a large extent on industry surveys and estimations of experts. This data gap hinders the development of economic models enabling the quantification of the bioeconomy and its economic, environmental and social effects. In turn, it has a negative effect on the ability of policy-makers to set the most appropriate policies to encourage investment in the bioeconomy in view of factors such as competition/synergies and possible trade-offs between various biomass uses.Proposals shall develop and implement a method for the collection of data on bio-based products, taking into consideration the incorporation of the data in the European statistical infrastructure (Eurostat), building on and contributing to on-going activities on exemplary bio-based products (Bio-based Succinic Acid &amp; 1,4-Butandiol, lubricants). The following aspects will represent the framework for developing the proposals: (1) links with current CEN standardisation work on bio-based products; (2) training support or technical inputs to official customs and competent laboratory staff in Member States and to relevant activities within the existing programmes such as Customs 2020 and European Union Customs Competency Framework (EU Customs CFW); (3) definition of the minimum bio-based carbon and/or bio-based content for some bio-based product groups (except bio-based lubricants); (4) data compatibility with European and international databases (e.g. FAOSTAT, PSD, etc.). Data generated should be fed into economic models, existing or newly developed, enabling the description of the development of the bioeconomy, its interaction with the rest of the economy, and its economic, environmental and social impact. Consortia should include a balanced combination of expertise on bio-based products, statistical reporting from Member States and modelling. Proposals should build upon the existing work of completed and on-going projects, including the current activities of the Bioeconomy Observatory, RRM-Group as well as the Commission study on Biomass Supply and Demand.The Commission considers that proposals requesting a contribution from the EU of up to EUR 6 million would allow this specific challenge to be addressed appropriately. Nonetheless, this does not preclude the submission and selection of proposals requesting other amounts.As a step forward in setting the most appropriate policies to encourage investment in the bioeconomy and defining possible trade-offs between various biomass uses, proposals will have to achieve: "</text:p>
          </table:table-cell>
          <table:table-cell office:value-type="string" calcext:value-type="string">
            <text:p>"theme"</text:p>
          </table:table-cell>
          <table:table-cell table:number-columns-repeated="1022"/>
        </table:table-row>
        <table:table-row table:style-name="ro10">
          <table:table-cell office:value-type="string" calcext:value-type="string">
            <text:p>"Climate change and associated natural disturbances will increasingly influence the current distribution and productivity of tree species, within the constraints of physical barriers, long production cycles and regulations on forest reproductive materials. They will also affect the areas in which trees of different species and provenance could grow, or grow better, in the future. Assisted migration of tree species from one region (or continent) to another has contributed to increased wood production in Europe in recent centuries. Though there are examples of good practice and benefits of genetic variation, there is still limited evidence of the inherent genotypic/phenotypic plasticity of tree species and provenances, and their symbionts, to adapt rapidly enough and survive the current pace of environmental change. To counteract climate-induced decline and maintain/enhance forest productivity and meet the growing needs of society and the bioeconomy, we may enhance the resilience of forests through the selection/development of new genotypes, through traditional methods of genome sequencing and selection of desired traits and/or novel methods of genome improvement.Proposals should aim to develop novel tree breeding strategies and tools aimed at sustained yields (wood and non-wood products), while addressing resilience to climate change and natural disturbances (including pests and disease outbreaks), and considering biodiversity-related aspects. Proposals will aim to identify/develop genotypes with appropriate adaptation profiles for possible extension/change of tree species range, both vertically and horizontally, including those genotypes with potential for use on marginal land. Coniferous and broadleaved species that are of specific importance for forestry and ecosystem services EU-wide should be targeted. Compliance with biosafety and other relevant legislation (e.g. biodiversity and invasive alien species) should be taken into account. Complementarity with previous (FP7/LIFE) projects and COST actions should also be considered.The Commission considers that proposals requesting a contribution from the EU of up to EUR 6 million would allow this specific challenge to be addressed appropriately. Nonetheless, this does not preclude the submission and selection of proposals requesting other amounts.To counteract climate change, maintain and enhance forest productivity and the sustainability of forestry systems, proposals should show how some, or all, of the following impacts will be achieved:"</text:p>
          </table:table-cell>
          <table:table-cell office:value-type="string" calcext:value-type="string">
            <text:p>"theme"</text:p>
          </table:table-cell>
          <table:table-cell table:number-columns-repeated="1022"/>
        </table:table-row>
        <table:table-row table:style-name="ro10">
          <table:table-cell office:value-type="string" calcext:value-type="string">
            <text:p>"Increasing societal demands and emerging policies relating to forest resources present new challenges for the sector and trigger the need to enhance the multi-functional role of forests in the EU. The quantity and the quality of wood yields depend on site conditions, forest management objectives, silvicultural regime and measures taken from the establishment of forest stands to the end of rotation (for even-aged forests) or the selection harvest (for uneven-aged forests). Managing forests' horizontal and vertical structure is crucially important given the long production cycles involved and the demand to adapt, within the production cycle, to the evolving framework of environmental and societal conditions. It is therefore desirable to develop intelligent (i.e. cost-efficient, productive and environment-friendly) and novel solutions and tools to support sustainable wood production from forests managed on a multifunctional basis.To add value to wood production and enable close-to-market outputs, proposals should aim to develop a series of cutting edge technologies in relation to forestry measures starting from seedling/replanting, through to harvesting. Activities should aim directly at producing plans and arrangements or designs for new, altered or improved products, processes or services. For this purpose they may include prototyping, testing, demonstrating, piloting, large-scale product validation and market replication. SMEs active in the forest-based sector are specifically encouraged to participate in consortia.The Commission considers that proposals requesting a contribution from the EU of up to EUR 2 million would allow this specific challenge to be addressed appropriately. Nonetheless, this does not preclude the submission and selection of proposals requesting other amounts.With a view to enhancing the multifunctional role of forests, proposals should show how some, or all, of the following impacts will be achieved:"</text:p>
          </table:table-cell>
          <table:table-cell office:value-type="string" calcext:value-type="string">
            <text:p>"theme"</text:p>
          </table:table-cell>
          <table:table-cell table:number-columns-repeated="1022"/>
        </table:table-row>
        <table:table-row table:style-name="ro10">
          <table:table-cell office:value-type="string" calcext:value-type="string">
            <text:p>"Ensuring that research and innovation in bio-based products and processes is not only excellent, but also relevant and responsive to the needs of all actors is important, not least in ensuring the uptake of results. Surveys show that consumers and citizens in general have little awareness and knowledge of bio-based products (BBP). To improve market uptake of bio-based products, shape future research in BBP science, technology and innovation and meet the views and expectations of society, there is a need for a broad, inclusive assessment of the challenges and opportunities at hand.Multi-actor approaches are needed to identify and address both the risks and different stakeholders' interests and aspirations, in order to maximise the benefits of new bio-based business models within society. Mobilisation of all actors along the value chain is crucial to mitigate the probability of "technology mismatches" (i.e. development of technologies without a corresponding reliable and cost-efficient feedstock supply, or which face insufficient market demand).The Mobilisation and Mutual Learning Action Plan (MML) should ensure the engagement of all relevant groups and tackle innovation related challenges by establishing a multi-stakeholder platform, gathering a plurality of actors with different perspectives, knowledge and experiences[1], and maintaining open dialogue between the different stakeholders.The objective of the platform should be the development and implementation of an Action Plan that would address the challenges of raising awareness of and engaging with the citizens on the bio-based products. Proposals have to be based on and develop the concept of Mobilisation &amp; Mutual Learning Platforms (MML). The design of this platform and its activities should take into account and build on methods developed previously in European projects and initiatives (including consultation processes in the field of bio-based products).The Commission considers that proposals requesting a contribution from the EU of up to EUR 3 million would allow this specific challenge to be addressed appropriately. Nonetheless, this does not preclude the submission and selection of proposals requesting other amounts.The direct and sustainable impact of proposals will be: [1]Involving a balanced representation of experts and professionals in the fields of public engagement and bio-based products in general, and more specifically researchers, civil society (CSOs) and non-governmental organisations (NGOs), scientists in the field of social sciences and humanities, industry and policy-makers."</text:p>
          </table:table-cell>
          <table:table-cell office:value-type="string" calcext:value-type="string">
            <text:p>"theme"</text:p>
          </table:table-cell>
          <table:table-cell table:number-columns-repeated="1022"/>
        </table:table-row>
        <table:table-row table:style-name="ro10">
          <table:table-cell office:value-type="string" calcext:value-type="string">
            <text:p>"Regions may play a key role in the establishment of bio-based industries by providing a favourable business environment and the necessary political framework. Few regions in Europe are in the process of building successful "bio-based industries" demonstrator case studies. Those that do exist are largely in the regions with established industries (chemical, energy, pulp and paper, etc.).Strategies and implementing modalities should be shared in particular with regions that have as yet unexploited biomass or waste resources so as to widen participation of countries, fully exploit the potentials of the bio-based economy in Europe and contribute to rural and coastal renaissance. Bio-based industries and products offer new opportunities for regional and local actors using alternative resources and maximising possibilities for agricultural, forest and urban waste to be valorised. Development of synergies with the regional innovation strategies for the bio-based economy will boost the competitiveness of the region and its stakeholders on a national, European and international level. Local actors may equally attract investments from other partners for establishing a favourable bio-based "ecosystem".Proposals will create a stakeholder platform of regional and local organisations (regional authorities or mandated agencies or clusters) interested in developing ambitious strategies in support of bio-based products/industries, with the aim to attract new investments in industrial projects. Building on the "model demonstrator regions", successful case studies shall be shared and transposed to other interested European regions. Industries, regions and investors should be brought together to establish an efficient dialogue between actors so that demand and supply can be aligned, establishing best practices and examples that can be followed by others.The Commission considers that proposals requesting a contribution from the EU of up to EUR 1 million would allow this specific challenge to be addressed appropriately. Nonetheless, this does not preclude the submission and selection of proposals requesting other amounts.To widen the participation of countries developing regional bio-based strategies, proposals will have to: "</text:p>
          </table:table-cell>
          <table:table-cell office:value-type="string" calcext:value-type="string">
            <text:p>"theme"</text:p>
          </table:table-cell>
          <table:table-cell table:number-columns-repeated="1022"/>
        </table:table-row>
        <table:table-row table:style-name="ro10">
          <table:table-cell office:value-type="string" calcext:value-type="string">
            <text:p>"To develop new cross-sectoral industrial value chains across the EU, by building upon the innovation potential of SMEs. The EU needs to support the development of emerging industries, which will provide the growth and employment of the future. The reindustrialisation of the EU's industrial base has to focus on the development of long-term internationally competitive goods and services that require combining different competences and innovative solutions. The development of new industrial value chains calls for the collaboration and integration of different innovation actors, including large enterprises and especially SMEs, across different sectors towards the implementation of a joint vision.SMEs need help to generate, take up and better capitalise on all forms of knowledge, creativity, craftsmanship and innovation – including for the application of existing cross-cutting or emerging technologies, advanced manufacturing, ICT, eco-innovative and resource-efficient solutions, new business models, service innovation and design. The potential of clusters – that represent favourable ecosystems for innovation and entrepreneurship – need to be better exploited in this respect.Cross-border and cross-sectoral collaboration, innovation and entrepreneurship across different regions and value chains shall be promoted. The coordination and facilitation shall be led by cluster organisations and other intermediary organisations, by following a systemic approach that combines different resources, tools and instruments. Innovation actors, especially SMEs with mutually reinforcing competences, shall be supported in view of creating new industrial value chains that foster the development of emerging industries in Europe.To this end, proposals shall outline a strategic vision for building new industrial value chains across the EU Member States and Associated Countries. They shall specifically focus on integrating and supporting groups of SMEs in collaboration with other innovation actors in addressing specific problems and challenges. Cluster organisations or other SME intermediaries shall be invited to set up collaboration and networking activities for SMEs and create a favourable "open space" for cross-sectoral fertilisation and value chain innovation to take place. Each proposal should demonstrate the capacity to:1) validate ideas for structured innovation projects driven by SMEs from different sectors and countries in collaboration with other innovation actors and facilitate the coordination towards new industrial value chains through this collaboration space.2) support innovation activities and/or channel a mix of different targeted entrepreneurial and innovation support measures (such as mentoring, coaching, innovation and technical assistance vouchers, etc.) directly to the innovation actors of the validated innovation projects to further support their development, integration and large-scale demonstration in a strategic manner. At least 75% of the total proposed budget shall be allocated to support innovation in SMEs directly, whereby the SMEs benefit by either participating in the consortium or by being supported as third party enterprises.Background information on the systemic approach and strategic focus to be envisaged is provided to applicants.[1] Synergies with the European Structural and Investment Funds that may further support such large-scale demonstration projects will also be actively encouraged, notably through the engaged SME intermediaries. “Large-scale” does not necessarily refer to the amount of financial support provided for a particular project but to the extent of the roll-out of a staged process of experimentation and implementation with accompanying support that reaches out to groups of mutually reinforcing SMEs. This approach aims at “demonstrating at large scale” the potential impact of innovative solutions to specific challenges, rather than supporting isolated projects or SMEs.For the first stage of the submission procedure, applicants should provide a concept note (of max. 10 pages), which should include a clear description of the ideas and objectives for an innovation action towards the development of new industrial value chains as well as an explanation of the main activities, implementation modalities (including for financial support to third parties, if applicable) and expected results foreseen. The concept note should further describe how the proposed systemic approach and strategic focus promises significant impact on economic growth and job; demonstrates a European dimension and added value; and has the potential to act as a catalyst by contributing to and/or leveraging other activities supported, for instance, under the European Structural and Investment Funds, e.g. in the context of smart specialisation strategies.An estimate of the total costs of the proposed action and contribution to be requested from the Commission shall also be provided. Only proposals that pass the evaluation threshold for the first stage will be invited to a second stage of submission for a full proposal with a detailed description of the budget and activities planned to be undertaken.The Commission considers that proposal requesting a contribution from the EU of between EUR 2.5 and 5 million would allow this specific challenge to be addressed appropriately. Nonetheless, this does not preclude submission and selection of proposals requesting other amounts.This action allows for the provisions of financial support to third parties in line with the conditions set out in part K of the General Annexes.[1]Information (e.g. results from ongoing studies and expert analyses) is available at the EU Cluster Portal at http://ec.europa.eu/growth/smes/cluster/and a background note has been made available at the topic related pages under Conditions &amp; Documents at the Participant Portal at http://ec.europa.eu/research/participants/portal/desktop/en/opportunities/h2020/topics/304-innosup-1-2015.html"</text:p>
          </table:table-cell>
          <table:table-cell office:value-type="string" calcext:value-type="string">
            <text:p>"theme"</text:p>
          </table:table-cell>
          <table:table-cell table:number-columns-repeated="1022"/>
        </table:table-row>
        <table:table-row table:style-name="ro10">
          <table:table-cell office:value-type="string" calcext:value-type="string">
            <text:p>"To develop new cross-sectoral industrial value chains across the EU, by building upon the innovation potential of SMEs. The EU needs to support the development of emerging industries, which will provide the growth and employment of the future. The reindustrialisation of the EU's industrial base has to focus on the development of long-term internationally competitive goods and services that require combining different competences and innovative solutions. The development of new industrial value chains calls for the collaboration and integration of different innovation actors, including large enterprises and especially SMEs, across different sectors towards the implementation of a joint vision.SMEs need help to generate, take up and better capitalise on all forms of knowledge, creativity, craftsmanship and innovation – including for the application of existing cross-cutting or emerging technologies, advanced manufacturing, ICT, eco-innovative and resource-efficient solutions, new business models, service innovation and design. The potential of clusters – that represent favourable ecosystems for innovation and entrepreneurship – need to be better exploited in this respect.Cross-border and cross-sectoral collaboration, innovation and entrepreneurship across different regions and value chains shall be promoted. The coordination and facilitation shall be led by cluster organisations and other intermediary organisations, by following a systemic approach that combines different resources, tools and instruments. Innovation actors, especially SMEs with mutually reinforcing competences, shall be supported in view of creating new industrial value chains that foster the development of emerging industries in Europe.To this end, proposals shall outline a strategic vision for building new industrial value chains across the EU Member States and Associated Countries. They shall specifically focus on integrating and supporting groups of SMEs in collaboration with other innovation actors in addressing specific problems and challenges. Cluster organisations or other SME intermediaries shall be invited to set up collaboration and networking activities for SMEs and create a favourable "open space" for cross-sectoral fertilisation and value chain innovation to take place. Each proposal should demonstrate the capacity to:1) validate ideas for structured innovation projects driven by SMEs from different sectors and countries in collaboration with other innovation actors and facilitate the coordination towards new industrial value chains through this collaboration space.2) support innovation activities and/or channel a mix of different targeted entrepreneurial and innovation support measures (such as mentoring, coaching, innovation and technical assistance vouchers, etc.) directly to the innovation actors of the validated innovation projects to further support their development, integration and large-scale demonstration in a strategic manner. At least 75% of the total proposed budget shall be allocated to support innovation in SMEs directly, whereby the SMEs benefit by either participating in the consortium or by being supported as third party enterprises.Background information on the systemic approach and strategic focus to be envisaged is provided to applicants.[1] Synergies with the European Structural and Investment Funds that may further support such large-scale demonstration projects will also be actively encouraged, notably through the engaged SME intermediaries. “Large-scale” does not necessarily refer to the amount of financial support provided for a particular project but to the extent of the roll-out of a staged process of experimentation and implementation with accompanying support that reaches out to groups of mutually reinforcing SMEs. This approach aims at “demonstrating at large scale” the potential impact of innovative solutions to specific challenges, rather than supporting isolated projects or SMEs.For the first stage of the submission procedure, applicants should provide a concept note (of max. 10 pages), which should include a clear description of the ideas and objectives for an innovation action towards the development of new industrial value chains as well as an explanation of the main activities, implementation modalities (including for financial support to third parties, if applicable) and expected results foreseen. The concept note should further describe how the proposed systemic approach and strategic focus promises significant impact on economic growth and job; demonstrates a European dimension and added value; and has the potential to act as a catalyst by contributing to and/or leveraging other activities supported, for instance, under the European Structural and Investment Funds, e.g. in the context of smart specialisation strategies.An estimate of the total costs of the proposed action and contribution to be requested from the Commission shall also be provided. Only proposals that pass the evaluation threshold for the first stage will be invited to a second stage of submission for a full proposal with a detailed description of the budget and activities planned to be undertaken.The Commission considers that proposal requesting a contribution from the EU of between EUR 2.5 and 5 million would allow this specific challenge to be addressed appropriately. Nonetheless, this does not preclude submission and selection of proposals requesting other amounts.This action allows for the provisions of financial support to third parties in line with the conditions set out in part K of the General Annexes.[1]Information (e.g. results from ongoing studies and expert analyses) is available at the EU Cluster Portal at http://ec.europa.eu/growth/smes/cluster/and a background note has been made available at the topic related pages under Conditions &amp; Documents at the Participant Portal at http://ec.europa.eu/research/participants/portal/desktop/en/opportunities/h2020/topics/304-innosup-1-2015.html"</text:p>
          </table:table-cell>
          <table:table-cell office:value-type="string" calcext:value-type="string">
            <text:p>"theme"</text:p>
          </table:table-cell>
          <table:table-cell table:number-columns-repeated="1022"/>
        </table:table-row>
        <table:table-row table:style-name="ro10">
          <table:table-cell office:value-type="string" calcext:value-type="string">
            <text:p>"The lack of access to skills, to latest knowledge and capacity to manage innovation processes effectively, have been identified as major barriers for innovation in SMEs. Individual SMEs are at a disadvantage to recruit specialised knowledge as they do not have the network Europe-wide and do not have as well-known brands as large enterprises. Enterprise-led mobility programmes, supporting enterprises in recruiting expertise, show a high level of satisfaction and return on investment. As this methodology is not currently used at European level, an enterprise-led approach is to be developed and tested through a pilot. This complements Marie Skłodowska Curie actions (MSCA) which focus on developing research careers, by providing additional work opportunities for experienced researchers in innovating SMEs.This SME-led pilot is an innovation capacity building action to provide at European level a grant to visionary[1] SMEs which have experienced difficulty in recruiting the relevant skills nationally. SMEs are supported to employ a highly-skilled experienced researcher e.g an 'associate' for one year from September 2017. With their associate, these SMEs will explore for one year the potential of their innovative idea and turn it into an innovation project.The action will consist of: SMEs will employ for 12 months an associate to identify the potential of their innovation idea and turn it, or not, into a research or innovation project and hopefully further employment.During these 12 months of employment, every associate is requested to participate in a core training programme on industrial innovation and business management[3]. Also during that period, SMEs get financial support to implement a training and development plan specifically for the associate, tailored to the needs of the associate and the enterprise to make the associate fully operational in the company.In line with the orientation of the action and with the aim to accelerate the integration of the associate in the company's staff, the following costs shall be eligible for reimbursement under the grant: personnel costs of the associate and cost directly related to company's and the associates participation in the pilot action: in particular relocation costs of the associate, travel subsistence costs to the core training programme and costs, including travel and subsistence) for tailored training (as described in the personal development plan). Other costs like recruitment costs or travel costs to action specific workshops by the supervisor in the enterprise would have to be covered under indirect costs.It is intended to support up to 90 assignments from the indicative budget.The following criteria will have to be met by the associate: i) PhD holder, ii) an expertise in line with the job advertisement; iii) transnational mobility as defined in the mobility rule of the Marie Slodowska Curie Actions (MSCA). [4]The execution of the action will start on the starting date of the associates' employment, in September 2017 (exact date to be determined during the grant preparation phase). In case of non-execution, the Commission reserves the right to terminate the grant agreement according to article 50.3.1.l.ii of the General mono-beneficiary grant agreement for the Horizon 2020 programme.The associates are expected to be offered employment contracts or equivalent by the hosting SMEs. It is expected that the 'associate' will commit him/herself for a full-time position, for the full duration of the grant.To promote the pilot, innovating SMEs experiencing skills shortages will be contacted by the Enterprise Europe Network innovation consultants and assisted in formulating a vacancy notice to address the identified skills' shortages.An accompanying study[5] will evaluate the impact of the pilot action and the satisfaction levels of awarded SMEs and associates as well as of a sample of non-awarded SMEs.Demonstrate that[1]Vision: 'A statement about what the organisation wants to achieve in terms of innovation. The vision should set a direction and a challenge that can inspire persons to commit and work towards, be sufficiently ambitious and not constrained by the organisation's current abilities, provide a target against which progress can be measured.' See Innovation management standard CEN/TS 16555-1 (July 2013)[2]On EURAXESS, such vacancy notice will be in the form of a ‘call for expression of interest’ and will be made available both at the ‘Jobs &amp; Funding’ section of the EURAXESS portal and its ‘Partnering’ one, which promotes the matching between EURAXESS users’ offer and demand of collaboration (in multiple forms). It will outline clearly the type of contract, and the employment package (salary and conditions, relocation support).[3]See in 'Other actions'[4]Reference to the MSCA mobility rule will be provided at call opening.[5]See in 'Other Actions'"</text:p>
          </table:table-cell>
          <table:table-cell office:value-type="string" calcext:value-type="string">
            <text:p>"theme"</text:p>
          </table:table-cell>
          <table:table-cell table:number-columns-repeated="1022"/>
        </table:table-row>
        <table:table-row table:style-name="ro10">
          <table:table-cell office:value-type="string" calcext:value-type="string">
            <text:p>"Foresight studies show that the massive integration of advanced manufacturing will displace in a few years many of the current traditional manufacturing processes. In particular, energy and resource-efficient and low carbon technologies and the circular economy will be key drivers of innovation in SMEs. To remain competitive, manufacturing SMEs will increasingly need to rely on advanced manufacturing technologies for clean production. These technologies enable the development of new production processes, but also improve the manufacturing of existing products by reducing production costs, the reliance on raw materials and the consumption of energy, while diminishing the adverse impacts on the environment by reducing the generation of waste and pollution.Currently, only one third of manufacturing companies in the EU has used advanced manufacturing technologies so far and plans to use them in the next year[1]. The challenge is to provide technology support to SMEs who lack resources and/or competences to integrate innovative advanced manufacturing technologies for clean production.SMEs' access to technology services and facilities remains difficult in many regions of the EU (a recent inventory shows that two thirds of the technology infrastructures providing services to SMEs in the field of advanced manufacturing are located in only four Member States[2]). In this context, the High Level Group on Key Enabling Technologies (KETs) recommended in its report of June 2015 to ensure pan-European access of manufacturing companies to "premier-class" technology infrastructures in the field of KETs. As a first step, the Commission has published an inventory of existing technology infrastructures in the EU capable of providing SMEs with technology services and facilities in the field of KETs[3].In order to ensure cross-border access of manufacturing SMEs to technology services and/or facilities enabling them to integrate innovative advanced manufacturing technologies for clean production into their production process, the action will consist of all the elements listed below: The technology infrastructures should have the capacity to deliver services such as prototyping, testing, pilot production, engineering, training as well as expertise and advice (in technology but also on the overall innovation process) in order to assist SMEs to integrate innovative advanced manufacturing technologies for clean production into their production processes. The service provided to the SME should be driven by its business needs and the implementation should be flexible and fast to cope with the pace of innovation and the SME requirements. The consortium will define capacity and quality criteria and the network should be open to all technology infrastructures able to deliver services in compliance with these criteria. Criteria for monitoring the quality and impact of the services provided to the SMEs should also be established.Proposals should outline how the network will develop a common coherent methodology to support SMEs in integrating innovative advanced manufacturing technologies for clean production into their production process, including how to reach out to SMEs across Europe. Proposers are encouraged to link to existing or emerging regional and national networks in the field of advanced manufacturing for clean production, in particular in the context of smart specialisation.The action is expected to include financial support to third parties in line with the conditions set out in part K of the General Annexes. The third parties are expected to be SMEs willing to integrate cutting-edge advanced manufacturing technologies into their production process in an innovative way which requires the purchase of a technology service and/or access to specific technology facilities. The consortium will define the criteria for selecting the proposals submitted by the SMEs (such as expected substantial improvement of the environmental performance, innovativeness, expected significant competitive advantage) as well as the criteria for identifying the technology infrastructures capable of providing the necessary services to the SMEs. The consortium will also define the process to select the best offer from the technology infrastructures within the network to provide the required services at the best value for money for each proposal submitted by SMEs. Grants awarded to third parties shall be provided as a lump sum not exceeding EUR 60,000 and should not cover the full cost of the service provided to the SMEs.Proposals should cover advanced manufacturing technologies for clean production from a circular economy perspective. This can include advanced manufacturing technologies allowing reduced energy, materials and water consumption, reduced waste generation and emissions, the use and re-use of recovered and recycled materials, biomass and/or other renewable inputs, the making of modular products and easier disassembly and separation, as well as process control technologies.Proposers are encouraged to link with ongoing activities in relevant Public-Private Partnerships (PPPs) such as the Sustainable Process Industry (SPIRE)[4] and the Factories of the Future (FoF)[5] and their stakeholders.Proposers are encouraged to liaise with the Enterprise Europe Network, and cluster organisations, in particular for dissemination activities and identification of the. manufacturing SMEs having a big potential and willingness to adopt innovative advanced manufacturing solutions for clean production.The Commission considers that proposals requesting a contribution from the EU of up to EUR 4.9 million would allow this specific challenge to be addressed appropriately. Nonetheless, this does not preclude submission and selection of proposals requesting other amounts.[1][2]Namely Germany, the UK, France and Spain[3]http://ec.europa.eu/growth/industry/key-enabling-technologies/eu-actions/help-smes-access/index_en.htm[4]www.spire2030.eu[5]www.effra.eu"</text:p>
          </table:table-cell>
          <table:table-cell office:value-type="string" calcext:value-type="string">
            <text:p>"theme"</text:p>
          </table:table-cell>
          <table:table-cell table:number-columns-repeated="1022"/>
        </table:table-row>
        <table:table-row table:style-name="ro10">
          <table:table-cell office:value-type="string" calcext:value-type="string">
            <text:p>"INNOSUP-04-2016 - SMEs for social innovation – Challenge platform. At the closing date (28 April 2016 17:00:00), a total of 11 proposals were submitted in response to this call.At the closing date (28 April 2016 17:00:00), a total of 11 proposals were submitted in response to this call."</text:p>
          </table:table-cell>
          <table:table-cell office:value-type="string" calcext:value-type="string">
            <text:p>"theme"</text:p>
          </table:table-cell>
          <table:table-cell table:number-columns-repeated="1022"/>
        </table:table-row>
        <table:table-row table:style-name="ro10">
          <table:table-cell office:value-type="string" calcext:value-type="string">
            <text:p>"INNOSUP-05-2016-2017 - Peer learning of innovation agencies . At the closing of the first cut-off date (17 March 2016 17:00:00) a total of 7 proposals were submitted in response to this call.At the closing 17 March cut-off date a total of 7 proposals were submitted in response to this call.Number of proposals submitted (17 March cut-off): 7"</text:p>
          </table:table-cell>
          <table:table-cell office:value-type="string" calcext:value-type="string">
            <text:p>"theme"</text:p>
          </table:table-cell>
          <table:table-cell table:number-columns-repeated="1022"/>
        </table:table-row>
        <table:table-row table:style-name="ro10">
          <table:table-cell office:value-type="string" calcext:value-type="string">
            <text:p>"Facilitate trans-national co-operation between NCPs focused on the Horizon 2020 specific objective "Innovation in SMEs" and "Access to Risk Finance" – including those established in countries associated with Horizon 2020 and interested third countries – with a view to identifying and sharing good practices and raising the general standard of support to programme applicants, taking into account the diversity of the research and innovation-driven SME community, and complementarity with other support entities and networks, for instance the Enterprise Europe Network.Support will be given to a consortium of formally nominated NCPs in the areas of "Innovation in SMEs" and "Access to Risk Finance", and support to SMEs in Horizon 2020 at large. The activities should be tailored according to the nature of the areas, and the priorities of the NCPs concerned. Various mechanisms may be included, such as benchmarking, joint workshops, enhanced cross-border brokerage events, and specific training sessions linked to Access to Risk Finance, Innovation in SMEs and SMEs in Horizon 2020. Special attention should be given to enhance the competence of NCPs, including helping less experienced NCPs rapidly acquire the know-how accumulated in other countries.The focus throughout should be on issues specific to "Innovation in SMEs" and "Access to Risk Finance" and supporting SMEs in optimising participation to Horizon 2020, while ensuring complementarity with activities of other NCP networks and the Enterprise Europe Network in the domain of SME support. The project should promote coordination with other NCP thematic networks, in particular in relation to the NCP network project for quality standards and horizontal issues. The proposal should show how this will be achieved.Only NCPs who have been officially appointed by the relevant national authorities are eligible to participate in and receive funding for this action. In line with the objectives of the EU strategy for international cooperation in research and innovation, participation of NCPs from third countries is welcome.The consortium should have a good representation of experienced and less experienced NCPs. Submission of a single proposal is encouraged. NCPs from EU Member States or Associated Countries choosing not to participate as a member of the consortium should be identified and the reason explained in the proposal. These NCPs are nevertheless invited and encouraged to participate in the project activities (e.g. workshops), and the costs incurred by the consortium for such participation (e.g. travel costs paid by the consortium) may be included in the estimated budget and be eligible for funding by the Commission.The Commission considers that proposals requesting a contribution from the EU in the range of EUR 2 million would allow this specific challenge to be addressed appropriately. Nonetheless, this does not preclude submission and selection of proposals requesting other amounts.The Commission will only fund one proposal under this topic, for an initial duration of 30 months.This activity directly aimed at supporting National Contact Points is excluded from the delegation to EASME and will be implemented by the Commission services.International cooperation"</text:p>
          </table:table-cell>
          <table:table-cell office:value-type="string" calcext:value-type="string">
            <text:p>"theme"</text:p>
          </table:table-cell>
          <table:table-cell table:number-columns-repeated="1022"/>
        </table:table-row>
        <table:table-row table:style-name="ro10">
          <table:table-cell office:value-type="string" calcext:value-type="string">
            <text:p>"Creating a higher societal impact from innovation support requires increasing its efficiency. In the recent past innovation support agencies recognised that successful innovation is not originating only from scientific research and technological development, but from new business models, the uptake of technologies, design and organisational changes. Furthermore 'internationalisation’ of business activities is seen as a case of business innovation in some countries.A better understanding of business innovation opportunities led to an even broader array of innovation support measures put in place for SMEs. But the question arose how to better identify and target those SMEs that can create highest impact from the specific support measures; and how to offer viable alternatives to those enterprises not yet ready to implement the most ambitious projects. Representatives from innovation agencies were describing this process of matching design and delivery of support schemes to the needs, potentials and ambition of their client SMEs as ‘segmentation of the client base’.Processes of value creation from innovation differ between industrial sectors. For example between capital intensive - but low-speed – innovation in the mining industry; the high speed innovation software development for example for gaming which is realised in networks; pharmaceutical industry with a dominant role of patents and industries with long and complex supply chains like automotive or aerospace.Many regions try to identify potential high-growth SMEs and orient their support towards realising their full growth potential, yet the methodologies to identify high potentials vary substantially and innovation support programmes put in place are hardly designed taking account of the economic fabric or of the smart specialisation priorities of the region. Instead often a standard portfolio of innovation support measures is put in place.The above describes three interwoven aspects of a challenge to segment the (SME-) clients of public innovation support in order to achieve a higher societal return from the investments into innovation support. The action shall contribute to documenting and analysing existing and potential new approaches to provide innovation support in a more effective and efficient way. Successfully segmenting 'innovating SMEs' – the clients of innovation agencies – is a key in that respect.To address the described gaps proposals should address one or more of the following aspects:Projects to be supported are encouraged to conduct specific communication activities targeting the relevant associations of regional development agencies and innovation support agencies.The Commission considers that proposals requesting a contribution from the EU of between EUR 0.30 and 1.00 million would allow this specific challenge to be addressed appropriately. Nonetheless, this does not preclude submission and selection of proposals requesting other amounts.The result of the research action shall strengthen the capacity of national and regional ministries, innovation agencies and providers of innovation support, such as cluster organisations, science and technology parks or development agencies, to:"</text:p>
          </table:table-cell>
          <table:table-cell office:value-type="string" calcext:value-type="string">
            <text:p>"theme"</text:p>
          </table:table-cell>
          <table:table-cell table:number-columns-repeated="1022"/>
        </table:table-row>
        <table:table-row table:style-name="ro10">
          <table:table-cell office:value-type="string" calcext:value-type="string">
            <text:p>"According to the OECD, the US and Japan dominate R&amp;D stocks for technologies ready for uptake by industry. 40% and 28% of the R&amp;D stock held in OECD countries are located in the US and Japan respectively. Korea further contributes a significant share as a result of an active technology development policy followed for decades.Technologies are however hardly accessible for European SMEs – while multinational companies face less challenges in this respect. Access to technologies overseas is hampered amongst others by a mismatch of institutions and methodologies for technologies transfer. The friction from differences in approaches to technology transfer becomes evident in the daily work of the Enterprise Europe Network in which overseas entities became members on a self-financing basis. These network partners adopt the network’s working methods but face the challenge that direct interaction is hampered by the geographic distance, as a result, real hand-on cooperation with overseas partners in the Enterprise Europe Network remain limited.A limited number of experimental projects between the network sector groups and overseas partners of the Enterprise Europe Network shall be supported by grants. The objective is to better capitalise the industrial R&amp;D stock of overseas OECD countries in the context of sector groups of the Enterprise Europe Network in collaboration with clusters. The action should develop and test new service formats by taking up elements of the technology and knowledge transfer practices of the network partners in the US, Japan and Korea – and other countries as appropriate - to assist SMEs to tap the pool of industrial knowledge and technologies in these countries.Project partners shall be partners in the Enterprise Europe Network; collaborating or supporting entities overseas do not have to be partners in the Enterprise Europe Network – cluster organisation in Europe shall be included as collaborating / supporting entities.The projects to be supported shall mainly achieve a structural impact by:International cooperation"</text:p>
          </table:table-cell>
          <table:table-cell office:value-type="string" calcext:value-type="string">
            <text:p>"theme"</text:p>
          </table:table-cell>
          <table:table-cell table:number-columns-repeated="1022"/>
        </table:table-row>
        <table:table-row table:style-name="ro10">
          <table:table-cell office:value-type="string" calcext:value-type="string">
            <text:p>"A number of current Generation II reactors should continue operating for a few decades and Generation III should still be in operation one century from now. The objective of this action is to complement, where needed, earlier investment in research regarding the safety and reliability of Generation II and III reactors, with particular attention to the new requirements of the amended Nuclear Safety Directive (Council Directive 2014/87/Euratom of 8 July 2014 amending the Directive 2009/71/Euratom establishing a Community framework for the nuclear safety of nuclear installations).Safety and reliability improvements are to be sought in a number of areas, with due consideration to the NUGENIA roadmap. The action should address the remaining technology gaps and encompass experiments as well as numerical simulations. It should focus on the integrity of structural components in ageing reactors, the knowledge basis for lifetime management of the reactor islands and the management of severe accidents. This can involve inter alia: probabilistic safety assessment, uncertainty analyses, the identification and understanding of deterioration mechanisms, the assessment of the need for and feasibility of retrofitted safety systems, the development of tools to establish safety cases for Long Term Operation, study of the prevention of hydrogen production, the improved modelling of reactor behaviour, the methodology of seismic risk assessment, the evaluation of accident-tolerant fuel, the improved assessment of fire risks and the safety demonstration of digital I&amp;C equipment and their practical implementation. All aspects of meltdown, as a key issue of Generation-II and -III reactors, are also considered to be in scope. Results obtained as part of this action should be made public. In line with the strategy for EU international cooperation in research and innovation (COM(2012)497), international cooperation is encouraged.The Commission considers that proposals requesting a contribution from Euratom of between EUR 2 and 5 million would allow this specific challenge to be addressed appropriately. Nonetheless, this does not preclude submission and selection of proposals requesting other amounts. Proposals for topics NFRP 1 to 5 will be ranked in a single ranking list.This action will help industrial stakeholders to develop efficient solutions in response to the new requirements of the amended Nuclear Safety Directive. It will result in reinforcement of the safety features of the Generation-II and -III EU nuclear reactor fleet. This should improve the market profile of EU-based reactor designs and strengthen the competitiveness of the EU nuclear sector through promoting an excellent level of safety in response to market requirements and trends."</text:p>
          </table:table-cell>
          <table:table-cell office:value-type="string" calcext:value-type="string">
            <text:p>"theme"</text:p>
          </table:table-cell>
          <table:table-cell table:number-columns-repeated="1022"/>
        </table:table-row>
        <table:table-row table:style-name="ro10">
          <table:table-cell office:value-type="string" calcext:value-type="string">
            <text:p>"The further coordination of the exploitation of available research reactors in Europe is expected to help resolve the recurrent shortage of medical radioisotopes and optimise the use of irradiation time in the available reactors thereby reducing disruptions and delays occurring in many experiments. It would also help the planning and eventual refurbishment or construction of new reactors.This activity aims at networking the largest possible number of research reactor operators at EU level in order to further the exchange of information on the availability of research reactors against research needs across the EU. It will also identify key parameters that are influencing reactor availability and derive an overall strategy for research reactors in Europe. This should be undertaken in collaboration with existing initiatives in this domain and taking into consideration the global context, e.g. reports from the OECD/NEA on the subject of supply of radioisotopes. A high level of inclusiveness is expected in this action.The Commission considers that proposals requesting a contribution from Euratom of between EUR 0.5 and 1 million would allow this specific challenge to be addressed appropriately. Nonetheless, this does not preclude submission and selection of proposals requesting other amounts. Proposals for topics NFRP 10 and 11 will be ranked in a single ranking list.This action will allow the more efficient use of research reactors in Europe for the purpose of energy research and training and the production of medical radioisotopes like Molybdenum-99. This will contribute to the addressing of key challenges of Horizon 2020 in the sectors of energy and health. The principal impact of this action will be the prevention of future crises in the supply of Molybdenum-99 and the more effective planning of research reactor needs in the EU."</text:p>
          </table:table-cell>
          <table:table-cell office:value-type="string" calcext:value-type="string">
            <text:p>"theme"</text:p>
          </table:table-cell>
          <table:table-cell table:number-columns-repeated="1022"/>
        </table:table-row>
        <table:table-row table:style-name="ro10">
          <table:table-cell office:value-type="string" calcext:value-type="string">
            <text:p>"The security of supply of nuclear fuel for research reactors (RR) is a key element in the availability of such reactors in the EU, which are essential for, notably, materials research, isotope production, silicon doping, nuclear science and engineering and related education and training purposes. It is thus imperative to recognise the needs and devise an appropriate European response in this area.This action should involve a multidisciplinary research consortium able to tackle technical as well as economical and legal aspects, and should include EU-based RR fuel manufacturers alongside a fully representative number of EU RR operators. It will investigate future needs in terms of volume and fuel design requirements for each reactor for which European operators do not possess relevant data, as well as the safety-related technical requirements of RR fuel manufacturing, storage, transport, and reprocessing, and can include possible pilot scale experiments. It will also have to address the regulatory context and the legal and economic conditions for the long-term sustainability of EU-based RR fuel manufacturing and long-term supply of LEU (low-enriched uranium). This action should be undertaken considering inter alia the activities of the Euratom Supply Agency (ESA).The Commission considers that proposals requesting a contribution from Euratom of between EUR 4 and 6 million would allow this specific challenge to be addressed appropriately. Nonetheless, this does not preclude submission and selection of proposals requesting other amounts. Proposals for topics NFRP 10 and 11 will be ranked in a single ranking list.This action will help to secure the supply of nuclear fuel for research reactors in Europe. In doing so, this action will also reinforce the security of supply of medical radioisotopes like Molybdenum-99 and the availability, in the EU, of an adequate neutron irradiation capability for materials testing and other applications. This action will thus address key challenges related to both the energy and health sectors."</text:p>
          </table:table-cell>
          <table:table-cell office:value-type="string" calcext:value-type="string">
            <text:p>"theme"</text:p>
          </table:table-cell>
          <table:table-cell table:number-columns-repeated="1022"/>
        </table:table-row>
        <table:table-row table:style-name="ro10">
          <table:table-cell office:value-type="string" calcext:value-type="string">
            <text:p>"This action aims at addressing the difficulties encountered with maintaining and renewing an adequate number of well-educated and trained nuclear researchers and professionals, especially in view of expected high retirement and low renewal rates in countries with a strong nuclear tradition and of the growing need for further specialised training in emerging nuclear energy countries.Special attention is to be devoted to the further implementation, in the nuclear and relevant medical and industrial sectors, of initiatives to attract new talent in the nuclear field and develop competences and expertise beyond the academic curricula. This could be achieved through further proposals of 'Euratom Fission Training Schemes', based on ECTS and ECVET mechanisms and complemented by setting up a strong grant programme to support the participation of students in nuclear training programmes in the EU. These programmes would relate to nuclear technology, safety and radiation protection and address the integration of students and bright young researchers into Euratom-supported research projects. Proposals should cover periods between six months and two years. The aim is to respond to the needs of the nuclear industry, regulatory bodies and TSOs. Also important are the so-called nuclear activities of proximity, which include medical applications, the relevant non-nuclear industrial applications and the transport of radioactive materials. Links should be established with the 'European Nuclear Education Network' (ENEN) and the different Euratom fission science and technology platforms. In line with the strategy for EU international cooperation in research and innovation (COM(2012)497), international cooperation is encouraged and will be considered during the evaluation.The Commission considers that proposals requesting a contribution from Euratom of between EUR 2 and 3 million would allow this specific challenge to be addressed appropriately. Nonetheless, this does not preclude submission and selection of proposals requesting other amounts.This action will revive the interest of the young generation for careers in the nuclear sector (in particular, reactor safety, geological disposal, radiation protection)."</text:p>
          </table:table-cell>
          <table:table-cell office:value-type="string" calcext:value-type="string">
            <text:p>"theme"</text:p>
          </table:table-cell>
          <table:table-cell table:number-columns-repeated="1022"/>
        </table:table-row>
        <table:table-row table:style-name="ro10">
          <table:table-cell office:value-type="string" calcext:value-type="string">
            <text:p>"As the fusion programme progresses towards the ultimate goal of electricity generation, there are increasing opportunities for synergies in a wide range of areas that are common with fission. The present action is to encourage closer integration of research efforts between fission and fusion research communities in the domain of multi-scale modelling in research on material properties and the development of new materials.Ferritic-martensitic (F/M) steel is a promising material for use in both fusion and fission installations. Multi-scale modelling is expected to be an efficient and effective tool in the development of a complete description and in-depth understanding of phenomena in these steels. In this context, the predictive capability of models is of paramount importance and should be aimed at supporting the elaboration of design rules. Proposed modelling approaches would need to be supported by robust validation means, including where necessary testing of environmental degradation and appropriate irradiation campaigns ranging from neutrons to ions. Contributions to benchmarking, the development of codes and standards as well as to small specimen test technology is also encouraged. It is essential for proposals to demonstrate substantial benefit for both fission and fusion, to include actors from both communities (specifically EUROfusion and EERA Joint Programme on Nuclear Materials), and to complement the existing research efforts in both domains.The Commission considers that proposals requesting a contribution from Euratom of between EUR 3 and 5 million would allow this specific challenge to be addressed appropriately. Nonetheless, this does not preclude submission and selection of proposals requesting other amounts. Proposals for topics NFRP 13 and 14 will be ranked in a single ranking list.This action will help the cross-fertilisation in nuclear materials research between the two main fields of activity represented by fission and fusion and will result in a better general understanding and critical mass in the discipline as a whole. In turn, it will help overcome bottlenecks that are limiting developments in fission and fusion, including in technology areas with safety relevance."</text:p>
          </table:table-cell>
          <table:table-cell office:value-type="string" calcext:value-type="string">
            <text:p>"theme"</text:p>
          </table:table-cell>
          <table:table-cell table:number-columns-repeated="1022"/>
        </table:table-row>
        <table:table-row table:style-name="ro10">
          <table:table-cell office:value-type="string" calcext:value-type="string">
            <text:p>"Tritium in the environment and its health impacts are a concern. Indeed, whilst discharges of most radionuclides from fission installations are decreasing, as a result of the use of new techniques of effluent decontamination, tritium discharges are increasing owing to new nuclear fuel management modes and the lack of detritiation capability. Discharges are also anticipated from fusion installations once they start operating as nuclear facilities. Further research is needed to assess and mitigate impacts of discharges and potentially to limit them.This action should assess technologies to minimise tritium permeation at source and to capture and store tritium from treatment of metallic waste and liquid and gaseous effluents, e.g. using photo-synthesised polymers. This action should also include (i) an assessment of the tritium inventory in both fission and fusion systems using state-of-the-art modelling tools for tritium migration studies, e.g. from primary to secondary systems between which tritium may pass, (ii) refinement of the knowledge on outgassing and release mechanisms, radiotoxicity, radioecology, radiobiology, dosimetry and metrology of tritium, (iii) engineering solutions for detritiation techniques (metals, liquids and gasses) and waste management to meet the stringent regulations in force in the EU, and (iv) tritium permeation control (anti-permeation techniques). It is essential for proposals to demonstrate substantial benefit for both fission and fusion, to include actors from both communities, and to complement the existing research efforts in both domains. In line with the strategy for EU international cooperation in research and innovation (COM(2012)497), international cooperation will be considered during the evaluation.The Commission considers that proposals requesting a contribution from Euratom of between EUR 3 and 5 million would allow this specific challenge to be addressed appropriately. Nonetheless, this does not preclude submission and selection of proposals requesting other amounts. Proposals for topics NFRP 13 and 14 will be ranked in a single ranking list.This action will contribute to the solution of a number of key issues in the management of tritium in fission and fusion facilities that will satisfy regulatory requirements and thus minimise environmental and possible subsequent health effects. It will pave the way for robust science-based policy recommendations to decision makers in this area at EU level."</text:p>
          </table:table-cell>
          <table:table-cell office:value-type="string" calcext:value-type="string">
            <text:p>"theme"</text:p>
          </table:table-cell>
          <table:table-cell table:number-columns-repeated="1022"/>
        </table:table-row>
        <table:table-row table:style-name="ro10">
          <table:table-cell office:value-type="string" calcext:value-type="string">
            <text:p>"The first Generation-IV reactors are expected to be fully operational in the next 25-30 years in various places around the world. In the meantime, all Generation-IV concepts and designs currently under development, both in Europe and worldwide, will need to demonstrate compliance with evolving and ever more stringent safety requirements. In this context, a significant increase in the level of safety is expected to be demonstrated by fast neutron reactors and new reactor coolants. These should exhibit more favourable behaviour in the case of severe accidents, whilst also offering major advantages in terms of the use of the uranium resource, reduction of high-level waste production and potentially increased proliferation resistance. This activity will build on the strong operational experience gained in the EU on fast neutron reactors, whilst ensuring that research and technical expertise on nuclear safety of Generation-IV reactor is shared effectively at EU level. The challenge is also to ensure that all European stakeholders, including civil society, can be represented in the assessment of the status of current developments concerning Generation-IV R&amp;D with respect to expected safety features.This action is aimed at development of the technical assessment of safety improvements of critical fast neutron Generation-IV systems and their supporting reactor islands, as identified by ESNII in the SET Plan Integrated Roadmap[1]. This can include inter alia the study of core parameter optimisation and reactivity control, reliability of automatic shut-down systems, diversified systems of residual power removal more resistant to common mode failure, demonstrable natural circulation of cooling fluids in ultimate heat transfer processes, improved strategy of confinement modes and severe accident behaviour and mitigation including their simulation, in-service inspection and repair of safety-related components, as well as the related licensing aspects. The safety of different fuel cycle options is within scope, including dense MOX driver fuel, multiple recycling of plutonium, use of low-enriched uranium and transmutation of some minor actinides, as is the design and operational features facilitating and improving safety of decommissioning. These safety improvements will need to be endorsed by the EU scientific community in view of building up the main corpus of EU technical standards for Generation-IV to be used as the reference to demonstrate compliance with the amended Euratom Safety Directive. The proposed action should involve standardisation bodies at national and EU levels.The Commission considers that proposals requesting a contribution from Euratom of between EUR 2 and 5 million would allow this specific challenge to be addressed appropriately. Nonetheless, this does not preclude submission and selection of proposals requesting other amounts. Proposals for topics NFRP 1 to 5 will be ranked in a single ranking list.This action is to draw on the unique expertise and operational experience feedback gained by the EU in Generation-IV technology in order to place the EU at the forefront of the development of safety standards for this new generation of reactors, thereby helping EU safety standards to be adopted worldwide. This will ensure deployment of this next generation of reactors in conformity with the recognised stringent European safety standards whilst also boosting EU technological and industrial competitiveness.[1]https://setis.ec.europa.eu/set-plan-process/integrated-roadmap-and-action-plan"</text:p>
          </table:table-cell>
          <table:table-cell office:value-type="string" calcext:value-type="string">
            <text:p>"theme"</text:p>
          </table:table-cell>
          <table:table-cell table:number-columns-repeated="1022"/>
        </table:table-row>
        <table:table-row table:style-name="ro10">
          <table:table-cell office:value-type="string" calcext:value-type="string">
            <text:p>"The open fuel cycle uses only a few percent of the energy contained in uranium. This efficiency can be greatly improved through the recycling of spent fuel, including, in the longer term, multi-recycling strategies. Furthermore, such closed fuel cycles could facilitate the management of ultimate radioactive waste by reducing its volume and radiotoxicity. The EU benefits from extensive operational experience in this domain, which is unique in the world. This experience should be exploited and extended to further improve nuclear safety, radiation protection and environmental protection aspects of fuel reprocessing options. This challenge is also to be seen in relation to partitioning and transmutation processes for suitable recycling strategies, development and qualification, and safety assessment of innovative fuels and claddings for advanced Generation-IV systems.This action will address research and innovation in fuel cycle chemistry and physics for the optimisation of fuel design in line with the strategic research and innovation agenda and deployment strategy of SNETP, notably of its ESNII component. The focus shall be on reprocessing and fuel manufacture, including MOX, with the objective of increasing the safety of installations for interim storage during normal operation and hypothetical accident scenarios. As such, it should include research and innovation for developing compatible techniques for dissolution, reprocessing and manufacturing of innovative new nuclear fuels, including oxides potentially containing minor actinides. Moreover, this action should aim at further integrating EU activities on partitioning and fuel fabrication and foster the participation of the chemical separation community from European research institutions and educational establishments.The Commission considers that proposals requesting a contribution from Euratom of between EUR 2 and 5 million would allow this specific challenge to be addressed appropriately. Nonetheless, this does not preclude submission and selection of proposals requesting other amounts. Proposals for topics NFRP 1 to 5 will be ranked in a single ranking list.This action will lead to the provision of more science-based strategies for nuclear fuel management in the EU. It will reinforce the EU leadership in this domain and open up new avenues towards the EU energy security of supply and increased competitiveness. It will allow nuclear energy to contribute significantly to EU energy independence. In the longer term, it will facilitate the management of ultimate radioactive waste by reducing its volume and radio-toxicity."</text:p>
          </table:table-cell>
          <table:table-cell office:value-type="string" calcext:value-type="string">
            <text:p>"theme"</text:p>
          </table:table-cell>
          <table:table-cell table:number-columns-repeated="1022"/>
        </table:table-row>
        <table:table-row table:style-name="ro10">
          <table:table-cell office:value-type="string" calcext:value-type="string">
            <text:p>"Small Modular Reactors (SMRs) are considered as an interesting option for certain applications (e.g. small remote electricity network or cogeneration), offer interesting perspectives in terms of export potential and are in principle easier to build and to operate under certain site conditions. The smaller size of the reactor also offers interesting safety features, notably in terms of residual heat removal, but these features may differ significantly from those of large power reactors and need to be further investigated.This action should investigate safety features of SMRs, notably passive ones, and provide a set of essential technical specifications, against which compliance of SMRs with the amended Euratom Safety Directive could be tested. The research should also propose the methodology for the performing of these tests, including the experimental validation of essential items of the proposed models of safety demonstration as well as their effects on the SMR licensing process under various typical fields of application. To increase the effectiveness of the initiative, particular attention should be devoted to feasibly deployable SMR concepts. Due account should also be taken of decommissioning and spent fuel management of SMRs in the above safety demonstration. In line with the strategy for EU international cooperation in research and innovation (COM(2012)497), international cooperation is encouraged.The Commission considers that proposals requesting a contribution from Euratom of between EUR 2 and 5 million would allow this specific challenge to be addressed appropriately. Nonetheless, this does not preclude submission and selection of proposals requesting other amounts. Proposals for topics NFRP 1 to 5 will be ranked in a single ranking list.This action will allow the EU to establish standards for compliance of SMR to the requirements of the revised Euratom Safety Directive. It will pave the way for robust science-based recommendations to decision makers in this area at EU level. In the longer term, it will also improve the flexibility of nuclear power generation regarding power output and adaptation to local grid and siting conditions, while taking into account the highest safety standards. Ultimately, it will reinforce EU’s commercial prospects and competitiveness in this field."</text:p>
          </table:table-cell>
          <table:table-cell office:value-type="string" calcext:value-type="string">
            <text:p>"theme"</text:p>
          </table:table-cell>
          <table:table-cell table:number-columns-repeated="1022"/>
        </table:table-row>
        <table:table-row table:style-name="ro10">
          <table:table-cell office:value-type="string" calcext:value-type="string">
            <text:p>"As highlighted in the Joint Programme on Nuclear Materials (JPNM) developed by the EERA[1], materials research and innovation is at the cornerstone of many technological developments, notably in the nuclear field, where technical qualification and certification are subject to stringent safety criteria. It is therefore of paramount interest for Euratom to support research and innovation in this area, notably for resolving the key remaining issues regarding structural and fuel materials to be used in Generation-IV reactor concepts under consideration in the EU.Whilst the EU nuclear materials research community has significant experience and extensive knowledge of materials behaviour under conditions typical for Generation-IV reactor concepts, there are still some areas where further research and innovation is needed to reach technological maturity. This applies in particular to changes in properties of materials and joints under fast neutron irradiation and/or high temperature of the coolant, as well as to the compatibility between structural materials, the coolant and advanced fuels. This action should include the refinement of physical models and/or modelling-oriented experiments aimed at the validation of models of microstructural change and the resulting effects on material properties, as well as advanced micro-structural characterisation techniques. This research and innovation could also include the development, testing and qualification of mitigation strategies involving, for example, the development of suitable surface engineering concepts for current known material deficiencies.The Commission considers that proposals requesting a contribution from Euratom of between EUR 2 and 5 million would allow this specific challenge to be addressed appropriately. Nonetheless, this does not preclude submission and selection of proposals requesting other amounts. Proposals for topics NFRP 1 to 5 will be ranked in a single ranking list.This action aims at significant progress regarding the predictive capability of changes in material properties and behaviour and subsequent refinement of Generation-IV reactor design codes. This will help to overcome the bottlenecks in the certification of materials and hence in the development of safety demonstration for Generation-IV reactor technologies. In addition, it is expected that progress achieved in Generation IV material related technology could contribute to safety improvements in other nuclear energy systems and components.[1]European Energy Research Alliance"</text:p>
          </table:table-cell>
          <table:table-cell office:value-type="string" calcext:value-type="string">
            <text:p>"theme"</text:p>
          </table:table-cell>
          <table:table-cell table:number-columns-repeated="1022"/>
        </table:table-row>
        <table:table-row table:style-name="ro10">
          <table:table-cell office:value-type="string" calcext:value-type="string">
            <text:p>"There is a broad consensus in Europe and worldwide that a Deep Geological Repository (DGR) is the safest practical solution for the final disposal of high- and intermediate-level long-lived ultimate radioactive waste, including vitrified waste from the reprocessing of spent nuclear fuel, spent fuel if this is considered waste in national programmes, and possibly other long-lived wastes. Thanks to a concerted and long-term strategy, Europe has acquired a clear leadership in this domain and will host the world's first such repositories, which are expected to become operational around 2020-2025. However, there still are some key technological issues to be resolved for this to become reality.This action will address key R&amp;I issues in view of the construction and operation in the EU of the first DGRs, notably with respect to validating data and performance. The focus should be on topics of high priority and European added value that were raised in safety reviews and identified in the SRA of IGD-TP. These concern notably the disposal of new and unconventional fuels, the validation of the properties of engineered barrier materials and the confirmation of the integrated performance of engineered barrier systems. A further goal is to identify the aspects of these first EU DGR projects that could be amenable to the transfer of knowledge and technology to other countries or regions with less mature programmes, and therefore the action should also involve a mechanism of communicating results to these countries in the most effective way.The Commission considers that proposals requesting a contribution from Euratom of between EUR 2 and 4 million would allow this specific challenge to be addressed appropriately. Nonetheless, this does not preclude submission and selection of proposals requesting other amounts. Proposals for topics NFRP 6 to 8 will be ranked in a single ranking list.This action will contribute to further progress in resolving remaining technological innovation issues important in the actual implementation of the planned DGRs in the EU, thereby consolidating the EU leadership in this domain. The involvement of countries with less mature programmes alongside the more advanced programmes will stimulate and foster the cooperation amongst EU Member States and associated countries in this important domain and hence facilitate steps towards decision making and implementation of DGRs in other Member States and associated countries."</text:p>
          </table:table-cell>
          <table:table-cell office:value-type="string" calcext:value-type="string">
            <text:p>"theme"</text:p>
          </table:table-cell>
          <table:table-cell table:number-columns-repeated="1022"/>
        </table:table-row>
        <table:table-row table:style-name="ro10">
          <table:table-cell office:value-type="string" calcext:value-type="string">
            <text:p>"Deep geological disposal has been the subject of research for many decades, including in the Euratom Framework Programmes. However, the interim storage of waste destined for geological disposal, as well as the management and disposal of other, especially non-standard, radioactive waste types and forms present specific challenges. High added value can result from research and innovation actions at EU level through improving or developing knowledge in this area.This action will address R&amp;I in view of further improving the management of radioactive waste generated by the nuclear industry. This includes all management steps, up to and including disposal, in the case of, for example, unconventional or legacy waste, operational wastes, waste arising from repair or maintenance and decommissioning/dismantling waste, and could also include the interim storage and other pre-disposal management steps in the case of spent fuels and other wastes destined for geological disposal. The action would encompass the characterisation, quality control / checking and treatment of these radioactive wastes, particular attention being paid to the long-term safety of storage, the minimising of volume, chemical complexity and toxicity, the possibilities of recycling and material valorisation and the facilitating of handling and management. This action should be undertaken in close cooperation with the operational stakeholders concerned to facilitate the early uptake of the results in the development of disposal solutions. It should also establish due cooperation or coordination with Waste Management Organisations for the definition of waste acceptance criteria. In line with the strategy for EU international cooperation in research and innovation (COM(2012)497), international cooperation is encouraged.The Commission considers that proposals requesting a contribution from Euratom of between EUR 2 and 4 million would allow this specific challenge to be addressed appropriately. Nonetheless, this does not preclude submission and selection of proposals requesting other amounts. Proposals for topics NFRP 6 to 8 will be ranked in a single ranking list.This action will lead to the further refinement of the EU policy on radioactive waste management. It will help develop new or improved solutions for the management of radioactive waste, including waste destined for geological disposal, whilst further improving safety aspects and possibly realising economy and efficiency gains, for example in the dismantling of nuclear installations. It will strengthen EU integration for addressing an important remaining challenge regarding the use of nuclear energy."</text:p>
          </table:table-cell>
          <table:table-cell office:value-type="string" calcext:value-type="string">
            <text:p>"theme"</text:p>
          </table:table-cell>
          <table:table-cell table:number-columns-repeated="1022"/>
        </table:table-row>
        <table:table-row table:style-name="ro10">
          <table:table-cell office:value-type="string" calcext:value-type="string">
            <text:p>"The Radioactive Waste Management Directive (2011/70/Euratom) requires each Member State to, inter alia, establish a national programme for the management of radioactive waste, including the carrying out of the necessary research. It is thus important for the Euratom research and training programme to contribute to the wider development of R&amp;D and managerial competences in the field of radioactive waste management at EU level. In this respect, particular attention should be paid to the needs of Member States and associated countries with little or no practical experience in this area.This action will aim to further develop scientific, technical and managerial knowledge and competences in the area of radioactive waste management at pan-European level, encompassing the whole range of waste types and forms and origins. The focus should be on the development and transfer of knowledge and competence rather than the actual elaboration and harmonisation of national strategies and programmes. The action should build on the body of knowledge already acquired and complement the training and guidance material developed in earlier Euratom and national programmes. It will include the production of hands-on guidance documents on management aspects and state-of-the-art reports covering the various scientific, technical and economic aspects of radioactive waste management, including geological disposal solutions. It should also propose a methodology to assess the potential and opportunities for transfer of knowledge, competence and technology between radioactive waste management programmes. The action should be directed at the concerned institutional and operational stakeholders with the objective to help them develop strategies, plan and prioritise RD&amp;D actions and develop national programmes adapted to the varying situations and local conditions that exist across the EU. The action should involve specialised research and training organisation, as well as the IGD-TP as source of knowledge and competence.The Commission considers that proposals requesting a contribution from Euratom of between EUR 1 and 2 million would allow this specific challenge to be addressed appropriately. Nonetheless, this does not preclude submission and selection of proposals requesting other amounts. Proposals for topics NFRP 6 to 8 will be ranked in a single ranking list.This action will help to consolidate and extend the knowledge base and competences at pan-European level in the area of radioactive waste management. This in turn will help Member States and associated countries developing their national programme for radioactive waste management including the supporting research and development actions, which is central to the implementing of the Radioactive Waste Management Directive. It should also pave the way to the coordinated and integrated implementation of joint or shared RD&amp;D activities and facilities in any future Joint Programming action of MS RD&amp;D programmes at EU level."</text:p>
          </table:table-cell>
          <table:table-cell office:value-type="string" calcext:value-type="string">
            <text:p>"theme"</text:p>
          </table:table-cell>
          <table:table-cell table:number-columns-repeated="1022"/>
        </table:table-row>
        <table:table-row table:style-name="ro10">
          <table:table-cell office:value-type="string" calcext:value-type="string">
            <text:p>"A better understanding of the effects of low-dose ionising radiation on human health is essential in helping to reduce uncertainty regarding the radiation risk resulting from a number of medical and other practices, including practices involving naturally occurring radioactive materials. In particular, a reinforced cooperation between the medical and nuclear sectors in this area is highly desirable and will be mutually beneficial. It will allow the formulation of science-based recommendations to decision-makers and practitioners in the respective sectors in view of the effective protection of patients, workers and the general public, and the fine-tuning of the necessary precautionary measures. The rapid development and deployment of medical technology using ionising radiation poses specific challenges as regards radiation protection of patients and medical staff. Research into innovative and updated radiation protection tools and methods will allow the formulating of practical recommendations and improved protection of patients and staff in everyday medical practices.Thanks to research based on the high quality data collected during the medical use of ionising radiation, this action should allow significant progress to be made in the understanding of radiation effects and underlying mechanisms, notably by performing radiation molecular epidemiology studies of people who have undergone radiology procedures (i.e. looking at side-effects from radiotherapy on healthy surrounding tissues and tissues exposed during radiology diagnosis). The action should also consider creating a networked and structured repository for patient dosimetry, imaging meta-data and bio-banking, the latter being integrated with health databases. The action shall build on the above-mentioned Memoranda of Understanding between MELODI and a number of relevant European medical associations and should involve contributions from public health and/or healthcare organisations. The objective is to further improve the science base for recommendations to decision-makers and practitioners in the respective sectors, including for optimisation of radiation protection in medical imaging. The results should therefore be presented and discussed with relevant stakeholder groups with the view to stimulate the debate, in their respective spheres, on the possible refinement of procedures for the protection of concerned persons (doctors, medical physicists, patients, technicians and operators). The effective involvement of the different actors mentioned above and notably the interaction with MELODI and partner associations will be considered during evaluation. In line with the strategy for EU international cooperation in research and innovation (COM(2012)497), international cooperation is encouraged. This action allows for the provision of financial support to third parties in line with the conditions set out in Part J of the General Annexes.The Commission considers that proposals requesting a contribution from Euratom of between EUR 8 and 10 million would allow this specific challenge to be addressed appropriately. Nonetheless, this does not preclude submission and selection of proposals requesting other amounts.This action will allow significant progress to be achieved in the interaction between the radiation protection and medical scientific communities at EU level, leading to cross-fertilisation of research efforts and the provision of more consolidated and robust science-based policy recommendations to decision makers in the respective sectors. In the longer term, these efforts will translate into additional or improved practical measures in view of the effective protection of people in the medical and nuclear sectors. Ultimately, the risks from radiation will be better evaluated and the necessary precautionary measures better quantified, leading to a more robust system of protection of patients, workers and the general public, whilst not unduly penalising activities through unnecessary and costly measures. This could also lead to some revision of the relevant regulatory frameworks."</text:p>
          </table:table-cell>
          <table:table-cell office:value-type="string" calcext:value-type="string">
            <text:p>"theme"</text:p>
          </table:table-cell>
          <table:table-cell table:number-columns-repeated="1022"/>
        </table:table-row>
        <table:table-row table:style-name="ro10">
          <table:table-cell office:value-type="string" calcext:value-type="string">
            <text:p>"The challenge is to provide support to a large set of high risk innovative Startups and SMEs in the ICT sector. Focus will be on companies proposing disruptive ICT concepts, products and services applying new sets of rules, values and models which ultimately create new markets (e.g. by tackling non consumption) or disrupt existing markets.The objective of the ODI is threefold:1. Nurture promising innovative and disruptive ideas;2. Support their prototyping, validation and demonstration in real world conditions;3. Help for wider deployment or market uptake.Proposed projects should have a potential for disruptive innovation and fast market up-take. In particular it will be interesting for entrepreneurs and young innovative SMEs, including start-ups that are looking for swift support to their innovative ideas.The SME instrument consists of three phases, including a coaching and mentoring service for beneficiaries. Participants can apply to phase 1 or directly to phase 2.In phase 1, a feasibility study shall be developed in order to verify the technological/practical as well as economic viability of an innovation idea/concept with considerable novelty to the industry sector in which it is presented (new products, processes, design, services and technologies or new market applications of existing technologies). The activities could, for example, comprise risk assessment, market study, user involvement, Intellectual Property (IP) management[1],innovation strategy development, partner search, feasibility of concept and the like to establish a solid high-potential innovation project aligned to the enterprise strategy and with a European dimension. Bottlenecks in the ability to increase profitability of the enterprise through innovation shall be detected and analysed during phase 1 and addressed during phase 2 to increase the return in investment in innovation activities. The proposal should contain an initial business plan based on the proposed idea/concept. It should outline the specifications of a more elaborate business plan, which is to be the outcome of the project, and the criteria for success.Funding will be provided in the form of a lump sum of EUR 50.000. Projects should last around 6 months.In phase 2, innovation projects[2]will be supported that address the specific challenges identified and that demonstrate high potential in terms of company competitiveness and growth underpinned by a strategic business plan. Activities should focus on innovation activities such as demonstration, testing, prototyping, piloting, scaling-up, miniaturisation, design, market replication and the like aiming to bring an innovation idea (product, process, service etc.) to industrial readiness and maturity for market introduction, but may also include some research. For technological innovation, Technology Readiness Levels of 6 or above (or similar for non-technological innovations) are envisaged; please see part G of the General Annexes.Proposals shall be based on an elaborate business plan. Particular attention must be paid to IP protection and ownership; applicants will have to present convincing measures to ensure the possibility of commercial exploitation ('freedom to operate').Proposals shall contain a specification for the outcome of the project and criteria for success. They will include an explanation of how the results of the supported project are to be commercialised and of what kind of impact on the company is expected.The Commission considers that proposals requesting a contribution from the EU of between EUR 0.5 and 2.5 million[3]would allow phase 2 to be addressed appropriately. Nonetheless, this does not preclude submission and selection of proposals requesting other amounts (higher or lower). Projects should last between 12 and 24 months.Phase 3 of the SME Instrument aims to increase the economic impact of the funding provided by the SME Instrument phase 1&amp;2 grants and by the business coaching. Phase 3 is not subsequent to phase 1 and/or 2, but provides specific support to SME instrument beneficiaries during and after phase 1 or 2.All support under phase 3 of the SME instrument will be accessible through a single, dedicated entry point, which will serve as an information portal and a networking space.This platform will offer access to two main strands of services:In addition, phase 3 will create opportunities for partnering, networking and training, which are set out in the Dedicated Support Actions at the end of this call.SME instrument beneficiaries are also offered dedicated business innovation coaching and mentoring support. This service is facilitated by the Enterprise Europe Network and delivered by a dedicated coach through consultation and signposting to the beneficiaries. The coaches are recruited from a central database managed by the Commission and have all fulfilled stringent criteria with regards to business experience and competencies.Throughout the three phases of the instrument, the Network will complement the coaching support by providing access to its innovation and internationalisation service offering. This could include, for example, depending on the need of the SME, support in identifying growth potential, developing a growth plan and maximising it through internationalisation; strengthening the leadership and management skills of individuals in the senior management team and developing in-house coaching capacity; developing a marketing strategy or raising external finance.[1]This is not limited to the costs of acquiring and enforcing European or international IPR titles but could include auditing and risk management schemes to protect IP assets across planned supply and distribution chains and more generally IP valorisation plans to enhance return on investment and lever commercial investment into the relevant project.[2]In the case of SMEInst-05-2016-2017, research type activities in medical application and clinical validation, including support for clinical studies and trials, will be predominant and will necessitate reimbursement at 100%. The Technology Readiness Levels indication does not apply.[3]In the case of SMEInst-05-2016-2017, phase 2 proposals can request a contribution from the EU of between EUR 1 and 5 million.[4]In the case of SMEInst-05-2016-2017, the development of innovative solutions should lead to value creation through the increased use of cell-based products/processes, biomarkers and/or diagnostic medical devices in industrial or clinical settings, and should contribute to technical and regulatory progress in these domains."</text:p>
          </table:table-cell>
          <table:table-cell office:value-type="string" calcext:value-type="string">
            <text:p>"theme"</text:p>
          </table:table-cell>
          <table:table-cell table:number-columns-repeated="1022"/>
        </table:table-row>
        <table:table-row table:style-name="ro10">
          <table:table-cell office:value-type="string" calcext:value-type="string">
            <text:p>"The challenge is to provide support to a large set of high risk innovative Startups and SMEs in the ICT sector. Focus will be on companies proposing disruptive ICT concepts, products and services applying new sets of rules, values and models which ultimately create new markets (e.g. by tackling non consumption) or disrupt existing markets.The objective of the ODI is threefold:1. Nurture promising innovative and disruptive ideas;2. Support their prototyping, validation and demonstration in real world conditions;3. Help for wider deployment or market uptake.Proposed projects should have a potential for disruptive innovation and fast market up-take. In particular it will be interesting for entrepreneurs and young innovative SMEs, including start-ups that are looking for swift support to their innovative ideas.The SME instrument consists of three phases, including a coaching and mentoring service for beneficiaries. Participants can apply to phase 1 or directly to phase 2.In phase 1, a feasibility study shall be developed in order to verify the technological/practical as well as economic viability of an innovation idea/concept with considerable novelty to the industry sector in which it is presented (new products, processes, design, services and technologies or new market applications of existing technologies). The activities could, for example, comprise risk assessment, market study, user involvement, Intellectual Property (IP) management[1],innovation strategy development, partner search, feasibility of concept and the like to establish a solid high-potential innovation project aligned to the enterprise strategy and with a European dimension. Bottlenecks in the ability to increase profitability of the enterprise through innovation shall be detected and analysed during phase 1 and addressed during phase 2 to increase the return in investment in innovation activities. The proposal should contain an initial business plan based on the proposed idea/concept. It should outline the specifications of a more elaborate business plan, which is to be the outcome of the project, and the criteria for success.Funding will be provided in the form of a lump sum of EUR 50.000. Projects should last around 6 months.In phase 2, innovation projects[2]will be supported that address the specific challenges identified and that demonstrate high potential in terms of company competitiveness and growth underpinned by a strategic business plan. Activities should focus on innovation activities such as demonstration, testing, prototyping, piloting, scaling-up, miniaturisation, design, market replication and the like aiming to bring an innovation idea (product, process, service etc.) to industrial readiness and maturity for market introduction, but may also include some research. For technological innovation, Technology Readiness Levels of 6 or above (or similar for non-technological innovations) are envisaged; please see part G of the General Annexes.Proposals shall be based on an elaborate business plan. Particular attention must be paid to IP protection and ownership; applicants will have to present convincing measures to ensure the possibility of commercial exploitation ('freedom to operate').Proposals shall contain a specification for the outcome of the project and criteria for success. They will include an explanation of how the results of the supported project are to be commercialised and of what kind of impact on the company is expected.The Commission considers that proposals requesting a contribution from the EU of between EUR 0.5 and 2.5 million[3]would allow phase 2 to be addressed appropriately. Nonetheless, this does not preclude submission and selection of proposals requesting other amounts (higher or lower). Projects should last between 12 and 24 months.Phase 3 of the SME Instrument aims to increase the economic impact of the funding provided by the SME Instrument phase 1&amp;2 grants and by the business coaching. Phase 3 is not subsequent to phase 1 and/or 2, but provides specific support to SME instrument beneficiaries during and after phase 1 or 2.All support under phase 3 of the SME instrument will be accessible through a single, dedicated entry point, which will serve as an information portal and a networking space.This platform will offer access to two main strands of services:In addition, phase 3 will create opportunities for partnering, networking and training, which are set out in the Dedicated Support Actions at the end of this call.SME instrument beneficiaries are also offered dedicated business innovation coaching and mentoring support. This service is facilitated by the Enterprise Europe Network and delivered by a dedicated coach through consultation and signposting to the beneficiaries. The coaches are recruited from a central database managed by the Commission and have all fulfilled stringent criteria with regards to business experience and competencies.Throughout the three phases of the instrument, the Network will complement the coaching support by providing access to its innovation and internationalisation service offering. This could include, for example, depending on the need of the SME, support in identifying growth potential, developing a growth plan and maximising it through internationalisation; strengthening the leadership and management skills of individuals in the senior management team and developing in-house coaching capacity; developing a marketing strategy or raising external finance.[1]This is not limited to the costs of acquiring and enforcing European or international IPR titles but could include auditing and risk management schemes to protect IP assets across planned supply and distribution chains and more generally IP valorisation plans to enhance return on investment and lever commercial investment into the relevant project.[2]In the case of SMEInst-05-2016-2017, research type activities in medical application and clinical validation, including support for clinical studies and trials, will be predominant and will necessitate reimbursement at 100%. The Technology Readiness Levels indication does not apply.[3]In the case of SMEInst-05-2016-2017, phase 2 proposals can request a contribution from the EU of between EUR 1 and 5 million.[4]In the case of SMEInst-05-2016-2017, the development of innovative solutions should lead to value creation through the increased use of cell-based products/processes, biomarkers and/or diagnostic medical devices in industrial or clinical settings, and should contribute to technical and regulatory progress in these domains."</text:p>
          </table:table-cell>
          <table:table-cell office:value-type="string" calcext:value-type="string">
            <text:p>"theme"</text:p>
          </table:table-cell>
          <table:table-cell table:number-columns-repeated="1022"/>
        </table:table-row>
        <table:table-row table:style-name="ro10">
          <table:table-cell office:value-type="string" calcext:value-type="string">
            <text:p>"Research results should be taken up by industry, harvesting the hitherto untapped potential of nanotechnologies, advanced materials and advanced manufacturing and processing technologies. The goal is to create added value by creatively combining existing research results with other necessary elements[1], to transfer results across sectors where applicable, to accelerate innovation and eventually create profit or other benefits. The research should bring the technology and production to industrial readiness and maturity for commercialisation after the project.The SME instrument consists of three phases, including a coaching and mentoring service for beneficiaries. Participants can apply to phase 1 or directly to phase 2.In phase 1, a feasibility study shall be developed in order to verify the technological/practical as well as economic viability of an innovation idea/concept with considerable novelty to the industry sector in which it is presented (new products, processes, design, services and technologies or new market applications of existing technologies). The activities could, for example, comprise risk assessment, market study, user involvement, Intellectual Property (IP) management[2],innovation strategy development, partner search, feasibility of concept and the like to establish a solid high-potential innovation project aligned to the enterprise strategy and with a European dimension. Bottlenecks in the ability to increase profitability of the enterprise through innovation shall be detected and analysed during phase 1 and addressed during phase 2 to increase the return in investment in innovation activities. The proposal should contain an initial business plan based on the proposed idea/concept. It should outline the specifications of a more elaborate business plan, which is to be the outcome of the project, and the criteria for success.Funding will be provided in the form of a lump sum of EUR 50.000. Projects should last around 6 months.In phase 2, innovation projects[3]will be supported that address the specific challenges identified and that demonstrate high potential in terms of company competitiveness and growth underpinned by a strategic business plan. Activities should focus on innovation activities such as demonstration, testing, prototyping, piloting, scaling-up, miniaturisation, design, market replication and the like aiming to bring an innovation idea (product, process, service etc.) to industrial readiness and maturity for market introduction, but may also include some research. For technological innovation, Technology Readiness Levels of 6 or above (or similar for non-technological innovations) are envisaged; please see part G of the General Annexes.Proposals shall be based on an elaborate business plan. Particular attention must be paid to IP protection and ownership; applicants will have to present convincing measures to ensure the possibility of commercial exploitation ('freedom to operate').Proposals shall contain a specification for the outcome of the project and criteria for success. They will include an explanation of how the results of the supported project are to be commercialised and of what kind of impact on the company is expected.The Commission considers that proposals requesting a contribution from the EU of between EUR 0.5 and 2.5 million[4]would allow phase 2 to be addressed appropriately. Nonetheless, this does not preclude submission and selection of proposals requesting other amounts (higher or lower). Projects should last between 12 and 24 months.Phase 3 of the SME Instrument aims to increase the economic impact of the funding provided by the SME Instrument phase 1&amp;2 grants and by the business coaching. Phase 3 is not subsequent to phase 1 and/or 2, but provides specific support to SME instrument beneficiaries during and after phase 1 or 2.All support under phase 3 of the SME instrument will be accessible through a single, dedicated entry point, which will serve as an information portal and a networking space.This platform will offer access to two main strands of services:In addition, phase 3 will create opportunities for partnering, networking and training, which are set out in the Dedicated Support Actions at the end of this call.SME instrument beneficiaries are also offered dedicated business innovation coaching and mentoring support. This service is facilitated by the Enterprise Europe Network and delivered by a dedicated coach through consultation and signposting to the beneficiaries. The coaches are recruited from a central database managed by the Commission and have all fulfilled stringent criteria with regards to business experience and competencies.Throughout the three phases of the instrument, the Network will complement the coaching support by providing access to its innovation and internationalisation service offering. This could include, for example, depending on the need of the SME, support in identifying growth potential, developing a growth plan and maximising it through internationalisation; strengthening the leadership and management skills of individuals in the senior management team and developing in-house coaching capacity; developing a marketing strategy or raising external finance.[1]http://ec.europa.eu/DocsRoom/documents/9963?locale=en.[2]This is not limited to the costs of acquiring and enforcing European or international IPR titles but could include auditing and risk management schemes to protect IP assets across planned supply and distribution chains and more generally IP valorisation plans to enhance return on investment and lever commercial investment into the relevant project.[3]In the case of SMEInst-05-2016-2017, research type activities in medical application and clinical validation, including support for clinical studies and trials, will be predominant and will necessitate reimbursement at 100%. The Technology Readiness Levels indication does not apply.[4]In the case of SMEInst-05-2016-2017, phase 2 proposals can request a contribution from the EU of between EUR 1 and 5 million.[5]In the case of SMEInst-05-2016-2017, the development of innovative solutions should lead to value creation through the increased use of cell-based products/processes, biomarkers and/or diagnostic medical devices in industrial or clinical settings, and should contribute to technical and regulatory progress in these domains."</text:p>
          </table:table-cell>
          <table:table-cell office:value-type="string" calcext:value-type="string">
            <text:p>"theme"</text:p>
          </table:table-cell>
          <table:table-cell table:number-columns-repeated="1022"/>
        </table:table-row>
        <table:table-row table:style-name="ro10">
          <table:table-cell office:value-type="string" calcext:value-type="string">
            <text:p>"Research results should be taken up by industry, harvesting the hitherto untapped potential of nanotechnologies, advanced materials and advanced manufacturing and processing technologies. The goal is to create added value by creatively combining existing research results with other necessary elements[1], to transfer results across sectors where applicable, to accelerate innovation and eventually create profit or other benefits. The research should bring the technology and production to industrial readiness and maturity for commercialisation after the project.The SME instrument consists of three phases, including a coaching and mentoring service for beneficiaries. Participants can apply to phase 1 or directly to phase 2.In phase 1, a feasibility study shall be developed in order to verify the technological/practical as well as economic viability of an innovation idea/concept with considerable novelty to the industry sector in which it is presented (new products, processes, design, services and technologies or new market applications of existing technologies). The activities could, for example, comprise risk assessment, market study, user involvement, Intellectual Property (IP) management[2],innovation strategy development, partner search, feasibility of concept and the like to establish a solid high-potential innovation project aligned to the enterprise strategy and with a European dimension. Bottlenecks in the ability to increase profitability of the enterprise through innovation shall be detected and analysed during phase 1 and addressed during phase 2 to increase the return in investment in innovation activities. The proposal should contain an initial business plan based on the proposed idea/concept. It should outline the specifications of a more elaborate business plan, which is to be the outcome of the project, and the criteria for success.Funding will be provided in the form of a lump sum of EUR 50.000. Projects should last around 6 months.In phase 2, innovation projects[3]will be supported that address the specific challenges identified and that demonstrate high potential in terms of company competitiveness and growth underpinned by a strategic business plan. Activities should focus on innovation activities such as demonstration, testing, prototyping, piloting, scaling-up, miniaturisation, design, market replication and the like aiming to bring an innovation idea (product, process, service etc.) to industrial readiness and maturity for market introduction, but may also include some research. For technological innovation, Technology Readiness Levels of 6 or above (or similar for non-technological innovations) are envisaged; please see part G of the General Annexes.Proposals shall be based on an elaborate business plan. Particular attention must be paid to IP protection and ownership; applicants will have to present convincing measures to ensure the possibility of commercial exploitation ('freedom to operate').Proposals shall contain a specification for the outcome of the project and criteria for success. They will include an explanation of how the results of the supported project are to be commercialised and of what kind of impact on the company is expected.The Commission considers that proposals requesting a contribution from the EU of between EUR 0.5 and 2.5 million[4]would allow phase 2 to be addressed appropriately. Nonetheless, this does not preclude submission and selection of proposals requesting other amounts (higher or lower). Projects should last between 12 and 24 months.Phase 3 of the SME Instrument aims to increase the economic impact of the funding provided by the SME Instrument phase 1&amp;2 grants and by the business coaching. Phase 3 is not subsequent to phase 1 and/or 2, but provides specific support to SME instrument beneficiaries during and after phase 1 or 2.All support under phase 3 of the SME instrument will be accessible through a single, dedicated entry point, which will serve as an information portal and a networking space.This platform will offer access to two main strands of services:In addition, phase 3 will create opportunities for partnering, networking and training, which are set out in the Dedicated Support Actions at the end of this call.SME instrument beneficiaries are also offered dedicated business innovation coaching and mentoring support. This service is facilitated by the Enterprise Europe Network and delivered by a dedicated coach through consultation and signposting to the beneficiaries. The coaches are recruited from a central database managed by the Commission and have all fulfilled stringent criteria with regards to business experience and competencies.Throughout the three phases of the instrument, the Network will complement the coaching support by providing access to its innovation and internationalisation service offering. This could include, for example, depending on the need of the SME, support in identifying growth potential, developing a growth plan and maximising it through internationalisation; strengthening the leadership and management skills of individuals in the senior management team and developing in-house coaching capacity; developing a marketing strategy or raising external finance.[1]http://ec.europa.eu/DocsRoom/documents/9963?locale=en.[2]This is not limited to the costs of acquiring and enforcing European or international IPR titles but could include auditing and risk management schemes to protect IP assets across planned supply and distribution chains and more generally IP valorisation plans to enhance return on investment and lever commercial investment into the relevant project.[3]In the case of SMEInst-05-2016-2017, research type activities in medical application and clinical validation, including support for clinical studies and trials, will be predominant and will necessitate reimbursement at 100%. The Technology Readiness Levels indication does not apply.[4]In the case of SMEInst-05-2016-2017, phase 2 proposals can request a contribution from the EU of between EUR 1 and 5 million.[5]In the case of SMEInst-05-2016-2017, the development of innovative solutions should lead to value creation through the increased use of cell-based products/processes, biomarkers and/or diagnostic medical devices in industrial or clinical settings, and should contribute to technical and regulatory progress in these domains."</text:p>
          </table:table-cell>
          <table:table-cell office:value-type="string" calcext:value-type="string">
            <text:p>"theme"</text:p>
          </table:table-cell>
          <table:table-cell table:number-columns-repeated="1022"/>
        </table:table-row>
        <table:table-row table:style-name="ro10">
          <table:table-cell office:value-type="string" calcext:value-type="string">
            <text:p>"The large numbers of SMEs characterising the EU industrial biotechnology sector are playing a crucial role in the move to competitive and sustainable biotechnology-based processes. These SMEs are characterised by their research intensity and long lead times between early technological development and market introduction. They therefore need to be supported to overcome the so-called “valley of death”. SMEs working in the field of industrial biotechnology and ideas/concepts involving the use of systems and/or synthetic biology are particularly invited to apply for funding.The SME instrument consists of three phases, including a coaching and mentoring service for beneficiaries. Participants can apply to phase 1 or directly to phase 2.In phase 1, a feasibility study shall be developed in order to verify the technological/practical as well as economic viability of an innovation idea/concept with considerable novelty to the industry sector in which it is presented (new products, processes, design, services and technologies or new market applications of existing technologies). The activities could, for example, comprise risk assessment, market study, user involvement, Intellectual Property (IP) management[1],innovation strategy development, partner search, feasibility of concept and the like to establish a solid high-potential innovation project aligned to the enterprise strategy and with a European dimension. Bottlenecks in the ability to increase profitability of the enterprise through innovation shall be detected and analysed during phase 1 and addressed during phase 2 to increase the return in investment in innovation activities. The proposal should contain an initial business plan based on the proposed idea/concept. It should outline the specifications of a more elaborate business plan, which is to be the outcome of the project, and the criteria for success.Funding will be provided in the form of a lump sum of EUR 50.000. Projects should last around 6 months.In phase 2, innovation projects[2]will be supported that address the specific challenges identified and that demonstrate high potential in terms of company competitiveness and growth underpinned by a strategic business plan. Activities should focus on innovation activities such as demonstration, testing, prototyping, piloting, scaling-up, miniaturisation, design, market replication and the like aiming to bring an innovation idea (product, process, service etc.) to industrial readiness and maturity for market introduction, but may also include some research. For technological innovation, Technology Readiness Levels of 6 or above (or similar for non-technological innovations) are envisaged; please see part G of the General Annexes.Proposals shall be based on an elaborate business plan. Particular attention must be paid to IP protection and ownership; applicants will have to present convincing measures to ensure the possibility of commercial exploitation ('freedom to operate').Proposals shall contain a specification for the outcome of the project and criteria for success. They will include an explanation of how the results of the supported project are to be commercialised and of what kind of impact on the company is expected.The Commission considers that proposals requesting a contribution from the EU of between EUR 0.5 and 2.5 million[3]would allow phase 2 to be addressed appropriately. Nonetheless, this does not preclude submission and selection of proposals requesting other amounts (higher or lower). Projects should last between 12 and 24 months.Phase 3 of the SME Instrument aims to increase the economic impact of the funding provided by the SME Instrument phase 1&amp;2 grants and by the business coaching. Phase 3 is not subsequent to phase 1 and/or 2, but provides specific support to SME instrument beneficiaries during and after phase 1 or 2.All support under phase 3 of the SME instrument will be accessible through a single, dedicated entry point, which will serve as an information portal and a networking space.This platform will offer access to two main strands of services:In addition, phase 3 will create opportunities for partnering, networking and training, which are set out in the Dedicated Support Actions at the end of this call.SME instrument beneficiaries are also offered dedicated business innovation coaching and mentoring support. This service is facilitated by the Enterprise Europe Network and delivered by a dedicated coach through consultation and signposting to the beneficiaries. The coaches are recruited from a central database managed by the Commission and have all fulfilled stringent criteria with regards to business experience and competencies.Throughout the three phases of the instrument, the Network will complement the coaching support by providing access to its innovation and internationalisation service offering. This could include, for example, depending on the need of the SME, support in identifying growth potential, developing a growth plan and maximising it through internationalisation; strengthening the leadership and management skills of individuals in the senior management team and developing in-house coaching capacity; developing a marketing strategy or raising external finance.[1]This is not limited to the costs of acquiring and enforcing European or international IPR titles but could include auditing and risk management schemes to protect IP assets across planned supply and distribution chains and more generally IP valorisation plans to enhance return on investment and lever commercial investment into the relevant project.[2]In the case of SMEInst-05-2016-2017, research type activities in medical application and clinical validation, including support for clinical studies and trials, will be predominant and will necessitate reimbursement at 100%. The Technology Readiness Levels indication does not apply.[3]In the case of SMEInst-05-2016-2017, phase 2 proposals can request a contribution from the EU of between EUR 1 and 5 million.[4]In the case of SMEInst-05-2016-2017, the development of innovative solutions should lead to value creation through the increased use of cell-based products/processes, biomarkers and/or diagnostic medical devices in industrial or clinical settings, and should contribute to technical and regulatory progress in these domains."</text:p>
          </table:table-cell>
          <table:table-cell office:value-type="string" calcext:value-type="string">
            <text:p>"theme"</text:p>
          </table:table-cell>
          <table:table-cell table:number-columns-repeated="1022"/>
        </table:table-row>
        <table:table-row table:style-name="ro10">
          <table:table-cell office:value-type="string" calcext:value-type="string">
            <text:p>"The large numbers of SMEs characterising the EU industrial biotechnology sector are playing a crucial role in the move to competitive and sustainable biotechnology-based processes. These SMEs are characterised by their research intensity and long lead times between early technological development and market introduction. They therefore need to be supported to overcome the so-called “valley of death”. SMEs working in the field of industrial biotechnology and ideas/concepts involving the use of systems and/or synthetic biology are particularly invited to apply for funding.The SME instrument consists of three phases, including a coaching and mentoring service for beneficiaries. Participants can apply to phase 1 or directly to phase 2.In phase 1, a feasibility study shall be developed in order to verify the technological/practical as well as economic viability of an innovation idea/concept with considerable novelty to the industry sector in which it is presented (new products, processes, design, services and technologies or new market applications of existing technologies). The activities could, for example, comprise risk assessment, market study, user involvement, Intellectual Property (IP) management[1],innovation strategy development, partner search, feasibility of concept and the like to establish a solid high-potential innovation project aligned to the enterprise strategy and with a European dimension. Bottlenecks in the ability to increase profitability of the enterprise through innovation shall be detected and analysed during phase 1 and addressed during phase 2 to increase the return in investment in innovation activities. The proposal should contain an initial business plan based on the proposed idea/concept. It should outline the specifications of a more elaborate business plan, which is to be the outcome of the project, and the criteria for success.Funding will be provided in the form of a lump sum of EUR 50.000. Projects should last around 6 months.In phase 2, innovation projects[2]will be supported that address the specific challenges identified and that demonstrate high potential in terms of company competitiveness and growth underpinned by a strategic business plan. Activities should focus on innovation activities such as demonstration, testing, prototyping, piloting, scaling-up, miniaturisation, design, market replication and the like aiming to bring an innovation idea (product, process, service etc.) to industrial readiness and maturity for market introduction, but may also include some research. For technological innovation, Technology Readiness Levels of 6 or above (or similar for non-technological innovations) are envisaged; please see part G of the General Annexes.Proposals shall be based on an elaborate business plan. Particular attention must be paid to IP protection and ownership; applicants will have to present convincing measures to ensure the possibility of commercial exploitation ('freedom to operate').Proposals shall contain a specification for the outcome of the project and criteria for success. They will include an explanation of how the results of the supported project are to be commercialised and of what kind of impact on the company is expected.The Commission considers that proposals requesting a contribution from the EU of between EUR 0.5 and 2.5 million[3]would allow phase 2 to be addressed appropriately. Nonetheless, this does not preclude submission and selection of proposals requesting other amounts (higher or lower). Projects should last between 12 and 24 months.Phase 3 of the SME Instrument aims to increase the economic impact of the funding provided by the SME Instrument phase 1&amp;2 grants and by the business coaching. Phase 3 is not subsequent to phase 1 and/or 2, but provides specific support to SME instrument beneficiaries during and after phase 1 or 2.All support under phase 3 of the SME instrument will be accessible through a single, dedicated entry point, which will serve as an information portal and a networking space.This platform will offer access to two main strands of services:In addition, phase 3 will create opportunities for partnering, networking and training, which are set out in the Dedicated Support Actions at the end of this call.SME instrument beneficiaries are also offered dedicated business innovation coaching and mentoring support. This service is facilitated by the Enterprise Europe Network and delivered by a dedicated coach through consultation and signposting to the beneficiaries. The coaches are recruited from a central database managed by the Commission and have all fulfilled stringent criteria with regards to business experience and competencies.Throughout the three phases of the instrument, the Network will complement the coaching support by providing access to its innovation and internationalisation service offering. This could include, for example, depending on the need of the SME, support in identifying growth potential, developing a growth plan and maximising it through internationalisation; strengthening the leadership and management skills of individuals in the senior management team and developing in-house coaching capacity; developing a marketing strategy or raising external finance.[1]This is not limited to the costs of acquiring and enforcing European or international IPR titles but could include auditing and risk management schemes to protect IP assets across planned supply and distribution chains and more generally IP valorisation plans to enhance return on investment and lever commercial investment into the relevant project.[2]In the case of SMEInst-05-2016-2017, research type activities in medical application and clinical validation, including support for clinical studies and trials, will be predominant and will necessitate reimbursement at 100%. The Technology Readiness Levels indication does not apply.[3]In the case of SMEInst-05-2016-2017, phase 2 proposals can request a contribution from the EU of between EUR 1 and 5 million.[4]In the case of SMEInst-05-2016-2017, the development of innovative solutions should lead to value creation through the increased use of cell-based products/processes, biomarkers and/or diagnostic medical devices in industrial or clinical settings, and should contribute to technical and regulatory progress in these domains."</text:p>
          </table:table-cell>
          <table:table-cell office:value-type="string" calcext:value-type="string">
            <text:p>"theme"</text:p>
          </table:table-cell>
          <table:table-cell table:number-columns-repeated="1022"/>
        </table:table-row>
        <table:table-row table:style-name="ro10">
          <table:table-cell office:value-type="string" calcext:value-type="string">
            <text:p>"To engage small and medium enterprises in space research and development, especially those not traditionally involved in it and reduce as much as possible the entry barriers to SMEs for Horizon 2020 funding. The actions under this topic could cover any aspect of the Specific Programme for Space (Horizon 2020 Framework programme and Specific programme). However, it is considered that actions in the areas of applications, especially in connection to the flagship programmes Galileo and Copernicus, spinning-in (i.e. application of terrestrial solutions to challenges in space) and the development of certain critical technologies could be adequately suited for this call.The SME instrument consists of three phases, including a coaching and mentoring service for beneficiaries. Participants can apply to phase 1 or directly to phase 2.In phase 1, a feasibility study shall be developed in order to verify the technological/practical as well as economic viability of an innovation idea/concept with considerable novelty to the industry sector in which it is presented (new products, processes, design, services and technologies or new market applications of existing technologies). The activities could, for example, comprise risk assessment, market study, user involvement, Intellectual Property (IP) management[1],innovation strategy development, partner search, feasibility of concept and the like to establish a solid high-potential innovation project aligned to the enterprise strategy and with a European dimension. Bottlenecks in the ability to increase profitability of the enterprise through innovation shall be detected and analysed during phase 1 and addressed during phase 2 to increase the return in investment in innovation activities. The proposal should contain an initial business plan based on the proposed idea/concept. It should outline the specifications of a more elaborate business plan, which is to be the outcome of the project, and the criteria for success.Funding will be provided in the form of a lump sum of EUR 50.000. Projects should last around 6 months.In phase 2, innovation projects[2]will be supported that address the specific challenges identified and that demonstrate high potential in terms of company competitiveness and growth underpinned by a strategic business plan. Activities should focus on innovation activities such as demonstration, testing, prototyping, piloting, scaling-up, miniaturisation, design, market replication and the like aiming to bring an innovation idea (product, process, service etc.) to industrial readiness and maturity for market introduction, but may also include some research. For technological innovation, Technology Readiness Levels of 6 or above (or similar for non-technological innovations) are envisaged; please see part G of the General Annexes.Proposals shall be based on an elaborate business plan. Particular attention must be paid to IP protection and ownership; applicants will have to present convincing measures to ensure the possibility of commercial exploitation ('freedom to operate').Proposals shall contain a specification for the outcome of the project and criteria for success. They will include an explanation of how the results of the supported project are to be commercialised and of what kind of impact on the company is expected.The Commission considers that proposals requesting a contribution from the EU of between EUR 0.5 and 2.5 million[3]would allow phase 2 to be addressed appropriately. Nonetheless, this does not preclude submission and selection of proposals requesting other amounts (higher or lower). Projects should last between 12 and 24 months.Phase 3 of the SME Instrument aims to increase the economic impact of the funding provided by the SME Instrument phase 1&amp;2 grants and by the business coaching. Phase 3 is not subsequent to phase 1 and/or 2, but provides specific support to SME instrument beneficiaries during and after phase 1 or 2.All support under phase 3 of the SME instrument will be accessible through a single, dedicated entry point, which will serve as an information portal and a networking space.This platform will offer access to two main strands of services:In addition, phase 3 will create opportunities for partnering, networking and training, which are set out in the Dedicated Support Actions at the end of this call.SME instrument beneficiaries are also offered dedicated business innovation coaching and mentoring support. This service is facilitated by the Enterprise Europe Network and delivered by a dedicated coach through consultation and signposting to the beneficiaries. The coaches are recruited from a central database managed by the Commission and have all fulfilled stringent criteria with regards to business experience and competencies.Throughout the three phases of the instrument, the Network will complement the coaching support by providing access to its innovation and internationalisation service offering. This could include, for example, depending on the need of the SME, support in identifying growth potential, developing a growth plan and maximising it through internationalisation; strengthening the leadership and management skills of individuals in the senior management team and developing in-house coaching capacity; developing a marketing strategy or raising external finance.[1]This is not limited to the costs of acquiring and enforcing European or international IPR titles but could include auditing and risk management schemes to protect IP assets across planned supply and distribution chains and more generally IP valorisation plans to enhance return on investment and lever commercial investment into the relevant project.[2]In the case of SMEInst-05-2016-2017, research type activities in medical application and clinical validation, including support for clinical studies and trials, will be predominant and will necessitate reimbursement at 100%. The Technology Readiness Levels indication does not apply.[3]In the case of SMEInst-05-2016-2017, phase 2 proposals can request a contribution from the EU of between EUR 1 and 5 million.[4]In the case of SMEInst-05-2016-2017, the development of innovative solutions should lead to value creation through the increased use of cell-based products/processes, biomarkers and/or diagnostic medical devices in industrial or clinical settings, and should contribute to technical and regulatory progress in these domains."</text:p>
          </table:table-cell>
          <table:table-cell office:value-type="string" calcext:value-type="string">
            <text:p>"theme"</text:p>
          </table:table-cell>
          <table:table-cell table:number-columns-repeated="1022"/>
        </table:table-row>
        <table:table-row table:style-name="ro10">
          <table:table-cell office:value-type="string" calcext:value-type="string">
            <text:p>"To engage small and medium enterprises in space research and development, especially those not traditionally involved in it and reduce as much as possible the entry barriers to SMEs for Horizon 2020 funding. The actions under this topic could cover any aspect of the Specific Programme for Space (Horizon 2020 Framework programme and Specific programme). However, it is considered that actions in the areas of applications, especially in connection to the flagship programmes Galileo and Copernicus, spinning-in (i.e. application of terrestrial solutions to challenges in space) and the development of certain critical technologies could be adequately suited for this call.The SME instrument consists of three phases, including a coaching and mentoring service for beneficiaries. Participants can apply to phase 1 or directly to phase 2.In phase 1, a feasibility study shall be developed in order to verify the technological/practical as well as economic viability of an innovation idea/concept with considerable novelty to the industry sector in which it is presented (new products, processes, design, services and technologies or new market applications of existing technologies). The activities could, for example, comprise risk assessment, market study, user involvement, Intellectual Property (IP) management[1],innovation strategy development, partner search, feasibility of concept and the like to establish a solid high-potential innovation project aligned to the enterprise strategy and with a European dimension. Bottlenecks in the ability to increase profitability of the enterprise through innovation shall be detected and analysed during phase 1 and addressed during phase 2 to increase the return in investment in innovation activities. The proposal should contain an initial business plan based on the proposed idea/concept. It should outline the specifications of a more elaborate business plan, which is to be the outcome of the project, and the criteria for success.Funding will be provided in the form of a lump sum of EUR 50.000. Projects should last around 6 months.In phase 2, innovation projects[2]will be supported that address the specific challenges identified and that demonstrate high potential in terms of company competitiveness and growth underpinned by a strategic business plan. Activities should focus on innovation activities such as demonstration, testing, prototyping, piloting, scaling-up, miniaturisation, design, market replication and the like aiming to bring an innovation idea (product, process, service etc.) to industrial readiness and maturity for market introduction, but may also include some research. For technological innovation, Technology Readiness Levels of 6 or above (or similar for non-technological innovations) are envisaged; please see part G of the General Annexes.Proposals shall be based on an elaborate business plan. Particular attention must be paid to IP protection and ownership; applicants will have to present convincing measures to ensure the possibility of commercial exploitation ('freedom to operate').Proposals shall contain a specification for the outcome of the project and criteria for success. They will include an explanation of how the results of the supported project are to be commercialised and of what kind of impact on the company is expected.The Commission considers that proposals requesting a contribution from the EU of between EUR 0.5 and 2.5 million[3]would allow phase 2 to be addressed appropriately. Nonetheless, this does not preclude submission and selection of proposals requesting other amounts (higher or lower). Projects should last between 12 and 24 months.Phase 3 of the SME Instrument aims to increase the economic impact of the funding provided by the SME Instrument phase 1&amp;2 grants and by the business coaching. Phase 3 is not subsequent to phase 1 and/or 2, but provides specific support to SME instrument beneficiaries during and after phase 1 or 2.All support under phase 3 of the SME instrument will be accessible through a single, dedicated entry point, which will serve as an information portal and a networking space.This platform will offer access to two main strands of services:In addition, phase 3 will create opportunities for partnering, networking and training, which are set out in the Dedicated Support Actions at the end of this call.SME instrument beneficiaries are also offered dedicated business innovation coaching and mentoring support. This service is facilitated by the Enterprise Europe Network and delivered by a dedicated coach through consultation and signposting to the beneficiaries. The coaches are recruited from a central database managed by the Commission and have all fulfilled stringent criteria with regards to business experience and competencies.Throughout the three phases of the instrument, the Network will complement the coaching support by providing access to its innovation and internationalisation service offering. This could include, for example, depending on the need of the SME, support in identifying growth potential, developing a growth plan and maximising it through internationalisation; strengthening the leadership and management skills of individuals in the senior management team and developing in-house coaching capacity; developing a marketing strategy or raising external finance.[1]This is not limited to the costs of acquiring and enforcing European or international IPR titles but could include auditing and risk management schemes to protect IP assets across planned supply and distribution chains and more generally IP valorisation plans to enhance return on investment and lever commercial investment into the relevant project.[2]In the case of SMEInst-05-2016-2017, research type activities in medical application and clinical validation, including support for clinical studies and trials, will be predominant and will necessitate reimbursement at 100%. The Technology Readiness Levels indication does not apply.[3]In the case of SMEInst-05-2016-2017, phase 2 proposals can request a contribution from the EU of between EUR 1 and 5 million.[4]In the case of SMEInst-05-2016-2017, the development of innovative solutions should lead to value creation through the increased use of cell-based products/processes, biomarkers and/or diagnostic medical devices in industrial or clinical settings, and should contribute to technical and regulatory progress in these domains."</text:p>
          </table:table-cell>
          <table:table-cell office:value-type="string" calcext:value-type="string">
            <text:p>"theme"</text:p>
          </table:table-cell>
          <table:table-cell table:number-columns-repeated="1022"/>
        </table:table-row>
        <table:table-row table:style-name="ro10">
          <table:table-cell office:value-type="string" calcext:value-type="string">
            <text:p>"The healthcare biotechnology sector offers huge business and commercial opportunities; however it also requires heavy and risky investments which are often lacking in Europe, hampering the development of the industry.The challenge includes either:a) Cell technologies in medical applications (all phase 1 and phase 2 deadlines in 2016 and 2017)Cell technologies include cell manufacturing (culture, multiplication, scale-up and automation), preservation, banking and transport; identification, cell sorting and delivery, imaging, tracking, process and quality control; genetic engineering and gene editing; production of therapeutic biomolecules. The medical applications of cell technologies include diagnostics and biosensors; cell and gene therapy, tissue engineering, bio-artificial organs, haematology, immunotherapy, and vaccine and antibody production; predictive toxicology, synthetic biology, and modelling development and disease processes.However, the diversity, complexity and variability of living cells pose challenges for bringing safe, reliable, regulatory-compliant and cost-effective products to the market and to the patient. SMEs developing cell-based products and processes have limited financial resources to take the critical steps to move from proof of concept to practical application while at the same time addressing considerations such as scale-up/scale-out, automation, logistics, regulatory pathways and business models.Particular attention should be given to dialogue with regulators and compliance with safety and regulatory requirements, such as those pertaining to cell procurement, GMP, ethics, clinical trials, ATMPs and medical devices.The challenge addresses cells from any eukaryotic source though their eventual application must be to human medicine.Or:b) Clinical research for the validation of biomarkers and/or diagnostic medical devices (only at the first cut-off date in 2017 and for phase 2 applications - phasing out of the topic PHC-12-2014/2015 introduced in the Work Programme 2014-2015)Biomarkers are used in clinical practice to indicate both normal and pathological conditions. They are also used for predictive or prognostic purposes. They are being used increasingly in medicine and many potential new biomarkers are proposed every year. However, only a few of these have been validated for clinical use. To achieve validation a robust analytical method is required and a link to a pertinent clinical process or endpoint needs to be demonstrated.This validation process should provide evidence for high analytical value, appropriate sensitivity and specificity, and clinical validity. Particular attention should be given to validation of biomarkers with potential for rapid uptake into clinical practice. Both in vivo and in vitro potential biomarkers are eligible. Priority is given to the validation of disease-related biomarkers (i.e. diagnostic, susceptibility/risk, monitoring and prognostic biomarkers). Validation of the clinical performance of new diagnostic devices can also be supported, either in combination with the biomarker validation or against existing standards.The SME instrument consists of three phases, including a coaching and mentoring service for beneficiaries. Participants can apply to phase 1 or directly to phase 2.In phase 1, a feasibility study shall be developed in order to verify the technological/practical as well as economic viability of an innovation idea/concept with considerable novelty to the industry sector in which it is presented (new products, processes, design, services and technologies or new market applications of existing technologies). The activities could, for example, comprise risk assessment, market study, user involvement, Intellectual Property (IP) management[1],innovation strategy development, partner search, feasibility of concept and the like to establish a solid high-potential innovation project aligned to the enterprise strategy and with a European dimension. Bottlenecks in the ability to increase profitability of the enterprise through innovation shall be detected and analysed during phase 1 and addressed during phase 2 to increase the return in investment in innovation activities. The proposal should contain an initial business plan based on the proposed idea/concept. It should outline the specifications of a more elaborate business plan, which is to be the outcome of the project, and the criteria for success.Funding will be provided in the form of a lump sum of EUR 50.000. Projects should last around 6 months.In phase 2, innovation projects[2]will be supported that address the specific challenges identified and that demonstrate high potential in terms of company competitiveness and growth underpinned by a strategic business plan. Activities should focus on innovation activities such as demonstration, testing, prototyping, piloting, scaling-up, miniaturisation, design, market replication and the like aiming to bring an innovation idea (product, process, service etc.) to industrial readiness and maturity for market introduction, but may also include some research. For technological innovation, Technology Readiness Levels of 6 or above (or similar for non-technological innovations) are envisaged; please see part G of the General Annexes.Proposals shall be based on an elaborate business plan. Particular attention must be paid to IP protection and ownership; applicants will have to present convincing measures to ensure the possibility of commercial exploitation ('freedom to operate').Proposals shall contain a specification for the outcome of the project and criteria for success. They will include an explanation of how the results of the supported project are to be commercialised and of what kind of impact on the company is expected.The Commission considers that proposals requesting a contribution from the EU of between EUR 0.5 and 2.5 million[3]would allow phase 2 to be addressed appropriately. Nonetheless, this does not preclude submission and selection of proposals requesting other amounts (higher or lower). Projects should last between 12 and 24 months.Phase 3 of the SME Instrument aims to increase the economic impact of the funding provided by the SME Instrument phase 1&amp;2 grants and by the business coaching. Phase 3 is not subsequent to phase 1 and/or 2, but provides specific support to SME instrument beneficiaries during and after phase 1 or 2.All support under phase 3 of the SME instrument will be accessible through a single, dedicated entry point, which will serve as an information portal and a networking space.This platform will offer access to two main strands of services:In addition, phase 3 will create opportunities for partnering, networking and training, which are set out in the Dedicated Support Actions at the end of this call.SME instrument beneficiaries are also offered dedicated business innovation coaching and mentoring support. This service is facilitated by the Enterprise Europe Network and delivered by a dedicated coach through consultation and signposting to the beneficiaries. The coaches are recruited from a central database managed by the Commission and have all fulfilled stringent criteria with regards to business experience and competencies.Throughout the three phases of the instrument, the Network will complement the coaching support by providing access to its innovation and internationalisation service offering. This could include, for example, depending on the need of the SME, support in identifying growth potential, developing a growth plan and maximising it through internationalisation; strengthening the leadership and management skills of individuals in the senior management team and developing in-house coaching capacity; developing a marketing strategy or raising external finance.[1]This is not limited to the costs of acquiring and enforcing European or international IPR titles but could include auditing and risk management schemes to protect IP assets across planned supply and distribution chains and more generally IP valorisation plans to enhance return on investment and lever commercial investment into the relevant project.[2]In the case of SMEInst-05-2016-2017, research type activities in medical application and clinical validation, including support for clinical studies and trials, will be predominant and will necessitate reimbursement at 100%. The Technology Readiness Levels indication does not apply.[3]In the case of SMEInst-05-2016-2017, phase 2 proposals can request a contribution from the EU of between EUR 1 and 5 million.[4]In the case of SMEInst-05-2016-2017, the development of innovative solutions should lead to value creation through the increased use of cell-based products/processes, biomarkers and/or diagnostic medical devices in industrial or clinical settings, and should contribute to technical and regulatory progress in these domains."</text:p>
          </table:table-cell>
          <table:table-cell office:value-type="string" calcext:value-type="string">
            <text:p>"theme"</text:p>
          </table:table-cell>
          <table:table-cell table:number-columns-repeated="1022"/>
        </table:table-row>
        <table:table-row table:style-name="ro10">
          <table:table-cell office:value-type="string" calcext:value-type="string">
            <text:p>"The healthcare biotechnology sector offers huge business and commercial opportunities; however it also requires heavy and risky investments which are often lacking in Europe, hampering the development of the industry.The challenge includes either:a) Cell technologies in medical applications (all phase 1 and phase 2 deadlines in 2016 and 2017)Cell technologies include cell manufacturing (culture, multiplication, scale-up and automation), preservation, banking and transport; identification, cell sorting and delivery, imaging, tracking, process and quality control; genetic engineering and gene editing; production of therapeutic biomolecules. The medical applications of cell technologies include diagnostics and biosensors; cell and gene therapy, tissue engineering, bio-artificial organs, haematology, immunotherapy, and vaccine and antibody production; predictive toxicology, synthetic biology, and modelling development and disease processes.However, the diversity, complexity and variability of living cells pose challenges for bringing safe, reliable, regulatory-compliant and cost-effective products to the market and to the patient. SMEs developing cell-based products and processes have limited financial resources to take the critical steps to move from proof of concept to practical application while at the same time addressing considerations such as scale-up/scale-out, automation, logistics, regulatory pathways and business models.Particular attention should be given to dialogue with regulators and compliance with safety and regulatory requirements, such as those pertaining to cell procurement, GMP, ethics, clinical trials, ATMPs and medical devices.The challenge addresses cells from any eukaryotic source though their eventual application must be to human medicine.Or:b) Clinical research for the validation of biomarkers and/or diagnostic medical devices (only at the first cut-off date in 2017 and for phase 2 applications - phasing out of the topic PHC-12-2014/2015 introduced in the Work Programme 2014-2015)Biomarkers are used in clinical practice to indicate both normal and pathological conditions. They are also used for predictive or prognostic purposes. They are being used increasingly in medicine and many potential new biomarkers are proposed every year. However, only a few of these have been validated for clinical use. To achieve validation a robust analytical method is required and a link to a pertinent clinical process or endpoint needs to be demonstrated.This validation process should provide evidence for high analytical value, appropriate sensitivity and specificity, and clinical validity. Particular attention should be given to validation of biomarkers with potential for rapid uptake into clinical practice. Both in vivo and in vitro potential biomarkers are eligible. Priority is given to the validation of disease-related biomarkers (i.e. diagnostic, susceptibility/risk, monitoring and prognostic biomarkers). Validation of the clinical performance of new diagnostic devices can also be supported, either in combination with the biomarker validation or against existing standards.The SME instrument consists of three phases, including a coaching and mentoring service for beneficiaries. Participants can apply to phase 1 or directly to phase 2.In phase 1, a feasibility study shall be developed in order to verify the technological/practical as well as economic viability of an innovation idea/concept with considerable novelty to the industry sector in which it is presented (new products, processes, design, services and technologies or new market applications of existing technologies). The activities could, for example, comprise risk assessment, market study, user involvement, Intellectual Property (IP) management[1],innovation strategy development, partner search, feasibility of concept and the like to establish a solid high-potential innovation project aligned to the enterprise strategy and with a European dimension. Bottlenecks in the ability to increase profitability of the enterprise through innovation shall be detected and analysed during phase 1 and addressed during phase 2 to increase the return in investment in innovation activities. The proposal should contain an initial business plan based on the proposed idea/concept. It should outline the specifications of a more elaborate business plan, which is to be the outcome of the project, and the criteria for success.Funding will be provided in the form of a lump sum of EUR 50.000. Projects should last around 6 months.In phase 2, innovation projects[2]will be supported that address the specific challenges identified and that demonstrate high potential in terms of company competitiveness and growth underpinned by a strategic business plan. Activities should focus on innovation activities such as demonstration, testing, prototyping, piloting, scaling-up, miniaturisation, design, market replication and the like aiming to bring an innovation idea (product, process, service etc.) to industrial readiness and maturity for market introduction, but may also include some research. For technological innovation, Technology Readiness Levels of 6 or above (or similar for non-technological innovations) are envisaged; please see part G of the General Annexes.Proposals shall be based on an elaborate business plan. Particular attention must be paid to IP protection and ownership; applicants will have to present convincing measures to ensure the possibility of commercial exploitation ('freedom to operate').Proposals shall contain a specification for the outcome of the project and criteria for success. They will include an explanation of how the results of the supported project are to be commercialised and of what kind of impact on the company is expected.The Commission considers that proposals requesting a contribution from the EU of between EUR 0.5 and 2.5 million[3]would allow phase 2 to be addressed appropriately. Nonetheless, this does not preclude submission and selection of proposals requesting other amounts (higher or lower). Projects should last between 12 and 24 months.Phase 3 of the SME Instrument aims to increase the economic impact of the funding provided by the SME Instrument phase 1&amp;2 grants and by the business coaching. Phase 3 is not subsequent to phase 1 and/or 2, but provides specific support to SME instrument beneficiaries during and after phase 1 or 2.All support under phase 3 of the SME instrument will be accessible through a single, dedicated entry point, which will serve as an information portal and a networking space.This platform will offer access to two main strands of services:In addition, phase 3 will create opportunities for partnering, networking and training, which are set out in the Dedicated Support Actions at the end of this call.SME instrument beneficiaries are also offered dedicated business innovation coaching and mentoring support. This service is facilitated by the Enterprise Europe Network and delivered by a dedicated coach through consultation and signposting to the beneficiaries. The coaches are recruited from a central database managed by the Commission and have all fulfilled stringent criteria with regards to business experience and competencies.Throughout the three phases of the instrument, the Network will complement the coaching support by providing access to its innovation and internationalisation service offering. This could include, for example, depending on the need of the SME, support in identifying growth potential, developing a growth plan and maximising it through internationalisation; strengthening the leadership and management skills of individuals in the senior management team and developing in-house coaching capacity; developing a marketing strategy or raising external finance.[1]This is not limited to the costs of acquiring and enforcing European or international IPR titles but could include auditing and risk management schemes to protect IP assets across planned supply and distribution chains and more generally IP valorisation plans to enhance return on investment and lever commercial investment into the relevant project.[2]In the case of SMEInst-05-2016-2017, research type activities in medical application and clinical validation, including support for clinical studies and trials, will be predominant and will necessitate reimbursement at 100%. The Technology Readiness Levels indication does not apply.[3]In the case of SMEInst-05-2016-2017, phase 2 proposals can request a contribution from the EU of between EUR 1 and 5 million.[4]In the case of SMEInst-05-2016-2017, the development of innovative solutions should lead to value creation through the increased use of cell-based products/processes, biomarkers and/or diagnostic medical devices in industrial or clinical settings, and should contribute to technical and regulatory progress in these domains."</text:p>
          </table:table-cell>
          <table:table-cell office:value-type="string" calcext:value-type="string">
            <text:p>"theme"</text:p>
          </table:table-cell>
          <table:table-cell table:number-columns-repeated="1022"/>
        </table:table-row>
        <table:table-row table:style-name="ro10">
          <table:table-cell office:value-type="string" calcext:value-type="string">
            <text:p>"The challenge is to help overcome the current gaps in exploitation of promising research results in ICT for Health, Well-being and Ageing well and to stimulate increased availability and market uptake of relevant ICT products and services This concerns both interoperable and secure eHealth[1] solutions for consumers and institutional healthcare delivery building on standards and new ICT solutions and innovation ecosystems for ageing well building on open software platforms[2], in order to deliver new and more efficient care to European citizens and respond to new market opportunities for SMEs.Particular attention should be given to potential for disruptive innovation and fast market up-take in ICT for health, wellbeing and ageing well. In particular it will be interesting for SMEs and young companies that are looking for swift support to their innovative ideas.The SME instrument consists of three phases, including a coaching and mentoring service for beneficiaries. Participants can apply to phase 1 or directly to phase 2.In phase 1, a feasibility study shall be developed in order to verify the technological/practical as well as economic viability of an innovation idea/concept with considerable novelty to the industry sector in which it is presented (new products, processes, design, services and technologies or new market applications of existing technologies). The activities could, for example, comprise risk assessment, market study, user involvement, Intellectual Property (IP) management[3],innovation strategy development, partner search, feasibility of concept and the like to establish a solid high-potential innovation project aligned to the enterprise strategy and with a European dimension. Bottlenecks in the ability to increase profitability of the enterprise through innovation shall be detected and analysed during phase 1 and addressed during phase 2 to increase the return in investment in innovation activities. The proposal should contain an initial business plan based on the proposed idea/concept. It should outline the specifications of a more elaborate business plan, which is to be the outcome of the project, and the criteria for success.Funding will be provided in the form of a lump sum of EUR 50.000. Projects should last around 6 months.In phase 2, innovation projects[4]will be supported that address the specific challenges identified and that demonstrate high potential in terms of company competitiveness and growth underpinned by a strategic business plan. Activities should focus on innovation activities such as demonstration, testing, prototyping, piloting, scaling-up, miniaturisation, design, market replication and the like aiming to bring an innovation idea (product, process, service etc.) to industrial readiness and maturity for market introduction, but may also include some research. For technological innovation, Technology Readiness Levels of 6 or above (or similar for non-technological innovations) are envisaged; please see part G of the General Annexes.Proposals shall be based on an elaborate business plan. Particular attention must be paid to IP protection and ownership; applicants will have to present convincing measures to ensure the possibility of commercial exploitation ('freedom to operate').Proposals shall contain a specification for the outcome of the project and criteria for success. They will include an explanation of how the results of the supported project are to be commercialised and of what kind of impact on the company is expected.The Commission considers that proposals requesting a contribution from the EU of between EUR 0.5 and 2.5 million[5]would allow phase 2 to be addressed appropriately. Nonetheless, this does not preclude submission and selection of proposals requesting other amounts (higher or lower). Projects should last between 12 and 24 months.Phase 3 of the SME Instrument aims to increase the economic impact of the funding provided by the SME Instrument phase 1&amp;2 grants and by the business coaching. Phase 3 is not subsequent to phase 1 and/or 2, but provides specific support to SME instrument beneficiaries during and after phase 1 or 2.All support under phase 3 of the SME instrument will be accessible through a single, dedicated entry point, which will serve as an information portal and a networking space.This platform will offer access to two main strands of services:In addition, phase 3 will create opportunities for partnering, networking and training, which are set out in the Dedicated Support Actions at the end of this call.SME instrument beneficiaries are also offered dedicated business innovation coaching and mentoring support. This service is facilitated by the Enterprise Europe Network and delivered by a dedicated coach through consultation and signposting to the beneficiaries. The coaches are recruited from a central database managed by the Commission and have all fulfilled stringent criteria with regards to business experience and competencies.Throughout the three phases of the instrument, the Network will complement the coaching support by providing access to its innovation and internationalisation service offering. This could include, for example, depending on the need of the SME, support in identifying growth potential, developing a growth plan and maximising it through internationalisation; strengthening the leadership and management skills of individuals in the senior management team and developing in-house coaching capacity; developing a marketing strategy or raising external finance.[1]eHealth in Digital Agenda, see http://ec.europa.eu/digital-agenda/ehealth;eHealth projects - Research and Innovation in the field of ICT for Health and Wellbeing: an overview, see https://ec.europa.eu/digital-agenda/en/news/ehealth-projects-research-and-innovation-field-ict-health-and-wellbeing-overview[2]an open platform describes a software system which is based on open standards, such as published and fully documented external application programming interfaces (API) that allow using the software to function in other ways than the original programmer intended, without requiring modification of the source code. Using these interfaces, a third party could integrate with the platform to add functionality. The opposite is a closed platform. An open platform does not mean it is open source, however most open platforms have multiple implementations of APIs.[3]This is not limited to the costs of acquiring and enforcing European or international IPR titles but could include auditing and risk management schemes to protect IP assets across planned supply and distribution chains and more generally IP valorisation plans to enhance return on investment and lever commercial investment into the relevant project.[4]In the case of SMEInst-05-2016-2017, research type activities in medical application and clinical validation, including support for clinical studies and trials, will be predominant and will necessitate reimbursement at 100%. The Technology Readiness Levels indication does not apply.[5]In the case of SMEInst-05-2016-2017, phase 2 proposals can request a contribution from the EU of between EUR 1 and 5 million.[6]In the case of SMEInst-05-2016-2017, the development of innovative solutions should lead to value creation through the increased use of cell-based products/processes, biomarkers and/or diagnostic medical devices in industrial or clinical settings, and should contribute to technical and regulatory progress in these domains."</text:p>
          </table:table-cell>
          <table:table-cell office:value-type="string" calcext:value-type="string">
            <text:p>"theme"</text:p>
          </table:table-cell>
          <table:table-cell table:number-columns-repeated="1022"/>
        </table:table-row>
        <table:table-row table:style-name="ro10">
          <table:table-cell office:value-type="string" calcext:value-type="string">
            <text:p>"The challenge is to help overcome the current gaps in exploitation of promising research results in ICT for Health, Well-being and Ageing well and to stimulate increased availability and market uptake of relevant ICT products and services This concerns both interoperable and secure eHealth[1] solutions for consumers and institutional healthcare delivery building on standards and new ICT solutions and innovation ecosystems for ageing well building on open software platforms[2], in order to deliver new and more efficient care to European citizens and respond to new market opportunities for SMEs.Particular attention should be given to potential for disruptive innovation and fast market up-take in ICT for health, wellbeing and ageing well. In particular it will be interesting for SMEs and young companies that are looking for swift support to their innovative ideas.The SME instrument consists of three phases, including a coaching and mentoring service for beneficiaries. Participants can apply to phase 1 or directly to phase 2.In phase 1, a feasibility study shall be developed in order to verify the technological/practical as well as economic viability of an innovation idea/concept with considerable novelty to the industry sector in which it is presented (new products, processes, design, services and technologies or new market applications of existing technologies). The activities could, for example, comprise risk assessment, market study, user involvement, Intellectual Property (IP) management[3],innovation strategy development, partner search, feasibility of concept and the like to establish a solid high-potential innovation project aligned to the enterprise strategy and with a European dimension. Bottlenecks in the ability to increase profitability of the enterprise through innovation shall be detected and analysed during phase 1 and addressed during phase 2 to increase the return in investment in innovation activities. The proposal should contain an initial business plan based on the proposed idea/concept. It should outline the specifications of a more elaborate business plan, which is to be the outcome of the project, and the criteria for success.Funding will be provided in the form of a lump sum of EUR 50.000. Projects should last around 6 months.In phase 2, innovation projects[4]will be supported that address the specific challenges identified and that demonstrate high potential in terms of company competitiveness and growth underpinned by a strategic business plan. Activities should focus on innovation activities such as demonstration, testing, prototyping, piloting, scaling-up, miniaturisation, design, market replication and the like aiming to bring an innovation idea (product, process, service etc.) to industrial readiness and maturity for market introduction, but may also include some research. For technological innovation, Technology Readiness Levels of 6 or above (or similar for non-technological innovations) are envisaged; please see part G of the General Annexes.Proposals shall be based on an elaborate business plan. Particular attention must be paid to IP protection and ownership; applicants will have to present convincing measures to ensure the possibility of commercial exploitation ('freedom to operate').Proposals shall contain a specification for the outcome of the project and criteria for success. They will include an explanation of how the results of the supported project are to be commercialised and of what kind of impact on the company is expected.The Commission considers that proposals requesting a contribution from the EU of between EUR 0.5 and 2.5 million[5]would allow phase 2 to be addressed appropriately. Nonetheless, this does not preclude submission and selection of proposals requesting other amounts (higher or lower). Projects should last between 12 and 24 months.Phase 3 of the SME Instrument aims to increase the economic impact of the funding provided by the SME Instrument phase 1&amp;2 grants and by the business coaching. Phase 3 is not subsequent to phase 1 and/or 2, but provides specific support to SME instrument beneficiaries during and after phase 1 or 2.All support under phase 3 of the SME instrument will be accessible through a single, dedicated entry point, which will serve as an information portal and a networking space.This platform will offer access to two main strands of services:In addition, phase 3 will create opportunities for partnering, networking and training, which are set out in the Dedicated Support Actions at the end of this call.SME instrument beneficiaries are also offered dedicated business innovation coaching and mentoring support. This service is facilitated by the Enterprise Europe Network and delivered by a dedicated coach through consultation and signposting to the beneficiaries. The coaches are recruited from a central database managed by the Commission and have all fulfilled stringent criteria with regards to business experience and competencies.Throughout the three phases of the instrument, the Network will complement the coaching support by providing access to its innovation and internationalisation service offering. This could include, for example, depending on the need of the SME, support in identifying growth potential, developing a growth plan and maximising it through internationalisation; strengthening the leadership and management skills of individuals in the senior management team and developing in-house coaching capacity; developing a marketing strategy or raising external finance.[1]eHealth in Digital Agenda, see http://ec.europa.eu/digital-agenda/ehealth;eHealth projects - Research and Innovation in the field of ICT for Health and Wellbeing: an overview, see https://ec.europa.eu/digital-agenda/en/news/ehealth-projects-research-and-innovation-field-ict-health-and-wellbeing-overview[2]an open platform describes a software system which is based on open standards, such as published and fully documented external application programming interfaces (API) that allow using the software to function in other ways than the original programmer intended, without requiring modification of the source code. Using these interfaces, a third party could integrate with the platform to add functionality. The opposite is a closed platform. An open platform does not mean it is open source, however most open platforms have multiple implementations of APIs.[3]This is not limited to the costs of acquiring and enforcing European or international IPR titles but could include auditing and risk management schemes to protect IP assets across planned supply and distribution chains and more generally IP valorisation plans to enhance return on investment and lever commercial investment into the relevant project.[4]In the case of SMEInst-05-2016-2017, research type activities in medical application and clinical validation, including support for clinical studies and trials, will be predominant and will necessitate reimbursement at 100%. The Technology Readiness Levels indication does not apply.[5]In the case of SMEInst-05-2016-2017, phase 2 proposals can request a contribution from the EU of between EUR 1 and 5 million.[6]In the case of SMEInst-05-2016-2017, the development of innovative solutions should lead to value creation through the increased use of cell-based products/processes, biomarkers and/or diagnostic medical devices in industrial or clinical settings, and should contribute to technical and regulatory progress in these domains."</text:p>
          </table:table-cell>
          <table:table-cell office:value-type="string" calcext:value-type="string">
            <text:p>"theme"</text:p>
          </table:table-cell>
          <table:table-cell table:number-columns-repeated="1022"/>
        </table:table-row>
        <table:table-row table:style-name="ro10">
          <table:table-cell office:value-type="string" calcext:value-type="string">
            <text:p>"SMEs can play a crucial role in developing resource-efficient and cost-effective solutions to secure sufficient supplies of safe, healthy and high quality food and other bio-based products, by developing productive, sustainable and resource-efficient primary production systems, fostering related ecosystem services and the recovery of biological diversity, alongside competitive and low-carbon supply, processing and marketing chains. Actions under this topic are expected to contribute to one or a combination of several challenges addressed by Societal Challenge 2 of Horizon 2020 with regard to terrestrial resources (i.e. 2.1 ' Sustainable agriculture and forestry', 2.2 ' Sustainable and competitive agri-food sector for a safe and healthy diet' and 2.4 ' Sustainable and competitive bio-based industries and supporting the development of a European bioeconomy'). Particular attention should be given to :The SME instrument consists of three phases, including a coaching and mentoring service for beneficiaries. Participants can apply to phase 1 or directly to phase 2.In phase 1, a feasibility study shall be developed in order to verify the technological/practical as well as economic viability of an innovation idea/concept with considerable novelty to the industry sector in which it is presented (new products, processes, design, services and technologies or new market applications of existing technologies). The activities could, for example, comprise risk assessment, market study, user involvement, Intellectual Property (IP) management[1],innovation strategy development, partner search, feasibility of concept and the like to establish a solid high-potential innovation project aligned to the enterprise strategy and with a European dimension. Bottlenecks in the ability to increase profitability of the enterprise through innovation shall be detected and analysed during phase 1 and addressed during phase 2 to increase the return in investment in innovation activities. The proposal should contain an initial business plan based on the proposed idea/concept. It should outline the specifications of a more elaborate business plan, which is to be the outcome of the project, and the criteria for success.Funding will be provided in the form of a lump sum of EUR 50.000. Projects should last around 6 months.In phase 2, innovation projects[2]will be supported that address the specific challenges identified and that demonstrate high potential in terms of company competitiveness and growth underpinned by a strategic business plan. Activities should focus on innovation activities such as demonstration, testing, prototyping, piloting, scaling-up, miniaturisation, design, market replication and the like aiming to bring an innovation idea (product, process, service etc.) to industrial readiness and maturity for market introduction, but may also include some research. For technological innovation, Technology Readiness Levels of 6 or above (or similar for non-technological innovations) are envisaged; please see part G of the General Annexes.Proposals shall be based on an elaborate business plan. Particular attention must be paid to IP protection and ownership; applicants will have to present convincing measures to ensure the possibility of commercial exploitation ('freedom to operate').Proposals shall contain a specification for the outcome of the project and criteria for success. They will include an explanation of how the results of the supported project are to be commercialised and of what kind of impact on the company is expected.The Commission considers that proposals requesting a contribution from the EU of between EUR 0.5 and 2.5 million[3]would allow phase 2 to be addressed appropriately. Nonetheless, this does not preclude submission and selection of proposals requesting other amounts (higher or lower). Projects should last between 12 and 24 months.Phase 3 of the SME Instrument aims to increase the economic impact of the funding provided by the SME Instrument phase 1&amp;2 grants and by the business coaching. Phase 3 is not subsequent to phase 1 and/or 2, but provides specific support to SME instrument beneficiaries during and after phase 1 or 2.All support under phase 3 of the SME instrument will be accessible through a single, dedicated entry point, which will serve as an information portal and a networking space.This platform will offer access to two main strands of services:In addition, phase 3 will create opportunities for partnering, networking and training, which are set out in the Dedicated Support Actions at the end of this call.SME instrument beneficiaries are also offered dedicated business innovation coaching and mentoring support. This service is facilitated by the Enterprise Europe Network and delivered by a dedicated coach through consultation and signposting to the beneficiaries. The coaches are recruited from a central database managed by the Commission and have all fulfilled stringent criteria with regards to business experience and competencies.Throughout the three phases of the instrument, the Network will complement the coaching support by providing access to its innovation and internationalisation service offering. This could include, for example, depending on the need of the SME, support in identifying growth potential, developing a growth plan and maximising it through internationalisation; strengthening the leadership and management skills of individuals in the senior management team and developing in-house coaching capacity; developing a marketing strategy or raising external finance.[1]This is not limited to the costs of acquiring and enforcing European or international IPR titles but could include auditing and risk management schemes to protect IP assets across planned supply and distribution chains and more generally IP valorisation plans to enhance return on investment and lever commercial investment into the relevant project.[2]In the case of SMEInst-05-2016-2017, research type activities in medical application and clinical validation, including support for clinical studies and trials, will be predominant and will necessitate reimbursement at 100%. The Technology Readiness Levels indication does not apply.[3]In the case of SMEInst-05-2016-2017, phase 2 proposals can request a contribution from the EU of between EUR 1 and 5 million.[4]In the case of SMEInst-05-2016-2017, the development of innovative solutions should lead to value creation through the increased use of cell-based products/processes, biomarkers and/or diagnostic medical devices in industrial or clinical settings, and should contribute to technical and regulatory progress in these domains."</text:p>
          </table:table-cell>
          <table:table-cell office:value-type="string" calcext:value-type="string">
            <text:p>"theme"</text:p>
          </table:table-cell>
          <table:table-cell table:number-columns-repeated="1022"/>
        </table:table-row>
        <table:table-row table:style-name="ro10">
          <table:table-cell office:value-type="string" calcext:value-type="string">
            <text:p>"SMEs can play a crucial role in developing resource-efficient and cost-effective solutions to secure sufficient supplies of safe, healthy and high quality food and other bio-based products, by developing productive, sustainable and resource-efficient primary production systems, fostering related ecosystem services and the recovery of biological diversity, alongside competitive and low-carbon supply, processing and marketing chains. Actions under this topic are expected to contribute to one or a combination of several challenges addressed by Societal Challenge 2 of Horizon 2020 with regard to terrestrial resources (i.e. 2.1 ' Sustainable agriculture and forestry', 2.2 ' Sustainable and competitive agri-food sector for a safe and healthy diet' and 2.4 ' Sustainable and competitive bio-based industries and supporting the development of a European bioeconomy'). Particular attention should be given to :The SME instrument consists of three phases, including a coaching and mentoring service for beneficiaries. Participants can apply to phase 1 or directly to phase 2.In phase 1, a feasibility study shall be developed in order to verify the technological/practical as well as economic viability of an innovation idea/concept with considerable novelty to the industry sector in which it is presented (new products, processes, design, services and technologies or new market applications of existing technologies). The activities could, for example, comprise risk assessment, market study, user involvement, Intellectual Property (IP) management[1],innovation strategy development, partner search, feasibility of concept and the like to establish a solid high-potential innovation project aligned to the enterprise strategy and with a European dimension. Bottlenecks in the ability to increase profitability of the enterprise through innovation shall be detected and analysed during phase 1 and addressed during phase 2 to increase the return in investment in innovation activities. The proposal should contain an initial business plan based on the proposed idea/concept. It should outline the specifications of a more elaborate business plan, which is to be the outcome of the project, and the criteria for success.Funding will be provided in the form of a lump sum of EUR 50.000. Projects should last around 6 months.In phase 2, innovation projects[2]will be supported that address the specific challenges identified and that demonstrate high potential in terms of company competitiveness and growth underpinned by a strategic business plan. Activities should focus on innovation activities such as demonstration, testing, prototyping, piloting, scaling-up, miniaturisation, design, market replication and the like aiming to bring an innovation idea (product, process, service etc.) to industrial readiness and maturity for market introduction, but may also include some research. For technological innovation, Technology Readiness Levels of 6 or above (or similar for non-technological innovations) are envisaged; please see part G of the General Annexes.Proposals shall be based on an elaborate business plan. Particular attention must be paid to IP protection and ownership; applicants will have to present convincing measures to ensure the possibility of commercial exploitation ('freedom to operate').Proposals shall contain a specification for the outcome of the project and criteria for success. They will include an explanation of how the results of the supported project are to be commercialised and of what kind of impact on the company is expected.The Commission considers that proposals requesting a contribution from the EU of between EUR 0.5 and 2.5 million[3]would allow phase 2 to be addressed appropriately. Nonetheless, this does not preclude submission and selection of proposals requesting other amounts (higher or lower). Projects should last between 12 and 24 months.Phase 3 of the SME Instrument aims to increase the economic impact of the funding provided by the SME Instrument phase 1&amp;2 grants and by the business coaching. Phase 3 is not subsequent to phase 1 and/or 2, but provides specific support to SME instrument beneficiaries during and after phase 1 or 2.All support under phase 3 of the SME instrument will be accessible through a single, dedicated entry point, which will serve as an information portal and a networking space.This platform will offer access to two main strands of services:In addition, phase 3 will create opportunities for partnering, networking and training, which are set out in the Dedicated Support Actions at the end of this call.SME instrument beneficiaries are also offered dedicated business innovation coaching and mentoring support. This service is facilitated by the Enterprise Europe Network and delivered by a dedicated coach through consultation and signposting to the beneficiaries. The coaches are recruited from a central database managed by the Commission and have all fulfilled stringent criteria with regards to business experience and competencies.Throughout the three phases of the instrument, the Network will complement the coaching support by providing access to its innovation and internationalisation service offering. This could include, for example, depending on the need of the SME, support in identifying growth potential, developing a growth plan and maximising it through internationalisation; strengthening the leadership and management skills of individuals in the senior management team and developing in-house coaching capacity; developing a marketing strategy or raising external finance.[1]This is not limited to the costs of acquiring and enforcing European or international IPR titles but could include auditing and risk management schemes to protect IP assets across planned supply and distribution chains and more generally IP valorisation plans to enhance return on investment and lever commercial investment into the relevant project.[2]In the case of SMEInst-05-2016-2017, research type activities in medical application and clinical validation, including support for clinical studies and trials, will be predominant and will necessitate reimbursement at 100%. The Technology Readiness Levels indication does not apply.[3]In the case of SMEInst-05-2016-2017, phase 2 proposals can request a contribution from the EU of between EUR 1 and 5 million.[4]In the case of SMEInst-05-2016-2017, the development of innovative solutions should lead to value creation through the increased use of cell-based products/processes, biomarkers and/or diagnostic medical devices in industrial or clinical settings, and should contribute to technical and regulatory progress in these domains."</text:p>
          </table:table-cell>
          <table:table-cell office:value-type="string" calcext:value-type="string">
            <text:p>"theme"</text:p>
          </table:table-cell>
          <table:table-cell table:number-columns-repeated="1022"/>
        </table:table-row>
        <table:table-row table:style-name="ro10">
          <table:table-cell office:value-type="string" calcext:value-type="string">
            <text:p>"The potential of Europe’s Oceans, seas and coasts is significant for job and growth creation if the appropriate investments in research and innovation are made. SMEs contribution to the development of the 'Blue Growth Strategy' (COM (2012) 494) can be significant in particular in the fields of marine biotechnology, fisheries, marine and fresh water aquaculture (including production and processing of feed and food). However, one of the most important barriers for the development of innovative maritime economic activities is the lack of access to finance for SMEs to develop high-potential, but high-risk innovative ideas and to bring them close to market. The SME instrument offers financial support to SMEs with an EU dimension to put forward their most innovative ideas in the previously mentioned maritime and aquaculture/fisheries sectors with a particular focus on close-to-market solutions and potential for high growth and internationalisation.The SME instrument consists of three phases, including a coaching and mentoring service for beneficiaries. Participants can apply to phase 1 or directly to phase 2.In phase 1, a feasibility study shall be developed in order to verify the technological/practical as well as economic viability of an innovation idea/concept with considerable novelty to the industry sector in which it is presented (new products, processes, design, services and technologies or new market applications of existing technologies). The activities could, for example, comprise risk assessment, market study, user involvement, Intellectual Property (IP) management[1],innovation strategy development, partner search, feasibility of concept and the like to establish a solid high-potential innovation project aligned to the enterprise strategy and with a European dimension. Bottlenecks in the ability to increase profitability of the enterprise through innovation shall be detected and analysed during phase 1 and addressed during phase 2 to increase the return in investment in innovation activities. The proposal should contain an initial business plan based on the proposed idea/concept. It should outline the specifications of a more elaborate business plan, which is to be the outcome of the project, and the criteria for success.Funding will be provided in the form of a lump sum of EUR 50.000. Projects should last around 6 months.In phase 2, innovation projects[2]will be supported that address the specific challenges identified and that demonstrate high potential in terms of company competitiveness and growth underpinned by a strategic business plan. Activities should focus on innovation activities such as demonstration, testing, prototyping, piloting, scaling-up, miniaturisation, design, market replication and the like aiming to bring an innovation idea (product, process, service etc.) to industrial readiness and maturity for market introduction, but may also include some research. For technological innovation, Technology Readiness Levels of 6 or above (or similar for non-technological innovations) are envisaged; please see part G of the General Annexes.Proposals shall be based on an elaborate business plan. Particular attention must be paid to IP protection and ownership; applicants will have to present convincing measures to ensure the possibility of commercial exploitation ('freedom to operate').Proposals shall contain a specification for the outcome of the project and criteria for success. They will include an explanation of how the results of the supported project are to be commercialised and of what kind of impact on the company is expected.The Commission considers that proposals requesting a contribution from the EU of between EUR 0.5 and 2.5 million[3]would allow phase 2 to be addressed appropriately. Nonetheless, this does not preclude submission and selection of proposals requesting other amounts (higher or lower). Projects should last between 12 and 24 months.Phase 3 of the SME Instrument aims to increase the economic impact of the funding provided by the SME Instrument phase 1&amp;2 grants and by the business coaching. Phase 3 is not subsequent to phase 1 and/or 2, but provides specific support to SME instrument beneficiaries during and after phase 1 or 2.All support under phase 3 of the SME instrument will be accessible through a single, dedicated entry point, which will serve as an information portal and a networking space.This platform will offer access to two main strands of services:In addition, phase 3 will create opportunities for partnering, networking and training, which are set out in the Dedicated Support Actions at the end of this call.SME instrument beneficiaries are also offered dedicated business innovation coaching and mentoring support. This service is facilitated by the Enterprise Europe Network and delivered by a dedicated coach through consultation and signposting to the beneficiaries. The coaches are recruited from a central database managed by the Commission and have all fulfilled stringent criteria with regards to business experience and competencies.Throughout the three phases of the instrument, the Network will complement the coaching support by providing access to its innovation and internationalisation service offering. This could include, for example, depending on the need of the SME, support in identifying growth potential, developing a growth plan and maximising it through internationalisation; strengthening the leadership and management skills of individuals in the senior management team and developing in-house coaching capacity; developing a marketing strategy or raising external finance.[1]This is not limited to the costs of acquiring and enforcing European or international IPR titles but could include auditing and risk management schemes to protect IP assets across planned supply and distribution chains and more generally IP valorisation plans to enhance return on investment and lever commercial investment into the relevant project.[2]In the case of SMEInst-05-2016-2017, research type activities in medical application and clinical validation, including support for clinical studies and trials, will be predominant and will necessitate reimbursement at 100%. The Technology Readiness Levels indication does not apply.[3]In the case of SMEInst-05-2016-2017, phase 2 proposals can request a contribution from the EU of between EUR 1 and 5 million.[4]In the case of SMEInst-05-2016-2017, the development of innovative solutions should lead to value creation through the increased use of cell-based products/processes, biomarkers and/or diagnostic medical devices in industrial or clinical settings, and should contribute to technical and regulatory progress in these domains."</text:p>
          </table:table-cell>
          <table:table-cell office:value-type="string" calcext:value-type="string">
            <text:p>"theme"</text:p>
          </table:table-cell>
          <table:table-cell table:number-columns-repeated="1022"/>
        </table:table-row>
        <table:table-row table:style-name="ro10">
          <table:table-cell office:value-type="string" calcext:value-type="string">
            <text:p>"The potential of Europe’s Oceans, seas and coasts is significant for job and growth creation if the appropriate investments in research and innovation are made. SMEs contribution to the development of the 'Blue Growth Strategy' (COM (2012) 494) can be significant in particular in the fields of marine biotechnology, fisheries, marine and fresh water aquaculture (including production and processing of feed and food). However, one of the most important barriers for the development of innovative maritime economic activities is the lack of access to finance for SMEs to develop high-potential, but high-risk innovative ideas and to bring them close to market. The SME instrument offers financial support to SMEs with an EU dimension to put forward their most innovative ideas in the previously mentioned maritime and aquaculture/fisheries sectors with a particular focus on close-to-market solutions and potential for high growth and internationalisation.The SME instrument consists of three phases, including a coaching and mentoring service for beneficiaries. Participants can apply to phase 1 or directly to phase 2.In phase 1, a feasibility study shall be developed in order to verify the technological/practical as well as economic viability of an innovation idea/concept with considerable novelty to the industry sector in which it is presented (new products, processes, design, services and technologies or new market applications of existing technologies). The activities could, for example, comprise risk assessment, market study, user involvement, Intellectual Property (IP) management[1],innovation strategy development, partner search, feasibility of concept and the like to establish a solid high-potential innovation project aligned to the enterprise strategy and with a European dimension. Bottlenecks in the ability to increase profitability of the enterprise through innovation shall be detected and analysed during phase 1 and addressed during phase 2 to increase the return in investment in innovation activities. The proposal should contain an initial business plan based on the proposed idea/concept. It should outline the specifications of a more elaborate business plan, which is to be the outcome of the project, and the criteria for success.Funding will be provided in the form of a lump sum of EUR 50.000. Projects should last around 6 months.In phase 2, innovation projects[2]will be supported that address the specific challenges identified and that demonstrate high potential in terms of company competitiveness and growth underpinned by a strategic business plan. Activities should focus on innovation activities such as demonstration, testing, prototyping, piloting, scaling-up, miniaturisation, design, market replication and the like aiming to bring an innovation idea (product, process, service etc.) to industrial readiness and maturity for market introduction, but may also include some research. For technological innovation, Technology Readiness Levels of 6 or above (or similar for non-technological innovations) are envisaged; please see part G of the General Annexes.Proposals shall be based on an elaborate business plan. Particular attention must be paid to IP protection and ownership; applicants will have to present convincing measures to ensure the possibility of commercial exploitation ('freedom to operate').Proposals shall contain a specification for the outcome of the project and criteria for success. They will include an explanation of how the results of the supported project are to be commercialised and of what kind of impact on the company is expected.The Commission considers that proposals requesting a contribution from the EU of between EUR 0.5 and 2.5 million[3]would allow phase 2 to be addressed appropriately. Nonetheless, this does not preclude submission and selection of proposals requesting other amounts (higher or lower). Projects should last between 12 and 24 months.Phase 3 of the SME Instrument aims to increase the economic impact of the funding provided by the SME Instrument phase 1&amp;2 grants and by the business coaching. Phase 3 is not subsequent to phase 1 and/or 2, but provides specific support to SME instrument beneficiaries during and after phase 1 or 2.All support under phase 3 of the SME instrument will be accessible through a single, dedicated entry point, which will serve as an information portal and a networking space.This platform will offer access to two main strands of services:In addition, phase 3 will create opportunities for partnering, networking and training, which are set out in the Dedicated Support Actions at the end of this call.SME instrument beneficiaries are also offered dedicated business innovation coaching and mentoring support. This service is facilitated by the Enterprise Europe Network and delivered by a dedicated coach through consultation and signposting to the beneficiaries. The coaches are recruited from a central database managed by the Commission and have all fulfilled stringent criteria with regards to business experience and competencies.Throughout the three phases of the instrument, the Network will complement the coaching support by providing access to its innovation and internationalisation service offering. This could include, for example, depending on the need of the SME, support in identifying growth potential, developing a growth plan and maximising it through internationalisation; strengthening the leadership and management skills of individuals in the senior management team and developing in-house coaching capacity; developing a marketing strategy or raising external finance.[1]This is not limited to the costs of acquiring and enforcing European or international IPR titles but could include auditing and risk management schemes to protect IP assets across planned supply and distribution chains and more generally IP valorisation plans to enhance return on investment and lever commercial investment into the relevant project.[2]In the case of SMEInst-05-2016-2017, research type activities in medical application and clinical validation, including support for clinical studies and trials, will be predominant and will necessitate reimbursement at 100%. The Technology Readiness Levels indication does not apply.[3]In the case of SMEInst-05-2016-2017, phase 2 proposals can request a contribution from the EU of between EUR 1 and 5 million.[4]In the case of SMEInst-05-2016-2017, the development of innovative solutions should lead to value creation through the increased use of cell-based products/processes, biomarkers and/or diagnostic medical devices in industrial or clinical settings, and should contribute to technical and regulatory progress in these domains."</text:p>
          </table:table-cell>
          <table:table-cell office:value-type="string" calcext:value-type="string">
            <text:p>"theme"</text:p>
          </table:table-cell>
          <table:table-cell table:number-columns-repeated="1022"/>
        </table:table-row>
        <table:table-row table:style-name="ro10">
          <table:table-cell office:value-type="string" calcext:value-type="string">
            <text:p>"SMEs play a crucial role in developing resource-efficient, cost-effective and affordable technology solutions to decarbonise and make more efficient the energy system in a sustainable way. They are expected to strongly contribute to one or a combination of more than one of the challenges outlined in the legal base of the Horizon 2020 Societal Challenge ‘Secure, Clean and Efficient Energy’[1], in particular with regard to:The SME instrument consists of three phases, including a coaching and mentoring service for beneficiaries. Participants can apply to phase 1 or directly to phase 2.In phase 1, a feasibility study shall be developed in order to verify the technological/practical as well as economic viability of an innovation idea/concept with considerable novelty to the industry sector in which it is presented (new products, processes, design, services and technologies or new market applications of existing technologies). The activities could, for example, comprise risk assessment, market study, user involvement, Intellectual Property (IP) management[2],innovation strategy development, partner search, feasibility of concept and the like to establish a solid high-potential innovation project aligned to the enterprise strategy and with a European dimension. Bottlenecks in the ability to increase profitability of the enterprise through innovation shall be detected and analysed during phase 1 and addressed during phase 2 to increase the return in investment in innovation activities. The proposal should contain an initial business plan based on the proposed idea/concept. It should outline the specifications of a more elaborate business plan, which is to be the outcome of the project, and the criteria for success.Funding will be provided in the form of a lump sum of EUR 50.000. Projects should last around 6 months.In phase 2, innovation projects[3]will be supported that address the specific challenges identified and that demonstrate high potential in terms of company competitiveness and growth underpinned by a strategic business plan. Activities should focus on innovation activities such as demonstration, testing, prototyping, piloting, scaling-up, miniaturisation, design, market replication and the like aiming to bring an innovation idea (product, process, service etc.) to industrial readiness and maturity for market introduction, but may also include some research. For technological innovation, Technology Readiness Levels of 6 or above (or similar for non-technological innovations) are envisaged; please see part G of the General Annexes.Proposals shall be based on an elaborate business plan. Particular attention must be paid to IP protection and ownership; applicants will have to present convincing measures to ensure the possibility of commercial exploitation ('freedom to operate').Proposals shall contain a specification for the outcome of the project and criteria for success. They will include an explanation of how the results of the supported project are to be commercialised and of what kind of impact on the company is expected.The Commission considers that proposals requesting a contribution from the EU of between EUR 0.5 and 2.5 million[4]would allow phase 2 to be addressed appropriately. Nonetheless, this does not preclude submission and selection of proposals requesting other amounts (higher or lower). Projects should last between 12 and 24 months.Phase 3 of the SME Instrument aims to increase the economic impact of the funding provided by the SME Instrument phase 1&amp;2 grants and by the business coaching. Phase 3 is not subsequent to phase 1 and/or 2, but provides specific support to SME instrument beneficiaries during and after phase 1 or 2.All support under phase 3 of the SME instrument will be accessible through a single, dedicated entry point, which will serve as an information portal and a networking space.This platform will offer access to two main strands of services:In addition, phase 3 will create opportunities for partnering, networking and training, which are set out in the Dedicated Support Actions at the end of this call.SME instrument beneficiaries are also offered dedicated business innovation coaching and mentoring support. This service is facilitated by the Enterprise Europe Network and delivered by a dedicated coach through consultation and signposting to the beneficiaries. The coaches are recruited from a central database managed by the Commission and have all fulfilled stringent criteria with regards to business experience and competencies.Throughout the three phases of the instrument, the Network will complement the coaching support by providing access to its innovation and internationalisation service offering. This could include, for example, depending on the need of the SME, support in identifying growth potential, developing a growth plan and maximising it through internationalisation; strengthening the leadership and management skills of individuals in the senior management team and developing in-house coaching capacity; developing a marketing strategy or raising external finance.[1]Council decision No 2013/743/EU establishing the Specific Programme implementing Horizon 2020 - The Framework Programme for Research and Innovation (2014-2020)[2]This is not limited to the costs of acquiring and enforcing European or international IPR titles but could include auditing and risk management schemes to protect IP assets across planned supply and distribution chains and more generally IP valorisation plans to enhance return on investment and lever commercial investment into the relevant project.[3]In the case of SMEInst-05-2016-2017, research type activities in medical application and clinical validation, including support for clinical studies and trials, will be predominant and will necessitate reimbursement at 100%. The Technology Readiness Levels indication does not apply.[4]In the case of SMEInst-05-2016-2017, phase 2 proposals can request a contribution from the EU of between EUR 1 and 5 million.[5]In the case of SMEInst-05-2016-2017, the development of innovative solutions should lead to value creation through the increased use of cell-based products/processes, biomarkers and/or diagnostic medical devices in industrial or clinical settings, and should contribute to technical and regulatory progress in these domains."</text:p>
          </table:table-cell>
          <table:table-cell office:value-type="string" calcext:value-type="string">
            <text:p>"theme"</text:p>
          </table:table-cell>
          <table:table-cell table:number-columns-repeated="1022"/>
        </table:table-row>
        <table:table-row table:style-name="ro10">
          <table:table-cell office:value-type="string" calcext:value-type="string">
            <text:p>"SMEs play a crucial role in developing resource-efficient, cost-effective and affordable technology solutions to decarbonise and make more efficient the energy system in a sustainable way. They are expected to strongly contribute to one or a combination of more than one of the challenges outlined in the legal base of the Horizon 2020 Societal Challenge ‘Secure, Clean and Efficient Energy’[1], in particular with regard to:The SME instrument consists of three phases, including a coaching and mentoring service for beneficiaries. Participants can apply to phase 1 or directly to phase 2.In phase 1, a feasibility study shall be developed in order to verify the technological/practical as well as economic viability of an innovation idea/concept with considerable novelty to the industry sector in which it is presented (new products, processes, design, services and technologies or new market applications of existing technologies). The activities could, for example, comprise risk assessment, market study, user involvement, Intellectual Property (IP) management[2],innovation strategy development, partner search, feasibility of concept and the like to establish a solid high-potential innovation project aligned to the enterprise strategy and with a European dimension. Bottlenecks in the ability to increase profitability of the enterprise through innovation shall be detected and analysed during phase 1 and addressed during phase 2 to increase the return in investment in innovation activities. The proposal should contain an initial business plan based on the proposed idea/concept. It should outline the specifications of a more elaborate business plan, which is to be the outcome of the project, and the criteria for success.Funding will be provided in the form of a lump sum of EUR 50.000. Projects should last around 6 months.In phase 2, innovation projects[3]will be supported that address the specific challenges identified and that demonstrate high potential in terms of company competitiveness and growth underpinned by a strategic business plan. Activities should focus on innovation activities such as demonstration, testing, prototyping, piloting, scaling-up, miniaturisation, design, market replication and the like aiming to bring an innovation idea (product, process, service etc.) to industrial readiness and maturity for market introduction, but may also include some research. For technological innovation, Technology Readiness Levels of 6 or above (or similar for non-technological innovations) are envisaged; please see part G of the General Annexes.Proposals shall be based on an elaborate business plan. Particular attention must be paid to IP protection and ownership; applicants will have to present convincing measures to ensure the possibility of commercial exploitation ('freedom to operate').Proposals shall contain a specification for the outcome of the project and criteria for success. They will include an explanation of how the results of the supported project are to be commercialised and of what kind of impact on the company is expected.The Commission considers that proposals requesting a contribution from the EU of between EUR 0.5 and 2.5 million[4]would allow phase 2 to be addressed appropriately. Nonetheless, this does not preclude submission and selection of proposals requesting other amounts (higher or lower). Projects should last between 12 and 24 months.Phase 3 of the SME Instrument aims to increase the economic impact of the funding provided by the SME Instrument phase 1&amp;2 grants and by the business coaching. Phase 3 is not subsequent to phase 1 and/or 2, but provides specific support to SME instrument beneficiaries during and after phase 1 or 2.All support under phase 3 of the SME instrument will be accessible through a single, dedicated entry point, which will serve as an information portal and a networking space.This platform will offer access to two main strands of services:In addition, phase 3 will create opportunities for partnering, networking and training, which are set out in the Dedicated Support Actions at the end of this call.SME instrument beneficiaries are also offered dedicated business innovation coaching and mentoring support. This service is facilitated by the Enterprise Europe Network and delivered by a dedicated coach through consultation and signposting to the beneficiaries. The coaches are recruited from a central database managed by the Commission and have all fulfilled stringent criteria with regards to business experience and competencies.Throughout the three phases of the instrument, the Network will complement the coaching support by providing access to its innovation and internationalisation service offering. This could include, for example, depending on the need of the SME, support in identifying growth potential, developing a growth plan and maximising it through internationalisation; strengthening the leadership and management skills of individuals in the senior management team and developing in-house coaching capacity; developing a marketing strategy or raising external finance.[1]Council decision No 2013/743/EU establishing the Specific Programme implementing Horizon 2020 - The Framework Programme for Research and Innovation (2014-2020)[2]This is not limited to the costs of acquiring and enforcing European or international IPR titles but could include auditing and risk management schemes to protect IP assets across planned supply and distribution chains and more generally IP valorisation plans to enhance return on investment and lever commercial investment into the relevant project.[3]In the case of SMEInst-05-2016-2017, research type activities in medical application and clinical validation, including support for clinical studies and trials, will be predominant and will necessitate reimbursement at 100%. The Technology Readiness Levels indication does not apply.[4]In the case of SMEInst-05-2016-2017, phase 2 proposals can request a contribution from the EU of between EUR 1 and 5 million.[5]In the case of SMEInst-05-2016-2017, the development of innovative solutions should lead to value creation through the increased use of cell-based products/processes, biomarkers and/or diagnostic medical devices in industrial or clinical settings, and should contribute to technical and regulatory progress in these domains."</text:p>
          </table:table-cell>
          <table:table-cell office:value-type="string" calcext:value-type="string">
            <text:p>"theme"</text:p>
          </table:table-cell>
          <table:table-cell table:number-columns-repeated="1022"/>
        </table:table-row>
        <table:table-row table:style-name="ro10">
          <table:table-cell office:value-type="string" calcext:value-type="string">
            <text:p>"The European transport sector must have the capacity to deliver the best products and services, in a time and cost efficient manner, in order to preserve its leadership and create new jobs, as well as to tackle the environmental and mobility defies. The role of SMEs to meet these challenges in all the areas of the Transport Specific Programme[1] is critical as they are key players in the supply chains. Enhancing the involvement of weaker players in innovation activities as well as facilitating the start-up and emergence of new high-tech SMEs is of paramount importance. SMEs are pivotal for delivering the innovations needed for greater sustainable and smarter mobility, better accessibility and logistics serving business and citizens, and thus higher economic growth, in a context where the majority of population lives in urban and urbanised areas. Actions to develop new services, products, processes, technologies, systems and combinations thereof that contribute to achieving the European transport and mobility goals defined in the 2011 Transport White Paper could be particularly suited for this call.The SME instrument consists of three phases, including a coaching and mentoring service for beneficiaries. Participants can apply to phase 1 or directly to phase 2.In phase 1, a feasibility study shall be developed in order to verify the technological/practical as well as economic viability of an innovation idea/concept with considerable novelty to the industry sector in which it is presented (new products, processes, design, services and technologies or new market applications of existing technologies). The activities could, for example, comprise risk assessment, market study, user involvement, Intellectual Property (IP) management[2],innovation strategy development, partner search, feasibility of concept and the like to establish a solid high-potential innovation project aligned to the enterprise strategy and with a European dimension. Bottlenecks in the ability to increase profitability of the enterprise through innovation shall be detected and analysed during phase 1 and addressed during phase 2 to increase the return in investment in innovation activities. The proposal should contain an initial business plan based on the proposed idea/concept. It should outline the specifications of a more elaborate business plan, which is to be the outcome of the project, and the criteria for success.Funding will be provided in the form of a lump sum of EUR 50.000. Projects should last around 6 months.In phase 2, innovation projects[3]will be supported that address the specific challenges identified and that demonstrate high potential in terms of company competitiveness and growth underpinned by a strategic business plan. Activities should focus on innovation activities such as demonstration, testing, prototyping, piloting, scaling-up, miniaturisation, design, market replication and the like aiming to bring an innovation idea (product, process, service etc.) to industrial readiness and maturity for market introduction, but may also include some research. For technological innovation, Technology Readiness Levels of 6 or above (or similar for non-technological innovations) are envisaged; please see part G of the General Annexes.Proposals shall be based on an elaborate business plan. Particular attention must be paid to IP protection and ownership; applicants will have to present convincing measures to ensure the possibility of commercial exploitation ('freedom to operate').Proposals shall contain a specification for the outcome of the project and criteria for success. They will include an explanation of how the results of the supported project are to be commercialised and of what kind of impact on the company is expected.The Commission considers that proposals requesting a contribution from the EU of between EUR 0.5 and 2.5 million[4]would allow phase 2 to be addressed appropriately. Nonetheless, this does not preclude submission and selection of proposals requesting other amounts (higher or lower). Projects should last between 12 and 24 months.Phase 3 of the SME Instrument aims to increase the economic impact of the funding provided by the SME Instrument phase 1&amp;2 grants and by the business coaching. Phase 3 is not subsequent to phase 1 and/or 2, but provides specific support to SME instrument beneficiaries during and after phase 1 or 2.All support under phase 3 of the SME instrument will be accessible through a single, dedicated entry point, which will serve as an information portal and a networking space.This platform will offer access to two main strands of services:In addition, phase 3 will create opportunities for partnering, networking and training, which are set out in the Dedicated Support Actions at the end of this call.SME instrument beneficiaries are also offered dedicated business innovation coaching and mentoring support. This service is facilitated by the Enterprise Europe Network and delivered by a dedicated coach through consultation and signposting to the beneficiaries. The coaches are recruited from a central database managed by the Commission and have all fulfilled stringent criteria with regards to business experience and competencies.Throughout the three phases of the instrument, the Network will complement the coaching support by providing access to its innovation and internationalisation service offering. This could include, for example, depending on the need of the SME, support in identifying growth potential, developing a growth plan and maximising it through internationalisation; strengthening the leadership and management skills of individuals in the senior management team and developing in-house coaching capacity; developing a marketing strategy or raising external finance.[1]Council Decision of 3 December 2013 establishing the specific programme implementing Horizon 2020 - the Framework Programme for Research and Innovation (2014-2020), Part III – 4. Smart, green and integrated transport.[2]This is not limited to the costs of acquiring and enforcing European or international IPR titles but could include auditing and risk management schemes to protect IP assets across planned supply and distribution chains and more generally IP valorisation plans to enhance return on investment and lever commercial investment into the relevant project.[3]In the case of SMEInst-05-2016-2017, research type activities in medical application and clinical validation, including support for clinical studies and trials, will be predominant and will necessitate reimbursement at 100%. The Technology Readiness Levels indication does not apply.[4]In the case of SMEInst-05-2016-2017, phase 2 proposals can request a contribution from the EU of between EUR 1 and 5 million.[5]In the case of SMEInst-05-2016-2017, the development of innovative solutions should lead to value creation through the increased use of cell-based products/processes, biomarkers and/or diagnostic medical devices in industrial or clinical settings, and should contribute to technical and regulatory progress in these domains."</text:p>
          </table:table-cell>
          <table:table-cell office:value-type="string" calcext:value-type="string">
            <text:p>"theme"</text:p>
          </table:table-cell>
          <table:table-cell table:number-columns-repeated="1022"/>
        </table:table-row>
        <table:table-row table:style-name="ro10">
          <table:table-cell office:value-type="string" calcext:value-type="string">
            <text:p>"The European transport sector must have the capacity to deliver the best products and services, in a time and cost efficient manner, in order to preserve its leadership and create new jobs, as well as to tackle the environmental and mobility defies. The role of SMEs to meet these challenges in all the areas of the Transport Specific Programme[1] is critical as they are key players in the supply chains. Enhancing the involvement of weaker players in innovation activities as well as facilitating the start-up and emergence of new high-tech SMEs is of paramount importance. SMEs are pivotal for delivering the innovations needed for greater sustainable and smarter mobility, better accessibility and logistics serving business and citizens, and thus higher economic growth, in a context where the majority of population lives in urban and urbanised areas. Actions to develop new services, products, processes, technologies, systems and combinations thereof that contribute to achieving the European transport and mobility goals defined in the 2011 Transport White Paper could be particularly suited for this call.The SME instrument consists of three phases, including a coaching and mentoring service for beneficiaries. Participants can apply to phase 1 or directly to phase 2.In phase 1, a feasibility study shall be developed in order to verify the technological/practical as well as economic viability of an innovation idea/concept with considerable novelty to the industry sector in which it is presented (new products, processes, design, services and technologies or new market applications of existing technologies). The activities could, for example, comprise risk assessment, market study, user involvement, Intellectual Property (IP) management[2],innovation strategy development, partner search, feasibility of concept and the like to establish a solid high-potential innovation project aligned to the enterprise strategy and with a European dimension. Bottlenecks in the ability to increase profitability of the enterprise through innovation shall be detected and analysed during phase 1 and addressed during phase 2 to increase the return in investment in innovation activities. The proposal should contain an initial business plan based on the proposed idea/concept. It should outline the specifications of a more elaborate business plan, which is to be the outcome of the project, and the criteria for success.Funding will be provided in the form of a lump sum of EUR 50.000. Projects should last around 6 months.In phase 2, innovation projects[3]will be supported that address the specific challenges identified and that demonstrate high potential in terms of company competitiveness and growth underpinned by a strategic business plan. Activities should focus on innovation activities such as demonstration, testing, prototyping, piloting, scaling-up, miniaturisation, design, market replication and the like aiming to bring an innovation idea (product, process, service etc.) to industrial readiness and maturity for market introduction, but may also include some research. For technological innovation, Technology Readiness Levels of 6 or above (or similar for non-technological innovations) are envisaged; please see part G of the General Annexes.Proposals shall be based on an elaborate business plan. Particular attention must be paid to IP protection and ownership; applicants will have to present convincing measures to ensure the possibility of commercial exploitation ('freedom to operate').Proposals shall contain a specification for the outcome of the project and criteria for success. They will include an explanation of how the results of the supported project are to be commercialised and of what kind of impact on the company is expected.The Commission considers that proposals requesting a contribution from the EU of between EUR 0.5 and 2.5 million[4]would allow phase 2 to be addressed appropriately. Nonetheless, this does not preclude submission and selection of proposals requesting other amounts (higher or lower). Projects should last between 12 and 24 months.Phase 3 of the SME Instrument aims to increase the economic impact of the funding provided by the SME Instrument phase 1&amp;2 grants and by the business coaching. Phase 3 is not subsequent to phase 1 and/or 2, but provides specific support to SME instrument beneficiaries during and after phase 1 or 2.All support under phase 3 of the SME instrument will be accessible through a single, dedicated entry point, which will serve as an information portal and a networking space.This platform will offer access to two main strands of services:In addition, phase 3 will create opportunities for partnering, networking and training, which are set out in the Dedicated Support Actions at the end of this call.SME instrument beneficiaries are also offered dedicated business innovation coaching and mentoring support. This service is facilitated by the Enterprise Europe Network and delivered by a dedicated coach through consultation and signposting to the beneficiaries. The coaches are recruited from a central database managed by the Commission and have all fulfilled stringent criteria with regards to business experience and competencies.Throughout the three phases of the instrument, the Network will complement the coaching support by providing access to its innovation and internationalisation service offering. This could include, for example, depending on the need of the SME, support in identifying growth potential, developing a growth plan and maximising it through internationalisation; strengthening the leadership and management skills of individuals in the senior management team and developing in-house coaching capacity; developing a marketing strategy or raising external finance.[1]Council Decision of 3 December 2013 establishing the specific programme implementing Horizon 2020 - the Framework Programme for Research and Innovation (2014-2020), Part III – 4. Smart, green and integrated transport.[2]This is not limited to the costs of acquiring and enforcing European or international IPR titles but could include auditing and risk management schemes to protect IP assets across planned supply and distribution chains and more generally IP valorisation plans to enhance return on investment and lever commercial investment into the relevant project.[3]In the case of SMEInst-05-2016-2017, research type activities in medical application and clinical validation, including support for clinical studies and trials, will be predominant and will necessitate reimbursement at 100%. The Technology Readiness Levels indication does not apply.[4]In the case of SMEInst-05-2016-2017, phase 2 proposals can request a contribution from the EU of between EUR 1 and 5 million.[5]In the case of SMEInst-05-2016-2017, the development of innovative solutions should lead to value creation through the increased use of cell-based products/processes, biomarkers and/or diagnostic medical devices in industrial or clinical settings, and should contribute to technical and regulatory progress in these domains."</text:p>
          </table:table-cell>
          <table:table-cell office:value-type="string" calcext:value-type="string">
            <text:p>"theme"</text:p>
          </table:table-cell>
          <table:table-cell table:number-columns-repeated="1022"/>
        </table:table-row>
        <table:table-row table:style-name="ro10">
          <table:table-cell office:value-type="string" calcext:value-type="string">
            <text:p>"Innovative SMEs have been recognised as being able to become the engine of the green economy and to facilitate the transition to a resource efficient, climate-smart circular economy. They can play an important role in helping the EU to exit from the economic crises and in job creation. The potential of commercialising innovative solutions from SMEs is however hindered by several barriers including the absence of the proof of concept, the difficulty to access risk finance, the lack of prototyping, insufficient scale-up studies, etc. Growth therefore needs to be stimulated by increasing the levels of innovation in SMEs, covering their different innovation needs over the whole innovation cycle.Innovative SMEs should be supported and guided to reach and accelerate their full green growth potential. This topic is targeted at all types of eco-innovative[1] SMEs in all areas addressing the climate action, environment, resource efficiency and raw materials challenge – including but not restricted to the 2016-2017 strategic priorities of systemic eco-innovation and circular economy, nature-based solutions, climate services, sustainable supply of raw materials, harnessing GEOSS Earth observation data, cultural heritage for sustainable growth, and water – focusing on SMEs showing a strong ambition to develop, grow and internationalise. All kinds of promising ideas, products, processes, services and business models, notably across sectors and disciplines, for commercialisation both in a business-to-business (B2B) and a business-to-customer (B2C) context, are welcome.The SME instrument consists of three phases, including a coaching and mentoring service for beneficiaries. Participants can apply to phase 1 or directly to phase 2.In phase 1, a feasibility study shall be developed in order to verify the technological/practical as well as economic viability of an innovation idea/concept with considerable novelty to the industry sector in which it is presented (new products, processes, design, services and technologies or new market applications of existing technologies). The activities could, for example, comprise risk assessment, market study, user involvement, Intellectual Property (IP) management[2],innovation strategy development, partner search, feasibility of concept and the like to establish a solid high-potential innovation project aligned to the enterprise strategy and with a European dimension. Bottlenecks in the ability to increase profitability of the enterprise through innovation shall be detected and analysed during phase 1 and addressed during phase 2 to increase the return in investment in innovation activities. The proposal should contain an initial business plan based on the proposed idea/concept. It should outline the specifications of a more elaborate business plan, which is to be the outcome of the project, and the criteria for success.Funding will be provided in the form of a lump sum of EUR 50.000. Projects should last around 6 months.In phase 2, innovation projects[3]will be supported that address the specific challenges identified and that demonstrate high potential in terms of company competitiveness and growth underpinned by a strategic business plan. Activities should focus on innovation activities such as demonstration, testing, prototyping, piloting, scaling-up, miniaturisation, design, market replication and the like aiming to bring an innovation idea (product, process, service etc.) to industrial readiness and maturity for market introduction, but may also include some research. For technological innovation, Technology Readiness Levels of 6 or above (or similar for non-technological innovations) are envisaged; please see part G of the General Annexes.Proposals shall be based on an elaborate business plan. Particular attention must be paid to IP protection and ownership; applicants will have to present convincing measures to ensure the possibility of commercial exploitation ('freedom to operate').Proposals shall contain a specification for the outcome of the project and criteria for success. They will include an explanation of how the results of the supported project are to be commercialised and of what kind of impact on the company is expected.The Commission considers that proposals requesting a contribution from the EU of between EUR 0.5 and 2.5 million[4]would allow phase 2 to be addressed appropriately. Nonetheless, this does not preclude submission and selection of proposals requesting other amounts (higher or lower). Projects should last between 12 and 24 months.Phase 3 of the SME Instrument aims to increase the economic impact of the funding provided by the SME Instrument phase 1&amp;2 grants and by the business coaching. Phase 3 is not subsequent to phase 1 and/or 2, but provides specific support to SME instrument beneficiaries during and after phase 1 or 2.All support under phase 3 of the SME instrument will be accessible through a single, dedicated entry point, which will serve as an information portal and a networking space.This platform will offer access to two main strands of services:In addition, phase 3 will create opportunities for partnering, networking and training, which are set out in the Dedicated Support Actions at the end of this call.SME instrument beneficiaries are also offered dedicated business innovation coaching and mentoring support. This service is facilitated by the Enterprise Europe Network and delivered by a dedicated coach through consultation and signposting to the beneficiaries. The coaches are recruited from a central database managed by the Commission and have all fulfilled stringent criteria with regards to business experience and competencies.Throughout the three phases of the instrument, the Network will complement the coaching support by providing access to its innovation and internationalisation service offering. This could include, for example, depending on the need of the SME, support in identifying growth potential, developing a growth plan and maximising it through internationalisation; strengthening the leadership and management skills of individuals in the senior management team and developing in-house coaching capacity; developing a marketing strategy or raising external finance.[1]http://ec.europa.eu/environment/eco-innovation/index_en.htm[2]This is not limited to the costs of acquiring and enforcing European or international IPR titles but could include auditing and risk management schemes to protect IP assets across planned supply and distribution chains and more generally IP valorisation plans to enhance return on investment and lever commercial investment into the relevant project.[3]In the case of SMEInst-05-2016-2017, research type activities in medical application and clinical validation, including support for clinical studies and trials, will be predominant and will necessitate reimbursement at 100%. The Technology Readiness Levels indication does not apply.[4]In the case of SMEInst-05-2016-2017, phase 2 proposals can request a contribution from the EU of between EUR 1 and 5 million.[5]In the case of SMEInst-05-2016-2017, the development of innovative solutions should lead to value creation through the increased use of cell-based products/processes, biomarkers and/or diagnostic medical devices in industrial or clinical settings, and should contribute to technical and regulatory progress in these domains."</text:p>
          </table:table-cell>
          <table:table-cell office:value-type="string" calcext:value-type="string">
            <text:p>"theme"</text:p>
          </table:table-cell>
          <table:table-cell table:number-columns-repeated="1022"/>
        </table:table-row>
        <table:table-row table:style-name="ro10">
          <table:table-cell office:value-type="string" calcext:value-type="string">
            <text:p>"Innovative SMEs have been recognised as being able to become the engine of the green economy and to facilitate the transition to a resource efficient, climate-smart circular economy. They can play an important role in helping the EU to exit from the economic crises and in job creation. The potential of commercialising innovative solutions from SMEs is however hindered by several barriers including the absence of the proof of concept, the difficulty to access risk finance, the lack of prototyping, insufficient scale-up studies, etc. Growth therefore needs to be stimulated by increasing the levels of innovation in SMEs, covering their different innovation needs over the whole innovation cycle.Innovative SMEs should be supported and guided to reach and accelerate their full green growth potential. This topic is targeted at all types of eco-innovative[1] SMEs in all areas addressing the climate action, environment, resource efficiency and raw materials challenge – including but not restricted to the 2016-2017 strategic priorities of systemic eco-innovation and circular economy, nature-based solutions, climate services, sustainable supply of raw materials, harnessing GEOSS Earth observation data, cultural heritage for sustainable growth, and water – focusing on SMEs showing a strong ambition to develop, grow and internationalise. All kinds of promising ideas, products, processes, services and business models, notably across sectors and disciplines, for commercialisation both in a business-to-business (B2B) and a business-to-customer (B2C) context, are welcome.The SME instrument consists of three phases, including a coaching and mentoring service for beneficiaries. Participants can apply to phase 1 or directly to phase 2.In phase 1, a feasibility study shall be developed in order to verify the technological/practical as well as economic viability of an innovation idea/concept with considerable novelty to the industry sector in which it is presented (new products, processes, design, services and technologies or new market applications of existing technologies). The activities could, for example, comprise risk assessment, market study, user involvement, Intellectual Property (IP) management[2],innovation strategy development, partner search, feasibility of concept and the like to establish a solid high-potential innovation project aligned to the enterprise strategy and with a European dimension. Bottlenecks in the ability to increase profitability of the enterprise through innovation shall be detected and analysed during phase 1 and addressed during phase 2 to increase the return in investment in innovation activities. The proposal should contain an initial business plan based on the proposed idea/concept. It should outline the specifications of a more elaborate business plan, which is to be the outcome of the project, and the criteria for success.Funding will be provided in the form of a lump sum of EUR 50.000. Projects should last around 6 months.In phase 2, innovation projects[3]will be supported that address the specific challenges identified and that demonstrate high potential in terms of company competitiveness and growth underpinned by a strategic business plan. Activities should focus on innovation activities such as demonstration, testing, prototyping, piloting, scaling-up, miniaturisation, design, market replication and the like aiming to bring an innovation idea (product, process, service etc.) to industrial readiness and maturity for market introduction, but may also include some research. For technological innovation, Technology Readiness Levels of 6 or above (or similar for non-technological innovations) are envisaged; please see part G of the General Annexes.Proposals shall be based on an elaborate business plan. Particular attention must be paid to IP protection and ownership; applicants will have to present convincing measures to ensure the possibility of commercial exploitation ('freedom to operate').Proposals shall contain a specification for the outcome of the project and criteria for success. They will include an explanation of how the results of the supported project are to be commercialised and of what kind of impact on the company is expected.The Commission considers that proposals requesting a contribution from the EU of between EUR 0.5 and 2.5 million[4]would allow phase 2 to be addressed appropriately. Nonetheless, this does not preclude submission and selection of proposals requesting other amounts (higher or lower). Projects should last between 12 and 24 months.Phase 3 of the SME Instrument aims to increase the economic impact of the funding provided by the SME Instrument phase 1&amp;2 grants and by the business coaching. Phase 3 is not subsequent to phase 1 and/or 2, but provides specific support to SME instrument beneficiaries during and after phase 1 or 2.All support under phase 3 of the SME instrument will be accessible through a single, dedicated entry point, which will serve as an information portal and a networking space.This platform will offer access to two main strands of services:In addition, phase 3 will create opportunities for partnering, networking and training, which are set out in the Dedicated Support Actions at the end of this call.SME instrument beneficiaries are also offered dedicated business innovation coaching and mentoring support. This service is facilitated by the Enterprise Europe Network and delivered by a dedicated coach through consultation and signposting to the beneficiaries. The coaches are recruited from a central database managed by the Commission and have all fulfilled stringent criteria with regards to business experience and competencies.Throughout the three phases of the instrument, the Network will complement the coaching support by providing access to its innovation and internationalisation service offering. This could include, for example, depending on the need of the SME, support in identifying growth potential, developing a growth plan and maximising it through internationalisation; strengthening the leadership and management skills of individuals in the senior management team and developing in-house coaching capacity; developing a marketing strategy or raising external finance.[1]http://ec.europa.eu/environment/eco-innovation/index_en.htm[2]This is not limited to the costs of acquiring and enforcing European or international IPR titles but could include auditing and risk management schemes to protect IP assets across planned supply and distribution chains and more generally IP valorisation plans to enhance return on investment and lever commercial investment into the relevant project.[3]In the case of SMEInst-05-2016-2017, research type activities in medical application and clinical validation, including support for clinical studies and trials, will be predominant and will necessitate reimbursement at 100%. The Technology Readiness Levels indication does not apply.[4]In the case of SMEInst-05-2016-2017, phase 2 proposals can request a contribution from the EU of between EUR 1 and 5 million.[5]In the case of SMEInst-05-2016-2017, the development of innovative solutions should lead to value creation through the increased use of cell-based products/processes, biomarkers and/or diagnostic medical devices in industrial or clinical settings, and should contribute to technical and regulatory progress in these domains."</text:p>
          </table:table-cell>
          <table:table-cell office:value-type="string" calcext:value-type="string">
            <text:p>"theme"</text:p>
          </table:table-cell>
          <table:table-cell table:number-columns-repeated="1022"/>
        </table:table-row>
        <table:table-row table:style-name="ro10">
          <table:table-cell office:value-type="string" calcext:value-type="string">
            <text:p>"SMEs, including social enterprises and cultural actors, can build their growth on business model innovation, taking into account new opportunities arising from servitisation, from individual empowerment, from a more collaborative economy, from opening up government data and services and from the pervasive use of new technologies. A change of paradigm from ownership to access, from individual consumption to shared functionalities can be applied in several sectors benefiting from digital technologies and ensuring more sustainable lifestyles to EU citizens particularly in cities. A similar paradigm shift is happening in the relationship between government, citizens and businesses, where societal actors take on a more proactive role in the design and delivery of public services. One of the main challenges is to attract business to use public platforms to create more value as current business models do not adequately exploit the benefits of participation and collaboration with government. New ways of creating, producing, consuming, using, educating, learning, caring, moving and living are emerging in European cities. New ways of exploiting tangible and intangible cultural heritage are made possible. News ways of creating innovative public services, using open data and open public services provide new business opportunities. SMEs developing and adapting new business models play a key role in these transformations. The specific challenge addressed by this topic is to enable SMEs in traditional and new sectors, collaborative economy and creative sectors, cultural heritage and the social economy as well as collaborative public service creation to innovate and grow across traditional boundaries, through new business models and organisational change.The SME instrument consists of three phases, including a coaching and mentoring service for beneficiaries. Participants can apply to phase 1 or directly to phase 2.In phase 1, a feasibility study shall be developed in order to verify the technological/practical as well as economic viability of an innovation idea/concept with considerable novelty to the industry sector in which it is presented (new products, processes, design, services and technologies or new market applications of existing technologies). The activities could, for example, comprise risk assessment, market study, user involvement, Intellectual Property (IP) management[1],innovation strategy development, partner search, feasibility of concept and the like to establish a solid high-potential innovation project aligned to the enterprise strategy and with a European dimension. Bottlenecks in the ability to increase profitability of the enterprise through innovation shall be detected and analysed during phase 1 and addressed during phase 2 to increase the return in investment in innovation activities. The proposal should contain an initial business plan based on the proposed idea/concept. It should outline the specifications of a more elaborate business plan, which is to be the outcome of the project, and the criteria for success.Funding will be provided in the form of a lump sum of EUR 50.000. Projects should last around 6 months.In phase 2, innovation projects[2]will be supported that address the specific challenges identified and that demonstrate high potential in terms of company competitiveness and growth underpinned by a strategic business plan. Activities should focus on innovation activities such as demonstration, testing, prototyping, piloting, scaling-up, miniaturisation, design, market replication and the like aiming to bring an innovation idea (product, process, service etc.) to industrial readiness and maturity for market introduction, but may also include some research. For technological innovation, Technology Readiness Levels of 6 or above (or similar for non-technological innovations) are envisaged; please see part G of the General Annexes.Proposals shall be based on an elaborate business plan. Particular attention must be paid to IP protection and ownership; applicants will have to present convincing measures to ensure the possibility of commercial exploitation ('freedom to operate').Proposals shall contain a specification for the outcome of the project and criteria for success. They will include an explanation of how the results of the supported project are to be commercialised and of what kind of impact on the company is expected.The Commission considers that proposals requesting a contribution from the EU of between EUR 0.5 and 2.5 million[3]would allow phase 2 to be addressed appropriately. Nonetheless, this does not preclude submission and selection of proposals requesting other amounts (higher or lower). Projects should last between 12 and 24 months.Phase 3 of the SME Instrument aims to increase the economic impact of the funding provided by the SME Instrument phase 1&amp;2 grants and by the business coaching. Phase 3 is not subsequent to phase 1 and/or 2, but provides specific support to SME instrument beneficiaries during and after phase 1 or 2.All support under phase 3 of the SME instrument will be accessible through a single, dedicated entry point, which will serve as an information portal and a networking space.This platform will offer access to two main strands of services:In addition, phase 3 will create opportunities for partnering, networking and training, which are set out in the Dedicated Support Actions at the end of this call.SME instrument beneficiaries are also offered dedicated business innovation coaching and mentoring support. This service is facilitated by the Enterprise Europe Network and delivered by a dedicated coach through consultation and signposting to the beneficiaries. The coaches are recruited from a central database managed by the Commission and have all fulfilled stringent criteria with regards to business experience and competencies.Throughout the three phases of the instrument, the Network will complement the coaching support by providing access to its innovation and internationalisation service offering. This could include, for example, depending on the need of the SME, support in identifying growth potential, developing a growth plan and maximising it through internationalisation; strengthening the leadership and management skills of individuals in the senior management team and developing in-house coaching capacity; developing a marketing strategy or raising external finance.[1]This is not limited to the costs of acquiring and enforcing European or international IPR titles but could include auditing and risk management schemes to protect IP assets across planned supply and distribution chains and more generally IP valorisation plans to enhance return on investment and lever commercial investment into the relevant project.[2]In the case of SMEInst-05-2016-2017, research type activities in medical application and clinical validation, including support for clinical studies and trials, will be predominant and will necessitate reimbursement at 100%. The Technology Readiness Levels indication does not apply.[3]In the case of SMEInst-05-2016-2017, phase 2 proposals can request a contribution from the EU of between EUR 1 and 5 million.[4]In the case of SMEInst-05-2016-2017, the development of innovative solutions should lead to value creation through the increased use of cell-based products/processes, biomarkers and/or diagnostic medical devices in industrial or clinical settings, and should contribute to technical and regulatory progress in these domains."</text:p>
          </table:table-cell>
          <table:table-cell office:value-type="string" calcext:value-type="string">
            <text:p>"theme"</text:p>
          </table:table-cell>
          <table:table-cell table:number-columns-repeated="1022"/>
        </table:table-row>
        <table:table-row table:style-name="ro10">
          <table:table-cell office:value-type="string" calcext:value-type="string">
            <text:p>"SMEs, including social enterprises and cultural actors, can build their growth on business model innovation, taking into account new opportunities arising from servitisation, from individual empowerment, from a more collaborative economy, from opening up government data and services and from the pervasive use of new technologies. A change of paradigm from ownership to access, from individual consumption to shared functionalities can be applied in several sectors benefiting from digital technologies and ensuring more sustainable lifestyles to EU citizens particularly in cities. A similar paradigm shift is happening in the relationship between government, citizens and businesses, where societal actors take on a more proactive role in the design and delivery of public services. One of the main challenges is to attract business to use public platforms to create more value as current business models do not adequately exploit the benefits of participation and collaboration with government. New ways of creating, producing, consuming, using, educating, learning, caring, moving and living are emerging in European cities. New ways of exploiting tangible and intangible cultural heritage are made possible. News ways of creating innovative public services, using open data and open public services provide new business opportunities. SMEs developing and adapting new business models play a key role in these transformations. The specific challenge addressed by this topic is to enable SMEs in traditional and new sectors, collaborative economy and creative sectors, cultural heritage and the social economy as well as collaborative public service creation to innovate and grow across traditional boundaries, through new business models and organisational change.The SME instrument consists of three phases, including a coaching and mentoring service for beneficiaries. Participants can apply to phase 1 or directly to phase 2.In phase 1, a feasibility study shall be developed in order to verify the technological/practical as well as economic viability of an innovation idea/concept with considerable novelty to the industry sector in which it is presented (new products, processes, design, services and technologies or new market applications of existing technologies). The activities could, for example, comprise risk assessment, market study, user involvement, Intellectual Property (IP) management[1],innovation strategy development, partner search, feasibility of concept and the like to establish a solid high-potential innovation project aligned to the enterprise strategy and with a European dimension. Bottlenecks in the ability to increase profitability of the enterprise through innovation shall be detected and analysed during phase 1 and addressed during phase 2 to increase the return in investment in innovation activities. The proposal should contain an initial business plan based on the proposed idea/concept. It should outline the specifications of a more elaborate business plan, which is to be the outcome of the project, and the criteria for success.Funding will be provided in the form of a lump sum of EUR 50.000. Projects should last around 6 months.In phase 2, innovation projects[2]will be supported that address the specific challenges identified and that demonstrate high potential in terms of company competitiveness and growth underpinned by a strategic business plan. Activities should focus on innovation activities such as demonstration, testing, prototyping, piloting, scaling-up, miniaturisation, design, market replication and the like aiming to bring an innovation idea (product, process, service etc.) to industrial readiness and maturity for market introduction, but may also include some research. For technological innovation, Technology Readiness Levels of 6 or above (or similar for non-technological innovations) are envisaged; please see part G of the General Annexes.Proposals shall be based on an elaborate business plan. Particular attention must be paid to IP protection and ownership; applicants will have to present convincing measures to ensure the possibility of commercial exploitation ('freedom to operate').Proposals shall contain a specification for the outcome of the project and criteria for success. They will include an explanation of how the results of the supported project are to be commercialised and of what kind of impact on the company is expected.The Commission considers that proposals requesting a contribution from the EU of between EUR 0.5 and 2.5 million[3]would allow phase 2 to be addressed appropriately. Nonetheless, this does not preclude submission and selection of proposals requesting other amounts (higher or lower). Projects should last between 12 and 24 months.Phase 3 of the SME Instrument aims to increase the economic impact of the funding provided by the SME Instrument phase 1&amp;2 grants and by the business coaching. Phase 3 is not subsequent to phase 1 and/or 2, but provides specific support to SME instrument beneficiaries during and after phase 1 or 2.All support under phase 3 of the SME instrument will be accessible through a single, dedicated entry point, which will serve as an information portal and a networking space.This platform will offer access to two main strands of services:In addition, phase 3 will create opportunities for partnering, networking and training, which are set out in the Dedicated Support Actions at the end of this call.SME instrument beneficiaries are also offered dedicated business innovation coaching and mentoring support. This service is facilitated by the Enterprise Europe Network and delivered by a dedicated coach through consultation and signposting to the beneficiaries. The coaches are recruited from a central database managed by the Commission and have all fulfilled stringent criteria with regards to business experience and competencies.Throughout the three phases of the instrument, the Network will complement the coaching support by providing access to its innovation and internationalisation service offering. This could include, for example, depending on the need of the SME, support in identifying growth potential, developing a growth plan and maximising it through internationalisation; strengthening the leadership and management skills of individuals in the senior management team and developing in-house coaching capacity; developing a marketing strategy or raising external finance.[1]This is not limited to the costs of acquiring and enforcing European or international IPR titles but could include auditing and risk management schemes to protect IP assets across planned supply and distribution chains and more generally IP valorisation plans to enhance return on investment and lever commercial investment into the relevant project.[2]In the case of SMEInst-05-2016-2017, research type activities in medical application and clinical validation, including support for clinical studies and trials, will be predominant and will necessitate reimbursement at 100%. The Technology Readiness Levels indication does not apply.[3]In the case of SMEInst-05-2016-2017, phase 2 proposals can request a contribution from the EU of between EUR 1 and 5 million.[4]In the case of SMEInst-05-2016-2017, the development of innovative solutions should lead to value creation through the increased use of cell-based products/processes, biomarkers and/or diagnostic medical devices in industrial or clinical settings, and should contribute to technical and regulatory progress in these domains."</text:p>
          </table:table-cell>
          <table:table-cell office:value-type="string" calcext:value-type="string">
            <text:p>"theme"</text:p>
          </table:table-cell>
          <table:table-cell table:number-columns-repeated="1022"/>
        </table:table-row>
        <table:table-row table:style-name="ro10">
          <table:table-cell office:value-type="string" calcext:value-type="string">
            <text:p>"To engage small and medium enterprises in innovation activities in the domain of security, especially those not traditionally involved in it, and reduce as much as possible the entry barriers to SMEs for Horizon 2020 funding.The actions under this topic should cover any aspect of the Specific Programme for "secure societies - protecting freedom and security of Europe and its citizens" (Horizon 2020 Framework programme and Specific programme):7.1. Fighting crime, illegal trafficking and terrorism, including understanding and tackling terrorist ideas and beliefs7.2. Protecting and improving the resilience of critical infrastructures, supply chains and transport modes7.3. Strengthening security through border management7.4. Improving cyber security - As from January 2017, actions addressing this aspect are encouraged to take into account the objectives of the Cybersecurity contractual Public-Private Partnership [1] and the corresponding Strategic Research and Innovation Agenda.7.5. Increasing Europe's resilience to crises and disasters7.6. Ensuring privacy and freedom, including in the Internet, and enhancing the societal legal and ethical understanding of all areas of security, risk and management7.7. Enhancing standardisation and interoperability of systems, including for emergency purposes7.8. Supporting the Union's external security policies, including through conflict prevention and peace-buildingThe SME instrument consists of three phases, including a coaching and mentoring service for beneficiaries. Participants can apply to phase 1 or directly to phase 2.In phase 1, a feasibility study shall be developed in order to verify the technological/practical as well as economic viability of an innovation idea/concept with considerable novelty to the industry sector in which it is presented (new products, processes, design, services and technologies or new market applications of existing technologies). The activities could, for example, comprise risk assessment, market study, user involvement, Intellectual Property (IP) management[2],innovation strategy development, partner search, feasibility of concept and the like to establish a solid high-potential innovation project aligned to the enterprise strategy and with a European dimension. Bottlenecks in the ability to increase profitability of the enterprise through innovation shall be detected and analysed during phase 1 and addressed during phase 2 to increase the return in investment in innovation activities. The proposal should contain an initial business plan based on the proposed idea/concept. It should outline the specifications of a more elaborate business plan, which is to be the outcome of the project, and the criteria for success.Funding will be provided in the form of a lump sum of EUR 50.000. Projects should last around 6 months.In phase 2, innovation projects[3]will be supported that address the specific challenges identified and that demonstrate high potential in terms of company competitiveness and growth underpinned by a strategic business plan. Activities should focus on innovation activities such as demonstration, testing, prototyping, piloting, scaling-up, miniaturisation, design, market replication and the like aiming to bring an innovation idea (product, process, service etc.) to industrial readiness and maturity for market introduction, but may also include some research. For technological innovation, Technology Readiness Levels of 6 or above (or similar for non-technological innovations) are envisaged; please see part G of the General Annexes.Proposals shall be based on an elaborate business plan. Particular attention must be paid to IP protection and ownership; applicants will have to present convincing measures to ensure the possibility of commercial exploitation ('freedom to operate').Proposals shall contain a specification for the outcome of the project and criteria for success. They will include an explanation of how the results of the supported project are to be commercialised and of what kind of impact on the company is expected.The Commission considers that proposals requesting a contribution from the EU of between EUR 0.5 and 2.5 million[4]would allow phase 2 to be addressed appropriately. Nonetheless, this does not preclude submission and selection of proposals requesting other amounts (higher or lower). Projects should last between 12 and 24 months.Phase 3 of the SME Instrument aims to increase the economic impact of the funding provided by the SME Instrument phase 1&amp;2 grants and by the business coaching. Phase 3 is not subsequent to phase 1 and/or 2, but provides specific support to SME instrument beneficiaries during and after phase 1 or 2.All support under phase 3 of the SME instrument will be accessible through a single, dedicated entry point, which will serve as an information portal and a networking space.This platform will offer access to two main strands of services:In addition, phase 3 will create opportunities for partnering, networking and training, which are set out in the Dedicated Support Actions at the end of this call.SME instrument beneficiaries are also offered dedicated business innovation coaching and mentoring support. This service is facilitated by the Enterprise Europe Network and delivered by a dedicated coach through consultation and signposting to the beneficiaries. The coaches are recruited from a central database managed by the Commission and have all fulfilled stringent criteria with regards to business experience and competencies.Throughout the three phases of the instrument, the Network will complement the coaching support by providing access to its innovation and internationalisation service offering. This could include, for example, depending on the need of the SME, support in identifying growth potential, developing a growth plan and maximising it through internationalisation; strengthening the leadership and management skills of individuals in the senior management team and developing in-house coaching capacity; developing a marketing strategy or raising external finance.[1]https://ec.europa.eu/digital-single-market/en/cybersecurity-industry[2]This is not limited to the costs of acquiring and enforcing European or international IPR titles but could include auditing and risk management schemes to protect IP assets across planned supply and distribution chains and more generally IP valorisation plans to enhance return on investment and lever commercial investment into the relevant project.[3]In the case of SMEInst-05-2016-2017, research type activities in medical application and clinical validation, including support for clinical studies and trials, will be predominant and will necessitate reimbursement at 100%. The Technology Readiness Levels indication does not apply.[4]In the case of SMEInst-05-2016-2017, phase 2 proposals can request a contribution from the EU of between EUR 1 and 5 million.[5]In the case of SMEInst-05-2016-2017, the development of innovative solutions should lead to value creation through the increased use of cell-based products/processes, biomarkers and/or diagnostic medical devices in industrial or clinical settings, and should contribute to technical and regulatory progress in these domains."</text:p>
          </table:table-cell>
          <table:table-cell office:value-type="string" calcext:value-type="string">
            <text:p>"theme"</text:p>
          </table:table-cell>
          <table:table-cell table:number-columns-repeated="1022"/>
        </table:table-row>
        <table:table-row table:style-name="ro10">
          <table:table-cell office:value-type="string" calcext:value-type="string">
            <text:p>"To engage small and medium enterprises in innovation activities in the domain of security, especially those not traditionally involved in it, and reduce as much as possible the entry barriers to SMEs for Horizon 2020 funding.The actions under this topic should cover any aspect of the Specific Programme for "secure societies - protecting freedom and security of Europe and its citizens" (Horizon 2020 Framework programme and Specific programme):7.1. Fighting crime, illegal trafficking and terrorism, including understanding and tackling terrorist ideas and beliefs7.2. Protecting and improving the resilience of critical infrastructures, supply chains and transport modes7.3. Strengthening security through border management7.4. Improving cyber security - As from January 2017, actions addressing this aspect are encouraged to take into account the objectives of the Cybersecurity contractual Public-Private Partnership [1] and the corresponding Strategic Research and Innovation Agenda.7.5. Increasing Europe's resilience to crises and disasters7.6. Ensuring privacy and freedom, including in the Internet, and enhancing the societal legal and ethical understanding of all areas of security, risk and management7.7. Enhancing standardisation and interoperability of systems, including for emergency purposes7.8. Supporting the Union's external security policies, including through conflict prevention and peace-buildingThe SME instrument consists of three phases, including a coaching and mentoring service for beneficiaries. Participants can apply to phase 1 or directly to phase 2.In phase 1, a feasibility study shall be developed in order to verify the technological/practical as well as economic viability of an innovation idea/concept with considerable novelty to the industry sector in which it is presented (new products, processes, design, services and technologies or new market applications of existing technologies). The activities could, for example, comprise risk assessment, market study, user involvement, Intellectual Property (IP) management[2],innovation strategy development, partner search, feasibility of concept and the like to establish a solid high-potential innovation project aligned to the enterprise strategy and with a European dimension. Bottlenecks in the ability to increase profitability of the enterprise through innovation shall be detected and analysed during phase 1 and addressed during phase 2 to increase the return in investment in innovation activities. The proposal should contain an initial business plan based on the proposed idea/concept. It should outline the specifications of a more elaborate business plan, which is to be the outcome of the project, and the criteria for success.Funding will be provided in the form of a lump sum of EUR 50.000. Projects should last around 6 months.In phase 2, innovation projects[3]will be supported that address the specific challenges identified and that demonstrate high potential in terms of company competitiveness and growth underpinned by a strategic business plan. Activities should focus on innovation activities such as demonstration, testing, prototyping, piloting, scaling-up, miniaturisation, design, market replication and the like aiming to bring an innovation idea (product, process, service etc.) to industrial readiness and maturity for market introduction, but may also include some research. For technological innovation, Technology Readiness Levels of 6 or above (or similar for non-technological innovations) are envisaged; please see part G of the General Annexes.Proposals shall be based on an elaborate business plan. Particular attention must be paid to IP protection and ownership; applicants will have to present convincing measures to ensure the possibility of commercial exploitation ('freedom to operate').Proposals shall contain a specification for the outcome of the project and criteria for success. They will include an explanation of how the results of the supported project are to be commercialised and of what kind of impact on the company is expected.The Commission considers that proposals requesting a contribution from the EU of between EUR 0.5 and 2.5 million[4]would allow phase 2 to be addressed appropriately. Nonetheless, this does not preclude submission and selection of proposals requesting other amounts (higher or lower). Projects should last between 12 and 24 months.Phase 3 of the SME Instrument aims to increase the economic impact of the funding provided by the SME Instrument phase 1&amp;2 grants and by the business coaching. Phase 3 is not subsequent to phase 1 and/or 2, but provides specific support to SME instrument beneficiaries during and after phase 1 or 2.All support under phase 3 of the SME instrument will be accessible through a single, dedicated entry point, which will serve as an information portal and a networking space.This platform will offer access to two main strands of services:In addition, phase 3 will create opportunities for partnering, networking and training, which are set out in the Dedicated Support Actions at the end of this call.SME instrument beneficiaries are also offered dedicated business innovation coaching and mentoring support. This service is facilitated by the Enterprise Europe Network and delivered by a dedicated coach through consultation and signposting to the beneficiaries. The coaches are recruited from a central database managed by the Commission and have all fulfilled stringent criteria with regards to business experience and competencies.Throughout the three phases of the instrument, the Network will complement the coaching support by providing access to its innovation and internationalisation service offering. This could include, for example, depending on the need of the SME, support in identifying growth potential, developing a growth plan and maximising it through internationalisation; strengthening the leadership and management skills of individuals in the senior management team and developing in-house coaching capacity; developing a marketing strategy or raising external finance.[1]https://ec.europa.eu/digital-single-market/en/cybersecurity-industry[2]This is not limited to the costs of acquiring and enforcing European or international IPR titles but could include auditing and risk management schemes to protect IP assets across planned supply and distribution chains and more generally IP valorisation plans to enhance return on investment and lever commercial investment into the relevant project.[3]In the case of SMEInst-05-2016-2017, research type activities in medical application and clinical validation, including support for clinical studies and trials, will be predominant and will necessitate reimbursement at 100%. The Technology Readiness Levels indication does not apply.[4]In the case of SMEInst-05-2016-2017, phase 2 proposals can request a contribution from the EU of between EUR 1 and 5 million.[5]In the case of SMEInst-05-2016-2017, the development of innovative solutions should lead to value creation through the increased use of cell-based products/processes, biomarkers and/or diagnostic medical devices in industrial or clinical settings, and should contribute to technical and regulatory progress in these domains."</text:p>
          </table:table-cell>
          <table:table-cell office:value-type="string" calcext:value-type="string">
            <text:p>"theme"</text:p>
          </table:table-cell>
          <table:table-cell table:number-columns-repeated="1022"/>
        </table:table-row>
        <table:table-row table:style-name="ro10">
          <table:table-cell office:value-type="string" calcext:value-type="string">
            <text:p>"SYNERGIES AND COMPLEMENTARITIES WITH EXISTING INITIATIVES The Union is fully engaged in this field. A KIC would contribute to address Horizon 2020 societal challenge "Food security, sustainable agriculture and forestry, marine and maritime and inland water research and the bio-economy". It would, in particular, co-operate with the proposed European Innovation Partnership (EIP) "Agricultural Productivity and Sustainability". Whilst the latter will put emphasis on building bridges between cutting-edge research and practical innovation, a KIC would in particular create complementarity in educating key actors, such as entrepreneurs and consumers. Coordination is also needed, with the Joint Programming Initiative "Agriculture, Food Security and Climate Change", which will pool national research efforts to integrate adaptation, mitigation and food security in the agriculture, forestry and land use sectors. The European Maritime and Fisheries Fund will promote environmental and social sustainability of fisheries and aquaculture, thus highlighting the need for technical developments coupled with new entrepreneurial skills in these fields, in line with the evolution of consumers' behaviour, providing possibilities for synergies. Likewise, coordination will also be possible with the recently launched JPI "Healthy Food for a Healthy Life" and "Connecting Climate Research in Europe", and with European Technology Platforms in relating areas (in particular, the Food for Life Platform) or numerous projects under the Seventh Framework Programme. Similarly, it would build on eco-innovation market replication projects, under the CIP (Competitiveness and Innovation Programme), where food and drink has been one of the priority areas. Such experience will continue with Horizon 2020 namely in the context of the Climate action, environment, resource efficiency and raw materials societal challenge. A KIC in this area would be complementary to these activities since it would focus on transdisciplinary activities within the knowledge triangle with a strong focus on innovative products and services and entrepreneurial education as well as on consumer issues. CONCLUSION A KIC which focuses on the food supply chain is most suited to address the challenges outlined above. It also meets the criteria put forward for the selection of KIC themes: — It addresses a major economic and societal relevant challenge (the need to ensure a resilient and sustainable food system while meeting the increasing food demand within the constraints of available land, protecting the natural environment and safeguarding human health), and contributes to the delivery of the Europe 2020 agenda and its objectives on climate and energy, employment, innovation and education. — This KIC focus is aligned with priorities defined in Horizon 2020 and complementary with other Union activities in the food sector, in particular with the EIP "Agricultural Productivity and Sustainability". — It is able to mobilise investment and long-term commitment from the businesses sector and offers possibilities for various emerging products and services – namely, in the deployment of new and innovative technologies, processes and knowledge to increase sustainable food production, processing, packaging and distribution, to reduce waste and promote better nutrition and a healthier population. — It creates sustainable and systemic impact, measured in terms of new educated entrepreneurial people, new technologies and new business. It will foster new technological developments and more efficient and sustainable production systems. — It aims at overcoming the high level of fragmentation of the whole food supply chain; favouring traceability; and will bring together a critical mass of excellent research, innovation, education and training stakeholders along the whole chain. — It thus requires transdisciplinary work involving different areas of knowledge, such as agronomy, ecology, biology, chemistry, nutrition, and socio-economy. — It will address the European paradox, since it will find new innovative approaches to ensure a more sustainable and efficient supply chain and to improve food security. The global food supply chain is facing a complex set of challenges. On the demand side, the situation is characterised by an increasing world population, by an increasing standard of living (especially in the emerging countries) creating demand for a more varied, high-quality diet requiring additional food production. As a result the UN has predicted that food demand will rise by around 70 % by 2050 ( 1 - Food and Agriculture Organisation of the United Nations (FAO). 2009. Global agriculture towards 2050. ). At the same time, the fast expansion of the bioenergy sector further accentuates the demand for by-products derived from the food production process. On the supply side, global climate change will aggravate pressures on food production and food supply. In addition, a number of food production systems in the world are unsustainable. Without change, the global food system will continue to degrade the environment and compromise the world's capacity to produce food in the future. These problems in particular have to be seen in connection with consumers' attitudes, concerns and behaviours, as production is driven by consumers and markets. During the last two decades the complexity of food consumption has increased dramatically. Consumers demand affordable, diversified, high quality and convenient food products responding to their tastes and needs. Concerns regarding various issues, ranging from food safety and environmental protection to ethical considerations, such as fair trading practices or animal welfare, are continuously increasing and result in growing demands by consumer groups for political action. Finally, food consumption habits (including food wastage) can have strong impacts on consumer health and well-being, as well as on primary production and on the environment. Horizon 2020 addresses this complexity and defines the challenges relating to this sector: "The challenge is to secure supplies of safe and high quality food and bio-based products and to ensure sustainable management of biological resources, contributing to both rural and coastal development and to competitiveness of the European biobased industries, while preserving terrestrial and marine eco-systems, reducing fossil-dependency, mitigating and adapting to climate change and promoting zero-waste and resource efficiency." RELEVANCE AND IMPACT A KIC on a sustainable supply chain will help meeting Horizon 2020 priorities, namely those defined in the context of the societal challenge "Food security, sustainable agriculture and forestry, marine and maritime and inland water research and the bio-economy". This thematic field is in addition highly relevant in terms of economic and societal impact. Questions of food safety and security have a bearing on nearly all sectors of our economy and society, and very often call for regulatory action. The food industry is the largest manufacturing sector in Europe and plays an essential role in Europe's wider economic development. Despite its relevant role, the competitiveness of the European food and drink industry is being challenged. Over the last decade, Europe's share of the global market has declined from 25 % to 21 % in the face of competition from emerging economies, such as China, India and Brazil. Increasingly unable to compete on cost alone, the European food industry needs to be able to add value by creating healthier, more sustainable and resource-efficient products if it is to reverse this decline. Action is needed to ensure a climate resilient and sustainable global food system while meeting the increasing food demand within the constraints of available land and declining fish stocks, protecting the natural environment and safeguarding human health. A KIC in this area will focus on the food supply chain. This focus lends itself particularly well to the holistic approach of a KIC. It comprises resource input in the very beginning of the chain (fertilisers, etc.), food production, processing, packaging and distribution; and it ends with the consumers which might be a specific priority of a KIC (reduction of food waste, healthy nutrition, etc.). The objective is to ensure a more efficient and effective food supply chain system, while improving the sustainability and traceability in all parts of this chain. Addressing the food supply chain via a KIC will thus give the possibility to address not only some of the major economic and societal relevant challenges Europe is facing, but also to mobilise investment and long-term commitment from the business sector – namely, in the deployment of new and innovative technologies, processes and knowledge to increase sustainable food production, processing, packaging and distribution, to reduce waste and promote better nutrition. Through its integrative approach, a KIC in this area will be able to influence the industry approach to focus more on consumer-driven innovation, thereby benefiting consumer health and quality of life. This will go along with the potential of new business models and market strategies that focus on consumers' needs and trends and build upon enhanced awareness of the food chain, which can have potential to get innovations and technological possibilities in line with consumer interests and thus create new business opportunities. A KIC in this area will be very important to overcome the high level of fragmentation of the whole food supply chain. It will blend a critical mass of excellent research, innovation, education and training stakeholders along the whole chain. All elements of the chain (primary sector, food production, food processors, retailers, food service channels and – not least – the consumer) are inextricably linked to each other for the conception of future innovations. A KIC will provide the necessary systemic and transdiciplinary approach to tackle these issues. The major added value of a KIC in this area will be its role in addressing the current shortage of skills and human resources. Currently, probably as many as half of the European food and beverage manufacturing industries are facing a shortage in scientific and skilled personnel. This is a barrier to innovation in this sector. By integrating education with the other sectors of the knowledge triangle, a KIC will address this issue. It will at the same time offer the opportunity to stimulate new educated entrepreneurial people, capable of developing new innovative technologies and business. This focus on entrepreneurship would be particularly relevant in the food sector, which is characterised by a high number of SMEs. The major risks associated to the success of a KIC under this theme are mainly related to the necessary accompanying innovation framework conditions, which KICs are not directly addressing. For increasing sustainability throughout the food supply chain, some changes in regulation may be needed in order, for example, to internalise food production costs. Therefore, the KICs need to liaise with ongoing Union and national innovation and policy activities on these matters (see next section). "</text:p>
          </table:table-cell>
          <table:table-cell office:value-type="string" calcext:value-type="string">
            <text:p>"theme"</text:p>
          </table:table-cell>
          <table:table-cell table:number-columns-repeated="1022"/>
        </table:table-row>
        <table:table-row table:style-name="ro10">
          <table:table-cell office:value-type="string" calcext:value-type="string">
            <text:p>"SYNERGIES AND COMPLEMENTARITIES WITH EXISTING INITIATIVES A KIC as described above would be complementary to a number of other Union initiatives, as well as at the level of Member States and industry associations. In addition to the already mentioned ETP "Manufuture", it could also establish links with the ETPs on Smart Systems Integration and the Joint Technology Initiative (JTI) on Embedded Computing Systems. The Public Private Partnership (PPP) on Factories of the Future and others potentially to be launched under Horizon 2020 within this thematic area as well as a number of Framework Programmes (FP) projects would also be natural co-operation partners. The KIC would take into account the research priorities and action plans defined in the framework of the ETPs and the research work carried out so far by the JTI, PPP and FP projects in this area. Similarly, it would build on eco-innovation market replication projects, under the Competitiveness and Innovation Programme (CIP), where experience in the area of more sustainable manufacturing has been developed. Such experience will continue with Horizon 2020 namely in the context of the Climate action, environment, resource efficiency and raw materials societal challenges. Synergies may also be considered with the Environmental Technologies Verification (ETV) pilot programme, which aims at promoting high value environmental technologies by providing a third-party validation of their performance. An added-value manufacturing KIC could be also a connection point for synergy effects with the European Technology Research Council, which the High-Level Group on Key Enabling Technologies recommends for promoting excellence in technological research and innovation. A KIC in this area would be complementary to these activities since it would focus on transdisciplinary activities within the knowledge triangle with a strong focus on entrepreneurial education. CONCLUSION A KIC which focuses on the integration of all stakeholders concerned with manufacturing and which puts a strong focus on re-shaping the education agenda in this field would be well-suited to address the challenges outlined above. It also meets the criteria put forward for the selection of KIC themes in the SIA: — It addresses a major economic and societal relevant challenge Europe is facing (to increase the competitiveness of the Member States on the global market and contribute to the development of a more sustainable and environmentally-friendly manufacturing process), and contributes to the delivery of the Europe 2020 agenda of smart and sustainable growth. — This KIC focus is aligned with the priorities defined in Horizon 2020 and complementary with other Union activities in the area. — It can build on a solid industrial sector which will be attracted by a KIC. — It offers possibilities for various emerging products, services and business models, and – above all – it will be well- suited to address the urgent need for qualified people in this sector. — It takes a systemic approach and thus requires transdisciplinary work and the development of new education across the boundaries of disciplines. — It will bring together a critical mass of excellent research, innovation, education and training stakeholders along the value chain, which would otherwise not unite. — It will address the European paradox, since it will capitalise on the Union's strong research base and find new innovative approaches to ensure a more competitive, sustainable and resource-efficient manufacturing sector. One of the major challenges defined in the European Innovation Agenda and which also has to be addressed within the framework of Horizon 2020, is the competitiveness of Union Member States on the global market. One of the sectors where the problem is particularly urgent is manufacturing. Manufacturing in European countries is under considerable strain: increased competition from other developed economies, low cost production in developing countries, and scarcity of raw materials are putting pressure on the European manufacturing companies. Parallel to this, there are further factors driving change in the manufacturing sector: new market and societal needs, rapid advances in science and technology, environmental and sustainability requirements. One possible answer to address these challenges is the development of a "high value (or added-value) manufacturing" industry. This concept defines an integrated system including the whole cycle of production, distribution and end-of- life treatment of goods and products/services applying a customer/user driven innovation system. Rather than competing primarily on cost, added value manufacturers deliver value by delivering product/service innovation, establishing process excellence, achieving high brand recognition and/or contributing to a sustainable society. The manufacturing sector is of considerable economic, social and environmental significance. In 2010 the manufacturing sector accounted for 15,4 % of the Union's GDP and over 33 million jobs. This figure increases to 37 % if power generation, construction, and associated business services are included. At the same time, manufacturing also contributed to about 25 % of the waste, 23 % of greenhouse gases and 26 % of NOx generated in Europe. Bearing this in mind, it is quite clear that the overall objectives in the field of manufacturing must be increased competitiveness of Europe within the global market as well as the development of more sustainable and environment- friendly manufacturing processes. RELEVANCE AND IMPACT A KIC on added-value manufacturing will help meeting Horizon 2020 priorities in terms of advanced manufacturing and processing, and its specific objective of "transforming today's industrial forms of production towards more knowledge intensive, sustainable, low-emission, trans-sectoral manufacturing and processing technologies, to realise innovative products, processes and services". It will be able to mobilise investment and long-term commitment from the business sector, and to expand and create new markets. It could have in particular a function in supporting the actions defined in the Strategic Research Agenda of the European Technology Platform (ETP) "Manufuture": — Eco-design — Development of added-value products and services; — Development of new business models; — Development of advanced manufacturing engineering processes; — New emerging manufacturing sciences and technologies; — Transformation of existing research and education infrastructures to support world-class manufacturing. Whilst supporting the development of new products, services, business models and manufacturing processes, emphasis should be put on sustainability and eco-innovation, with the reduction of resource and energy inefficiencies, maximising positive environmental impacts, but also contributing to strengthening positive economic and social impacts. Concretely, such clean approach will imply energy and material efficient processes and machinery, the use of renewable power sources, and/or the employment of smart energy management, leading thus to significant reductions of waste and emissions. By contributing to the development and deployment of more sustainable, resource-efficient and competitive manufacturing, a KIC would be able to trigger industry and consumers behavioural change and to create systemic impact. A KIC on added-value manufacturing could also have a very important role and impact at regional level: Fostering the creation of interconnected regional clusters with local transfers and collaboration, developing competences in high- end manufacturing technologies, and developing excellence in manufacturing technologies would be the key missions of a KIC at regional level. In this connection, specific attention could be given to those regions more affected by declining manufacturing capacity as well as to SMEs. One of the major challenges for reaching the above aims is the availability of a highly qualified workforce which is sufficient in quality as well as in numbers. A KIC would therefore have a very important role to play in re-shaping the education landscape in this field. By creating closer links between skills demanders and education providers, a KIC would promote joint post-graduate degrees, post-graduate professional training and industrial "real-life" courses. Capacity-building will be also a central element of a KIC in added-value manufacturing. This concerns not only the supply of high qualified work force, but also the possibility of establishing the KIC as a forum for interaction and promotion of cross-disciplinary skills and competences, particularly for the combination of multiple key enabling technologies as proposed by the High-Level Group on Key Enabling Technologies (KETs) (http://ec.europa.eu/enterprise/sectors/ict/files/kets/hlg_report_final_en.pdf). A KIC on this area will have the potential to bring together different actors and stakeholders in this very transdisciplinary sector, including key upstream and downstream parts of the value chain. This includes processing industries (e.g. steel or chemicals) which are immediately linked with the value chain for added-value manufacturing. "</text:p>
          </table:table-cell>
          <table:table-cell office:value-type="string" calcext:value-type="string">
            <text:p>"theme"</text:p>
          </table:table-cell>
          <table:table-cell table:number-columns-repeated="1022"/>
        </table:table-row>
        <table:table-row table:style-name="ro10">
          <table:table-cell office:value-type="string" calcext:value-type="string">
            <text:p>"The integration and use of renewable energy in buildings for heat and power generation still encounter unsolved technological problems linked to the security and reliability of energy supply and related costs. Partly, it is due to unpredictable fluctuation of some renewable energy sources, such as solar or wind. The difficulty is even greater in cases where a 100% security of energy supply is essential such as for hospitals and especially when several renewable energy sources are used.This inducement prize will reward a hospital that has an innovative and within its premises perfectly integrated combined heat and power (CHP) installation. This installation has to use at least three different European renewable energy technologies, include energy storage component(s) and be able to provide 100% of hospital's annual needs for energy consumption. In this context any renewable energy source is allowed.The prize will induce innovative renewable energy solutions integrating several technologies into one energy system. Installing such kind of integrated equipment in the ecosystem of a hospital would not only ensure the security of its energy supply, but would also raise public awareness on renewable energy. Moreover, the prize aims to mobilise and enhance private and public investments for replication of similar solutions in Europe and worldwide.The specific rules of contest will be published in 2016 by the European Commission which will directly launch and manage the contest and award the prize based on the judgement of independent experts.Indicative prize amount: EUR 1 million.The prize winner will be the entrant (a hospital) that has installed and operated in its premises a new combined heat and power system integrating at least three different renewable energy technologies and with an innovative energy storage component. The proposed energy system solution shall be adaptable and replicable to other sites. Clear energy security and economic benefits shall be proven to assure these replications.The prize will accelerate the introduction of renewable energy sources at larger scale. It will also encourage new venues for installing flexible and reliable CHP units from different renewable energy sources with zero carbon footprint. The contest gives as well a good opportunity to local small and medium-sized enterprises to demonstrate their expertise and know-how.This activity directly aimed at supporting pilot activities is excluded from the delegation to INEA and will be implemented by the Commission services."</text:p>
          </table:table-cell>
          <table:table-cell office:value-type="string" calcext:value-type="string">
            <text:p>"theme"</text:p>
          </table:table-cell>
          <table:table-cell table:number-columns-repeated="1022"/>
        </table:table-row>
        <table:table-row table:style-name="ro10" table:number-rows-repeated="1048040">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loext:min-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7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19T17:29:09.207480013</dc:date>
    <dc:creator>innopolis </dc:creator>
    <meta:editing-duration>PT6M17S</meta:editing-duration>
    <meta:editing-cycles>1</meta:editing-cycles>
    <meta:document-statistic meta:table-count="1" meta:cell-count="1070" meta:object-count="0"/>
    <meta:generator>LibreOffice/5.0.3.2$Linux_X86_64 LibreOffice_project/00m0$Build-2</meta:generator>
  </office:meta>
</office:document-meta>
</file>